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2.8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09"/>
    <style:style style:name="ce3" style:family="table-cell" style:parent-style-name="Default" style:data-style-name="N113"/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Hoja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1" table:default-cell-style-name="Default"/>
        <table:table-row table:style-name="ro1">
          <table:table-cell office:value-type="string">
            <text:p>seed</text:p>
          </table:table-cell>
          <table:table-cell office:value-type="string">
            <text:p>rows</text:p>
          </table:table-cell>
          <table:table-cell office:value-type="string">
            <text:p>cols</text:p>
          </table:table-cell>
          <table:table-cell office:value-type="string">
            <text:p>maxBorderDist</text:p>
          </table:table-cell>
          <table:table-cell office:value-type="string">
            <text:p>seconds</text:p>
          </table:table-cell>
          <table:table-cell office:value-type="string">
            <text:p>miliSecs</text:p>
          </table:table-cell>
          <table:table-cell table:style-name="ce3" office:value-type="string">
            <text:p>miliseconds/n</text:p>
          </table:table-cell>
          <table:table-cell table:style-name="ce3" office:value-type="string">
            <text:p>miliseconds/n^2</text:p>
          </table:table-cell>
          <table:table-cell office:value-type="string">
            <text:p>miliseconds/n^3</text:p>
          </table:table-cell>
          <table:table-cell>
            <draw:frame table:end-cell-address="Hoja2.R24" table:end-x="1.154cm" table:end-y="0.358cm" draw:z-index="0" draw:style-name="gr1" svg:width="18.985cm" svg:height="10.388cm" svg:x="0.233cm" svg:y="0.356cm">
              <draw:object draw:notify-on-update-of-ranges="Hoja2.C1:Hoja2.C501 Hoja2.F1:Hoja2.F5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52117793">
            <text:p>155211779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.000000000</text:p>
          </table:table-cell>
          <table:table-cell office:value-type="float" office:value="0.00002890625">
            <text:p>0.000028906</text:p>
          </table:table-cell>
          <table:table-cell table:formula="oooc:=[.E2]*1000" office:value-type="float" office:value="0.02890625">
            <text:p>0.029</text:p>
          </table:table-cell>
          <table:table-cell table:formula="oooc:=[.F2]/[.C2]" office:value-type="float" office:value="0.02890625">
            <text:p>0.03</text:p>
          </table:table-cell>
          <table:table-cell table:style-name="ce2" table:formula="oooc:=[.G2]/[.C2]" office:value-type="float" office:value="0.02890625">
            <text:p>0.029</text:p>
          </table:table-cell>
          <table:table-cell table:formula="oooc:=[.H2]/[.C2]" office:value-type="float" office:value="0.02890625">
            <text:p>0.0289063</text:p>
          </table:table-cell>
          <table:table-cell/>
        </table:table-row>
        <table:table-row table:style-name="ro1">
          <table:table-cell office:value-type="float" office:value="2142312405">
            <text:p>2142312405</text:p>
          </table:table-cell>
          <table:table-cell table:number-columns-repeated="2" office:value-type="float" office:value="2">
            <text:p>2</text:p>
          </table:table-cell>
          <table:table-cell office:value-type="float" office:value="-0.499999999999986">
            <text:p>-0.500000000</text:p>
          </table:table-cell>
          <table:table-cell office:value-type="float" office:value="0.00003375">
            <text:p>0.000033750</text:p>
          </table:table-cell>
          <table:table-cell table:formula="oooc:=[.E3]*1000" office:value-type="float" office:value="0.03375">
            <text:p>0.034</text:p>
          </table:table-cell>
          <table:table-cell table:formula="oooc:=[.F3]/[.C3]" office:value-type="float" office:value="0.016875">
            <text:p>0.02</text:p>
          </table:table-cell>
          <table:table-cell table:style-name="ce2" table:formula="oooc:=[.G3]/[.C3]" office:value-type="float" office:value="0.0084375">
            <text:p>0.008</text:p>
          </table:table-cell>
          <table:table-cell table:formula="oooc:=[.H3]/[.C3]" office:value-type="float" office:value="0.00421875">
            <text:p>0.0042188</text:p>
          </table:table-cell>
          <table:table-cell/>
        </table:table-row>
        <table:table-row table:style-name="ro1">
          <table:table-cell office:value-type="float" office:value="1949933598">
            <text:p>1949933598</text:p>
          </table:table-cell>
          <table:table-cell table:number-columns-repeated="2" office:value-type="float" office:value="3">
            <text:p>3</text:p>
          </table:table-cell>
          <table:table-cell office:value-type="float" office:value="-0.3333333333333">
            <text:p>-0.333333333</text:p>
          </table:table-cell>
          <table:table-cell office:value-type="float" office:value="0.0000393753937539375">
            <text:p>0.000039375</text:p>
          </table:table-cell>
          <table:table-cell table:formula="oooc:=[.E4]*1000" office:value-type="float" office:value="0.0393753937539375">
            <text:p>0.039</text:p>
          </table:table-cell>
          <table:table-cell table:formula="oooc:=[.F4]/[.C4]" office:value-type="float" office:value="0.0131251312513125">
            <text:p>0.01</text:p>
          </table:table-cell>
          <table:table-cell table:style-name="ce2" table:formula="oooc:=[.G4]/[.C4]" office:value-type="float" office:value="0.0043750437504375">
            <text:p>0.004</text:p>
          </table:table-cell>
          <table:table-cell table:formula="oooc:=[.H4]/[.C4]" office:value-type="float" office:value="0.0014583479168125">
            <text:p>0.0014583</text:p>
          </table:table-cell>
          <table:table-cell/>
        </table:table-row>
        <table:table-row table:style-name="ro1">
          <table:table-cell office:value-type="float" office:value="999821457">
            <text:p>999821457</text:p>
          </table:table-cell>
          <table:table-cell table:number-columns-repeated="2" office:value-type="float" office:value="4">
            <text:p>4</text:p>
          </table:table-cell>
          <table:table-cell office:value-type="float" office:value="-0.249999999999957">
            <text:p>-0.250000000</text:p>
          </table:table-cell>
          <table:table-cell office:value-type="float" office:value="0.0000475">
            <text:p>0.000047500</text:p>
          </table:table-cell>
          <table:table-cell table:formula="oooc:=[.E5]*1000" office:value-type="float" office:value="0.0475">
            <text:p>0.048</text:p>
          </table:table-cell>
          <table:table-cell table:formula="oooc:=[.F5]/[.C5]" office:value-type="float" office:value="0.011875">
            <text:p>0.01</text:p>
          </table:table-cell>
          <table:table-cell table:style-name="ce2" table:formula="oooc:=[.G5]/[.C5]" office:value-type="float" office:value="0.00296875">
            <text:p>0.003</text:p>
          </table:table-cell>
          <table:table-cell table:formula="oooc:=[.H5]/[.C5]" office:value-type="float" office:value="0.0007421875">
            <text:p>0.0007422</text:p>
          </table:table-cell>
          <table:table-cell/>
        </table:table-row>
        <table:table-row table:style-name="ro1">
          <table:table-cell office:value-type="float" office:value="236992789">
            <text:p>236992789</text:p>
          </table:table-cell>
          <table:table-cell table:number-columns-repeated="2" office:value-type="float" office:value="5">
            <text:p>5</text:p>
          </table:table-cell>
          <table:table-cell office:value-type="float" office:value="-0.199999999999932">
            <text:p>-0.200000000</text:p>
          </table:table-cell>
          <table:table-cell office:value-type="float" office:value="0.0000546875">
            <text:p>0.000054688</text:p>
          </table:table-cell>
          <table:table-cell table:formula="oooc:=[.E6]*1000" office:value-type="float" office:value="0.0546875">
            <text:p>0.055</text:p>
          </table:table-cell>
          <table:table-cell table:formula="oooc:=[.F6]/[.C6]" office:value-type="float" office:value="0.0109375">
            <text:p>0.01</text:p>
          </table:table-cell>
          <table:table-cell table:style-name="ce2" table:formula="oooc:=[.G6]/[.C6]" office:value-type="float" office:value="0.0021875">
            <text:p>0.002</text:p>
          </table:table-cell>
          <table:table-cell table:formula="oooc:=[.H6]/[.C6]" office:value-type="float" office:value="0.0004375">
            <text:p>0.0004375</text:p>
          </table:table-cell>
          <table:table-cell/>
        </table:table-row>
        <table:table-row table:style-name="ro1">
          <table:table-cell office:value-type="float" office:value="840096165">
            <text:p>840096165</text:p>
          </table:table-cell>
          <table:table-cell table:number-columns-repeated="2" office:value-type="float" office:value="6">
            <text:p>6</text:p>
          </table:table-cell>
          <table:table-cell office:value-type="float" office:value="-0.1666666666666">
            <text:p>-0.166666667</text:p>
          </table:table-cell>
          <table:table-cell office:value-type="float" office:value="0.0000675189052934822">
            <text:p>0.000067519</text:p>
          </table:table-cell>
          <table:table-cell table:formula="oooc:=[.E7]*1000" office:value-type="float" office:value="0.0675189052934822">
            <text:p>0.068</text:p>
          </table:table-cell>
          <table:table-cell table:formula="oooc:=[.F7]/[.C7]" office:value-type="float" office:value="0.011253150882247">
            <text:p>0.01</text:p>
          </table:table-cell>
          <table:table-cell table:style-name="ce2" table:formula="oooc:=[.G7]/[.C7]" office:value-type="float" office:value="0.00187552514704117">
            <text:p>0.002</text:p>
          </table:table-cell>
          <table:table-cell table:formula="oooc:=[.H7]/[.C7]" office:value-type="float" office:value="0.000312587524506862">
            <text:p>0.0003126</text:p>
          </table:table-cell>
          <table:table-cell/>
        </table:table-row>
        <table:table-row table:style-name="ro1">
          <table:table-cell office:value-type="float" office:value="1689872841">
            <text:p>1689872841</text:p>
          </table:table-cell>
          <table:table-cell table:number-columns-repeated="2" office:value-type="float" office:value="7">
            <text:p>7</text:p>
          </table:table-cell>
          <table:table-cell office:value-type="float" office:value="-0.142857142857039">
            <text:p>-0.142857143</text:p>
          </table:table-cell>
          <table:table-cell office:value-type="float" office:value="0.000076593137254902">
            <text:p>0.000076593</text:p>
          </table:table-cell>
          <table:table-cell table:formula="oooc:=[.E8]*1000" office:value-type="float" office:value="0.076593137254902">
            <text:p>0.077</text:p>
          </table:table-cell>
          <table:table-cell table:formula="oooc:=[.F8]/[.C8]" office:value-type="float" office:value="0.0109418767507003">
            <text:p>0.01</text:p>
          </table:table-cell>
          <table:table-cell table:style-name="ce2" table:formula="oooc:=[.G8]/[.C8]" office:value-type="float" office:value="0.00156312525010004">
            <text:p>0.002</text:p>
          </table:table-cell>
          <table:table-cell table:formula="oooc:=[.H8]/[.C8]" office:value-type="float" office:value="0.000223303607157149">
            <text:p>0.0002233</text:p>
          </table:table-cell>
          <table:table-cell/>
        </table:table-row>
        <table:table-row table:style-name="ro1">
          <table:table-cell office:value-type="float" office:value="1877138763">
            <text:p>1877138763</text:p>
          </table:table-cell>
          <table:table-cell table:number-columns-repeated="2" office:value-type="float" office:value="8">
            <text:p>8</text:p>
          </table:table-cell>
          <table:table-cell office:value-type="float" office:value="-0.124999999999872">
            <text:p>-0.125000000</text:p>
          </table:table-cell>
          <table:table-cell office:value-type="float" office:value="0.000100032010243278">
            <text:p>0.000100032</text:p>
          </table:table-cell>
          <table:table-cell table:formula="oooc:=[.E9]*1000" office:value-type="float" office:value="0.100032010243278">
            <text:p>0.100</text:p>
          </table:table-cell>
          <table:table-cell table:formula="oooc:=[.F9]/[.C9]" office:value-type="float" office:value="0.0125040012804098">
            <text:p>0.01</text:p>
          </table:table-cell>
          <table:table-cell table:style-name="ce2" table:formula="oooc:=[.G9]/[.C9]" office:value-type="float" office:value="0.00156300016005122">
            <text:p>0.002</text:p>
          </table:table-cell>
          <table:table-cell table:formula="oooc:=[.H9]/[.C9]" office:value-type="float" office:value="0.000195375020006402">
            <text:p>0.0001954</text:p>
          </table:table-cell>
          <table:table-cell/>
        </table:table-row>
        <table:table-row table:style-name="ro1">
          <table:table-cell office:value-type="float" office:value="1022546555">
            <text:p>1022546555</text:p>
          </table:table-cell>
          <table:table-cell table:number-columns-repeated="2" office:value-type="float" office:value="9">
            <text:p>9</text:p>
          </table:table-cell>
          <table:table-cell office:value-type="float" office:value="-0.111111111111043">
            <text:p>-0.111111111</text:p>
          </table:table-cell>
          <table:table-cell office:value-type="float" office:value="0.00010129659643436">
            <text:p>0.000101297</text:p>
          </table:table-cell>
          <table:table-cell table:formula="oooc:=[.E10]*1000" office:value-type="float" office:value="0.10129659643436">
            <text:p>0.101</text:p>
          </table:table-cell>
          <table:table-cell table:formula="oooc:=[.F10]/[.C10]" office:value-type="float" office:value="0.0112551773815956">
            <text:p>0.01</text:p>
          </table:table-cell>
          <table:table-cell table:style-name="ce2" table:formula="oooc:=[.G10]/[.C10]" office:value-type="float" office:value="0.00125057526462173">
            <text:p>0.001</text:p>
          </table:table-cell>
          <table:table-cell table:formula="oooc:=[.H10]/[.C10]" office:value-type="float" office:value="0.000138952807180192">
            <text:p>0.0001390</text:p>
          </table:table-cell>
          <table:table-cell/>
        </table:table-row>
        <table:table-row table:style-name="ro1">
          <table:table-cell office:value-type="float" office:value="763981206">
            <text:p>763981206</text:p>
          </table:table-cell>
          <table:table-cell table:number-columns-repeated="2" office:value-type="float" office:value="10">
            <text:p>10</text:p>
          </table:table-cell>
          <table:table-cell office:value-type="float" office:value="-0.0999999999999659">
            <text:p>-0.100000000</text:p>
          </table:table-cell>
          <table:table-cell office:value-type="float" office:value="0.000125">
            <text:p>0.000125000</text:p>
          </table:table-cell>
          <table:table-cell table:formula="oooc:=[.E11]*1000" office:value-type="float" office:value="0.125">
            <text:p>0.125</text:p>
          </table:table-cell>
          <table:table-cell table:formula="oooc:=[.F11]/[.C11]" office:value-type="float" office:value="0.0125">
            <text:p>0.01</text:p>
          </table:table-cell>
          <table:table-cell table:style-name="ce2" table:formula="oooc:=[.G11]/[.C11]" office:value-type="float" office:value="0.00125">
            <text:p>0.001</text:p>
          </table:table-cell>
          <table:table-cell table:formula="oooc:=[.H11]/[.C11]" office:value-type="float" office:value="0.000125">
            <text:p>0.0001250</text:p>
          </table:table-cell>
          <table:table-cell/>
        </table:table-row>
        <table:table-row table:style-name="ro1">
          <table:table-cell office:value-type="float" office:value="1447979522">
            <text:p>1447979522</text:p>
          </table:table-cell>
          <table:table-cell table:number-columns-repeated="2" office:value-type="float" office:value="11">
            <text:p>11</text:p>
          </table:table-cell>
          <table:table-cell office:value-type="float" office:value="-0.0909090909089656">
            <text:p>-0.090909091</text:p>
          </table:table-cell>
          <table:table-cell office:value-type="float" office:value="0.000151331719128329">
            <text:p>0.000151332</text:p>
          </table:table-cell>
          <table:table-cell table:formula="oooc:=[.E12]*1000" office:value-type="float" office:value="0.151331719128329">
            <text:p>0.151</text:p>
          </table:table-cell>
          <table:table-cell table:formula="oooc:=[.F12]/[.C12]" office:value-type="float" office:value="0.0137574290116663">
            <text:p>0.01</text:p>
          </table:table-cell>
          <table:table-cell table:style-name="ce2" table:formula="oooc:=[.G12]/[.C12]" office:value-type="float" office:value="0.00125067536469693">
            <text:p>0.001</text:p>
          </table:table-cell>
          <table:table-cell table:formula="oooc:=[.H12]/[.C12]" office:value-type="float" office:value="0.000113697760426994">
            <text:p>0.0001137</text:p>
          </table:table-cell>
          <table:table-cell/>
        </table:table-row>
        <table:table-row table:style-name="ro1">
          <table:table-cell office:value-type="float" office:value="811108834">
            <text:p>811108834</text:p>
          </table:table-cell>
          <table:table-cell table:number-columns-repeated="2" office:value-type="float" office:value="12">
            <text:p>12</text:p>
          </table:table-cell>
          <table:table-cell office:value-type="float" office:value="-0.0833333333330728">
            <text:p>-0.083333333</text:p>
          </table:table-cell>
          <table:table-cell office:value-type="float" office:value="0.000180115273775216">
            <text:p>0.000180115</text:p>
          </table:table-cell>
          <table:table-cell table:formula="oooc:=[.E13]*1000" office:value-type="float" office:value="0.180115273775216">
            <text:p>0.180</text:p>
          </table:table-cell>
          <table:table-cell table:formula="oooc:=[.F13]/[.C13]" office:value-type="float" office:value="0.0150096061479347">
            <text:p>0.02</text:p>
          </table:table-cell>
          <table:table-cell table:style-name="ce2" table:formula="oooc:=[.G13]/[.C13]" office:value-type="float" office:value="0.00125080051232789">
            <text:p>0.001</text:p>
          </table:table-cell>
          <table:table-cell table:formula="oooc:=[.H13]/[.C13]" office:value-type="float" office:value="0.000104233376027324">
            <text:p>0.0001042</text:p>
          </table:table-cell>
          <table:table-cell/>
        </table:table-row>
        <table:table-row table:style-name="ro1">
          <table:table-cell office:value-type="float" office:value="103755964">
            <text:p>103755964</text:p>
          </table:table-cell>
          <table:table-cell table:number-columns-repeated="2" office:value-type="float" office:value="13">
            <text:p>13</text:p>
          </table:table-cell>
          <table:table-cell office:value-type="float" office:value="-0.0769230769222631">
            <text:p>-0.076923077</text:p>
          </table:table-cell>
          <table:table-cell office:value-type="float" office:value="0.000211505922165821">
            <text:p>0.000211506</text:p>
          </table:table-cell>
          <table:table-cell table:formula="oooc:=[.E14]*1000" office:value-type="float" office:value="0.211505922165821">
            <text:p>0.212</text:p>
          </table:table-cell>
          <table:table-cell table:formula="oooc:=[.F14]/[.C14]" office:value-type="float" office:value="0.0162696863204478">
            <text:p>0.02</text:p>
          </table:table-cell>
          <table:table-cell table:style-name="ce2" table:formula="oooc:=[.G14]/[.C14]" office:value-type="float" office:value="0.00125151433234214">
            <text:p>0.001</text:p>
          </table:table-cell>
          <table:table-cell table:formula="oooc:=[.H14]/[.C14]" office:value-type="float" office:value="0.0000962703332570874">
            <text:p>0.0000963</text:p>
          </table:table-cell>
          <table:table-cell/>
        </table:table-row>
        <table:table-row table:style-name="ro1">
          <table:table-cell office:value-type="float" office:value="239331479">
            <text:p>239331479</text:p>
          </table:table-cell>
          <table:table-cell table:number-columns-repeated="2" office:value-type="float" office:value="14">
            <text:p>14</text:p>
          </table:table-cell>
          <table:table-cell office:value-type="float" office:value="-0.071428571428271">
            <text:p>-0.071428571</text:p>
          </table:table-cell>
          <table:table-cell office:value-type="float" office:value="0.000245098039215686">
            <text:p>0.000245098</text:p>
          </table:table-cell>
          <table:table-cell table:formula="oooc:=[.E15]*1000" office:value-type="float" office:value="0.245098039215686">
            <text:p>0.245</text:p>
          </table:table-cell>
          <table:table-cell table:formula="oooc:=[.F15]/[.C15]" office:value-type="float" office:value="0.0175070028011204">
            <text:p>0.02</text:p>
          </table:table-cell>
          <table:table-cell table:style-name="ce2" table:formula="oooc:=[.G15]/[.C15]" office:value-type="float" office:value="0.00125050020008003">
            <text:p>0.001</text:p>
          </table:table-cell>
          <table:table-cell table:formula="oooc:=[.H15]/[.C15]" office:value-type="float" office:value="0.0000893214428628593">
            <text:p>0.0000893</text:p>
          </table:table-cell>
          <table:table-cell/>
        </table:table-row>
        <table:table-row table:style-name="ro1">
          <table:table-cell office:value-type="float" office:value="1383147119">
            <text:p>1383147119</text:p>
          </table:table-cell>
          <table:table-cell table:number-columns-repeated="2" office:value-type="float" office:value="15">
            <text:p>15</text:p>
          </table:table-cell>
          <table:table-cell office:value-type="float" office:value="-0.0666666666569995">
            <text:p>-0.066666667</text:p>
          </table:table-cell>
          <table:table-cell office:value-type="float" office:value="0.000316722972972973">
            <text:p>0.000316723</text:p>
          </table:table-cell>
          <table:table-cell table:formula="oooc:=[.E16]*1000" office:value-type="float" office:value="0.316722972972973">
            <text:p>0.317</text:p>
          </table:table-cell>
          <table:table-cell table:formula="oooc:=[.F16]/[.C16]" office:value-type="float" office:value="0.0211148648648649">
            <text:p>0.02</text:p>
          </table:table-cell>
          <table:table-cell table:style-name="ce2" table:formula="oooc:=[.G16]/[.C16]" office:value-type="float" office:value="0.00140765765765766">
            <text:p>0.001</text:p>
          </table:table-cell>
          <table:table-cell table:formula="oooc:=[.H16]/[.C16]" office:value-type="float" office:value="0.0000938438438438438">
            <text:p>0.0000938</text:p>
          </table:table-cell>
          <table:table-cell/>
        </table:table-row>
        <table:table-row table:style-name="ro1">
          <table:table-cell office:value-type="float" office:value="437766131">
            <text:p>437766131</text:p>
          </table:table-cell>
          <table:table-cell table:number-columns-repeated="2" office:value-type="float" office:value="16">
            <text:p>16</text:p>
          </table:table-cell>
          <table:table-cell office:value-type="float" office:value="-0.0624999999815898">
            <text:p>-0.062500000</text:p>
          </table:table-cell>
          <table:table-cell office:value-type="float" office:value="0.00032051282051282">
            <text:p>0.000320513</text:p>
          </table:table-cell>
          <table:table-cell table:formula="oooc:=[.E17]*1000" office:value-type="float" office:value="0.32051282051282">
            <text:p>0.321</text:p>
          </table:table-cell>
          <table:table-cell table:formula="oooc:=[.F17]/[.C17]" office:value-type="float" office:value="0.0200320512820512">
            <text:p>0.02</text:p>
          </table:table-cell>
          <table:table-cell table:style-name="ce2" table:formula="oooc:=[.G17]/[.C17]" office:value-type="float" office:value="0.0012520032051282">
            <text:p>0.001</text:p>
          </table:table-cell>
          <table:table-cell table:formula="oooc:=[.H17]/[.C17]" office:value-type="float" office:value="0.0000782502003205127">
            <text:p>0.0000783</text:p>
          </table:table-cell>
          <table:table-cell/>
        </table:table-row>
        <table:table-row table:style-name="ro1">
          <table:table-cell office:value-type="float" office:value="146089656">
            <text:p>146089656</text:p>
          </table:table-cell>
          <table:table-cell table:number-columns-repeated="2" office:value-type="float" office:value="17">
            <text:p>17</text:p>
          </table:table-cell>
          <table:table-cell office:value-type="float" office:value="-0.0588235294054442">
            <text:p>-0.058823529</text:p>
          </table:table-cell>
          <table:table-cell office:value-type="float" office:value="0.000361271676300578">
            <text:p>0.000361272</text:p>
          </table:table-cell>
          <table:table-cell table:formula="oooc:=[.E18]*1000" office:value-type="float" office:value="0.361271676300578">
            <text:p>0.361</text:p>
          </table:table-cell>
          <table:table-cell table:formula="oooc:=[.F18]/[.C18]" office:value-type="float" office:value="0.0212512750765046">
            <text:p>0.02</text:p>
          </table:table-cell>
          <table:table-cell table:style-name="ce2" table:formula="oooc:=[.G18]/[.C18]" office:value-type="float" office:value="0.00125007500450027">
            <text:p>0.001</text:p>
          </table:table-cell>
          <table:table-cell table:formula="oooc:=[.H18]/[.C18]" office:value-type="float" office:value="0.0000735338237941335">
            <text:p>0.0000735</text:p>
          </table:table-cell>
          <table:table-cell/>
        </table:table-row>
        <table:table-row table:style-name="ro1">
          <table:table-cell office:value-type="float" office:value="1187485345">
            <text:p>1187485345</text:p>
          </table:table-cell>
          <table:table-cell table:number-columns-repeated="2" office:value-type="float" office:value="18">
            <text:p>18</text:p>
          </table:table-cell>
          <table:table-cell office:value-type="float" office:value="-0.0555555555541219">
            <text:p>-0.055555556</text:p>
          </table:table-cell>
          <table:table-cell office:value-type="float" office:value="0.000405844155844156">
            <text:p>0.000405844</text:p>
          </table:table-cell>
          <table:table-cell table:formula="oooc:=[.E19]*1000" office:value-type="float" office:value="0.405844155844156">
            <text:p>0.406</text:p>
          </table:table-cell>
          <table:table-cell table:formula="oooc:=[.F19]/[.C19]" office:value-type="float" office:value="0.0225468975468976">
            <text:p>0.02</text:p>
          </table:table-cell>
          <table:table-cell table:style-name="ce2" table:formula="oooc:=[.G19]/[.C19]" office:value-type="float" office:value="0.00125260541927209">
            <text:p>0.001</text:p>
          </table:table-cell>
          <table:table-cell table:formula="oooc:=[.H19]/[.C19]" office:value-type="float" office:value="0.0000695891899595604">
            <text:p>0.0000696</text:p>
          </table:table-cell>
          <table:table-cell/>
        </table:table-row>
        <table:table-row table:style-name="ro1">
          <table:table-cell office:value-type="float" office:value="1379074138">
            <text:p>1379074138</text:p>
          </table:table-cell>
          <table:table-cell table:number-columns-repeated="2" office:value-type="float" office:value="19">
            <text:p>19</text:p>
          </table:table-cell>
          <table:table-cell office:value-type="float" office:value="-0.052631578945693">
            <text:p>-0.052631579</text:p>
          </table:table-cell>
          <table:table-cell office:value-type="float" office:value="0.000451263537906137">
            <text:p>0.000451264</text:p>
          </table:table-cell>
          <table:table-cell table:formula="oooc:=[.E20]*1000" office:value-type="float" office:value="0.451263537906137">
            <text:p>0.451</text:p>
          </table:table-cell>
          <table:table-cell table:formula="oooc:=[.F20]/[.C20]" office:value-type="float" office:value="0.0237507125213756">
            <text:p>0.02</text:p>
          </table:table-cell>
          <table:table-cell table:style-name="ce2" table:formula="oooc:=[.G20]/[.C20]" office:value-type="float" office:value="0.00125003750112503">
            <text:p>0.001</text:p>
          </table:table-cell>
          <table:table-cell table:formula="oooc:=[.H20]/[.C20]" office:value-type="float" office:value="0.0000657914474276333">
            <text:p>0.0000658</text:p>
          </table:table-cell>
          <table:table-cell/>
        </table:table-row>
        <table:table-row table:style-name="ro1">
          <table:table-cell office:value-type="float" office:value="938885541">
            <text:p>938885541</text:p>
          </table:table-cell>
          <table:table-cell table:number-columns-repeated="2" office:value-type="float" office:value="20">
            <text:p>20</text:p>
          </table:table-cell>
          <table:table-cell office:value-type="float" office:value="-0.049999999999784">
            <text:p>-0.050000000</text:p>
          </table:table-cell>
          <table:table-cell office:value-type="float" office:value="0.0005625">
            <text:p>0.000562500</text:p>
          </table:table-cell>
          <table:table-cell table:formula="oooc:=[.E21]*1000" office:value-type="float" office:value="0.5625">
            <text:p>0.563</text:p>
          </table:table-cell>
          <table:table-cell table:formula="oooc:=[.F21]/[.C21]" office:value-type="float" office:value="0.028125">
            <text:p>0.03</text:p>
          </table:table-cell>
          <table:table-cell table:style-name="ce2" table:formula="oooc:=[.G21]/[.C21]" office:value-type="float" office:value="0.00140625">
            <text:p>0.001</text:p>
          </table:table-cell>
          <table:table-cell table:formula="oooc:=[.H21]/[.C21]" office:value-type="float" office:value="0.0000703125">
            <text:p>0.0000703</text:p>
          </table:table-cell>
          <table:table-cell/>
        </table:table-row>
        <table:table-row table:style-name="ro1">
          <table:table-cell office:value-type="float" office:value="1958733852">
            <text:p>1958733852</text:p>
          </table:table-cell>
          <table:table-cell table:number-columns-repeated="2" office:value-type="float" office:value="21">
            <text:p>21</text:p>
          </table:table-cell>
          <table:table-cell office:value-type="float" office:value="-0.0476190476180705">
            <text:p>-0.047619048</text:p>
          </table:table-cell>
          <table:table-cell office:value-type="float" office:value="0.000622234513274336">
            <text:p>0.000622235</text:p>
          </table:table-cell>
          <table:table-cell table:formula="oooc:=[.E22]*1000" office:value-type="float" office:value="0.622234513274336">
            <text:p>0.622</text:p>
          </table:table-cell>
          <table:table-cell table:formula="oooc:=[.F22]/[.C22]" office:value-type="float" office:value="0.0296302149178255">
            <text:p>0.03</text:p>
          </table:table-cell>
          <table:table-cell table:style-name="ce2" table:formula="oooc:=[.G22]/[.C22]" office:value-type="float" office:value="0.00141096261513455">
            <text:p>0.001</text:p>
          </table:table-cell>
          <table:table-cell table:formula="oooc:=[.H22]/[.C22]" office:value-type="float" office:value="0.000067188695958788">
            <text:p>0.0000672</text:p>
          </table:table-cell>
          <table:table-cell/>
        </table:table-row>
        <table:table-row table:style-name="ro1">
          <table:table-cell office:value-type="float" office:value="1252961242">
            <text:p>1252961242</text:p>
          </table:table-cell>
          <table:table-cell table:number-columns-repeated="2" office:value-type="float" office:value="22">
            <text:p>22</text:p>
          </table:table-cell>
          <table:table-cell office:value-type="float" office:value="-0.045454545448909">
            <text:p>-0.045454545</text:p>
          </table:table-cell>
          <table:table-cell office:value-type="float" office:value="0.000682645631067961">
            <text:p>0.000682646</text:p>
          </table:table-cell>
          <table:table-cell table:formula="oooc:=[.E23]*1000" office:value-type="float" office:value="0.682645631067961">
            <text:p>0.683</text:p>
          </table:table-cell>
          <table:table-cell table:formula="oooc:=[.F23]/[.C23]" office:value-type="float" office:value="0.0310293468667255">
            <text:p>0.03</text:p>
          </table:table-cell>
          <table:table-cell table:style-name="ce2" table:formula="oooc:=[.G23]/[.C23]" office:value-type="float" office:value="0.00141042485757843">
            <text:p>0.001</text:p>
          </table:table-cell>
          <table:table-cell table:formula="oooc:=[.H23]/[.C23]" office:value-type="float" office:value="0.0000641102207990196">
            <text:p>0.0000641</text:p>
          </table:table-cell>
          <table:table-cell/>
        </table:table-row>
        <table:table-row table:style-name="ro1">
          <table:table-cell office:value-type="float" office:value="1202295246">
            <text:p>1202295246</text:p>
          </table:table-cell>
          <table:table-cell table:number-columns-repeated="2" office:value-type="float" office:value="23">
            <text:p>23</text:p>
          </table:table-cell>
          <table:table-cell office:value-type="float" office:value="-0.0434782608687954">
            <text:p>-0.043478261</text:p>
          </table:table-cell>
          <table:table-cell office:value-type="float" office:value="0.000661375661375661">
            <text:p>0.000661376</text:p>
          </table:table-cell>
          <table:table-cell table:formula="oooc:=[.E24]*1000" office:value-type="float" office:value="0.661375661375661">
            <text:p>0.661</text:p>
          </table:table-cell>
          <table:table-cell table:formula="oooc:=[.F24]/[.C24]" office:value-type="float" office:value="0.0287554635380722">
            <text:p>0.03</text:p>
          </table:table-cell>
          <table:table-cell table:style-name="ce2" table:formula="oooc:=[.G24]/[.C24]" office:value-type="float" office:value="0.00125023754513357">
            <text:p>0.001</text:p>
          </table:table-cell>
          <table:table-cell table:formula="oooc:=[.H24]/[.C24]" office:value-type="float" office:value="0.0000543581541362424">
            <text:p>0.0000544</text:p>
          </table:table-cell>
          <table:table-cell>
            <draw:frame table:end-cell-address="Hoja2.R48" table:end-x="1.153cm" table:end-y="0.049cm" draw:z-index="1" draw:style-name="gr1" svg:width="19.04cm" svg:height="10.493cm" svg:x="0.177cm" svg:y="0.394cm">
              <draw:object draw:notify-on-update-of-ranges="Hoja2.C1:Hoja2.C501 Hoja2.H1:Hoja2.H5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149638575">
            <text:p>1149638575</text:p>
          </table:table-cell>
          <table:table-cell table:number-columns-repeated="2" office:value-type="float" office:value="24">
            <text:p>24</text:p>
          </table:table-cell>
          <table:table-cell office:value-type="float" office:value="-0.0416666666655772">
            <text:p>-0.041666667</text:p>
          </table:table-cell>
          <table:table-cell office:value-type="float" office:value="0.00108381502890173">
            <text:p>0.001083815</text:p>
          </table:table-cell>
          <table:table-cell table:formula="oooc:=[.E25]*1000" office:value-type="float" office:value="1.08381502890173">
            <text:p>1.084</text:p>
          </table:table-cell>
          <table:table-cell table:formula="oooc:=[.F25]/[.C25]" office:value-type="float" office:value="0.0451589595375721">
            <text:p>0.05</text:p>
          </table:table-cell>
          <table:table-cell table:style-name="ce2" table:formula="oooc:=[.G25]/[.C25]" office:value-type="float" office:value="0.0018816233140655">
            <text:p>0.002</text:p>
          </table:table-cell>
          <table:table-cell table:formula="oooc:=[.H25]/[.C25]" office:value-type="float" office:value="0.000078400971419396">
            <text:p>0.0000784</text:p>
          </table:table-cell>
          <table:table-cell/>
        </table:table-row>
        <table:table-row table:style-name="ro1">
          <table:table-cell office:value-type="float" office:value="1481700282">
            <text:p>1481700282</text:p>
          </table:table-cell>
          <table:table-cell table:number-columns-repeated="2" office:value-type="float" office:value="25">
            <text:p>25</text:p>
          </table:table-cell>
          <table:table-cell office:value-type="float" office:value="-0.0399999999978462">
            <text:p>-0.040000000</text:p>
          </table:table-cell>
          <table:table-cell office:value-type="float" office:value="0.0009765625">
            <text:p>0.000976563</text:p>
          </table:table-cell>
          <table:table-cell table:formula="oooc:=[.E26]*1000" office:value-type="float" office:value="0.9765625">
            <text:p>0.977</text:p>
          </table:table-cell>
          <table:table-cell table:formula="oooc:=[.F26]/[.C26]" office:value-type="float" office:value="0.0390625">
            <text:p>0.04</text:p>
          </table:table-cell>
          <table:table-cell table:style-name="ce2" table:formula="oooc:=[.G26]/[.C26]" office:value-type="float" office:value="0.0015625">
            <text:p>0.002</text:p>
          </table:table-cell>
          <table:table-cell table:formula="oooc:=[.H26]/[.C26]" office:value-type="float" office:value="0.0000625">
            <text:p>0.0000625</text:p>
          </table:table-cell>
          <table:table-cell/>
        </table:table-row>
        <table:table-row table:style-name="ro1">
          <table:table-cell office:value-type="float" office:value="1612044820">
            <text:p>1612044820</text:p>
          </table:table-cell>
          <table:table-cell table:number-columns-repeated="2" office:value-type="float" office:value="26">
            <text:p>26</text:p>
          </table:table-cell>
          <table:table-cell office:value-type="float" office:value="-0.0384615384391367">
            <text:p>-0.038461538</text:p>
          </table:table-cell>
          <table:table-cell office:value-type="float" office:value="0.000956632653061224">
            <text:p>0.000956633</text:p>
          </table:table-cell>
          <table:table-cell table:formula="oooc:=[.E27]*1000" office:value-type="float" office:value="0.956632653061224">
            <text:p>0.957</text:p>
          </table:table-cell>
          <table:table-cell table:formula="oooc:=[.F27]/[.C27]" office:value-type="float" office:value="0.0367935635792778">
            <text:p>0.04</text:p>
          </table:table-cell>
          <table:table-cell table:style-name="ce2" table:formula="oooc:=[.G27]/[.C27]" office:value-type="float" office:value="0.00141513706074146">
            <text:p>0.001</text:p>
          </table:table-cell>
          <table:table-cell table:formula="oooc:=[.H27]/[.C27]" office:value-type="float" office:value="0.000054428348490056">
            <text:p>0.0000544</text:p>
          </table:table-cell>
          <table:table-cell/>
        </table:table-row>
        <table:table-row table:style-name="ro1">
          <table:table-cell office:value-type="float" office:value="714640517">
            <text:p>714640517</text:p>
          </table:table-cell>
          <table:table-cell table:number-columns-repeated="2" office:value-type="float" office:value="27">
            <text:p>27</text:p>
          </table:table-cell>
          <table:table-cell office:value-type="float" office:value="-0.0370370370321211">
            <text:p>-0.037037037</text:p>
          </table:table-cell>
          <table:table-cell office:value-type="float" office:value="0.00114051094890511">
            <text:p>0.001140511</text:p>
          </table:table-cell>
          <table:table-cell table:formula="oooc:=[.E28]*1000" office:value-type="float" office:value="1.14051094890511">
            <text:p>1.141</text:p>
          </table:table-cell>
          <table:table-cell table:formula="oooc:=[.F28]/[.C28]" office:value-type="float" office:value="0.0422411462557448">
            <text:p>0.04</text:p>
          </table:table-cell>
          <table:table-cell table:style-name="ce2" table:formula="oooc:=[.G28]/[.C28]" office:value-type="float" office:value="0.00156448689836092">
            <text:p>0.002</text:p>
          </table:table-cell>
          <table:table-cell table:formula="oooc:=[.H28]/[.C28]" office:value-type="float" office:value="0.0000579439591985526">
            <text:p>0.0000579</text:p>
          </table:table-cell>
          <table:table-cell/>
        </table:table-row>
        <table:table-row table:style-name="ro1">
          <table:table-cell office:value-type="float" office:value="1914362841">
            <text:p>1914362841</text:p>
          </table:table-cell>
          <table:table-cell table:number-columns-repeated="2" office:value-type="float" office:value="28">
            <text:p>28</text:p>
          </table:table-cell>
          <table:table-cell office:value-type="float" office:value="-0.0357142857111157">
            <text:p>-0.035714286</text:p>
          </table:table-cell>
          <table:table-cell office:value-type="float" office:value="0.00123031496062992">
            <text:p>0.001230315</text:p>
          </table:table-cell>
          <table:table-cell table:formula="oooc:=[.E29]*1000" office:value-type="float" office:value="1.23031496062992">
            <text:p>1.230</text:p>
          </table:table-cell>
          <table:table-cell table:formula="oooc:=[.F29]/[.C29]" office:value-type="float" office:value="0.0439398200224971">
            <text:p>0.04</text:p>
          </table:table-cell>
          <table:table-cell table:style-name="ce2" table:formula="oooc:=[.G29]/[.C29]" office:value-type="float" office:value="0.00156927928651776">
            <text:p>0.002</text:p>
          </table:table-cell>
          <table:table-cell table:formula="oooc:=[.H29]/[.C29]" office:value-type="float" office:value="0.0000560456888042055">
            <text:p>0.0000560</text:p>
          </table:table-cell>
          <table:table-cell/>
        </table:table-row>
        <table:table-row table:style-name="ro1">
          <table:table-cell office:value-type="float" office:value="1985525446">
            <text:p>1985525446</text:p>
          </table:table-cell>
          <table:table-cell table:number-columns-repeated="2" office:value-type="float" office:value="29">
            <text:p>29</text:p>
          </table:table-cell>
          <table:table-cell office:value-type="float" office:value="-0.0344827586171164">
            <text:p>-0.034482759</text:p>
          </table:table-cell>
          <table:table-cell office:value-type="float" office:value="0.00119173728813559">
            <text:p>0.001191737</text:p>
          </table:table-cell>
          <table:table-cell table:formula="oooc:=[.E30]*1000" office:value-type="float" office:value="1.19173728813559">
            <text:p>1.192</text:p>
          </table:table-cell>
          <table:table-cell table:formula="oooc:=[.F30]/[.C30]" office:value-type="float" office:value="0.0410943892460548">
            <text:p>0.04</text:p>
          </table:table-cell>
          <table:table-cell table:style-name="ce2" table:formula="oooc:=[.G30]/[.C30]" office:value-type="float" office:value="0.00141704790503637">
            <text:p>0.001</text:p>
          </table:table-cell>
          <table:table-cell table:formula="oooc:=[.H30]/[.C30]" office:value-type="float" office:value="0.0000488637208633232">
            <text:p>0.0000489</text:p>
          </table:table-cell>
          <table:table-cell/>
        </table:table-row>
        <table:table-row table:style-name="ro1">
          <table:table-cell office:value-type="float" office:value="1408145454">
            <text:p>1408145454</text:p>
          </table:table-cell>
          <table:table-cell table:number-columns-repeated="2" office:value-type="float" office:value="30">
            <text:p>30</text:p>
          </table:table-cell>
          <table:table-cell office:value-type="float" office:value="-0.033333333331143">
            <text:p>-0.033333333</text:p>
          </table:table-cell>
          <table:table-cell office:value-type="float" office:value="0.00140765765765766">
            <text:p>0.001407658</text:p>
          </table:table-cell>
          <table:table-cell table:formula="oooc:=[.E31]*1000" office:value-type="float" office:value="1.40765765765766">
            <text:p>1.408</text:p>
          </table:table-cell>
          <table:table-cell table:formula="oooc:=[.F31]/[.C31]" office:value-type="float" office:value="0.046921921921922">
            <text:p>0.05</text:p>
          </table:table-cell>
          <table:table-cell table:style-name="ce2" table:formula="oooc:=[.G31]/[.C31]" office:value-type="float" office:value="0.00156406406406407">
            <text:p>0.002</text:p>
          </table:table-cell>
          <table:table-cell table:formula="oooc:=[.H31]/[.C31]" office:value-type="float" office:value="0.0000521354688021356">
            <text:p>0.0000521</text:p>
          </table:table-cell>
          <table:table-cell/>
        </table:table-row>
        <table:table-row table:style-name="ro1">
          <table:table-cell office:value-type="float" office:value="1113724113">
            <text:p>1113724113</text:p>
          </table:table-cell>
          <table:table-cell table:number-columns-repeated="2" office:value-type="float" office:value="31">
            <text:p>31</text:p>
          </table:table-cell>
          <table:table-cell office:value-type="float" office:value="-0.0322580645151049">
            <text:p>-0.032258065</text:p>
          </table:table-cell>
          <table:table-cell office:value-type="float" office:value="0.00150240384615385">
            <text:p>0.001502404</text:p>
          </table:table-cell>
          <table:table-cell table:formula="oooc:=[.E32]*1000" office:value-type="float" office:value="1.50240384615385">
            <text:p>1.502</text:p>
          </table:table-cell>
          <table:table-cell table:formula="oooc:=[.F32]/[.C32]" office:value-type="float" office:value="0.0484646401985113">
            <text:p>0.05</text:p>
          </table:table-cell>
          <table:table-cell table:style-name="ce2" table:formula="oooc:=[.G32]/[.C32]" office:value-type="float" office:value="0.00156337549027456">
            <text:p>0.002</text:p>
          </table:table-cell>
          <table:table-cell table:formula="oooc:=[.H32]/[.C32]" office:value-type="float" office:value="0.0000504314674282115">
            <text:p>0.0000504</text:p>
          </table:table-cell>
          <table:table-cell/>
        </table:table-row>
        <table:table-row table:style-name="ro1">
          <table:table-cell office:value-type="float" office:value="1670689213">
            <text:p>1670689213</text:p>
          </table:table-cell>
          <table:table-cell table:number-columns-repeated="2" office:value-type="float" office:value="32">
            <text:p>32</text:p>
          </table:table-cell>
          <table:table-cell office:value-type="float" office:value="-0.031249999993193">
            <text:p>-0.031250000</text:p>
          </table:table-cell>
          <table:table-cell office:value-type="float" office:value="0.00161082474226804">
            <text:p>0.001610825</text:p>
          </table:table-cell>
          <table:table-cell table:formula="oooc:=[.E33]*1000" office:value-type="float" office:value="1.61082474226804">
            <text:p>1.611</text:p>
          </table:table-cell>
          <table:table-cell table:formula="oooc:=[.F33]/[.C33]" office:value-type="float" office:value="0.0503382731958763">
            <text:p>0.05</text:p>
          </table:table-cell>
          <table:table-cell table:style-name="ce2" table:formula="oooc:=[.G33]/[.C33]" office:value-type="float" office:value="0.00157307103737113">
            <text:p>0.002</text:p>
          </table:table-cell>
          <table:table-cell table:formula="oooc:=[.H33]/[.C33]" office:value-type="float" office:value="0.0000491584699178479">
            <text:p>0.0000492</text:p>
          </table:table-cell>
          <table:table-cell/>
        </table:table-row>
        <table:table-row table:style-name="ro1">
          <table:table-cell office:value-type="float" office:value="80838385">
            <text:p>80838385</text:p>
          </table:table-cell>
          <table:table-cell table:number-columns-repeated="2" office:value-type="float" office:value="33">
            <text:p>33</text:p>
          </table:table-cell>
          <table:table-cell office:value-type="float" office:value="-0.0303030303016385">
            <text:p>-0.030303030</text:p>
          </table:table-cell>
          <table:table-cell office:value-type="float" office:value="0.00188873626373626">
            <text:p>0.001888736</text:p>
          </table:table-cell>
          <table:table-cell table:formula="oooc:=[.E34]*1000" office:value-type="float" office:value="1.88873626373626">
            <text:p>1.889</text:p>
          </table:table-cell>
          <table:table-cell table:formula="oooc:=[.F34]/[.C34]" office:value-type="float" office:value="0.0572344322344321">
            <text:p>0.06</text:p>
          </table:table-cell>
          <table:table-cell table:style-name="ce2" table:formula="oooc:=[.G34]/[.C34]" office:value-type="float" office:value="0.00173437673437673">
            <text:p>0.002</text:p>
          </table:table-cell>
          <table:table-cell table:formula="oooc:=[.H34]/[.C34]" office:value-type="float" office:value="0.0000525568707386888">
            <text:p>0.0000526</text:p>
          </table:table-cell>
          <table:table-cell/>
        </table:table-row>
        <table:table-row table:style-name="ro1">
          <table:table-cell office:value-type="float" office:value="970921555">
            <text:p>970921555</text:p>
          </table:table-cell>
          <table:table-cell table:number-columns-repeated="2" office:value-type="float" office:value="34">
            <text:p>34</text:p>
          </table:table-cell>
          <table:table-cell office:value-type="float" office:value="-0.0294117646784855">
            <text:p>-0.029411765</text:p>
          </table:table-cell>
          <table:table-cell office:value-type="float" office:value="0.00199854651162791">
            <text:p>0.001998547</text:p>
          </table:table-cell>
          <table:table-cell table:formula="oooc:=[.E35]*1000" office:value-type="float" office:value="1.99854651162791">
            <text:p>1.999</text:p>
          </table:table-cell>
          <table:table-cell table:formula="oooc:=[.F35]/[.C35]" office:value-type="float" office:value="0.0587807797537621">
            <text:p>0.06</text:p>
          </table:table-cell>
          <table:table-cell table:style-name="ce2" table:formula="oooc:=[.G35]/[.C35]" office:value-type="float" office:value="0.00172884646334594">
            <text:p>0.002</text:p>
          </table:table-cell>
          <table:table-cell table:formula="oooc:=[.H35]/[.C35]" office:value-type="float" office:value="0.0000508484253925277">
            <text:p>0.0000508</text:p>
          </table:table-cell>
          <table:table-cell/>
        </table:table-row>
        <table:table-row table:style-name="ro1">
          <table:table-cell office:value-type="float" office:value="772381182">
            <text:p>772381182</text:p>
          </table:table-cell>
          <table:table-cell table:number-columns-repeated="2" office:value-type="float" office:value="35">
            <text:p>35</text:p>
          </table:table-cell>
          <table:table-cell office:value-type="float" office:value="-0.0285714285038807">
            <text:p>-0.028571429</text:p>
          </table:table-cell>
          <table:table-cell office:value-type="float" office:value="0.00212191358024691">
            <text:p>0.002121914</text:p>
          </table:table-cell>
          <table:table-cell table:formula="oooc:=[.E36]*1000" office:value-type="float" office:value="2.12191358024691">
            <text:p>2.122</text:p>
          </table:table-cell>
          <table:table-cell table:formula="oooc:=[.F36]/[.C36]" office:value-type="float" office:value="0.0606261022927689">
            <text:p>0.06</text:p>
          </table:table-cell>
          <table:table-cell table:style-name="ce2" table:formula="oooc:=[.G36]/[.C36]" office:value-type="float" office:value="0.00173217435122197">
            <text:p>0.002</text:p>
          </table:table-cell>
          <table:table-cell table:formula="oooc:=[.H36]/[.C36]" office:value-type="float" office:value="0.0000494906957491991">
            <text:p>0.0000495</text:p>
          </table:table-cell>
          <table:table-cell/>
        </table:table-row>
        <table:table-row table:style-name="ro1">
          <table:table-cell office:value-type="float" office:value="2105020178">
            <text:p>2105020178</text:p>
          </table:table-cell>
          <table:table-cell table:number-columns-repeated="2" office:value-type="float" office:value="36">
            <text:p>36</text:p>
          </table:table-cell>
          <table:table-cell office:value-type="float" office:value="-0.0277777777770893">
            <text:p>-0.027777778</text:p>
          </table:table-cell>
          <table:table-cell office:value-type="float" office:value="0.00223214285714286">
            <text:p>0.002232143</text:p>
          </table:table-cell>
          <table:table-cell table:formula="oooc:=[.E37]*1000" office:value-type="float" office:value="2.23214285714286">
            <text:p>2.232</text:p>
          </table:table-cell>
          <table:table-cell table:formula="oooc:=[.F37]/[.C37]" office:value-type="float" office:value="0.0620039682539683">
            <text:p>0.06</text:p>
          </table:table-cell>
          <table:table-cell table:style-name="ce2" table:formula="oooc:=[.G37]/[.C37]" office:value-type="float" office:value="0.00172233245149912">
            <text:p>0.002</text:p>
          </table:table-cell>
          <table:table-cell table:formula="oooc:=[.H37]/[.C37]" office:value-type="float" office:value="0.0000478425680971978">
            <text:p>0.0000478</text:p>
          </table:table-cell>
          <table:table-cell/>
        </table:table-row>
        <table:table-row table:style-name="ro1">
          <table:table-cell office:value-type="float" office:value="1697815815">
            <text:p>1697815815</text:p>
          </table:table-cell>
          <table:table-cell table:number-columns-repeated="2" office:value-type="float" office:value="37">
            <text:p>37</text:p>
          </table:table-cell>
          <table:table-cell office:value-type="float" office:value="-0.0270270270239337">
            <text:p>-0.027027027</text:p>
          </table:table-cell>
          <table:table-cell office:value-type="float" office:value="0.00235445205479452">
            <text:p>0.002354452</text:p>
          </table:table-cell>
          <table:table-cell table:formula="oooc:=[.E38]*1000" office:value-type="float" office:value="2.35445205479452">
            <text:p>2.354</text:p>
          </table:table-cell>
          <table:table-cell table:formula="oooc:=[.F38]/[.C38]" office:value-type="float" office:value="0.0636338393187708">
            <text:p>0.06</text:p>
          </table:table-cell>
          <table:table-cell table:style-name="ce2" table:formula="oooc:=[.G38]/[.C38]" office:value-type="float" office:value="0.00171983349510191">
            <text:p>0.002</text:p>
          </table:table-cell>
          <table:table-cell table:formula="oooc:=[.H38]/[.C38]" office:value-type="float" office:value="0.0000464819863541058">
            <text:p>0.0000465</text:p>
          </table:table-cell>
          <table:table-cell/>
        </table:table-row>
        <table:table-row table:style-name="ro1">
          <table:table-cell office:value-type="float" office:value="871972198">
            <text:p>871972198</text:p>
          </table:table-cell>
          <table:table-cell table:number-columns-repeated="2" office:value-type="float" office:value="38">
            <text:p>38</text:p>
          </table:table-cell>
          <table:table-cell office:value-type="float" office:value="-0.0263157894721573">
            <text:p>-0.026315789</text:p>
          </table:table-cell>
          <table:table-cell office:value-type="float" office:value="0.00271739130434783">
            <text:p>0.002717391</text:p>
          </table:table-cell>
          <table:table-cell table:formula="oooc:=[.E39]*1000" office:value-type="float" office:value="2.71739130434783">
            <text:p>2.717</text:p>
          </table:table-cell>
          <table:table-cell table:formula="oooc:=[.F39]/[.C39]" office:value-type="float" office:value="0.0715102974828376">
            <text:p>0.07</text:p>
          </table:table-cell>
          <table:table-cell table:style-name="ce2" table:formula="oooc:=[.G39]/[.C39]" office:value-type="float" office:value="0.00188184993375889">
            <text:p>0.002</text:p>
          </table:table-cell>
          <table:table-cell table:formula="oooc:=[.H39]/[.C39]" office:value-type="float" office:value="0.0000495223666778654">
            <text:p>0.0000495</text:p>
          </table:table-cell>
          <table:table-cell/>
        </table:table-row>
        <table:table-row table:style-name="ro1">
          <table:table-cell office:value-type="float" office:value="990275877">
            <text:p>990275877</text:p>
          </table:table-cell>
          <table:table-cell table:number-columns-repeated="2" office:value-type="float" office:value="39">
            <text:p>39</text:p>
          </table:table-cell>
          <table:table-cell office:value-type="float" office:value="-0.0256410256307049">
            <text:p>-0.025641026</text:p>
          </table:table-cell>
          <table:table-cell office:value-type="float" office:value="0.00264423076923077">
            <text:p>0.002644231</text:p>
          </table:table-cell>
          <table:table-cell table:formula="oooc:=[.E40]*1000" office:value-type="float" office:value="2.64423076923077">
            <text:p>2.644</text:p>
          </table:table-cell>
          <table:table-cell table:formula="oooc:=[.F40]/[.C40]" office:value-type="float" office:value="0.0678007889546351">
            <text:p>0.07</text:p>
          </table:table-cell>
          <table:table-cell table:style-name="ce2" table:formula="oooc:=[.G40]/[.C40]" office:value-type="float" office:value="0.00173848176806757">
            <text:p>0.002</text:p>
          </table:table-cell>
          <table:table-cell table:formula="oooc:=[.H40]/[.C40]" office:value-type="float" office:value="0.0000445764555914761">
            <text:p>0.0000446</text:p>
          </table:table-cell>
          <table:table-cell/>
        </table:table-row>
        <table:table-row table:style-name="ro1">
          <table:table-cell office:value-type="float" office:value="1440600625">
            <text:p>1440600625</text:p>
          </table:table-cell>
          <table:table-cell table:number-columns-repeated="2" office:value-type="float" office:value="40">
            <text:p>40</text:p>
          </table:table-cell>
          <table:table-cell office:value-type="float" office:value="-0.0249999999897597">
            <text:p>-0.025000000</text:p>
          </table:table-cell>
          <table:table-cell office:value-type="float" office:value="0.0030241935483871">
            <text:p>0.003024194</text:p>
          </table:table-cell>
          <table:table-cell table:formula="oooc:=[.E41]*1000" office:value-type="float" office:value="3.0241935483871">
            <text:p>3.024</text:p>
          </table:table-cell>
          <table:table-cell table:formula="oooc:=[.F41]/[.C41]" office:value-type="float" office:value="0.0756048387096775">
            <text:p>0.08</text:p>
          </table:table-cell>
          <table:table-cell table:style-name="ce2" table:formula="oooc:=[.G41]/[.C41]" office:value-type="float" office:value="0.00189012096774194">
            <text:p>0.002</text:p>
          </table:table-cell>
          <table:table-cell table:formula="oooc:=[.H41]/[.C41]" office:value-type="float" office:value="0.0000472530241935484">
            <text:p>0.0000473</text:p>
          </table:table-cell>
          <table:table-cell/>
        </table:table-row>
        <table:table-row table:style-name="ro1">
          <table:table-cell office:value-type="float" office:value="337747483">
            <text:p>337747483</text:p>
          </table:table-cell>
          <table:table-cell table:number-columns-repeated="2" office:value-type="float" office:value="41">
            <text:p>41</text:p>
          </table:table-cell>
          <table:table-cell office:value-type="float" office:value="-0.0243902438739383">
            <text:p>-0.024390244</text:p>
          </table:table-cell>
          <table:table-cell office:value-type="float" office:value="0.00317796610169492">
            <text:p>0.003177966</text:p>
          </table:table-cell>
          <table:table-cell table:formula="oooc:=[.E42]*1000" office:value-type="float" office:value="3.17796610169492">
            <text:p>3.178</text:p>
          </table:table-cell>
          <table:table-cell table:formula="oooc:=[.F42]/[.C42]" office:value-type="float" office:value="0.0775113683340225">
            <text:p>0.08</text:p>
          </table:table-cell>
          <table:table-cell table:style-name="ce2" table:formula="oooc:=[.G42]/[.C42]" office:value-type="float" office:value="0.0018905211788786">
            <text:p>0.002</text:p>
          </table:table-cell>
          <table:table-cell table:formula="oooc:=[.H42]/[.C42]" office:value-type="float" office:value="0.0000461102726555755">
            <text:p>0.0000461</text:p>
          </table:table-cell>
          <table:table-cell/>
        </table:table-row>
        <table:table-row table:style-name="ro1">
          <table:table-cell office:value-type="float" office:value="103583167">
            <text:p>103583167</text:p>
          </table:table-cell>
          <table:table-cell table:number-columns-repeated="2" office:value-type="float" office:value="42">
            <text:p>42</text:p>
          </table:table-cell>
          <table:table-cell office:value-type="float" office:value="-0.0238095220202013">
            <text:p>-0.023809522</text:p>
          </table:table-cell>
          <table:table-cell office:value-type="float" office:value="0.00334821428571429">
            <text:p>0.003348214</text:p>
          </table:table-cell>
          <table:table-cell table:formula="oooc:=[.E43]*1000" office:value-type="float" office:value="3.34821428571429">
            <text:p>3.348</text:p>
          </table:table-cell>
          <table:table-cell table:formula="oooc:=[.F43]/[.C43]" office:value-type="float" office:value="0.0797193877551022">
            <text:p>0.08</text:p>
          </table:table-cell>
          <table:table-cell table:style-name="ce2" table:formula="oooc:=[.G43]/[.C43]" office:value-type="float" office:value="0.00189808066083577">
            <text:p>0.002</text:p>
          </table:table-cell>
          <table:table-cell table:formula="oooc:=[.H43]/[.C43]" office:value-type="float" office:value="0.0000451923966865658">
            <text:p>0.0000452</text:p>
          </table:table-cell>
          <table:table-cell/>
        </table:table-row>
        <table:table-row table:style-name="ro1">
          <table:table-cell office:value-type="float" office:value="1011936322">
            <text:p>1011936322</text:p>
          </table:table-cell>
          <table:table-cell table:number-columns-repeated="2" office:value-type="float" office:value="43">
            <text:p>43</text:p>
          </table:table-cell>
          <table:table-cell office:value-type="float" office:value="-0.023255813950442">
            <text:p>-0.023255814</text:p>
          </table:table-cell>
          <table:table-cell office:value-type="float" office:value="0.00376157407407407">
            <text:p>0.003761574</text:p>
          </table:table-cell>
          <table:table-cell table:formula="oooc:=[.E44]*1000" office:value-type="float" office:value="3.76157407407407">
            <text:p>3.762</text:p>
          </table:table-cell>
          <table:table-cell table:formula="oooc:=[.F44]/[.C44]" office:value-type="float" office:value="0.0874784668389319">
            <text:p>0.09</text:p>
          </table:table-cell>
          <table:table-cell table:style-name="ce2" table:formula="oooc:=[.G44]/[.C44]" office:value-type="float" office:value="0.0020343829497426">
            <text:p>0.002</text:p>
          </table:table-cell>
          <table:table-cell table:formula="oooc:=[.H44]/[.C44]" office:value-type="float" office:value="0.0000473112313893628">
            <text:p>0.0000473</text:p>
          </table:table-cell>
          <table:table-cell/>
        </table:table-row>
        <table:table-row table:style-name="ro1">
          <table:table-cell office:value-type="float" office:value="448951846">
            <text:p>448951846</text:p>
          </table:table-cell>
          <table:table-cell table:number-columns-repeated="2" office:value-type="float" office:value="44">
            <text:p>44</text:p>
          </table:table-cell>
          <table:table-cell office:value-type="float" office:value="-0.022727272723273">
            <text:p>-0.022727273</text:p>
          </table:table-cell>
          <table:table-cell office:value-type="float" office:value="0.0039828431372549">
            <text:p>0.003982843</text:p>
          </table:table-cell>
          <table:table-cell table:formula="oooc:=[.E45]*1000" office:value-type="float" office:value="3.9828431372549">
            <text:p>3.983</text:p>
          </table:table-cell>
          <table:table-cell table:formula="oooc:=[.F45]/[.C45]" office:value-type="float" office:value="0.0905191622103386">
            <text:p>0.09</text:p>
          </table:table-cell>
          <table:table-cell table:style-name="ce2" table:formula="oooc:=[.G45]/[.C45]" office:value-type="float" office:value="0.00205725368659861">
            <text:p>0.002</text:p>
          </table:table-cell>
          <table:table-cell table:formula="oooc:=[.H45]/[.C45]" office:value-type="float" office:value="0.0000467557656045138">
            <text:p>0.0000468</text:p>
          </table:table-cell>
          <table:table-cell/>
        </table:table-row>
        <table:table-row table:style-name="ro1">
          <table:table-cell office:value-type="float" office:value="955315672">
            <text:p>955315672</text:p>
          </table:table-cell>
          <table:table-cell table:number-columns-repeated="2" office:value-type="float" office:value="45">
            <text:p>45</text:p>
          </table:table-cell>
          <table:table-cell office:value-type="float" office:value="-0.0222222222161577">
            <text:p>-0.022222222</text:p>
          </table:table-cell>
          <table:table-cell office:value-type="float" office:value="0.00446428571428571">
            <text:p>0.004464286</text:p>
          </table:table-cell>
          <table:table-cell table:formula="oooc:=[.E46]*1000" office:value-type="float" office:value="4.46428571428571">
            <text:p>4.464</text:p>
          </table:table-cell>
          <table:table-cell table:formula="oooc:=[.F46]/[.C46]" office:value-type="float" office:value="0.0992063492063491">
            <text:p>0.1</text:p>
          </table:table-cell>
          <table:table-cell table:style-name="ce2" table:formula="oooc:=[.G46]/[.C46]" office:value-type="float" office:value="0.00220458553791887">
            <text:p>0.002</text:p>
          </table:table-cell>
          <table:table-cell table:formula="oooc:=[.H46]/[.C46]" office:value-type="float" office:value="0.0000489907897315304">
            <text:p>0.0000490</text:p>
          </table:table-cell>
          <table:table-cell/>
        </table:table-row>
        <table:table-row table:style-name="ro1">
          <table:table-cell office:value-type="float" office:value="604722391">
            <text:p>604722391</text:p>
          </table:table-cell>
          <table:table-cell table:number-columns-repeated="2" office:value-type="float" office:value="46">
            <text:p>46</text:p>
          </table:table-cell>
          <table:table-cell office:value-type="float" office:value="-0.0217391304228842">
            <text:p>-0.021739130</text:p>
          </table:table-cell>
          <table:table-cell office:value-type="float" office:value="0.00465425531914894">
            <text:p>0.004654255</text:p>
          </table:table-cell>
          <table:table-cell table:formula="oooc:=[.E47]*1000" office:value-type="float" office:value="4.65425531914894">
            <text:p>4.654</text:p>
          </table:table-cell>
          <table:table-cell table:formula="oooc:=[.F47]/[.C47]" office:value-type="float" office:value="0.10117946345976">
            <text:p>0.1</text:p>
          </table:table-cell>
          <table:table-cell table:style-name="ce2" table:formula="oooc:=[.G47]/[.C47]" office:value-type="float" office:value="0.00219955355347303">
            <text:p>0.002</text:p>
          </table:table-cell>
          <table:table-cell table:formula="oooc:=[.H47]/[.C47]" office:value-type="float" office:value="0.0000478163815972399">
            <text:p>0.0000478</text:p>
          </table:table-cell>
          <table:table-cell/>
        </table:table-row>
        <table:table-row table:style-name="ro1">
          <table:table-cell office:value-type="float" office:value="1224407453">
            <text:p>1224407453</text:p>
          </table:table-cell>
          <table:table-cell table:number-columns-repeated="2" office:value-type="float" office:value="47">
            <text:p>47</text:p>
          </table:table-cell>
          <table:table-cell office:value-type="float" office:value="-0.0212765957378451">
            <text:p>-0.021276596</text:p>
          </table:table-cell>
          <table:table-cell office:value-type="float" office:value="0.00486111111111111">
            <text:p>0.004861111</text:p>
          </table:table-cell>
          <table:table-cell table:formula="oooc:=[.E48]*1000" office:value-type="float" office:value="4.86111111111111">
            <text:p>4.861</text:p>
          </table:table-cell>
          <table:table-cell table:formula="oooc:=[.F48]/[.C48]" office:value-type="float" office:value="0.103427895981087">
            <text:p>0.1</text:p>
          </table:table-cell>
          <table:table-cell table:style-name="ce2" table:formula="oooc:=[.G48]/[.C48]" office:value-type="float" office:value="0.0022005935315125">
            <text:p>0.002</text:p>
          </table:table-cell>
          <table:table-cell table:formula="oooc:=[.H48]/[.C48]" office:value-type="float" office:value="0.000046821138968351">
            <text:p>0.0000468</text:p>
          </table:table-cell>
          <table:table-cell/>
        </table:table-row>
        <table:table-row table:style-name="ro1">
          <table:table-cell office:value-type="float" office:value="1685464517">
            <text:p>1685464517</text:p>
          </table:table-cell>
          <table:table-cell table:number-columns-repeated="2" office:value-type="float" office:value="48">
            <text:p>48</text:p>
          </table:table-cell>
          <table:table-cell office:value-type="float" office:value="-0.0208333333245889">
            <text:p>-0.020833333</text:p>
          </table:table-cell>
          <table:table-cell office:value-type="float" office:value="0.00508720930232558">
            <text:p>0.005087209</text:p>
          </table:table-cell>
          <table:table-cell table:formula="oooc:=[.E49]*1000" office:value-type="float" office:value="5.08720930232558">
            <text:p>5.087</text:p>
          </table:table-cell>
          <table:table-cell table:formula="oooc:=[.F49]/[.C49]" office:value-type="float" office:value="0.105983527131783">
            <text:p>0.11</text:p>
          </table:table-cell>
          <table:table-cell table:style-name="ce2" table:formula="oooc:=[.G49]/[.C49]" office:value-type="float" office:value="0.00220799014857881">
            <text:p>0.002</text:p>
          </table:table-cell>
          <table:table-cell table:formula="oooc:=[.H49]/[.C49]" office:value-type="float" office:value="0.0000459997947620586">
            <text:p>0.0000460</text:p>
          </table:table-cell>
          <table:table-cell/>
        </table:table-row>
        <table:table-row table:style-name="ro1">
          <table:table-cell office:value-type="float" office:value="1303406641">
            <text:p>1303406641</text:p>
          </table:table-cell>
          <table:table-cell table:number-columns-repeated="2" office:value-type="float" office:value="49">
            <text:p>49</text:p>
          </table:table-cell>
          <table:table-cell office:value-type="float" office:value="-0.0204081632548849">
            <text:p>-0.020408163</text:p>
          </table:table-cell>
          <table:table-cell office:value-type="float" office:value="0.00571646341463415">
            <text:p>0.005716463</text:p>
          </table:table-cell>
          <table:table-cell table:formula="oooc:=[.E50]*1000" office:value-type="float" office:value="5.71646341463415">
            <text:p>5.716</text:p>
          </table:table-cell>
          <table:table-cell table:formula="oooc:=[.F50]/[.C50]" office:value-type="float" office:value="0.116662518666003">
            <text:p>0.12</text:p>
          </table:table-cell>
          <table:table-cell table:style-name="ce2" table:formula="oooc:=[.G50]/[.C50]" office:value-type="float" office:value="0.00238086772787761">
            <text:p>0.002</text:p>
          </table:table-cell>
          <table:table-cell table:formula="oooc:=[.H50]/[.C50]" office:value-type="float" office:value="0.0000485891373036248">
            <text:p>0.0000486</text:p>
          </table:table-cell>
          <table:table-cell/>
        </table:table-row>
        <table:table-row table:style-name="ro1">
          <table:table-cell office:value-type="float" office:value="1211685292">
            <text:p>1211685292</text:p>
          </table:table-cell>
          <table:table-cell table:number-columns-repeated="2" office:value-type="float" office:value="50">
            <text:p>50</text:p>
          </table:table-cell>
          <table:table-cell office:value-type="float" office:value="-0.0199999999927272">
            <text:p>-0.020000000</text:p>
          </table:table-cell>
          <table:table-cell office:value-type="float" office:value="0.00703125">
            <text:p>0.007031250</text:p>
          </table:table-cell>
          <table:table-cell table:formula="oooc:=[.E51]*1000" office:value-type="float" office:value="7.03125">
            <text:p>7.031</text:p>
          </table:table-cell>
          <table:table-cell table:formula="oooc:=[.F51]/[.C51]" office:value-type="float" office:value="0.140625">
            <text:p>0.14</text:p>
          </table:table-cell>
          <table:table-cell table:style-name="ce2" table:formula="oooc:=[.G51]/[.C51]" office:value-type="float" office:value="0.0028125">
            <text:p>0.003</text:p>
          </table:table-cell>
          <table:table-cell table:formula="oooc:=[.H51]/[.C51]" office:value-type="float" office:value="0.00005625">
            <text:p>0.0000563</text:p>
          </table:table-cell>
          <table:table-cell/>
        </table:table-row>
        <table:table-row table:style-name="ro1">
          <table:table-cell office:value-type="float" office:value="957624581">
            <text:p>957624581</text:p>
          </table:table-cell>
          <table:table-cell table:number-columns-repeated="2" office:value-type="float" office:value="51">
            <text:p>51</text:p>
          </table:table-cell>
          <table:table-cell office:value-type="float" office:value="-0.0196078431287106">
            <text:p>-0.019607843</text:p>
          </table:table-cell>
          <table:table-cell office:value-type="float" office:value="0.00616776315789474">
            <text:p>0.006167763</text:p>
          </table:table-cell>
          <table:table-cell table:formula="oooc:=[.E52]*1000" office:value-type="float" office:value="6.16776315789474">
            <text:p>6.168</text:p>
          </table:table-cell>
          <table:table-cell table:formula="oooc:=[.F52]/[.C52]" office:value-type="float" office:value="0.12093653250774">
            <text:p>0.12</text:p>
          </table:table-cell>
          <table:table-cell table:style-name="ce2" table:formula="oooc:=[.G52]/[.C52]" office:value-type="float" office:value="0.00237130455897529">
            <text:p>0.002</text:p>
          </table:table-cell>
          <table:table-cell table:formula="oooc:=[.H52]/[.C52]" office:value-type="float" office:value="0.000046496167823045">
            <text:p>0.0000465</text:p>
          </table:table-cell>
          <table:table-cell/>
        </table:table-row>
        <table:table-row table:style-name="ro1">
          <table:table-cell office:value-type="float" office:value="378210076">
            <text:p>378210076</text:p>
          </table:table-cell>
          <table:table-cell table:number-columns-repeated="2" office:value-type="float" office:value="52">
            <text:p>52</text:p>
          </table:table-cell>
          <table:table-cell office:value-type="float" office:value="-0.0192307691727081">
            <text:p>-0.019230769</text:p>
          </table:table-cell>
          <table:table-cell office:value-type="float" office:value="0.00607638888888889">
            <text:p>0.006076389</text:p>
          </table:table-cell>
          <table:table-cell table:formula="oooc:=[.E53]*1000" office:value-type="float" office:value="6.07638888888889">
            <text:p>6.076</text:p>
          </table:table-cell>
          <table:table-cell table:formula="oooc:=[.F53]/[.C53]" office:value-type="float" office:value="0.116853632478633">
            <text:p>0.12</text:p>
          </table:table-cell>
          <table:table-cell table:style-name="ce2" table:formula="oooc:=[.G53]/[.C53]" office:value-type="float" office:value="0.0022471852399737">
            <text:p>0.002</text:p>
          </table:table-cell>
          <table:table-cell table:formula="oooc:=[.H53]/[.C53]" office:value-type="float" office:value="0.0000432151007687251">
            <text:p>0.0000432</text:p>
          </table:table-cell>
          <table:table-cell/>
        </table:table-row>
        <table:table-row table:style-name="ro1">
          <table:table-cell office:value-type="float" office:value="981036657">
            <text:p>981036657</text:p>
          </table:table-cell>
          <table:table-cell table:number-columns-repeated="2" office:value-type="float" office:value="53">
            <text:p>53</text:p>
          </table:table-cell>
          <table:table-cell office:value-type="float" office:value="-0.0188679241387746">
            <text:p>-0.018867924</text:p>
          </table:table-cell>
          <table:table-cell office:value-type="float" office:value="0.00669642857142857">
            <text:p>0.006696429</text:p>
          </table:table-cell>
          <table:table-cell table:formula="oooc:=[.E54]*1000" office:value-type="float" office:value="6.69642857142857">
            <text:p>6.696</text:p>
          </table:table-cell>
          <table:table-cell table:formula="oooc:=[.F54]/[.C54]" office:value-type="float" office:value="0.126347708894879">
            <text:p>0.13</text:p>
          </table:table-cell>
          <table:table-cell table:style-name="ce2" table:formula="oooc:=[.G54]/[.C54]" office:value-type="float" office:value="0.00238391903575243">
            <text:p>0.002</text:p>
          </table:table-cell>
          <table:table-cell table:formula="oooc:=[.H54]/[.C54]" office:value-type="float" office:value="0.000044979604448159">
            <text:p>0.0000450</text:p>
          </table:table-cell>
          <table:table-cell/>
        </table:table-row>
        <table:table-row table:style-name="ro1">
          <table:table-cell office:value-type="float" office:value="1541308451">
            <text:p>1541308451</text:p>
          </table:table-cell>
          <table:table-cell table:number-columns-repeated="2" office:value-type="float" office:value="54">
            <text:p>54</text:p>
          </table:table-cell>
          <table:table-cell office:value-type="float" office:value="-0.018518518509083">
            <text:p>-0.018518519</text:p>
          </table:table-cell>
          <table:table-cell office:value-type="float" office:value="0.00735294117647059">
            <text:p>0.007352941</text:p>
          </table:table-cell>
          <table:table-cell table:formula="oooc:=[.E55]*1000" office:value-type="float" office:value="7.35294117647059">
            <text:p>7.353</text:p>
          </table:table-cell>
          <table:table-cell table:formula="oooc:=[.F55]/[.C55]" office:value-type="float" office:value="0.136165577342048">
            <text:p>0.14</text:p>
          </table:table-cell>
          <table:table-cell table:style-name="ce2" table:formula="oooc:=[.G55]/[.C55]" office:value-type="float" office:value="0.00252158476559348">
            <text:p>0.003</text:p>
          </table:table-cell>
          <table:table-cell table:formula="oooc:=[.H55]/[.C55]" office:value-type="float" office:value="0.0000466960141776571">
            <text:p>0.0000467</text:p>
          </table:table-cell>
          <table:table-cell/>
        </table:table-row>
        <table:table-row table:style-name="ro1">
          <table:table-cell office:value-type="float" office:value="26339080">
            <text:p>26339080</text:p>
          </table:table-cell>
          <table:table-cell table:number-columns-repeated="2" office:value-type="float" office:value="55">
            <text:p>55</text:p>
          </table:table-cell>
          <table:table-cell office:value-type="float" office:value="-0.0181818181612812">
            <text:p>-0.018181818</text:p>
          </table:table-cell>
          <table:table-cell office:value-type="float" office:value="0.00757575757575758">
            <text:p>0.007575758</text:p>
          </table:table-cell>
          <table:table-cell table:formula="oooc:=[.E56]*1000" office:value-type="float" office:value="7.57575757575758">
            <text:p>7.576</text:p>
          </table:table-cell>
          <table:table-cell table:formula="oooc:=[.F56]/[.C56]" office:value-type="float" office:value="0.137741046831956">
            <text:p>0.14</text:p>
          </table:table-cell>
          <table:table-cell table:style-name="ce2" table:formula="oooc:=[.G56]/[.C56]" office:value-type="float" office:value="0.00250438266967193">
            <text:p>0.003</text:p>
          </table:table-cell>
          <table:table-cell table:formula="oooc:=[.H56]/[.C56]" office:value-type="float" office:value="0.0000455342303576714">
            <text:p>0.0000455</text:p>
          </table:table-cell>
          <table:table-cell/>
        </table:table-row>
        <table:table-row table:style-name="ro1">
          <table:table-cell office:value-type="float" office:value="1389415351">
            <text:p>1389415351</text:p>
          </table:table-cell>
          <table:table-cell table:number-columns-repeated="2" office:value-type="float" office:value="56">
            <text:p>56</text:p>
          </table:table-cell>
          <table:table-cell office:value-type="float" office:value="-0.017857142849067">
            <text:p>-0.017857143</text:p>
          </table:table-cell>
          <table:table-cell office:value-type="float" office:value="0.00806451612903226">
            <text:p>0.008064516</text:p>
          </table:table-cell>
          <table:table-cell table:formula="oooc:=[.E57]*1000" office:value-type="float" office:value="8.06451612903226">
            <text:p>8.065</text:p>
          </table:table-cell>
          <table:table-cell table:formula="oooc:=[.F57]/[.C57]" office:value-type="float" office:value="0.144009216589862">
            <text:p>0.14</text:p>
          </table:table-cell>
          <table:table-cell table:style-name="ce2" table:formula="oooc:=[.G57]/[.C57]" office:value-type="float" office:value="0.00257159315339039">
            <text:p>0.003</text:p>
          </table:table-cell>
          <table:table-cell table:formula="oooc:=[.H57]/[.C57]" office:value-type="float" office:value="0.0000459213063105427">
            <text:p>0.0000459</text:p>
          </table:table-cell>
          <table:table-cell/>
        </table:table-row>
        <table:table-row table:style-name="ro1">
          <table:table-cell office:value-type="float" office:value="1453794838">
            <text:p>1453794838</text:p>
          </table:table-cell>
          <table:table-cell table:number-columns-repeated="2" office:value-type="float" office:value="57">
            <text:p>57</text:p>
          </table:table-cell>
          <table:table-cell office:value-type="float" office:value="-0.017543859638181">
            <text:p>-0.017543860</text:p>
          </table:table-cell>
          <table:table-cell office:value-type="float" office:value="0.00833333333333333">
            <text:p>0.008333333</text:p>
          </table:table-cell>
          <table:table-cell table:formula="oooc:=[.E58]*1000" office:value-type="float" office:value="8.33333333333333">
            <text:p>8.333</text:p>
          </table:table-cell>
          <table:table-cell table:formula="oooc:=[.F58]/[.C58]" office:value-type="float" office:value="0.146198830409357">
            <text:p>0.15</text:p>
          </table:table-cell>
          <table:table-cell table:style-name="ce2" table:formula="oooc:=[.G58]/[.C58]" office:value-type="float" office:value="0.00256489176156766">
            <text:p>0.003</text:p>
          </table:table-cell>
          <table:table-cell table:formula="oooc:=[.H58]/[.C58]" office:value-type="float" office:value="0.0000449981010801344">
            <text:p>0.0000450</text:p>
          </table:table-cell>
          <table:table-cell/>
        </table:table-row>
        <table:table-row table:style-name="ro1">
          <table:table-cell office:value-type="float" office:value="177619198">
            <text:p>177619198</text:p>
          </table:table-cell>
          <table:table-cell table:number-columns-repeated="2" office:value-type="float" office:value="58">
            <text:p>58</text:p>
          </table:table-cell>
          <table:table-cell office:value-type="float" office:value="-0.0172413793051191">
            <text:p>-0.017241379</text:p>
          </table:table-cell>
          <table:table-cell office:value-type="float" office:value="0.00862068965517241">
            <text:p>0.008620690</text:p>
          </table:table-cell>
          <table:table-cell table:formula="oooc:=[.E59]*1000" office:value-type="float" office:value="8.62068965517241">
            <text:p>8.621</text:p>
          </table:table-cell>
          <table:table-cell table:formula="oooc:=[.F59]/[.C59]" office:value-type="float" office:value="0.148632580261593">
            <text:p>0.15</text:p>
          </table:table-cell>
          <table:table-cell table:style-name="ce2" table:formula="oooc:=[.G59]/[.C59]" office:value-type="float" office:value="0.0025626306941654">
            <text:p>0.003</text:p>
          </table:table-cell>
          <table:table-cell table:formula="oooc:=[.H59]/[.C59]" office:value-type="float" office:value="0.000044183287830438">
            <text:p>0.0000442</text:p>
          </table:table-cell>
          <table:table-cell/>
        </table:table-row>
        <table:table-row table:style-name="ro1">
          <table:table-cell office:value-type="float" office:value="970358541">
            <text:p>970358541</text:p>
          </table:table-cell>
          <table:table-cell table:number-columns-repeated="2" office:value-type="float" office:value="59">
            <text:p>59</text:p>
          </table:table-cell>
          <table:table-cell office:value-type="float" office:value="-0.0169491525004872">
            <text:p>-0.016949153</text:p>
          </table:table-cell>
          <table:table-cell office:value-type="float" office:value="0.00948660714285714">
            <text:p>0.009486607</text:p>
          </table:table-cell>
          <table:table-cell table:formula="oooc:=[.E60]*1000" office:value-type="float" office:value="9.48660714285714">
            <text:p>9.487</text:p>
          </table:table-cell>
          <table:table-cell table:formula="oooc:=[.F60]/[.C60]" office:value-type="float" office:value="0.16078995157385">
            <text:p>0.16</text:p>
          </table:table-cell>
          <table:table-cell table:style-name="ce2" table:formula="oooc:=[.G60]/[.C60]" office:value-type="float" office:value="0.00272525341650593">
            <text:p>0.003</text:p>
          </table:table-cell>
          <table:table-cell table:formula="oooc:=[.H60]/[.C60]" office:value-type="float" office:value="0.0000461907358729819">
            <text:p>0.0000462</text:p>
          </table:table-cell>
          <table:table-cell/>
        </table:table-row>
        <table:table-row table:style-name="ro1">
          <table:table-cell office:value-type="float" office:value="1614055643">
            <text:p>1614055643</text:p>
          </table:table-cell>
          <table:table-cell table:number-columns-repeated="2" office:value-type="float" office:value="60">
            <text:p>60</text:p>
          </table:table-cell>
          <table:table-cell office:value-type="float" office:value="-0.0166666666287938">
            <text:p>-0.016666667</text:p>
          </table:table-cell>
          <table:table-cell office:value-type="float" office:value="0.00983796296296297">
            <text:p>0.009837963</text:p>
          </table:table-cell>
          <table:table-cell table:formula="oooc:=[.E61]*1000" office:value-type="float" office:value="9.83796296296297">
            <text:p>9.838</text:p>
          </table:table-cell>
          <table:table-cell table:formula="oooc:=[.F61]/[.C61]" office:value-type="float" office:value="0.163966049382716">
            <text:p>0.16</text:p>
          </table:table-cell>
          <table:table-cell table:style-name="ce2" table:formula="oooc:=[.G61]/[.C61]" office:value-type="float" office:value="0.00273276748971194">
            <text:p>0.003</text:p>
          </table:table-cell>
          <table:table-cell table:formula="oooc:=[.H61]/[.C61]" office:value-type="float" office:value="0.0000455461248285323">
            <text:p>0.0000455</text:p>
          </table:table-cell>
          <table:table-cell/>
        </table:table-row>
        <table:table-row table:style-name="ro1">
          <table:table-cell office:value-type="float" office:value="2051849580">
            <text:p>2051849580</text:p>
          </table:table-cell>
          <table:table-cell table:number-columns-repeated="2" office:value-type="float" office:value="61">
            <text:p>61</text:p>
          </table:table-cell>
          <table:table-cell office:value-type="float" office:value="-0.0163934391843554">
            <text:p>-0.016393439</text:p>
          </table:table-cell>
          <table:table-cell office:value-type="float" office:value="0.0102163461538462">
            <text:p>0.010216346</text:p>
          </table:table-cell>
          <table:table-cell table:formula="oooc:=[.E62]*1000" office:value-type="float" office:value="10.2163461538462">
            <text:p>10.216</text:p>
          </table:table-cell>
          <table:table-cell table:formula="oooc:=[.F62]/[.C62]" office:value-type="float" office:value="0.167481084489282">
            <text:p>0.17</text:p>
          </table:table-cell>
          <table:table-cell table:style-name="ce2" table:formula="oooc:=[.G62]/[.C62]" office:value-type="float" office:value="0.00274559154900462">
            <text:p>0.003</text:p>
          </table:table-cell>
          <table:table-cell table:formula="oooc:=[.H62]/[.C62]" office:value-type="float" office:value="0.0000450096975246659">
            <text:p>0.0000450</text:p>
          </table:table-cell>
          <table:table-cell/>
        </table:table-row>
        <table:table-row table:style-name="ro1">
          <table:table-cell office:value-type="float" office:value="1104183330">
            <text:p>1104183330</text:p>
          </table:table-cell>
          <table:table-cell table:number-columns-repeated="2" office:value-type="float" office:value="62">
            <text:p>62</text:p>
          </table:table-cell>
          <table:table-cell office:value-type="float" office:value="-0.0161290320891112">
            <text:p>-0.016129032</text:p>
          </table:table-cell>
          <table:table-cell office:value-type="float" office:value="0.0108173076923077">
            <text:p>0.010817308</text:p>
          </table:table-cell>
          <table:table-cell table:formula="oooc:=[.E63]*1000" office:value-type="float" office:value="10.8173076923077">
            <text:p>10.817</text:p>
          </table:table-cell>
          <table:table-cell table:formula="oooc:=[.F63]/[.C63]" office:value-type="float" office:value="0.17447270471464">
            <text:p>0.17</text:p>
          </table:table-cell>
          <table:table-cell table:style-name="ce2" table:formula="oooc:=[.G63]/[.C63]" office:value-type="float" office:value="0.0028140758824942">
            <text:p>0.003</text:p>
          </table:table-cell>
          <table:table-cell table:formula="oooc:=[.H63]/[.C63]" office:value-type="float" office:value="0.0000453883206853903">
            <text:p>0.0000454</text:p>
          </table:table-cell>
          <table:table-cell/>
        </table:table-row>
        <table:table-row table:style-name="ro1">
          <table:table-cell office:value-type="float" office:value="41433484">
            <text:p>41433484</text:p>
          </table:table-cell>
          <table:table-cell table:number-columns-repeated="2" office:value-type="float" office:value="63">
            <text:p>63</text:p>
          </table:table-cell>
          <table:table-cell office:value-type="float" office:value="-0.0158730158542539">
            <text:p>-0.015873016</text:p>
          </table:table-cell>
          <table:table-cell office:value-type="float" office:value="0.01125">
            <text:p>0.011250000</text:p>
          </table:table-cell>
          <table:table-cell table:formula="oooc:=[.E64]*1000" office:value-type="float" office:value="11.25">
            <text:p>11.250</text:p>
          </table:table-cell>
          <table:table-cell table:formula="oooc:=[.F64]/[.C64]" office:value-type="float" office:value="0.178571428571429">
            <text:p>0.18</text:p>
          </table:table-cell>
          <table:table-cell table:style-name="ce2" table:formula="oooc:=[.G64]/[.C64]" office:value-type="float" office:value="0.00283446712018141">
            <text:p>0.003</text:p>
          </table:table-cell>
          <table:table-cell table:formula="oooc:=[.H64]/[.C64]" office:value-type="float" office:value="0.000044991541590181">
            <text:p>0.0000450</text:p>
          </table:table-cell>
          <table:table-cell/>
        </table:table-row>
        <table:table-row table:style-name="ro1">
          <table:table-cell office:value-type="float" office:value="620875698">
            <text:p>620875698</text:p>
          </table:table-cell>
          <table:table-cell table:number-columns-repeated="2" office:value-type="float" office:value="64">
            <text:p>64</text:p>
          </table:table-cell>
          <table:table-cell office:value-type="float" office:value="-0.0156249999587743">
            <text:p>-0.015625000</text:p>
          </table:table-cell>
          <table:table-cell office:value-type="float" office:value="0.01171875">
            <text:p>0.011718750</text:p>
          </table:table-cell>
          <table:table-cell table:formula="oooc:=[.E65]*1000" office:value-type="float" office:value="11.71875">
            <text:p>11.719</text:p>
          </table:table-cell>
          <table:table-cell table:formula="oooc:=[.F65]/[.C65]" office:value-type="float" office:value="0.18310546875">
            <text:p>0.18</text:p>
          </table:table-cell>
          <table:table-cell table:style-name="ce2" table:formula="oooc:=[.G65]/[.C65]" office:value-type="float" office:value="0.00286102294921875">
            <text:p>0.003</text:p>
          </table:table-cell>
          <table:table-cell table:formula="oooc:=[.H65]/[.C65]" office:value-type="float" office:value="0.000044703483581543">
            <text:p>0.0000447</text:p>
          </table:table-cell>
          <table:table-cell/>
        </table:table-row>
        <table:table-row table:style-name="ro1">
          <table:table-cell office:value-type="float" office:value="432995953">
            <text:p>432995953</text:p>
          </table:table-cell>
          <table:table-cell table:number-columns-repeated="2" office:value-type="float" office:value="65">
            <text:p>65</text:p>
          </table:table-cell>
          <table:table-cell office:value-type="float" office:value="-0.0153846153702375">
            <text:p>-0.015384615</text:p>
          </table:table-cell>
          <table:table-cell office:value-type="float" office:value="0.0122282608695652">
            <text:p>0.012228261</text:p>
          </table:table-cell>
          <table:table-cell table:formula="oooc:=[.E66]*1000" office:value-type="float" office:value="12.2282608695652">
            <text:p>12.228</text:p>
          </table:table-cell>
          <table:table-cell table:formula="oooc:=[.F66]/[.C66]" office:value-type="float" office:value="0.188127090301003">
            <text:p>0.19</text:p>
          </table:table-cell>
          <table:table-cell table:style-name="ce2" table:formula="oooc:=[.G66]/[.C66]" office:value-type="float" office:value="0.00289426292770774">
            <text:p>0.003</text:p>
          </table:table-cell>
          <table:table-cell table:formula="oooc:=[.H66]/[.C66]" office:value-type="float" office:value="0.0000445271219647345">
            <text:p>0.0000445</text:p>
          </table:table-cell>
          <table:table-cell/>
        </table:table-row>
        <table:table-row table:style-name="ro1">
          <table:table-cell office:value-type="float" office:value="935074474">
            <text:p>935074474</text:p>
          </table:table-cell>
          <table:table-cell table:number-columns-repeated="2" office:value-type="float" office:value="66">
            <text:p>66</text:p>
          </table:table-cell>
          <table:table-cell office:value-type="float" office:value="-0.0151515150422483">
            <text:p>-0.015151515</text:p>
          </table:table-cell>
          <table:table-cell office:value-type="float" office:value="0.0127840909090909">
            <text:p>0.012784091</text:p>
          </table:table-cell>
          <table:table-cell table:formula="oooc:=[.E67]*1000" office:value-type="float" office:value="12.7840909090909">
            <text:p>12.784</text:p>
          </table:table-cell>
          <table:table-cell table:formula="oooc:=[.F67]/[.C67]" office:value-type="float" office:value="0.193698347107438">
            <text:p>0.19</text:p>
          </table:table-cell>
          <table:table-cell table:style-name="ce2" table:formula="oooc:=[.G67]/[.C67]" office:value-type="float" office:value="0.00293482344102179">
            <text:p>0.003</text:p>
          </table:table-cell>
          <table:table-cell table:formula="oooc:=[.H67]/[.C67]" office:value-type="float" office:value="0.0000444670218336634">
            <text:p>0.0000445</text:p>
          </table:table-cell>
          <table:table-cell/>
        </table:table-row>
        <table:table-row table:style-name="ro1">
          <table:table-cell office:value-type="float" office:value="1426347367">
            <text:p>1426347367</text:p>
          </table:table-cell>
          <table:table-cell table:number-columns-repeated="2" office:value-type="float" office:value="67">
            <text:p>67</text:p>
          </table:table-cell>
          <table:table-cell office:value-type="float" office:value="-0.0149253730433543">
            <text:p>-0.014925373</text:p>
          </table:table-cell>
          <table:table-cell office:value-type="float" office:value="0.0134943181818182">
            <text:p>0.013494318</text:p>
          </table:table-cell>
          <table:table-cell table:formula="oooc:=[.E68]*1000" office:value-type="float" office:value="13.4943181818182">
            <text:p>13.494</text:p>
          </table:table-cell>
          <table:table-cell table:formula="oooc:=[.F68]/[.C68]" office:value-type="float" office:value="0.201407734056988">
            <text:p>0.2</text:p>
          </table:table-cell>
          <table:table-cell table:style-name="ce2" table:formula="oooc:=[.G68]/[.C68]" office:value-type="float" office:value="0.00300608558294012">
            <text:p>0.003</text:p>
          </table:table-cell>
          <table:table-cell table:formula="oooc:=[.H68]/[.C68]" office:value-type="float" office:value="0.0000448669489991063">
            <text:p>0.0000449</text:p>
          </table:table-cell>
          <table:table-cell/>
        </table:table-row>
        <table:table-row table:style-name="ro1">
          <table:table-cell office:value-type="float" office:value="694724497">
            <text:p>694724497</text:p>
          </table:table-cell>
          <table:table-cell table:number-columns-repeated="2" office:value-type="float" office:value="68">
            <text:p>68</text:p>
          </table:table-cell>
          <table:table-cell office:value-type="float" office:value="-0.0147058823124553">
            <text:p>-0.014705882</text:p>
          </table:table-cell>
          <table:table-cell office:value-type="float" office:value="0.0133928571428571">
            <text:p>0.013392857</text:p>
          </table:table-cell>
          <table:table-cell table:formula="oooc:=[.E69]*1000" office:value-type="float" office:value="13.3928571428571">
            <text:p>13.393</text:p>
          </table:table-cell>
          <table:table-cell table:formula="oooc:=[.F69]/[.C69]" office:value-type="float" office:value="0.196953781512604">
            <text:p>0.2</text:p>
          </table:table-cell>
          <table:table-cell table:style-name="ce2" table:formula="oooc:=[.G69]/[.C69]" office:value-type="float" office:value="0.00289637913989124">
            <text:p>0.003</text:p>
          </table:table-cell>
          <table:table-cell table:formula="oooc:=[.H69]/[.C69]" office:value-type="float" office:value="0.0000425938108807535">
            <text:p>0.0000426</text:p>
          </table:table-cell>
          <table:table-cell/>
        </table:table-row>
        <table:table-row table:style-name="ro1">
          <table:table-cell office:value-type="float" office:value="1381141812">
            <text:p>1381141812</text:p>
          </table:table-cell>
          <table:table-cell table:number-columns-repeated="2" office:value-type="float" office:value="69">
            <text:p>69</text:p>
          </table:table-cell>
          <table:table-cell office:value-type="float" office:value="-0.0144927536142063">
            <text:p>-0.014492754</text:p>
          </table:table-cell>
          <table:table-cell office:value-type="float" office:value="0.0148809523809524">
            <text:p>0.014880952</text:p>
          </table:table-cell>
          <table:table-cell table:formula="oooc:=[.E70]*1000" office:value-type="float" office:value="14.8809523809524">
            <text:p>14.881</text:p>
          </table:table-cell>
          <table:table-cell table:formula="oooc:=[.F70]/[.C70]" office:value-type="float" office:value="0.215665976535542">
            <text:p>0.22</text:p>
          </table:table-cell>
          <table:table-cell table:style-name="ce2" table:formula="oooc:=[.G70]/[.C70]" office:value-type="float" office:value="0.00312559386283394">
            <text:p>0.003</text:p>
          </table:table-cell>
          <table:table-cell table:formula="oooc:=[.H70]/[.C70]" office:value-type="float" office:value="0.0000452984617802021">
            <text:p>0.0000453</text:p>
          </table:table-cell>
          <table:table-cell/>
        </table:table-row>
        <table:table-row table:style-name="ro1">
          <table:table-cell office:value-type="float" office:value="921134705">
            <text:p>921134705</text:p>
          </table:table-cell>
          <table:table-cell table:number-columns-repeated="2" office:value-type="float" office:value="70">
            <text:p>70</text:p>
          </table:table-cell>
          <table:table-cell office:value-type="float" office:value="-0.0142857142432149">
            <text:p>-0.014285714</text:p>
          </table:table-cell>
          <table:table-cell office:value-type="float" office:value="0.01484375">
            <text:p>0.014843750</text:p>
          </table:table-cell>
          <table:table-cell table:formula="oooc:=[.E71]*1000" office:value-type="float" office:value="14.84375">
            <text:p>14.844</text:p>
          </table:table-cell>
          <table:table-cell table:formula="oooc:=[.F71]/[.C71]" office:value-type="float" office:value="0.212053571428571">
            <text:p>0.21</text:p>
          </table:table-cell>
          <table:table-cell table:style-name="ce2" table:formula="oooc:=[.G71]/[.C71]" office:value-type="float" office:value="0.00302933673469388">
            <text:p>0.003</text:p>
          </table:table-cell>
          <table:table-cell table:formula="oooc:=[.H71]/[.C71]" office:value-type="float" office:value="0.0000432762390670554">
            <text:p>0.0000433</text:p>
          </table:table-cell>
          <table:table-cell/>
        </table:table-row>
        <table:table-row table:style-name="ro1">
          <table:table-cell office:value-type="float" office:value="1897215531">
            <text:p>1897215531</text:p>
          </table:table-cell>
          <table:table-cell table:number-columns-repeated="2" office:value-type="float" office:value="71">
            <text:p>71</text:p>
          </table:table-cell>
          <table:table-cell office:value-type="float" office:value="-0.0140845070092155">
            <text:p>-0.014084507</text:p>
          </table:table-cell>
          <table:table-cell office:value-type="float" office:value="0.0164473684210526">
            <text:p>0.016447368</text:p>
          </table:table-cell>
          <table:table-cell table:formula="oooc:=[.E72]*1000" office:value-type="float" office:value="16.4473684210526">
            <text:p>16.447</text:p>
          </table:table-cell>
          <table:table-cell table:formula="oooc:=[.F72]/[.C72]" office:value-type="float" office:value="0.231653076352853">
            <text:p>0.23</text:p>
          </table:table-cell>
          <table:table-cell table:style-name="ce2" table:formula="oooc:=[.G72]/[.C72]" office:value-type="float" office:value="0.00326271938525146">
            <text:p>0.003</text:p>
          </table:table-cell>
          <table:table-cell table:formula="oooc:=[.H72]/[.C72]" office:value-type="float" office:value="0.0000459537941584712">
            <text:p>0.0000460</text:p>
          </table:table-cell>
          <table:table-cell/>
        </table:table-row>
        <table:table-row table:style-name="ro1">
          <table:table-cell office:value-type="float" office:value="1671808376">
            <text:p>1671808376</text:p>
          </table:table-cell>
          <table:table-cell table:number-columns-repeated="2" office:value-type="float" office:value="72">
            <text:p>72</text:p>
          </table:table-cell>
          <table:table-cell office:value-type="float" office:value="-0.0138888888458837">
            <text:p>-0.013888889</text:p>
          </table:table-cell>
          <table:table-cell office:value-type="float" office:value="0.0172697368421053">
            <text:p>0.017269737</text:p>
          </table:table-cell>
          <table:table-cell table:formula="oooc:=[.E73]*1000" office:value-type="float" office:value="17.2697368421053">
            <text:p>17.270</text:p>
          </table:table-cell>
          <table:table-cell table:formula="oooc:=[.F73]/[.C73]" office:value-type="float" office:value="0.239857456140351">
            <text:p>0.24</text:p>
          </table:table-cell>
          <table:table-cell table:style-name="ce2" table:formula="oooc:=[.G73]/[.C73]" office:value-type="float" office:value="0.00333135355750488">
            <text:p>0.003</text:p>
          </table:table-cell>
          <table:table-cell table:formula="oooc:=[.H73]/[.C73]" office:value-type="float" office:value="0.00004626879940979">
            <text:p>0.0000463</text:p>
          </table:table-cell>
          <table:table-cell/>
        </table:table-row>
        <table:table-row table:style-name="ro1">
          <table:table-cell office:value-type="float" office:value="1728495269">
            <text:p>1728495269</text:p>
          </table:table-cell>
          <table:table-cell table:number-columns-repeated="2" office:value-type="float" office:value="73">
            <text:p>73</text:p>
          </table:table-cell>
          <table:table-cell office:value-type="float" office:value="-0.0136986300899622">
            <text:p>-0.013698630</text:p>
          </table:table-cell>
          <table:table-cell office:value-type="float" office:value="0.0208333333333333">
            <text:p>0.020833333</text:p>
          </table:table-cell>
          <table:table-cell table:formula="oooc:=[.E74]*1000" office:value-type="float" office:value="20.8333333333333">
            <text:p>20.833</text:p>
          </table:table-cell>
          <table:table-cell table:formula="oooc:=[.F74]/[.C74]" office:value-type="float" office:value="0.285388127853881">
            <text:p>0.29</text:p>
          </table:table-cell>
          <table:table-cell table:style-name="ce2" table:formula="oooc:=[.G74]/[.C74]" office:value-type="float" office:value="0.00390942640895727">
            <text:p>0.004</text:p>
          </table:table-cell>
          <table:table-cell table:formula="oooc:=[.H74]/[.C74]" office:value-type="float" office:value="0.0000535537864240722">
            <text:p>0.0000536</text:p>
          </table:table-cell>
          <table:table-cell/>
        </table:table-row>
        <table:table-row table:style-name="ro1">
          <table:table-cell office:value-type="float" office:value="833411801">
            <text:p>833411801</text:p>
          </table:table-cell>
          <table:table-cell table:number-columns-repeated="2" office:value-type="float" office:value="74">
            <text:p>74</text:p>
          </table:table-cell>
          <table:table-cell office:value-type="float" office:value="-0.0135135118223388">
            <text:p>-0.013513512</text:p>
          </table:table-cell>
          <table:table-cell office:value-type="float" office:value="0.0182291666666667">
            <text:p>0.018229167</text:p>
          </table:table-cell>
          <table:table-cell table:formula="oooc:=[.E75]*1000" office:value-type="float" office:value="18.2291666666667">
            <text:p>18.229</text:p>
          </table:table-cell>
          <table:table-cell table:formula="oooc:=[.F75]/[.C75]" office:value-type="float" office:value="0.24634009009009">
            <text:p>0.25</text:p>
          </table:table-cell>
          <table:table-cell table:style-name="ce2" table:formula="oooc:=[.G75]/[.C75]" office:value-type="float" office:value="0.00332892013635257">
            <text:p>0.003</text:p>
          </table:table-cell>
          <table:table-cell table:formula="oooc:=[.H75]/[.C75]" office:value-type="float" office:value="0.0000449854072480078">
            <text:p>0.0000450</text:p>
          </table:table-cell>
          <table:table-cell/>
        </table:table-row>
        <table:table-row table:style-name="ro1">
          <table:table-cell office:value-type="float" office:value="1903014011">
            <text:p>1903014011</text:p>
          </table:table-cell>
          <table:table-cell table:number-columns-repeated="2" office:value-type="float" office:value="75">
            <text:p>75</text:p>
          </table:table-cell>
          <table:table-cell office:value-type="float" office:value="-0.0133333333277506">
            <text:p>-0.013333333</text:p>
          </table:table-cell>
          <table:table-cell office:value-type="float" office:value="0.0193014705882353">
            <text:p>0.019301471</text:p>
          </table:table-cell>
          <table:table-cell table:formula="oooc:=[.E76]*1000" office:value-type="float" office:value="19.3014705882353">
            <text:p>19.301</text:p>
          </table:table-cell>
          <table:table-cell table:formula="oooc:=[.F76]/[.C76]" office:value-type="float" office:value="0.257352941176471">
            <text:p>0.26</text:p>
          </table:table-cell>
          <table:table-cell table:style-name="ce2" table:formula="oooc:=[.G76]/[.C76]" office:value-type="float" office:value="0.00343137254901961">
            <text:p>0.003</text:p>
          </table:table-cell>
          <table:table-cell table:formula="oooc:=[.H76]/[.C76]" office:value-type="float" office:value="0.0000457516339869281">
            <text:p>0.0000458</text:p>
          </table:table-cell>
          <table:table-cell/>
        </table:table-row>
        <table:table-row table:style-name="ro1">
          <table:table-cell office:value-type="float" office:value="1270452186">
            <text:p>1270452186</text:p>
          </table:table-cell>
          <table:table-cell table:number-columns-repeated="2" office:value-type="float" office:value="76">
            <text:p>76</text:p>
          </table:table-cell>
          <table:table-cell office:value-type="float" office:value="-0.0131578945414503">
            <text:p>-0.013157895</text:p>
          </table:table-cell>
          <table:table-cell office:value-type="float" office:value="0.0193014705882353">
            <text:p>0.019301471</text:p>
          </table:table-cell>
          <table:table-cell table:formula="oooc:=[.E77]*1000" office:value-type="float" office:value="19.3014705882353">
            <text:p>19.301</text:p>
          </table:table-cell>
          <table:table-cell table:formula="oooc:=[.F77]/[.C77]" office:value-type="float" office:value="0.253966718266254">
            <text:p>0.25</text:p>
          </table:table-cell>
          <table:table-cell table:style-name="ce2" table:formula="oooc:=[.G77]/[.C77]" office:value-type="float" office:value="0.0033416673456086">
            <text:p>0.003</text:p>
          </table:table-cell>
          <table:table-cell table:formula="oooc:=[.H77]/[.C77]" office:value-type="float" office:value="0.0000439693071790606">
            <text:p>0.0000440</text:p>
          </table:table-cell>
          <table:table-cell/>
        </table:table-row>
        <table:table-row table:style-name="ro1">
          <table:table-cell office:value-type="float" office:value="1619685725">
            <text:p>1619685725</text:p>
          </table:table-cell>
          <table:table-cell table:number-columns-repeated="2" office:value-type="float" office:value="77">
            <text:p>77</text:p>
          </table:table-cell>
          <table:table-cell office:value-type="float" office:value="-0.0129870129244409">
            <text:p>-0.012987013</text:p>
          </table:table-cell>
          <table:table-cell office:value-type="float" office:value="0.0205078125">
            <text:p>0.020507813</text:p>
          </table:table-cell>
          <table:table-cell table:formula="oooc:=[.E78]*1000" office:value-type="float" office:value="20.5078125">
            <text:p>20.508</text:p>
          </table:table-cell>
          <table:table-cell table:formula="oooc:=[.F78]/[.C78]" office:value-type="float" office:value="0.266335227272727">
            <text:p>0.27</text:p>
          </table:table-cell>
          <table:table-cell table:style-name="ce2" table:formula="oooc:=[.G78]/[.C78]" office:value-type="float" office:value="0.00345889905548996">
            <text:p>0.003</text:p>
          </table:table-cell>
          <table:table-cell table:formula="oooc:=[.H78]/[.C78]" office:value-type="float" office:value="0.0000449207669544151">
            <text:p>0.0000449</text:p>
          </table:table-cell>
          <table:table-cell/>
        </table:table-row>
        <table:table-row table:style-name="ro1">
          <table:table-cell office:value-type="float" office:value="1634240010">
            <text:p>1634240010</text:p>
          </table:table-cell>
          <table:table-cell table:number-columns-repeated="2" office:value-type="float" office:value="78">
            <text:p>78</text:p>
          </table:table-cell>
          <table:table-cell office:value-type="float" office:value="-0.0128205126931107">
            <text:p>-0.012820513</text:p>
          </table:table-cell>
          <table:table-cell office:value-type="float" office:value="0.0205078125">
            <text:p>0.020507813</text:p>
          </table:table-cell>
          <table:table-cell table:formula="oooc:=[.E79]*1000" office:value-type="float" office:value="20.5078125">
            <text:p>20.508</text:p>
          </table:table-cell>
          <table:table-cell table:formula="oooc:=[.F79]/[.C79]" office:value-type="float" office:value="0.262920673076923">
            <text:p>0.26</text:p>
          </table:table-cell>
          <table:table-cell table:style-name="ce2" table:formula="oooc:=[.G79]/[.C79]" office:value-type="float" office:value="0.00337077785996055">
            <text:p>0.003</text:p>
          </table:table-cell>
          <table:table-cell table:formula="oooc:=[.H79]/[.C79]" office:value-type="float" office:value="0.000043215100768725">
            <text:p>0.0000432</text:p>
          </table:table-cell>
          <table:table-cell/>
        </table:table-row>
        <table:table-row table:style-name="ro1">
          <table:table-cell office:value-type="float" office:value="1245795652">
            <text:p>1245795652</text:p>
          </table:table-cell>
          <table:table-cell table:number-columns-repeated="2" office:value-type="float" office:value="79">
            <text:p>79</text:p>
          </table:table-cell>
          <table:table-cell office:value-type="float" office:value="-0.0126582278107321">
            <text:p>-0.012658228</text:p>
          </table:table-cell>
          <table:table-cell office:value-type="float" office:value="0.021484375">
            <text:p>0.021484375</text:p>
          </table:table-cell>
          <table:table-cell table:formula="oooc:=[.E80]*1000" office:value-type="float" office:value="21.484375">
            <text:p>21.484</text:p>
          </table:table-cell>
          <table:table-cell table:formula="oooc:=[.F80]/[.C80]" office:value-type="float" office:value="0.271954113924051">
            <text:p>0.27</text:p>
          </table:table-cell>
          <table:table-cell table:style-name="ce2" table:formula="oooc:=[.G80]/[.C80]" office:value-type="float" office:value="0.00344245713827912">
            <text:p>0.003</text:p>
          </table:table-cell>
          <table:table-cell table:formula="oooc:=[.H80]/[.C80]" office:value-type="float" office:value="0.0000435754068136598">
            <text:p>0.0000436</text:p>
          </table:table-cell>
          <table:table-cell/>
        </table:table-row>
        <table:table-row table:style-name="ro1">
          <table:table-cell office:value-type="float" office:value="1265088865">
            <text:p>1265088865</text:p>
          </table:table-cell>
          <table:table-cell table:number-columns-repeated="2" office:value-type="float" office:value="80">
            <text:p>80</text:p>
          </table:table-cell>
          <table:table-cell office:value-type="float" office:value="-0.0124999999392799">
            <text:p>-0.012500000</text:p>
          </table:table-cell>
          <table:table-cell office:value-type="float" office:value="0.0229166666666667">
            <text:p>0.022916667</text:p>
          </table:table-cell>
          <table:table-cell table:formula="oooc:=[.E81]*1000" office:value-type="float" office:value="22.9166666666667">
            <text:p>22.917</text:p>
          </table:table-cell>
          <table:table-cell table:formula="oooc:=[.F81]/[.C81]" office:value-type="float" office:value="0.286458333333334">
            <text:p>0.29</text:p>
          </table:table-cell>
          <table:table-cell table:style-name="ce2" table:formula="oooc:=[.G81]/[.C81]" office:value-type="float" office:value="0.00358072916666667">
            <text:p>0.004</text:p>
          </table:table-cell>
          <table:table-cell table:formula="oooc:=[.H81]/[.C81]" office:value-type="float" office:value="0.0000447591145833334">
            <text:p>0.0000448</text:p>
          </table:table-cell>
          <table:table-cell/>
        </table:table-row>
        <table:table-row table:style-name="ro1">
          <table:table-cell office:value-type="float" office:value="1793990620">
            <text:p>1793990620</text:p>
          </table:table-cell>
          <table:table-cell table:number-columns-repeated="2" office:value-type="float" office:value="81">
            <text:p>81</text:p>
          </table:table-cell>
          <table:table-cell office:value-type="float" office:value="-0.0123456789717409">
            <text:p>-0.012345679</text:p>
          </table:table-cell>
          <table:table-cell office:value-type="float" office:value="0.0229166666666667">
            <text:p>0.022916667</text:p>
          </table:table-cell>
          <table:table-cell table:formula="oooc:=[.E82]*1000" office:value-type="float" office:value="22.9166666666667">
            <text:p>22.917</text:p>
          </table:table-cell>
          <table:table-cell table:formula="oooc:=[.F82]/[.C82]" office:value-type="float" office:value="0.282921810699589">
            <text:p>0.28</text:p>
          </table:table-cell>
          <table:table-cell table:style-name="ce2" table:formula="oooc:=[.G82]/[.C82]" office:value-type="float" office:value="0.00349286186048875">
            <text:p>0.003</text:p>
          </table:table-cell>
          <table:table-cell table:formula="oooc:=[.H82]/[.C82]" office:value-type="float" office:value="0.0000431217513640587">
            <text:p>0.0000431</text:p>
          </table:table-cell>
          <table:table-cell/>
        </table:table-row>
        <table:table-row table:style-name="ro1">
          <table:table-cell office:value-type="float" office:value="682992450">
            <text:p>682992450</text:p>
          </table:table-cell>
          <table:table-cell table:number-columns-repeated="2" office:value-type="float" office:value="82">
            <text:p>82</text:p>
          </table:table-cell>
          <table:table-cell office:value-type="float" office:value="-0.0121951219280305">
            <text:p>-0.012195122</text:p>
          </table:table-cell>
          <table:table-cell office:value-type="float" office:value="0.0245535714285714">
            <text:p>0.024553571</text:p>
          </table:table-cell>
          <table:table-cell table:formula="oooc:=[.E83]*1000" office:value-type="float" office:value="24.5535714285714">
            <text:p>24.554</text:p>
          </table:table-cell>
          <table:table-cell table:formula="oooc:=[.F83]/[.C83]" office:value-type="float" office:value="0.299433797909407">
            <text:p>0.3</text:p>
          </table:table-cell>
          <table:table-cell table:style-name="ce2" table:formula="oooc:=[.G83]/[.C83]" office:value-type="float" office:value="0.00365163168182204">
            <text:p>0.004</text:p>
          </table:table-cell>
          <table:table-cell table:formula="oooc:=[.H83]/[.C83]" office:value-type="float" office:value="0.0000445320936807566">
            <text:p>0.0000445</text:p>
          </table:table-cell>
          <table:table-cell/>
        </table:table-row>
        <table:table-row table:style-name="ro1">
          <table:table-cell office:value-type="float" office:value="961565077">
            <text:p>961565077</text:p>
          </table:table-cell>
          <table:table-cell table:number-columns-repeated="2" office:value-type="float" office:value="83">
            <text:p>83</text:p>
          </table:table-cell>
          <table:table-cell office:value-type="float" office:value="-0.0120481927557492">
            <text:p>-0.012048193</text:p>
          </table:table-cell>
          <table:table-cell office:value-type="float" office:value="0.0245535714285714">
            <text:p>0.024553571</text:p>
          </table:table-cell>
          <table:table-cell table:formula="oooc:=[.E84]*1000" office:value-type="float" office:value="24.5535714285714">
            <text:p>24.554</text:p>
          </table:table-cell>
          <table:table-cell table:formula="oooc:=[.F84]/[.C84]" office:value-type="float" office:value="0.295826161790017">
            <text:p>0.3</text:p>
          </table:table-cell>
          <table:table-cell table:style-name="ce2" table:formula="oooc:=[.G84]/[.C84]" office:value-type="float" office:value="0.00356417062397611">
            <text:p>0.004</text:p>
          </table:table-cell>
          <table:table-cell table:formula="oooc:=[.H84]/[.C84]" office:value-type="float" office:value="0.0000429418147467001">
            <text:p>0.0000429</text:p>
          </table:table-cell>
          <table:table-cell/>
        </table:table-row>
        <table:table-row table:style-name="ro1">
          <table:table-cell office:value-type="float" office:value="286372777">
            <text:p>286372777</text:p>
          </table:table-cell>
          <table:table-cell table:number-columns-repeated="2" office:value-type="float" office:value="84">
            <text:p>84</text:p>
          </table:table-cell>
          <table:table-cell office:value-type="float" office:value="-0.0119047618948116">
            <text:p>-0.011904762</text:p>
          </table:table-cell>
          <table:table-cell office:value-type="float" office:value="0.0267857142857143">
            <text:p>0.026785714</text:p>
          </table:table-cell>
          <table:table-cell table:formula="oooc:=[.E85]*1000" office:value-type="float" office:value="26.7857142857143">
            <text:p>26.786</text:p>
          </table:table-cell>
          <table:table-cell table:formula="oooc:=[.F85]/[.C85]" office:value-type="float" office:value="0.318877551020408">
            <text:p>0.32</text:p>
          </table:table-cell>
          <table:table-cell table:style-name="ce2" table:formula="oooc:=[.G85]/[.C85]" office:value-type="float" office:value="0.00379616132167153">
            <text:p>0.004</text:p>
          </table:table-cell>
          <table:table-cell table:formula="oooc:=[.H85]/[.C85]" office:value-type="float" office:value="0.0000451923966865658">
            <text:p>0.0000452</text:p>
          </table:table-cell>
          <table:table-cell/>
        </table:table-row>
        <table:table-row table:style-name="ro1">
          <table:table-cell office:value-type="float" office:value="1329527061">
            <text:p>1329527061</text:p>
          </table:table-cell>
          <table:table-cell table:number-columns-repeated="2" office:value-type="float" office:value="85">
            <text:p>85</text:p>
          </table:table-cell>
          <table:table-cell office:value-type="float" office:value="-0.0117647058397665">
            <text:p>-0.011764706</text:p>
          </table:table-cell>
          <table:table-cell office:value-type="float" office:value="0.0264423076923077">
            <text:p>0.026442308</text:p>
          </table:table-cell>
          <table:table-cell table:formula="oooc:=[.E86]*1000" office:value-type="float" office:value="26.4423076923077">
            <text:p>26.442</text:p>
          </table:table-cell>
          <table:table-cell table:formula="oooc:=[.F86]/[.C86]" office:value-type="float" office:value="0.311085972850679">
            <text:p>0.31</text:p>
          </table:table-cell>
          <table:table-cell table:style-name="ce2" table:formula="oooc:=[.G86]/[.C86]" office:value-type="float" office:value="0.00365983497471387">
            <text:p>0.004</text:p>
          </table:table-cell>
          <table:table-cell table:formula="oooc:=[.H86]/[.C86]" office:value-type="float" office:value="0.0000430568820554573">
            <text:p>0.0000431</text:p>
          </table:table-cell>
          <table:table-cell/>
        </table:table-row>
        <table:table-row table:style-name="ro1">
          <table:table-cell office:value-type="float" office:value="1193281235">
            <text:p>1193281235</text:p>
          </table:table-cell>
          <table:table-cell table:number-columns-repeated="2" office:value-type="float" office:value="86">
            <text:p>86</text:p>
          </table:table-cell>
          <table:table-cell office:value-type="float" office:value="-0.011627906940646">
            <text:p>-0.011627907</text:p>
          </table:table-cell>
          <table:table-cell office:value-type="float" office:value="0.0276442307692308">
            <text:p>0.027644231</text:p>
          </table:table-cell>
          <table:table-cell table:formula="oooc:=[.E87]*1000" office:value-type="float" office:value="27.6442307692308">
            <text:p>27.644</text:p>
          </table:table-cell>
          <table:table-cell table:formula="oooc:=[.F87]/[.C87]" office:value-type="float" office:value="0.321444543828265">
            <text:p>0.32</text:p>
          </table:table-cell>
          <table:table-cell table:style-name="ce2" table:formula="oooc:=[.G87]/[.C87]" office:value-type="float" office:value="0.00373772725381704">
            <text:p>0.004</text:p>
          </table:table-cell>
          <table:table-cell table:formula="oooc:=[.H87]/[.C87]" office:value-type="float" office:value="0.000043461944811826">
            <text:p>0.0000435</text:p>
          </table:table-cell>
          <table:table-cell/>
        </table:table-row>
        <table:table-row table:style-name="ro1">
          <table:table-cell office:value-type="float" office:value="1689677062">
            <text:p>1689677062</text:p>
          </table:table-cell>
          <table:table-cell table:number-columns-repeated="2" office:value-type="float" office:value="87">
            <text:p>87</text:p>
          </table:table-cell>
          <table:table-cell office:value-type="float" office:value="-0.0114942528506106">
            <text:p>-0.011494253</text:p>
          </table:table-cell>
          <table:table-cell office:value-type="float" office:value="0.0276442307692308">
            <text:p>0.027644231</text:p>
          </table:table-cell>
          <table:table-cell table:formula="oooc:=[.E88]*1000" office:value-type="float" office:value="27.6442307692308">
            <text:p>27.644</text:p>
          </table:table-cell>
          <table:table-cell table:formula="oooc:=[.F88]/[.C88]" office:value-type="float" office:value="0.317749778956676">
            <text:p>0.32</text:p>
          </table:table-cell>
          <table:table-cell table:style-name="ce2" table:formula="oooc:=[.G88]/[.C88]" office:value-type="float" office:value="0.00365229630984685">
            <text:p>0.004</text:p>
          </table:table-cell>
          <table:table-cell table:formula="oooc:=[.H88]/[.C88]" office:value-type="float" office:value="0.0000419804173545615">
            <text:p>0.0000420</text:p>
          </table:table-cell>
          <table:table-cell/>
        </table:table-row>
        <table:table-row table:style-name="ro1">
          <table:table-cell office:value-type="float" office:value="673276586">
            <text:p>673276586</text:p>
          </table:table-cell>
          <table:table-cell table:number-columns-repeated="2" office:value-type="float" office:value="88">
            <text:p>88</text:p>
          </table:table-cell>
          <table:table-cell office:value-type="float" office:value="-0.0113636363203113">
            <text:p>-0.011363636</text:p>
          </table:table-cell>
          <table:table-cell office:value-type="float" office:value="0.0286458333333333">
            <text:p>0.028645833</text:p>
          </table:table-cell>
          <table:table-cell table:formula="oooc:=[.E89]*1000" office:value-type="float" office:value="28.6458333333333">
            <text:p>28.646</text:p>
          </table:table-cell>
          <table:table-cell table:formula="oooc:=[.F89]/[.C89]" office:value-type="float" office:value="0.325520833333333">
            <text:p>0.33</text:p>
          </table:table-cell>
          <table:table-cell table:style-name="ce2" table:formula="oooc:=[.G89]/[.C89]" office:value-type="float" office:value="0.00369910037878787">
            <text:p>0.004</text:p>
          </table:table-cell>
          <table:table-cell table:formula="oooc:=[.H89]/[.C89]" office:value-type="float" office:value="0.0000420352315771349">
            <text:p>0.0000420</text:p>
          </table:table-cell>
          <table:table-cell/>
        </table:table-row>
        <table:table-row table:style-name="ro1">
          <table:table-cell office:value-type="float" office:value="944418101">
            <text:p>944418101</text:p>
          </table:table-cell>
          <table:table-cell table:number-columns-repeated="2" office:value-type="float" office:value="89">
            <text:p>89</text:p>
          </table:table-cell>
          <table:table-cell office:value-type="float" office:value="-0.0112359547039205">
            <text:p>-0.011235955</text:p>
          </table:table-cell>
          <table:table-cell office:value-type="float" office:value="0.0299479166666667">
            <text:p>0.029947917</text:p>
          </table:table-cell>
          <table:table-cell table:formula="oooc:=[.E90]*1000" office:value-type="float" office:value="29.9479166666667">
            <text:p>29.948</text:p>
          </table:table-cell>
          <table:table-cell table:formula="oooc:=[.F90]/[.C90]" office:value-type="float" office:value="0.336493445692884">
            <text:p>0.34</text:p>
          </table:table-cell>
          <table:table-cell table:style-name="ce2" table:formula="oooc:=[.G90]/[.C90]" office:value-type="float" office:value="0.00378082523250432">
            <text:p>0.004</text:p>
          </table:table-cell>
          <table:table-cell table:formula="oooc:=[.H90]/[.C90]" office:value-type="float" office:value="0.000042481182387689">
            <text:p>0.0000425</text:p>
          </table:table-cell>
          <table:table-cell/>
        </table:table-row>
        <table:table-row table:style-name="ro1">
          <table:table-cell office:value-type="float" office:value="1046591795">
            <text:p>1046591795</text:p>
          </table:table-cell>
          <table:table-cell table:number-columns-repeated="2" office:value-type="float" office:value="90">
            <text:p>90</text:p>
          </table:table-cell>
          <table:table-cell office:value-type="float" office:value="-0.0111111110416289">
            <text:p>-0.011111111</text:p>
          </table:table-cell>
          <table:table-cell office:value-type="float" office:value="0.0416666666666667">
            <text:p>0.041666667</text:p>
          </table:table-cell>
          <table:table-cell table:formula="oooc:=[.E91]*1000" office:value-type="float" office:value="41.6666666666667">
            <text:p>41.667</text:p>
          </table:table-cell>
          <table:table-cell table:formula="oooc:=[.F91]/[.C91]" office:value-type="float" office:value="0.462962962962963">
            <text:p>0.46</text:p>
          </table:table-cell>
          <table:table-cell table:style-name="ce2" table:formula="oooc:=[.G91]/[.C91]" office:value-type="float" office:value="0.0051440329218107">
            <text:p>0.005</text:p>
          </table:table-cell>
          <table:table-cell table:formula="oooc:=[.H91]/[.C91]" office:value-type="float" office:value="0.0000571559213534523">
            <text:p>0.0000572</text:p>
          </table:table-cell>
          <table:table-cell/>
        </table:table-row>
        <table:table-row table:style-name="ro1">
          <table:table-cell office:value-type="float" office:value="2062206004">
            <text:p>2062206004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0109890109208237">
            <text:p>-0.010989011</text:p>
          </table:table-cell>
          <table:table-cell office:value-type="float" office:value="0.0325520833333333">
            <text:p>0.032552083</text:p>
          </table:table-cell>
          <table:table-cell table:formula="oooc:=[.E92]*1000" office:value-type="float" office:value="32.5520833333333">
            <text:p>32.552</text:p>
          </table:table-cell>
          <table:table-cell table:formula="oooc:=[.F92]/[.C92]" office:value-type="float" office:value="0.357715201465201">
            <text:p>0.36</text:p>
          </table:table-cell>
          <table:table-cell table:style-name="ce2" table:formula="oooc:=[.G92]/[.C92]" office:value-type="float" office:value="0.00393093627983737">
            <text:p>0.004</text:p>
          </table:table-cell>
          <table:table-cell table:formula="oooc:=[.H92]/[.C92]" office:value-type="float" office:value="0.0000431971019762349">
            <text:p>0.0000432</text:p>
          </table:table-cell>
          <table:table-cell/>
        </table:table-row>
        <table:table-row table:style-name="ro1">
          <table:table-cell office:value-type="float" office:value="1087427507">
            <text:p>1087427507</text:p>
          </table:table-cell>
          <table:table-cell table:number-columns-repeated="2" office:value-type="float" office:value="92">
            <text:p>92</text:p>
          </table:table-cell>
          <table:table-cell office:value-type="float" office:value="-0.0108695651957191">
            <text:p>-0.010869565</text:p>
          </table:table-cell>
          <table:table-cell office:value-type="float" office:value="0.0426136363636364">
            <text:p>0.042613636</text:p>
          </table:table-cell>
          <table:table-cell table:formula="oooc:=[.E93]*1000" office:value-type="float" office:value="42.6136363636364">
            <text:p>42.614</text:p>
          </table:table-cell>
          <table:table-cell table:formula="oooc:=[.F93]/[.C93]" office:value-type="float" office:value="0.463191699604743">
            <text:p>0.46</text:p>
          </table:table-cell>
          <table:table-cell table:style-name="ce2" table:formula="oooc:=[.G93]/[.C93]" office:value-type="float" office:value="0.00503469238700808">
            <text:p>0.005</text:p>
          </table:table-cell>
          <table:table-cell table:formula="oooc:=[.H93]/[.C93]" office:value-type="float" office:value="0.0000547249172500878">
            <text:p>0.0000547</text:p>
          </table:table-cell>
          <table:table-cell/>
        </table:table-row>
        <table:table-row table:style-name="ro1">
          <table:table-cell office:value-type="float" office:value="509038057">
            <text:p>509038057</text:p>
          </table:table-cell>
          <table:table-cell table:number-columns-repeated="2" office:value-type="float" office:value="93">
            <text:p>93</text:p>
          </table:table-cell>
          <table:table-cell office:value-type="float" office:value="-0.0107526873837287">
            <text:p>-0.010752687</text:p>
          </table:table-cell>
          <table:table-cell office:value-type="float" office:value="0.0355113636363636">
            <text:p>0.035511364</text:p>
          </table:table-cell>
          <table:table-cell table:formula="oooc:=[.E94]*1000" office:value-type="float" office:value="35.5113636363636">
            <text:p>35.511</text:p>
          </table:table-cell>
          <table:table-cell table:formula="oooc:=[.F94]/[.C94]" office:value-type="float" office:value="0.381842619745845">
            <text:p>0.38</text:p>
          </table:table-cell>
          <table:table-cell table:style-name="ce2" table:formula="oooc:=[.G94]/[.C94]" office:value-type="float" office:value="0.00410583462092307">
            <text:p>0.004</text:p>
          </table:table-cell>
          <table:table-cell table:formula="oooc:=[.H94]/[.C94]" office:value-type="float" office:value="0.0000441487593647642">
            <text:p>0.0000441</text:p>
          </table:table-cell>
          <table:table-cell/>
        </table:table-row>
        <table:table-row table:style-name="ro1">
          <table:table-cell office:value-type="float" office:value="1084701756">
            <text:p>1084701756</text:p>
          </table:table-cell>
          <table:table-cell table:number-columns-repeated="2" office:value-type="float" office:value="94">
            <text:p>94</text:p>
          </table:table-cell>
          <table:table-cell office:value-type="float" office:value="-0.0106382965313401">
            <text:p>-0.010638297</text:p>
          </table:table-cell>
          <table:table-cell office:value-type="float" office:value="0.0355113636363636">
            <text:p>0.035511364</text:p>
          </table:table-cell>
          <table:table-cell table:formula="oooc:=[.E95]*1000" office:value-type="float" office:value="35.5113636363636">
            <text:p>35.511</text:p>
          </table:table-cell>
          <table:table-cell table:formula="oooc:=[.F95]/[.C95]" office:value-type="float" office:value="0.377780464216634">
            <text:p>0.38</text:p>
          </table:table-cell>
          <table:table-cell table:style-name="ce2" table:formula="oooc:=[.G95]/[.C95]" office:value-type="float" office:value="0.0040189411086876">
            <text:p>0.004</text:p>
          </table:table-cell>
          <table:table-cell table:formula="oooc:=[.H95]/[.C95]" office:value-type="float" office:value="0.0000427546926456127">
            <text:p>0.0000428</text:p>
          </table:table-cell>
          <table:table-cell/>
        </table:table-row>
        <table:table-row table:style-name="ro1">
          <table:table-cell office:value-type="float" office:value="1765880722">
            <text:p>1765880722</text:p>
          </table:table-cell>
          <table:table-cell table:number-columns-repeated="2" office:value-type="float" office:value="95">
            <text:p>95</text:p>
          </table:table-cell>
          <table:table-cell office:value-type="float" office:value="-0.0105263155264765">
            <text:p>-0.010526316</text:p>
          </table:table-cell>
          <table:table-cell office:value-type="float" office:value="0.0369318181818182">
            <text:p>0.036931818</text:p>
          </table:table-cell>
          <table:table-cell table:formula="oooc:=[.E96]*1000" office:value-type="float" office:value="36.9318181818182">
            <text:p>36.932</text:p>
          </table:table-cell>
          <table:table-cell table:formula="oooc:=[.F96]/[.C96]" office:value-type="float" office:value="0.388755980861244">
            <text:p>0.39</text:p>
          </table:table-cell>
          <table:table-cell table:style-name="ce2" table:formula="oooc:=[.G96]/[.C96]" office:value-type="float" office:value="0.00409216821959204">
            <text:p>0.004</text:p>
          </table:table-cell>
          <table:table-cell table:formula="oooc:=[.H96]/[.C96]" office:value-type="float" office:value="0.0000430754549430741">
            <text:p>0.0000431</text:p>
          </table:table-cell>
          <table:table-cell/>
        </table:table-row>
        <table:table-row table:style-name="ro1">
          <table:table-cell office:value-type="float" office:value="974978592">
            <text:p>974978592</text:p>
          </table:table-cell>
          <table:table-cell table:number-columns-repeated="2" office:value-type="float" office:value="96">
            <text:p>96</text:p>
          </table:table-cell>
          <table:table-cell office:value-type="float" office:value="-0.0104166666416745">
            <text:p>-0.010416667</text:p>
          </table:table-cell>
          <table:table-cell office:value-type="float" office:value="0.0390625">
            <text:p>0.039062500</text:p>
          </table:table-cell>
          <table:table-cell table:formula="oooc:=[.E97]*1000" office:value-type="float" office:value="39.0625">
            <text:p>39.063</text:p>
          </table:table-cell>
          <table:table-cell table:formula="oooc:=[.F97]/[.C97]" office:value-type="float" office:value="0.406901041666667">
            <text:p>0.41</text:p>
          </table:table-cell>
          <table:table-cell table:style-name="ce2" table:formula="oooc:=[.G97]/[.C97]" office:value-type="float" office:value="0.00423855251736111">
            <text:p>0.004</text:p>
          </table:table-cell>
          <table:table-cell table:formula="oooc:=[.H97]/[.C97]" office:value-type="float" office:value="0.0000441515887225116">
            <text:p>0.0000442</text:p>
          </table:table-cell>
          <table:table-cell/>
        </table:table-row>
        <table:table-row table:style-name="ro1">
          <table:table-cell office:value-type="float" office:value="1715781241">
            <text:p>1715781241</text:p>
          </table:table-cell>
          <table:table-cell table:number-columns-repeated="2" office:value-type="float" office:value="97">
            <text:p>97</text:p>
          </table:table-cell>
          <table:table-cell office:value-type="float" office:value="-0.0103092783168108">
            <text:p>-0.010309278</text:p>
          </table:table-cell>
          <table:table-cell office:value-type="float" office:value="0.0390625">
            <text:p>0.039062500</text:p>
          </table:table-cell>
          <table:table-cell table:formula="oooc:=[.E98]*1000" office:value-type="float" office:value="39.0625">
            <text:p>39.063</text:p>
          </table:table-cell>
          <table:table-cell table:formula="oooc:=[.F98]/[.C98]" office:value-type="float" office:value="0.40270618556701">
            <text:p>0.4</text:p>
          </table:table-cell>
          <table:table-cell table:style-name="ce2" table:formula="oooc:=[.G98]/[.C98]" office:value-type="float" office:value="0.00415161016048464">
            <text:p>0.004</text:p>
          </table:table-cell>
          <table:table-cell table:formula="oooc:=[.H98]/[.C98]" office:value-type="float" office:value="0.0000428001047472644">
            <text:p>0.0000428</text:p>
          </table:table-cell>
          <table:table-cell/>
        </table:table-row>
        <table:table-row table:style-name="ro1">
          <table:table-cell office:value-type="float" office:value="761774874">
            <text:p>761774874</text:p>
          </table:table-cell>
          <table:table-cell table:number-columns-repeated="2" office:value-type="float" office:value="98">
            <text:p>98</text:p>
          </table:table-cell>
          <table:table-cell office:value-type="float" office:value="-0.0102040812604969">
            <text:p>-0.010204081</text:p>
          </table:table-cell>
          <table:table-cell office:value-type="float" office:value="0.040625">
            <text:p>0.040625000</text:p>
          </table:table-cell>
          <table:table-cell table:formula="oooc:=[.E99]*1000" office:value-type="float" office:value="40.625">
            <text:p>40.625</text:p>
          </table:table-cell>
          <table:table-cell table:formula="oooc:=[.F99]/[.C99]" office:value-type="float" office:value="0.414540816326531">
            <text:p>0.41</text:p>
          </table:table-cell>
          <table:table-cell table:style-name="ce2" table:formula="oooc:=[.G99]/[.C99]" office:value-type="float" office:value="0.00423000832986256">
            <text:p>0.004</text:p>
          </table:table-cell>
          <table:table-cell table:formula="oooc:=[.H99]/[.C99]" office:value-type="float" office:value="0.00004316335030472">
            <text:p>0.0000432</text:p>
          </table:table-cell>
          <table:table-cell/>
        </table:table-row>
        <table:table-row table:style-name="ro1">
          <table:table-cell office:value-type="float" office:value="1559574065">
            <text:p>1559574065</text:p>
          </table:table-cell>
          <table:table-cell table:number-columns-repeated="2" office:value-type="float" office:value="99">
            <text:p>99</text:p>
          </table:table-cell>
          <table:table-cell office:value-type="float" office:value="-0.0101010100010797">
            <text:p>-0.010101010</text:p>
          </table:table-cell>
          <table:table-cell office:value-type="float" office:value="0.0484375">
            <text:p>0.048437500</text:p>
          </table:table-cell>
          <table:table-cell table:formula="oooc:=[.E100]*1000" office:value-type="float" office:value="48.4375">
            <text:p>48.438</text:p>
          </table:table-cell>
          <table:table-cell table:formula="oooc:=[.F100]/[.C100]" office:value-type="float" office:value="0.489267676767677">
            <text:p>0.49</text:p>
          </table:table-cell>
          <table:table-cell table:style-name="ce2" table:formula="oooc:=[.G100]/[.C100]" office:value-type="float" office:value="0.00494209774512805">
            <text:p>0.005</text:p>
          </table:table-cell>
          <table:table-cell table:formula="oooc:=[.H100]/[.C100]" office:value-type="float" office:value="0.0000499201792437176">
            <text:p>0.0000499</text:p>
          </table:table-cell>
          <table:table-cell/>
        </table:table-row>
        <table:table-row table:style-name="ro1">
          <table:table-cell office:value-type="float" office:value="1901316695">
            <text:p>19013166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0.0099999994286577">
            <text:p>-0.009999999</text:p>
          </table:table-cell>
          <table:table-cell office:value-type="float" office:value="0.0546875">
            <text:p>0.054687500</text:p>
          </table:table-cell>
          <table:table-cell table:formula="oooc:=[.E101]*1000" office:value-type="float" office:value="54.6875">
            <text:p>54.688</text:p>
          </table:table-cell>
          <table:table-cell table:formula="oooc:=[.F101]/[.C101]" office:value-type="float" office:value="0.546875">
            <text:p>0.55</text:p>
          </table:table-cell>
          <table:table-cell table:style-name="ce2" table:formula="oooc:=[.G101]/[.C101]" office:value-type="float" office:value="0.00546875">
            <text:p>0.005</text:p>
          </table:table-cell>
          <table:table-cell table:formula="oooc:=[.H101]/[.C101]" office:value-type="float" office:value="0.0000546875">
            <text:p>0.0000547</text:p>
          </table:table-cell>
          <table:table-cell/>
        </table:table-row>
        <table:table-row table:style-name="ro1">
          <table:table-cell office:value-type="float" office:value="1952490325">
            <text:p>1952490325</text:p>
          </table:table-cell>
          <table:table-cell table:number-columns-repeated="2" office:value-type="float" office:value="101">
            <text:p>101</text:p>
          </table:table-cell>
          <table:table-cell office:value-type="float" office:value="-0.00990098980207677">
            <text:p>-0.009900990</text:p>
          </table:table-cell>
          <table:table-cell office:value-type="float" office:value="0.0451388888888889">
            <text:p>0.045138889</text:p>
          </table:table-cell>
          <table:table-cell table:formula="oooc:=[.E102]*1000" office:value-type="float" office:value="45.1388888888889">
            <text:p>45.139</text:p>
          </table:table-cell>
          <table:table-cell table:formula="oooc:=[.F102]/[.C102]" office:value-type="float" office:value="0.446919691969197">
            <text:p>0.45</text:p>
          </table:table-cell>
          <table:table-cell table:style-name="ce2" table:formula="oooc:=[.G102]/[.C102]" office:value-type="float" office:value="0.00442494744523957">
            <text:p>0.004</text:p>
          </table:table-cell>
          <table:table-cell table:formula="oooc:=[.H102]/[.C102]" office:value-type="float" office:value="0.0000438113608439562">
            <text:p>0.0000438</text:p>
          </table:table-cell>
          <table:table-cell/>
        </table:table-row>
        <table:table-row table:style-name="ro1">
          <table:table-cell office:value-type="float" office:value="871821066">
            <text:p>871821066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00980392149051568">
            <text:p>-0.009803921</text:p>
          </table:table-cell>
          <table:table-cell office:value-type="float" office:value="0.0451388888888889">
            <text:p>0.045138889</text:p>
          </table:table-cell>
          <table:table-cell table:formula="oooc:=[.E103]*1000" office:value-type="float" office:value="45.1388888888889">
            <text:p>45.139</text:p>
          </table:table-cell>
          <table:table-cell table:formula="oooc:=[.F103]/[.C103]" office:value-type="float" office:value="0.442538126361656">
            <text:p>0.44</text:p>
          </table:table-cell>
          <table:table-cell table:style-name="ce2" table:formula="oooc:=[.G103]/[.C103]" office:value-type="float" office:value="0.00433860908197702">
            <text:p>0.004</text:p>
          </table:table-cell>
          <table:table-cell table:formula="oooc:=[.H103]/[.C103]" office:value-type="float" office:value="0.0000425353831566374">
            <text:p>0.0000425</text:p>
          </table:table-cell>
          <table:table-cell/>
        </table:table-row>
        <table:table-row table:style-name="ro1">
          <table:table-cell office:value-type="float" office:value="2009049596">
            <text:p>2009049596</text:p>
          </table:table-cell>
          <table:table-cell table:number-columns-repeated="2" office:value-type="float" office:value="103">
            <text:p>103</text:p>
          </table:table-cell>
          <table:table-cell office:value-type="float" office:value="-0.00970873782726756">
            <text:p>-0.009708738</text:p>
          </table:table-cell>
          <table:table-cell office:value-type="float" office:value="0.046875">
            <text:p>0.046875000</text:p>
          </table:table-cell>
          <table:table-cell table:formula="oooc:=[.E104]*1000" office:value-type="float" office:value="46.875">
            <text:p>46.875</text:p>
          </table:table-cell>
          <table:table-cell table:formula="oooc:=[.F104]/[.C104]" office:value-type="float" office:value="0.455097087378641">
            <text:p>0.46</text:p>
          </table:table-cell>
          <table:table-cell table:style-name="ce2" table:formula="oooc:=[.G104]/[.C104]" office:value-type="float" office:value="0.00441841832406447">
            <text:p>0.004</text:p>
          </table:table-cell>
          <table:table-cell table:formula="oooc:=[.H104]/[.C104]" office:value-type="float" office:value="0.0000428972652821794">
            <text:p>0.0000429</text:p>
          </table:table-cell>
          <table:table-cell/>
        </table:table-row>
        <table:table-row table:style-name="ro1">
          <table:table-cell office:value-type="float" office:value="370632765">
            <text:p>370632765</text:p>
          </table:table-cell>
          <table:table-cell table:number-columns-repeated="2" office:value-type="float" office:value="104">
            <text:p>104</text:p>
          </table:table-cell>
          <table:table-cell office:value-type="float" office:value="-0.00961538458934541">
            <text:p>-0.009615385</text:p>
          </table:table-cell>
          <table:table-cell office:value-type="float" office:value="0.0503472222222222">
            <text:p>0.050347222</text:p>
          </table:table-cell>
          <table:table-cell table:formula="oooc:=[.E105]*1000" office:value-type="float" office:value="50.3472222222222">
            <text:p>50.347</text:p>
          </table:table-cell>
          <table:table-cell table:formula="oooc:=[.F105]/[.C105]" office:value-type="float" office:value="0.484107905982906">
            <text:p>0.48</text:p>
          </table:table-cell>
          <table:table-cell table:style-name="ce2" table:formula="oooc:=[.G105]/[.C105]" office:value-type="float" office:value="0.00465488371137409">
            <text:p>0.005</text:p>
          </table:table-cell>
          <table:table-cell table:formula="oooc:=[.H105]/[.C105]" office:value-type="float" office:value="0.0000447584972247509">
            <text:p>0.0000448</text:p>
          </table:table-cell>
          <table:table-cell/>
        </table:table-row>
        <table:table-row table:style-name="ro1">
          <table:table-cell office:value-type="float" office:value="1781118684">
            <text:p>178111868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-0.00952380947933307">
            <text:p>-0.009523809</text:p>
          </table:table-cell>
          <table:table-cell office:value-type="float" office:value="0.0607638888888889">
            <text:p>0.060763889</text:p>
          </table:table-cell>
          <table:table-cell table:formula="oooc:=[.E106]*1000" office:value-type="float" office:value="60.7638888888889">
            <text:p>60.764</text:p>
          </table:table-cell>
          <table:table-cell table:formula="oooc:=[.F106]/[.C106]" office:value-type="float" office:value="0.578703703703704">
            <text:p>0.58</text:p>
          </table:table-cell>
          <table:table-cell table:style-name="ce2" table:formula="oooc:=[.G106]/[.C106]" office:value-type="float" office:value="0.00551146384479718">
            <text:p>0.006</text:p>
          </table:table-cell>
          <table:table-cell table:formula="oooc:=[.H106]/[.C106]" office:value-type="float" office:value="0.0000524901318552112">
            <text:p>0.0000525</text:p>
          </table:table-cell>
          <table:table-cell/>
        </table:table-row>
        <table:table-row table:style-name="ro1">
          <table:table-cell office:value-type="float" office:value="95234596">
            <text:p>95234596</text:p>
          </table:table-cell>
          <table:table-cell table:number-columns-repeated="2" office:value-type="float" office:value="106">
            <text:p>106</text:p>
          </table:table-cell>
          <table:table-cell office:value-type="float" office:value="-0.00943396218224279">
            <text:p>-0.009433962</text:p>
          </table:table-cell>
          <table:table-cell office:value-type="float" office:value="0.05078125">
            <text:p>0.050781250</text:p>
          </table:table-cell>
          <table:table-cell table:formula="oooc:=[.E107]*1000" office:value-type="float" office:value="50.78125">
            <text:p>50.781</text:p>
          </table:table-cell>
          <table:table-cell table:formula="oooc:=[.F107]/[.C107]" office:value-type="float" office:value="0.479068396226415">
            <text:p>0.48</text:p>
          </table:table-cell>
          <table:table-cell table:style-name="ce2" table:formula="oooc:=[.G107]/[.C107]" office:value-type="float" office:value="0.00451951317194731">
            <text:p>0.005</text:p>
          </table:table-cell>
          <table:table-cell table:formula="oooc:=[.H107]/[.C107]" office:value-type="float" office:value="0.0000426369167164841">
            <text:p>0.0000426</text:p>
          </table:table-cell>
          <table:table-cell/>
        </table:table-row>
        <table:table-row table:style-name="ro1">
          <table:table-cell office:value-type="float" office:value="649933548">
            <text:p>649933548</text:p>
          </table:table-cell>
          <table:table-cell table:number-columns-repeated="2" office:value-type="float" office:value="107">
            <text:p>107</text:p>
          </table:table-cell>
          <table:table-cell office:value-type="float" office:value="-0.00934579434107263">
            <text:p>-0.009345794</text:p>
          </table:table-cell>
          <table:table-cell office:value-type="float" office:value="0.0546875">
            <text:p>0.054687500</text:p>
          </table:table-cell>
          <table:table-cell table:formula="oooc:=[.E108]*1000" office:value-type="float" office:value="54.6875">
            <text:p>54.688</text:p>
          </table:table-cell>
          <table:table-cell table:formula="oooc:=[.F108]/[.C108]" office:value-type="float" office:value="0.511098130841122">
            <text:p>0.51</text:p>
          </table:table-cell>
          <table:table-cell table:style-name="ce2" table:formula="oooc:=[.G108]/[.C108]" office:value-type="float" office:value="0.00477661804524413">
            <text:p>0.005</text:p>
          </table:table-cell>
          <table:table-cell table:formula="oooc:=[.H108]/[.C108]" office:value-type="float" office:value="0.0000446412901424685">
            <text:p>0.0000446</text:p>
          </table:table-cell>
          <table:table-cell/>
        </table:table-row>
        <table:table-row table:style-name="ro1">
          <table:table-cell office:value-type="float" office:value="1628452607">
            <text:p>1628452607</text:p>
          </table:table-cell>
          <table:table-cell table:number-columns-repeated="2" office:value-type="float" office:value="108">
            <text:p>108</text:p>
          </table:table-cell>
          <table:table-cell office:value-type="float" office:value="-0.00925925797952232">
            <text:p>-0.009259258</text:p>
          </table:table-cell>
          <table:table-cell office:value-type="float" office:value="0.052734375">
            <text:p>0.052734375</text:p>
          </table:table-cell>
          <table:table-cell table:formula="oooc:=[.E109]*1000" office:value-type="float" office:value="52.734375">
            <text:p>52.734</text:p>
          </table:table-cell>
          <table:table-cell table:formula="oooc:=[.F109]/[.C109]" office:value-type="float" office:value="0.48828125">
            <text:p>0.49</text:p>
          </table:table-cell>
          <table:table-cell table:style-name="ce2" table:formula="oooc:=[.G109]/[.C109]" office:value-type="float" office:value="0.00452112268518519">
            <text:p>0.005</text:p>
          </table:table-cell>
          <table:table-cell table:formula="oooc:=[.H109]/[.C109]" office:value-type="float" office:value="0.000041862247085048">
            <text:p>0.0000419</text:p>
          </table:table-cell>
          <table:table-cell/>
        </table:table-row>
        <table:table-row table:style-name="ro1">
          <table:table-cell office:value-type="float" office:value="144617550">
            <text:p>144617550</text:p>
          </table:table-cell>
          <table:table-cell table:number-columns-repeated="2" office:value-type="float" office:value="109">
            <text:p>109</text:p>
          </table:table-cell>
          <table:table-cell office:value-type="float" office:value="-0.00917431176523565">
            <text:p>-0.009174312</text:p>
          </table:table-cell>
          <table:table-cell office:value-type="float" office:value="0.0546875">
            <text:p>0.054687500</text:p>
          </table:table-cell>
          <table:table-cell table:formula="oooc:=[.E110]*1000" office:value-type="float" office:value="54.6875">
            <text:p>54.688</text:p>
          </table:table-cell>
          <table:table-cell table:formula="oooc:=[.F110]/[.C110]" office:value-type="float" office:value="0.501720183486238">
            <text:p>0.5</text:p>
          </table:table-cell>
          <table:table-cell table:style-name="ce2" table:formula="oooc:=[.G110]/[.C110]" office:value-type="float" office:value="0.0046029374631765">
            <text:p>0.005</text:p>
          </table:table-cell>
          <table:table-cell table:formula="oooc:=[.H110]/[.C110]" office:value-type="float" office:value="0.0000422287840658394">
            <text:p>0.0000422</text:p>
          </table:table-cell>
          <table:table-cell/>
        </table:table-row>
        <table:table-row table:style-name="ro1">
          <table:table-cell office:value-type="float" office:value="1180612962">
            <text:p>118061296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-0.00909090877834728">
            <text:p>-0.009090909</text:p>
          </table:table-cell>
          <table:table-cell office:value-type="float" office:value="0.056640625">
            <text:p>0.056640625</text:p>
          </table:table-cell>
          <table:table-cell table:formula="oooc:=[.E111]*1000" office:value-type="float" office:value="56.640625">
            <text:p>56.641</text:p>
          </table:table-cell>
          <table:table-cell table:formula="oooc:=[.F111]/[.C111]" office:value-type="float" office:value="0.514914772727273">
            <text:p>0.51</text:p>
          </table:table-cell>
          <table:table-cell table:style-name="ce2" table:formula="oooc:=[.G111]/[.C111]" office:value-type="float" office:value="0.00468104338842975">
            <text:p>0.005</text:p>
          </table:table-cell>
          <table:table-cell table:formula="oooc:=[.H111]/[.C111]" office:value-type="float" office:value="0.0000425549398948159">
            <text:p>0.0000426</text:p>
          </table:table-cell>
          <table:table-cell/>
        </table:table-row>
        <table:table-row table:style-name="ro1">
          <table:table-cell office:value-type="float" office:value="996493235">
            <text:p>996493235</text:p>
          </table:table-cell>
          <table:table-cell table:number-columns-repeated="2" office:value-type="float" office:value="111">
            <text:p>111</text:p>
          </table:table-cell>
          <table:table-cell office:value-type="float" office:value="-0.00900900869874022">
            <text:p>-0.009009009</text:p>
          </table:table-cell>
          <table:table-cell office:value-type="float" office:value="0.056640625">
            <text:p>0.056640625</text:p>
          </table:table-cell>
          <table:table-cell table:formula="oooc:=[.E112]*1000" office:value-type="float" office:value="56.640625">
            <text:p>56.641</text:p>
          </table:table-cell>
          <table:table-cell table:formula="oooc:=[.F112]/[.C112]" office:value-type="float" office:value="0.510275900900901">
            <text:p>0.51</text:p>
          </table:table-cell>
          <table:table-cell table:style-name="ce2" table:formula="oooc:=[.G112]/[.C112]" office:value-type="float" office:value="0.0045970801882964">
            <text:p>0.005</text:p>
          </table:table-cell>
          <table:table-cell table:formula="oooc:=[.H112]/[.C112]" office:value-type="float" office:value="0.0000414151368314991">
            <text:p>0.0000414</text:p>
          </table:table-cell>
          <table:table-cell/>
        </table:table-row>
        <table:table-row table:style-name="ro1">
          <table:table-cell office:value-type="float" office:value="1705038122">
            <text:p>1705038122</text:p>
          </table:table-cell>
          <table:table-cell table:number-columns-repeated="2" office:value-type="float" office:value="112">
            <text:p>112</text:p>
          </table:table-cell>
          <table:table-cell office:value-type="float" office:value="-0.00892857140294723">
            <text:p>-0.008928571</text:p>
          </table:table-cell>
          <table:table-cell office:value-type="float" office:value="0.0803571428571429">
            <text:p>0.080357143</text:p>
          </table:table-cell>
          <table:table-cell table:formula="oooc:=[.E113]*1000" office:value-type="float" office:value="80.3571428571429">
            <text:p>80.357</text:p>
          </table:table-cell>
          <table:table-cell table:formula="oooc:=[.F113]/[.C113]" office:value-type="float" office:value="0.717474489795919">
            <text:p>0.72</text:p>
          </table:table-cell>
          <table:table-cell table:style-name="ce2" table:formula="oooc:=[.G113]/[.C113]" office:value-type="float" office:value="0.0064060222303207">
            <text:p>0.006</text:p>
          </table:table-cell>
          <table:table-cell table:formula="oooc:=[.H113]/[.C113]" office:value-type="float" office:value="0.0000571966270564348">
            <text:p>0.0000572</text:p>
          </table:table-cell>
          <table:table-cell/>
        </table:table-row>
        <table:table-row table:style-name="ro1">
          <table:table-cell office:value-type="float" office:value="1630753490">
            <text:p>1630753490</text:p>
          </table:table-cell>
          <table:table-cell table:number-columns-repeated="2" office:value-type="float" office:value="113">
            <text:p>113</text:p>
          </table:table-cell>
          <table:table-cell office:value-type="float" office:value="-0.00884955746604987">
            <text:p>-0.008849557</text:p>
          </table:table-cell>
          <table:table-cell office:value-type="float" office:value="0.0602678571428571">
            <text:p>0.060267857</text:p>
          </table:table-cell>
          <table:table-cell table:formula="oooc:=[.E114]*1000" office:value-type="float" office:value="60.2678571428571">
            <text:p>60.268</text:p>
          </table:table-cell>
          <table:table-cell table:formula="oooc:=[.F114]/[.C114]" office:value-type="float" office:value="0.533343868520859">
            <text:p>0.53</text:p>
          </table:table-cell>
          <table:table-cell table:style-name="ce2" table:formula="oooc:=[.G114]/[.C114]" office:value-type="float" office:value="0.00471985724354743">
            <text:p>0.005</text:p>
          </table:table-cell>
          <table:table-cell table:formula="oooc:=[.H114]/[.C114]" office:value-type="float" office:value="0.0000417686481729861">
            <text:p>0.0000418</text:p>
          </table:table-cell>
          <table:table-cell/>
        </table:table-row>
        <table:table-row table:style-name="ro1">
          <table:table-cell office:value-type="float" office:value="1112216277">
            <text:p>111221627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-0.00877192949423034">
            <text:p>-0.008771929</text:p>
          </table:table-cell>
          <table:table-cell office:value-type="float" office:value="0.0825892857142857">
            <text:p>0.082589286</text:p>
          </table:table-cell>
          <table:table-cell table:formula="oooc:=[.E115]*1000" office:value-type="float" office:value="82.5892857142857">
            <text:p>82.589</text:p>
          </table:table-cell>
          <table:table-cell table:formula="oooc:=[.F115]/[.C115]" office:value-type="float" office:value="0.724467418546366">
            <text:p>0.72</text:p>
          </table:table-cell>
          <table:table-cell table:style-name="ce2" table:formula="oooc:=[.G115]/[.C115]" office:value-type="float" office:value="0.00635497735566988">
            <text:p>0.006</text:p>
          </table:table-cell>
          <table:table-cell table:formula="oooc:=[.H115]/[.C115]" office:value-type="float" office:value="0.0000557454154006129">
            <text:p>0.0000557</text:p>
          </table:table-cell>
          <table:table-cell/>
        </table:table-row>
        <table:table-row table:style-name="ro1">
          <table:table-cell office:value-type="float" office:value="1379602180">
            <text:p>1379602180</text:p>
          </table:table-cell>
          <table:table-cell table:number-columns-repeated="2" office:value-type="float" office:value="115">
            <text:p>115</text:p>
          </table:table-cell>
          <table:table-cell office:value-type="float" office:value="-0.00869565200252964">
            <text:p>-0.008695652</text:p>
          </table:table-cell>
          <table:table-cell office:value-type="float" office:value="0.0647321428571429">
            <text:p>0.064732143</text:p>
          </table:table-cell>
          <table:table-cell table:formula="oooc:=[.E116]*1000" office:value-type="float" office:value="64.7321428571429">
            <text:p>64.732</text:p>
          </table:table-cell>
          <table:table-cell table:formula="oooc:=[.F116]/[.C116]" office:value-type="float" office:value="0.562888198757764">
            <text:p>0.56</text:p>
          </table:table-cell>
          <table:table-cell table:style-name="ce2" table:formula="oooc:=[.G116]/[.C116]" office:value-type="float" office:value="0.00489467998919795">
            <text:p>0.005</text:p>
          </table:table-cell>
          <table:table-cell table:formula="oooc:=[.H116]/[.C116]" office:value-type="float" office:value="0.0000425624346886778">
            <text:p>0.0000426</text:p>
          </table:table-cell>
          <table:table-cell/>
        </table:table-row>
        <table:table-row table:style-name="ro1">
          <table:table-cell office:value-type="float" office:value="364260043">
            <text:p>364260043</text:p>
          </table:table-cell>
          <table:table-cell table:number-columns-repeated="2" office:value-type="float" office:value="116">
            <text:p>116</text:p>
          </table:table-cell>
          <table:table-cell office:value-type="float" office:value="-0.00862068889767897">
            <text:p>-0.008620689</text:p>
          </table:table-cell>
          <table:table-cell office:value-type="float" office:value="0.0669642857142857">
            <text:p>0.066964286</text:p>
          </table:table-cell>
          <table:table-cell table:formula="oooc:=[.E117]*1000" office:value-type="float" office:value="66.9642857142857">
            <text:p>66.964</text:p>
          </table:table-cell>
          <table:table-cell table:formula="oooc:=[.F117]/[.C117]" office:value-type="float" office:value="0.577278325123153">
            <text:p>0.58</text:p>
          </table:table-cell>
          <table:table-cell table:style-name="ce2" table:formula="oooc:=[.G117]/[.C117]" office:value-type="float" office:value="0.00497653728554442">
            <text:p>0.005</text:p>
          </table:table-cell>
          <table:table-cell table:formula="oooc:=[.H117]/[.C117]" office:value-type="float" office:value="0.0000429011834960726">
            <text:p>0.0000429</text:p>
          </table:table-cell>
          <table:table-cell/>
        </table:table-row>
        <table:table-row table:style-name="ro1">
          <table:table-cell office:value-type="float" office:value="924701398">
            <text:p>924701398</text:p>
          </table:table-cell>
          <table:table-cell table:number-columns-repeated="2" office:value-type="float" office:value="117">
            <text:p>117</text:p>
          </table:table-cell>
          <table:table-cell office:value-type="float" office:value="-0.00854700850229051">
            <text:p>-0.008547009</text:p>
          </table:table-cell>
          <table:table-cell office:value-type="float" office:value="0.0669642857142857">
            <text:p>0.066964286</text:p>
          </table:table-cell>
          <table:table-cell table:formula="oooc:=[.E118]*1000" office:value-type="float" office:value="66.9642857142857">
            <text:p>66.964</text:p>
          </table:table-cell>
          <table:table-cell table:formula="oooc:=[.F118]/[.C118]" office:value-type="float" office:value="0.572344322344322">
            <text:p>0.57</text:p>
          </table:table-cell>
          <table:table-cell table:style-name="ce2" table:formula="oooc:=[.G118]/[.C118]" office:value-type="float" office:value="0.00489183181490874">
            <text:p>0.005</text:p>
          </table:table-cell>
          <table:table-cell table:formula="oooc:=[.H118]/[.C118]" office:value-type="float" office:value="0.0000418105283325533">
            <text:p>0.0000418</text:p>
          </table:table-cell>
          <table:table-cell/>
        </table:table-row>
        <table:table-row table:style-name="ro1">
          <table:table-cell office:value-type="float" office:value="210473054">
            <text:p>210473054</text:p>
          </table:table-cell>
          <table:table-cell table:number-columns-repeated="2" office:value-type="float" office:value="118">
            <text:p>118</text:p>
          </table:table-cell>
          <table:table-cell office:value-type="float" office:value="-0.00847457554390019">
            <text:p>-0.008474576</text:p>
          </table:table-cell>
          <table:table-cell office:value-type="float" office:value="0.0691964285714286">
            <text:p>0.069196429</text:p>
          </table:table-cell>
          <table:table-cell table:formula="oooc:=[.E119]*1000" office:value-type="float" office:value="69.1964285714286">
            <text:p>69.196</text:p>
          </table:table-cell>
          <table:table-cell table:formula="oooc:=[.F119]/[.C119]" office:value-type="float" office:value="0.586410411622276">
            <text:p>0.59</text:p>
          </table:table-cell>
          <table:table-cell table:style-name="ce2" table:formula="oooc:=[.G119]/[.C119]" office:value-type="float" office:value="0.00496957975951082">
            <text:p>0.005</text:p>
          </table:table-cell>
          <table:table-cell table:formula="oooc:=[.H119]/[.C119]" office:value-type="float" office:value="0.0000421150827077188">
            <text:p>0.0000421</text:p>
          </table:table-cell>
          <table:table-cell/>
        </table:table-row>
        <table:table-row table:style-name="ro1">
          <table:table-cell office:value-type="float" office:value="2032930507">
            <text:p>203293050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-0.00840336122999475">
            <text:p>-0.008403361</text:p>
          </table:table-cell>
          <table:table-cell office:value-type="float" office:value="0.0691964285714286">
            <text:p>0.069196429</text:p>
          </table:table-cell>
          <table:table-cell table:formula="oooc:=[.E120]*1000" office:value-type="float" office:value="69.1964285714286">
            <text:p>69.196</text:p>
          </table:table-cell>
          <table:table-cell table:formula="oooc:=[.F120]/[.C120]" office:value-type="float" office:value="0.581482593037215">
            <text:p>0.58</text:p>
          </table:table-cell>
          <table:table-cell table:style-name="ce2" table:formula="oooc:=[.G120]/[.C120]" office:value-type="float" office:value="0.00488640834485055">
            <text:p>0.005</text:p>
          </table:table-cell>
          <table:table-cell table:formula="oooc:=[.H120]/[.C120]" office:value-type="float" office:value="0.0000410622549987441">
            <text:p>0.0000411</text:p>
          </table:table-cell>
          <table:table-cell/>
        </table:table-row>
        <table:table-row table:style-name="ro1">
          <table:table-cell office:value-type="float" office:value="1803119602">
            <text:p>180311960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-0.00833333320929341">
            <text:p>-0.008333333</text:p>
          </table:table-cell>
          <table:table-cell office:value-type="float" office:value="0.0729166666666667">
            <text:p>0.072916667</text:p>
          </table:table-cell>
          <table:table-cell table:formula="oooc:=[.E121]*1000" office:value-type="float" office:value="72.9166666666667">
            <text:p>72.917</text:p>
          </table:table-cell>
          <table:table-cell table:formula="oooc:=[.F121]/[.C121]" office:value-type="float" office:value="0.607638888888889">
            <text:p>0.61</text:p>
          </table:table-cell>
          <table:table-cell table:style-name="ce2" table:formula="oooc:=[.G121]/[.C121]" office:value-type="float" office:value="0.00506365740740741">
            <text:p>0.005</text:p>
          </table:table-cell>
          <table:table-cell table:formula="oooc:=[.H121]/[.C121]" office:value-type="float" office:value="0.0000421971450617284">
            <text:p>0.0000422</text:p>
          </table:table-cell>
          <table:table-cell/>
        </table:table-row>
        <table:table-row table:style-name="ro1">
          <table:table-cell office:value-type="float" office:value="1002311821">
            <text:p>100231182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-0.00826446276784054">
            <text:p>-0.008264463</text:p>
          </table:table-cell>
          <table:table-cell office:value-type="float" office:value="0.0807291666666667">
            <text:p>0.080729167</text:p>
          </table:table-cell>
          <table:table-cell table:formula="oooc:=[.E122]*1000" office:value-type="float" office:value="80.7291666666667">
            <text:p>80.729</text:p>
          </table:table-cell>
          <table:table-cell table:formula="oooc:=[.F122]/[.C122]" office:value-type="float" office:value="0.667183195592287">
            <text:p>0.67</text:p>
          </table:table-cell>
          <table:table-cell table:style-name="ce2" table:formula="oooc:=[.G122]/[.C122]" office:value-type="float" office:value="0.00551391070737427">
            <text:p>0.006</text:p>
          </table:table-cell>
          <table:table-cell table:formula="oooc:=[.H122]/[.C122]" office:value-type="float" office:value="0.0000455695099782998">
            <text:p>0.0000456</text:p>
          </table:table-cell>
          <table:table-cell/>
        </table:table-row>
        <table:table-row table:style-name="ro1">
          <table:table-cell office:value-type="float" office:value="1438293900">
            <text:p>143829390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-0.00819672112379521">
            <text:p>-0.008196721</text:p>
          </table:table-cell>
          <table:table-cell office:value-type="float" office:value="0.0833333333333333">
            <text:p>0.083333333</text:p>
          </table:table-cell>
          <table:table-cell table:formula="oooc:=[.E123]*1000" office:value-type="float" office:value="83.3333333333333">
            <text:p>83.333</text:p>
          </table:table-cell>
          <table:table-cell table:formula="oooc:=[.F123]/[.C123]" office:value-type="float" office:value="0.683060109289617">
            <text:p>0.68</text:p>
          </table:table-cell>
          <table:table-cell table:style-name="ce2" table:formula="oooc:=[.G123]/[.C123]" office:value-type="float" office:value="0.00559885335483293">
            <text:p>0.006</text:p>
          </table:table-cell>
          <table:table-cell table:formula="oooc:=[.H123]/[.C123]" office:value-type="float" office:value="0.0000458922406133847">
            <text:p>0.0000459</text:p>
          </table:table-cell>
          <table:table-cell/>
        </table:table-row>
        <table:table-row table:style-name="ro1">
          <table:table-cell office:value-type="float" office:value="393411706">
            <text:p>393411706</text:p>
          </table:table-cell>
          <table:table-cell table:number-columns-repeated="2" office:value-type="float" office:value="123">
            <text:p>123</text:p>
          </table:table-cell>
          <table:table-cell office:value-type="float" office:value="-0.00813007904155683">
            <text:p>-0.008130079</text:p>
          </table:table-cell>
          <table:table-cell office:value-type="float" office:value="0.078125">
            <text:p>0.078125000</text:p>
          </table:table-cell>
          <table:table-cell table:formula="oooc:=[.E124]*1000" office:value-type="float" office:value="78.125">
            <text:p>78.125</text:p>
          </table:table-cell>
          <table:table-cell table:formula="oooc:=[.F124]/[.C124]" office:value-type="float" office:value="0.635162601626016">
            <text:p>0.64</text:p>
          </table:table-cell>
          <table:table-cell table:style-name="ce2" table:formula="oooc:=[.G124]/[.C124]" office:value-type="float" office:value="0.00516392359045542">
            <text:p>0.005</text:p>
          </table:table-cell>
          <table:table-cell table:formula="oooc:=[.H124]/[.C124]" office:value-type="float" office:value="0.0000419831186215887">
            <text:p>0.0000420</text:p>
          </table:table-cell>
          <table:table-cell/>
        </table:table-row>
        <table:table-row table:style-name="ro1">
          <table:table-cell office:value-type="float" office:value="709050041">
            <text:p>709050041</text:p>
          </table:table-cell>
          <table:table-cell table:number-columns-repeated="2" office:value-type="float" office:value="124">
            <text:p>124</text:p>
          </table:table-cell>
          <table:table-cell office:value-type="float" office:value="-0.008064516016276">
            <text:p>-0.008064516</text:p>
          </table:table-cell>
          <table:table-cell office:value-type="float" office:value="0.0807291666666667">
            <text:p>0.080729167</text:p>
          </table:table-cell>
          <table:table-cell table:formula="oooc:=[.E125]*1000" office:value-type="float" office:value="80.7291666666667">
            <text:p>80.729</text:p>
          </table:table-cell>
          <table:table-cell table:formula="oooc:=[.F125]/[.C125]" office:value-type="float" office:value="0.651041666666667">
            <text:p>0.65</text:p>
          </table:table-cell>
          <table:table-cell table:style-name="ce2" table:formula="oooc:=[.G125]/[.C125]" office:value-type="float" office:value="0.00525033602150538">
            <text:p>0.005</text:p>
          </table:table-cell>
          <table:table-cell table:formula="oooc:=[.H125]/[.C125]" office:value-type="float" office:value="0.0000423414195282692">
            <text:p>0.0000423</text:p>
          </table:table-cell>
          <table:table-cell/>
        </table:table-row>
        <table:table-row table:style-name="ro1">
          <table:table-cell office:value-type="float" office:value="721009796">
            <text:p>721009796</text:p>
          </table:table-cell>
          <table:table-cell table:number-columns-repeated="2" office:value-type="float" office:value="125">
            <text:p>125</text:p>
          </table:table-cell>
          <table:table-cell office:value-type="float" office:value="-0.00799999987668798">
            <text:p>-0.008000000</text:p>
          </table:table-cell>
          <table:table-cell office:value-type="float" office:value="0.0859375">
            <text:p>0.085937500</text:p>
          </table:table-cell>
          <table:table-cell table:formula="oooc:=[.E126]*1000" office:value-type="float" office:value="85.9375">
            <text:p>85.938</text:p>
          </table:table-cell>
          <table:table-cell table:formula="oooc:=[.F126]/[.C126]" office:value-type="float" office:value="0.6875">
            <text:p>0.69</text:p>
          </table:table-cell>
          <table:table-cell table:style-name="ce2" table:formula="oooc:=[.G126]/[.C126]" office:value-type="float" office:value="0.0055">
            <text:p>0.006</text:p>
          </table:table-cell>
          <table:table-cell table:formula="oooc:=[.H126]/[.C126]" office:value-type="float" office:value="0.000044">
            <text:p>0.0000440</text:p>
          </table:table-cell>
          <table:table-cell/>
        </table:table-row>
        <table:table-row table:style-name="ro1">
          <table:table-cell office:value-type="float" office:value="1044795980">
            <text:p>1044795980</text:p>
          </table:table-cell>
          <table:table-cell table:number-columns-repeated="2" office:value-type="float" office:value="126">
            <text:p>126</text:p>
          </table:table-cell>
          <table:table-cell office:value-type="float" office:value="-0.00793650767288057">
            <text:p>-0.007936508</text:p>
          </table:table-cell>
          <table:table-cell office:value-type="float" office:value="0.111979166666667">
            <text:p>0.111979167</text:p>
          </table:table-cell>
          <table:table-cell table:formula="oooc:=[.E127]*1000" office:value-type="float" office:value="111.979166666667">
            <text:p>111.979</text:p>
          </table:table-cell>
          <table:table-cell table:formula="oooc:=[.F127]/[.C127]" office:value-type="float" office:value="0.888723544973547">
            <text:p>0.89</text:p>
          </table:table-cell>
          <table:table-cell table:style-name="ce2" table:formula="oooc:=[.G127]/[.C127]" office:value-type="float" office:value="0.00705336146804403">
            <text:p>0.007</text:p>
          </table:table-cell>
          <table:table-cell table:formula="oooc:=[.H127]/[.C127]" office:value-type="float" office:value="0.0000559790592701907">
            <text:p>0.0000560</text:p>
          </table:table-cell>
          <table:table-cell/>
        </table:table-row>
        <table:table-row table:style-name="ro1">
          <table:table-cell office:value-type="float" office:value="978855886">
            <text:p>978855886</text:p>
          </table:table-cell>
          <table:table-cell table:number-columns-repeated="2" office:value-type="float" office:value="127">
            <text:p>127</text:p>
          </table:table-cell>
          <table:table-cell office:value-type="float" office:value="-0.00787401572464574">
            <text:p>-0.007874016</text:p>
          </table:table-cell>
          <table:table-cell office:value-type="float" office:value="0.114583333333333">
            <text:p>0.114583333</text:p>
          </table:table-cell>
          <table:table-cell table:formula="oooc:=[.E128]*1000" office:value-type="float" office:value="114.583333333333">
            <text:p>114.583</text:p>
          </table:table-cell>
          <table:table-cell table:formula="oooc:=[.F128]/[.C128]" office:value-type="float" office:value="0.902230971128606">
            <text:p>0.9</text:p>
          </table:table-cell>
          <table:table-cell table:style-name="ce2" table:formula="oooc:=[.G128]/[.C128]" office:value-type="float" office:value="0.0071041808750284">
            <text:p>0.007</text:p>
          </table:table-cell>
          <table:table-cell table:formula="oooc:=[.H128]/[.C128]" office:value-type="float" office:value="0.0000559384320868378">
            <text:p>0.0000559</text:p>
          </table:table-cell>
          <table:table-cell/>
        </table:table-row>
        <table:table-row table:style-name="ro1">
          <table:table-cell office:value-type="float" office:value="939183700">
            <text:p>93918370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-0.00781249983697308">
            <text:p>-0.007812500</text:p>
          </table:table-cell>
          <table:table-cell office:value-type="float" office:value="0.119791666666667">
            <text:p>0.119791667</text:p>
          </table:table-cell>
          <table:table-cell table:formula="oooc:=[.E129]*1000" office:value-type="float" office:value="119.791666666667">
            <text:p>119.792</text:p>
          </table:table-cell>
          <table:table-cell table:formula="oooc:=[.F129]/[.C129]" office:value-type="float" office:value="0.935872395833336">
            <text:p>0.94</text:p>
          </table:table-cell>
          <table:table-cell table:style-name="ce2" table:formula="oooc:=[.G129]/[.C129]" office:value-type="float" office:value="0.00731150309244794">
            <text:p>0.007</text:p>
          </table:table-cell>
          <table:table-cell table:formula="oooc:=[.H129]/[.C129]" office:value-type="float" office:value="0.0000571211179097495">
            <text:p>0.0000571</text:p>
          </table:table-cell>
          <table:table-cell/>
        </table:table-row>
        <table:table-row table:style-name="ro1">
          <table:table-cell office:value-type="float" office:value="400066038">
            <text:p>400066038</text:p>
          </table:table-cell>
          <table:table-cell table:number-columns-repeated="2" office:value-type="float" office:value="129">
            <text:p>129</text:p>
          </table:table-cell>
          <table:table-cell office:value-type="float" office:value="-0.00775193791002948">
            <text:p>-0.007751938</text:p>
          </table:table-cell>
          <table:table-cell office:value-type="float" office:value="0.119791666666667">
            <text:p>0.119791667</text:p>
          </table:table-cell>
          <table:table-cell table:formula="oooc:=[.E130]*1000" office:value-type="float" office:value="119.791666666667">
            <text:p>119.792</text:p>
          </table:table-cell>
          <table:table-cell table:formula="oooc:=[.F130]/[.C130]" office:value-type="float" office:value="0.928617571059434">
            <text:p>0.93</text:p>
          </table:table-cell>
          <table:table-cell table:style-name="ce2" table:formula="oooc:=[.G130]/[.C130]" office:value-type="float" office:value="0.00719858582216616">
            <text:p>0.007</text:p>
          </table:table-cell>
          <table:table-cell table:formula="oooc:=[.H130]/[.C130]" office:value-type="float" office:value="0.0000558029908695051">
            <text:p>0.0000558</text:p>
          </table:table-cell>
          <table:table-cell/>
        </table:table-row>
        <table:table-row table:style-name="ro1">
          <table:table-cell office:value-type="float" office:value="511990872">
            <text:p>511990872</text:p>
          </table:table-cell>
          <table:table-cell table:number-columns-repeated="2" office:value-type="float" office:value="130">
            <text:p>130</text:p>
          </table:table-cell>
          <table:table-cell office:value-type="float" office:value="-0.00769230756418438">
            <text:p>-0.007692308</text:p>
          </table:table-cell>
          <table:table-cell office:value-type="float" office:value="0.125">
            <text:p>0.125000000</text:p>
          </table:table-cell>
          <table:table-cell table:formula="oooc:=[.E131]*1000" office:value-type="float" office:value="125">
            <text:p>125.000</text:p>
          </table:table-cell>
          <table:table-cell table:formula="oooc:=[.F131]/[.C131]" office:value-type="float" office:value="0.961538461538462">
            <text:p>0.96</text:p>
          </table:table-cell>
          <table:table-cell table:style-name="ce2" table:formula="oooc:=[.G131]/[.C131]" office:value-type="float" office:value="0.00739644970414201">
            <text:p>0.007</text:p>
          </table:table-cell>
          <table:table-cell table:formula="oooc:=[.H131]/[.C131]" office:value-type="float" office:value="0.0000568957669549386">
            <text:p>0.0000569</text:p>
          </table:table-cell>
          <table:table-cell/>
        </table:table-row>
        <table:table-row table:style-name="ro1">
          <table:table-cell office:value-type="float" office:value="1072409187">
            <text:p>1072409187</text:p>
          </table:table-cell>
          <table:table-cell table:number-columns-repeated="2" office:value-type="float" office:value="131">
            <text:p>131</text:p>
          </table:table-cell>
          <table:table-cell office:value-type="float" office:value="-0.00763358773622258">
            <text:p>-0.007633588</text:p>
          </table:table-cell>
          <table:table-cell office:value-type="float" office:value="0.125">
            <text:p>0.125000000</text:p>
          </table:table-cell>
          <table:table-cell table:formula="oooc:=[.E132]*1000" office:value-type="float" office:value="125">
            <text:p>125.000</text:p>
          </table:table-cell>
          <table:table-cell table:formula="oooc:=[.F132]/[.C132]" office:value-type="float" office:value="0.954198473282443">
            <text:p>0.95</text:p>
          </table:table-cell>
          <table:table-cell table:style-name="ce2" table:formula="oooc:=[.G132]/[.C132]" office:value-type="float" office:value="0.00728395781131636">
            <text:p>0.007</text:p>
          </table:table-cell>
          <table:table-cell table:formula="oooc:=[.H132]/[.C132]" office:value-type="float" office:value="0.0000556027313840943">
            <text:p>0.0000556</text:p>
          </table:table-cell>
          <table:table-cell/>
        </table:table-row>
        <table:table-row table:style-name="ro1">
          <table:table-cell office:value-type="float" office:value="1778594272">
            <text:p>1778594272</text:p>
          </table:table-cell>
          <table:table-cell table:number-columns-repeated="2" office:value-type="float" office:value="132">
            <text:p>132</text:p>
          </table:table-cell>
          <table:table-cell office:value-type="float" office:value="-0.0075757557477516">
            <text:p>-0.007575756</text:p>
          </table:table-cell>
          <table:table-cell office:value-type="float" office:value="0.128125">
            <text:p>0.128125000</text:p>
          </table:table-cell>
          <table:table-cell table:formula="oooc:=[.E133]*1000" office:value-type="float" office:value="128.125">
            <text:p>128.125</text:p>
          </table:table-cell>
          <table:table-cell table:formula="oooc:=[.F133]/[.C133]" office:value-type="float" office:value="0.970643939393939">
            <text:p>0.97</text:p>
          </table:table-cell>
          <table:table-cell table:style-name="ce2" table:formula="oooc:=[.G133]/[.C133]" office:value-type="float" office:value="0.00735336317722681">
            <text:p>0.007</text:p>
          </table:table-cell>
          <table:table-cell table:formula="oooc:=[.H133]/[.C133]" office:value-type="float" office:value="0.0000557072967971728">
            <text:p>0.0000557</text:p>
          </table:table-cell>
          <table:table-cell/>
        </table:table-row>
        <table:table-row table:style-name="ro1">
          <table:table-cell office:value-type="float" office:value="819888568">
            <text:p>819888568</text:p>
          </table:table-cell>
          <table:table-cell table:number-columns-repeated="2" office:value-type="float" office:value="133">
            <text:p>133</text:p>
          </table:table-cell>
          <table:table-cell office:value-type="float" office:value="-0.00751879690916013">
            <text:p>-0.007518797</text:p>
          </table:table-cell>
          <table:table-cell office:value-type="float" office:value="0.134375">
            <text:p>0.134375000</text:p>
          </table:table-cell>
          <table:table-cell table:formula="oooc:=[.E134]*1000" office:value-type="float" office:value="134.375">
            <text:p>134.375</text:p>
          </table:table-cell>
          <table:table-cell table:formula="oooc:=[.F134]/[.C134]" office:value-type="float" office:value="1.01033834586466">
            <text:p>1.01</text:p>
          </table:table-cell>
          <table:table-cell table:style-name="ce2" table:formula="oooc:=[.G134]/[.C134]" office:value-type="float" office:value="0.00759652891627565">
            <text:p>0.008</text:p>
          </table:table-cell>
          <table:table-cell table:formula="oooc:=[.H134]/[.C134]" office:value-type="float" office:value="0.0000571167587689899">
            <text:p>0.0000571</text:p>
          </table:table-cell>
          <table:table-cell/>
        </table:table-row>
        <table:table-row table:style-name="ro1">
          <table:table-cell office:value-type="float" office:value="542453473">
            <text:p>542453473</text:p>
          </table:table-cell>
          <table:table-cell table:number-columns-repeated="2" office:value-type="float" office:value="134">
            <text:p>134</text:p>
          </table:table-cell>
          <table:table-cell office:value-type="float" office:value="-0.00746268647247916">
            <text:p>-0.007462686</text:p>
          </table:table-cell>
          <table:table-cell office:value-type="float" office:value="0.1375">
            <text:p>0.137500000</text:p>
          </table:table-cell>
          <table:table-cell table:formula="oooc:=[.E135]*1000" office:value-type="float" office:value="137.5">
            <text:p>137.500</text:p>
          </table:table-cell>
          <table:table-cell table:formula="oooc:=[.F135]/[.C135]" office:value-type="float" office:value="1.02611940298507">
            <text:p>1.03</text:p>
          </table:table-cell>
          <table:table-cell table:style-name="ce2" table:formula="oooc:=[.G135]/[.C135]" office:value-type="float" office:value="0.00765760748496324">
            <text:p>0.008</text:p>
          </table:table-cell>
          <table:table-cell table:formula="oooc:=[.H135]/[.C135]" office:value-type="float" office:value="0.0000571463245146511">
            <text:p>0.0000571</text:p>
          </table:table-cell>
          <table:table-cell/>
        </table:table-row>
        <table:table-row table:style-name="ro1">
          <table:table-cell office:value-type="float" office:value="1146816011">
            <text:p>114681601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-0.00740740703054144">
            <text:p>-0.007407407</text:p>
          </table:table-cell>
          <table:table-cell office:value-type="float" office:value="0.1375">
            <text:p>0.137500000</text:p>
          </table:table-cell>
          <table:table-cell table:formula="oooc:=[.E136]*1000" office:value-type="float" office:value="137.5">
            <text:p>137.500</text:p>
          </table:table-cell>
          <table:table-cell table:formula="oooc:=[.F136]/[.C136]" office:value-type="float" office:value="1.01851851851852">
            <text:p>1.02</text:p>
          </table:table-cell>
          <table:table-cell table:style-name="ce2" table:formula="oooc:=[.G136]/[.C136]" office:value-type="float" office:value="0.00754458161865569">
            <text:p>0.008</text:p>
          </table:table-cell>
          <table:table-cell table:formula="oooc:=[.H136]/[.C136]" office:value-type="float" office:value="0.00005588578976782">
            <text:p>0.0000559</text:p>
          </table:table-cell>
          <table:table-cell/>
        </table:table-row>
        <table:table-row table:style-name="ro1">
          <table:table-cell office:value-type="float" office:value="1283084543">
            <text:p>128308454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-0.00735294099354178">
            <text:p>-0.007352941</text:p>
          </table:table-cell>
          <table:table-cell office:value-type="float" office:value="0.140625">
            <text:p>0.140625000</text:p>
          </table:table-cell>
          <table:table-cell table:formula="oooc:=[.E137]*1000" office:value-type="float" office:value="140.625">
            <text:p>140.625</text:p>
          </table:table-cell>
          <table:table-cell table:formula="oooc:=[.F137]/[.C137]" office:value-type="float" office:value="1.03400735294118">
            <text:p>1.03</text:p>
          </table:table-cell>
          <table:table-cell table:style-name="ce2" table:formula="oooc:=[.G137]/[.C137]" office:value-type="float" office:value="0.00760299524221453">
            <text:p>0.008</text:p>
          </table:table-cell>
          <table:table-cell table:formula="oooc:=[.H137]/[.C137]" office:value-type="float" office:value="0.0000559043767809892">
            <text:p>0.0000559</text:p>
          </table:table-cell>
          <table:table-cell/>
        </table:table-row>
        <table:table-row table:style-name="ro1">
          <table:table-cell office:value-type="float" office:value="1338890676">
            <text:p>1338890676</text:p>
          </table:table-cell>
          <table:table-cell table:number-columns-repeated="2" office:value-type="float" office:value="137">
            <text:p>137</text:p>
          </table:table-cell>
          <table:table-cell office:value-type="float" office:value="-0.00729926991380126">
            <text:p>-0.007299270</text:p>
          </table:table-cell>
          <table:table-cell office:value-type="float" office:value="0.15625">
            <text:p>0.156250000</text:p>
          </table:table-cell>
          <table:table-cell table:formula="oooc:=[.E138]*1000" office:value-type="float" office:value="156.25">
            <text:p>156.250</text:p>
          </table:table-cell>
          <table:table-cell table:formula="oooc:=[.F138]/[.C138]" office:value-type="float" office:value="1.14051094890511">
            <text:p>1.14</text:p>
          </table:table-cell>
          <table:table-cell table:style-name="ce2" table:formula="oooc:=[.G138]/[.C138]" office:value-type="float" office:value="0.00832489743726357">
            <text:p>0.008</text:p>
          </table:table-cell>
          <table:table-cell table:formula="oooc:=[.H138]/[.C138]" office:value-type="float" office:value="0.0000607656747245516">
            <text:p>0.0000608</text:p>
          </table:table-cell>
          <table:table-cell/>
        </table:table-row>
        <table:table-row table:style-name="ro1">
          <table:table-cell office:value-type="float" office:value="2096706545">
            <text:p>2096706545</text:p>
          </table:table-cell>
          <table:table-cell table:number-columns-repeated="2" office:value-type="float" office:value="138">
            <text:p>138</text:p>
          </table:table-cell>
          <table:table-cell office:value-type="float" office:value="-0.00724637677967621">
            <text:p>-0.007246377</text:p>
          </table:table-cell>
          <table:table-cell office:value-type="float" office:value="0.146875">
            <text:p>0.146875000</text:p>
          </table:table-cell>
          <table:table-cell table:formula="oooc:=[.E139]*1000" office:value-type="float" office:value="146.875">
            <text:p>146.875</text:p>
          </table:table-cell>
          <table:table-cell table:formula="oooc:=[.F139]/[.C139]" office:value-type="float" office:value="1.0643115942029">
            <text:p>1.06</text:p>
          </table:table-cell>
          <table:table-cell table:style-name="ce2" table:formula="oooc:=[.G139]/[.C139]" office:value-type="float" office:value="0.00771240285654274">
            <text:p>0.008</text:p>
          </table:table-cell>
          <table:table-cell table:formula="oooc:=[.H139]/[.C139]" office:value-type="float" office:value="0.0000558869772213242">
            <text:p>0.0000559</text:p>
          </table:table-cell>
          <table:table-cell/>
        </table:table-row>
        <table:table-row table:style-name="ro1">
          <table:table-cell office:value-type="float" office:value="1965482878">
            <text:p>196548287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-0.00719424445983918">
            <text:p>-0.007194244</text:p>
          </table:table-cell>
          <table:table-cell office:value-type="float" office:value="0.153125">
            <text:p>0.153125000</text:p>
          </table:table-cell>
          <table:table-cell table:formula="oooc:=[.E140]*1000" office:value-type="float" office:value="153.125">
            <text:p>153.125</text:p>
          </table:table-cell>
          <table:table-cell table:formula="oooc:=[.F140]/[.C140]" office:value-type="float" office:value="1.10161870503597">
            <text:p>1.1</text:p>
          </table:table-cell>
          <table:table-cell table:style-name="ce2" table:formula="oooc:=[.G140]/[.C140]" office:value-type="float" office:value="0.00792531442471922">
            <text:p>0.008</text:p>
          </table:table-cell>
          <table:table-cell table:formula="oooc:=[.H140]/[.C140]" office:value-type="float" office:value="0.0000570166505375483">
            <text:p>0.0000570</text:p>
          </table:table-cell>
          <table:table-cell/>
        </table:table-row>
        <table:table-row table:style-name="ro1">
          <table:table-cell office:value-type="float" office:value="758701540">
            <text:p>75870154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-0.00714285682244054">
            <text:p>-0.007142857</text:p>
          </table:table-cell>
          <table:table-cell office:value-type="float" office:value="0.16875">
            <text:p>0.168750000</text:p>
          </table:table-cell>
          <table:table-cell table:formula="oooc:=[.E141]*1000" office:value-type="float" office:value="168.75">
            <text:p>168.750</text:p>
          </table:table-cell>
          <table:table-cell table:formula="oooc:=[.F141]/[.C141]" office:value-type="float" office:value="1.20535714285714">
            <text:p>1.21</text:p>
          </table:table-cell>
          <table:table-cell table:style-name="ce2" table:formula="oooc:=[.G141]/[.C141]" office:value-type="float" office:value="0.00860969387755102">
            <text:p>0.009</text:p>
          </table:table-cell>
          <table:table-cell table:formula="oooc:=[.H141]/[.C141]" office:value-type="float" office:value="0.0000614978134110787">
            <text:p>0.0000615</text:p>
          </table:table-cell>
          <table:table-cell/>
        </table:table-row>
        <table:table-row table:style-name="ro1">
          <table:table-cell office:value-type="float" office:value="67087279">
            <text:p>6708727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-0.00709219838176978">
            <text:p>-0.007092198</text:p>
          </table:table-cell>
          <table:table-cell office:value-type="float" office:value="0.159375">
            <text:p>0.159375000</text:p>
          </table:table-cell>
          <table:table-cell table:formula="oooc:=[.E142]*1000" office:value-type="float" office:value="159.375">
            <text:p>159.375</text:p>
          </table:table-cell>
          <table:table-cell table:formula="oooc:=[.F142]/[.C142]" office:value-type="float" office:value="1.13031914893617">
            <text:p>1.13</text:p>
          </table:table-cell>
          <table:table-cell table:style-name="ce2" table:formula="oooc:=[.G142]/[.C142]" office:value-type="float" office:value="0.00801644786479553">
            <text:p>0.008</text:p>
          </table:table-cell>
          <table:table-cell table:formula="oooc:=[.H142]/[.C142]" office:value-type="float" office:value="0.0000568542401758548">
            <text:p>0.0000569</text:p>
          </table:table-cell>
          <table:table-cell/>
        </table:table-row>
        <table:table-row table:style-name="ro1">
          <table:table-cell office:value-type="float" office:value="1481674856">
            <text:p>148167485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-0.00704225344543374">
            <text:p>-0.007042253</text:p>
          </table:table-cell>
          <table:table-cell office:value-type="float" office:value="0.16015625">
            <text:p>0.160156250</text:p>
          </table:table-cell>
          <table:table-cell table:formula="oooc:=[.E143]*1000" office:value-type="float" office:value="160.15625">
            <text:p>160.156</text:p>
          </table:table-cell>
          <table:table-cell table:formula="oooc:=[.F143]/[.C143]" office:value-type="float" office:value="1.12786091549296">
            <text:p>1.13</text:p>
          </table:table-cell>
          <table:table-cell table:style-name="ce2" table:formula="oooc:=[.G143]/[.C143]" office:value-type="float" office:value="0.00794268250347153">
            <text:p>0.008</text:p>
          </table:table-cell>
          <table:table-cell table:formula="oooc:=[.H143]/[.C143]" office:value-type="float" office:value="0.0000559343838272643">
            <text:p>0.0000559</text:p>
          </table:table-cell>
          <table:table-cell/>
        </table:table-row>
        <table:table-row table:style-name="ro1">
          <table:table-cell office:value-type="float" office:value="1541205015">
            <text:p>154120501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-0.00699300681576176">
            <text:p>-0.006993007</text:p>
          </table:table-cell>
          <table:table-cell office:value-type="float" office:value="0.1640625">
            <text:p>0.164062500</text:p>
          </table:table-cell>
          <table:table-cell table:formula="oooc:=[.E144]*1000" office:value-type="float" office:value="164.0625">
            <text:p>164.063</text:p>
          </table:table-cell>
          <table:table-cell table:formula="oooc:=[.F144]/[.C144]" office:value-type="float" office:value="1.14729020979021">
            <text:p>1.15</text:p>
          </table:table-cell>
          <table:table-cell table:style-name="ce2" table:formula="oooc:=[.G144]/[.C144]" office:value-type="float" office:value="0.0080230084600714">
            <text:p>0.008</text:p>
          </table:table-cell>
          <table:table-cell table:formula="oooc:=[.H144]/[.C144]" office:value-type="float" office:value="0.0000561049542662335">
            <text:p>0.0000561</text:p>
          </table:table-cell>
          <table:table-cell/>
        </table:table-row>
        <table:table-row table:style-name="ro1">
          <table:table-cell office:value-type="float" office:value="63179424">
            <text:p>63179424</text:p>
          </table:table-cell>
          <table:table-cell table:number-columns-repeated="2" office:value-type="float" office:value="144">
            <text:p>144</text:p>
          </table:table-cell>
          <table:table-cell office:value-type="float" office:value="-0.0069444442879103">
            <text:p>-0.006944444</text:p>
          </table:table-cell>
          <table:table-cell office:value-type="float" office:value="0.171875">
            <text:p>0.171875000</text:p>
          </table:table-cell>
          <table:table-cell table:formula="oooc:=[.E145]*1000" office:value-type="float" office:value="171.875">
            <text:p>171.875</text:p>
          </table:table-cell>
          <table:table-cell table:formula="oooc:=[.F145]/[.C145]" office:value-type="float" office:value="1.19357638888889">
            <text:p>1.19</text:p>
          </table:table-cell>
          <table:table-cell table:style-name="ce2" table:formula="oooc:=[.G145]/[.C145]" office:value-type="float" office:value="0.0082887249228395">
            <text:p>0.008</text:p>
          </table:table-cell>
          <table:table-cell table:formula="oooc:=[.H145]/[.C145]" office:value-type="float" office:value="0.000057560589741941">
            <text:p>0.0000576</text:p>
          </table:table-cell>
          <table:table-cell/>
        </table:table-row>
        <table:table-row table:style-name="ro1">
          <table:table-cell office:value-type="float" office:value="715156999">
            <text:p>71515699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-0.0068965516783237">
            <text:p>-0.006896552</text:p>
          </table:table-cell>
          <table:table-cell office:value-type="float" office:value="0.17578125">
            <text:p>0.175781250</text:p>
          </table:table-cell>
          <table:table-cell table:formula="oooc:=[.E146]*1000" office:value-type="float" office:value="175.78125">
            <text:p>175.781</text:p>
          </table:table-cell>
          <table:table-cell table:formula="oooc:=[.F146]/[.C146]" office:value-type="float" office:value="1.21228448275862">
            <text:p>1.21</text:p>
          </table:table-cell>
          <table:table-cell table:style-name="ce2" table:formula="oooc:=[.G146]/[.C146]" office:value-type="float" office:value="0.00836058263971463">
            <text:p>0.008</text:p>
          </table:table-cell>
          <table:table-cell table:formula="oooc:=[.H146]/[.C146]" office:value-type="float" office:value="0.0000576591906187216">
            <text:p>0.0000577</text:p>
          </table:table-cell>
          <table:table-cell/>
        </table:table-row>
        <table:table-row table:style-name="ro1">
          <table:table-cell office:value-type="float" office:value="1595082321">
            <text:p>1595082321</text:p>
          </table:table-cell>
          <table:table-cell table:number-columns-repeated="2" office:value-type="float" office:value="146">
            <text:p>146</text:p>
          </table:table-cell>
          <table:table-cell office:value-type="float" office:value="-0.00684931429293556">
            <text:p>-0.006849314</text:p>
          </table:table-cell>
          <table:table-cell office:value-type="float" office:value="0.17578125">
            <text:p>0.175781250</text:p>
          </table:table-cell>
          <table:table-cell table:formula="oooc:=[.E147]*1000" office:value-type="float" office:value="175.78125">
            <text:p>175.781</text:p>
          </table:table-cell>
          <table:table-cell table:formula="oooc:=[.F147]/[.C147]" office:value-type="float" office:value="1.20398116438356">
            <text:p>1.2</text:p>
          </table:table-cell>
          <table:table-cell table:style-name="ce2" table:formula="oooc:=[.G147]/[.C147]" office:value-type="float" office:value="0.00824644633139426">
            <text:p>0.008</text:p>
          </table:table-cell>
          <table:table-cell table:formula="oooc:=[.H147]/[.C147]" office:value-type="float" office:value="0.0000564825091191387">
            <text:p>0.0000565</text:p>
          </table:table-cell>
          <table:table-cell/>
        </table:table-row>
        <table:table-row table:style-name="ro1">
          <table:table-cell office:value-type="float" office:value="2010301578">
            <text:p>2010301578</text:p>
          </table:table-cell>
          <table:table-cell table:number-columns-repeated="2" office:value-type="float" office:value="147">
            <text:p>147</text:p>
          </table:table-cell>
          <table:table-cell office:value-type="float" office:value="-0.0068027209712227">
            <text:p>-0.006802721</text:p>
          </table:table-cell>
          <table:table-cell office:value-type="float" office:value="0.1796875">
            <text:p>0.179687500</text:p>
          </table:table-cell>
          <table:table-cell table:formula="oooc:=[.E148]*1000" office:value-type="float" office:value="179.6875">
            <text:p>179.688</text:p>
          </table:table-cell>
          <table:table-cell table:formula="oooc:=[.F148]/[.C148]" office:value-type="float" office:value="1.22236394557823">
            <text:p>1.22</text:p>
          </table:table-cell>
          <table:table-cell table:style-name="ce2" table:formula="oooc:=[.G148]/[.C148]" office:value-type="float" office:value="0.0083154009903281">
            <text:p>0.008</text:p>
          </table:table-cell>
          <table:table-cell table:formula="oooc:=[.H148]/[.C148]" office:value-type="float" office:value="0.0000565673536757014">
            <text:p>0.0000566</text:p>
          </table:table-cell>
          <table:table-cell/>
        </table:table-row>
        <table:table-row table:style-name="ro1">
          <table:table-cell office:value-type="float" office:value="68328847">
            <text:p>68328847</text:p>
          </table:table-cell>
          <table:table-cell table:number-columns-repeated="2" office:value-type="float" office:value="148">
            <text:p>148</text:p>
          </table:table-cell>
          <table:table-cell office:value-type="float" office:value="-0.00675675645123164">
            <text:p>-0.006756756</text:p>
          </table:table-cell>
          <table:table-cell office:value-type="float" office:value="0.18359375">
            <text:p>0.183593750</text:p>
          </table:table-cell>
          <table:table-cell table:formula="oooc:=[.E149]*1000" office:value-type="float" office:value="183.59375">
            <text:p>183.594</text:p>
          </table:table-cell>
          <table:table-cell table:formula="oooc:=[.F149]/[.C149]" office:value-type="float" office:value="1.24049831081081">
            <text:p>1.24</text:p>
          </table:table-cell>
          <table:table-cell table:style-name="ce2" table:formula="oooc:=[.G149]/[.C149]" office:value-type="float" office:value="0.00838174534331629">
            <text:p>0.008</text:p>
          </table:table-cell>
          <table:table-cell table:formula="oooc:=[.H149]/[.C149]" office:value-type="float" office:value="0.0000566334144818668">
            <text:p>0.0000566</text:p>
          </table:table-cell>
          <table:table-cell/>
        </table:table-row>
        <table:table-row table:style-name="ro1">
          <table:table-cell office:value-type="float" office:value="809577919">
            <text:p>809577919</text:p>
          </table:table-cell>
          <table:table-cell table:number-columns-repeated="2" office:value-type="float" office:value="149">
            <text:p>149</text:p>
          </table:table-cell>
          <table:table-cell office:value-type="float" office:value="-0.00671140933030756">
            <text:p>-0.006711409</text:p>
          </table:table-cell>
          <table:table-cell office:value-type="float" office:value="0.19140625">
            <text:p>0.191406250</text:p>
          </table:table-cell>
          <table:table-cell table:formula="oooc:=[.E150]*1000" office:value-type="float" office:value="191.40625">
            <text:p>191.406</text:p>
          </table:table-cell>
          <table:table-cell table:formula="oooc:=[.F150]/[.C150]" office:value-type="float" office:value="1.28460570469799">
            <text:p>1.28</text:p>
          </table:table-cell>
          <table:table-cell table:style-name="ce2" table:formula="oooc:=[.G150]/[.C150]" office:value-type="float" office:value="0.00862151479663078">
            <text:p>0.009</text:p>
          </table:table-cell>
          <table:table-cell table:formula="oooc:=[.H150]/[.C150]" office:value-type="float" office:value="0.0000578625154136294">
            <text:p>0.0000579</text:p>
          </table:table-cell>
          <table:table-cell/>
        </table:table-row>
        <table:table-row table:style-name="ro1">
          <table:table-cell office:value-type="float" office:value="626110991">
            <text:p>62611099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-0.00666666660697501">
            <text:p>-0.006666667</text:p>
          </table:table-cell>
          <table:table-cell office:value-type="float" office:value="0.19921875">
            <text:p>0.199218750</text:p>
          </table:table-cell>
          <table:table-cell table:formula="oooc:=[.E151]*1000" office:value-type="float" office:value="199.21875">
            <text:p>199.219</text:p>
          </table:table-cell>
          <table:table-cell table:formula="oooc:=[.F151]/[.C151]" office:value-type="float" office:value="1.328125">
            <text:p>1.33</text:p>
          </table:table-cell>
          <table:table-cell table:style-name="ce2" table:formula="oooc:=[.G151]/[.C151]" office:value-type="float" office:value="0.00885416666666667">
            <text:p>0.009</text:p>
          </table:table-cell>
          <table:table-cell table:formula="oooc:=[.H151]/[.C151]" office:value-type="float" office:value="0.0000590277777777778">
            <text:p>0.0000590</text:p>
          </table:table-cell>
          <table:table-cell/>
        </table:table-row>
        <table:table-row table:style-name="ro1">
          <table:table-cell office:value-type="float" office:value="700319784">
            <text:p>700319784</text:p>
          </table:table-cell>
          <table:table-cell table:number-columns-repeated="2" office:value-type="float" office:value="151">
            <text:p>151</text:p>
          </table:table-cell>
          <table:table-cell office:value-type="float" office:value="-0.00662251647031553">
            <text:p>-0.006622516</text:p>
          </table:table-cell>
          <table:table-cell office:value-type="float" office:value="0.1953125">
            <text:p>0.195312500</text:p>
          </table:table-cell>
          <table:table-cell table:formula="oooc:=[.E152]*1000" office:value-type="float" office:value="195.3125">
            <text:p>195.313</text:p>
          </table:table-cell>
          <table:table-cell table:formula="oooc:=[.F152]/[.C152]" office:value-type="float" office:value="1.29346026490066">
            <text:p>1.29</text:p>
          </table:table-cell>
          <table:table-cell table:style-name="ce2" table:formula="oooc:=[.G152]/[.C152]" office:value-type="float" office:value="0.00856596201920968">
            <text:p>0.009</text:p>
          </table:table-cell>
          <table:table-cell table:formula="oooc:=[.H152]/[.C152]" office:value-type="float" office:value="0.0000567282252927794">
            <text:p>0.0000567</text:p>
          </table:table-cell>
          <table:table-cell/>
        </table:table-row>
        <table:table-row table:style-name="ro1">
          <table:table-cell office:value-type="float" office:value="692289210">
            <text:p>692289210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0.00657894731813258">
            <text:p>-0.006578947</text:p>
          </table:table-cell>
          <table:table-cell office:value-type="float" office:value="0.203125">
            <text:p>0.203125000</text:p>
          </table:table-cell>
          <table:table-cell table:formula="oooc:=[.E153]*1000" office:value-type="float" office:value="203.125">
            <text:p>203.125</text:p>
          </table:table-cell>
          <table:table-cell table:formula="oooc:=[.F153]/[.C153]" office:value-type="float" office:value="1.33634868421053">
            <text:p>1.34</text:p>
          </table:table-cell>
          <table:table-cell table:style-name="ce2" table:formula="oooc:=[.G153]/[.C153]" office:value-type="float" office:value="0.00879176765927978">
            <text:p>0.009</text:p>
          </table:table-cell>
          <table:table-cell table:formula="oooc:=[.H153]/[.C153]" office:value-type="float" office:value="0.000057840576705788">
            <text:p>0.0000578</text:p>
          </table:table-cell>
          <table:table-cell/>
        </table:table-row>
        <table:table-row table:style-name="ro1">
          <table:table-cell office:value-type="float" office:value="2056743275">
            <text:p>205674327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-0.0065359476257072">
            <text:p>-0.006535948</text:p>
          </table:table-cell>
          <table:table-cell office:value-type="float" office:value="0.203125">
            <text:p>0.203125000</text:p>
          </table:table-cell>
          <table:table-cell table:formula="oooc:=[.E154]*1000" office:value-type="float" office:value="203.125">
            <text:p>203.125</text:p>
          </table:table-cell>
          <table:table-cell table:formula="oooc:=[.F154]/[.C154]" office:value-type="float" office:value="1.32761437908497">
            <text:p>1.33</text:p>
          </table:table-cell>
          <table:table-cell table:style-name="ce2" table:formula="oooc:=[.G154]/[.C154]" office:value-type="float" office:value="0.00867721816395403">
            <text:p>0.009</text:p>
          </table:table-cell>
          <table:table-cell table:formula="oooc:=[.H154]/[.C154]" office:value-type="float" office:value="0.0000567138442088499">
            <text:p>0.0000567</text:p>
          </table:table-cell>
          <table:table-cell/>
        </table:table-row>
        <table:table-row table:style-name="ro1">
          <table:table-cell office:value-type="float" office:value="1098050086">
            <text:p>109805008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-0.00649348149197238">
            <text:p>-0.006493481</text:p>
          </table:table-cell>
          <table:table-cell office:value-type="float" office:value="0.20703125">
            <text:p>0.207031250</text:p>
          </table:table-cell>
          <table:table-cell table:formula="oooc:=[.E155]*1000" office:value-type="float" office:value="207.03125">
            <text:p>207.031</text:p>
          </table:table-cell>
          <table:table-cell table:formula="oooc:=[.F155]/[.C155]" office:value-type="float" office:value="1.34435876623377">
            <text:p>1.34</text:p>
          </table:table-cell>
          <table:table-cell table:style-name="ce2" table:formula="oooc:=[.G155]/[.C155]" office:value-type="float" office:value="0.00872960237814134">
            <text:p>0.009</text:p>
          </table:table-cell>
          <table:table-cell table:formula="oooc:=[.H155]/[.C155]" office:value-type="float" office:value="0.0000566857297281905">
            <text:p>0.0000567</text:p>
          </table:table-cell>
          <table:table-cell/>
        </table:table-row>
        <table:table-row table:style-name="ro1">
          <table:table-cell office:value-type="float" office:value="82596008">
            <text:p>8259600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-0.00645161283120643">
            <text:p>-0.006451613</text:p>
          </table:table-cell>
          <table:table-cell office:value-type="float" office:value="0.21484375">
            <text:p>0.214843750</text:p>
          </table:table-cell>
          <table:table-cell table:formula="oooc:=[.E156]*1000" office:value-type="float" office:value="214.84375">
            <text:p>214.844</text:p>
          </table:table-cell>
          <table:table-cell table:formula="oooc:=[.F156]/[.C156]" office:value-type="float" office:value="1.38608870967742">
            <text:p>1.39</text:p>
          </table:table-cell>
          <table:table-cell table:style-name="ce2" table:formula="oooc:=[.G156]/[.C156]" office:value-type="float" office:value="0.00894250780437045">
            <text:p>0.009</text:p>
          </table:table-cell>
          <table:table-cell table:formula="oooc:=[.H156]/[.C156]" office:value-type="float" office:value="0.0000576935987378739">
            <text:p>0.0000577</text:p>
          </table:table-cell>
          <table:table-cell/>
        </table:table-row>
        <table:table-row table:style-name="ro1">
          <table:table-cell office:value-type="float" office:value="630128720">
            <text:p>630128720</text:p>
          </table:table-cell>
          <table:table-cell table:number-columns-repeated="2" office:value-type="float" office:value="156">
            <text:p>156</text:p>
          </table:table-cell>
          <table:table-cell office:value-type="float" office:value="-0.00641025636093673">
            <text:p>-0.006410256</text:p>
          </table:table-cell>
          <table:table-cell office:value-type="float" office:value="0.21875">
            <text:p>0.218750000</text:p>
          </table:table-cell>
          <table:table-cell table:formula="oooc:=[.E157]*1000" office:value-type="float" office:value="218.75">
            <text:p>218.750</text:p>
          </table:table-cell>
          <table:table-cell table:formula="oooc:=[.F157]/[.C157]" office:value-type="float" office:value="1.40224358974359">
            <text:p>1.4</text:p>
          </table:table-cell>
          <table:table-cell table:style-name="ce2" table:formula="oooc:=[.G157]/[.C157]" office:value-type="float" office:value="0.00898874095989481">
            <text:p>0.009</text:p>
          </table:table-cell>
          <table:table-cell table:formula="oooc:=[.H157]/[.C157]" office:value-type="float" office:value="0.0000576201343583">
            <text:p>0.0000576</text:p>
          </table:table-cell>
          <table:table-cell/>
        </table:table-row>
        <table:table-row table:style-name="ro1">
          <table:table-cell office:value-type="float" office:value="1825552687">
            <text:p>1825552687</text:p>
          </table:table-cell>
          <table:table-cell table:number-columns-repeated="2" office:value-type="float" office:value="157">
            <text:p>157</text:p>
          </table:table-cell>
          <table:table-cell office:value-type="float" office:value="-0.00636942650533712">
            <text:p>-0.006369427</text:p>
          </table:table-cell>
          <table:table-cell office:value-type="float" office:value="0.22265625">
            <text:p>0.222656250</text:p>
          </table:table-cell>
          <table:table-cell table:formula="oooc:=[.E158]*1000" office:value-type="float" office:value="222.65625">
            <text:p>222.656</text:p>
          </table:table-cell>
          <table:table-cell table:formula="oooc:=[.F158]/[.C158]" office:value-type="float" office:value="1.41819267515924">
            <text:p>1.42</text:p>
          </table:table-cell>
          <table:table-cell table:style-name="ce2" table:formula="oooc:=[.G158]/[.C158]" office:value-type="float" office:value="0.00903307436407157">
            <text:p>0.009</text:p>
          </table:table-cell>
          <table:table-cell table:formula="oooc:=[.H158]/[.C158]" office:value-type="float" office:value="0.0000575355055036405">
            <text:p>0.0000575</text:p>
          </table:table-cell>
          <table:table-cell/>
        </table:table-row>
        <table:table-row table:style-name="ro1">
          <table:table-cell office:value-type="float" office:value="1325082629">
            <text:p>132508262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-0.00632911364492372">
            <text:p>-0.006329114</text:p>
          </table:table-cell>
          <table:table-cell office:value-type="float" office:value="0.2265625">
            <text:p>0.226562500</text:p>
          </table:table-cell>
          <table:table-cell table:formula="oooc:=[.E159]*1000" office:value-type="float" office:value="226.5625">
            <text:p>226.563</text:p>
          </table:table-cell>
          <table:table-cell table:formula="oooc:=[.F159]/[.C159]" office:value-type="float" office:value="1.43393987341772">
            <text:p>1.43</text:p>
          </table:table-cell>
          <table:table-cell table:style-name="ce2" table:formula="oooc:=[.G159]/[.C159]" office:value-type="float" office:value="0.0090755688190995">
            <text:p>0.009</text:p>
          </table:table-cell>
          <table:table-cell table:formula="oooc:=[.H159]/[.C159]" office:value-type="float" office:value="0.0000574403089816424">
            <text:p>0.0000574</text:p>
          </table:table-cell>
          <table:table-cell/>
        </table:table-row>
        <table:table-row table:style-name="ro1">
          <table:table-cell office:value-type="float" office:value="1080818741">
            <text:p>1080818741</text:p>
          </table:table-cell>
          <table:table-cell table:number-columns-repeated="2" office:value-type="float" office:value="159">
            <text:p>159</text:p>
          </table:table-cell>
          <table:table-cell office:value-type="float" office:value="-0.00628930781940085">
            <text:p>-0.006289308</text:p>
          </table:table-cell>
          <table:table-cell office:value-type="float" office:value="0.234375">
            <text:p>0.234375000</text:p>
          </table:table-cell>
          <table:table-cell table:formula="oooc:=[.E160]*1000" office:value-type="float" office:value="234.375">
            <text:p>234.375</text:p>
          </table:table-cell>
          <table:table-cell table:formula="oooc:=[.F160]/[.C160]" office:value-type="float" office:value="1.47405660377359">
            <text:p>1.47</text:p>
          </table:table-cell>
          <table:table-cell table:style-name="ce2" table:formula="oooc:=[.G160]/[.C160]" office:value-type="float" office:value="0.00927079625014833">
            <text:p>0.009</text:p>
          </table:table-cell>
          <table:table-cell table:formula="oooc:=[.H160]/[.C160]" office:value-type="float" office:value="0.000058306894655021">
            <text:p>0.0000583</text:p>
          </table:table-cell>
          <table:table-cell/>
        </table:table-row>
        <table:table-row table:style-name="ro1">
          <table:table-cell office:value-type="float" office:value="1954293326">
            <text:p>1954293326</text:p>
          </table:table-cell>
          <table:table-cell table:number-columns-repeated="2" office:value-type="float" office:value="160">
            <text:p>160</text:p>
          </table:table-cell>
          <table:table-cell office:value-type="float" office:value="-0.00624999859292075">
            <text:p>-0.006249999</text:p>
          </table:table-cell>
          <table:table-cell office:value-type="float" office:value="0.234375">
            <text:p>0.234375000</text:p>
          </table:table-cell>
          <table:table-cell table:formula="oooc:=[.E161]*1000" office:value-type="float" office:value="234.375">
            <text:p>234.375</text:p>
          </table:table-cell>
          <table:table-cell table:formula="oooc:=[.F161]/[.C161]" office:value-type="float" office:value="1.46484375">
            <text:p>1.46</text:p>
          </table:table-cell>
          <table:table-cell table:style-name="ce2" table:formula="oooc:=[.G161]/[.C161]" office:value-type="float" office:value="0.0091552734375">
            <text:p>0.009</text:p>
          </table:table-cell>
          <table:table-cell table:formula="oooc:=[.H161]/[.C161]" office:value-type="float" office:value="0.000057220458984375">
            <text:p>0.0000572</text:p>
          </table:table-cell>
          <table:table-cell/>
        </table:table-row>
        <table:table-row table:style-name="ro1">
          <table:table-cell office:value-type="float" office:value="1288251939">
            <text:p>1288251939</text:p>
          </table:table-cell>
          <table:table-cell table:number-columns-repeated="2" office:value-type="float" office:value="161">
            <text:p>161</text:p>
          </table:table-cell>
          <table:table-cell office:value-type="float" office:value="-0.00621117969917862">
            <text:p>-0.006211180</text:p>
          </table:table-cell>
          <table:table-cell office:value-type="float" office:value="0.239583333333333">
            <text:p>0.239583333</text:p>
          </table:table-cell>
          <table:table-cell table:formula="oooc:=[.E162]*1000" office:value-type="float" office:value="239.583333333333">
            <text:p>239.583</text:p>
          </table:table-cell>
          <table:table-cell table:formula="oooc:=[.F162]/[.C162]" office:value-type="float" office:value="1.48809523809524">
            <text:p>1.49</text:p>
          </table:table-cell>
          <table:table-cell table:style-name="ce2" table:formula="oooc:=[.G162]/[.C162]" office:value-type="float" office:value="0.00924282756580892">
            <text:p>0.009</text:p>
          </table:table-cell>
          <table:table-cell table:formula="oooc:=[.H162]/[.C162]" office:value-type="float" office:value="0.0000574088668683784">
            <text:p>0.0000574</text:p>
          </table:table-cell>
          <table:table-cell/>
        </table:table-row>
        <table:table-row table:style-name="ro1">
          <table:table-cell office:value-type="float" office:value="1141557496">
            <text:p>1141557496</text:p>
          </table:table-cell>
          <table:table-cell table:number-columns-repeated="2" office:value-type="float" office:value="162">
            <text:p>162</text:p>
          </table:table-cell>
          <table:table-cell office:value-type="float" office:value="-0.00617283940749758">
            <text:p>-0.006172839</text:p>
          </table:table-cell>
          <table:table-cell office:value-type="float" office:value="0.25">
            <text:p>0.250000000</text:p>
          </table:table-cell>
          <table:table-cell table:formula="oooc:=[.E163]*1000" office:value-type="float" office:value="250">
            <text:p>250.000</text:p>
          </table:table-cell>
          <table:table-cell table:formula="oooc:=[.F163]/[.C163]" office:value-type="float" office:value="1.54320987654321">
            <text:p>1.54</text:p>
          </table:table-cell>
          <table:table-cell table:style-name="ce2" table:formula="oooc:=[.G163]/[.C163]" office:value-type="float" office:value="0.00952598689224204">
            <text:p>0.010</text:p>
          </table:table-cell>
          <table:table-cell table:formula="oooc:=[.H163]/[.C163]" office:value-type="float" office:value="0.0000588023882237163">
            <text:p>0.0000588</text:p>
          </table:table-cell>
          <table:table-cell/>
        </table:table-row>
        <table:table-row table:style-name="ro1">
          <table:table-cell office:value-type="float" office:value="1685556387">
            <text:p>1685556387</text:p>
          </table:table-cell>
          <table:table-cell table:number-columns-repeated="2" office:value-type="float" office:value="163">
            <text:p>163</text:p>
          </table:table-cell>
          <table:table-cell office:value-type="float" office:value="-0.00613496893026877">
            <text:p>-0.006134969</text:p>
          </table:table-cell>
          <table:table-cell office:value-type="float" office:value="0.25">
            <text:p>0.250000000</text:p>
          </table:table-cell>
          <table:table-cell table:formula="oooc:=[.E164]*1000" office:value-type="float" office:value="250">
            <text:p>250.000</text:p>
          </table:table-cell>
          <table:table-cell table:formula="oooc:=[.F164]/[.C164]" office:value-type="float" office:value="1.53374233128834">
            <text:p>1.53</text:p>
          </table:table-cell>
          <table:table-cell table:style-name="ce2" table:formula="oooc:=[.G164]/[.C164]" office:value-type="float" office:value="0.00940946215514321">
            <text:p>0.009</text:p>
          </table:table-cell>
          <table:table-cell table:formula="oooc:=[.H164]/[.C164]" office:value-type="float" office:value="0.0000577267616879952">
            <text:p>0.0000577</text:p>
          </table:table-cell>
          <table:table-cell/>
        </table:table-row>
        <table:table-row table:style-name="ro1">
          <table:table-cell office:value-type="float" office:value="2024614348">
            <text:p>2024614348</text:p>
          </table:table-cell>
          <table:table-cell table:number-columns-repeated="2" office:value-type="float" office:value="164">
            <text:p>164</text:p>
          </table:table-cell>
          <table:table-cell office:value-type="float" office:value="-0.00609755987261451">
            <text:p>-0.006097560</text:p>
          </table:table-cell>
          <table:table-cell office:value-type="float" office:value="0.255208333333333">
            <text:p>0.255208333</text:p>
          </table:table-cell>
          <table:table-cell table:formula="oooc:=[.E165]*1000" office:value-type="float" office:value="255.208333333333">
            <text:p>255.208</text:p>
          </table:table-cell>
          <table:table-cell table:formula="oooc:=[.F165]/[.C165]" office:value-type="float" office:value="1.55614837398374">
            <text:p>1.56</text:p>
          </table:table-cell>
          <table:table-cell table:style-name="ce2" table:formula="oooc:=[.G165]/[.C165]" office:value-type="float" office:value="0.00948870959746182">
            <text:p>0.009</text:p>
          </table:table-cell>
          <table:table-cell table:formula="oooc:=[.H165]/[.C165]" office:value-type="float" office:value="0.0000578579853503769">
            <text:p>0.0000579</text:p>
          </table:table-cell>
          <table:table-cell/>
        </table:table-row>
        <table:table-row table:style-name="ro1">
          <table:table-cell office:value-type="float" office:value="1715720542">
            <text:p>1715720542</text:p>
          </table:table-cell>
          <table:table-cell table:number-columns-repeated="2" office:value-type="float" office:value="165">
            <text:p>165</text:p>
          </table:table-cell>
          <table:table-cell office:value-type="float" office:value="-0.00606060599030656">
            <text:p>-0.006060606</text:p>
          </table:table-cell>
          <table:table-cell office:value-type="float" office:value="0.265625">
            <text:p>0.265625000</text:p>
          </table:table-cell>
          <table:table-cell table:formula="oooc:=[.E166]*1000" office:value-type="float" office:value="265.625">
            <text:p>265.625</text:p>
          </table:table-cell>
          <table:table-cell table:formula="oooc:=[.F166]/[.C166]" office:value-type="float" office:value="1.60984848484848">
            <text:p>1.61</text:p>
          </table:table-cell>
          <table:table-cell table:style-name="ce2" table:formula="oooc:=[.G166]/[.C166]" office:value-type="float" office:value="0.00975665748393021">
            <text:p>0.010</text:p>
          </table:table-cell>
          <table:table-cell table:formula="oooc:=[.H166]/[.C166]" office:value-type="float" office:value="0.0000591312574783649">
            <text:p>0.0000591</text:p>
          </table:table-cell>
          <table:table-cell/>
        </table:table-row>
        <table:table-row table:style-name="ro1">
          <table:table-cell office:value-type="float" office:value="814757310">
            <text:p>814757310</text:p>
          </table:table-cell>
          <table:table-cell table:number-columns-repeated="2" office:value-type="float" office:value="166">
            <text:p>166</text:p>
          </table:table-cell>
          <table:table-cell office:value-type="float" office:value="-0.00602409605323828">
            <text:p>-0.006024096</text:p>
          </table:table-cell>
          <table:table-cell office:value-type="float" office:value="0.265625">
            <text:p>0.265625000</text:p>
          </table:table-cell>
          <table:table-cell table:formula="oooc:=[.E167]*1000" office:value-type="float" office:value="265.625">
            <text:p>265.625</text:p>
          </table:table-cell>
          <table:table-cell table:formula="oooc:=[.F167]/[.C167]" office:value-type="float" office:value="1.60015060240964">
            <text:p>1.6</text:p>
          </table:table-cell>
          <table:table-cell table:style-name="ce2" table:formula="oooc:=[.G167]/[.C167]" office:value-type="float" office:value="0.00963946146029903">
            <text:p>0.010</text:p>
          </table:table-cell>
          <table:table-cell table:formula="oooc:=[.H167]/[.C167]" office:value-type="float" office:value="0.0000580690449415604">
            <text:p>0.0000581</text:p>
          </table:table-cell>
          <table:table-cell/>
        </table:table-row>
        <table:table-row table:style-name="ro1">
          <table:table-cell office:value-type="float" office:value="730189993">
            <text:p>730189993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00598802389343689">
            <text:p>-0.005988024</text:p>
          </table:table-cell>
          <table:table-cell office:value-type="float" office:value="0.270833333333333">
            <text:p>0.270833333</text:p>
          </table:table-cell>
          <table:table-cell table:formula="oooc:=[.E168]*1000" office:value-type="float" office:value="270.833333333333">
            <text:p>270.833</text:p>
          </table:table-cell>
          <table:table-cell table:formula="oooc:=[.F168]/[.C168]" office:value-type="float" office:value="1.62175648702595">
            <text:p>1.62</text:p>
          </table:table-cell>
          <table:table-cell table:style-name="ce2" table:formula="oooc:=[.G168]/[.C168]" office:value-type="float" office:value="0.00971111668877812">
            <text:p>0.010</text:p>
          </table:table-cell>
          <table:table-cell table:formula="oooc:=[.H168]/[.C168]" office:value-type="float" office:value="0.0000581503993340007">
            <text:p>0.0000582</text:p>
          </table:table-cell>
          <table:table-cell/>
        </table:table-row>
        <table:table-row table:style-name="ro1">
          <table:table-cell office:value-type="float" office:value="1036854592">
            <text:p>1036854592</text:p>
          </table:table-cell>
          <table:table-cell table:number-columns-repeated="2" office:value-type="float" office:value="168">
            <text:p>168</text:p>
          </table:table-cell>
          <table:table-cell office:value-type="float" office:value="-0.00595238022594913">
            <text:p>-0.005952380</text:p>
          </table:table-cell>
          <table:table-cell office:value-type="float" office:value="0.296875">
            <text:p>0.296875000</text:p>
          </table:table-cell>
          <table:table-cell table:formula="oooc:=[.E169]*1000" office:value-type="float" office:value="296.875">
            <text:p>296.875</text:p>
          </table:table-cell>
          <table:table-cell table:formula="oooc:=[.F169]/[.C169]" office:value-type="float" office:value="1.7671130952381">
            <text:p>1.77</text:p>
          </table:table-cell>
          <table:table-cell table:style-name="ce2" table:formula="oooc:=[.G169]/[.C169]" office:value-type="float" office:value="0.0105185303287982">
            <text:p>0.011</text:p>
          </table:table-cell>
          <table:table-cell table:formula="oooc:=[.H169]/[.C169]" office:value-type="float" office:value="0.0000626102995761797">
            <text:p>0.0000626</text:p>
          </table:table-cell>
          <table:table-cell/>
        </table:table-row>
        <table:table-row table:style-name="ro1">
          <table:table-cell office:value-type="float" office:value="282878382">
            <text:p>282878382</text:p>
          </table:table-cell>
          <table:table-cell table:number-columns-repeated="2" office:value-type="float" office:value="169">
            <text:p>169</text:p>
          </table:table-cell>
          <table:table-cell office:value-type="float" office:value="-0.00591715968511153">
            <text:p>-0.005917160</text:p>
          </table:table-cell>
          <table:table-cell office:value-type="float" office:value="0.28125">
            <text:p>0.281250000</text:p>
          </table:table-cell>
          <table:table-cell table:formula="oooc:=[.E170]*1000" office:value-type="float" office:value="281.25">
            <text:p>281.250</text:p>
          </table:table-cell>
          <table:table-cell table:formula="oooc:=[.F170]/[.C170]" office:value-type="float" office:value="1.66420118343195">
            <text:p>1.66</text:p>
          </table:table-cell>
          <table:table-cell table:style-name="ce2" table:formula="oooc:=[.G170]/[.C170]" office:value-type="float" office:value="0.00984734428066244">
            <text:p>0.010</text:p>
          </table:table-cell>
          <table:table-cell table:formula="oooc:=[.H170]/[.C170]" office:value-type="float" office:value="0.0000582683093530322">
            <text:p>0.0000583</text:p>
          </table:table-cell>
          <table:table-cell/>
        </table:table-row>
        <table:table-row table:style-name="ro1">
          <table:table-cell office:value-type="float" office:value="1433325067">
            <text:p>1433325067</text:p>
          </table:table-cell>
          <table:table-cell table:number-columns-repeated="2" office:value-type="float" office:value="170">
            <text:p>170</text:p>
          </table:table-cell>
          <table:table-cell office:value-type="float" office:value="-0.00588235289833961">
            <text:p>-0.005882353</text:p>
          </table:table-cell>
          <table:table-cell office:value-type="float" office:value="0.286458333333333">
            <text:p>0.286458333</text:p>
          </table:table-cell>
          <table:table-cell table:formula="oooc:=[.E171]*1000" office:value-type="float" office:value="286.458333333333">
            <text:p>286.458</text:p>
          </table:table-cell>
          <table:table-cell table:formula="oooc:=[.F171]/[.C171]" office:value-type="float" office:value="1.68504901960784">
            <text:p>1.69</text:p>
          </table:table-cell>
          <table:table-cell table:style-name="ce2" table:formula="oooc:=[.G171]/[.C171]" office:value-type="float" office:value="0.00991205305651671">
            <text:p>0.010</text:p>
          </table:table-cell>
          <table:table-cell table:formula="oooc:=[.H171]/[.C171]" office:value-type="float" office:value="0.0000583061944500983">
            <text:p>0.0000583</text:p>
          </table:table-cell>
          <table:table-cell/>
        </table:table-row>
        <table:table-row table:style-name="ro1">
          <table:table-cell office:value-type="float" office:value="1900523581">
            <text:p>190052358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-0.00584795278702899">
            <text:p>-0.005847953</text:p>
          </table:table-cell>
          <table:table-cell office:value-type="float" office:value="0.291666666666667">
            <text:p>0.291666667</text:p>
          </table:table-cell>
          <table:table-cell table:formula="oooc:=[.E172]*1000" office:value-type="float" office:value="291.666666666667">
            <text:p>291.667</text:p>
          </table:table-cell>
          <table:table-cell table:formula="oooc:=[.F172]/[.C172]" office:value-type="float" office:value="1.7056530214425">
            <text:p>1.71</text:p>
          </table:table-cell>
          <table:table-cell table:style-name="ce2" table:formula="oooc:=[.G172]/[.C172]" office:value-type="float" office:value="0.00997457907276314">
            <text:p>0.010</text:p>
          </table:table-cell>
          <table:table-cell table:formula="oooc:=[.H172]/[.C172]" office:value-type="float" office:value="0.0000583308717705447">
            <text:p>0.0000583</text:p>
          </table:table-cell>
          <table:table-cell/>
        </table:table-row>
        <table:table-row table:style-name="ro1">
          <table:table-cell office:value-type="float" office:value="1217779085">
            <text:p>1217779085</text:p>
          </table:table-cell>
          <table:table-cell table:number-columns-repeated="2" office:value-type="float" office:value="172">
            <text:p>172</text:p>
          </table:table-cell>
          <table:table-cell office:value-type="float" office:value="-0.00581395330782542">
            <text:p>-0.005813953</text:p>
          </table:table-cell>
          <table:table-cell office:value-type="float" office:value="0.296875">
            <text:p>0.296875000</text:p>
          </table:table-cell>
          <table:table-cell table:formula="oooc:=[.E173]*1000" office:value-type="float" office:value="296.875">
            <text:p>296.875</text:p>
          </table:table-cell>
          <table:table-cell table:formula="oooc:=[.F173]/[.C173]" office:value-type="float" office:value="1.72601744186047">
            <text:p>1.73</text:p>
          </table:table-cell>
          <table:table-cell table:style-name="ce2" table:formula="oooc:=[.G173]/[.C173]" office:value-type="float" office:value="0.0100349851270957">
            <text:p>0.010</text:p>
          </table:table-cell>
          <table:table-cell table:formula="oooc:=[.H173]/[.C173]" office:value-type="float" office:value="0.0000583429367854403">
            <text:p>0.0000583</text:p>
          </table:table-cell>
          <table:table-cell/>
        </table:table-row>
        <table:table-row table:style-name="ro1">
          <table:table-cell office:value-type="float" office:value="1318636972">
            <text:p>131863697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-0.00578034655302417">
            <text:p>-0.005780347</text:p>
          </table:table-cell>
          <table:table-cell office:value-type="float" office:value="0.307291666666667">
            <text:p>0.307291667</text:p>
          </table:table-cell>
          <table:table-cell table:formula="oooc:=[.E174]*1000" office:value-type="float" office:value="307.291666666667">
            <text:p>307.292</text:p>
          </table:table-cell>
          <table:table-cell table:formula="oooc:=[.F174]/[.C174]" office:value-type="float" office:value="1.77625240847784">
            <text:p>1.78</text:p>
          </table:table-cell>
          <table:table-cell table:style-name="ce2" table:formula="oooc:=[.G174]/[.C174]" office:value-type="float" office:value="0.0102673549622997">
            <text:p>0.010</text:p>
          </table:table-cell>
          <table:table-cell table:formula="oooc:=[.H174]/[.C174]" office:value-type="float" office:value="0.000059348872614449">
            <text:p>0.0000593</text:p>
          </table:table-cell>
          <table:table-cell/>
        </table:table-row>
        <table:table-row table:style-name="ro1">
          <table:table-cell office:value-type="float" office:value="1655451496">
            <text:p>1655451496</text:p>
          </table:table-cell>
          <table:table-cell table:number-columns-repeated="2" office:value-type="float" office:value="174">
            <text:p>174</text:p>
          </table:table-cell>
          <table:table-cell office:value-type="float" office:value="-0.00574712627053486">
            <text:p>-0.005747126</text:p>
          </table:table-cell>
          <table:table-cell office:value-type="float" office:value="0.307291666666667">
            <text:p>0.307291667</text:p>
          </table:table-cell>
          <table:table-cell table:formula="oooc:=[.E175]*1000" office:value-type="float" office:value="307.291666666667">
            <text:p>307.292</text:p>
          </table:table-cell>
          <table:table-cell table:formula="oooc:=[.F175]/[.C175]" office:value-type="float" office:value="1.76604406130268">
            <text:p>1.77</text:p>
          </table:table-cell>
          <table:table-cell table:style-name="ce2" table:formula="oooc:=[.G175]/[.C175]" office:value-type="float" office:value="0.0101496785132338">
            <text:p>0.010</text:p>
          </table:table-cell>
          <table:table-cell table:formula="oooc:=[.H175]/[.C175]" office:value-type="float" office:value="0.0000583314857082403">
            <text:p>0.0000583</text:p>
          </table:table-cell>
          <table:table-cell/>
        </table:table-row>
        <table:table-row table:style-name="ro1">
          <table:table-cell office:value-type="float" office:value="862975169">
            <text:p>862975169</text:p>
          </table:table-cell>
          <table:table-cell table:number-columns-repeated="2" office:value-type="float" office:value="175">
            <text:p>175</text:p>
          </table:table-cell>
          <table:table-cell office:value-type="float" office:value="-0.00571428515422667">
            <text:p>-0.005714285</text:p>
          </table:table-cell>
          <table:table-cell office:value-type="float" office:value="0.3125">
            <text:p>0.312500000</text:p>
          </table:table-cell>
          <table:table-cell table:formula="oooc:=[.E176]*1000" office:value-type="float" office:value="312.5">
            <text:p>312.500</text:p>
          </table:table-cell>
          <table:table-cell table:formula="oooc:=[.F176]/[.C176]" office:value-type="float" office:value="1.78571428571429">
            <text:p>1.79</text:p>
          </table:table-cell>
          <table:table-cell table:style-name="ce2" table:formula="oooc:=[.G176]/[.C176]" office:value-type="float" office:value="0.0102040816326531">
            <text:p>0.010</text:p>
          </table:table-cell>
          <table:table-cell table:formula="oooc:=[.H176]/[.C176]" office:value-type="float" office:value="0.0000583090379008746">
            <text:p>0.0000583</text:p>
          </table:table-cell>
          <table:table-cell/>
        </table:table-row>
        <table:table-row table:style-name="ro1">
          <table:table-cell office:value-type="float" office:value="1771378862">
            <text:p>1771378862</text:p>
          </table:table-cell>
          <table:table-cell table:number-columns-repeated="2" office:value-type="float" office:value="176">
            <text:p>176</text:p>
          </table:table-cell>
          <table:table-cell office:value-type="float" office:value="-0.00568181759092568">
            <text:p>-0.005681818</text:p>
          </table:table-cell>
          <table:table-cell office:value-type="float" office:value="0.317708333333333">
            <text:p>0.317708333</text:p>
          </table:table-cell>
          <table:table-cell table:formula="oooc:=[.E177]*1000" office:value-type="float" office:value="317.708333333333">
            <text:p>317.708</text:p>
          </table:table-cell>
          <table:table-cell table:formula="oooc:=[.F177]/[.C177]" office:value-type="float" office:value="1.80516098484848">
            <text:p>1.81</text:p>
          </table:table-cell>
          <table:table-cell table:style-name="ce2" table:formula="oooc:=[.G177]/[.C177]" office:value-type="float" office:value="0.0102565965048209">
            <text:p>0.010</text:p>
          </table:table-cell>
          <table:table-cell table:formula="oooc:=[.H177]/[.C177]" office:value-type="float" office:value="0.0000582761165046643">
            <text:p>0.0000583</text:p>
          </table:table-cell>
          <table:table-cell/>
        </table:table-row>
        <table:table-row table:style-name="ro1">
          <table:table-cell office:value-type="float" office:value="953964313">
            <text:p>953964313</text:p>
          </table:table-cell>
          <table:table-cell table:number-columns-repeated="2" office:value-type="float" office:value="177">
            <text:p>177</text:p>
          </table:table-cell>
          <table:table-cell office:value-type="float" office:value="-0.00564971736707776">
            <text:p>-0.005649717</text:p>
          </table:table-cell>
          <table:table-cell office:value-type="float" office:value="0.322916666666667">
            <text:p>0.322916667</text:p>
          </table:table-cell>
          <table:table-cell table:formula="oooc:=[.E178]*1000" office:value-type="float" office:value="322.916666666667">
            <text:p>322.917</text:p>
          </table:table-cell>
          <table:table-cell table:formula="oooc:=[.F178]/[.C178]" office:value-type="float" office:value="1.82438794726931">
            <text:p>1.82</text:p>
          </table:table-cell>
          <table:table-cell table:style-name="ce2" table:formula="oooc:=[.G178]/[.C178]" office:value-type="float" office:value="0.0103072765382447">
            <text:p>0.010</text:p>
          </table:table-cell>
          <table:table-cell table:formula="oooc:=[.H178]/[.C178]" office:value-type="float" office:value="0.0000582332007810433">
            <text:p>0.0000582</text:p>
          </table:table-cell>
          <table:table-cell/>
        </table:table-row>
        <table:table-row table:style-name="ro1">
          <table:table-cell office:value-type="float" office:value="1008179620">
            <text:p>1008179620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0561797664659025">
            <text:p>-0.005617977</text:p>
          </table:table-cell>
          <table:table-cell office:value-type="float" office:value="0.328125">
            <text:p>0.328125000</text:p>
          </table:table-cell>
          <table:table-cell table:formula="oooc:=[.E179]*1000" office:value-type="float" office:value="328.125">
            <text:p>328.125</text:p>
          </table:table-cell>
          <table:table-cell table:formula="oooc:=[.F179]/[.C179]" office:value-type="float" office:value="1.84339887640449">
            <text:p>1.84</text:p>
          </table:table-cell>
          <table:table-cell table:style-name="ce2" table:formula="oooc:=[.G179]/[.C179]" office:value-type="float" office:value="0.0103561734629466">
            <text:p>0.010</text:p>
          </table:table-cell>
          <table:table-cell table:formula="oooc:=[.H179]/[.C179]" office:value-type="float" office:value="0.0000581807497918348">
            <text:p>0.0000582</text:p>
          </table:table-cell>
          <table:table-cell/>
        </table:table-row>
        <table:table-row table:style-name="ro1">
          <table:table-cell office:value-type="float" office:value="1095268872">
            <text:p>1095268872</text:p>
          </table:table-cell>
          <table:table-cell table:number-columns-repeated="2" office:value-type="float" office:value="179">
            <text:p>179</text:p>
          </table:table-cell>
          <table:table-cell office:value-type="float" office:value="-0.00558659133720596">
            <text:p>-0.005586591</text:p>
          </table:table-cell>
          <table:table-cell office:value-type="float" office:value="0.333333333333333">
            <text:p>0.333333333</text:p>
          </table:table-cell>
          <table:table-cell table:formula="oooc:=[.E180]*1000" office:value-type="float" office:value="333.333333333333">
            <text:p>333.333</text:p>
          </table:table-cell>
          <table:table-cell table:formula="oooc:=[.F180]/[.C180]" office:value-type="float" office:value="1.86219739292365">
            <text:p>1.86</text:p>
          </table:table-cell>
          <table:table-cell table:style-name="ce2" table:formula="oooc:=[.G180]/[.C180]" office:value-type="float" office:value="0.0104033373906349">
            <text:p>0.010</text:p>
          </table:table-cell>
          <table:table-cell table:formula="oooc:=[.H180]/[.C180]" office:value-type="float" office:value="0.0000581192032996364">
            <text:p>0.0000581</text:p>
          </table:table-cell>
          <table:table-cell/>
        </table:table-row>
        <table:table-row table:style-name="ro1">
          <table:table-cell office:value-type="float" office:value="878333380">
            <text:p>87833338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-0.00555555529535923">
            <text:p>-0.005555555</text:p>
          </table:table-cell>
          <table:table-cell office:value-type="float" office:value="0.338541666666667">
            <text:p>0.338541667</text:p>
          </table:table-cell>
          <table:table-cell table:formula="oooc:=[.E181]*1000" office:value-type="float" office:value="338.541666666667">
            <text:p>338.542</text:p>
          </table:table-cell>
          <table:table-cell table:formula="oooc:=[.F181]/[.C181]" office:value-type="float" office:value="1.88078703703704">
            <text:p>1.88</text:p>
          </table:table-cell>
          <table:table-cell table:style-name="ce2" table:formula="oooc:=[.G181]/[.C181]" office:value-type="float" office:value="0.010448816872428">
            <text:p>0.010</text:p>
          </table:table-cell>
          <table:table-cell table:formula="oooc:=[.H181]/[.C181]" office:value-type="float" office:value="0.0000580489826246">
            <text:p>0.0000580</text:p>
          </table:table-cell>
          <table:table-cell/>
        </table:table-row>
        <table:table-row table:style-name="ro1">
          <table:table-cell office:value-type="float" office:value="62337880">
            <text:p>6233788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-0.00552486157424426">
            <text:p>-0.005524862</text:p>
          </table:table-cell>
          <table:table-cell office:value-type="float" office:value="0.34375">
            <text:p>0.343750000</text:p>
          </table:table-cell>
          <table:table-cell table:formula="oooc:=[.E182]*1000" office:value-type="float" office:value="343.75">
            <text:p>343.750</text:p>
          </table:table-cell>
          <table:table-cell table:formula="oooc:=[.F182]/[.C182]" office:value-type="float" office:value="1.89917127071823">
            <text:p>1.9</text:p>
          </table:table-cell>
          <table:table-cell table:style-name="ce2" table:formula="oooc:=[.G182]/[.C182]" office:value-type="float" office:value="0.0104926589542444">
            <text:p>0.010</text:p>
          </table:table-cell>
          <table:table-cell table:formula="oooc:=[.H182]/[.C182]" office:value-type="float" office:value="0.0000579704914599137">
            <text:p>0.0000580</text:p>
          </table:table-cell>
          <table:table-cell/>
        </table:table-row>
        <table:table-row table:style-name="ro1">
          <table:table-cell office:value-type="float" office:value="1900483763">
            <text:p>1900483763</text:p>
          </table:table-cell>
          <table:table-cell table:number-columns-repeated="2" office:value-type="float" office:value="182">
            <text:p>182</text:p>
          </table:table-cell>
          <table:table-cell office:value-type="float" office:value="-0.00549449529512458">
            <text:p>-0.005494495</text:p>
          </table:table-cell>
          <table:table-cell office:value-type="float" office:value="0.348958333333333">
            <text:p>0.348958333</text:p>
          </table:table-cell>
          <table:table-cell table:formula="oooc:=[.E183]*1000" office:value-type="float" office:value="348.958333333333">
            <text:p>348.958</text:p>
          </table:table-cell>
          <table:table-cell table:formula="oooc:=[.F183]/[.C183]" office:value-type="float" office:value="1.91735347985348">
            <text:p>1.92</text:p>
          </table:table-cell>
          <table:table-cell table:style-name="ce2" table:formula="oooc:=[.G183]/[.C183]" office:value-type="float" office:value="0.0105349092299642">
            <text:p>0.011</text:p>
          </table:table-cell>
          <table:table-cell table:formula="oooc:=[.H183]/[.C183]" office:value-type="float" office:value="0.0000578841166481547">
            <text:p>0.0000579</text:p>
          </table:table-cell>
          <table:table-cell/>
        </table:table-row>
        <table:table-row table:style-name="ro1">
          <table:table-cell office:value-type="float" office:value="264278873">
            <text:p>264278873</text:p>
          </table:table-cell>
          <table:table-cell table:number-columns-repeated="2" office:value-type="float" office:value="183">
            <text:p>183</text:p>
          </table:table-cell>
          <table:table-cell office:value-type="float" office:value="-0.00546448080837081">
            <text:p>-0.005464481</text:p>
          </table:table-cell>
          <table:table-cell office:value-type="float" office:value="0.359375">
            <text:p>0.359375000</text:p>
          </table:table-cell>
          <table:table-cell table:formula="oooc:=[.E184]*1000" office:value-type="float" office:value="359.375">
            <text:p>359.375</text:p>
          </table:table-cell>
          <table:table-cell table:formula="oooc:=[.F184]/[.C184]" office:value-type="float" office:value="1.96379781420765">
            <text:p>1.96</text:p>
          </table:table-cell>
          <table:table-cell table:style-name="ce2" table:formula="oooc:=[.G184]/[.C184]" office:value-type="float" office:value="0.0107311355967631">
            <text:p>0.011</text:p>
          </table:table-cell>
          <table:table-cell table:formula="oooc:=[.H184]/[.C184]" office:value-type="float" office:value="0.0000586400852282138">
            <text:p>0.0000586</text:p>
          </table:table-cell>
          <table:table-cell/>
        </table:table-row>
        <table:table-row table:style-name="ro1">
          <table:table-cell office:value-type="float" office:value="708993684">
            <text:p>70899368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00543478235609385">
            <text:p>-0.005434782</text:p>
          </table:table-cell>
          <table:table-cell office:value-type="float" office:value="0.3671875">
            <text:p>0.367187500</text:p>
          </table:table-cell>
          <table:table-cell table:formula="oooc:=[.E185]*1000" office:value-type="float" office:value="367.1875">
            <text:p>367.188</text:p>
          </table:table-cell>
          <table:table-cell table:formula="oooc:=[.F185]/[.C185]" office:value-type="float" office:value="1.99558423913043">
            <text:p>2</text:p>
          </table:table-cell>
          <table:table-cell table:style-name="ce2" table:formula="oooc:=[.G185]/[.C185]" office:value-type="float" office:value="0.0108455665170132">
            <text:p>0.011</text:p>
          </table:table-cell>
          <table:table-cell table:formula="oooc:=[.H185]/[.C185]" office:value-type="float" office:value="0.0000589432962881154">
            <text:p>0.0000589</text:p>
          </table:table-cell>
          <table:table-cell/>
        </table:table-row>
        <table:table-row table:style-name="ro1">
          <table:table-cell office:value-type="float" office:value="1980072718">
            <text:p>198007271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-0.00540540508325194">
            <text:p>-0.005405405</text:p>
          </table:table-cell>
          <table:table-cell office:value-type="float" office:value="0.375">
            <text:p>0.375000000</text:p>
          </table:table-cell>
          <table:table-cell table:formula="oooc:=[.E186]*1000" office:value-type="float" office:value="375">
            <text:p>375.000</text:p>
          </table:table-cell>
          <table:table-cell table:formula="oooc:=[.F186]/[.C186]" office:value-type="float" office:value="2.02702702702703">
            <text:p>2.03</text:p>
          </table:table-cell>
          <table:table-cell table:style-name="ce2" table:formula="oooc:=[.G186]/[.C186]" office:value-type="float" office:value="0.0109569028487947">
            <text:p>0.011</text:p>
          </table:table-cell>
          <table:table-cell table:formula="oooc:=[.H186]/[.C186]" office:value-type="float" office:value="0.000059226501885377">
            <text:p>0.0000592</text:p>
          </table:table-cell>
          <table:table-cell/>
        </table:table-row>
        <table:table-row table:style-name="ro1">
          <table:table-cell office:value-type="float" office:value="955556963">
            <text:p>955556963</text:p>
          </table:table-cell>
          <table:table-cell table:number-columns-repeated="2" office:value-type="float" office:value="186">
            <text:p>186</text:p>
          </table:table-cell>
          <table:table-cell office:value-type="float" office:value="-0.00537634384113517">
            <text:p>-0.005376344</text:p>
          </table:table-cell>
          <table:table-cell office:value-type="float" office:value="0.375">
            <text:p>0.375000000</text:p>
          </table:table-cell>
          <table:table-cell table:formula="oooc:=[.E187]*1000" office:value-type="float" office:value="375">
            <text:p>375.000</text:p>
          </table:table-cell>
          <table:table-cell table:formula="oooc:=[.F187]/[.C187]" office:value-type="float" office:value="2.01612903225806">
            <text:p>2.02</text:p>
          </table:table-cell>
          <table:table-cell table:style-name="ce2" table:formula="oooc:=[.G187]/[.C187]" office:value-type="float" office:value="0.0108394033992369">
            <text:p>0.011</text:p>
          </table:table-cell>
          <table:table-cell table:formula="oooc:=[.H187]/[.C187]" office:value-type="float" office:value="0.0000582763623614887">
            <text:p>0.0000583</text:p>
          </table:table-cell>
          <table:table-cell/>
        </table:table-row>
        <table:table-row table:style-name="ro1">
          <table:table-cell office:value-type="float" office:value="1426108066">
            <text:p>1426108066</text:p>
          </table:table-cell>
          <table:table-cell table:number-columns-repeated="2" office:value-type="float" office:value="187">
            <text:p>187</text:p>
          </table:table-cell>
          <table:table-cell office:value-type="float" office:value="-0.00534759311153721">
            <text:p>-0.005347593</text:p>
          </table:table-cell>
          <table:table-cell office:value-type="float" office:value="0.375">
            <text:p>0.375000000</text:p>
          </table:table-cell>
          <table:table-cell table:formula="oooc:=[.E188]*1000" office:value-type="float" office:value="375">
            <text:p>375.000</text:p>
          </table:table-cell>
          <table:table-cell table:formula="oooc:=[.F188]/[.C188]" office:value-type="float" office:value="2.00534759358289">
            <text:p>2.01</text:p>
          </table:table-cell>
          <table:table-cell table:style-name="ce2" table:formula="oooc:=[.G188]/[.C188]" office:value-type="float" office:value="0.0107237839229031">
            <text:p>0.011</text:p>
          </table:table-cell>
          <table:table-cell table:formula="oooc:=[.H188]/[.C188]" office:value-type="float" office:value="0.0000573464380903911">
            <text:p>0.0000573</text:p>
          </table:table-cell>
          <table:table-cell/>
        </table:table-row>
        <table:table-row table:style-name="ro1">
          <table:table-cell office:value-type="float" office:value="655737172">
            <text:p>655737172</text:p>
          </table:table-cell>
          <table:table-cell table:number-columns-repeated="2" office:value-type="float" office:value="188">
            <text:p>188</text:p>
          </table:table-cell>
          <table:table-cell office:value-type="float" office:value="-0.0053191478922372">
            <text:p>-0.005319148</text:p>
          </table:table-cell>
          <table:table-cell office:value-type="float" office:value="0.3828125">
            <text:p>0.382812500</text:p>
          </table:table-cell>
          <table:table-cell table:formula="oooc:=[.E189]*1000" office:value-type="float" office:value="382.8125">
            <text:p>382.813</text:p>
          </table:table-cell>
          <table:table-cell table:formula="oooc:=[.F189]/[.C189]" office:value-type="float" office:value="2.03623670212766">
            <text:p>2.04</text:p>
          </table:table-cell>
          <table:table-cell table:style-name="ce2" table:formula="oooc:=[.G189]/[.C189]" office:value-type="float" office:value="0.0108310462879131">
            <text:p>0.011</text:p>
          </table:table-cell>
          <table:table-cell table:formula="oooc:=[.H189]/[.C189]" office:value-type="float" office:value="0.0000576119483399632">
            <text:p>0.0000576</text:p>
          </table:table-cell>
          <table:table-cell/>
        </table:table-row>
        <table:table-row table:style-name="ro1">
          <table:table-cell office:value-type="float" office:value="1341609275">
            <text:p>1341609275</text:p>
          </table:table-cell>
          <table:table-cell table:number-columns-repeated="2" office:value-type="float" office:value="189">
            <text:p>189</text:p>
          </table:table-cell>
          <table:table-cell office:value-type="float" office:value="-0.00529100407516125">
            <text:p>-0.005291004</text:p>
          </table:table-cell>
          <table:table-cell office:value-type="float" office:value="0.390625">
            <text:p>0.390625000</text:p>
          </table:table-cell>
          <table:table-cell table:formula="oooc:=[.E190]*1000" office:value-type="float" office:value="390.625">
            <text:p>390.625</text:p>
          </table:table-cell>
          <table:table-cell table:formula="oooc:=[.F190]/[.C190]" office:value-type="float" office:value="2.06679894179894">
            <text:p>2.07</text:p>
          </table:table-cell>
          <table:table-cell table:style-name="ce2" table:formula="oooc:=[.G190]/[.C190]" office:value-type="float" office:value="0.0109354441365023">
            <text:p>0.011</text:p>
          </table:table-cell>
          <table:table-cell table:formula="oooc:=[.H190]/[.C190]" office:value-type="float" office:value="0.0000578594927857267">
            <text:p>0.0000579</text:p>
          </table:table-cell>
          <table:table-cell/>
        </table:table-row>
        <table:table-row table:style-name="ro1">
          <table:table-cell office:value-type="float" office:value="618493200">
            <text:p>618493200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00526315779643483">
            <text:p>-0.005263158</text:p>
          </table:table-cell>
          <table:table-cell office:value-type="float" office:value="0.3984375">
            <text:p>0.398437500</text:p>
          </table:table-cell>
          <table:table-cell table:formula="oooc:=[.E191]*1000" office:value-type="float" office:value="398.4375">
            <text:p>398.438</text:p>
          </table:table-cell>
          <table:table-cell table:formula="oooc:=[.F191]/[.C191]" office:value-type="float" office:value="2.09703947368421">
            <text:p>2.1</text:p>
          </table:table-cell>
          <table:table-cell table:style-name="ce2" table:formula="oooc:=[.G191]/[.C191]" office:value-type="float" office:value="0.0110370498614958">
            <text:p>0.011</text:p>
          </table:table-cell>
          <table:table-cell table:formula="oooc:=[.H191]/[.C191]" office:value-type="float" office:value="0.000058089736113136">
            <text:p>0.0000581</text:p>
          </table:table-cell>
          <table:table-cell/>
        </table:table-row>
        <table:table-row table:style-name="ro1">
          <table:table-cell office:value-type="float" office:value="1738201542">
            <text:p>1738201542</text:p>
          </table:table-cell>
          <table:table-cell table:number-columns-repeated="2" office:value-type="float" office:value="191">
            <text:p>191</text:p>
          </table:table-cell>
          <table:table-cell office:value-type="float" office:value="-0.00523560184129224">
            <text:p>-0.005235602</text:p>
          </table:table-cell>
          <table:table-cell office:value-type="float" office:value="0.40625">
            <text:p>0.406250000</text:p>
          </table:table-cell>
          <table:table-cell table:formula="oooc:=[.E192]*1000" office:value-type="float" office:value="406.25">
            <text:p>406.250</text:p>
          </table:table-cell>
          <table:table-cell table:formula="oooc:=[.F192]/[.C192]" office:value-type="float" office:value="2.12696335078534">
            <text:p>2.13</text:p>
          </table:table-cell>
          <table:table-cell table:style-name="ce2" table:formula="oooc:=[.G192]/[.C192]" office:value-type="float" office:value="0.0111359337737452">
            <text:p>0.011</text:p>
          </table:table-cell>
          <table:table-cell table:formula="oooc:=[.H192]/[.C192]" office:value-type="float" office:value="0.0000583033181871478">
            <text:p>0.0000583</text:p>
          </table:table-cell>
          <table:table-cell/>
        </table:table-row>
        <table:table-row table:style-name="ro1">
          <table:table-cell office:value-type="float" office:value="2024170594">
            <text:p>202417059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0.00520833319941971">
            <text:p>-0.005208333</text:p>
          </table:table-cell>
          <table:table-cell office:value-type="float" office:value="0.4140625">
            <text:p>0.414062500</text:p>
          </table:table-cell>
          <table:table-cell table:formula="oooc:=[.E193]*1000" office:value-type="float" office:value="414.0625">
            <text:p>414.063</text:p>
          </table:table-cell>
          <table:table-cell table:formula="oooc:=[.F193]/[.C193]" office:value-type="float" office:value="2.15657552083333">
            <text:p>2.16</text:p>
          </table:table-cell>
          <table:table-cell table:style-name="ce2" table:formula="oooc:=[.G193]/[.C193]" office:value-type="float" office:value="0.0112321641710069">
            <text:p>0.011</text:p>
          </table:table-cell>
          <table:table-cell table:formula="oooc:=[.H193]/[.C193]" office:value-type="float" office:value="0.0000585008550573278">
            <text:p>0.0000585</text:p>
          </table:table-cell>
          <table:table-cell/>
        </table:table-row>
        <table:table-row table:style-name="ro1">
          <table:table-cell office:value-type="float" office:value="714100368">
            <text:p>714100368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00518134703690976">
            <text:p>-0.005181347</text:p>
          </table:table-cell>
          <table:table-cell office:value-type="float" office:value="0.421875">
            <text:p>0.421875000</text:p>
          </table:table-cell>
          <table:table-cell table:formula="oooc:=[.E194]*1000" office:value-type="float" office:value="421.875">
            <text:p>421.875</text:p>
          </table:table-cell>
          <table:table-cell table:formula="oooc:=[.F194]/[.C194]" office:value-type="float" office:value="2.18588082901554">
            <text:p>2.19</text:p>
          </table:table-cell>
          <table:table-cell table:style-name="ce2" table:formula="oooc:=[.G194]/[.C194]" office:value-type="float" office:value="0.0113258074042256">
            <text:p>0.011</text:p>
          </table:table-cell>
          <table:table-cell table:formula="oooc:=[.H194]/[.C194]" office:value-type="float" office:value="0.0000586829399182675">
            <text:p>0.0000587</text:p>
          </table:table-cell>
          <table:table-cell/>
        </table:table-row>
        <table:table-row table:style-name="ro1">
          <table:table-cell office:value-type="float" office:value="644613889">
            <text:p>644613889</text:p>
          </table:table-cell>
          <table:table-cell table:number-columns-repeated="2" office:value-type="float" office:value="194">
            <text:p>194</text:p>
          </table:table-cell>
          <table:table-cell office:value-type="float" office:value="-0.00515463891792933">
            <text:p>-0.005154639</text:p>
          </table:table-cell>
          <table:table-cell office:value-type="float" office:value="0.421875">
            <text:p>0.421875000</text:p>
          </table:table-cell>
          <table:table-cell table:formula="oooc:=[.E195]*1000" office:value-type="float" office:value="421.875">
            <text:p>421.875</text:p>
          </table:table-cell>
          <table:table-cell table:formula="oooc:=[.F195]/[.C195]" office:value-type="float" office:value="2.17461340206186">
            <text:p>2.17</text:p>
          </table:table-cell>
          <table:table-cell table:style-name="ce2" table:formula="oooc:=[.G195]/[.C195]" office:value-type="float" office:value="0.0112093474333085">
            <text:p>0.011</text:p>
          </table:table-cell>
          <table:table-cell table:formula="oooc:=[.H195]/[.C195]" office:value-type="float" office:value="0.0000577801414088069">
            <text:p>0.0000578</text:p>
          </table:table-cell>
          <table:table-cell/>
        </table:table-row>
        <table:table-row table:style-name="ro1">
          <table:table-cell office:value-type="float" office:value="429157468">
            <text:p>429157468</text:p>
          </table:table-cell>
          <table:table-cell table:number-columns-repeated="2" office:value-type="float" office:value="195">
            <text:p>195</text:p>
          </table:table-cell>
          <table:table-cell office:value-type="float" office:value="-0.00512820466892094">
            <text:p>-0.005128205</text:p>
          </table:table-cell>
          <table:table-cell office:value-type="float" office:value="0.4296875">
            <text:p>0.429687500</text:p>
          </table:table-cell>
          <table:table-cell table:formula="oooc:=[.E196]*1000" office:value-type="float" office:value="429.6875">
            <text:p>429.688</text:p>
          </table:table-cell>
          <table:table-cell table:formula="oooc:=[.F196]/[.C196]" office:value-type="float" office:value="2.20352564102564">
            <text:p>2.2</text:p>
          </table:table-cell>
          <table:table-cell table:style-name="ce2" table:formula="oooc:=[.G196]/[.C196]" office:value-type="float" office:value="0.0113001314924392">
            <text:p>0.011</text:p>
          </table:table-cell>
          <table:table-cell table:formula="oooc:=[.H196]/[.C196]" office:value-type="float" office:value="0.0000579493922689189">
            <text:p>0.0000579</text:p>
          </table:table-cell>
          <table:table-cell/>
        </table:table-row>
        <table:table-row table:style-name="ro1">
          <table:table-cell office:value-type="float" office:value="1286654134">
            <text:p>128665413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-0.00510203811978727">
            <text:p>-0.005102038</text:p>
          </table:table-cell>
          <table:table-cell office:value-type="float" office:value="0.4375">
            <text:p>0.437500000</text:p>
          </table:table-cell>
          <table:table-cell table:formula="oooc:=[.E197]*1000" office:value-type="float" office:value="437.5">
            <text:p>437.500</text:p>
          </table:table-cell>
          <table:table-cell table:formula="oooc:=[.F197]/[.C197]" office:value-type="float" office:value="2.23214285714286">
            <text:p>2.23</text:p>
          </table:table-cell>
          <table:table-cell table:style-name="ce2" table:formula="oooc:=[.G197]/[.C197]" office:value-type="float" office:value="0.0113884839650146">
            <text:p>0.011</text:p>
          </table:table-cell>
          <table:table-cell table:formula="oooc:=[.H197]/[.C197]" office:value-type="float" office:value="0.0000581045100255846">
            <text:p>0.0000581</text:p>
          </table:table-cell>
          <table:table-cell/>
        </table:table-row>
        <table:table-row table:style-name="ro1">
          <table:table-cell office:value-type="float" office:value="842445671">
            <text:p>842445671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050761420470451">
            <text:p>-0.005076142</text:p>
          </table:table-cell>
          <table:table-cell office:value-type="float" office:value="0.4453125">
            <text:p>0.445312500</text:p>
          </table:table-cell>
          <table:table-cell table:formula="oooc:=[.E198]*1000" office:value-type="float" office:value="445.3125">
            <text:p>445.313</text:p>
          </table:table-cell>
          <table:table-cell table:formula="oooc:=[.F198]/[.C198]" office:value-type="float" office:value="2.26046954314721">
            <text:p>2.26</text:p>
          </table:table-cell>
          <table:table-cell table:style-name="ce2" table:formula="oooc:=[.G198]/[.C198]" office:value-type="float" office:value="0.0114744646860264">
            <text:p>0.011</text:p>
          </table:table-cell>
          <table:table-cell table:formula="oooc:=[.H198]/[.C198]" office:value-type="float" office:value="0.000058246013634652">
            <text:p>0.0000582</text:p>
          </table:table-cell>
          <table:table-cell/>
        </table:table-row>
        <table:table-row table:style-name="ro1">
          <table:table-cell office:value-type="float" office:value="1591011858">
            <text:p>1591011858</text:p>
          </table:table-cell>
          <table:table-cell table:number-columns-repeated="2" office:value-type="float" office:value="198">
            <text:p>198</text:p>
          </table:table-cell>
          <table:table-cell office:value-type="float" office:value="-0.00505050490323811">
            <text:p>-0.005050505</text:p>
          </table:table-cell>
          <table:table-cell office:value-type="float" office:value="0.453125">
            <text:p>0.453125000</text:p>
          </table:table-cell>
          <table:table-cell table:formula="oooc:=[.E199]*1000" office:value-type="float" office:value="453.125">
            <text:p>453.125</text:p>
          </table:table-cell>
          <table:table-cell table:formula="oooc:=[.F199]/[.C199]" office:value-type="float" office:value="2.2885101010101">
            <text:p>2.29</text:p>
          </table:table-cell>
          <table:table-cell table:style-name="ce2" table:formula="oooc:=[.G199]/[.C199]" office:value-type="float" office:value="0.0115581318232833">
            <text:p>0.012</text:p>
          </table:table-cell>
          <table:table-cell table:formula="oooc:=[.H199]/[.C199]" office:value-type="float" office:value="0.0000583744031478957">
            <text:p>0.0000584</text:p>
          </table:table-cell>
          <table:table-cell/>
        </table:table-row>
        <table:table-row table:style-name="ro1">
          <table:table-cell office:value-type="float" office:value="966539933">
            <text:p>966539933</text:p>
          </table:table-cell>
          <table:table-cell table:number-columns-repeated="2" office:value-type="float" office:value="199">
            <text:p>199</text:p>
          </table:table-cell>
          <table:table-cell office:value-type="float" office:value="-0.00502512547660672">
            <text:p>-0.005025125</text:p>
          </table:table-cell>
          <table:table-cell office:value-type="float" office:value="0.4609375">
            <text:p>0.460937500</text:p>
          </table:table-cell>
          <table:table-cell table:formula="oooc:=[.E200]*1000" office:value-type="float" office:value="460.9375">
            <text:p>460.938</text:p>
          </table:table-cell>
          <table:table-cell table:formula="oooc:=[.F200]/[.C200]" office:value-type="float" office:value="2.31626884422111">
            <text:p>2.32</text:p>
          </table:table-cell>
          <table:table-cell table:style-name="ce2" table:formula="oooc:=[.G200]/[.C200]" office:value-type="float" office:value="0.0116395419307593">
            <text:p>0.012</text:p>
          </table:table-cell>
          <table:table-cell table:formula="oooc:=[.H200]/[.C200]" office:value-type="float" office:value="0.000058490160456077">
            <text:p>0.0000585</text:p>
          </table:table-cell>
          <table:table-cell/>
        </table:table-row>
        <table:table-row table:style-name="ro1">
          <table:table-cell office:value-type="float" office:value="1775394264">
            <text:p>1775394264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0.0049999997180521">
            <text:p>-0.005000000</text:p>
          </table:table-cell>
          <table:table-cell office:value-type="float" office:value="0.46875">
            <text:p>0.468750000</text:p>
          </table:table-cell>
          <table:table-cell table:formula="oooc:=[.E201]*1000" office:value-type="float" office:value="468.75">
            <text:p>468.750</text:p>
          </table:table-cell>
          <table:table-cell table:formula="oooc:=[.F201]/[.C201]" office:value-type="float" office:value="2.34375">
            <text:p>2.34</text:p>
          </table:table-cell>
          <table:table-cell table:style-name="ce2" table:formula="oooc:=[.G201]/[.C201]" office:value-type="float" office:value="0.01171875">
            <text:p>0.012</text:p>
          </table:table-cell>
          <table:table-cell table:formula="oooc:=[.H201]/[.C201]" office:value-type="float" office:value="0.00005859375">
            <text:p>0.0000586</text:p>
          </table:table-cell>
          <table:table-cell/>
        </table:table-row>
        <table:table-row table:style-name="ro1">
          <table:table-cell office:value-type="float" office:value="1777122179">
            <text:p>1777122179</text:p>
          </table:table-cell>
          <table:table-cell table:number-columns-repeated="2" office:value-type="float" office:value="201">
            <text:p>201</text:p>
          </table:table-cell>
          <table:table-cell office:value-type="float" office:value="-0.00497512394719024">
            <text:p>-0.004975124</text:p>
          </table:table-cell>
          <table:table-cell office:value-type="float" office:value="0.4765625">
            <text:p>0.476562500</text:p>
          </table:table-cell>
          <table:table-cell table:formula="oooc:=[.E202]*1000" office:value-type="float" office:value="476.5625">
            <text:p>476.563</text:p>
          </table:table-cell>
          <table:table-cell table:formula="oooc:=[.F202]/[.C202]" office:value-type="float" office:value="2.37095771144279">
            <text:p>2.37</text:p>
          </table:table-cell>
          <table:table-cell table:style-name="ce2" table:formula="oooc:=[.G202]/[.C202]" office:value-type="float" office:value="0.0117958095096656">
            <text:p>0.012</text:p>
          </table:table-cell>
          <table:table-cell table:formula="oooc:=[.H202]/[.C202]" office:value-type="float" office:value="0.0000586856194510726">
            <text:p>0.0000587</text:p>
          </table:table-cell>
          <table:table-cell/>
        </table:table-row>
        <table:table-row table:style-name="ro1">
          <table:table-cell office:value-type="float" office:value="1705131295">
            <text:p>1705131295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0495049450969987">
            <text:p>-0.004950495</text:p>
          </table:table-cell>
          <table:table-cell office:value-type="float" office:value="0.484375">
            <text:p>0.484375000</text:p>
          </table:table-cell>
          <table:table-cell table:formula="oooc:=[.E203]*1000" office:value-type="float" office:value="484.375">
            <text:p>484.375</text:p>
          </table:table-cell>
          <table:table-cell table:formula="oooc:=[.F203]/[.C203]" office:value-type="float" office:value="2.39789603960396">
            <text:p>2.4</text:p>
          </table:table-cell>
          <table:table-cell table:style-name="ce2" table:formula="oooc:=[.G203]/[.C203]" office:value-type="float" office:value="0.0118707724732869">
            <text:p>0.012</text:p>
          </table:table-cell>
          <table:table-cell table:formula="oooc:=[.H203]/[.C203]" office:value-type="float" office:value="0.0000587662003628066">
            <text:p>0.0000588</text:p>
          </table:table-cell>
          <table:table-cell/>
        </table:table-row>
        <table:table-row table:style-name="ro1">
          <table:table-cell office:value-type="float" office:value="1927526450">
            <text:p>1927526450</text:p>
          </table:table-cell>
          <table:table-cell table:number-columns-repeated="2" office:value-type="float" office:value="203">
            <text:p>203</text:p>
          </table:table-cell>
          <table:table-cell office:value-type="float" office:value="-0.00492610665072846">
            <text:p>-0.004926107</text:p>
          </table:table-cell>
          <table:table-cell office:value-type="float" office:value="0.484375">
            <text:p>0.484375000</text:p>
          </table:table-cell>
          <table:table-cell table:formula="oooc:=[.E204]*1000" office:value-type="float" office:value="484.375">
            <text:p>484.375</text:p>
          </table:table-cell>
          <table:table-cell table:formula="oooc:=[.F204]/[.C204]" office:value-type="float" office:value="2.38608374384236">
            <text:p>2.39</text:p>
          </table:table-cell>
          <table:table-cell table:style-name="ce2" table:formula="oooc:=[.G204]/[.C204]" office:value-type="float" office:value="0.011754107112524">
            <text:p>0.012</text:p>
          </table:table-cell>
          <table:table-cell table:formula="oooc:=[.H204]/[.C204]" office:value-type="float" office:value="0.0000579020054804136">
            <text:p>0.0000579</text:p>
          </table:table-cell>
          <table:table-cell/>
        </table:table-row>
        <table:table-row table:style-name="ro1">
          <table:table-cell office:value-type="float" office:value="1925890212">
            <text:p>192589021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-0.00490196070154525">
            <text:p>-0.004901961</text:p>
          </table:table-cell>
          <table:table-cell office:value-type="float" office:value="0.4609375">
            <text:p>0.460937500</text:p>
          </table:table-cell>
          <table:table-cell table:formula="oooc:=[.E205]*1000" office:value-type="float" office:value="460.9375">
            <text:p>460.938</text:p>
          </table:table-cell>
          <table:table-cell table:formula="oooc:=[.F205]/[.C205]" office:value-type="float" office:value="2.25949754901961">
            <text:p>2.26</text:p>
          </table:table-cell>
          <table:table-cell table:style-name="ce2" table:formula="oooc:=[.G205]/[.C205]" office:value-type="float" office:value="0.0110759683775471">
            <text:p>0.011</text:p>
          </table:table-cell>
          <table:table-cell table:formula="oooc:=[.H205]/[.C205]" office:value-type="float" office:value="0.0000542939626350348">
            <text:p>0.0000543</text:p>
          </table:table-cell>
          <table:table-cell/>
        </table:table-row>
        <table:table-row table:style-name="ro1">
          <table:table-cell office:value-type="float" office:value="1044465683">
            <text:p>1044465683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0487804844237871">
            <text:p>-0.004878048</text:p>
          </table:table-cell>
          <table:table-cell office:value-type="float" office:value="0.5078125">
            <text:p>0.507812500</text:p>
          </table:table-cell>
          <table:table-cell table:formula="oooc:=[.E206]*1000" office:value-type="float" office:value="507.8125">
            <text:p>507.813</text:p>
          </table:table-cell>
          <table:table-cell table:formula="oooc:=[.F206]/[.C206]" office:value-type="float" office:value="2.47713414634146">
            <text:p>2.48</text:p>
          </table:table-cell>
          <table:table-cell table:style-name="ce2" table:formula="oooc:=[.G206]/[.C206]" office:value-type="float" office:value="0.0120835812016657">
            <text:p>0.012</text:p>
          </table:table-cell>
          <table:table-cell table:formula="oooc:=[.H206]/[.C206]" office:value-type="float" office:value="0.0000589442985447106">
            <text:p>0.0000589</text:p>
          </table:table-cell>
          <table:table-cell/>
        </table:table-row>
        <table:table-row table:style-name="ro1">
          <table:table-cell office:value-type="float" office:value="634267098">
            <text:p>634267098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0485436875214873">
            <text:p>-0.004854369</text:p>
          </table:table-cell>
          <table:table-cell office:value-type="float" office:value="0.5078125">
            <text:p>0.507812500</text:p>
          </table:table-cell>
          <table:table-cell table:formula="oooc:=[.E207]*1000" office:value-type="float" office:value="507.8125">
            <text:p>507.813</text:p>
          </table:table-cell>
          <table:table-cell table:formula="oooc:=[.F207]/[.C207]" office:value-type="float" office:value="2.46510922330097">
            <text:p>2.47</text:p>
          </table:table-cell>
          <table:table-cell table:style-name="ce2" table:formula="oooc:=[.G207]/[.C207]" office:value-type="float" office:value="0.0119665496276746">
            <text:p>0.012</text:p>
          </table:table-cell>
          <table:table-cell table:formula="oooc:=[.H207]/[.C207]" office:value-type="float" office:value="0.0000580900467362845">
            <text:p>0.0000581</text:p>
          </table:table-cell>
          <table:table-cell/>
        </table:table-row>
        <table:table-row table:style-name="ro1">
          <table:table-cell office:value-type="float" office:value="605188842">
            <text:p>60518884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0483091741995168">
            <text:p>-0.004830917</text:p>
          </table:table-cell>
          <table:table-cell office:value-type="float" office:value="0.515625">
            <text:p>0.515625000</text:p>
          </table:table-cell>
          <table:table-cell table:formula="oooc:=[.E208]*1000" office:value-type="float" office:value="515.625">
            <text:p>515.625</text:p>
          </table:table-cell>
          <table:table-cell table:formula="oooc:=[.F208]/[.C208]" office:value-type="float" office:value="2.49094202898551">
            <text:p>2.49</text:p>
          </table:table-cell>
          <table:table-cell table:style-name="ce2" table:formula="oooc:=[.G208]/[.C208]" office:value-type="float" office:value="0.0120335363719107">
            <text:p>0.012</text:p>
          </table:table-cell>
          <table:table-cell table:formula="oooc:=[.H208]/[.C208]" office:value-type="float" office:value="0.0000581330259512592">
            <text:p>0.0000581</text:p>
          </table:table-cell>
          <table:table-cell/>
        </table:table-row>
        <table:table-row table:style-name="ro1">
          <table:table-cell office:value-type="float" office:value="1619234990">
            <text:p>161923499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0480769200383691">
            <text:p>-0.004807692</text:p>
          </table:table-cell>
          <table:table-cell office:value-type="float" office:value="0.5234375">
            <text:p>0.523437500</text:p>
          </table:table-cell>
          <table:table-cell table:formula="oooc:=[.E209]*1000" office:value-type="float" office:value="523.4375">
            <text:p>523.438</text:p>
          </table:table-cell>
          <table:table-cell table:formula="oooc:=[.F209]/[.C209]" office:value-type="float" office:value="2.51652644230769">
            <text:p>2.52</text:p>
          </table:table-cell>
          <table:table-cell table:style-name="ce2" table:formula="oooc:=[.G209]/[.C209]" office:value-type="float" office:value="0.012098684818787">
            <text:p>0.012</text:p>
          </table:table-cell>
          <table:table-cell table:formula="oooc:=[.H209]/[.C209]" office:value-type="float" office:value="0.0000581667539364759">
            <text:p>0.0000582</text:p>
          </table:table-cell>
          <table:table-cell/>
        </table:table-row>
        <table:table-row table:style-name="ro1">
          <table:table-cell office:value-type="float" office:value="840469665">
            <text:p>840469665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0478468807487076">
            <text:p>-0.004784688</text:p>
          </table:table-cell>
          <table:table-cell office:value-type="float" office:value="0.53125">
            <text:p>0.531250000</text:p>
          </table:table-cell>
          <table:table-cell table:formula="oooc:=[.E210]*1000" office:value-type="float" office:value="531.25">
            <text:p>531.250</text:p>
          </table:table-cell>
          <table:table-cell table:formula="oooc:=[.F210]/[.C210]" office:value-type="float" office:value="2.54186602870813">
            <text:p>2.54</text:p>
          </table:table-cell>
          <table:table-cell table:style-name="ce2" table:formula="oooc:=[.G210]/[.C210]" office:value-type="float" office:value="0.0121620384148715">
            <text:p>0.012</text:p>
          </table:table-cell>
          <table:table-cell table:formula="oooc:=[.H210]/[.C210]" office:value-type="float" office:value="0.0000581915713630213">
            <text:p>0.0000582</text:p>
          </table:table-cell>
          <table:table-cell/>
        </table:table-row>
        <table:table-row table:style-name="ro1">
          <table:table-cell office:value-type="float" office:value="2010563071">
            <text:p>201056307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0476190446698865">
            <text:p>-0.004761904</text:p>
          </table:table-cell>
          <table:table-cell office:value-type="float" office:value="0.5390625">
            <text:p>0.539062500</text:p>
          </table:table-cell>
          <table:table-cell table:formula="oooc:=[.E211]*1000" office:value-type="float" office:value="539.0625">
            <text:p>539.063</text:p>
          </table:table-cell>
          <table:table-cell table:formula="oooc:=[.F211]/[.C211]" office:value-type="float" office:value="2.56696428571429">
            <text:p>2.57</text:p>
          </table:table-cell>
          <table:table-cell table:style-name="ce2" table:formula="oooc:=[.G211]/[.C211]" office:value-type="float" office:value="0.0122236394557823">
            <text:p>0.012</text:p>
          </table:table-cell>
          <table:table-cell table:formula="oooc:=[.H211]/[.C211]" office:value-type="float" office:value="0.0000582078069322967">
            <text:p>0.0000582</text:p>
          </table:table-cell>
          <table:table-cell/>
        </table:table-row>
        <table:table-row table:style-name="ro1">
          <table:table-cell office:value-type="float" office:value="953497593">
            <text:p>953497593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047393358148824">
            <text:p>-0.004739336</text:p>
          </table:table-cell>
          <table:table-cell office:value-type="float" office:value="0.5546875">
            <text:p>0.554687500</text:p>
          </table:table-cell>
          <table:table-cell table:formula="oooc:=[.E212]*1000" office:value-type="float" office:value="554.6875">
            <text:p>554.688</text:p>
          </table:table-cell>
          <table:table-cell table:formula="oooc:=[.F212]/[.C212]" office:value-type="float" office:value="2.62885071090047">
            <text:p>2.63</text:p>
          </table:table-cell>
          <table:table-cell table:style-name="ce2" table:formula="oooc:=[.G212]/[.C212]" office:value-type="float" office:value="0.0124590081085331">
            <text:p>0.012</text:p>
          </table:table-cell>
          <table:table-cell table:formula="oooc:=[.H212]/[.C212]" office:value-type="float" office:value="0.0000590474317939955">
            <text:p>0.0000590</text:p>
          </table:table-cell>
          <table:table-cell/>
        </table:table-row>
        <table:table-row table:style-name="ro1">
          <table:table-cell office:value-type="float" office:value="1280073674">
            <text:p>1280073674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0471696798950916">
            <text:p>-0.004716968</text:p>
          </table:table-cell>
          <table:table-cell office:value-type="float" office:value="0.5625">
            <text:p>0.562500000</text:p>
          </table:table-cell>
          <table:table-cell table:formula="oooc:=[.E213]*1000" office:value-type="float" office:value="562.5">
            <text:p>562.500</text:p>
          </table:table-cell>
          <table:table-cell table:formula="oooc:=[.F213]/[.C213]" office:value-type="float" office:value="2.65330188679245">
            <text:p>2.65</text:p>
          </table:table-cell>
          <table:table-cell table:style-name="ce2" table:formula="oooc:=[.G213]/[.C213]" office:value-type="float" office:value="0.0125155749377003">
            <text:p>0.013</text:p>
          </table:table-cell>
          <table:table-cell table:formula="oooc:=[.H213]/[.C213]" office:value-type="float" office:value="0.0000590357308382087">
            <text:p>0.0000590</text:p>
          </table:table-cell>
          <table:table-cell/>
        </table:table-row>
        <table:table-row table:style-name="ro1">
          <table:table-cell office:value-type="float" office:value="279973515">
            <text:p>279973515</text:p>
          </table:table-cell>
          <table:table-cell table:number-columns-repeated="2" office:value-type="float" office:value="213">
            <text:p>213</text:p>
          </table:table-cell>
          <table:table-cell office:value-type="float" office:value="-0.00469483504116397">
            <text:p>-0.004694835</text:p>
          </table:table-cell>
          <table:table-cell office:value-type="float" office:value="0.5703125">
            <text:p>0.570312500</text:p>
          </table:table-cell>
          <table:table-cell table:formula="oooc:=[.E214]*1000" office:value-type="float" office:value="570.3125">
            <text:p>570.313</text:p>
          </table:table-cell>
          <table:table-cell table:formula="oooc:=[.F214]/[.C214]" office:value-type="float" office:value="2.6775234741784">
            <text:p>2.68</text:p>
          </table:table-cell>
          <table:table-cell table:style-name="ce2" table:formula="oooc:=[.G214]/[.C214]" office:value-type="float" office:value="0.0125705327426216">
            <text:p>0.013</text:p>
          </table:table-cell>
          <table:table-cell table:formula="oooc:=[.H214]/[.C214]" office:value-type="float" office:value="0.0000590165856461109">
            <text:p>0.0000590</text:p>
          </table:table-cell>
          <table:table-cell/>
        </table:table-row>
        <table:table-row table:style-name="ro1">
          <table:table-cell office:value-type="float" office:value="1374901181">
            <text:p>1374901181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0467289659923154">
            <text:p>-0.004672897</text:p>
          </table:table-cell>
          <table:table-cell office:value-type="float" office:value="0.5703125">
            <text:p>0.570312500</text:p>
          </table:table-cell>
          <table:table-cell table:formula="oooc:=[.E215]*1000" office:value-type="float" office:value="570.3125">
            <text:p>570.313</text:p>
          </table:table-cell>
          <table:table-cell table:formula="oooc:=[.F215]/[.C215]" office:value-type="float" office:value="2.66501168224299">
            <text:p>2.67</text:p>
          </table:table-cell>
          <table:table-cell table:style-name="ce2" table:formula="oooc:=[.G215]/[.C215]" office:value-type="float" office:value="0.0124533256179579">
            <text:p>0.012</text:p>
          </table:table-cell>
          <table:table-cell table:formula="oooc:=[.H215]/[.C215]" office:value-type="float" office:value="0.0000581931103642893">
            <text:p>0.0000582</text:p>
          </table:table-cell>
          <table:table-cell/>
        </table:table-row>
        <table:table-row table:style-name="ro1">
          <table:table-cell office:value-type="float" office:value="927400800">
            <text:p>927400800</text:p>
          </table:table-cell>
          <table:table-cell table:number-columns-repeated="2" office:value-type="float" office:value="215">
            <text:p>215</text:p>
          </table:table-cell>
          <table:table-cell office:value-type="float" office:value="-0.00465116250086339">
            <text:p>-0.004651163</text:p>
          </table:table-cell>
          <table:table-cell office:value-type="float" office:value="0.5859375">
            <text:p>0.585937500</text:p>
          </table:table-cell>
          <table:table-cell table:formula="oooc:=[.E216]*1000" office:value-type="float" office:value="585.9375">
            <text:p>585.938</text:p>
          </table:table-cell>
          <table:table-cell table:formula="oooc:=[.F216]/[.C216]" office:value-type="float" office:value="2.72529069767442">
            <text:p>2.73</text:p>
          </table:table-cell>
          <table:table-cell table:style-name="ce2" table:formula="oooc:=[.G216]/[.C216]" office:value-type="float" office:value="0.0126757706868578">
            <text:p>0.013</text:p>
          </table:table-cell>
          <table:table-cell table:formula="oooc:=[.H216]/[.C216]" office:value-type="float" office:value="0.0000589570729621291">
            <text:p>0.0000590</text:p>
          </table:table-cell>
          <table:table-cell/>
        </table:table-row>
        <table:table-row table:style-name="ro1">
          <table:table-cell office:value-type="float" office:value="173273190">
            <text:p>17327319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046296293353052">
            <text:p>-0.004629629</text:p>
          </table:table-cell>
          <table:table-cell office:value-type="float" office:value="0.59375">
            <text:p>0.593750000</text:p>
          </table:table-cell>
          <table:table-cell table:formula="oooc:=[.E217]*1000" office:value-type="float" office:value="593.75">
            <text:p>593.750</text:p>
          </table:table-cell>
          <table:table-cell table:formula="oooc:=[.F217]/[.C217]" office:value-type="float" office:value="2.74884259259259">
            <text:p>2.75</text:p>
          </table:table-cell>
          <table:table-cell table:style-name="ce2" table:formula="oooc:=[.G217]/[.C217]" office:value-type="float" office:value="0.0127261231138546">
            <text:p>0.013</text:p>
          </table:table-cell>
          <table:table-cell table:formula="oooc:=[.H217]/[.C217]" office:value-type="float" office:value="0.0000589172366382157">
            <text:p>0.0000589</text:p>
          </table:table-cell>
          <table:table-cell/>
        </table:table-row>
        <table:table-row table:style-name="ro1">
          <table:table-cell office:value-type="float" office:value="980008229">
            <text:p>980008229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0046082942383805">
            <text:p>-0.004608294</text:p>
          </table:table-cell>
          <table:table-cell office:value-type="float" office:value="0.6015625">
            <text:p>0.601562500</text:p>
          </table:table-cell>
          <table:table-cell table:formula="oooc:=[.E218]*1000" office:value-type="float" office:value="601.5625">
            <text:p>601.563</text:p>
          </table:table-cell>
          <table:table-cell table:formula="oooc:=[.F218]/[.C218]" office:value-type="float" office:value="2.77217741935484">
            <text:p>2.77</text:p>
          </table:table-cell>
          <table:table-cell table:style-name="ce2" table:formula="oooc:=[.G218]/[.C218]" office:value-type="float" office:value="0.0127750111491006">
            <text:p>0.013</text:p>
          </table:table-cell>
          <table:table-cell table:formula="oooc:=[.H218]/[.C218]" office:value-type="float" office:value="0.0000588710191202794">
            <text:p>0.0000589</text:p>
          </table:table-cell>
          <table:table-cell/>
        </table:table-row>
        <table:table-row table:style-name="ro1">
          <table:table-cell office:value-type="float" office:value="1240130866">
            <text:p>1240130866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045871558045576">
            <text:p>-0.004587156</text:p>
          </table:table-cell>
          <table:table-cell office:value-type="float" office:value="0.6015625">
            <text:p>0.601562500</text:p>
          </table:table-cell>
          <table:table-cell table:formula="oooc:=[.E219]*1000" office:value-type="float" office:value="601.5625">
            <text:p>601.563</text:p>
          </table:table-cell>
          <table:table-cell table:formula="oooc:=[.F219]/[.C219]" office:value-type="float" office:value="2.75946100917431">
            <text:p>2.76</text:p>
          </table:table-cell>
          <table:table-cell table:style-name="ce2" table:formula="oooc:=[.G219]/[.C219]" office:value-type="float" office:value="0.0126580780237354">
            <text:p>0.013</text:p>
          </table:table-cell>
          <table:table-cell table:formula="oooc:=[.H219]/[.C219]" office:value-type="float" office:value="0.0000580645780905292">
            <text:p>0.0000581</text:p>
          </table:table-cell>
          <table:table-cell/>
        </table:table-row>
        <table:table-row table:style-name="ro1">
          <table:table-cell office:value-type="float" office:value="1911853282">
            <text:p>1911853282</text:p>
          </table:table-cell>
          <table:table-cell table:number-columns-repeated="2" office:value-type="float" office:value="219">
            <text:p>219</text:p>
          </table:table-cell>
          <table:table-cell office:value-type="float" office:value="-0.00456620892094861">
            <text:p>-0.004566209</text:p>
          </table:table-cell>
          <table:table-cell office:value-type="float" office:value="0.625">
            <text:p>0.625000000</text:p>
          </table:table-cell>
          <table:table-cell table:formula="oooc:=[.E220]*1000" office:value-type="float" office:value="625">
            <text:p>625.000</text:p>
          </table:table-cell>
          <table:table-cell table:formula="oooc:=[.F220]/[.C220]" office:value-type="float" office:value="2.85388127853881">
            <text:p>2.85</text:p>
          </table:table-cell>
          <table:table-cell table:style-name="ce2" table:formula="oooc:=[.G220]/[.C220]" office:value-type="float" office:value="0.0130314213631909">
            <text:p>0.013</text:p>
          </table:table-cell>
          <table:table-cell table:formula="oooc:=[.H220]/[.C220]" office:value-type="float" office:value="0.0000595042071378581">
            <text:p>0.0000595</text:p>
          </table:table-cell>
          <table:table-cell/>
        </table:table-row>
        <table:table-row table:style-name="ro1">
          <table:table-cell office:value-type="float" office:value="507367728">
            <text:p>50736772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0454545436491571">
            <text:p>-0.004545454</text:p>
          </table:table-cell>
          <table:table-cell office:value-type="float" office:value="0.671875">
            <text:p>0.671875000</text:p>
          </table:table-cell>
          <table:table-cell table:formula="oooc:=[.E221]*1000" office:value-type="float" office:value="671.875">
            <text:p>671.875</text:p>
          </table:table-cell>
          <table:table-cell table:formula="oooc:=[.F221]/[.C221]" office:value-type="float" office:value="3.05397727272727">
            <text:p>3.05</text:p>
          </table:table-cell>
          <table:table-cell table:style-name="ce2" table:formula="oooc:=[.G221]/[.C221]" office:value-type="float" office:value="0.0138817148760331">
            <text:p>0.014</text:p>
          </table:table-cell>
          <table:table-cell table:formula="oooc:=[.H221]/[.C221]" office:value-type="float" office:value="0.0000630987039819684">
            <text:p>0.0000631</text:p>
          </table:table-cell>
          <table:table-cell/>
        </table:table-row>
        <table:table-row table:style-name="ro1">
          <table:table-cell office:value-type="float" office:value="563885736">
            <text:p>563885736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0452488650148553">
            <text:p>-0.004524887</text:p>
          </table:table-cell>
          <table:table-cell office:value-type="float" office:value="0.640625">
            <text:p>0.640625000</text:p>
          </table:table-cell>
          <table:table-cell table:formula="oooc:=[.E222]*1000" office:value-type="float" office:value="640.625">
            <text:p>640.625</text:p>
          </table:table-cell>
          <table:table-cell table:formula="oooc:=[.F222]/[.C222]" office:value-type="float" office:value="2.8987556561086">
            <text:p>2.9</text:p>
          </table:table-cell>
          <table:table-cell table:style-name="ce2" table:formula="oooc:=[.G222]/[.C222]" office:value-type="float" office:value="0.0131165414303556">
            <text:p>0.013</text:p>
          </table:table-cell>
          <table:table-cell table:formula="oooc:=[.H222]/[.C222]" office:value-type="float" office:value="0.0000593508662007043">
            <text:p>0.0000594</text:p>
          </table:table-cell>
          <table:table-cell/>
        </table:table-row>
        <table:table-row table:style-name="ro1">
          <table:table-cell office:value-type="float" office:value="1721539485">
            <text:p>1721539485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0450450406071923">
            <text:p>-0.004504504</text:p>
          </table:table-cell>
          <table:table-cell office:value-type="float" office:value="0.640625">
            <text:p>0.640625000</text:p>
          </table:table-cell>
          <table:table-cell table:formula="oooc:=[.E223]*1000" office:value-type="float" office:value="640.625">
            <text:p>640.625</text:p>
          </table:table-cell>
          <table:table-cell table:formula="oooc:=[.F223]/[.C223]" office:value-type="float" office:value="2.8856981981982">
            <text:p>2.89</text:p>
          </table:table-cell>
          <table:table-cell table:style-name="ce2" table:formula="oooc:=[.G223]/[.C223]" office:value-type="float" office:value="0.0129986405324243">
            <text:p>0.013</text:p>
          </table:table-cell>
          <table:table-cell table:formula="oooc:=[.H223]/[.C223]" office:value-type="float" office:value="0.0000585524348307402">
            <text:p>0.0000586</text:p>
          </table:table-cell>
          <table:table-cell/>
        </table:table-row>
        <table:table-row table:style-name="ro1">
          <table:table-cell office:value-type="float" office:value="1152545374">
            <text:p>1152545374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0448430455085003">
            <text:p>-0.004484305</text:p>
          </table:table-cell>
          <table:table-cell office:value-type="float" office:value="0.65625">
            <text:p>0.656250000</text:p>
          </table:table-cell>
          <table:table-cell table:formula="oooc:=[.E224]*1000" office:value-type="float" office:value="656.25">
            <text:p>656.250</text:p>
          </table:table-cell>
          <table:table-cell table:formula="oooc:=[.F224]/[.C224]" office:value-type="float" office:value="2.94282511210762">
            <text:p>2.94</text:p>
          </table:table-cell>
          <table:table-cell table:style-name="ce2" table:formula="oooc:=[.G224]/[.C224]" office:value-type="float" office:value="0.0131965251664019">
            <text:p>0.013</text:p>
          </table:table-cell>
          <table:table-cell table:formula="oooc:=[.H224]/[.C224]" office:value-type="float" office:value="0.0000591772428986632">
            <text:p>0.0000592</text:p>
          </table:table-cell>
          <table:table-cell/>
        </table:table-row>
        <table:table-row table:style-name="ro1">
          <table:table-cell office:value-type="float" office:value="422726917">
            <text:p>42272691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0446428555108014">
            <text:p>-0.004464286</text:p>
          </table:table-cell>
          <table:table-cell office:value-type="float" office:value="0.671875">
            <text:p>0.671875000</text:p>
          </table:table-cell>
          <table:table-cell table:formula="oooc:=[.E225]*1000" office:value-type="float" office:value="671.875">
            <text:p>671.875</text:p>
          </table:table-cell>
          <table:table-cell table:formula="oooc:=[.F225]/[.C225]" office:value-type="float" office:value="2.99944196428571">
            <text:p>3</text:p>
          </table:table-cell>
          <table:table-cell table:style-name="ce2" table:formula="oooc:=[.G225]/[.C225]" office:value-type="float" office:value="0.0133903659119898">
            <text:p>0.013</text:p>
          </table:table-cell>
          <table:table-cell table:formula="oooc:=[.H225]/[.C225]" office:value-type="float" office:value="0.0000597784192499544">
            <text:p>0.0000598</text:p>
          </table:table-cell>
          <table:table-cell/>
        </table:table-row>
        <table:table-row table:style-name="ro1">
          <table:table-cell office:value-type="float" office:value="194834062">
            <text:p>19483406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-0.00444444337679784">
            <text:p>-0.004444443</text:p>
          </table:table-cell>
          <table:table-cell office:value-type="float" office:value="0.703125">
            <text:p>0.703125000</text:p>
          </table:table-cell>
          <table:table-cell table:formula="oooc:=[.E226]*1000" office:value-type="float" office:value="703.125">
            <text:p>703.125</text:p>
          </table:table-cell>
          <table:table-cell table:formula="oooc:=[.F226]/[.C226]" office:value-type="float" office:value="3.125">
            <text:p>3.13</text:p>
          </table:table-cell>
          <table:table-cell table:style-name="ce2" table:formula="oooc:=[.G226]/[.C226]" office:value-type="float" office:value="0.0138888888888889">
            <text:p>0.014</text:p>
          </table:table-cell>
          <table:table-cell table:formula="oooc:=[.H226]/[.C226]" office:value-type="float" office:value="0.0000617283950617284">
            <text:p>0.0000617</text:p>
          </table:table-cell>
          <table:table-cell/>
        </table:table-row>
        <table:table-row table:style-name="ro1">
          <table:table-cell office:value-type="float" office:value="1844004805">
            <text:p>1844004805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0442477640172001">
            <text:p>-0.004424776</text:p>
          </table:table-cell>
          <table:table-cell office:value-type="float" office:value="0.71875">
            <text:p>0.718750000</text:p>
          </table:table-cell>
          <table:table-cell table:formula="oooc:=[.E227]*1000" office:value-type="float" office:value="718.75">
            <text:p>718.750</text:p>
          </table:table-cell>
          <table:table-cell table:formula="oooc:=[.F227]/[.C227]" office:value-type="float" office:value="3.18030973451327">
            <text:p>3.18</text:p>
          </table:table-cell>
          <table:table-cell table:style-name="ce2" table:formula="oooc:=[.G227]/[.C227]" office:value-type="float" office:value="0.0140721669668729">
            <text:p>0.014</text:p>
          </table:table-cell>
          <table:table-cell table:formula="oooc:=[.H227]/[.C227]" office:value-type="float" office:value="0.0000622662255171367">
            <text:p>0.0000623</text:p>
          </table:table-cell>
          <table:table-cell/>
        </table:table-row>
        <table:table-row table:style-name="ro1">
          <table:table-cell office:value-type="float" office:value="1096159901">
            <text:p>1096159901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0440528589469125">
            <text:p>-0.004405286</text:p>
          </table:table-cell>
          <table:table-cell office:value-type="float" office:value="0.734375">
            <text:p>0.734375000</text:p>
          </table:table-cell>
          <table:table-cell table:formula="oooc:=[.E228]*1000" office:value-type="float" office:value="734.375">
            <text:p>734.375</text:p>
          </table:table-cell>
          <table:table-cell table:formula="oooc:=[.F228]/[.C228]" office:value-type="float" office:value="3.23513215859031">
            <text:p>3.24</text:p>
          </table:table-cell>
          <table:table-cell table:style-name="ce2" table:formula="oooc:=[.G228]/[.C228]" office:value-type="float" office:value="0.014251683518019">
            <text:p>0.014</text:p>
          </table:table-cell>
          <table:table-cell table:formula="oooc:=[.H228]/[.C228]" office:value-type="float" office:value="0.000062782746775414">
            <text:p>0.0000628</text:p>
          </table:table-cell>
          <table:table-cell/>
        </table:table-row>
        <table:table-row table:style-name="ro1">
          <table:table-cell office:value-type="float" office:value="1539885546">
            <text:p>1539885546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0438592296950446">
            <text:p>-0.004385923</text:p>
          </table:table-cell>
          <table:table-cell office:value-type="float" office:value="0.71875">
            <text:p>0.718750000</text:p>
          </table:table-cell>
          <table:table-cell table:formula="oooc:=[.E229]*1000" office:value-type="float" office:value="718.75">
            <text:p>718.750</text:p>
          </table:table-cell>
          <table:table-cell table:formula="oooc:=[.F229]/[.C229]" office:value-type="float" office:value="3.15241228070175">
            <text:p>3.15</text:p>
          </table:table-cell>
          <table:table-cell table:style-name="ce2" table:formula="oooc:=[.G229]/[.C229]" office:value-type="float" office:value="0.0138263696522007">
            <text:p>0.014</text:p>
          </table:table-cell>
          <table:table-cell table:formula="oooc:=[.H229]/[.C229]" office:value-type="float" office:value="0.0000606419721587749">
            <text:p>0.0000606</text:p>
          </table:table-cell>
          <table:table-cell/>
        </table:table-row>
        <table:table-row table:style-name="ro1">
          <table:table-cell office:value-type="float" office:value="833520557">
            <text:p>833520557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0436681056919497">
            <text:p>-0.004366811</text:p>
          </table:table-cell>
          <table:table-cell office:value-type="float" office:value="0.625">
            <text:p>0.625000000</text:p>
          </table:table-cell>
          <table:table-cell table:formula="oooc:=[.E230]*1000" office:value-type="float" office:value="625">
            <text:p>625.000</text:p>
          </table:table-cell>
          <table:table-cell table:formula="oooc:=[.F230]/[.C230]" office:value-type="float" office:value="2.7292576419214">
            <text:p>2.73</text:p>
          </table:table-cell>
          <table:table-cell table:style-name="ce2" table:formula="oooc:=[.G230]/[.C230]" office:value-type="float" office:value="0.0119181556415782">
            <text:p>0.012</text:p>
          </table:table-cell>
          <table:table-cell table:formula="oooc:=[.H230]/[.C230]" office:value-type="float" office:value="0.0000520443477798173">
            <text:p>0.0000520</text:p>
          </table:table-cell>
          <table:table-cell/>
        </table:table-row>
        <table:table-row table:style-name="ro1">
          <table:table-cell office:value-type="float" office:value="775828398">
            <text:p>775828398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043478238925303">
            <text:p>-0.004347824</text:p>
          </table:table-cell>
          <table:table-cell office:value-type="float" office:value="0.828125">
            <text:p>0.828125000</text:p>
          </table:table-cell>
          <table:table-cell table:formula="oooc:=[.E231]*1000" office:value-type="float" office:value="828.125">
            <text:p>828.125</text:p>
          </table:table-cell>
          <table:table-cell table:formula="oooc:=[.F231]/[.C231]" office:value-type="float" office:value="3.60054347826087">
            <text:p>3.6</text:p>
          </table:table-cell>
          <table:table-cell table:style-name="ce2" table:formula="oooc:=[.G231]/[.C231]" office:value-type="float" office:value="0.0156545368620038">
            <text:p>0.016</text:p>
          </table:table-cell>
          <table:table-cell table:formula="oooc:=[.H231]/[.C231]" office:value-type="float" office:value="0.0000680632037478425">
            <text:p>0.0000681</text:p>
          </table:table-cell>
          <table:table-cell/>
        </table:table-row>
        <table:table-row table:style-name="ro1">
          <table:table-cell office:value-type="float" office:value="984913131">
            <text:p>984913131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043290041378441">
            <text:p>-0.004329004</text:p>
          </table:table-cell>
          <table:table-cell office:value-type="float" office:value="0.765625">
            <text:p>0.765625000</text:p>
          </table:table-cell>
          <table:table-cell table:formula="oooc:=[.E232]*1000" office:value-type="float" office:value="765.625">
            <text:p>765.625</text:p>
          </table:table-cell>
          <table:table-cell table:formula="oooc:=[.F232]/[.C232]" office:value-type="float" office:value="3.31439393939394">
            <text:p>3.31</text:p>
          </table:table-cell>
          <table:table-cell table:style-name="ce2" table:formula="oooc:=[.G232]/[.C232]" office:value-type="float" office:value="0.0143480257116621">
            <text:p>0.014</text:p>
          </table:table-cell>
          <table:table-cell table:formula="oooc:=[.H232]/[.C232]" office:value-type="float" office:value="0.0000621126654184505">
            <text:p>0.0000621</text:p>
          </table:table-cell>
          <table:table-cell/>
        </table:table-row>
        <table:table-row table:style-name="ro1">
          <table:table-cell office:value-type="float" office:value="860483698">
            <text:p>860483698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0431032306130419">
            <text:p>-0.004310323</text:p>
          </table:table-cell>
          <table:table-cell office:value-type="float" office:value="0.734375">
            <text:p>0.734375000</text:p>
          </table:table-cell>
          <table:table-cell table:formula="oooc:=[.E233]*1000" office:value-type="float" office:value="734.375">
            <text:p>734.375</text:p>
          </table:table-cell>
          <table:table-cell table:formula="oooc:=[.F233]/[.C233]" office:value-type="float" office:value="3.16540948275862">
            <text:p>3.17</text:p>
          </table:table-cell>
          <table:table-cell table:style-name="ce2" table:formula="oooc:=[.G233]/[.C233]" office:value-type="float" office:value="0.013644006391201">
            <text:p>0.014</text:p>
          </table:table-cell>
          <table:table-cell table:formula="oooc:=[.H233]/[.C233]" office:value-type="float" office:value="0.0000588103723758662">
            <text:p>0.0000588</text:p>
          </table:table-cell>
          <table:table-cell/>
        </table:table-row>
        <table:table-row table:style-name="ro1">
          <table:table-cell office:value-type="float" office:value="1903452218">
            <text:p>1903452218</text:p>
          </table:table-cell>
          <table:table-cell table:number-columns-repeated="2" office:value-type="float" office:value="233">
            <text:p>233</text:p>
          </table:table-cell>
          <table:table-cell office:value-type="float" office:value="-0.00429184485284395">
            <text:p>-0.004291845</text:p>
          </table:table-cell>
          <table:table-cell office:value-type="float" office:value="0.671875">
            <text:p>0.671875000</text:p>
          </table:table-cell>
          <table:table-cell table:formula="oooc:=[.E234]*1000" office:value-type="float" office:value="671.875">
            <text:p>671.875</text:p>
          </table:table-cell>
          <table:table-cell table:formula="oooc:=[.F234]/[.C234]" office:value-type="float" office:value="2.88358369098712">
            <text:p>2.88</text:p>
          </table:table-cell>
          <table:table-cell table:style-name="ce2" table:formula="oooc:=[.G234]/[.C234]" office:value-type="float" office:value="0.0123758956694726">
            <text:p>0.012</text:p>
          </table:table-cell>
          <table:table-cell table:formula="oooc:=[.H234]/[.C234]" office:value-type="float" office:value="0.0000531154320578225">
            <text:p>0.0000531</text:p>
          </table:table-cell>
          <table:table-cell/>
        </table:table-row>
        <table:table-row table:style-name="ro1">
          <table:table-cell office:value-type="float" office:value="459552002">
            <text:p>45955200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-0.00427350362571133">
            <text:p>-0.004273504</text:p>
          </table:table-cell>
          <table:table-cell office:value-type="float" office:value="0.671875">
            <text:p>0.671875000</text:p>
          </table:table-cell>
          <table:table-cell table:formula="oooc:=[.E235]*1000" office:value-type="float" office:value="671.875">
            <text:p>671.875</text:p>
          </table:table-cell>
          <table:table-cell table:formula="oooc:=[.F235]/[.C235]" office:value-type="float" office:value="2.87126068376068">
            <text:p>2.87</text:p>
          </table:table-cell>
          <table:table-cell table:style-name="ce2" table:formula="oooc:=[.G235]/[.C235]" office:value-type="float" office:value="0.0122703448023961">
            <text:p>0.012</text:p>
          </table:table-cell>
          <table:table-cell table:formula="oooc:=[.H235]/[.C235]" office:value-type="float" office:value="0.0000524373709504106">
            <text:p>0.0000524</text:p>
          </table:table-cell>
          <table:table-cell/>
        </table:table-row>
        <table:table-row table:style-name="ro1">
          <table:table-cell office:value-type="float" office:value="58426978">
            <text:p>5842697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0425531549308289">
            <text:p>-0.004255315</text:p>
          </table:table-cell>
          <table:table-cell office:value-type="float" office:value="0.78125">
            <text:p>0.781250000</text:p>
          </table:table-cell>
          <table:table-cell table:formula="oooc:=[.E236]*1000" office:value-type="float" office:value="781.25">
            <text:p>781.250</text:p>
          </table:table-cell>
          <table:table-cell table:formula="oooc:=[.F236]/[.C236]" office:value-type="float" office:value="3.32446808510638">
            <text:p>3.32</text:p>
          </table:table-cell>
          <table:table-cell table:style-name="ce2" table:formula="oooc:=[.G236]/[.C236]" office:value-type="float" office:value="0.0141466727025804">
            <text:p>0.014</text:p>
          </table:table-cell>
          <table:table-cell table:formula="oooc:=[.H236]/[.C236]" office:value-type="float" office:value="0.0000601986072450228">
            <text:p>0.0000602</text:p>
          </table:table-cell>
          <table:table-cell/>
        </table:table-row>
        <table:table-row table:style-name="ro1">
          <table:table-cell office:value-type="float" office:value="23345851">
            <text:p>23345851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0042372871595262">
            <text:p>-0.004237287</text:p>
          </table:table-cell>
          <table:table-cell office:value-type="float" office:value="0.796875">
            <text:p>0.796875000</text:p>
          </table:table-cell>
          <table:table-cell table:formula="oooc:=[.E237]*1000" office:value-type="float" office:value="796.875">
            <text:p>796.875</text:p>
          </table:table-cell>
          <table:table-cell table:formula="oooc:=[.F237]/[.C237]" office:value-type="float" office:value="3.37658898305085">
            <text:p>3.38</text:p>
          </table:table-cell>
          <table:table-cell table:style-name="ce2" table:formula="oooc:=[.G237]/[.C237]" office:value-type="float" office:value="0.0143075804366561">
            <text:p>0.014</text:p>
          </table:table-cell>
          <table:table-cell table:formula="oooc:=[.H237]/[.C237]" office:value-type="float" office:value="0.0000606253408332887">
            <text:p>0.0000606</text:p>
          </table:table-cell>
          <table:table-cell/>
        </table:table-row>
        <table:table-row table:style-name="ro1">
          <table:table-cell office:value-type="float" office:value="107024766">
            <text:p>107024766</text:p>
          </table:table-cell>
          <table:table-cell table:number-columns-repeated="2" office:value-type="float" office:value="237">
            <text:p>237</text:p>
          </table:table-cell>
          <table:table-cell office:value-type="float" office:value="-0.00421940857950176">
            <text:p>-0.004219409</text:p>
          </table:table-cell>
          <table:table-cell office:value-type="float" office:value="0.734375">
            <text:p>0.734375000</text:p>
          </table:table-cell>
          <table:table-cell table:formula="oooc:=[.E238]*1000" office:value-type="float" office:value="734.375">
            <text:p>734.375</text:p>
          </table:table-cell>
          <table:table-cell table:formula="oooc:=[.F238]/[.C238]" office:value-type="float" office:value="3.09862869198312">
            <text:p>3.1</text:p>
          </table:table-cell>
          <table:table-cell table:style-name="ce2" table:formula="oooc:=[.G238]/[.C238]" office:value-type="float" office:value="0.0130743826665955">
            <text:p>0.013</text:p>
          </table:table-cell>
          <table:table-cell table:formula="oooc:=[.H238]/[.C238]" office:value-type="float" office:value="0.0000551661715890103">
            <text:p>0.0000552</text:p>
          </table:table-cell>
          <table:table-cell/>
        </table:table-row>
        <table:table-row table:style-name="ro1">
          <table:table-cell office:value-type="float" office:value="468080669">
            <text:p>46808066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0420167971020646">
            <text:p>-0.004201680</text:p>
          </table:table-cell>
          <table:table-cell office:value-type="float" office:value="0.703125">
            <text:p>0.703125000</text:p>
          </table:table-cell>
          <table:table-cell table:formula="oooc:=[.E239]*1000" office:value-type="float" office:value="703.125">
            <text:p>703.125</text:p>
          </table:table-cell>
          <table:table-cell table:formula="oooc:=[.F239]/[.C239]" office:value-type="float" office:value="2.95430672268908">
            <text:p>2.95</text:p>
          </table:table-cell>
          <table:table-cell table:style-name="ce2" table:formula="oooc:=[.G239]/[.C239]" office:value-type="float" office:value="0.0124130534566768">
            <text:p>0.012</text:p>
          </table:table-cell>
          <table:table-cell table:formula="oooc:=[.H239]/[.C239]" office:value-type="float" office:value="0.0000521556867927596">
            <text:p>0.0000522</text:p>
          </table:table-cell>
          <table:table-cell/>
        </table:table-row>
        <table:table-row table:style-name="ro1">
          <table:table-cell office:value-type="float" office:value="1998446351">
            <text:p>199844635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0418410008256842">
            <text:p>-0.004184100</text:p>
          </table:table-cell>
          <table:table-cell office:value-type="float" office:value="0.8125">
            <text:p>0.812500000</text:p>
          </table:table-cell>
          <table:table-cell table:formula="oooc:=[.E240]*1000" office:value-type="float" office:value="812.5">
            <text:p>812.500</text:p>
          </table:table-cell>
          <table:table-cell table:formula="oooc:=[.F240]/[.C240]" office:value-type="float" office:value="3.39958158995816">
            <text:p>3.4</text:p>
          </table:table-cell>
          <table:table-cell table:style-name="ce2" table:formula="oooc:=[.G240]/[.C240]" office:value-type="float" office:value="0.014224190752963">
            <text:p>0.014</text:p>
          </table:table-cell>
          <table:table-cell table:formula="oooc:=[.H240]/[.C240]" office:value-type="float" office:value="0.0000595154424810168">
            <text:p>0.0000595</text:p>
          </table:table-cell>
          <table:table-cell/>
        </table:table-row>
        <table:table-row table:style-name="ro1">
          <table:table-cell office:value-type="float" office:value="1087854385">
            <text:p>108785438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0416666577245906">
            <text:p>-0.004166666</text:p>
          </table:table-cell>
          <table:table-cell office:value-type="float" office:value="0.734375">
            <text:p>0.734375000</text:p>
          </table:table-cell>
          <table:table-cell table:formula="oooc:=[.E241]*1000" office:value-type="float" office:value="734.375">
            <text:p>734.375</text:p>
          </table:table-cell>
          <table:table-cell table:formula="oooc:=[.F241]/[.C241]" office:value-type="float" office:value="3.05989583333333">
            <text:p>3.06</text:p>
          </table:table-cell>
          <table:table-cell table:style-name="ce2" table:formula="oooc:=[.G241]/[.C241]" office:value-type="float" office:value="0.0127495659722222">
            <text:p>0.013</text:p>
          </table:table-cell>
          <table:table-cell table:formula="oooc:=[.H241]/[.C241]" office:value-type="float" office:value="0.0000531231915509259">
            <text:p>0.0000531</text:p>
          </table:table-cell>
          <table:table-cell/>
        </table:table-row>
        <table:table-row table:style-name="ro1">
          <table:table-cell office:value-type="float" office:value="593881174">
            <text:p>593881174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0414937688879036">
            <text:p>-0.004149377</text:p>
          </table:table-cell>
          <table:table-cell office:value-type="float" office:value="0.734375">
            <text:p>0.734375000</text:p>
          </table:table-cell>
          <table:table-cell table:formula="oooc:=[.E242]*1000" office:value-type="float" office:value="734.375">
            <text:p>734.375</text:p>
          </table:table-cell>
          <table:table-cell table:formula="oooc:=[.F242]/[.C242]" office:value-type="float" office:value="3.04719917012448">
            <text:p>3.05</text:p>
          </table:table-cell>
          <table:table-cell table:style-name="ce2" table:formula="oooc:=[.G242]/[.C242]" office:value-type="float" office:value="0.0126439799590227">
            <text:p>0.013</text:p>
          </table:table-cell>
          <table:table-cell table:formula="oooc:=[.H242]/[.C242]" office:value-type="float" office:value="0.0000524646471328745">
            <text:p>0.0000525</text:p>
          </table:table-cell>
          <table:table-cell/>
        </table:table-row>
        <table:table-row table:style-name="ro1">
          <table:table-cell office:value-type="float" office:value="910713771">
            <text:p>91071377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0413223084581205">
            <text:p>-0.004132231</text:p>
          </table:table-cell>
          <table:table-cell office:value-type="float" office:value="0.75">
            <text:p>0.750000000</text:p>
          </table:table-cell>
          <table:table-cell table:formula="oooc:=[.E243]*1000" office:value-type="float" office:value="750">
            <text:p>750.000</text:p>
          </table:table-cell>
          <table:table-cell table:formula="oooc:=[.F243]/[.C243]" office:value-type="float" office:value="3.09917355371901">
            <text:p>3.1</text:p>
          </table:table-cell>
          <table:table-cell table:style-name="ce2" table:formula="oooc:=[.G243]/[.C243]" office:value-type="float" office:value="0.0128065022880951">
            <text:p>0.013</text:p>
          </table:table-cell>
          <table:table-cell table:formula="oooc:=[.H243]/[.C243]" office:value-type="float" office:value="0.0000529194309425416">
            <text:p>0.0000529</text:p>
          </table:table-cell>
          <table:table-cell/>
        </table:table-row>
        <table:table-row table:style-name="ro1">
          <table:table-cell office:value-type="float" office:value="570595665">
            <text:p>570595665</text:p>
          </table:table-cell>
          <table:table-cell table:number-columns-repeated="2" office:value-type="float" office:value="243">
            <text:p>243</text:p>
          </table:table-cell>
          <table:table-cell office:value-type="float" office:value="-0.00411521888135269">
            <text:p>-0.004115219</text:p>
          </table:table-cell>
          <table:table-cell office:value-type="float" office:value="0.765625">
            <text:p>0.765625000</text:p>
          </table:table-cell>
          <table:table-cell table:formula="oooc:=[.E244]*1000" office:value-type="float" office:value="765.625">
            <text:p>765.625</text:p>
          </table:table-cell>
          <table:table-cell table:formula="oooc:=[.F244]/[.C244]" office:value-type="float" office:value="3.15072016460905">
            <text:p>3.15</text:p>
          </table:table-cell>
          <table:table-cell table:style-name="ce2" table:formula="oooc:=[.G244]/[.C244]" office:value-type="float" office:value="0.0129659266033294">
            <text:p>0.013</text:p>
          </table:table-cell>
          <table:table-cell table:formula="oooc:=[.H244]/[.C244]" office:value-type="float" office:value="0.0000533577226474463">
            <text:p>0.0000534</text:p>
          </table:table-cell>
          <table:table-cell/>
        </table:table-row>
        <table:table-row table:style-name="ro1">
          <table:table-cell office:value-type="float" office:value="150981164">
            <text:p>150981164</text:p>
          </table:table-cell>
          <table:table-cell table:number-columns-repeated="2" office:value-type="float" office:value="244">
            <text:p>244</text:p>
          </table:table-cell>
          <table:table-cell office:value-type="float" office:value="-0.00409835898460642">
            <text:p>-0.004098359</text:p>
          </table:table-cell>
          <table:table-cell office:value-type="float" office:value="0.75">
            <text:p>0.750000000</text:p>
          </table:table-cell>
          <table:table-cell table:formula="oooc:=[.E245]*1000" office:value-type="float" office:value="750">
            <text:p>750.000</text:p>
          </table:table-cell>
          <table:table-cell table:formula="oooc:=[.F245]/[.C245]" office:value-type="float" office:value="3.07377049180328">
            <text:p>3.07</text:p>
          </table:table-cell>
          <table:table-cell table:style-name="ce2" table:formula="oooc:=[.G245]/[.C245]" office:value-type="float" office:value="0.0125974200483741">
            <text:p>0.013</text:p>
          </table:table-cell>
          <table:table-cell table:formula="oooc:=[.H245]/[.C245]" office:value-type="float" office:value="0.0000516287706900578">
            <text:p>0.0000516</text:p>
          </table:table-cell>
          <table:table-cell/>
        </table:table-row>
        <table:table-row table:style-name="ro1">
          <table:table-cell office:value-type="float" office:value="549297538">
            <text:p>54929753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0408162986440175">
            <text:p>-0.004081630</text:p>
          </table:table-cell>
          <table:table-cell office:value-type="float" office:value="0.765625">
            <text:p>0.765625000</text:p>
          </table:table-cell>
          <table:table-cell table:formula="oooc:=[.E246]*1000" office:value-type="float" office:value="765.625">
            <text:p>765.625</text:p>
          </table:table-cell>
          <table:table-cell table:formula="oooc:=[.F246]/[.C246]" office:value-type="float" office:value="3.125">
            <text:p>3.13</text:p>
          </table:table-cell>
          <table:table-cell table:style-name="ce2" table:formula="oooc:=[.G246]/[.C246]" office:value-type="float" office:value="0.0127551020408163">
            <text:p>0.013</text:p>
          </table:table-cell>
          <table:table-cell table:formula="oooc:=[.H246]/[.C246]" office:value-type="float" office:value="0.0000520616409829238">
            <text:p>0.0000521</text:p>
          </table:table-cell>
          <table:table-cell/>
        </table:table-row>
        <table:table-row table:style-name="ro1">
          <table:table-cell office:value-type="float" office:value="554689353">
            <text:p>554689353</text:p>
          </table:table-cell>
          <table:table-cell table:number-columns-repeated="2" office:value-type="float" office:value="246">
            <text:p>246</text:p>
          </table:table-cell>
          <table:table-cell office:value-type="float" office:value="-0.00406504007196418">
            <text:p>-0.004065040</text:p>
          </table:table-cell>
          <table:table-cell office:value-type="float" office:value="0.78125">
            <text:p>0.781250000</text:p>
          </table:table-cell>
          <table:table-cell table:formula="oooc:=[.E247]*1000" office:value-type="float" office:value="781.25">
            <text:p>781.250</text:p>
          </table:table-cell>
          <table:table-cell table:formula="oooc:=[.F247]/[.C247]" office:value-type="float" office:value="3.17581300813008">
            <text:p>3.18</text:p>
          </table:table-cell>
          <table:table-cell table:style-name="ce2" table:formula="oooc:=[.G247]/[.C247]" office:value-type="float" office:value="0.0129098089761385">
            <text:p>0.013</text:p>
          </table:table-cell>
          <table:table-cell table:formula="oooc:=[.H247]/[.C247]" office:value-type="float" office:value="0.000052478898276986">
            <text:p>0.0000525</text:p>
          </table:table-cell>
          <table:table-cell/>
        </table:table-row>
        <table:table-row table:style-name="ro1">
          <table:table-cell office:value-type="float" office:value="1535947316">
            <text:p>1535947316</text:p>
          </table:table-cell>
          <table:table-cell table:number-columns-repeated="2" office:value-type="float" office:value="247">
            <text:p>247</text:p>
          </table:table-cell>
          <table:table-cell office:value-type="float" office:value="-0.00404858238270833">
            <text:p>-0.004048582</text:p>
          </table:table-cell>
          <table:table-cell office:value-type="float" office:value="0.796875">
            <text:p>0.796875000</text:p>
          </table:table-cell>
          <table:table-cell table:formula="oooc:=[.E248]*1000" office:value-type="float" office:value="796.875">
            <text:p>796.875</text:p>
          </table:table-cell>
          <table:table-cell table:formula="oooc:=[.F248]/[.C248]" office:value-type="float" office:value="3.22621457489879">
            <text:p>3.23</text:p>
          </table:table-cell>
          <table:table-cell table:style-name="ce2" table:formula="oooc:=[.G248]/[.C248]" office:value-type="float" office:value="0.0130615974692259">
            <text:p>0.013</text:p>
          </table:table-cell>
          <table:table-cell table:formula="oooc:=[.H248]/[.C248]" office:value-type="float" office:value="0.0000528809614138698">
            <text:p>0.0000529</text:p>
          </table:table-cell>
          <table:table-cell/>
        </table:table-row>
        <table:table-row table:style-name="ro1">
          <table:table-cell office:value-type="float" office:value="594015035">
            <text:p>59401503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-0.00403225708964783">
            <text:p>-0.004032257</text:p>
          </table:table-cell>
          <table:table-cell office:value-type="float" office:value="0.8125">
            <text:p>0.812500000</text:p>
          </table:table-cell>
          <table:table-cell table:formula="oooc:=[.E249]*1000" office:value-type="float" office:value="812.5">
            <text:p>812.500</text:p>
          </table:table-cell>
          <table:table-cell table:formula="oooc:=[.F249]/[.C249]" office:value-type="float" office:value="3.27620967741935">
            <text:p>3.28</text:p>
          </table:table-cell>
          <table:table-cell table:style-name="ce2" table:formula="oooc:=[.G249]/[.C249]" office:value-type="float" office:value="0.01321052289282">
            <text:p>0.013</text:p>
          </table:table-cell>
          <table:table-cell table:formula="oooc:=[.H249]/[.C249]" office:value-type="float" office:value="0.0000532682374710483">
            <text:p>0.0000533</text:p>
          </table:table-cell>
          <table:table-cell/>
        </table:table-row>
        <table:table-row table:style-name="ro1">
          <table:table-cell office:value-type="float" office:value="1569831358">
            <text:p>1569831358</text:p>
          </table:table-cell>
          <table:table-cell table:number-columns-repeated="2" office:value-type="float" office:value="249">
            <text:p>249</text:p>
          </table:table-cell>
          <table:table-cell office:value-type="float" office:value="-0.00401606393450038">
            <text:p>-0.004016064</text:p>
          </table:table-cell>
          <table:table-cell office:value-type="float" office:value="0.84375">
            <text:p>0.843750000</text:p>
          </table:table-cell>
          <table:table-cell table:formula="oooc:=[.E250]*1000" office:value-type="float" office:value="843.75">
            <text:p>843.750</text:p>
          </table:table-cell>
          <table:table-cell table:formula="oooc:=[.F250]/[.C250]" office:value-type="float" office:value="3.38855421686747">
            <text:p>3.39</text:p>
          </table:table-cell>
          <table:table-cell table:style-name="ce2" table:formula="oooc:=[.G250]/[.C250]" office:value-type="float" office:value="0.0136086514733633">
            <text:p>0.014</text:p>
          </table:table-cell>
          <table:table-cell table:formula="oooc:=[.H250]/[.C250]" office:value-type="float" office:value="0.0000546532187685274">
            <text:p>0.0000547</text:p>
          </table:table-cell>
          <table:table-cell/>
        </table:table-row>
        <table:table-row table:style-name="ro1">
          <table:table-cell office:value-type="float" office:value="1379736743">
            <text:p>1379736743</text:p>
          </table:table-cell>
          <table:table-cell table:number-columns-repeated="2" office:value-type="float" office:value="250">
            <text:p>250</text:p>
          </table:table-cell>
          <table:table-cell office:value-type="float" office:value="-0.00399999963701703">
            <text:p>-0.004000000</text:p>
          </table:table-cell>
          <table:table-cell office:value-type="float" office:value="0.828125">
            <text:p>0.828125000</text:p>
          </table:table-cell>
          <table:table-cell table:formula="oooc:=[.E251]*1000" office:value-type="float" office:value="828.125">
            <text:p>828.125</text:p>
          </table:table-cell>
          <table:table-cell table:formula="oooc:=[.F251]/[.C251]" office:value-type="float" office:value="3.3125">
            <text:p>3.31</text:p>
          </table:table-cell>
          <table:table-cell table:style-name="ce2" table:formula="oooc:=[.G251]/[.C251]" office:value-type="float" office:value="0.01325">
            <text:p>0.013</text:p>
          </table:table-cell>
          <table:table-cell table:formula="oooc:=[.H251]/[.C251]" office:value-type="float" office:value="0.000053">
            <text:p>0.0000530</text:p>
          </table:table-cell>
          <table:table-cell/>
        </table:table-row>
        <table:table-row table:style-name="ro1">
          <table:table-cell office:value-type="float" office:value="1387429850">
            <text:p>1387429850</text:p>
          </table:table-cell>
          <table:table-cell table:number-columns-repeated="2" office:value-type="float" office:value="251">
            <text:p>251</text:p>
          </table:table-cell>
          <table:table-cell office:value-type="float" office:value="-0.00398406297858855">
            <text:p>-0.003984063</text:p>
          </table:table-cell>
          <table:table-cell office:value-type="float" office:value="0.84375">
            <text:p>0.843750000</text:p>
          </table:table-cell>
          <table:table-cell table:formula="oooc:=[.E252]*1000" office:value-type="float" office:value="843.75">
            <text:p>843.750</text:p>
          </table:table-cell>
          <table:table-cell table:formula="oooc:=[.F252]/[.C252]" office:value-type="float" office:value="3.36155378486056">
            <text:p>3.36</text:p>
          </table:table-cell>
          <table:table-cell table:style-name="ce2" table:formula="oooc:=[.G252]/[.C252]" office:value-type="float" office:value="0.0133926445611974">
            <text:p>0.013</text:p>
          </table:table-cell>
          <table:table-cell table:formula="oooc:=[.H252]/[.C252]" office:value-type="float" office:value="0.000053357149646205">
            <text:p>0.0000534</text:p>
          </table:table-cell>
          <table:table-cell/>
        </table:table-row>
        <table:table-row table:style-name="ro1">
          <table:table-cell office:value-type="float" office:value="253410730">
            <text:p>253410730</text:p>
          </table:table-cell>
          <table:table-cell table:number-columns-repeated="2" office:value-type="float" office:value="252">
            <text:p>252</text:p>
          </table:table-cell>
          <table:table-cell office:value-type="float" office:value="-0.00396825228347097">
            <text:p>-0.003968252</text:p>
          </table:table-cell>
          <table:table-cell office:value-type="float" office:value="0.859375">
            <text:p>0.859375000</text:p>
          </table:table-cell>
          <table:table-cell table:formula="oooc:=[.E253]*1000" office:value-type="float" office:value="859.375">
            <text:p>859.375</text:p>
          </table:table-cell>
          <table:table-cell table:formula="oooc:=[.F253]/[.C253]" office:value-type="float" office:value="3.41021825396825">
            <text:p>3.41</text:p>
          </table:table-cell>
          <table:table-cell table:style-name="ce2" table:formula="oooc:=[.G253]/[.C253]" office:value-type="float" office:value="0.0135326121189216">
            <text:p>0.014</text:p>
          </table:table-cell>
          <table:table-cell table:formula="oooc:=[.H253]/[.C253]" office:value-type="float" office:value="0.0000537008417417526">
            <text:p>0.0000537</text:p>
          </table:table-cell>
          <table:table-cell/>
        </table:table-row>
        <table:table-row table:style-name="ro1">
          <table:table-cell office:value-type="float" office:value="1658191655">
            <text:p>1658191655</text:p>
          </table:table-cell>
          <table:table-cell table:number-columns-repeated="2" office:value-type="float" office:value="253">
            <text:p>253</text:p>
          </table:table-cell>
          <table:table-cell office:value-type="float" office:value="-0.00395256677657585">
            <text:p>-0.003952567</text:p>
          </table:table-cell>
          <table:table-cell office:value-type="float" office:value="0.859375">
            <text:p>0.859375000</text:p>
          </table:table-cell>
          <table:table-cell table:formula="oooc:=[.E254]*1000" office:value-type="float" office:value="859.375">
            <text:p>859.375</text:p>
          </table:table-cell>
          <table:table-cell table:formula="oooc:=[.F254]/[.C254]" office:value-type="float" office:value="3.39673913043478">
            <text:p>3.4</text:p>
          </table:table-cell>
          <table:table-cell table:style-name="ce2" table:formula="oooc:=[.G254]/[.C254]" office:value-type="float" office:value="0.0134258463653549">
            <text:p>0.013</text:p>
          </table:table-cell>
          <table:table-cell table:formula="oooc:=[.H254]/[.C254]" office:value-type="float" office:value="0.0000530665864243276">
            <text:p>0.0000531</text:p>
          </table:table-cell>
          <table:table-cell/>
        </table:table-row>
        <table:table-row table:style-name="ro1">
          <table:table-cell office:value-type="float" office:value="959432662">
            <text:p>959432662</text:p>
          </table:table-cell>
          <table:table-cell table:number-columns-repeated="2" office:value-type="float" office:value="254">
            <text:p>254</text:p>
          </table:table-cell>
          <table:table-cell office:value-type="float" office:value="-0.00393700768427152">
            <text:p>-0.003937008</text:p>
          </table:table-cell>
          <table:table-cell office:value-type="float" office:value="1.015625">
            <text:p>1.015625000</text:p>
          </table:table-cell>
          <table:table-cell table:formula="oooc:=[.E255]*1000" office:value-type="float" office:value="1015.625">
            <text:p>1015.625</text:p>
          </table:table-cell>
          <table:table-cell table:formula="oooc:=[.F255]/[.C255]" office:value-type="float" office:value="3.99852362204724">
            <text:p>4</text:p>
          </table:table-cell>
          <table:table-cell table:style-name="ce2" table:formula="oooc:=[.G255]/[.C255]" office:value-type="float" office:value="0.015742218984438">
            <text:p>0.016</text:p>
          </table:table-cell>
          <table:table-cell table:formula="oooc:=[.H255]/[.C255]" office:value-type="float" office:value="0.0000619772400962125">
            <text:p>0.0000620</text:p>
          </table:table-cell>
          <table:table-cell/>
        </table:table-row>
        <table:table-row table:style-name="ro1">
          <table:table-cell office:value-type="float" office:value="230967616">
            <text:p>23096761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-0.00392156820163336">
            <text:p>-0.003921568</text:p>
          </table:table-cell>
          <table:table-cell office:value-type="float" office:value="1.015625">
            <text:p>1.015625000</text:p>
          </table:table-cell>
          <table:table-cell table:formula="oooc:=[.E256]*1000" office:value-type="float" office:value="1015.625">
            <text:p>1015.625</text:p>
          </table:table-cell>
          <table:table-cell table:formula="oooc:=[.F256]/[.C256]" office:value-type="float" office:value="3.9828431372549">
            <text:p>3.98</text:p>
          </table:table-cell>
          <table:table-cell table:style-name="ce2" table:formula="oooc:=[.G256]/[.C256]" office:value-type="float" office:value="0.0156189926951173">
            <text:p>0.016</text:p>
          </table:table-cell>
          <table:table-cell table:formula="oooc:=[.H256]/[.C256]" office:value-type="float" office:value="0.0000612509517455579">
            <text:p>0.0000613</text:p>
          </table:table-cell>
          <table:table-cell/>
        </table:table-row>
        <table:table-row table:style-name="ro1">
          <table:table-cell office:value-type="float" office:value="1668756630">
            <text:p>1668756630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039062496398401">
            <text:p>-0.003906250</text:p>
          </table:table-cell>
          <table:table-cell office:value-type="float" office:value="1.03125">
            <text:p>1.031250000</text:p>
          </table:table-cell>
          <table:table-cell table:formula="oooc:=[.E257]*1000" office:value-type="float" office:value="1031.25">
            <text:p>1031.250</text:p>
          </table:table-cell>
          <table:table-cell table:formula="oooc:=[.F257]/[.C257]" office:value-type="float" office:value="4.0283203125">
            <text:p>4.03</text:p>
          </table:table-cell>
          <table:table-cell table:style-name="ce2" table:formula="oooc:=[.G257]/[.C257]" office:value-type="float" office:value="0.0157356262207031">
            <text:p>0.016</text:p>
          </table:table-cell>
          <table:table-cell table:formula="oooc:=[.H257]/[.C257]" office:value-type="float" office:value="0.0000614672899246216">
            <text:p>0.0000615</text:p>
          </table:table-cell>
          <table:table-cell/>
        </table:table-row>
        <table:table-row table:style-name="ro1">
          <table:table-cell office:value-type="float" office:value="1542997422">
            <text:p>1542997422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0389105006343016">
            <text:p>-0.003891050</text:p>
          </table:table-cell>
          <table:table-cell office:value-type="float" office:value="1.0625">
            <text:p>1.062500000</text:p>
          </table:table-cell>
          <table:table-cell table:formula="oooc:=[.E258]*1000" office:value-type="float" office:value="1062.5">
            <text:p>1062.500</text:p>
          </table:table-cell>
          <table:table-cell table:formula="oooc:=[.F258]/[.C258]" office:value-type="float" office:value="4.13424124513619">
            <text:p>4.13</text:p>
          </table:table-cell>
          <table:table-cell table:style-name="ce2" table:formula="oooc:=[.G258]/[.C258]" office:value-type="float" office:value="0.0160865418098684">
            <text:p>0.016</text:p>
          </table:table-cell>
          <table:table-cell table:formula="oooc:=[.H258]/[.C258]" office:value-type="float" office:value="0.0000625935478983207">
            <text:p>0.0000626</text:p>
          </table:table-cell>
          <table:table-cell/>
        </table:table-row>
        <table:table-row table:style-name="ro1">
          <table:table-cell office:value-type="float" office:value="1314223073">
            <text:p>1314223073</text:p>
          </table:table-cell>
          <table:table-cell table:number-columns-repeated="2" office:value-type="float" office:value="258">
            <text:p>258</text:p>
          </table:table-cell>
          <table:table-cell office:value-type="float" office:value="-0.0038759687238894">
            <text:p>-0.003875969</text:p>
          </table:table-cell>
          <table:table-cell office:value-type="float" office:value="1.0625">
            <text:p>1.062500000</text:p>
          </table:table-cell>
          <table:table-cell table:formula="oooc:=[.E259]*1000" office:value-type="float" office:value="1062.5">
            <text:p>1062.500</text:p>
          </table:table-cell>
          <table:table-cell table:formula="oooc:=[.F259]/[.C259]" office:value-type="float" office:value="4.11821705426357">
            <text:p>4.12</text:p>
          </table:table-cell>
          <table:table-cell table:style-name="ce2" table:formula="oooc:=[.G259]/[.C259]" office:value-type="float" office:value="0.0159620816056727">
            <text:p>0.016</text:p>
          </table:table-cell>
          <table:table-cell table:formula="oooc:=[.H259]/[.C259]" office:value-type="float" office:value="0.0000618685333553207">
            <text:p>0.0000619</text:p>
          </table:table-cell>
          <table:table-cell/>
        </table:table-row>
        <table:table-row table:style-name="ro1">
          <table:table-cell office:value-type="float" office:value="2056750623">
            <text:p>2056750623</text:p>
          </table:table-cell>
          <table:table-cell table:number-columns-repeated="2" office:value-type="float" office:value="259">
            <text:p>259</text:p>
          </table:table-cell>
          <table:table-cell office:value-type="float" office:value="-0.00386100276773505">
            <text:p>-0.003861003</text:p>
          </table:table-cell>
          <table:table-cell office:value-type="float" office:value="1.0625">
            <text:p>1.062500000</text:p>
          </table:table-cell>
          <table:table-cell table:formula="oooc:=[.E260]*1000" office:value-type="float" office:value="1062.5">
            <text:p>1062.500</text:p>
          </table:table-cell>
          <table:table-cell table:formula="oooc:=[.F260]/[.C260]" office:value-type="float" office:value="4.1023166023166">
            <text:p>4.1</text:p>
          </table:table-cell>
          <table:table-cell table:style-name="ce2" table:formula="oooc:=[.G260]/[.C260]" office:value-type="float" office:value="0.0158390602406046">
            <text:p>0.016</text:p>
          </table:table-cell>
          <table:table-cell table:formula="oooc:=[.H260]/[.C260]" office:value-type="float" office:value="0.0000611546727436473">
            <text:p>0.0000612</text:p>
          </table:table-cell>
          <table:table-cell/>
        </table:table-row>
        <table:table-row table:style-name="ro1">
          <table:table-cell office:value-type="float" office:value="346129307">
            <text:p>346129307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384615302418467">
            <text:p>-0.003846153</text:p>
          </table:table-cell>
          <table:table-cell office:value-type="float" office:value="1.109375">
            <text:p>1.109375000</text:p>
          </table:table-cell>
          <table:table-cell table:formula="oooc:=[.E261]*1000" office:value-type="float" office:value="1109.375">
            <text:p>1109.375</text:p>
          </table:table-cell>
          <table:table-cell table:formula="oooc:=[.F261]/[.C261]" office:value-type="float" office:value="4.26682692307692">
            <text:p>4.27</text:p>
          </table:table-cell>
          <table:table-cell table:style-name="ce2" table:formula="oooc:=[.G261]/[.C261]" office:value-type="float" office:value="0.0164108727810651">
            <text:p>0.016</text:p>
          </table:table-cell>
          <table:table-cell table:formula="oooc:=[.H261]/[.C261]" office:value-type="float" office:value="0.000063118741465635">
            <text:p>0.0000631</text:p>
          </table:table-cell>
          <table:table-cell/>
        </table:table-row>
        <table:table-row table:style-name="ro1">
          <table:table-cell office:value-type="float" office:value="1482459097">
            <text:p>148245909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-0.0038314172879268">
            <text:p>-0.003831417</text:p>
          </table:table-cell>
          <table:table-cell office:value-type="float" office:value="1.109375">
            <text:p>1.109375000</text:p>
          </table:table-cell>
          <table:table-cell table:formula="oooc:=[.E262]*1000" office:value-type="float" office:value="1109.375">
            <text:p>1109.375</text:p>
          </table:table-cell>
          <table:table-cell table:formula="oooc:=[.F262]/[.C262]" office:value-type="float" office:value="4.25047892720307">
            <text:p>4.25</text:p>
          </table:table-cell>
          <table:table-cell table:style-name="ce2" table:formula="oooc:=[.G262]/[.C262]" office:value-type="float" office:value="0.0162853598743412">
            <text:p>0.016</text:p>
          </table:table-cell>
          <table:table-cell table:formula="oooc:=[.H262]/[.C262]" office:value-type="float" office:value="0.0000623960148442193">
            <text:p>0.0000624</text:p>
          </table:table-cell>
          <table:table-cell/>
        </table:table-row>
        <table:table-row table:style-name="ro1">
          <table:table-cell office:value-type="float" office:value="1459533822">
            <text:p>1459533822</text:p>
          </table:table-cell>
          <table:table-cell table:number-columns-repeated="2" office:value-type="float" office:value="262">
            <text:p>262</text:p>
          </table:table-cell>
          <table:table-cell office:value-type="float" office:value="-0.00381679340551955">
            <text:p>-0.003816793</text:p>
          </table:table-cell>
          <table:table-cell office:value-type="float" office:value="1.140625">
            <text:p>1.140625000</text:p>
          </table:table-cell>
          <table:table-cell table:formula="oooc:=[.E263]*1000" office:value-type="float" office:value="1140.625">
            <text:p>1140.625</text:p>
          </table:table-cell>
          <table:table-cell table:formula="oooc:=[.F263]/[.C263]" office:value-type="float" office:value="4.35353053435115">
            <text:p>4.35</text:p>
          </table:table-cell>
          <table:table-cell table:style-name="ce2" table:formula="oooc:=[.G263]/[.C263]" office:value-type="float" office:value="0.0166165287570654">
            <text:p>0.017</text:p>
          </table:table-cell>
          <table:table-cell table:formula="oooc:=[.H263]/[.C263]" office:value-type="float" office:value="0.0000634218654849826">
            <text:p>0.0000634</text:p>
          </table:table-cell>
          <table:table-cell/>
        </table:table-row>
        <table:table-row table:style-name="ro1">
          <table:table-cell office:value-type="float" office:value="979520036">
            <text:p>979520036</text:p>
          </table:table-cell>
          <table:table-cell table:number-columns-repeated="2" office:value-type="float" office:value="263">
            <text:p>263</text:p>
          </table:table-cell>
          <table:table-cell office:value-type="float" office:value="-0.00380228001449723">
            <text:p>-0.003802280</text:p>
          </table:table-cell>
          <table:table-cell office:value-type="float" office:value="1.25">
            <text:p>1.250000000</text:p>
          </table:table-cell>
          <table:table-cell table:formula="oooc:=[.E264]*1000" office:value-type="float" office:value="1250">
            <text:p>1250.000</text:p>
          </table:table-cell>
          <table:table-cell table:formula="oooc:=[.F264]/[.C264]" office:value-type="float" office:value="4.75285171102662">
            <text:p>4.75</text:p>
          </table:table-cell>
          <table:table-cell table:style-name="ce2" table:formula="oooc:=[.G264]/[.C264]" office:value-type="float" office:value="0.0180716795096069">
            <text:p>0.018</text:p>
          </table:table-cell>
          <table:table-cell table:formula="oooc:=[.H264]/[.C264]" office:value-type="float" office:value="0.0000687136103026879">
            <text:p>0.0000687</text:p>
          </table:table-cell>
          <table:table-cell/>
        </table:table-row>
        <table:table-row table:style-name="ro1">
          <table:table-cell office:value-type="float" office:value="2062183640">
            <text:p>2062183640</text:p>
          </table:table-cell>
          <table:table-cell table:number-columns-repeated="2" office:value-type="float" office:value="264">
            <text:p>264</text:p>
          </table:table-cell>
          <table:table-cell office:value-type="float" office:value="-0.00378787836162076">
            <text:p>-0.003787878</text:p>
          </table:table-cell>
          <table:table-cell office:value-type="float" office:value="1.21875">
            <text:p>1.218750000</text:p>
          </table:table-cell>
          <table:table-cell table:formula="oooc:=[.E265]*1000" office:value-type="float" office:value="1218.75">
            <text:p>1218.750</text:p>
          </table:table-cell>
          <table:table-cell table:formula="oooc:=[.F265]/[.C265]" office:value-type="float" office:value="4.61647727272727">
            <text:p>4.62</text:p>
          </table:table-cell>
          <table:table-cell table:style-name="ce2" table:formula="oooc:=[.G265]/[.C265]" office:value-type="float" office:value="0.0174866563360882">
            <text:p>0.017</text:p>
          </table:table-cell>
          <table:table-cell table:formula="oooc:=[.H265]/[.C265]" office:value-type="float" office:value="0.0000662373346063945">
            <text:p>0.0000662</text:p>
          </table:table-cell>
          <table:table-cell/>
        </table:table-row>
        <table:table-row table:style-name="ro1">
          <table:table-cell office:value-type="float" office:value="1573133376">
            <text:p>1573133376</text:p>
          </table:table-cell>
          <table:table-cell table:number-columns-repeated="2" office:value-type="float" office:value="265">
            <text:p>265</text:p>
          </table:table-cell>
          <table:table-cell office:value-type="float" office:value="-0.00377355758774911">
            <text:p>-0.003773558</text:p>
          </table:table-cell>
          <table:table-cell office:value-type="float" office:value="1.1875">
            <text:p>1.187500000</text:p>
          </table:table-cell>
          <table:table-cell table:formula="oooc:=[.E266]*1000" office:value-type="float" office:value="1187.5">
            <text:p>1187.500</text:p>
          </table:table-cell>
          <table:table-cell table:formula="oooc:=[.F266]/[.C266]" office:value-type="float" office:value="4.4811320754717">
            <text:p>4.48</text:p>
          </table:table-cell>
          <table:table-cell table:style-name="ce2" table:formula="oooc:=[.G266]/[.C266]" office:value-type="float" office:value="0.0169099323602706">
            <text:p>0.017</text:p>
          </table:table-cell>
          <table:table-cell table:formula="oooc:=[.H266]/[.C266]" office:value-type="float" office:value="0.0000638110655104549">
            <text:p>0.0000638</text:p>
          </table:table-cell>
          <table:table-cell/>
        </table:table-row>
        <table:table-row table:style-name="ro1">
          <table:table-cell office:value-type="float" office:value="377623567">
            <text:p>377623567</text:p>
          </table:table-cell>
          <table:table-cell table:number-columns-repeated="2" office:value-type="float" office:value="266">
            <text:p>266</text:p>
          </table:table-cell>
          <table:table-cell office:value-type="float" office:value="-0.00375939821685734">
            <text:p>-0.003759398</text:p>
          </table:table-cell>
          <table:table-cell office:value-type="float" office:value="1.1875">
            <text:p>1.187500000</text:p>
          </table:table-cell>
          <table:table-cell table:formula="oooc:=[.E267]*1000" office:value-type="float" office:value="1187.5">
            <text:p>1187.500</text:p>
          </table:table-cell>
          <table:table-cell table:formula="oooc:=[.F267]/[.C267]" office:value-type="float" office:value="4.46428571428571">
            <text:p>4.46</text:p>
          </table:table-cell>
          <table:table-cell table:style-name="ce2" table:formula="oooc:=[.G267]/[.C267]" office:value-type="float" office:value="0.0167830290010741">
            <text:p>0.017</text:p>
          </table:table-cell>
          <table:table-cell table:formula="oooc:=[.H267]/[.C267]" office:value-type="float" office:value="0.0000630940939890004">
            <text:p>0.0000631</text:p>
          </table:table-cell>
          <table:table-cell/>
        </table:table-row>
        <table:table-row table:style-name="ro1">
          <table:table-cell office:value-type="float" office:value="2126864640">
            <text:p>2126864640</text:p>
          </table:table-cell>
          <table:table-cell table:number-columns-repeated="2" office:value-type="float" office:value="267">
            <text:p>267</text:p>
          </table:table-cell>
          <table:table-cell office:value-type="float" office:value="-0.00374531799474198">
            <text:p>-0.003745318</text:p>
          </table:table-cell>
          <table:table-cell office:value-type="float" office:value="1.21875">
            <text:p>1.218750000</text:p>
          </table:table-cell>
          <table:table-cell table:formula="oooc:=[.E268]*1000" office:value-type="float" office:value="1218.75">
            <text:p>1218.750</text:p>
          </table:table-cell>
          <table:table-cell table:formula="oooc:=[.F268]/[.C268]" office:value-type="float" office:value="4.56460674157303">
            <text:p>4.56</text:p>
          </table:table-cell>
          <table:table-cell table:style-name="ce2" table:formula="oooc:=[.G268]/[.C268]" office:value-type="float" office:value="0.0170959053991499">
            <text:p>0.017</text:p>
          </table:table-cell>
          <table:table-cell table:formula="oooc:=[.H268]/[.C268]" office:value-type="float" office:value="0.0000640296082365166">
            <text:p>0.0000640</text:p>
          </table:table-cell>
          <table:table-cell/>
        </table:table-row>
        <table:table-row table:style-name="ro1">
          <table:table-cell office:value-type="float" office:value="1001136293">
            <text:p>1001136293</text:p>
          </table:table-cell>
          <table:table-cell table:number-columns-repeated="2" office:value-type="float" office:value="268">
            <text:p>268</text:p>
          </table:table-cell>
          <table:table-cell office:value-type="float" office:value="-0.00373134303725919">
            <text:p>-0.003731343</text:p>
          </table:table-cell>
          <table:table-cell office:value-type="float" office:value="1.25">
            <text:p>1.250000000</text:p>
          </table:table-cell>
          <table:table-cell table:formula="oooc:=[.E269]*1000" office:value-type="float" office:value="1250">
            <text:p>1250.000</text:p>
          </table:table-cell>
          <table:table-cell table:formula="oooc:=[.F269]/[.C269]" office:value-type="float" office:value="4.66417910447761">
            <text:p>4.66</text:p>
          </table:table-cell>
          <table:table-cell table:style-name="ce2" table:formula="oooc:=[.G269]/[.C269]" office:value-type="float" office:value="0.0174036533749165">
            <text:p>0.017</text:p>
          </table:table-cell>
          <table:table-cell table:formula="oooc:=[.H269]/[.C269]" office:value-type="float" office:value="0.0000649390051302853">
            <text:p>0.0000649</text:p>
          </table:table-cell>
          <table:table-cell/>
        </table:table-row>
        <table:table-row table:style-name="ro1">
          <table:table-cell office:value-type="float" office:value="2018620518">
            <text:p>2018620518</text:p>
          </table:table-cell>
          <table:table-cell table:number-columns-repeated="2" office:value-type="float" office:value="269">
            <text:p>269</text:p>
          </table:table-cell>
          <table:table-cell office:value-type="float" office:value="-0.00371747148176382">
            <text:p>-0.003717471</text:p>
          </table:table-cell>
          <table:table-cell office:value-type="float" office:value="1.3125">
            <text:p>1.312500000</text:p>
          </table:table-cell>
          <table:table-cell table:formula="oooc:=[.E270]*1000" office:value-type="float" office:value="1312.5">
            <text:p>1312.500</text:p>
          </table:table-cell>
          <table:table-cell table:formula="oooc:=[.F270]/[.C270]" office:value-type="float" office:value="4.87918215613383">
            <text:p>4.88</text:p>
          </table:table-cell>
          <table:table-cell table:style-name="ce2" table:formula="oooc:=[.G270]/[.C270]" office:value-type="float" office:value="0.0181382236287503">
            <text:p>0.018</text:p>
          </table:table-cell>
          <table:table-cell table:formula="oooc:=[.H270]/[.C270]" office:value-type="float" office:value="0.0000674283406273245">
            <text:p>0.0000674</text:p>
          </table:table-cell>
          <table:table-cell/>
        </table:table-row>
        <table:table-row table:style-name="ro1">
          <table:table-cell office:value-type="float" office:value="412597876">
            <text:p>412597876</text:p>
          </table:table-cell>
          <table:table-cell table:number-columns-repeated="2" office:value-type="float" office:value="270">
            <text:p>270</text:p>
          </table:table-cell>
          <table:table-cell office:value-type="float" office:value="-0.00370370335667758">
            <text:p>-0.003703703</text:p>
          </table:table-cell>
          <table:table-cell office:value-type="float" office:value="1.234375">
            <text:p>1.234375000</text:p>
          </table:table-cell>
          <table:table-cell table:formula="oooc:=[.E271]*1000" office:value-type="float" office:value="1234.375">
            <text:p>1234.375</text:p>
          </table:table-cell>
          <table:table-cell table:formula="oooc:=[.F271]/[.C271]" office:value-type="float" office:value="4.57175925925926">
            <text:p>4.57</text:p>
          </table:table-cell>
          <table:table-cell table:style-name="ce2" table:formula="oooc:=[.G271]/[.C271]" office:value-type="float" office:value="0.0169324417009602">
            <text:p>0.017</text:p>
          </table:table-cell>
          <table:table-cell table:formula="oooc:=[.H271]/[.C271]" office:value-type="float" office:value="0.0000627127470405934">
            <text:p>0.0000627</text:p>
          </table:table-cell>
          <table:table-cell/>
        </table:table-row>
        <table:table-row table:style-name="ro1">
          <table:table-cell office:value-type="float" office:value="1632094882">
            <text:p>163209488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-0.00369003547973534">
            <text:p>-0.003690035</text:p>
          </table:table-cell>
          <table:table-cell office:value-type="float" office:value="1.234375">
            <text:p>1.234375000</text:p>
          </table:table-cell>
          <table:table-cell table:formula="oooc:=[.E272]*1000" office:value-type="float" office:value="1234.375">
            <text:p>1234.375</text:p>
          </table:table-cell>
          <table:table-cell table:formula="oooc:=[.F272]/[.C272]" office:value-type="float" office:value="4.55488929889299">
            <text:p>4.55</text:p>
          </table:table-cell>
          <table:table-cell table:style-name="ce2" table:formula="oooc:=[.G272]/[.C272]" office:value-type="float" office:value="0.016807709590011">
            <text:p>0.017</text:p>
          </table:table-cell>
          <table:table-cell table:formula="oooc:=[.H272]/[.C272]" office:value-type="float" office:value="0.0000620210685978267">
            <text:p>0.0000620</text:p>
          </table:table-cell>
          <table:table-cell/>
        </table:table-row>
        <table:table-row table:style-name="ro1">
          <table:table-cell office:value-type="float" office:value="1391800719">
            <text:p>1391800719</text:p>
          </table:table-cell>
          <table:table-cell table:number-columns-repeated="2" office:value-type="float" office:value="272">
            <text:p>272</text:p>
          </table:table-cell>
          <table:table-cell office:value-type="float" office:value="-0.0036764698432421">
            <text:p>-0.003676470</text:p>
          </table:table-cell>
          <table:table-cell office:value-type="float" office:value="1.25">
            <text:p>1.250000000</text:p>
          </table:table-cell>
          <table:table-cell table:formula="oooc:=[.E273]*1000" office:value-type="float" office:value="1250">
            <text:p>1250.000</text:p>
          </table:table-cell>
          <table:table-cell table:formula="oooc:=[.F273]/[.C273]" office:value-type="float" office:value="4.59558823529412">
            <text:p>4.6</text:p>
          </table:table-cell>
          <table:table-cell table:style-name="ce2" table:formula="oooc:=[.G273]/[.C273]" office:value-type="float" office:value="0.016895544982699">
            <text:p>0.017</text:p>
          </table:table-cell>
          <table:table-cell table:formula="oooc:=[.H273]/[.C273]" office:value-type="float" office:value="0.0000621159742010991">
            <text:p>0.0000621</text:p>
          </table:table-cell>
          <table:table-cell/>
        </table:table-row>
        <table:table-row table:style-name="ro1">
          <table:table-cell office:value-type="float" office:value="1995755923">
            <text:p>1995755923</text:p>
          </table:table-cell>
          <table:table-cell table:number-columns-repeated="2" office:value-type="float" office:value="273">
            <text:p>273</text:p>
          </table:table-cell>
          <table:table-cell office:value-type="float" office:value="-0.00366300354244231">
            <text:p>-0.003663004</text:p>
          </table:table-cell>
          <table:table-cell office:value-type="float" office:value="1.265625">
            <text:p>1.265625000</text:p>
          </table:table-cell>
          <table:table-cell table:formula="oooc:=[.E274]*1000" office:value-type="float" office:value="1265.625">
            <text:p>1265.625</text:p>
          </table:table-cell>
          <table:table-cell table:formula="oooc:=[.F274]/[.C274]" office:value-type="float" office:value="4.63598901098901">
            <text:p>4.64</text:p>
          </table:table-cell>
          <table:table-cell table:style-name="ce2" table:formula="oooc:=[.G274]/[.C274]" office:value-type="float" office:value="0.0169816447288975">
            <text:p>0.017</text:p>
          </table:table-cell>
          <table:table-cell table:formula="oooc:=[.H274]/[.C274]" office:value-type="float" office:value="0.0000622038268457783">
            <text:p>0.0000622</text:p>
          </table:table-cell>
          <table:table-cell/>
        </table:table-row>
        <table:table-row table:style-name="ro1">
          <table:table-cell office:value-type="float" office:value="1505353417">
            <text:p>1505353417</text:p>
          </table:table-cell>
          <table:table-cell table:number-columns-repeated="2" office:value-type="float" office:value="274">
            <text:p>274</text:p>
          </table:table-cell>
          <table:table-cell office:value-type="float" office:value="-0.00364963481018776">
            <text:p>-0.003649635</text:p>
          </table:table-cell>
          <table:table-cell office:value-type="float" office:value="1.28125">
            <text:p>1.281250000</text:p>
          </table:table-cell>
          <table:table-cell table:formula="oooc:=[.E275]*1000" office:value-type="float" office:value="1281.25">
            <text:p>1281.250</text:p>
          </table:table-cell>
          <table:table-cell table:formula="oooc:=[.F275]/[.C275]" office:value-type="float" office:value="4.67609489051095">
            <text:p>4.68</text:p>
          </table:table-cell>
          <table:table-cell table:style-name="ce2" table:formula="oooc:=[.G275]/[.C275]" office:value-type="float" office:value="0.0170660397463903">
            <text:p>0.017</text:p>
          </table:table-cell>
          <table:table-cell table:formula="oooc:=[.H275]/[.C275]" office:value-type="float" office:value="0.0000622848165926654">
            <text:p>0.0000623</text:p>
          </table:table-cell>
          <table:table-cell/>
        </table:table-row>
        <table:table-row table:style-name="ro1">
          <table:table-cell office:value-type="float" office:value="928562369">
            <text:p>92856236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-0.0036363633289227">
            <text:p>-0.003636363</text:p>
          </table:table-cell>
          <table:table-cell office:value-type="float" office:value="1.296875">
            <text:p>1.296875000</text:p>
          </table:table-cell>
          <table:table-cell table:formula="oooc:=[.E276]*1000" office:value-type="float" office:value="1296.875">
            <text:p>1296.875</text:p>
          </table:table-cell>
          <table:table-cell table:formula="oooc:=[.F276]/[.C276]" office:value-type="float" office:value="4.71590909090909">
            <text:p>4.72</text:p>
          </table:table-cell>
          <table:table-cell table:style-name="ce2" table:formula="oooc:=[.G276]/[.C276]" office:value-type="float" office:value="0.0171487603305785">
            <text:p>0.017</text:p>
          </table:table-cell>
          <table:table-cell table:formula="oooc:=[.H276]/[.C276]" office:value-type="float" office:value="0.000062359128474831">
            <text:p>0.0000624</text:p>
          </table:table-cell>
          <table:table-cell/>
        </table:table-row>
        <table:table-row table:style-name="ro1">
          <table:table-cell office:value-type="float" office:value="1574573199">
            <text:p>1574573199</text:p>
          </table:table-cell>
          <table:table-cell table:number-columns-repeated="2" office:value-type="float" office:value="276">
            <text:p>276</text:p>
          </table:table-cell>
          <table:table-cell office:value-type="float" office:value="-0.00362318770334014">
            <text:p>-0.003623188</text:p>
          </table:table-cell>
          <table:table-cell office:value-type="float" office:value="1.3125">
            <text:p>1.312500000</text:p>
          </table:table-cell>
          <table:table-cell table:formula="oooc:=[.E277]*1000" office:value-type="float" office:value="1312.5">
            <text:p>1312.500</text:p>
          </table:table-cell>
          <table:table-cell table:formula="oooc:=[.F277]/[.C277]" office:value-type="float" office:value="4.7554347826087">
            <text:p>4.76</text:p>
          </table:table-cell>
          <table:table-cell table:style-name="ce2" table:formula="oooc:=[.G277]/[.C277]" office:value-type="float" office:value="0.0172298361688721">
            <text:p>0.017</text:p>
          </table:table-cell>
          <table:table-cell table:formula="oooc:=[.H277]/[.C277]" office:value-type="float" office:value="0.0000624269426408409">
            <text:p>0.0000624</text:p>
          </table:table-cell>
          <table:table-cell/>
        </table:table-row>
        <table:table-row table:style-name="ro1">
          <table:table-cell office:value-type="float" office:value="1635074377">
            <text:p>1635074377</text:p>
          </table:table-cell>
          <table:table-cell table:number-columns-repeated="2" office:value-type="float" office:value="277">
            <text:p>277</text:p>
          </table:table-cell>
          <table:table-cell office:value-type="float" office:value="-0.00361010687331742">
            <text:p>-0.003610107</text:p>
          </table:table-cell>
          <table:table-cell office:value-type="float" office:value="1.328125">
            <text:p>1.328125000</text:p>
          </table:table-cell>
          <table:table-cell table:formula="oooc:=[.E278]*1000" office:value-type="float" office:value="1328.125">
            <text:p>1328.125</text:p>
          </table:table-cell>
          <table:table-cell table:formula="oooc:=[.F278]/[.C278]" office:value-type="float" office:value="4.79467509025271">
            <text:p>4.79</text:p>
          </table:table-cell>
          <table:table-cell table:style-name="ce2" table:formula="oooc:=[.G278]/[.C278]" office:value-type="float" office:value="0.0173092963547029">
            <text:p>0.017</text:p>
          </table:table-cell>
          <table:table-cell table:formula="oooc:=[.H278]/[.C278]" office:value-type="float" office:value="0.0000624884344935123">
            <text:p>0.0000625</text:p>
          </table:table-cell>
          <table:table-cell/>
        </table:table-row>
        <table:table-row table:style-name="ro1">
          <table:table-cell office:value-type="float" office:value="1651433014">
            <text:p>1651433014</text:p>
          </table:table-cell>
          <table:table-cell table:number-columns-repeated="2" office:value-type="float" office:value="278">
            <text:p>278</text:p>
          </table:table-cell>
          <table:table-cell office:value-type="float" office:value="-0.00359712188412686">
            <text:p>-0.003597122</text:p>
          </table:table-cell>
          <table:table-cell office:value-type="float" office:value="1.328125">
            <text:p>1.328125000</text:p>
          </table:table-cell>
          <table:table-cell table:formula="oooc:=[.E279]*1000" office:value-type="float" office:value="1328.125">
            <text:p>1328.125</text:p>
          </table:table-cell>
          <table:table-cell table:formula="oooc:=[.F279]/[.C279]" office:value-type="float" office:value="4.77742805755396">
            <text:p>4.78</text:p>
          </table:table-cell>
          <table:table-cell table:style-name="ce2" table:formula="oooc:=[.G279]/[.C279]" office:value-type="float" office:value="0.017184993012784">
            <text:p>0.017</text:p>
          </table:table-cell>
          <table:table-cell table:formula="oooc:=[.H279]/[.C279]" office:value-type="float" office:value="0.0000618165216287195">
            <text:p>0.0000618</text:p>
          </table:table-cell>
          <table:table-cell/>
        </table:table-row>
        <table:table-row table:style-name="ro1">
          <table:table-cell office:value-type="float" office:value="830283417">
            <text:p>830283417</text:p>
          </table:table-cell>
          <table:table-cell table:number-columns-repeated="2" office:value-type="float" office:value="279">
            <text:p>279</text:p>
          </table:table-cell>
          <table:table-cell office:value-type="float" office:value="-0.00358422922624868">
            <text:p>-0.003584229</text:p>
          </table:table-cell>
          <table:table-cell office:value-type="float" office:value="1.578125">
            <text:p>1.578125000</text:p>
          </table:table-cell>
          <table:table-cell table:formula="oooc:=[.E280]*1000" office:value-type="float" office:value="1578.125">
            <text:p>1578.125</text:p>
          </table:table-cell>
          <table:table-cell table:formula="oooc:=[.F280]/[.C280]" office:value-type="float" office:value="5.65636200716846">
            <text:p>5.66</text:p>
          </table:table-cell>
          <table:table-cell table:style-name="ce2" table:formula="oooc:=[.G280]/[.C280]" office:value-type="float" office:value="0.0202736989504246">
            <text:p>0.020</text:p>
          </table:table-cell>
          <table:table-cell table:formula="oooc:=[.H280]/[.C280]" office:value-type="float" office:value="0.0000726655876359304">
            <text:p>0.0000727</text:p>
          </table:table-cell>
          <table:table-cell/>
        </table:table-row>
        <table:table-row table:style-name="ro1">
          <table:table-cell office:value-type="float" office:value="1146212937">
            <text:p>1146212937</text:p>
          </table:table-cell>
          <table:table-cell table:number-columns-repeated="2" office:value-type="float" office:value="280">
            <text:p>280</text:p>
          </table:table-cell>
          <table:table-cell office:value-type="float" office:value="-0.00357142803045463">
            <text:p>-0.003571428</text:p>
          </table:table-cell>
          <table:table-cell office:value-type="float" office:value="1.421875">
            <text:p>1.421875000</text:p>
          </table:table-cell>
          <table:table-cell table:formula="oooc:=[.E281]*1000" office:value-type="float" office:value="1421.875">
            <text:p>1421.875</text:p>
          </table:table-cell>
          <table:table-cell table:formula="oooc:=[.F281]/[.C281]" office:value-type="float" office:value="5.078125">
            <text:p>5.08</text:p>
          </table:table-cell>
          <table:table-cell table:style-name="ce2" table:formula="oooc:=[.G281]/[.C281]" office:value-type="float" office:value="0.0181361607142857">
            <text:p>0.018</text:p>
          </table:table-cell>
          <table:table-cell table:formula="oooc:=[.H281]/[.C281]" office:value-type="float" office:value="0.0000647720025510204">
            <text:p>0.0000648</text:p>
          </table:table-cell>
          <table:table-cell/>
        </table:table-row>
        <table:table-row table:style-name="ro1">
          <table:table-cell office:value-type="float" office:value="1557994660">
            <text:p>1557994660</text:p>
          </table:table-cell>
          <table:table-cell table:number-columns-repeated="2" office:value-type="float" office:value="281">
            <text:p>281</text:p>
          </table:table-cell>
          <table:table-cell office:value-type="float" office:value="-0.00355871788138273">
            <text:p>-0.003558718</text:p>
          </table:table-cell>
          <table:table-cell office:value-type="float" office:value="1.390625">
            <text:p>1.390625000</text:p>
          </table:table-cell>
          <table:table-cell table:formula="oooc:=[.E282]*1000" office:value-type="float" office:value="1390.625">
            <text:p>1390.625</text:p>
          </table:table-cell>
          <table:table-cell table:formula="oooc:=[.F282]/[.C282]" office:value-type="float" office:value="4.94884341637011">
            <text:p>4.95</text:p>
          </table:table-cell>
          <table:table-cell table:style-name="ce2" table:formula="oooc:=[.G282]/[.C282]" office:value-type="float" office:value="0.0176115424070111">
            <text:p>0.018</text:p>
          </table:table-cell>
          <table:table-cell table:formula="oooc:=[.H282]/[.C282]" office:value-type="float" office:value="0.0000626745281388294">
            <text:p>0.0000627</text:p>
          </table:table-cell>
          <table:table-cell/>
        </table:table-row>
        <table:table-row table:style-name="ro1">
          <table:table-cell office:value-type="float" office:value="1104811824">
            <text:p>1104811824</text:p>
          </table:table-cell>
          <table:table-cell table:number-columns-repeated="2" office:value-type="float" office:value="282">
            <text:p>282</text:p>
          </table:table-cell>
          <table:table-cell office:value-type="float" office:value="-0.00354609696023545">
            <text:p>-0.003546097</text:p>
          </table:table-cell>
          <table:table-cell office:value-type="float" office:value="1.390625">
            <text:p>1.390625000</text:p>
          </table:table-cell>
          <table:table-cell table:formula="oooc:=[.E283]*1000" office:value-type="float" office:value="1390.625">
            <text:p>1390.625</text:p>
          </table:table-cell>
          <table:table-cell table:formula="oooc:=[.F283]/[.C283]" office:value-type="float" office:value="4.93129432624114">
            <text:p>4.93</text:p>
          </table:table-cell>
          <table:table-cell table:style-name="ce2" table:formula="oooc:=[.G283]/[.C283]" office:value-type="float" office:value="0.0174868593129118">
            <text:p>0.017</text:p>
          </table:table-cell>
          <table:table-cell table:formula="oooc:=[.H283]/[.C283]" office:value-type="float" office:value="0.0000620101394074887">
            <text:p>0.0000620</text:p>
          </table:table-cell>
          <table:table-cell/>
        </table:table-row>
        <table:table-row table:style-name="ro1">
          <table:table-cell office:value-type="float" office:value="1068802574">
            <text:p>1068802574</text:p>
          </table:table-cell>
          <table:table-cell table:number-columns-repeated="2" office:value-type="float" office:value="283">
            <text:p>283</text:p>
          </table:table-cell>
          <table:table-cell office:value-type="float" office:value="-0.00353356850079933">
            <text:p>-0.003533569</text:p>
          </table:table-cell>
          <table:table-cell office:value-type="float" office:value="1.421875">
            <text:p>1.421875000</text:p>
          </table:table-cell>
          <table:table-cell table:formula="oooc:=[.E284]*1000" office:value-type="float" office:value="1421.875">
            <text:p>1421.875</text:p>
          </table:table-cell>
          <table:table-cell table:formula="oooc:=[.F284]/[.C284]" office:value-type="float" office:value="5.02429328621908">
            <text:p>5.02</text:p>
          </table:table-cell>
          <table:table-cell table:style-name="ce2" table:formula="oooc:=[.G284]/[.C284]" office:value-type="float" office:value="0.0177536865237423">
            <text:p>0.018</text:p>
          </table:table-cell>
          <table:table-cell table:formula="oooc:=[.H284]/[.C284]" office:value-type="float" office:value="0.0000627338746421991">
            <text:p>0.0000627</text:p>
          </table:table-cell>
          <table:table-cell/>
        </table:table-row>
        <table:table-row table:style-name="ro1">
          <table:table-cell office:value-type="float" office:value="1472324393">
            <text:p>1472324393</text:p>
          </table:table-cell>
          <table:table-cell table:number-columns-repeated="2" office:value-type="float" office:value="284">
            <text:p>284</text:p>
          </table:table-cell>
          <table:table-cell office:value-type="float" office:value="-0.0035211247017628">
            <text:p>-0.003521125</text:p>
          </table:table-cell>
          <table:table-cell office:value-type="float" office:value="1.4375">
            <text:p>1.437500000</text:p>
          </table:table-cell>
          <table:table-cell table:formula="oooc:=[.E285]*1000" office:value-type="float" office:value="1437.5">
            <text:p>1437.500</text:p>
          </table:table-cell>
          <table:table-cell table:formula="oooc:=[.F285]/[.C285]" office:value-type="float" office:value="5.06161971830986">
            <text:p>5.06</text:p>
          </table:table-cell>
          <table:table-cell table:style-name="ce2" table:formula="oooc:=[.G285]/[.C285]" office:value-type="float" office:value="0.0178226046419361">
            <text:p>0.018</text:p>
          </table:table-cell>
          <table:table-cell table:formula="oooc:=[.H285]/[.C285]" office:value-type="float" office:value="0.0000627556501476624">
            <text:p>0.0000628</text:p>
          </table:table-cell>
          <table:table-cell/>
        </table:table-row>
        <table:table-row table:style-name="ro1">
          <table:table-cell office:value-type="float" office:value="1572769454">
            <text:p>1572769454</text:p>
          </table:table-cell>
          <table:table-cell table:number-columns-repeated="2" office:value-type="float" office:value="285">
            <text:p>285</text:p>
          </table:table-cell>
          <table:table-cell office:value-type="float" office:value="-0.00350877002750849">
            <text:p>-0.003508770</text:p>
          </table:table-cell>
          <table:table-cell office:value-type="float" office:value="1.453125">
            <text:p>1.453125000</text:p>
          </table:table-cell>
          <table:table-cell table:formula="oooc:=[.E286]*1000" office:value-type="float" office:value="1453.125">
            <text:p>1453.125</text:p>
          </table:table-cell>
          <table:table-cell table:formula="oooc:=[.F286]/[.C286]" office:value-type="float" office:value="5.09868421052632">
            <text:p>5.1</text:p>
          </table:table-cell>
          <table:table-cell table:style-name="ce2" table:formula="oooc:=[.G286]/[.C286]" office:value-type="float" office:value="0.0178901200369344">
            <text:p>0.018</text:p>
          </table:table-cell>
          <table:table-cell table:formula="oooc:=[.H286]/[.C286]" office:value-type="float" office:value="0.0000627723510067875">
            <text:p>0.0000628</text:p>
          </table:table-cell>
          <table:table-cell/>
        </table:table-row>
        <table:table-row table:style-name="ro1">
          <table:table-cell office:value-type="float" office:value="1812263420">
            <text:p>1812263420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0349650303490989">
            <text:p>-0.003496503</text:p>
          </table:table-cell>
          <table:table-cell office:value-type="float" office:value="1.53125">
            <text:p>1.531250000</text:p>
          </table:table-cell>
          <table:table-cell table:formula="oooc:=[.E287]*1000" office:value-type="float" office:value="1531.25">
            <text:p>1531.250</text:p>
          </table:table-cell>
          <table:table-cell table:formula="oooc:=[.F287]/[.C287]" office:value-type="float" office:value="5.35402097902098">
            <text:p>5.35</text:p>
          </table:table-cell>
          <table:table-cell table:style-name="ce2" table:formula="oooc:=[.G287]/[.C287]" office:value-type="float" office:value="0.0187203530734999">
            <text:p>0.019</text:p>
          </table:table-cell>
          <table:table-cell table:formula="oooc:=[.H287]/[.C287]" office:value-type="float" office:value="0.0000654557799772725">
            <text:p>0.0000655</text:p>
          </table:table-cell>
          <table:table-cell/>
        </table:table-row>
        <table:table-row table:style-name="ro1">
          <table:table-cell office:value-type="float" office:value="681636689">
            <text:p>681636689</text:p>
          </table:table-cell>
          <table:table-cell table:number-columns-repeated="2" office:value-type="float" office:value="287">
            <text:p>287</text:p>
          </table:table-cell>
          <table:table-cell office:value-type="float" office:value="-0.00348432017244704">
            <text:p>-0.003484320</text:p>
          </table:table-cell>
          <table:table-cell office:value-type="float" office:value="1.5">
            <text:p>1.500000000</text:p>
          </table:table-cell>
          <table:table-cell table:formula="oooc:=[.E288]*1000" office:value-type="float" office:value="1500">
            <text:p>1500.000</text:p>
          </table:table-cell>
          <table:table-cell table:formula="oooc:=[.F288]/[.C288]" office:value-type="float" office:value="5.22648083623693">
            <text:p>5.23</text:p>
          </table:table-cell>
          <table:table-cell table:style-name="ce2" table:formula="oooc:=[.G288]/[.C288]" office:value-type="float" office:value="0.0182107346210346">
            <text:p>0.018</text:p>
          </table:table-cell>
          <table:table-cell table:formula="oooc:=[.H288]/[.C288]" office:value-type="float" office:value="0.0000634520370070892">
            <text:p>0.0000635</text:p>
          </table:table-cell>
          <table:table-cell/>
        </table:table-row>
        <table:table-row table:style-name="ro1">
          <table:table-cell office:value-type="float" office:value="1368552711">
            <text:p>1368552711</text:p>
          </table:table-cell>
          <table:table-cell table:number-columns-repeated="2" office:value-type="float" office:value="288">
            <text:p>288</text:p>
          </table:table-cell>
          <table:table-cell office:value-type="float" office:value="-0.00347222079506082">
            <text:p>-0.003472221</text:p>
          </table:table-cell>
          <table:table-cell office:value-type="float" office:value="1.5">
            <text:p>1.500000000</text:p>
          </table:table-cell>
          <table:table-cell table:formula="oooc:=[.E289]*1000" office:value-type="float" office:value="1500">
            <text:p>1500.000</text:p>
          </table:table-cell>
          <table:table-cell table:formula="oooc:=[.F289]/[.C289]" office:value-type="float" office:value="5.20833333333333">
            <text:p>5.21</text:p>
          </table:table-cell>
          <table:table-cell table:style-name="ce2" table:formula="oooc:=[.G289]/[.C289]" office:value-type="float" office:value="0.0180844907407407">
            <text:p>0.018</text:p>
          </table:table-cell>
          <table:table-cell table:formula="oooc:=[.H289]/[.C289]" office:value-type="float" office:value="0.000062793370627572">
            <text:p>0.0000628</text:p>
          </table:table-cell>
          <table:table-cell/>
        </table:table-row>
        <table:table-row table:style-name="ro1">
          <table:table-cell office:value-type="float" office:value="510085587">
            <text:p>510085587</text:p>
          </table:table-cell>
          <table:table-cell table:number-columns-repeated="2" office:value-type="float" office:value="289">
            <text:p>289</text:p>
          </table:table-cell>
          <table:table-cell office:value-type="float" office:value="-0.00346020729580232">
            <text:p>-0.003460207</text:p>
          </table:table-cell>
          <table:table-cell office:value-type="float" office:value="1.515625">
            <text:p>1.515625000</text:p>
          </table:table-cell>
          <table:table-cell table:formula="oooc:=[.E290]*1000" office:value-type="float" office:value="1515.625">
            <text:p>1515.625</text:p>
          </table:table-cell>
          <table:table-cell table:formula="oooc:=[.F290]/[.C290]" office:value-type="float" office:value="5.24437716262976">
            <text:p>5.24</text:p>
          </table:table-cell>
          <table:table-cell table:style-name="ce2" table:formula="oooc:=[.G290]/[.C290]" office:value-type="float" office:value="0.0181466337807258">
            <text:p>0.018</text:p>
          </table:table-cell>
          <table:table-cell table:formula="oooc:=[.H290]/[.C290]" office:value-type="float" office:value="0.0000627911203485322">
            <text:p>0.0000628</text:p>
          </table:table-cell>
          <table:table-cell/>
        </table:table-row>
        <table:table-row table:style-name="ro1">
          <table:table-cell office:value-type="float" office:value="1792909630">
            <text:p>1792909630</text:p>
          </table:table-cell>
          <table:table-cell table:number-columns-repeated="2" office:value-type="float" office:value="290">
            <text:p>290</text:p>
          </table:table-cell>
          <table:table-cell office:value-type="float" office:value="-0.00344827529234237">
            <text:p>-0.003448275</text:p>
          </table:table-cell>
          <table:table-cell office:value-type="float" office:value="1.53125">
            <text:p>1.531250000</text:p>
          </table:table-cell>
          <table:table-cell table:formula="oooc:=[.E291]*1000" office:value-type="float" office:value="1531.25">
            <text:p>1531.250</text:p>
          </table:table-cell>
          <table:table-cell table:formula="oooc:=[.F291]/[.C291]" office:value-type="float" office:value="5.2801724137931">
            <text:p>5.28</text:p>
          </table:table-cell>
          <table:table-cell table:style-name="ce2" table:formula="oooc:=[.G291]/[.C291]" office:value-type="float" office:value="0.0182074910820452">
            <text:p>0.018</text:p>
          </table:table-cell>
          <table:table-cell table:formula="oooc:=[.H291]/[.C291]" office:value-type="float" office:value="0.0000627844520070524">
            <text:p>0.0000628</text:p>
          </table:table-cell>
          <table:table-cell/>
        </table:table-row>
        <table:table-row table:style-name="ro1">
          <table:table-cell office:value-type="float" office:value="106426671">
            <text:p>106426671</text:p>
          </table:table-cell>
          <table:table-cell table:number-columns-repeated="2" office:value-type="float" office:value="291">
            <text:p>291</text:p>
          </table:table-cell>
          <table:table-cell office:value-type="float" office:value="-0.00343642456323323">
            <text:p>-0.003436425</text:p>
          </table:table-cell>
          <table:table-cell office:value-type="float" office:value="1.59375">
            <text:p>1.593750000</text:p>
          </table:table-cell>
          <table:table-cell table:formula="oooc:=[.E292]*1000" office:value-type="float" office:value="1593.75">
            <text:p>1593.750</text:p>
          </table:table-cell>
          <table:table-cell table:formula="oooc:=[.F292]/[.C292]" office:value-type="float" office:value="5.47680412371134">
            <text:p>5.48</text:p>
          </table:table-cell>
          <table:table-cell table:style-name="ce2" table:formula="oooc:=[.G292]/[.C292]" office:value-type="float" office:value="0.0188206327275304">
            <text:p>0.019</text:p>
          </table:table-cell>
          <table:table-cell table:formula="oooc:=[.H292]/[.C292]" office:value-type="float" office:value="0.0000646757138403106">
            <text:p>0.0000647</text:p>
          </table:table-cell>
          <table:table-cell/>
        </table:table-row>
        <table:table-row table:style-name="ro1">
          <table:table-cell office:value-type="float" office:value="231501721">
            <text:p>231501721</text:p>
          </table:table-cell>
          <table:table-cell table:number-columns-repeated="2" office:value-type="float" office:value="292">
            <text:p>292</text:p>
          </table:table-cell>
          <table:table-cell office:value-type="float" office:value="-0.00342465553205784">
            <text:p>-0.003424656</text:p>
          </table:table-cell>
          <table:table-cell office:value-type="float" office:value="1.546875">
            <text:p>1.546875000</text:p>
          </table:table-cell>
          <table:table-cell table:formula="oooc:=[.E293]*1000" office:value-type="float" office:value="1546.875">
            <text:p>1546.875</text:p>
          </table:table-cell>
          <table:table-cell table:formula="oooc:=[.F293]/[.C293]" office:value-type="float" office:value="5.29751712328767">
            <text:p>5.3</text:p>
          </table:table-cell>
          <table:table-cell table:style-name="ce2" table:formula="oooc:=[.G293]/[.C293]" office:value-type="float" office:value="0.0181421819290674">
            <text:p>0.018</text:p>
          </table:table-cell>
          <table:table-cell table:formula="oooc:=[.H293]/[.C293]" office:value-type="float" office:value="0.0000621307600310526">
            <text:p>0.0000621</text:p>
          </table:table-cell>
          <table:table-cell/>
        </table:table-row>
        <table:table-row table:style-name="ro1">
          <table:table-cell office:value-type="float" office:value="1796385460">
            <text:p>1796385460</text:p>
          </table:table-cell>
          <table:table-cell table:number-columns-repeated="2" office:value-type="float" office:value="293">
            <text:p>293</text:p>
          </table:table-cell>
          <table:table-cell office:value-type="float" office:value="-0.00341296822560366">
            <text:p>-0.003412968</text:p>
          </table:table-cell>
          <table:table-cell office:value-type="float" office:value="1.578125">
            <text:p>1.578125000</text:p>
          </table:table-cell>
          <table:table-cell table:formula="oooc:=[.E294]*1000" office:value-type="float" office:value="1578.125">
            <text:p>1578.125</text:p>
          </table:table-cell>
          <table:table-cell table:formula="oooc:=[.F294]/[.C294]" office:value-type="float" office:value="5.38609215017065">
            <text:p>5.39</text:p>
          </table:table-cell>
          <table:table-cell table:style-name="ce2" table:formula="oooc:=[.G294]/[.C294]" office:value-type="float" office:value="0.0183825670654288">
            <text:p>0.018</text:p>
          </table:table-cell>
          <table:table-cell table:formula="oooc:=[.H294]/[.C294]" office:value-type="float" office:value="0.0000627391367420779">
            <text:p>0.0000627</text:p>
          </table:table-cell>
          <table:table-cell/>
        </table:table-row>
        <table:table-row table:style-name="ro1">
          <table:table-cell office:value-type="float" office:value="770942436">
            <text:p>770942436</text:p>
          </table:table-cell>
          <table:table-cell table:number-columns-repeated="2" office:value-type="float" office:value="294">
            <text:p>294</text:p>
          </table:table-cell>
          <table:table-cell office:value-type="float" office:value="-0.00340136032366445">
            <text:p>-0.003401360</text:p>
          </table:table-cell>
          <table:table-cell office:value-type="float" office:value="1.59375">
            <text:p>1.593750000</text:p>
          </table:table-cell>
          <table:table-cell table:formula="oooc:=[.E295]*1000" office:value-type="float" office:value="1593.75">
            <text:p>1593.750</text:p>
          </table:table-cell>
          <table:table-cell table:formula="oooc:=[.F295]/[.C295]" office:value-type="float" office:value="5.42091836734694">
            <text:p>5.42</text:p>
          </table:table-cell>
          <table:table-cell table:style-name="ce2" table:formula="oooc:=[.G295]/[.C295]" office:value-type="float" office:value="0.0184384978481188">
            <text:p>0.018</text:p>
          </table:table-cell>
          <table:table-cell table:formula="oooc:=[.H295]/[.C295]" office:value-type="float" office:value="0.0000627159790752341">
            <text:p>0.0000627</text:p>
          </table:table-cell>
          <table:table-cell/>
        </table:table-row>
        <table:table-row table:style-name="ro1">
          <table:table-cell office:value-type="float" office:value="586374483">
            <text:p>586374483</text:p>
          </table:table-cell>
          <table:table-cell table:number-columns-repeated="2" office:value-type="float" office:value="295">
            <text:p>295</text:p>
          </table:table-cell>
          <table:table-cell office:value-type="float" office:value="-0.00338983028848361">
            <text:p>-0.003389830</text:p>
          </table:table-cell>
          <table:table-cell office:value-type="float" office:value="1.640625">
            <text:p>1.640625000</text:p>
          </table:table-cell>
          <table:table-cell table:formula="oooc:=[.E296]*1000" office:value-type="float" office:value="1640.625">
            <text:p>1640.625</text:p>
          </table:table-cell>
          <table:table-cell table:formula="oooc:=[.F296]/[.C296]" office:value-type="float" office:value="5.5614406779661">
            <text:p>5.56</text:p>
          </table:table-cell>
          <table:table-cell table:style-name="ce2" table:formula="oooc:=[.G296]/[.C296]" office:value-type="float" office:value="0.018852341281241">
            <text:p>0.019</text:p>
          </table:table-cell>
          <table:table-cell table:formula="oooc:=[.H296]/[.C296]" office:value-type="float" office:value="0.0000639062416313255">
            <text:p>0.0000639</text:p>
          </table:table-cell>
          <table:table-cell/>
        </table:table-row>
        <table:table-row table:style-name="ro1">
          <table:table-cell office:value-type="float" office:value="1473899705">
            <text:p>1473899705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0337837717722778">
            <text:p>-0.003378377</text:p>
          </table:table-cell>
          <table:table-cell office:value-type="float" office:value="1.671875">
            <text:p>1.671875000</text:p>
          </table:table-cell>
          <table:table-cell table:formula="oooc:=[.E297]*1000" office:value-type="float" office:value="1671.875">
            <text:p>1671.875</text:p>
          </table:table-cell>
          <table:table-cell table:formula="oooc:=[.F297]/[.C297]" office:value-type="float" office:value="5.64822635135135">
            <text:p>5.65</text:p>
          </table:table-cell>
          <table:table-cell table:style-name="ce2" table:formula="oooc:=[.G297]/[.C297]" office:value-type="float" office:value="0.0190818457815924">
            <text:p>0.019</text:p>
          </table:table-cell>
          <table:table-cell table:formula="oooc:=[.H297]/[.C297]" office:value-type="float" office:value="0.0000644656952080825">
            <text:p>0.0000645</text:p>
          </table:table-cell>
          <table:table-cell/>
        </table:table-row>
        <table:table-row table:style-name="ro1">
          <table:table-cell office:value-type="float" office:value="2118411746">
            <text:p>2118411746</text:p>
          </table:table-cell>
          <table:table-cell table:number-columns-repeated="2" office:value-type="float" office:value="297">
            <text:p>297</text:p>
          </table:table-cell>
          <table:table-cell office:value-type="float" office:value="-0.00336700283253322">
            <text:p>-0.003367003</text:p>
          </table:table-cell>
          <table:table-cell office:value-type="float" office:value="1.6875">
            <text:p>1.687500000</text:p>
          </table:table-cell>
          <table:table-cell table:formula="oooc:=[.E298]*1000" office:value-type="float" office:value="1687.5">
            <text:p>1687.500</text:p>
          </table:table-cell>
          <table:table-cell table:formula="oooc:=[.F298]/[.C298]" office:value-type="float" office:value="5.68181818181818">
            <text:p>5.68</text:p>
          </table:table-cell>
          <table:table-cell table:style-name="ce2" table:formula="oooc:=[.G298]/[.C298]" office:value-type="float" office:value="0.0191307009488828">
            <text:p>0.019</text:p>
          </table:table-cell>
          <table:table-cell table:formula="oooc:=[.H298]/[.C298]" office:value-type="float" office:value="0.0000644131345080228">
            <text:p>0.0000644</text:p>
          </table:table-cell>
          <table:table-cell/>
        </table:table-row>
        <table:table-row table:style-name="ro1">
          <table:table-cell office:value-type="float" office:value="1554738207">
            <text:p>1554738207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0335570402546637">
            <text:p>-0.003355704</text:p>
          </table:table-cell>
          <table:table-cell office:value-type="float" office:value="1.65625">
            <text:p>1.656250000</text:p>
          </table:table-cell>
          <table:table-cell table:formula="oooc:=[.E299]*1000" office:value-type="float" office:value="1656.25">
            <text:p>1656.250</text:p>
          </table:table-cell>
          <table:table-cell table:formula="oooc:=[.F299]/[.C299]" office:value-type="float" office:value="5.55788590604027">
            <text:p>5.56</text:p>
          </table:table-cell>
          <table:table-cell table:style-name="ce2" table:formula="oooc:=[.G299]/[.C299]" office:value-type="float" office:value="0.0186506238457727">
            <text:p>0.019</text:p>
          </table:table-cell>
          <table:table-cell table:formula="oooc:=[.H299]/[.C299]" office:value-type="float" office:value="0.00006258598605964">
            <text:p>0.0000626</text:p>
          </table:table-cell>
          <table:table-cell/>
        </table:table-row>
        <table:table-row table:style-name="ro1">
          <table:table-cell office:value-type="float" office:value="1152199877">
            <text:p>1152199877</text:p>
          </table:table-cell>
          <table:table-cell table:number-columns-repeated="2" office:value-type="float" office:value="299">
            <text:p>299</text:p>
          </table:table-cell>
          <table:table-cell office:value-type="float" office:value="-0.00334447974671548">
            <text:p>-0.003344480</text:p>
          </table:table-cell>
          <table:table-cell office:value-type="float" office:value="1.90625">
            <text:p>1.906250000</text:p>
          </table:table-cell>
          <table:table-cell table:formula="oooc:=[.E300]*1000" office:value-type="float" office:value="1906.25">
            <text:p>1906.250</text:p>
          </table:table-cell>
          <table:table-cell table:formula="oooc:=[.F300]/[.C300]" office:value-type="float" office:value="6.37541806020067">
            <text:p>6.38</text:p>
          </table:table-cell>
          <table:table-cell table:style-name="ce2" table:formula="oooc:=[.G300]/[.C300]" office:value-type="float" office:value="0.0213224684287648">
            <text:p>0.021</text:p>
          </table:table-cell>
          <table:table-cell table:formula="oooc:=[.H300]/[.C300]" office:value-type="float" office:value="0.0000713126034406849">
            <text:p>0.0000713</text:p>
          </table:table-cell>
          <table:table-cell/>
        </table:table-row>
        <table:table-row table:style-name="ro1">
          <table:table-cell office:value-type="float" office:value="81445850">
            <text:p>814458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0333333273312064">
            <text:p>-0.003333333</text:p>
          </table:table-cell>
          <table:table-cell office:value-type="float" office:value="1.796875">
            <text:p>1.796875000</text:p>
          </table:table-cell>
          <table:table-cell table:formula="oooc:=[.E301]*1000" office:value-type="float" office:value="1796.875">
            <text:p>1796.875</text:p>
          </table:table-cell>
          <table:table-cell table:formula="oooc:=[.F301]/[.C301]" office:value-type="float" office:value="5.98958333333333">
            <text:p>5.99</text:p>
          </table:table-cell>
          <table:table-cell table:style-name="ce2" table:formula="oooc:=[.G301]/[.C301]" office:value-type="float" office:value="0.0199652777777778">
            <text:p>0.020</text:p>
          </table:table-cell>
          <table:table-cell table:formula="oooc:=[.H301]/[.C301]" office:value-type="float" office:value="0.0000665509259259259">
            <text:p>0.0000666</text:p>
          </table:table-cell>
          <table:table-cell/>
        </table:table-row>
        <table:table-row table:style-name="ro1">
          <table:table-cell office:value-type="float" office:value="1866682382">
            <text:p>1866682382</text:p>
          </table:table-cell>
          <table:table-cell table:number-columns-repeated="2" office:value-type="float" office:value="301">
            <text:p>301</text:p>
          </table:table-cell>
          <table:table-cell office:value-type="float" office:value="-0.00332225899853711">
            <text:p>-0.003322259</text:p>
          </table:table-cell>
          <table:table-cell office:value-type="float" office:value="1.734375">
            <text:p>1.734375000</text:p>
          </table:table-cell>
          <table:table-cell table:formula="oooc:=[.E302]*1000" office:value-type="float" office:value="1734.375">
            <text:p>1734.375</text:p>
          </table:table-cell>
          <table:table-cell table:formula="oooc:=[.F302]/[.C302]" office:value-type="float" office:value="5.76204318936877">
            <text:p>5.76</text:p>
          </table:table-cell>
          <table:table-cell table:style-name="ce2" table:formula="oooc:=[.G302]/[.C302]" office:value-type="float" office:value="0.0191430006291321">
            <text:p>0.019</text:p>
          </table:table-cell>
          <table:table-cell table:formula="oooc:=[.H302]/[.C302]" office:value-type="float" office:value="0.0000635980087346582">
            <text:p>0.0000636</text:p>
          </table:table-cell>
          <table:table-cell/>
        </table:table-row>
        <table:table-row table:style-name="ro1">
          <table:table-cell office:value-type="float" office:value="1055134403">
            <text:p>1055134403</text:p>
          </table:table-cell>
          <table:table-cell table:number-columns-repeated="2" office:value-type="float" office:value="302">
            <text:p>302</text:p>
          </table:table-cell>
          <table:table-cell office:value-type="float" office:value="-0.00331125770878771">
            <text:p>-0.003311258</text:p>
          </table:table-cell>
          <table:table-cell office:value-type="float" office:value="1.734375">
            <text:p>1.734375000</text:p>
          </table:table-cell>
          <table:table-cell table:formula="oooc:=[.E303]*1000" office:value-type="float" office:value="1734.375">
            <text:p>1734.375</text:p>
          </table:table-cell>
          <table:table-cell table:formula="oooc:=[.F303]/[.C303]" office:value-type="float" office:value="5.74296357615894">
            <text:p>5.74</text:p>
          </table:table-cell>
          <table:table-cell table:style-name="ce2" table:formula="oooc:=[.G303]/[.C303]" office:value-type="float" office:value="0.0190164356826455">
            <text:p>0.019</text:p>
          </table:table-cell>
          <table:table-cell table:formula="oooc:=[.H303]/[.C303]" office:value-type="float" office:value="0.0000629683300749851">
            <text:p>0.0000630</text:p>
          </table:table-cell>
          <table:table-cell/>
        </table:table-row>
        <table:table-row table:style-name="ro1">
          <table:table-cell office:value-type="float" office:value="960296326">
            <text:p>960296326</text:p>
          </table:table-cell>
          <table:table-cell table:number-columns-repeated="2" office:value-type="float" office:value="303">
            <text:p>303</text:p>
          </table:table-cell>
          <table:table-cell office:value-type="float" office:value="-0.00330032876048492">
            <text:p>-0.003300329</text:p>
          </table:table-cell>
          <table:table-cell office:value-type="float" office:value="1.75">
            <text:p>1.750000000</text:p>
          </table:table-cell>
          <table:table-cell table:formula="oooc:=[.E304]*1000" office:value-type="float" office:value="1750">
            <text:p>1750.000</text:p>
          </table:table-cell>
          <table:table-cell table:formula="oooc:=[.F304]/[.C304]" office:value-type="float" office:value="5.77557755775578">
            <text:p>5.78</text:p>
          </table:table-cell>
          <table:table-cell table:style-name="ce2" table:formula="oooc:=[.G304]/[.C304]" office:value-type="float" office:value="0.0190613120718012">
            <text:p>0.019</text:p>
          </table:table-cell>
          <table:table-cell table:formula="oooc:=[.H304]/[.C304]" office:value-type="float" office:value="0.000062908620699014">
            <text:p>0.0000629</text:p>
          </table:table-cell>
          <table:table-cell/>
        </table:table-row>
        <table:table-row table:style-name="ro1">
          <table:table-cell office:value-type="float" office:value="1353667086">
            <text:p>1353667086</text:p>
          </table:table-cell>
          <table:table-cell table:number-columns-repeated="2" office:value-type="float" office:value="304">
            <text:p>304</text:p>
          </table:table-cell>
          <table:table-cell office:value-type="float" office:value="-0.00328947331072982">
            <text:p>-0.003289473</text:p>
          </table:table-cell>
          <table:table-cell office:value-type="float" office:value="1.78125">
            <text:p>1.781250000</text:p>
          </table:table-cell>
          <table:table-cell table:formula="oooc:=[.E305]*1000" office:value-type="float" office:value="1781.25">
            <text:p>1781.250</text:p>
          </table:table-cell>
          <table:table-cell table:formula="oooc:=[.F305]/[.C305]" office:value-type="float" office:value="5.859375">
            <text:p>5.86</text:p>
          </table:table-cell>
          <table:table-cell table:style-name="ce2" table:formula="oooc:=[.G305]/[.C305]" office:value-type="float" office:value="0.0192742598684211">
            <text:p>0.019</text:p>
          </table:table-cell>
          <table:table-cell table:formula="oooc:=[.H305]/[.C305]" office:value-type="float" office:value="0.0000634021706198061">
            <text:p>0.0000634</text:p>
          </table:table-cell>
          <table:table-cell/>
        </table:table-row>
        <table:table-row table:style-name="ro1">
          <table:table-cell office:value-type="float" office:value="394905567">
            <text:p>394905567</text:p>
          </table:table-cell>
          <table:table-cell table:number-columns-repeated="2" office:value-type="float" office:value="305">
            <text:p>305</text:p>
          </table:table-cell>
          <table:table-cell office:value-type="float" office:value="-0.00327868549214827">
            <text:p>-0.003278685</text:p>
          </table:table-cell>
          <table:table-cell office:value-type="float" office:value="1.796875">
            <text:p>1.796875000</text:p>
          </table:table-cell>
          <table:table-cell table:formula="oooc:=[.E306]*1000" office:value-type="float" office:value="1796.875">
            <text:p>1796.875</text:p>
          </table:table-cell>
          <table:table-cell table:formula="oooc:=[.F306]/[.C306]" office:value-type="float" office:value="5.89139344262295">
            <text:p>5.89</text:p>
          </table:table-cell>
          <table:table-cell table:style-name="ce2" table:formula="oooc:=[.G306]/[.C306]" office:value-type="float" office:value="0.0193160440741736">
            <text:p>0.019</text:p>
          </table:table-cell>
          <table:table-cell table:formula="oooc:=[.H306]/[.C306]" office:value-type="float" office:value="0.0000633312920464708">
            <text:p>0.0000633</text:p>
          </table:table-cell>
          <table:table-cell/>
        </table:table-row>
        <table:table-row table:style-name="ro1">
          <table:table-cell office:value-type="float" office:value="454935166">
            <text:p>454935166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0326797230616194">
            <text:p>-0.003267972</text:p>
          </table:table-cell>
          <table:table-cell office:value-type="float" office:value="1.828125">
            <text:p>1.828125000</text:p>
          </table:table-cell>
          <table:table-cell table:formula="oooc:=[.E307]*1000" office:value-type="float" office:value="1828.125">
            <text:p>1828.125</text:p>
          </table:table-cell>
          <table:table-cell table:formula="oooc:=[.F307]/[.C307]" office:value-type="float" office:value="5.97426470588235">
            <text:p>5.97</text:p>
          </table:table-cell>
          <table:table-cell table:style-name="ce2" table:formula="oooc:=[.G307]/[.C307]" office:value-type="float" office:value="0.0195237408688966">
            <text:p>0.020</text:p>
          </table:table-cell>
          <table:table-cell table:formula="oooc:=[.H307]/[.C307]" office:value-type="float" office:value="0.0000638030747349561">
            <text:p>0.0000638</text:p>
          </table:table-cell>
          <table:table-cell/>
        </table:table-row>
        <table:table-row table:style-name="ro1">
          <table:table-cell office:value-type="float" office:value="457859745">
            <text:p>457859745</text:p>
          </table:table-cell>
          <table:table-cell table:number-columns-repeated="2" office:value-type="float" office:value="307">
            <text:p>307</text:p>
          </table:table-cell>
          <table:table-cell office:value-type="float" office:value="-0.00325732862643235">
            <text:p>-0.003257329</text:p>
          </table:table-cell>
          <table:table-cell office:value-type="float" office:value="1.859375">
            <text:p>1.859375000</text:p>
          </table:table-cell>
          <table:table-cell table:formula="oooc:=[.E308]*1000" office:value-type="float" office:value="1859.375">
            <text:p>1859.375</text:p>
          </table:table-cell>
          <table:table-cell table:formula="oooc:=[.F308]/[.C308]" office:value-type="float" office:value="6.05659609120521">
            <text:p>6.06</text:p>
          </table:table-cell>
          <table:table-cell table:style-name="ce2" table:formula="oooc:=[.G308]/[.C308]" office:value-type="float" office:value="0.0197283260299844">
            <text:p>0.020</text:p>
          </table:table-cell>
          <table:table-cell table:formula="oooc:=[.H308]/[.C308]" office:value-type="float" office:value="0.0000642616483061381">
            <text:p>0.0000643</text:p>
          </table:table-cell>
          <table:table-cell/>
        </table:table-row>
        <table:table-row table:style-name="ro1">
          <table:table-cell office:value-type="float" office:value="1402942197">
            <text:p>140294219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0324675154558918">
            <text:p>-0.003246752</text:p>
          </table:table-cell>
          <table:table-cell office:value-type="float" office:value="1.890625">
            <text:p>1.890625000</text:p>
          </table:table-cell>
          <table:table-cell table:formula="oooc:=[.E309]*1000" office:value-type="float" office:value="1890.625">
            <text:p>1890.625</text:p>
          </table:table-cell>
          <table:table-cell table:formula="oooc:=[.F309]/[.C309]" office:value-type="float" office:value="6.13839285714286">
            <text:p>6.14</text:p>
          </table:table-cell>
          <table:table-cell table:style-name="ce2" table:formula="oooc:=[.G309]/[.C309]" office:value-type="float" office:value="0.0199298469387755">
            <text:p>0.020</text:p>
          </table:table-cell>
          <table:table-cell table:formula="oooc:=[.H309]/[.C309]" office:value-type="float" office:value="0.0000647072952557646">
            <text:p>0.0000647</text:p>
          </table:table-cell>
          <table:table-cell/>
        </table:table-row>
        <table:table-row table:style-name="ro1">
          <table:table-cell office:value-type="float" office:value="973682051">
            <text:p>973682051</text:p>
          </table:table-cell>
          <table:table-cell table:number-columns-repeated="2" office:value-type="float" office:value="309">
            <text:p>309</text:p>
          </table:table-cell>
          <table:table-cell office:value-type="float" office:value="-0.00323623472718282">
            <text:p>-0.003236235</text:p>
          </table:table-cell>
          <table:table-cell office:value-type="float" office:value="1.921875">
            <text:p>1.921875000</text:p>
          </table:table-cell>
          <table:table-cell table:formula="oooc:=[.E310]*1000" office:value-type="float" office:value="1921.875">
            <text:p>1921.875</text:p>
          </table:table-cell>
          <table:table-cell table:formula="oooc:=[.F310]/[.C310]" office:value-type="float" office:value="6.21966019417476">
            <text:p>6.22</text:p>
          </table:table-cell>
          <table:table-cell table:style-name="ce2" table:formula="oooc:=[.G310]/[.C310]" office:value-type="float" office:value="0.0201283501429604">
            <text:p>0.020</text:p>
          </table:table-cell>
          <table:table-cell table:formula="oooc:=[.H310]/[.C310]" office:value-type="float" office:value="0.0000651402917247909">
            <text:p>0.0000651</text:p>
          </table:table-cell>
          <table:table-cell/>
        </table:table-row>
        <table:table-row table:style-name="ro1">
          <table:table-cell office:value-type="float" office:value="280431393">
            <text:p>280431393</text:p>
          </table:table-cell>
          <table:table-cell table:number-columns-repeated="2" office:value-type="float" office:value="310">
            <text:p>310</text:p>
          </table:table-cell>
          <table:table-cell office:value-type="float" office:value="-0.00322580501449465">
            <text:p>-0.003225805</text:p>
          </table:table-cell>
          <table:table-cell office:value-type="float" office:value="1.984375">
            <text:p>1.984375000</text:p>
          </table:table-cell>
          <table:table-cell table:formula="oooc:=[.E311]*1000" office:value-type="float" office:value="1984.375">
            <text:p>1984.375</text:p>
          </table:table-cell>
          <table:table-cell table:formula="oooc:=[.F311]/[.C311]" office:value-type="float" office:value="6.40120967741936">
            <text:p>6.4</text:p>
          </table:table-cell>
          <table:table-cell table:style-name="ce2" table:formula="oooc:=[.G311]/[.C311]" office:value-type="float" office:value="0.0206490634755463">
            <text:p>0.021</text:p>
          </table:table-cell>
          <table:table-cell table:formula="oooc:=[.H311]/[.C311]" office:value-type="float" office:value="0.0000666098821791816">
            <text:p>0.0000666</text:p>
          </table:table-cell>
          <table:table-cell/>
        </table:table-row>
        <table:table-row table:style-name="ro1">
          <table:table-cell office:value-type="float" office:value="549818809">
            <text:p>54981880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-0.00321543298070992">
            <text:p>-0.003215433</text:p>
          </table:table-cell>
          <table:table-cell office:value-type="float" office:value="1.96875">
            <text:p>1.968750000</text:p>
          </table:table-cell>
          <table:table-cell table:formula="oooc:=[.E312]*1000" office:value-type="float" office:value="1968.75">
            <text:p>1968.750</text:p>
          </table:table-cell>
          <table:table-cell table:formula="oooc:=[.F312]/[.C312]" office:value-type="float" office:value="6.33038585209003">
            <text:p>6.33</text:p>
          </table:table-cell>
          <table:table-cell table:style-name="ce2" table:formula="oooc:=[.G312]/[.C312]" office:value-type="float" office:value="0.0203549384311577">
            <text:p>0.020</text:p>
          </table:table-cell>
          <table:table-cell table:formula="oooc:=[.H312]/[.C312]" office:value-type="float" office:value="0.00006544996280115">
            <text:p>0.0000654</text:p>
          </table:table-cell>
          <table:table-cell/>
        </table:table-row>
        <table:table-row table:style-name="ro1">
          <table:table-cell office:value-type="float" office:value="970396775">
            <text:p>97039677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0320512684456276">
            <text:p>-0.003205127</text:p>
          </table:table-cell>
          <table:table-cell office:value-type="float" office:value="2.125">
            <text:p>2.125000000</text:p>
          </table:table-cell>
          <table:table-cell table:formula="oooc:=[.E313]*1000" office:value-type="float" office:value="2125">
            <text:p>2125.000</text:p>
          </table:table-cell>
          <table:table-cell table:formula="oooc:=[.F313]/[.C313]" office:value-type="float" office:value="6.81089743589744">
            <text:p>6.81</text:p>
          </table:table-cell>
          <table:table-cell table:style-name="ce2" table:formula="oooc:=[.G313]/[.C313]" office:value-type="float" office:value="0.0218297994740302">
            <text:p>0.022</text:p>
          </table:table-cell>
          <table:table-cell table:formula="oooc:=[.H313]/[.C313]" office:value-type="float" office:value="0.0000699673060065072">
            <text:p>0.0000700</text:p>
          </table:table-cell>
          <table:table-cell/>
        </table:table-row>
        <table:table-row table:style-name="ro1">
          <table:table-cell office:value-type="float" office:value="57960506">
            <text:p>57960506</text:p>
          </table:table-cell>
          <table:table-cell table:number-columns-repeated="2" office:value-type="float" office:value="313">
            <text:p>313</text:p>
          </table:table-cell>
          <table:table-cell office:value-type="float" office:value="-0.00319488770787757">
            <text:p>-0.003194888</text:p>
          </table:table-cell>
          <table:table-cell office:value-type="float" office:value="1.953125">
            <text:p>1.953125000</text:p>
          </table:table-cell>
          <table:table-cell table:formula="oooc:=[.E314]*1000" office:value-type="float" office:value="1953.125">
            <text:p>1953.125</text:p>
          </table:table-cell>
          <table:table-cell table:formula="oooc:=[.F314]/[.C314]" office:value-type="float" office:value="6.2400159744409">
            <text:p>6.24</text:p>
          </table:table-cell>
          <table:table-cell table:style-name="ce2" table:formula="oooc:=[.G314]/[.C314]" office:value-type="float" office:value="0.0199361532729741">
            <text:p>0.020</text:p>
          </table:table-cell>
          <table:table-cell table:formula="oooc:=[.H314]/[.C314]" office:value-type="float" office:value="0.0000636937804248374">
            <text:p>0.0000637</text:p>
          </table:table-cell>
          <table:table-cell/>
        </table:table-row>
        <table:table-row table:style-name="ro1">
          <table:table-cell office:value-type="float" office:value="307860992">
            <text:p>30786099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-0.00318471226347583">
            <text:p>-0.003184712</text:p>
          </table:table-cell>
          <table:table-cell office:value-type="float" office:value="2">
            <text:p>2.000000000</text:p>
          </table:table-cell>
          <table:table-cell table:formula="oooc:=[.E315]*1000" office:value-type="float" office:value="2000">
            <text:p>2000.000</text:p>
          </table:table-cell>
          <table:table-cell table:formula="oooc:=[.F315]/[.C315]" office:value-type="float" office:value="6.36942675159236">
            <text:p>6.37</text:p>
          </table:table-cell>
          <table:table-cell table:style-name="ce2" table:formula="oooc:=[.G315]/[.C315]" office:value-type="float" office:value="0.0202847985719502">
            <text:p>0.020</text:p>
          </table:table-cell>
          <table:table-cell table:formula="oooc:=[.H315]/[.C315]" office:value-type="float" office:value="0.000064601269337421">
            <text:p>0.0000646</text:p>
          </table:table-cell>
          <table:table-cell/>
        </table:table-row>
        <table:table-row table:style-name="ro1">
          <table:table-cell office:value-type="float" office:value="897038711">
            <text:p>897038711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00317460048984231">
            <text:p>-0.003174600</text:p>
          </table:table-cell>
          <table:table-cell office:value-type="float" office:value="2.015625">
            <text:p>2.015625000</text:p>
          </table:table-cell>
          <table:table-cell table:formula="oooc:=[.E316]*1000" office:value-type="float" office:value="2015.625">
            <text:p>2015.625</text:p>
          </table:table-cell>
          <table:table-cell table:formula="oooc:=[.F316]/[.C316]" office:value-type="float" office:value="6.39880952380952">
            <text:p>6.4</text:p>
          </table:table-cell>
          <table:table-cell table:style-name="ce2" table:formula="oooc:=[.G316]/[.C316]" office:value-type="float" office:value="0.0203136810279667">
            <text:p>0.020</text:p>
          </table:table-cell>
          <table:table-cell table:formula="oooc:=[.H316]/[.C316]" office:value-type="float" office:value="0.0000644878762792595">
            <text:p>0.0000645</text:p>
          </table:table-cell>
          <table:table-cell/>
        </table:table-row>
        <table:table-row table:style-name="ro1">
          <table:table-cell office:value-type="float" office:value="139200581">
            <text:p>139200581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0316455406687055">
            <text:p>-0.003164554</text:p>
          </table:table-cell>
          <table:table-cell office:value-type="float" office:value="2.265625">
            <text:p>2.265625000</text:p>
          </table:table-cell>
          <table:table-cell table:formula="oooc:=[.E317]*1000" office:value-type="float" office:value="2265.625">
            <text:p>2265.625</text:p>
          </table:table-cell>
          <table:table-cell table:formula="oooc:=[.F317]/[.C317]" office:value-type="float" office:value="7.16969936708861">
            <text:p>7.17</text:p>
          </table:table-cell>
          <table:table-cell table:style-name="ce2" table:formula="oooc:=[.G317]/[.C317]" office:value-type="float" office:value="0.0226889220477488">
            <text:p>0.023</text:p>
          </table:table-cell>
          <table:table-cell table:formula="oooc:=[.H317]/[.C317]" office:value-type="float" office:value="0.000071800386227053">
            <text:p>0.0000718</text:p>
          </table:table-cell>
          <table:table-cell/>
        </table:table-row>
        <table:table-row table:style-name="ro1">
          <table:table-cell office:value-type="float" office:value="1440658677">
            <text:p>1440658677</text:p>
          </table:table-cell>
          <table:table-cell table:number-columns-repeated="2" office:value-type="float" office:value="317">
            <text:p>317</text:p>
          </table:table-cell>
          <table:table-cell office:value-type="float" office:value="-0.00315457379889494">
            <text:p>-0.003154574</text:p>
          </table:table-cell>
          <table:table-cell office:value-type="float" office:value="2.21875">
            <text:p>2.218750000</text:p>
          </table:table-cell>
          <table:table-cell table:formula="oooc:=[.E318]*1000" office:value-type="float" office:value="2218.75">
            <text:p>2218.750</text:p>
          </table:table-cell>
          <table:table-cell table:formula="oooc:=[.F318]/[.C318]" office:value-type="float" office:value="6.99921135646688">
            <text:p>7</text:p>
          </table:table-cell>
          <table:table-cell table:style-name="ce2" table:formula="oooc:=[.G318]/[.C318]" office:value-type="float" office:value="0.0220795310929554">
            <text:p>0.022</text:p>
          </table:table-cell>
          <table:table-cell table:formula="oooc:=[.H318]/[.C318]" office:value-type="float" office:value="0.0000696515176433926">
            <text:p>0.0000697</text:p>
          </table:table-cell>
          <table:table-cell/>
        </table:table-row>
        <table:table-row table:style-name="ro1">
          <table:table-cell office:value-type="float" office:value="1554750184">
            <text:p>1554750184</text:p>
          </table:table-cell>
          <table:table-cell table:number-columns-repeated="2" office:value-type="float" office:value="318">
            <text:p>318</text:p>
          </table:table-cell>
          <table:table-cell office:value-type="float" office:value="-0.00314465360807503">
            <text:p>-0.003144654</text:p>
          </table:table-cell>
          <table:table-cell office:value-type="float" office:value="2.09375">
            <text:p>2.093750000</text:p>
          </table:table-cell>
          <table:table-cell table:formula="oooc:=[.E319]*1000" office:value-type="float" office:value="2093.75">
            <text:p>2093.750</text:p>
          </table:table-cell>
          <table:table-cell table:formula="oooc:=[.F319]/[.C319]" office:value-type="float" office:value="6.58411949685535">
            <text:p>6.58</text:p>
          </table:table-cell>
          <table:table-cell table:style-name="ce2" table:formula="oooc:=[.G319]/[.C319]" office:value-type="float" office:value="0.0207047782919979">
            <text:p>0.021</text:p>
          </table:table-cell>
          <table:table-cell table:formula="oooc:=[.H319]/[.C319]" office:value-type="float" office:value="0.0000651093656981067">
            <text:p>0.0000651</text:p>
          </table:table-cell>
          <table:table-cell/>
        </table:table-row>
        <table:table-row table:style-name="ro1">
          <table:table-cell office:value-type="float" office:value="1480449688">
            <text:p>1480449688</text:p>
          </table:table-cell>
          <table:table-cell table:number-columns-repeated="2" office:value-type="float" office:value="319">
            <text:p>319</text:p>
          </table:table-cell>
          <table:table-cell office:value-type="float" office:value="-0.00313479188889687">
            <text:p>-0.003134792</text:p>
          </table:table-cell>
          <table:table-cell office:value-type="float" office:value="2.1875">
            <text:p>2.187500000</text:p>
          </table:table-cell>
          <table:table-cell table:formula="oooc:=[.E320]*1000" office:value-type="float" office:value="2187.5">
            <text:p>2187.500</text:p>
          </table:table-cell>
          <table:table-cell table:formula="oooc:=[.F320]/[.C320]" office:value-type="float" office:value="6.85736677115987">
            <text:p>6.86</text:p>
          </table:table-cell>
          <table:table-cell table:style-name="ce2" table:formula="oooc:=[.G320]/[.C320]" office:value-type="float" office:value="0.0214964475584949">
            <text:p>0.021</text:p>
          </table:table-cell>
          <table:table-cell table:formula="oooc:=[.H320]/[.C320]" office:value-type="float" office:value="0.0000673869829419903">
            <text:p>0.0000674</text:p>
          </table:table-cell>
          <table:table-cell/>
        </table:table-row>
        <table:table-row table:style-name="ro1">
          <table:table-cell office:value-type="float" office:value="1715071689">
            <text:p>1715071689</text:p>
          </table:table-cell>
          <table:table-cell table:number-columns-repeated="2" office:value-type="float" office:value="320">
            <text:p>320</text:p>
          </table:table-cell>
          <table:table-cell office:value-type="float" office:value="-0.00312499693848167">
            <text:p>-0.003124997</text:p>
          </table:table-cell>
          <table:table-cell office:value-type="float" office:value="2.109375">
            <text:p>2.109375000</text:p>
          </table:table-cell>
          <table:table-cell table:formula="oooc:=[.E321]*1000" office:value-type="float" office:value="2109.375">
            <text:p>2109.375</text:p>
          </table:table-cell>
          <table:table-cell table:formula="oooc:=[.F321]/[.C321]" office:value-type="float" office:value="6.591796875">
            <text:p>6.59</text:p>
          </table:table-cell>
          <table:table-cell table:style-name="ce2" table:formula="oooc:=[.G321]/[.C321]" office:value-type="float" office:value="0.020599365234375">
            <text:p>0.021</text:p>
          </table:table-cell>
          <table:table-cell table:formula="oooc:=[.H321]/[.C321]" office:value-type="float" office:value="0.0000643730163574219">
            <text:p>0.0000644</text:p>
          </table:table-cell>
          <table:table-cell/>
        </table:table-row>
        <table:table-row table:style-name="ro1">
          <table:table-cell office:value-type="float" office:value="2038478354">
            <text:p>203847835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0311525817414804">
            <text:p>-0.003115258</text:p>
          </table:table-cell>
          <table:table-cell office:value-type="float" office:value="2.328125">
            <text:p>2.328125000</text:p>
          </table:table-cell>
          <table:table-cell table:formula="oooc:=[.E322]*1000" office:value-type="float" office:value="2328.125">
            <text:p>2328.125</text:p>
          </table:table-cell>
          <table:table-cell table:formula="oooc:=[.F322]/[.C322]" office:value-type="float" office:value="7.25272585669782">
            <text:p>7.25</text:p>
          </table:table-cell>
          <table:table-cell table:style-name="ce2" table:formula="oooc:=[.G322]/[.C322]" office:value-type="float" office:value="0.0225941615473452">
            <text:p>0.023</text:p>
          </table:table-cell>
          <table:table-cell table:formula="oooc:=[.H322]/[.C322]" office:value-type="float" office:value="0.0000703867960976487">
            <text:p>0.0000704</text:p>
          </table:table-cell>
          <table:table-cell/>
        </table:table-row>
        <table:table-row table:style-name="ro1">
          <table:table-cell office:value-type="float" office:value="732986848">
            <text:p>732986848</text:p>
          </table:table-cell>
          <table:table-cell table:number-columns-repeated="2" office:value-type="float" office:value="322">
            <text:p>322</text:p>
          </table:table-cell>
          <table:table-cell office:value-type="float" office:value="-0.00310558967578345">
            <text:p>-0.003105590</text:p>
          </table:table-cell>
          <table:table-cell office:value-type="float" office:value="2.25">
            <text:p>2.250000000</text:p>
          </table:table-cell>
          <table:table-cell table:formula="oooc:=[.E323]*1000" office:value-type="float" office:value="2250">
            <text:p>2250.000</text:p>
          </table:table-cell>
          <table:table-cell table:formula="oooc:=[.F323]/[.C323]" office:value-type="float" office:value="6.98757763975155">
            <text:p>6.99</text:p>
          </table:table-cell>
          <table:table-cell table:style-name="ce2" table:formula="oooc:=[.G323]/[.C323]" office:value-type="float" office:value="0.0217005516762471">
            <text:p>0.022</text:p>
          </table:table-cell>
          <table:table-cell table:formula="oooc:=[.H323]/[.C323]" office:value-type="float" office:value="0.0000673930176280965">
            <text:p>0.0000674</text:p>
          </table:table-cell>
          <table:table-cell/>
        </table:table-row>
        <table:table-row table:style-name="ro1">
          <table:table-cell office:value-type="float" office:value="1569131469">
            <text:p>1569131469</text:p>
          </table:table-cell>
          <table:table-cell table:number-columns-repeated="2" office:value-type="float" office:value="323">
            <text:p>323</text:p>
          </table:table-cell>
          <table:table-cell office:value-type="float" office:value="-0.00309597465042089">
            <text:p>-0.003095975</text:p>
          </table:table-cell>
          <table:table-cell office:value-type="float" office:value="2.265625">
            <text:p>2.265625000</text:p>
          </table:table-cell>
          <table:table-cell table:formula="oooc:=[.E324]*1000" office:value-type="float" office:value="2265.625">
            <text:p>2265.625</text:p>
          </table:table-cell>
          <table:table-cell table:formula="oooc:=[.F324]/[.C324]" office:value-type="float" office:value="7.01431888544892">
            <text:p>7.01</text:p>
          </table:table-cell>
          <table:table-cell table:style-name="ce2" table:formula="oooc:=[.G324]/[.C324]" office:value-type="float" office:value="0.0217161575400895">
            <text:p>0.022</text:p>
          </table:table-cell>
          <table:table-cell table:formula="oooc:=[.H324]/[.C324]" office:value-type="float" office:value="0.0000672326858826301">
            <text:p>0.0000672</text:p>
          </table:table-cell>
          <table:table-cell/>
        </table:table-row>
        <table:table-row table:style-name="ro1">
          <table:table-cell office:value-type="float" office:value="483953589">
            <text:p>483953589</text:p>
          </table:table-cell>
          <table:table-cell table:number-columns-repeated="2" office:value-type="float" office:value="324">
            <text:p>324</text:p>
          </table:table-cell>
          <table:table-cell office:value-type="float" office:value="-0.00308641904188533">
            <text:p>-0.003086419</text:p>
          </table:table-cell>
          <table:table-cell office:value-type="float" office:value="2.28125">
            <text:p>2.281250000</text:p>
          </table:table-cell>
          <table:table-cell table:formula="oooc:=[.E325]*1000" office:value-type="float" office:value="2281.25">
            <text:p>2281.250</text:p>
          </table:table-cell>
          <table:table-cell table:formula="oooc:=[.F325]/[.C325]" office:value-type="float" office:value="7.0408950617284">
            <text:p>7.04</text:p>
          </table:table-cell>
          <table:table-cell table:style-name="ce2" table:formula="oooc:=[.G325]/[.C325]" office:value-type="float" office:value="0.0217311575979271">
            <text:p>0.022</text:p>
          </table:table-cell>
          <table:table-cell table:formula="oooc:=[.H325]/[.C325]" office:value-type="float" office:value="0.0000670714740676764">
            <text:p>0.0000671</text:p>
          </table:table-cell>
          <table:table-cell/>
        </table:table-row>
        <table:table-row table:style-name="ro1">
          <table:table-cell office:value-type="float" office:value="1253938715">
            <text:p>1253938715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0307692209685229">
            <text:p>-0.003076922</text:p>
          </table:table-cell>
          <table:table-cell office:value-type="float" office:value="2.34375">
            <text:p>2.343750000</text:p>
          </table:table-cell>
          <table:table-cell table:formula="oooc:=[.E326]*1000" office:value-type="float" office:value="2343.75">
            <text:p>2343.750</text:p>
          </table:table-cell>
          <table:table-cell table:formula="oooc:=[.F326]/[.C326]" office:value-type="float" office:value="7.21153846153846">
            <text:p>7.21</text:p>
          </table:table-cell>
          <table:table-cell table:style-name="ce2" table:formula="oooc:=[.G326]/[.C326]" office:value-type="float" office:value="0.022189349112426">
            <text:p>0.022</text:p>
          </table:table-cell>
          <table:table-cell table:formula="oooc:=[.H326]/[.C326]" office:value-type="float" office:value="0.0000682749203459263">
            <text:p>0.0000683</text:p>
          </table:table-cell>
          <table:table-cell/>
        </table:table-row>
        <table:table-row table:style-name="ro1">
          <table:table-cell office:value-type="float" office:value="1188994693">
            <text:p>1188994693</text:p>
          </table:table-cell>
          <table:table-cell table:number-columns-repeated="2" office:value-type="float" office:value="326">
            <text:p>326</text:p>
          </table:table-cell>
          <table:table-cell office:value-type="float" office:value="-0.00306748272203095">
            <text:p>-0.003067483</text:p>
          </table:table-cell>
          <table:table-cell office:value-type="float" office:value="2.296875">
            <text:p>2.296875000</text:p>
          </table:table-cell>
          <table:table-cell table:formula="oooc:=[.E327]*1000" office:value-type="float" office:value="2296.875">
            <text:p>2296.875</text:p>
          </table:table-cell>
          <table:table-cell table:formula="oooc:=[.F327]/[.C327]" office:value-type="float" office:value="7.04562883435583">
            <text:p>7.05</text:p>
          </table:table-cell>
          <table:table-cell table:style-name="ce2" table:formula="oooc:=[.G327]/[.C327]" office:value-type="float" office:value="0.0216123583875946">
            <text:p>0.022</text:p>
          </table:table-cell>
          <table:table-cell table:formula="oooc:=[.H327]/[.C327]" office:value-type="float" office:value="0.0000662955778760569">
            <text:p>0.0000663</text:p>
          </table:table-cell>
          <table:table-cell/>
        </table:table-row>
        <table:table-row table:style-name="ro1">
          <table:table-cell office:value-type="float" office:value="1623637057">
            <text:p>1623637057</text:p>
          </table:table-cell>
          <table:table-cell table:number-columns-repeated="2" office:value-type="float" office:value="327">
            <text:p>327</text:p>
          </table:table-cell>
          <table:table-cell office:value-type="float" office:value="-0.00305810321169986">
            <text:p>-0.003058103</text:p>
          </table:table-cell>
          <table:table-cell office:value-type="float" office:value="2.328125">
            <text:p>2.328125000</text:p>
          </table:table-cell>
          <table:table-cell table:formula="oooc:=[.E328]*1000" office:value-type="float" office:value="2328.125">
            <text:p>2328.125</text:p>
          </table:table-cell>
          <table:table-cell table:formula="oooc:=[.F328]/[.C328]" office:value-type="float" office:value="7.11964831804281">
            <text:p>7.12</text:p>
          </table:table-cell>
          <table:table-cell table:style-name="ce2" table:formula="oooc:=[.G328]/[.C328]" office:value-type="float" office:value="0.021772624825819">
            <text:p>0.022</text:p>
          </table:table-cell>
          <table:table-cell table:formula="oooc:=[.H328]/[.C328]" office:value-type="float" office:value="0.0000665829505376728">
            <text:p>0.0000666</text:p>
          </table:table-cell>
          <table:table-cell/>
        </table:table-row>
        <table:table-row table:style-name="ro1">
          <table:table-cell office:value-type="float" office:value="864515507">
            <text:p>864515507</text:p>
          </table:table-cell>
          <table:table-cell table:number-columns-repeated="2" office:value-type="float" office:value="328">
            <text:p>328</text:p>
          </table:table-cell>
          <table:table-cell office:value-type="float" office:value="-0.00304877984004293">
            <text:p>-0.003048780</text:p>
          </table:table-cell>
          <table:table-cell office:value-type="float" office:value="2.6875">
            <text:p>2.687500000</text:p>
          </table:table-cell>
          <table:table-cell table:formula="oooc:=[.E329]*1000" office:value-type="float" office:value="2687.5">
            <text:p>2687.500</text:p>
          </table:table-cell>
          <table:table-cell table:formula="oooc:=[.F329]/[.C329]" office:value-type="float" office:value="8.19359756097561">
            <text:p>8.19</text:p>
          </table:table-cell>
          <table:table-cell table:style-name="ce2" table:formula="oooc:=[.G329]/[.C329]" office:value-type="float" office:value="0.0249804803688281">
            <text:p>0.025</text:p>
          </table:table-cell>
          <table:table-cell table:formula="oooc:=[.H329]/[.C329]" office:value-type="float" office:value="0.0000761600011244759">
            <text:p>0.0000762</text:p>
          </table:table-cell>
          <table:table-cell/>
        </table:table-row>
        <table:table-row table:style-name="ro1">
          <table:table-cell office:value-type="float" office:value="1660507580">
            <text:p>1660507580</text:p>
          </table:table-cell>
          <table:table-cell table:number-columns-repeated="2" office:value-type="float" office:value="329">
            <text:p>329</text:p>
          </table:table-cell>
          <table:table-cell office:value-type="float" office:value="-0.00303951312037043">
            <text:p>-0.003039513</text:p>
          </table:table-cell>
          <table:table-cell office:value-type="float" office:value="2.453125">
            <text:p>2.453125000</text:p>
          </table:table-cell>
          <table:table-cell table:formula="oooc:=[.E330]*1000" office:value-type="float" office:value="2453.125">
            <text:p>2453.125</text:p>
          </table:table-cell>
          <table:table-cell table:formula="oooc:=[.F330]/[.C330]" office:value-type="float" office:value="7.45630699088146">
            <text:p>7.46</text:p>
          </table:table-cell>
          <table:table-cell table:style-name="ce2" table:formula="oooc:=[.G330]/[.C330]" office:value-type="float" office:value="0.0226635470847461">
            <text:p>0.023</text:p>
          </table:table-cell>
          <table:table-cell table:formula="oooc:=[.H330]/[.C330]" office:value-type="float" office:value="0.0000688861613518118">
            <text:p>0.0000689</text:p>
          </table:table-cell>
          <table:table-cell/>
        </table:table-row>
        <table:table-row table:style-name="ro1">
          <table:table-cell office:value-type="float" office:value="588984031">
            <text:p>588984031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0303030253269299">
            <text:p>-0.003030303</text:p>
          </table:table-cell>
          <table:table-cell office:value-type="float" office:value="2.59375">
            <text:p>2.593750000</text:p>
          </table:table-cell>
          <table:table-cell table:formula="oooc:=[.E331]*1000" office:value-type="float" office:value="2593.75">
            <text:p>2593.750</text:p>
          </table:table-cell>
          <table:table-cell table:formula="oooc:=[.F331]/[.C331]" office:value-type="float" office:value="7.85984848484848">
            <text:p>7.86</text:p>
          </table:table-cell>
          <table:table-cell table:style-name="ce2" table:formula="oooc:=[.G331]/[.C331]" office:value-type="float" office:value="0.023817722681359">
            <text:p>0.024</text:p>
          </table:table-cell>
          <table:table-cell table:formula="oooc:=[.H331]/[.C331]" office:value-type="float" office:value="0.0000721749172162395">
            <text:p>0.0000722</text:p>
          </table:table-cell>
          <table:table-cell/>
        </table:table-row>
        <table:table-row table:style-name="ro1">
          <table:table-cell office:value-type="float" office:value="1047457096">
            <text:p>1047457096</text:p>
          </table:table-cell>
          <table:table-cell table:number-columns-repeated="2" office:value-type="float" office:value="331">
            <text:p>331</text:p>
          </table:table-cell>
          <table:table-cell office:value-type="float" office:value="-0.00302114585838353">
            <text:p>-0.003021146</text:p>
          </table:table-cell>
          <table:table-cell office:value-type="float" office:value="2.578125">
            <text:p>2.578125000</text:p>
          </table:table-cell>
          <table:table-cell table:formula="oooc:=[.E332]*1000" office:value-type="float" office:value="2578.125">
            <text:p>2578.125</text:p>
          </table:table-cell>
          <table:table-cell table:formula="oooc:=[.F332]/[.C332]" office:value-type="float" office:value="7.78889728096677">
            <text:p>7.79</text:p>
          </table:table-cell>
          <table:table-cell table:style-name="ce2" table:formula="oooc:=[.G332]/[.C332]" office:value-type="float" office:value="0.0235314117249751">
            <text:p>0.024</text:p>
          </table:table-cell>
          <table:table-cell table:formula="oooc:=[.H332]/[.C332]" office:value-type="float" office:value="0.0000710918783231877">
            <text:p>0.0000711</text:p>
          </table:table-cell>
          <table:table-cell/>
        </table:table-row>
        <table:table-row table:style-name="ro1">
          <table:table-cell office:value-type="float" office:value="1075762579">
            <text:p>1075762579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0301204783215781">
            <text:p>-0.003012048</text:p>
          </table:table-cell>
          <table:table-cell office:value-type="float" office:value="2.671875">
            <text:p>2.671875000</text:p>
          </table:table-cell>
          <table:table-cell table:formula="oooc:=[.E333]*1000" office:value-type="float" office:value="2671.875">
            <text:p>2671.875</text:p>
          </table:table-cell>
          <table:table-cell table:formula="oooc:=[.F333]/[.C333]" office:value-type="float" office:value="8.04781626506024">
            <text:p>8.05</text:p>
          </table:table-cell>
          <table:table-cell table:style-name="ce2" table:formula="oooc:=[.G333]/[.C333]" office:value-type="float" office:value="0.0242404104369284">
            <text:p>0.024</text:p>
          </table:table-cell>
          <table:table-cell table:formula="oooc:=[.H333]/[.C333]" office:value-type="float" office:value="0.0000730132844485796">
            <text:p>0.0000730</text:p>
          </table:table-cell>
          <table:table-cell/>
        </table:table-row>
        <table:table-row table:style-name="ro1">
          <table:table-cell office:value-type="float" office:value="1442490119">
            <text:p>1442490119</text:p>
          </table:table-cell>
          <table:table-cell table:number-columns-repeated="2" office:value-type="float" office:value="333">
            <text:p>333</text:p>
          </table:table-cell>
          <table:table-cell office:value-type="float" office:value="-0.00300300259721098">
            <text:p>-0.003003003</text:p>
          </table:table-cell>
          <table:table-cell office:value-type="float" office:value="2.578125">
            <text:p>2.578125000</text:p>
          </table:table-cell>
          <table:table-cell table:formula="oooc:=[.E334]*1000" office:value-type="float" office:value="2578.125">
            <text:p>2578.125</text:p>
          </table:table-cell>
          <table:table-cell table:formula="oooc:=[.F334]/[.C334]" office:value-type="float" office:value="7.74211711711712">
            <text:p>7.74</text:p>
          </table:table-cell>
          <table:table-cell table:style-name="ce2" table:formula="oooc:=[.G334]/[.C334]" office:value-type="float" office:value="0.0232496009523037">
            <text:p>0.023</text:p>
          </table:table-cell>
          <table:table-cell table:formula="oooc:=[.H334]/[.C334]" office:value-type="float" office:value="0.0000698186214783894">
            <text:p>0.0000698</text:p>
          </table:table-cell>
          <table:table-cell/>
        </table:table-row>
        <table:table-row table:style-name="ro1">
          <table:table-cell office:value-type="float" office:value="131205312">
            <text:p>131205312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0299400895113422">
            <text:p>-0.002994009</text:p>
          </table:table-cell>
          <table:table-cell office:value-type="float" office:value="2.8125">
            <text:p>2.812500000</text:p>
          </table:table-cell>
          <table:table-cell table:formula="oooc:=[.E335]*1000" office:value-type="float" office:value="2812.5">
            <text:p>2812.500</text:p>
          </table:table-cell>
          <table:table-cell table:formula="oooc:=[.F335]/[.C335]" office:value-type="float" office:value="8.42065868263473">
            <text:p>8.42</text:p>
          </table:table-cell>
          <table:table-cell table:style-name="ce2" table:formula="oooc:=[.G335]/[.C335]" office:value-type="float" office:value="0.0252115529420201">
            <text:p>0.025</text:p>
          </table:table-cell>
          <table:table-cell table:formula="oooc:=[.H335]/[.C335]" office:value-type="float" office:value="0.0000754836914431741">
            <text:p>0.0000755</text:p>
          </table:table-cell>
          <table:table-cell/>
        </table:table-row>
        <table:table-row table:style-name="ro1">
          <table:table-cell office:value-type="float" office:value="1414454864">
            <text:p>1414454864</text:p>
          </table:table-cell>
          <table:table-cell table:number-columns-repeated="2" office:value-type="float" office:value="335">
            <text:p>335</text:p>
          </table:table-cell>
          <table:table-cell office:value-type="float" office:value="-0.00298507294110095">
            <text:p>-0.002985073</text:p>
          </table:table-cell>
          <table:table-cell office:value-type="float" office:value="2.546875">
            <text:p>2.546875000</text:p>
          </table:table-cell>
          <table:table-cell table:formula="oooc:=[.E336]*1000" office:value-type="float" office:value="2546.875">
            <text:p>2546.875</text:p>
          </table:table-cell>
          <table:table-cell table:formula="oooc:=[.F336]/[.C336]" office:value-type="float" office:value="7.60261194029851">
            <text:p>7.6</text:p>
          </table:table-cell>
          <table:table-cell table:style-name="ce2" table:formula="oooc:=[.G336]/[.C336]" office:value-type="float" office:value="0.0226943640008911">
            <text:p>0.023</text:p>
          </table:table-cell>
          <table:table-cell table:formula="oooc:=[.H336]/[.C336]" office:value-type="float" office:value="0.0000677443701519136">
            <text:p>0.0000677</text:p>
          </table:table-cell>
          <table:table-cell/>
        </table:table-row>
        <table:table-row table:style-name="ro1">
          <table:table-cell office:value-type="float" office:value="161970003">
            <text:p>161970003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0297619023757534">
            <text:p>-0.002976190</text:p>
          </table:table-cell>
          <table:table-cell office:value-type="float" office:value="2.484375">
            <text:p>2.484375000</text:p>
          </table:table-cell>
          <table:table-cell table:formula="oooc:=[.E337]*1000" office:value-type="float" office:value="2484.375">
            <text:p>2484.375</text:p>
          </table:table-cell>
          <table:table-cell table:formula="oooc:=[.F337]/[.C337]" office:value-type="float" office:value="7.39397321428571">
            <text:p>7.39</text:p>
          </table:table-cell>
          <table:table-cell table:style-name="ce2" table:formula="oooc:=[.G337]/[.C337]" office:value-type="float" office:value="0.0220058726615646">
            <text:p>0.022</text:p>
          </table:table-cell>
          <table:table-cell table:formula="oooc:=[.H337]/[.C337]" office:value-type="float" office:value="0.000065493668635609">
            <text:p>0.0000655</text:p>
          </table:table-cell>
          <table:table-cell/>
        </table:table-row>
        <table:table-row table:style-name="ro1">
          <table:table-cell office:value-type="float" office:value="80179866">
            <text:p>80179866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00296733359732571">
            <text:p>-0.002967334</text:p>
          </table:table-cell>
          <table:table-cell office:value-type="float" office:value="2.484375">
            <text:p>2.484375000</text:p>
          </table:table-cell>
          <table:table-cell table:formula="oooc:=[.E338]*1000" office:value-type="float" office:value="2484.375">
            <text:p>2484.375</text:p>
          </table:table-cell>
          <table:table-cell table:formula="oooc:=[.F338]/[.C338]" office:value-type="float" office:value="7.37203264094956">
            <text:p>7.37</text:p>
          </table:table-cell>
          <table:table-cell table:style-name="ce2" table:formula="oooc:=[.G338]/[.C338]" office:value-type="float" office:value="0.0218754677772984">
            <text:p>0.022</text:p>
          </table:table-cell>
          <table:table-cell table:formula="oooc:=[.H338]/[.C338]" office:value-type="float" office:value="0.0000649123672916866">
            <text:p>0.0000649</text:p>
          </table:table-cell>
          <table:table-cell/>
        </table:table-row>
        <table:table-row table:style-name="ro1">
          <table:table-cell office:value-type="float" office:value="1432714133">
            <text:p>1432714133</text:p>
          </table:table-cell>
          <table:table-cell table:number-columns-repeated="2" office:value-type="float" office:value="338">
            <text:p>338</text:p>
          </table:table-cell>
          <table:table-cell office:value-type="float" office:value="-0.00295857842183978">
            <text:p>-0.002958578</text:p>
          </table:table-cell>
          <table:table-cell office:value-type="float" office:value="2.609375">
            <text:p>2.609375000</text:p>
          </table:table-cell>
          <table:table-cell table:formula="oooc:=[.E339]*1000" office:value-type="float" office:value="2609.375">
            <text:p>2609.375</text:p>
          </table:table-cell>
          <table:table-cell table:formula="oooc:=[.F339]/[.C339]" office:value-type="float" office:value="7.72004437869822">
            <text:p>7.72</text:p>
          </table:table-cell>
          <table:table-cell table:style-name="ce2" table:formula="oooc:=[.G339]/[.C339]" office:value-type="float" office:value="0.0228403679843143">
            <text:p>0.023</text:p>
          </table:table-cell>
          <table:table-cell table:formula="oooc:=[.H339]/[.C339]" office:value-type="float" office:value="0.0000675750532080304">
            <text:p>0.0000676</text:p>
          </table:table-cell>
          <table:table-cell/>
        </table:table-row>
        <table:table-row table:style-name="ro1">
          <table:table-cell office:value-type="float" office:value="1043448486">
            <text:p>1043448486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0294985206608089">
            <text:p>-0.002949852</text:p>
          </table:table-cell>
          <table:table-cell office:value-type="float" office:value="2.5">
            <text:p>2.500000000</text:p>
          </table:table-cell>
          <table:table-cell table:formula="oooc:=[.E340]*1000" office:value-type="float" office:value="2500">
            <text:p>2500.000</text:p>
          </table:table-cell>
          <table:table-cell table:formula="oooc:=[.F340]/[.C340]" office:value-type="float" office:value="7.37463126843658">
            <text:p>7.37</text:p>
          </table:table-cell>
          <table:table-cell table:style-name="ce2" table:formula="oooc:=[.G340]/[.C340]" office:value-type="float" office:value="0.021754074538161">
            <text:p>0.022</text:p>
          </table:table-cell>
          <table:table-cell table:formula="oooc:=[.H340]/[.C340]" office:value-type="float" office:value="0.0000641713113220088">
            <text:p>0.0000642</text:p>
          </table:table-cell>
          <table:table-cell/>
        </table:table-row>
        <table:table-row table:style-name="ro1">
          <table:table-cell office:value-type="float" office:value="504554782">
            <text:p>50455478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-0.00294117555085904">
            <text:p>-0.002941176</text:p>
          </table:table-cell>
          <table:table-cell office:value-type="float" office:value="2.484375">
            <text:p>2.484375000</text:p>
          </table:table-cell>
          <table:table-cell table:formula="oooc:=[.E341]*1000" office:value-type="float" office:value="2484.375">
            <text:p>2484.375</text:p>
          </table:table-cell>
          <table:table-cell table:formula="oooc:=[.F341]/[.C341]" office:value-type="float" office:value="7.30698529411765">
            <text:p>7.31</text:p>
          </table:table-cell>
          <table:table-cell table:style-name="ce2" table:formula="oooc:=[.G341]/[.C341]" office:value-type="float" office:value="0.0214911332179931">
            <text:p>0.021</text:p>
          </table:table-cell>
          <table:table-cell table:formula="oooc:=[.H341]/[.C341]" office:value-type="float" office:value="0.0000632092153470385">
            <text:p>0.0000632</text:p>
          </table:table-cell>
          <table:table-cell/>
        </table:table-row>
        <table:table-row table:style-name="ro1">
          <table:table-cell office:value-type="float" office:value="685062145">
            <text:p>685062145</text:p>
          </table:table-cell>
          <table:table-cell table:number-columns-repeated="2" office:value-type="float" office:value="341">
            <text:p>341</text:p>
          </table:table-cell>
          <table:table-cell office:value-type="float" office:value="-0.00293254607561266">
            <text:p>-0.002932546</text:p>
          </table:table-cell>
          <table:table-cell office:value-type="float" office:value="2.546875">
            <text:p>2.546875000</text:p>
          </table:table-cell>
          <table:table-cell table:formula="oooc:=[.E342]*1000" office:value-type="float" office:value="2546.875">
            <text:p>2546.875</text:p>
          </table:table-cell>
          <table:table-cell table:formula="oooc:=[.F342]/[.C342]" office:value-type="float" office:value="7.46884164222874">
            <text:p>7.47</text:p>
          </table:table-cell>
          <table:table-cell table:style-name="ce2" table:formula="oooc:=[.G342]/[.C342]" office:value-type="float" office:value="0.0219027614141605">
            <text:p>0.022</text:p>
          </table:table-cell>
          <table:table-cell table:formula="oooc:=[.H342]/[.C342]" office:value-type="float" office:value="0.0000642309718890338">
            <text:p>0.0000642</text:p>
          </table:table-cell>
          <table:table-cell/>
        </table:table-row>
        <table:table-row table:style-name="ro1">
          <table:table-cell office:value-type="float" office:value="1618698306">
            <text:p>1618698306</text:p>
          </table:table-cell>
          <table:table-cell table:number-columns-repeated="2" office:value-type="float" office:value="342">
            <text:p>342</text:p>
          </table:table-cell>
          <table:table-cell office:value-type="float" office:value="-0.00292397350324336">
            <text:p>-0.002923974</text:p>
          </table:table-cell>
          <table:table-cell office:value-type="float" office:value="2.6875">
            <text:p>2.687500000</text:p>
          </table:table-cell>
          <table:table-cell table:formula="oooc:=[.E343]*1000" office:value-type="float" office:value="2687.5">
            <text:p>2687.500</text:p>
          </table:table-cell>
          <table:table-cell table:formula="oooc:=[.F343]/[.C343]" office:value-type="float" office:value="7.85818713450292">
            <text:p>7.86</text:p>
          </table:table-cell>
          <table:table-cell table:style-name="ce2" table:formula="oooc:=[.G343]/[.C343]" office:value-type="float" office:value="0.0229771553640436">
            <text:p>0.023</text:p>
          </table:table-cell>
          <table:table-cell table:formula="oooc:=[.H343]/[.C343]" office:value-type="float" office:value="0.0000671846648071451">
            <text:p>0.0000672</text:p>
          </table:table-cell>
          <table:table-cell/>
        </table:table-row>
        <table:table-row table:style-name="ro1">
          <table:table-cell office:value-type="float" office:value="602125893">
            <text:p>602125893</text:p>
          </table:table-cell>
          <table:table-cell table:number-columns-repeated="2" office:value-type="float" office:value="343">
            <text:p>343</text:p>
          </table:table-cell>
          <table:table-cell office:value-type="float" office:value="-0.00291544263100008">
            <text:p>-0.002915443</text:p>
          </table:table-cell>
          <table:table-cell office:value-type="float" office:value="2.71875">
            <text:p>2.718750000</text:p>
          </table:table-cell>
          <table:table-cell table:formula="oooc:=[.E344]*1000" office:value-type="float" office:value="2718.75">
            <text:p>2718.750</text:p>
          </table:table-cell>
          <table:table-cell table:formula="oooc:=[.F344]/[.C344]" office:value-type="float" office:value="7.92638483965015">
            <text:p>7.93</text:p>
          </table:table-cell>
          <table:table-cell table:style-name="ce2" table:formula="oooc:=[.G344]/[.C344]" office:value-type="float" office:value="0.0231089937016039">
            <text:p>0.023</text:p>
          </table:table-cell>
          <table:table-cell table:formula="oooc:=[.H344]/[.C344]" office:value-type="float" office:value="0.0000673731594798948">
            <text:p>0.0000674</text:p>
          </table:table-cell>
          <table:table-cell/>
        </table:table-row>
        <table:table-row table:style-name="ro1">
          <table:table-cell office:value-type="float" office:value="1812388843">
            <text:p>181238884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-0.00290697347531932">
            <text:p>-0.002906973</text:p>
          </table:table-cell>
          <table:table-cell office:value-type="float" office:value="3">
            <text:p>3.000000000</text:p>
          </table:table-cell>
          <table:table-cell table:formula="oooc:=[.E345]*1000" office:value-type="float" office:value="3000">
            <text:p>3000.000</text:p>
          </table:table-cell>
          <table:table-cell table:formula="oooc:=[.F345]/[.C345]" office:value-type="float" office:value="8.72093023255814">
            <text:p>8.72</text:p>
          </table:table-cell>
          <table:table-cell table:style-name="ce2" table:formula="oooc:=[.G345]/[.C345]" office:value-type="float" office:value="0.0253515413737155">
            <text:p>0.025</text:p>
          </table:table-cell>
          <table:table-cell table:formula="oooc:=[.H345]/[.C345]" office:value-type="float" office:value="0.0000736963412026614">
            <text:p>0.0000737</text:p>
          </table:table-cell>
          <table:table-cell/>
        </table:table-row>
        <table:table-row table:style-name="ro1">
          <table:table-cell office:value-type="float" office:value="1343216929">
            <text:p>1343216929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0289854806271705">
            <text:p>-0.002898548</text:p>
          </table:table-cell>
          <table:table-cell office:value-type="float" office:value="2.953125">
            <text:p>2.953125000</text:p>
          </table:table-cell>
          <table:table-cell table:formula="oooc:=[.E346]*1000" office:value-type="float" office:value="2953.125">
            <text:p>2953.125</text:p>
          </table:table-cell>
          <table:table-cell table:formula="oooc:=[.F346]/[.C346]" office:value-type="float" office:value="8.55978260869565">
            <text:p>8.56</text:p>
          </table:table-cell>
          <table:table-cell table:style-name="ce2" table:formula="oooc:=[.G346]/[.C346]" office:value-type="float" office:value="0.0248109640831758">
            <text:p>0.025</text:p>
          </table:table-cell>
          <table:table-cell table:formula="oooc:=[.H346]/[.C346]" office:value-type="float" office:value="0.0000719158379222487">
            <text:p>0.0000719</text:p>
          </table:table-cell>
          <table:table-cell/>
        </table:table-row>
        <table:table-row table:style-name="ro1">
          <table:table-cell office:value-type="float" office:value="1672893466">
            <text:p>1672893466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0289017223082055">
            <text:p>-0.002890172</text:p>
          </table:table-cell>
          <table:table-cell office:value-type="float" office:value="2.671875">
            <text:p>2.671875000</text:p>
          </table:table-cell>
          <table:table-cell table:formula="oooc:=[.E347]*1000" office:value-type="float" office:value="2671.875">
            <text:p>2671.875</text:p>
          </table:table-cell>
          <table:table-cell table:formula="oooc:=[.F347]/[.C347]" office:value-type="float" office:value="7.72218208092486">
            <text:p>7.72</text:p>
          </table:table-cell>
          <table:table-cell table:style-name="ce2" table:formula="oooc:=[.G347]/[.C347]" office:value-type="float" office:value="0.0223184453205921">
            <text:p>0.022</text:p>
          </table:table-cell>
          <table:table-cell table:formula="oooc:=[.H347]/[.C347]" office:value-type="float" office:value="0.0000645041772271447">
            <text:p>0.0000645</text:p>
          </table:table-cell>
          <table:table-cell/>
        </table:table-row>
        <table:table-row table:style-name="ro1">
          <table:table-cell office:value-type="float" office:value="1520374501">
            <text:p>1520374501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0288181627055906">
            <text:p>-0.002881816</text:p>
          </table:table-cell>
          <table:table-cell office:value-type="float" office:value="2.71875">
            <text:p>2.718750000</text:p>
          </table:table-cell>
          <table:table-cell table:formula="oooc:=[.E348]*1000" office:value-type="float" office:value="2718.75">
            <text:p>2718.750</text:p>
          </table:table-cell>
          <table:table-cell table:formula="oooc:=[.F348]/[.C348]" office:value-type="float" office:value="7.8350144092219">
            <text:p>7.84</text:p>
          </table:table-cell>
          <table:table-cell table:style-name="ce2" table:formula="oooc:=[.G348]/[.C348]" office:value-type="float" office:value="0.0225792922455963">
            <text:p>0.023</text:p>
          </table:table-cell>
          <table:table-cell table:formula="oooc:=[.H348]/[.C348]" office:value-type="float" office:value="0.000065070006471459">
            <text:p>0.0000651</text:p>
          </table:table-cell>
          <table:table-cell/>
        </table:table-row>
        <table:table-row table:style-name="ro1">
          <table:table-cell office:value-type="float" office:value="1004008668">
            <text:p>1004008668</text:p>
          </table:table-cell>
          <table:table-cell table:number-columns-repeated="2" office:value-type="float" office:value="348">
            <text:p>348</text:p>
          </table:table-cell>
          <table:table-cell office:value-type="float" office:value="-0.00287356299412522">
            <text:p>-0.002873563</text:p>
          </table:table-cell>
          <table:table-cell office:value-type="float" office:value="2.6875">
            <text:p>2.687500000</text:p>
          </table:table-cell>
          <table:table-cell table:formula="oooc:=[.E349]*1000" office:value-type="float" office:value="2687.5">
            <text:p>2687.500</text:p>
          </table:table-cell>
          <table:table-cell table:formula="oooc:=[.F349]/[.C349]" office:value-type="float" office:value="7.72270114942529">
            <text:p>7.72</text:p>
          </table:table-cell>
          <table:table-cell table:style-name="ce2" table:formula="oooc:=[.G349]/[.C349]" office:value-type="float" office:value="0.0221916699696129">
            <text:p>0.022</text:p>
          </table:table-cell>
          <table:table-cell table:formula="oooc:=[.H349]/[.C349]" office:value-type="float" office:value="0.0000637691665793474">
            <text:p>0.0000638</text:p>
          </table:table-cell>
          <table:table-cell/>
        </table:table-row>
        <table:table-row table:style-name="ro1">
          <table:table-cell office:value-type="float" office:value="1960125530">
            <text:p>1960125530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0286532885479574">
            <text:p>-0.002865329</text:p>
          </table:table-cell>
          <table:table-cell office:value-type="float" office:value="2.796875">
            <text:p>2.796875000</text:p>
          </table:table-cell>
          <table:table-cell table:formula="oooc:=[.E350]*1000" office:value-type="float" office:value="2796.875">
            <text:p>2796.875</text:p>
          </table:table-cell>
          <table:table-cell table:formula="oooc:=[.F350]/[.C350]" office:value-type="float" office:value="8.01396848137536">
            <text:p>8.01</text:p>
          </table:table-cell>
          <table:table-cell table:style-name="ce2" table:formula="oooc:=[.G350]/[.C350]" office:value-type="float" office:value="0.022962660405087">
            <text:p>0.023</text:p>
          </table:table-cell>
          <table:table-cell table:formula="oooc:=[.H350]/[.C350]" office:value-type="float" office:value="0.0000657955885532578">
            <text:p>0.0000658</text:p>
          </table:table-cell>
          <table:table-cell/>
        </table:table-row>
        <table:table-row table:style-name="ro1">
          <table:table-cell office:value-type="float" office:value="1681753413">
            <text:p>1681753413</text:p>
          </table:table-cell>
          <table:table-cell table:number-columns-repeated="2" office:value-type="float" office:value="350">
            <text:p>350</text:p>
          </table:table-cell>
          <table:table-cell office:value-type="float" office:value="-0.00285714224500566">
            <text:p>-0.002857142</text:p>
          </table:table-cell>
          <table:table-cell office:value-type="float" office:value="2.75">
            <text:p>2.750000000</text:p>
          </table:table-cell>
          <table:table-cell table:formula="oooc:=[.E351]*1000" office:value-type="float" office:value="2750">
            <text:p>2750.000</text:p>
          </table:table-cell>
          <table:table-cell table:formula="oooc:=[.F351]/[.C351]" office:value-type="float" office:value="7.85714285714286">
            <text:p>7.86</text:p>
          </table:table-cell>
          <table:table-cell table:style-name="ce2" table:formula="oooc:=[.G351]/[.C351]" office:value-type="float" office:value="0.0224489795918367">
            <text:p>0.022</text:p>
          </table:table-cell>
          <table:table-cell table:formula="oooc:=[.H351]/[.C351]" office:value-type="float" office:value="0.0000641399416909621">
            <text:p>0.0000641</text:p>
          </table:table-cell>
          <table:table-cell/>
        </table:table-row>
        <table:table-row table:style-name="ro1">
          <table:table-cell office:value-type="float" office:value="1511278218">
            <text:p>1511278218</text:p>
          </table:table-cell>
          <table:table-cell table:number-columns-repeated="2" office:value-type="float" office:value="351">
            <text:p>351</text:p>
          </table:table-cell>
          <table:table-cell office:value-type="float" office:value="-0.00284900207284977">
            <text:p>-0.002849002</text:p>
          </table:table-cell>
          <table:table-cell office:value-type="float" office:value="2.734375">
            <text:p>2.734375000</text:p>
          </table:table-cell>
          <table:table-cell table:formula="oooc:=[.E352]*1000" office:value-type="float" office:value="2734.375">
            <text:p>2734.375</text:p>
          </table:table-cell>
          <table:table-cell table:formula="oooc:=[.F352]/[.C352]" office:value-type="float" office:value="7.79024216524217">
            <text:p>7.79</text:p>
          </table:table-cell>
          <table:table-cell table:style-name="ce2" table:formula="oooc:=[.G352]/[.C352]" office:value-type="float" office:value="0.0221944221231971">
            <text:p>0.022</text:p>
          </table:table-cell>
          <table:table-cell table:formula="oooc:=[.H352]/[.C352]" office:value-type="float" office:value="0.0000632319718609603">
            <text:p>0.0000632</text:p>
          </table:table-cell>
          <table:table-cell/>
        </table:table-row>
        <table:table-row table:style-name="ro1">
          <table:table-cell office:value-type="float" office:value="310505347">
            <text:p>310505347</text:p>
          </table:table-cell>
          <table:table-cell table:number-columns-repeated="2" office:value-type="float" office:value="352">
            <text:p>352</text:p>
          </table:table-cell>
          <table:table-cell office:value-type="float" office:value="-0.00284090415868832">
            <text:p>-0.002840904</text:p>
          </table:table-cell>
          <table:table-cell office:value-type="float" office:value="2.859375">
            <text:p>2.859375000</text:p>
          </table:table-cell>
          <table:table-cell table:formula="oooc:=[.E353]*1000" office:value-type="float" office:value="2859.375">
            <text:p>2859.375</text:p>
          </table:table-cell>
          <table:table-cell table:formula="oooc:=[.F353]/[.C353]" office:value-type="float" office:value="8.12322443181818">
            <text:p>8.12</text:p>
          </table:table-cell>
          <table:table-cell table:style-name="ce2" table:formula="oooc:=[.G353]/[.C353]" office:value-type="float" office:value="0.0230773421358471">
            <text:p>0.023</text:p>
          </table:table-cell>
          <table:table-cell table:formula="oooc:=[.H353]/[.C353]" office:value-type="float" office:value="0.0000655606310677475">
            <text:p>0.0000656</text:p>
          </table:table-cell>
          <table:table-cell/>
        </table:table-row>
        <table:table-row table:style-name="ro1">
          <table:table-cell office:value-type="float" office:value="146964254">
            <text:p>146964254</text:p>
          </table:table-cell>
          <table:table-cell table:number-columns-repeated="2" office:value-type="float" office:value="353">
            <text:p>353</text:p>
          </table:table-cell>
          <table:table-cell office:value-type="float" office:value="-0.00283285967332603">
            <text:p>-0.002832860</text:p>
          </table:table-cell>
          <table:table-cell office:value-type="float" office:value="2.765625">
            <text:p>2.765625000</text:p>
          </table:table-cell>
          <table:table-cell table:formula="oooc:=[.E354]*1000" office:value-type="float" office:value="2765.625">
            <text:p>2765.625</text:p>
          </table:table-cell>
          <table:table-cell table:formula="oooc:=[.F354]/[.C354]" office:value-type="float" office:value="7.83463172804533">
            <text:p>7.83</text:p>
          </table:table-cell>
          <table:table-cell table:style-name="ce2" table:formula="oooc:=[.G354]/[.C354]" office:value-type="float" office:value="0.0221944241587686">
            <text:p>0.022</text:p>
          </table:table-cell>
          <table:table-cell table:formula="oooc:=[.H354]/[.C354]" office:value-type="float" office:value="0.0000628737228293729">
            <text:p>0.0000629</text:p>
          </table:table-cell>
          <table:table-cell/>
        </table:table-row>
        <table:table-row table:style-name="ro1">
          <table:table-cell office:value-type="float" office:value="292790884">
            <text:p>292790884</text:p>
          </table:table-cell>
          <table:table-cell table:number-columns-repeated="2" office:value-type="float" office:value="354">
            <text:p>354</text:p>
          </table:table-cell>
          <table:table-cell office:value-type="float" office:value="-0.00282485810376443">
            <text:p>-0.002824858</text:p>
          </table:table-cell>
          <table:table-cell office:value-type="float" office:value="2.8125">
            <text:p>2.812500000</text:p>
          </table:table-cell>
          <table:table-cell table:formula="oooc:=[.E355]*1000" office:value-type="float" office:value="2812.5">
            <text:p>2812.500</text:p>
          </table:table-cell>
          <table:table-cell table:formula="oooc:=[.F355]/[.C355]" office:value-type="float" office:value="7.94491525423729">
            <text:p>7.94</text:p>
          </table:table-cell>
          <table:table-cell table:style-name="ce2" table:formula="oooc:=[.G355]/[.C355]" office:value-type="float" office:value="0.0224432634300488">
            <text:p>0.022</text:p>
          </table:table-cell>
          <table:table-cell table:formula="oooc:=[.H355]/[.C355]" office:value-type="float" office:value="0.0000633990492374261">
            <text:p>0.0000634</text:p>
          </table:table-cell>
          <table:table-cell/>
        </table:table-row>
        <table:table-row table:style-name="ro1">
          <table:table-cell office:value-type="float" office:value="1080554677">
            <text:p>1080554677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0281690109686394">
            <text:p>-0.002816901</text:p>
          </table:table-cell>
          <table:table-cell office:value-type="float" office:value="2.84375">
            <text:p>2.843750000</text:p>
          </table:table-cell>
          <table:table-cell table:formula="oooc:=[.E356]*1000" office:value-type="float" office:value="2843.75">
            <text:p>2843.750</text:p>
          </table:table-cell>
          <table:table-cell table:formula="oooc:=[.F356]/[.C356]" office:value-type="float" office:value="8.01056338028169">
            <text:p>8.01</text:p>
          </table:table-cell>
          <table:table-cell table:style-name="ce2" table:formula="oooc:=[.G356]/[.C356]" office:value-type="float" office:value="0.0225649672683991">
            <text:p>0.023</text:p>
          </table:table-cell>
          <table:table-cell table:formula="oooc:=[.H356]/[.C356]" office:value-type="float" office:value="0.0000635632880799975">
            <text:p>0.0000636</text:p>
          </table:table-cell>
          <table:table-cell/>
        </table:table-row>
        <table:table-row table:style-name="ro1">
          <table:table-cell office:value-type="float" office:value="1473430956">
            <text:p>1473430956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0280898178414191">
            <text:p>-0.002808982</text:p>
          </table:table-cell>
          <table:table-cell office:value-type="float" office:value="2.84375">
            <text:p>2.843750000</text:p>
          </table:table-cell>
          <table:table-cell table:formula="oooc:=[.E357]*1000" office:value-type="float" office:value="2843.75">
            <text:p>2843.750</text:p>
          </table:table-cell>
          <table:table-cell table:formula="oooc:=[.F357]/[.C357]" office:value-type="float" office:value="7.98806179775281">
            <text:p>7.99</text:p>
          </table:table-cell>
          <table:table-cell table:style-name="ce2" table:formula="oooc:=[.G357]/[.C357]" office:value-type="float" office:value="0.0224383758363843">
            <text:p>0.022</text:p>
          </table:table-cell>
          <table:table-cell table:formula="oooc:=[.H357]/[.C357]" office:value-type="float" office:value="0.0000630291456078211">
            <text:p>0.0000630</text:p>
          </table:table-cell>
          <table:table-cell/>
        </table:table-row>
        <table:table-row table:style-name="ro1">
          <table:table-cell office:value-type="float" office:value="1807476229">
            <text:p>1807476229</text:p>
          </table:table-cell>
          <table:table-cell table:number-columns-repeated="2" office:value-type="float" office:value="357">
            <text:p>357</text:p>
          </table:table-cell>
          <table:table-cell office:value-type="float" office:value="-0.00280111927878579">
            <text:p>-0.002801119</text:p>
          </table:table-cell>
          <table:table-cell office:value-type="float" office:value="2.9375">
            <text:p>2.937500000</text:p>
          </table:table-cell>
          <table:table-cell table:formula="oooc:=[.E358]*1000" office:value-type="float" office:value="2937.5">
            <text:p>2937.500</text:p>
          </table:table-cell>
          <table:table-cell table:formula="oooc:=[.F358]/[.C358]" office:value-type="float" office:value="8.22829131652661">
            <text:p>8.23</text:p>
          </table:table-cell>
          <table:table-cell table:style-name="ce2" table:formula="oooc:=[.G358]/[.C358]" office:value-type="float" office:value="0.0230484350602986">
            <text:p>0.023</text:p>
          </table:table-cell>
          <table:table-cell table:formula="oooc:=[.H358]/[.C358]" office:value-type="float" office:value="0.0000645614427459345">
            <text:p>0.0000646</text:p>
          </table:table-cell>
          <table:table-cell/>
        </table:table-row>
        <table:table-row table:style-name="ro1">
          <table:table-cell office:value-type="float" office:value="1114237887">
            <text:p>1114237887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0279329578700072">
            <text:p>-0.002793296</text:p>
          </table:table-cell>
          <table:table-cell office:value-type="float" office:value="2.984375">
            <text:p>2.984375000</text:p>
          </table:table-cell>
          <table:table-cell table:formula="oooc:=[.E359]*1000" office:value-type="float" office:value="2984.375">
            <text:p>2984.375</text:p>
          </table:table-cell>
          <table:table-cell table:formula="oooc:=[.F359]/[.C359]" office:value-type="float" office:value="8.33624301675978">
            <text:p>8.34</text:p>
          </table:table-cell>
          <table:table-cell table:style-name="ce2" table:formula="oooc:=[.G359]/[.C359]" office:value-type="float" office:value="0.0232855950188821">
            <text:p>0.023</text:p>
          </table:table-cell>
          <table:table-cell table:formula="oooc:=[.H359]/[.C359]" office:value-type="float" office:value="0.0000650435615052571">
            <text:p>0.0000650</text:p>
          </table:table-cell>
          <table:table-cell/>
        </table:table-row>
        <table:table-row table:style-name="ro1">
          <table:table-cell office:value-type="float" office:value="1130058811">
            <text:p>1130058811</text:p>
          </table:table-cell>
          <table:table-cell table:number-columns-repeated="2" office:value-type="float" office:value="359">
            <text:p>359</text:p>
          </table:table-cell>
          <table:table-cell office:value-type="float" office:value="-0.00278551471888022">
            <text:p>-0.002785515</text:p>
          </table:table-cell>
          <table:table-cell office:value-type="float" office:value="3.390625">
            <text:p>3.390625000</text:p>
          </table:table-cell>
          <table:table-cell table:formula="oooc:=[.E360]*1000" office:value-type="float" office:value="3390.625">
            <text:p>3390.625</text:p>
          </table:table-cell>
          <table:table-cell table:formula="oooc:=[.F360]/[.C360]" office:value-type="float" office:value="9.44463788300836">
            <text:p>9.44</text:p>
          </table:table-cell>
          <table:table-cell table:style-name="ce2" table:formula="oooc:=[.G360]/[.C360]" office:value-type="float" office:value="0.0263081835181291">
            <text:p>0.026</text:p>
          </table:table-cell>
          <table:table-cell table:formula="oooc:=[.H360]/[.C360]" office:value-type="float" office:value="0.000073281848239914">
            <text:p>0.0000733</text:p>
          </table:table-cell>
          <table:table-cell/>
        </table:table-row>
        <table:table-row table:style-name="ro1">
          <table:table-cell office:value-type="float" office:value="228920247">
            <text:p>228920247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0277777708512872">
            <text:p>-0.002777777</text:p>
          </table:table-cell>
          <table:table-cell office:value-type="float" office:value="3.03125">
            <text:p>3.031250000</text:p>
          </table:table-cell>
          <table:table-cell table:formula="oooc:=[.E361]*1000" office:value-type="float" office:value="3031.25">
            <text:p>3031.250</text:p>
          </table:table-cell>
          <table:table-cell table:formula="oooc:=[.F361]/[.C361]" office:value-type="float" office:value="8.42013888888889">
            <text:p>8.42</text:p>
          </table:table-cell>
          <table:table-cell table:style-name="ce2" table:formula="oooc:=[.G361]/[.C361]" office:value-type="float" office:value="0.023389274691358">
            <text:p>0.023</text:p>
          </table:table-cell>
          <table:table-cell table:formula="oooc:=[.H361]/[.C361]" office:value-type="float" office:value="0.0000649702074759945">
            <text:p>0.0000650</text:p>
          </table:table-cell>
          <table:table-cell/>
        </table:table-row>
        <table:table-row table:style-name="ro1">
          <table:table-cell office:value-type="float" office:value="673133922">
            <text:p>67313392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-0.00277007326178591">
            <text:p>-0.002770073</text:p>
          </table:table-cell>
          <table:table-cell office:value-type="float" office:value="3.046875">
            <text:p>3.046875000</text:p>
          </table:table-cell>
          <table:table-cell table:formula="oooc:=[.E362]*1000" office:value-type="float" office:value="3046.875">
            <text:p>3046.875</text:p>
          </table:table-cell>
          <table:table-cell table:formula="oooc:=[.F362]/[.C362]" office:value-type="float" office:value="8.44009695290859">
            <text:p>8.44</text:p>
          </table:table-cell>
          <table:table-cell table:style-name="ce2" table:formula="oooc:=[.G362]/[.C362]" office:value-type="float" office:value="0.0233797699526554">
            <text:p>0.023</text:p>
          </table:table-cell>
          <table:table-cell table:formula="oooc:=[.H362]/[.C362]" office:value-type="float" office:value="0.0000647639056860259">
            <text:p>0.0000648</text:p>
          </table:table-cell>
          <table:table-cell/>
        </table:table-row>
        <table:table-row table:style-name="ro1">
          <table:table-cell office:value-type="float" office:value="1696160246">
            <text:p>1696160246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0276242645463753">
            <text:p>-0.002762426</text:p>
          </table:table-cell>
          <table:table-cell office:value-type="float" office:value="3.109375">
            <text:p>3.109375000</text:p>
          </table:table-cell>
          <table:table-cell table:formula="oooc:=[.E363]*1000" office:value-type="float" office:value="3109.375">
            <text:p>3109.375</text:p>
          </table:table-cell>
          <table:table-cell table:formula="oooc:=[.F363]/[.C363]" office:value-type="float" office:value="8.58943370165746">
            <text:p>8.59</text:p>
          </table:table-cell>
          <table:table-cell table:style-name="ce2" table:formula="oooc:=[.G363]/[.C363]" office:value-type="float" office:value="0.0237277174078935">
            <text:p>0.024</text:p>
          </table:table-cell>
          <table:table-cell table:formula="oooc:=[.H363]/[.C363]" office:value-type="float" office:value="0.0000655461806847888">
            <text:p>0.0000655</text:p>
          </table:table-cell>
          <table:table-cell/>
        </table:table-row>
        <table:table-row table:style-name="ro1">
          <table:table-cell office:value-type="float" office:value="2105023299">
            <text:p>2105023299</text:p>
          </table:table-cell>
          <table:table-cell table:number-columns-repeated="2" office:value-type="float" office:value="363">
            <text:p>363</text:p>
          </table:table-cell>
          <table:table-cell office:value-type="float" office:value="-0.00275481944424882">
            <text:p>-0.002754819</text:p>
          </table:table-cell>
          <table:table-cell office:value-type="float" office:value="3.390625">
            <text:p>3.390625000</text:p>
          </table:table-cell>
          <table:table-cell table:formula="oooc:=[.E364]*1000" office:value-type="float" office:value="3390.625">
            <text:p>3390.625</text:p>
          </table:table-cell>
          <table:table-cell table:formula="oooc:=[.F364]/[.C364]" office:value-type="float" office:value="9.34056473829201">
            <text:p>9.34</text:p>
          </table:table-cell>
          <table:table-cell table:style-name="ce2" table:formula="oooc:=[.G364]/[.C364]" office:value-type="float" office:value="0.0257315833010799">
            <text:p>0.026</text:p>
          </table:table-cell>
          <table:table-cell table:formula="oooc:=[.H364]/[.C364]" office:value-type="float" office:value="0.0000708859044106885">
            <text:p>0.0000709</text:p>
          </table:table-cell>
          <table:table-cell/>
        </table:table-row>
        <table:table-row table:style-name="ro1">
          <table:table-cell office:value-type="float" office:value="243915819">
            <text:p>243915819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027472517009528">
            <text:p>-0.002747252</text:p>
          </table:table-cell>
          <table:table-cell office:value-type="float" office:value="3.171875">
            <text:p>3.171875000</text:p>
          </table:table-cell>
          <table:table-cell table:formula="oooc:=[.E365]*1000" office:value-type="float" office:value="3171.875">
            <text:p>3171.875</text:p>
          </table:table-cell>
          <table:table-cell table:formula="oooc:=[.F365]/[.C365]" office:value-type="float" office:value="8.71394230769231">
            <text:p>8.71</text:p>
          </table:table-cell>
          <table:table-cell table:style-name="ce2" table:formula="oooc:=[.G365]/[.C365]" office:value-type="float" office:value="0.0239394019442096">
            <text:p>0.024</text:p>
          </table:table-cell>
          <table:table-cell table:formula="oooc:=[.H365]/[.C365]" office:value-type="float" office:value="0.0000657675877588177">
            <text:p>0.0000658</text:p>
          </table:table-cell>
          <table:table-cell/>
        </table:table-row>
        <table:table-row table:style-name="ro1">
          <table:table-cell office:value-type="float" office:value="1449559357">
            <text:p>1449559357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0273972474769835">
            <text:p>-0.002739725</text:p>
          </table:table-cell>
          <table:table-cell office:value-type="float" office:value="3.25">
            <text:p>3.250000000</text:p>
          </table:table-cell>
          <table:table-cell table:formula="oooc:=[.E366]*1000" office:value-type="float" office:value="3250">
            <text:p>3250.000</text:p>
          </table:table-cell>
          <table:table-cell table:formula="oooc:=[.F366]/[.C366]" office:value-type="float" office:value="8.9041095890411">
            <text:p>8.9</text:p>
          </table:table-cell>
          <table:table-cell table:style-name="ce2" table:formula="oooc:=[.G366]/[.C366]" office:value-type="float" office:value="0.0243948207918934">
            <text:p>0.024</text:p>
          </table:table-cell>
          <table:table-cell table:formula="oooc:=[.H366]/[.C366]" office:value-type="float" office:value="0.0000668351254572422">
            <text:p>0.0000668</text:p>
          </table:table-cell>
          <table:table-cell/>
        </table:table-row>
        <table:table-row table:style-name="ro1">
          <table:table-cell office:value-type="float" office:value="695935847">
            <text:p>695935847</text:p>
          </table:table-cell>
          <table:table-cell table:number-columns-repeated="2" office:value-type="float" office:value="366">
            <text:p>366</text:p>
          </table:table-cell>
          <table:table-cell office:value-type="float" office:value="-0.00273223747058182">
            <text:p>-0.002732237</text:p>
          </table:table-cell>
          <table:table-cell office:value-type="float" office:value="3.21875">
            <text:p>3.218750000</text:p>
          </table:table-cell>
          <table:table-cell table:formula="oooc:=[.E367]*1000" office:value-type="float" office:value="3218.75">
            <text:p>3218.750</text:p>
          </table:table-cell>
          <table:table-cell table:formula="oooc:=[.F367]/[.C367]" office:value-type="float" office:value="8.79439890710383">
            <text:p>8.79</text:p>
          </table:table-cell>
          <table:table-cell table:style-name="ce2" table:formula="oooc:=[.G367]/[.C367]" office:value-type="float" office:value="0.0240284123144913">
            <text:p>0.024</text:p>
          </table:table-cell>
          <table:table-cell table:formula="oooc:=[.H367]/[.C367]" office:value-type="float" office:value="0.0000656513997663697">
            <text:p>0.0000657</text:p>
          </table:table-cell>
          <table:table-cell/>
        </table:table-row>
        <table:table-row table:style-name="ro1">
          <table:table-cell office:value-type="float" office:value="1246957263">
            <text:p>1246957263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0272479515956547">
            <text:p>-0.002724795</text:p>
          </table:table-cell>
          <table:table-cell office:value-type="float" office:value="3.28125">
            <text:p>3.281250000</text:p>
          </table:table-cell>
          <table:table-cell table:formula="oooc:=[.E368]*1000" office:value-type="float" office:value="3281.25">
            <text:p>3281.250</text:p>
          </table:table-cell>
          <table:table-cell table:formula="oooc:=[.F368]/[.C368]" office:value-type="float" office:value="8.94073569482289">
            <text:p>8.94</text:p>
          </table:table-cell>
          <table:table-cell table:style-name="ce2" table:formula="oooc:=[.G368]/[.C368]" office:value-type="float" office:value="0.0243616776425692">
            <text:p>0.024</text:p>
          </table:table-cell>
          <table:table-cell table:formula="oooc:=[.H368]/[.C368]" office:value-type="float" office:value="0.0000663805930315237">
            <text:p>0.0000664</text:p>
          </table:table-cell>
          <table:table-cell/>
        </table:table-row>
        <table:table-row table:style-name="ro1">
          <table:table-cell office:value-type="float" office:value="1595126641">
            <text:p>1595126641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0271738986270975">
            <text:p>-0.002717390</text:p>
          </table:table-cell>
          <table:table-cell office:value-type="float" office:value="3.34375">
            <text:p>3.343750000</text:p>
          </table:table-cell>
          <table:table-cell table:formula="oooc:=[.E369]*1000" office:value-type="float" office:value="3343.75">
            <text:p>3343.750</text:p>
          </table:table-cell>
          <table:table-cell table:formula="oooc:=[.F369]/[.C369]" office:value-type="float" office:value="9.08627717391304">
            <text:p>9.09</text:p>
          </table:table-cell>
          <table:table-cell table:style-name="ce2" table:formula="oooc:=[.G369]/[.C369]" office:value-type="float" office:value="0.0246909705812854">
            <text:p>0.025</text:p>
          </table:table-cell>
          <table:table-cell table:formula="oooc:=[.H369]/[.C369]" office:value-type="float" office:value="0.0000670950287534931">
            <text:p>0.0000671</text:p>
          </table:table-cell>
          <table:table-cell/>
        </table:table-row>
        <table:table-row table:style-name="ro1">
          <table:table-cell office:value-type="float" office:value="772537333">
            <text:p>772537333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0271002244812735">
            <text:p>-0.002710022</text:p>
          </table:table-cell>
          <table:table-cell office:value-type="float" office:value="3.359375">
            <text:p>3.359375000</text:p>
          </table:table-cell>
          <table:table-cell table:formula="oooc:=[.E370]*1000" office:value-type="float" office:value="3359.375">
            <text:p>3359.375</text:p>
          </table:table-cell>
          <table:table-cell table:formula="oooc:=[.F370]/[.C370]" office:value-type="float" office:value="9.1039972899729">
            <text:p>9.1</text:p>
          </table:table-cell>
          <table:table-cell table:style-name="ce2" table:formula="oooc:=[.G370]/[.C370]" office:value-type="float" office:value="0.0246720793766203">
            <text:p>0.025</text:p>
          </table:table-cell>
          <table:table-cell table:formula="oooc:=[.H370]/[.C370]" office:value-type="float" office:value="0.0000668620037306784">
            <text:p>0.0000669</text:p>
          </table:table-cell>
          <table:table-cell/>
        </table:table-row>
        <table:table-row table:style-name="ro1">
          <table:table-cell office:value-type="float" office:value="931666883">
            <text:p>931666883</text:p>
          </table:table-cell>
          <table:table-cell table:number-columns-repeated="2" office:value-type="float" office:value="370">
            <text:p>370</text:p>
          </table:table-cell>
          <table:table-cell office:value-type="float" office:value="-0.00270270196017464">
            <text:p>-0.002702702</text:p>
          </table:table-cell>
          <table:table-cell office:value-type="float" office:value="3.375">
            <text:p>3.375000000</text:p>
          </table:table-cell>
          <table:table-cell table:formula="oooc:=[.E371]*1000" office:value-type="float" office:value="3375">
            <text:p>3375.000</text:p>
          </table:table-cell>
          <table:table-cell table:formula="oooc:=[.F371]/[.C371]" office:value-type="float" office:value="9.12162162162162">
            <text:p>9.12</text:p>
          </table:table-cell>
          <table:table-cell table:style-name="ce2" table:formula="oooc:=[.G371]/[.C371]" office:value-type="float" office:value="0.0246530314097882">
            <text:p>0.025</text:p>
          </table:table-cell>
          <table:table-cell table:formula="oooc:=[.H371]/[.C371]" office:value-type="float" office:value="0.0000666298146210491">
            <text:p>0.0000666</text:p>
          </table:table-cell>
          <table:table-cell/>
        </table:table-row>
        <table:table-row table:style-name="ro1">
          <table:table-cell office:value-type="float" office:value="529751289">
            <text:p>529751289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026954157600585">
            <text:p>-0.002695416</text:p>
          </table:table-cell>
          <table:table-cell office:value-type="float" office:value="3.421875">
            <text:p>3.421875000</text:p>
          </table:table-cell>
          <table:table-cell table:formula="oooc:=[.E372]*1000" office:value-type="float" office:value="3421.875">
            <text:p>3421.875</text:p>
          </table:table-cell>
          <table:table-cell table:formula="oooc:=[.F372]/[.C372]" office:value-type="float" office:value="9.22338274932615">
            <text:p>9.22</text:p>
          </table:table-cell>
          <table:table-cell table:style-name="ce2" table:formula="oooc:=[.G372]/[.C372]" office:value-type="float" office:value="0.0248608699442753">
            <text:p>0.025</text:p>
          </table:table-cell>
          <table:table-cell table:formula="oooc:=[.H372]/[.C372]" office:value-type="float" office:value="0.0000670104311166451">
            <text:p>0.0000670</text:p>
          </table:table-cell>
          <table:table-cell/>
        </table:table-row>
        <table:table-row table:style-name="ro1">
          <table:table-cell office:value-type="float" office:value="2058215068">
            <text:p>2058215068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026881700614183">
            <text:p>-0.002688170</text:p>
          </table:table-cell>
          <table:table-cell office:value-type="float" office:value="3.390625">
            <text:p>3.390625000</text:p>
          </table:table-cell>
          <table:table-cell table:formula="oooc:=[.E373]*1000" office:value-type="float" office:value="3390.625">
            <text:p>3390.625</text:p>
          </table:table-cell>
          <table:table-cell table:formula="oooc:=[.F373]/[.C373]" office:value-type="float" office:value="9.11458333333333">
            <text:p>9.11</text:p>
          </table:table-cell>
          <table:table-cell table:style-name="ce2" table:formula="oooc:=[.G373]/[.C373]" office:value-type="float" office:value="0.0245015681003584">
            <text:p>0.025</text:p>
          </table:table-cell>
          <table:table-cell table:formula="oooc:=[.H373]/[.C373]" office:value-type="float" office:value="0.0000658644303773076">
            <text:p>0.0000659</text:p>
          </table:table-cell>
          <table:table-cell/>
        </table:table-row>
        <table:table-row table:style-name="ro1">
          <table:table-cell office:value-type="float" office:value="1854792430">
            <text:p>1854792430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0268095060800988">
            <text:p>-0.002680951</text:p>
          </table:table-cell>
          <table:table-cell office:value-type="float" office:value="3.390625">
            <text:p>3.390625000</text:p>
          </table:table-cell>
          <table:table-cell table:formula="oooc:=[.E374]*1000" office:value-type="float" office:value="3390.625">
            <text:p>3390.625</text:p>
          </table:table-cell>
          <table:table-cell table:formula="oooc:=[.F374]/[.C374]" office:value-type="float" office:value="9.09014745308311">
            <text:p>9.09</text:p>
          </table:table-cell>
          <table:table-cell table:style-name="ce2" table:formula="oooc:=[.G374]/[.C374]" office:value-type="float" office:value="0.0243703685069252">
            <text:p>0.024</text:p>
          </table:table-cell>
          <table:table-cell table:formula="oooc:=[.H374]/[.C374]" office:value-type="float" office:value="0.0000653361085976548">
            <text:p>0.0000653</text:p>
          </table:table-cell>
          <table:table-cell/>
        </table:table-row>
        <table:table-row table:style-name="ro1">
          <table:table-cell office:value-type="float" office:value="1174413038">
            <text:p>117441303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0267379610909302">
            <text:p>-0.002673796</text:p>
          </table:table-cell>
          <table:table-cell office:value-type="float" office:value="3.6875">
            <text:p>3.687500000</text:p>
          </table:table-cell>
          <table:table-cell table:formula="oooc:=[.E375]*1000" office:value-type="float" office:value="3687.5">
            <text:p>3687.500</text:p>
          </table:table-cell>
          <table:table-cell table:formula="oooc:=[.F375]/[.C375]" office:value-type="float" office:value="9.8596256684492">
            <text:p>9.86</text:p>
          </table:table-cell>
          <table:table-cell table:style-name="ce2" table:formula="oooc:=[.G375]/[.C375]" office:value-type="float" office:value="0.0263626354771369">
            <text:p>0.026</text:p>
          </table:table-cell>
          <table:table-cell table:formula="oooc:=[.H375]/[.C375]" office:value-type="float" office:value="0.0000704883301527724">
            <text:p>0.0000705</text:p>
          </table:table-cell>
          <table:table-cell/>
        </table:table-row>
        <table:table-row table:style-name="ro1">
          <table:table-cell office:value-type="float" office:value="700660986">
            <text:p>700660986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00266666618088607">
            <text:p>-0.002666666</text:p>
          </table:table-cell>
          <table:table-cell office:value-type="float" office:value="3.40625">
            <text:p>3.406250000</text:p>
          </table:table-cell>
          <table:table-cell table:formula="oooc:=[.E376]*1000" office:value-type="float" office:value="3406.25">
            <text:p>3406.250</text:p>
          </table:table-cell>
          <table:table-cell table:formula="oooc:=[.F376]/[.C376]" office:value-type="float" office:value="9.08333333333333">
            <text:p>9.08</text:p>
          </table:table-cell>
          <table:table-cell table:style-name="ce2" table:formula="oooc:=[.G376]/[.C376]" office:value-type="float" office:value="0.0242222222222222">
            <text:p>0.024</text:p>
          </table:table-cell>
          <table:table-cell table:formula="oooc:=[.H376]/[.C376]" office:value-type="float" office:value="0.0000645925925925926">
            <text:p>0.0000646</text:p>
          </table:table-cell>
          <table:table-cell/>
        </table:table-row>
        <table:table-row table:style-name="ro1">
          <table:table-cell office:value-type="float" office:value="1031758884">
            <text:p>1031758884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0265957379889414">
            <text:p>-0.002659574</text:p>
          </table:table-cell>
          <table:table-cell office:value-type="float" office:value="3.390625">
            <text:p>3.390625000</text:p>
          </table:table-cell>
          <table:table-cell table:formula="oooc:=[.E377]*1000" office:value-type="float" office:value="3390.625">
            <text:p>3390.625</text:p>
          </table:table-cell>
          <table:table-cell table:formula="oooc:=[.F377]/[.C377]" office:value-type="float" office:value="9.01761968085106">
            <text:p>9.02</text:p>
          </table:table-cell>
          <table:table-cell table:style-name="ce2" table:formula="oooc:=[.G377]/[.C377]" office:value-type="float" office:value="0.0239830310660933">
            <text:p>0.024</text:p>
          </table:table-cell>
          <table:table-cell table:formula="oooc:=[.H377]/[.C377]" office:value-type="float" office:value="0.0000637846570906735">
            <text:p>0.0000638</text:p>
          </table:table-cell>
          <table:table-cell/>
        </table:table-row>
        <table:table-row table:style-name="ro1">
          <table:table-cell office:value-type="float" office:value="1699811393">
            <text:p>1699811393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0265251788812293">
            <text:p>-0.002652518</text:p>
          </table:table-cell>
          <table:table-cell office:value-type="float" office:value="3.421875">
            <text:p>3.421875000</text:p>
          </table:table-cell>
          <table:table-cell table:formula="oooc:=[.E378]*1000" office:value-type="float" office:value="3421.875">
            <text:p>3421.875</text:p>
          </table:table-cell>
          <table:table-cell table:formula="oooc:=[.F378]/[.C378]" office:value-type="float" office:value="9.07659151193634">
            <text:p>9.08</text:p>
          </table:table-cell>
          <table:table-cell table:style-name="ce2" table:formula="oooc:=[.G378]/[.C378]" office:value-type="float" office:value="0.0240758395542078">
            <text:p>0.024</text:p>
          </table:table-cell>
          <table:table-cell table:formula="oooc:=[.H378]/[.C378]" office:value-type="float" office:value="0.0000638616433798615">
            <text:p>0.0000639</text:p>
          </table:table-cell>
          <table:table-cell/>
        </table:table-row>
        <table:table-row table:style-name="ro1">
          <table:table-cell office:value-type="float" office:value="779835740">
            <text:p>779835740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0264550096119365">
            <text:p>-0.002645501</text:p>
          </table:table-cell>
          <table:table-cell office:value-type="float" office:value="3.453125">
            <text:p>3.453125000</text:p>
          </table:table-cell>
          <table:table-cell table:formula="oooc:=[.E379]*1000" office:value-type="float" office:value="3453.125">
            <text:p>3453.125</text:p>
          </table:table-cell>
          <table:table-cell table:formula="oooc:=[.F379]/[.C379]" office:value-type="float" office:value="9.13525132275132">
            <text:p>9.14</text:p>
          </table:table-cell>
          <table:table-cell table:style-name="ce2" table:formula="oooc:=[.G379]/[.C379]" office:value-type="float" office:value="0.0241673315416702">
            <text:p>0.024</text:p>
          </table:table-cell>
          <table:table-cell table:formula="oooc:=[.H379]/[.C379]" office:value-type="float" office:value="0.0000639347395282279">
            <text:p>0.0000639</text:p>
          </table:table-cell>
          <table:table-cell/>
        </table:table-row>
        <table:table-row table:style-name="ro1">
          <table:table-cell office:value-type="float" office:value="967182536">
            <text:p>967182536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0263850996520887">
            <text:p>-0.002638510</text:p>
          </table:table-cell>
          <table:table-cell office:value-type="float" office:value="3.46875">
            <text:p>3.468750000</text:p>
          </table:table-cell>
          <table:table-cell table:formula="oooc:=[.E380]*1000" office:value-type="float" office:value="3468.75">
            <text:p>3468.750</text:p>
          </table:table-cell>
          <table:table-cell table:formula="oooc:=[.F380]/[.C380]" office:value-type="float" office:value="9.1523746701847">
            <text:p>9.15</text:p>
          </table:table-cell>
          <table:table-cell table:style-name="ce2" table:formula="oooc:=[.G380]/[.C380]" office:value-type="float" office:value="0.0241487458316219">
            <text:p>0.024</text:p>
          </table:table-cell>
          <table:table-cell table:formula="oooc:=[.H380]/[.C380]" office:value-type="float" office:value="0.0000637170074712979">
            <text:p>0.0000637</text:p>
          </table:table-cell>
          <table:table-cell/>
        </table:table-row>
        <table:table-row table:style-name="ro1">
          <table:table-cell office:value-type="float" office:value="1041215614">
            <text:p>1041215614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0026315783386508">
            <text:p>-0.002631578</text:p>
          </table:table-cell>
          <table:table-cell office:value-type="float" office:value="3.515625">
            <text:p>3.515625000</text:p>
          </table:table-cell>
          <table:table-cell table:formula="oooc:=[.E381]*1000" office:value-type="float" office:value="3515.625">
            <text:p>3515.625</text:p>
          </table:table-cell>
          <table:table-cell table:formula="oooc:=[.F381]/[.C381]" office:value-type="float" office:value="9.2516447368421">
            <text:p>9.25</text:p>
          </table:table-cell>
          <table:table-cell table:style-name="ce2" table:formula="oooc:=[.G381]/[.C381]" office:value-type="float" office:value="0.0243464335180055">
            <text:p>0.024</text:p>
          </table:table-cell>
          <table:table-cell table:formula="oooc:=[.H381]/[.C381]" office:value-type="float" office:value="0.0000640695618894883">
            <text:p>0.0000641</text:p>
          </table:table-cell>
          <table:table-cell/>
        </table:table-row>
        <table:table-row table:style-name="ro1">
          <table:table-cell office:value-type="float" office:value="768536129">
            <text:p>768536129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0262466975005715">
            <text:p>-0.002624670</text:p>
          </table:table-cell>
          <table:table-cell office:value-type="float" office:value="3.875">
            <text:p>3.875000000</text:p>
          </table:table-cell>
          <table:table-cell table:formula="oooc:=[.E382]*1000" office:value-type="float" office:value="3875">
            <text:p>3875.000</text:p>
          </table:table-cell>
          <table:table-cell table:formula="oooc:=[.F382]/[.C382]" office:value-type="float" office:value="10.1706036745407">
            <text:p>10.17</text:p>
          </table:table-cell>
          <table:table-cell table:style-name="ce2" table:formula="oooc:=[.G382]/[.C382]" office:value-type="float" office:value="0.0266944978334401">
            <text:p>0.027</text:p>
          </table:table-cell>
          <table:table-cell table:formula="oooc:=[.H382]/[.C382]" office:value-type="float" office:value="0.0000700642987754334">
            <text:p>0.0000701</text:p>
          </table:table-cell>
          <table:table-cell/>
        </table:table-row>
        <table:table-row table:style-name="ro1">
          <table:table-cell office:value-type="float" office:value="864813273">
            <text:p>864813273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0261780061941863">
            <text:p>-0.002617801</text:p>
          </table:table-cell>
          <table:table-cell office:value-type="float" office:value="3.546875">
            <text:p>3.546875000</text:p>
          </table:table-cell>
          <table:table-cell table:formula="oooc:=[.E383]*1000" office:value-type="float" office:value="3546.875">
            <text:p>3546.875</text:p>
          </table:table-cell>
          <table:table-cell table:formula="oooc:=[.F383]/[.C383]" office:value-type="float" office:value="9.28501308900524">
            <text:p>9.29</text:p>
          </table:table-cell>
          <table:table-cell table:style-name="ce2" table:formula="oooc:=[.G383]/[.C383]" office:value-type="float" office:value="0.0243063169869247">
            <text:p>0.024</text:p>
          </table:table-cell>
          <table:table-cell table:formula="oooc:=[.H383]/[.C383]" office:value-type="float" office:value="0.0000636291020600123">
            <text:p>0.0000636</text:p>
          </table:table-cell>
          <table:table-cell/>
        </table:table-row>
        <table:table-row table:style-name="ro1">
          <table:table-cell office:value-type="float" office:value="155193609">
            <text:p>155193609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0261096107044523">
            <text:p>-0.002610961</text:p>
          </table:table-cell>
          <table:table-cell office:value-type="float" office:value="3.625">
            <text:p>3.625000000</text:p>
          </table:table-cell>
          <table:table-cell table:formula="oooc:=[.E384]*1000" office:value-type="float" office:value="3625">
            <text:p>3625.000</text:p>
          </table:table-cell>
          <table:table-cell table:formula="oooc:=[.F384]/[.C384]" office:value-type="float" office:value="9.46475195822454">
            <text:p>9.46</text:p>
          </table:table-cell>
          <table:table-cell table:style-name="ce2" table:formula="oooc:=[.G384]/[.C384]" office:value-type="float" office:value="0.0247121461050249">
            <text:p>0.025</text:p>
          </table:table-cell>
          <table:table-cell table:formula="oooc:=[.H384]/[.C384]" office:value-type="float" office:value="0.0000645225746867491">
            <text:p>0.0000645</text:p>
          </table:table-cell>
          <table:table-cell/>
        </table:table-row>
        <table:table-row table:style-name="ro1">
          <table:table-cell office:value-type="float" office:value="1889481513">
            <text:p>1889481513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0260416639667938">
            <text:p>-0.002604166</text:p>
          </table:table-cell>
          <table:table-cell office:value-type="float" office:value="3.65625">
            <text:p>3.656250000</text:p>
          </table:table-cell>
          <table:table-cell table:formula="oooc:=[.E385]*1000" office:value-type="float" office:value="3656.25">
            <text:p>3656.250</text:p>
          </table:table-cell>
          <table:table-cell table:formula="oooc:=[.F385]/[.C385]" office:value-type="float" office:value="9.521484375">
            <text:p>9.52</text:p>
          </table:table-cell>
          <table:table-cell table:style-name="ce2" table:formula="oooc:=[.G385]/[.C385]" office:value-type="float" office:value="0.0247955322265625">
            <text:p>0.025</text:p>
          </table:table-cell>
          <table:table-cell table:formula="oooc:=[.H385]/[.C385]" office:value-type="float" office:value="0.0000645716985066732">
            <text:p>0.0000646</text:p>
          </table:table-cell>
          <table:table-cell/>
        </table:table-row>
        <table:table-row table:style-name="ro1">
          <table:table-cell office:value-type="float" office:value="16699661">
            <text:p>16699661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0259739785891711">
            <text:p>-0.002597398</text:p>
          </table:table-cell>
          <table:table-cell office:value-type="float" office:value="3.75">
            <text:p>3.750000000</text:p>
          </table:table-cell>
          <table:table-cell table:formula="oooc:=[.E386]*1000" office:value-type="float" office:value="3750">
            <text:p>3750.000</text:p>
          </table:table-cell>
          <table:table-cell table:formula="oooc:=[.F386]/[.C386]" office:value-type="float" office:value="9.74025974025974">
            <text:p>9.74</text:p>
          </table:table-cell>
          <table:table-cell table:style-name="ce2" table:formula="oooc:=[.G386]/[.C386]" office:value-type="float" office:value="0.0252993759487266">
            <text:p>0.025</text:p>
          </table:table-cell>
          <table:table-cell table:formula="oooc:=[.H386]/[.C386]" office:value-type="float" office:value="0.0000657126648018873">
            <text:p>0.0000657</text:p>
          </table:table-cell>
          <table:table-cell/>
        </table:table-row>
        <table:table-row table:style-name="ro1">
          <table:table-cell office:value-type="float" office:value="553836150">
            <text:p>553836150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00259066980311218">
            <text:p>-0.002590670</text:p>
          </table:table-cell>
          <table:table-cell office:value-type="float" office:value="3.890625">
            <text:p>3.890625000</text:p>
          </table:table-cell>
          <table:table-cell table:formula="oooc:=[.E387]*1000" office:value-type="float" office:value="3890.625">
            <text:p>3890.625</text:p>
          </table:table-cell>
          <table:table-cell table:formula="oooc:=[.F387]/[.C387]" office:value-type="float" office:value="10.0793393782383">
            <text:p>10.08</text:p>
          </table:table-cell>
          <table:table-cell table:style-name="ce2" table:formula="oooc:=[.G387]/[.C387]" office:value-type="float" office:value="0.0261122781819646">
            <text:p>0.026</text:p>
          </table:table-cell>
          <table:table-cell table:formula="oooc:=[.H387]/[.C387]" office:value-type="float" office:value="0.0000676483890724472">
            <text:p>0.0000676</text:p>
          </table:table-cell>
          <table:table-cell/>
        </table:table-row>
        <table:table-row table:style-name="ro1">
          <table:table-cell office:value-type="float" office:value="1854611879">
            <text:p>1854611879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0258397824069334">
            <text:p>-0.002583978</text:p>
          </table:table-cell>
          <table:table-cell office:value-type="float" office:value="3.96875">
            <text:p>3.968750000</text:p>
          </table:table-cell>
          <table:table-cell table:formula="oooc:=[.E388]*1000" office:value-type="float" office:value="3968.75">
            <text:p>3968.750</text:p>
          </table:table-cell>
          <table:table-cell table:formula="oooc:=[.F388]/[.C388]" office:value-type="float" office:value="10.2551679586563">
            <text:p>10.26</text:p>
          </table:table-cell>
          <table:table-cell table:style-name="ce2" table:formula="oooc:=[.G388]/[.C388]" office:value-type="float" office:value="0.0264991420120319">
            <text:p>0.026</text:p>
          </table:table-cell>
          <table:table-cell table:formula="oooc:=[.H388]/[.C388]" office:value-type="float" office:value="0.000068473235173209">
            <text:p>0.0000685</text:p>
          </table:table-cell>
          <table:table-cell/>
        </table:table-row>
        <table:table-row table:style-name="ro1">
          <table:table-cell office:value-type="float" office:value="1533049418">
            <text:p>1533049418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0257731865382027">
            <text:p>-0.002577319</text:p>
          </table:table-cell>
          <table:table-cell office:value-type="float" office:value="3.953125">
            <text:p>3.953125000</text:p>
          </table:table-cell>
          <table:table-cell table:formula="oooc:=[.E389]*1000" office:value-type="float" office:value="3953.125">
            <text:p>3953.125</text:p>
          </table:table-cell>
          <table:table-cell table:formula="oooc:=[.F389]/[.C389]" office:value-type="float" office:value="10.1884664948454">
            <text:p>10.19</text:p>
          </table:table-cell>
          <table:table-cell table:style-name="ce2" table:formula="oooc:=[.G389]/[.C389]" office:value-type="float" office:value="0.0262589342650654">
            <text:p>0.026</text:p>
          </table:table-cell>
          <table:table-cell table:formula="oooc:=[.H389]/[.C389]" office:value-type="float" office:value="0.0000676776656316118">
            <text:p>0.0000677</text:p>
          </table:table-cell>
          <table:table-cell/>
        </table:table-row>
        <table:table-row table:style-name="ro1">
          <table:table-cell office:value-type="float" office:value="682042364">
            <text:p>682042364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025706932265166">
            <text:p>-0.002570693</text:p>
          </table:table-cell>
          <table:table-cell office:value-type="float" office:value="3.875">
            <text:p>3.875000000</text:p>
          </table:table-cell>
          <table:table-cell table:formula="oooc:=[.E390]*1000" office:value-type="float" office:value="3875">
            <text:p>3875.000</text:p>
          </table:table-cell>
          <table:table-cell table:formula="oooc:=[.F390]/[.C390]" office:value-type="float" office:value="9.96143958868895">
            <text:p>9.96</text:p>
          </table:table-cell>
          <table:table-cell table:style-name="ce2" table:formula="oooc:=[.G390]/[.C390]" office:value-type="float" office:value="0.0256078138526708">
            <text:p>0.026</text:p>
          </table:table-cell>
          <table:table-cell table:formula="oooc:=[.H390]/[.C390]" office:value-type="float" office:value="0.0000658298556623928">
            <text:p>0.0000658</text:p>
          </table:table-cell>
          <table:table-cell/>
        </table:table-row>
        <table:table-row table:style-name="ro1">
          <table:table-cell office:value-type="float" office:value="1379739898">
            <text:p>137973989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0256409995944296">
            <text:p>-0.002564100</text:p>
          </table:table-cell>
          <table:table-cell office:value-type="float" office:value="3.953125">
            <text:p>3.953125000</text:p>
          </table:table-cell>
          <table:table-cell table:formula="oooc:=[.E391]*1000" office:value-type="float" office:value="3953.125">
            <text:p>3953.125</text:p>
          </table:table-cell>
          <table:table-cell table:formula="oooc:=[.F391]/[.C391]" office:value-type="float" office:value="10.136217948718">
            <text:p>10.14</text:p>
          </table:table-cell>
          <table:table-cell table:style-name="ce2" table:formula="oooc:=[.G391]/[.C391]" office:value-type="float" office:value="0.0259903024326101">
            <text:p>0.026</text:p>
          </table:table-cell>
          <table:table-cell table:formula="oooc:=[.H391]/[.C391]" office:value-type="float" office:value="0.0000666418011092567">
            <text:p>0.0000666</text:p>
          </table:table-cell>
          <table:table-cell/>
        </table:table-row>
        <table:table-row table:style-name="ro1">
          <table:table-cell office:value-type="float" office:value="943780691">
            <text:p>943780691</text:p>
          </table:table-cell>
          <table:table-cell table:number-columns-repeated="2" office:value-type="float" office:value="391">
            <text:p>391</text:p>
          </table:table-cell>
          <table:table-cell office:value-type="float" office:value="-0.00255754318698109">
            <text:p>-0.002557543</text:p>
          </table:table-cell>
          <table:table-cell office:value-type="float" office:value="3.984375">
            <text:p>3.984375000</text:p>
          </table:table-cell>
          <table:table-cell table:formula="oooc:=[.E392]*1000" office:value-type="float" office:value="3984.375">
            <text:p>3984.375</text:p>
          </table:table-cell>
          <table:table-cell table:formula="oooc:=[.F392]/[.C392]" office:value-type="float" office:value="10.1902173913043">
            <text:p>10.19</text:p>
          </table:table-cell>
          <table:table-cell table:style-name="ce2" table:formula="oooc:=[.G392]/[.C392]" office:value-type="float" office:value="0.0260619370621595">
            <text:p>0.026</text:p>
          </table:table-cell>
          <table:table-cell table:formula="oooc:=[.H392]/[.C392]" office:value-type="float" office:value="0.0000666545704914564">
            <text:p>0.0000667</text:p>
          </table:table-cell>
          <table:table-cell/>
        </table:table-row>
        <table:table-row table:style-name="ro1">
          <table:table-cell office:value-type="float" office:value="550089438">
            <text:p>550089438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0255101963898596">
            <text:p>-0.002551020</text:p>
          </table:table-cell>
          <table:table-cell office:value-type="float" office:value="4.03125">
            <text:p>4.031250000</text:p>
          </table:table-cell>
          <table:table-cell table:formula="oooc:=[.E393]*1000" office:value-type="float" office:value="4031.25">
            <text:p>4031.250</text:p>
          </table:table-cell>
          <table:table-cell table:formula="oooc:=[.F393]/[.C393]" office:value-type="float" office:value="10.2838010204082">
            <text:p>10.28</text:p>
          </table:table-cell>
          <table:table-cell table:style-name="ce2" table:formula="oooc:=[.G393]/[.C393]" office:value-type="float" office:value="0.0262341862765514">
            <text:p>0.026</text:p>
          </table:table-cell>
          <table:table-cell table:formula="oooc:=[.H393]/[.C393]" office:value-type="float" office:value="0.0000669239445830394">
            <text:p>0.0000669</text:p>
          </table:table-cell>
          <table:table-cell/>
        </table:table-row>
        <table:table-row table:style-name="ro1">
          <table:table-cell office:value-type="float" office:value="158359552">
            <text:p>158359552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00254452840520969">
            <text:p>-0.002544528</text:p>
          </table:table-cell>
          <table:table-cell office:value-type="float" office:value="3.921875">
            <text:p>3.921875000</text:p>
          </table:table-cell>
          <table:table-cell table:formula="oooc:=[.E394]*1000" office:value-type="float" office:value="3921.875">
            <text:p>3921.875</text:p>
          </table:table-cell>
          <table:table-cell table:formula="oooc:=[.F394]/[.C394]" office:value-type="float" office:value="9.97932569974555">
            <text:p>9.98</text:p>
          </table:table-cell>
          <table:table-cell table:style-name="ce2" table:formula="oooc:=[.G394]/[.C394]" office:value-type="float" office:value="0.0253926862588945">
            <text:p>0.025</text:p>
          </table:table-cell>
          <table:table-cell table:formula="oooc:=[.H394]/[.C394]" office:value-type="float" office:value="0.0000646124332287392">
            <text:p>0.0000646</text:p>
          </table:table-cell>
          <table:table-cell/>
        </table:table-row>
        <table:table-row table:style-name="ro1">
          <table:table-cell office:value-type="float" office:value="555595904">
            <text:p>555595904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025380699797779">
            <text:p>-0.002538070</text:p>
          </table:table-cell>
          <table:table-cell office:value-type="float" office:value="3.984375">
            <text:p>3.984375000</text:p>
          </table:table-cell>
          <table:table-cell table:formula="oooc:=[.E395]*1000" office:value-type="float" office:value="3984.375">
            <text:p>3984.375</text:p>
          </table:table-cell>
          <table:table-cell table:formula="oooc:=[.F395]/[.C395]" office:value-type="float" office:value="10.1126269035533">
            <text:p>10.11</text:p>
          </table:table-cell>
          <table:table-cell table:style-name="ce2" table:formula="oooc:=[.G395]/[.C395]" office:value-type="float" office:value="0.0256665657450591">
            <text:p>0.026</text:p>
          </table:table-cell>
          <table:table-cell table:formula="oooc:=[.H395]/[.C395]" office:value-type="float" office:value="0.0000651435678808608">
            <text:p>0.0000651</text:p>
          </table:table-cell>
          <table:table-cell/>
        </table:table-row>
        <table:table-row table:style-name="ro1">
          <table:table-cell office:value-type="float" office:value="1449527301">
            <text:p>1449527301</text:p>
          </table:table-cell>
          <table:table-cell table:number-columns-repeated="2" office:value-type="float" office:value="395">
            <text:p>395</text:p>
          </table:table-cell>
          <table:table-cell office:value-type="float" office:value="-0.00253164520108839">
            <text:p>-0.002531645</text:p>
          </table:table-cell>
          <table:table-cell office:value-type="float" office:value="4.140625">
            <text:p>4.140625000</text:p>
          </table:table-cell>
          <table:table-cell table:formula="oooc:=[.E396]*1000" office:value-type="float" office:value="4140.625">
            <text:p>4140.625</text:p>
          </table:table-cell>
          <table:table-cell table:formula="oooc:=[.F396]/[.C396]" office:value-type="float" office:value="10.4825949367089">
            <text:p>10.48</text:p>
          </table:table-cell>
          <table:table-cell table:style-name="ce2" table:formula="oooc:=[.G396]/[.C396]" office:value-type="float" office:value="0.0265382150296427">
            <text:p>0.027</text:p>
          </table:table-cell>
          <table:table-cell table:formula="oooc:=[.H396]/[.C396]" office:value-type="float" office:value="0.0000671853545054245">
            <text:p>0.0000672</text:p>
          </table:table-cell>
          <table:table-cell/>
        </table:table-row>
        <table:table-row table:style-name="ro1">
          <table:table-cell office:value-type="float" office:value="144743553">
            <text:p>144743553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0252524438766955">
            <text:p>-0.002525244</text:p>
          </table:table-cell>
          <table:table-cell office:value-type="float" office:value="5.125">
            <text:p>5.125000000</text:p>
          </table:table-cell>
          <table:table-cell table:formula="oooc:=[.E397]*1000" office:value-type="float" office:value="5125">
            <text:p>5125.000</text:p>
          </table:table-cell>
          <table:table-cell table:formula="oooc:=[.F397]/[.C397]" office:value-type="float" office:value="12.9419191919192">
            <text:p>12.94</text:p>
          </table:table-cell>
          <table:table-cell table:style-name="ce2" table:formula="oooc:=[.G397]/[.C397]" office:value-type="float" office:value="0.0326816141210081">
            <text:p>0.033</text:p>
          </table:table-cell>
          <table:table-cell table:formula="oooc:=[.H397]/[.C397]" office:value-type="float" office:value="0.0000825293285884042">
            <text:p>0.0000825</text:p>
          </table:table-cell>
          <table:table-cell/>
        </table:table-row>
        <table:table-row table:style-name="ro1">
          <table:table-cell office:value-type="float" office:value="1892849259">
            <text:p>1892849259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0251889111586934">
            <text:p>-0.002518891</text:p>
          </table:table-cell>
          <table:table-cell office:value-type="float" office:value="4.28125">
            <text:p>4.281250000</text:p>
          </table:table-cell>
          <table:table-cell table:formula="oooc:=[.E398]*1000" office:value-type="float" office:value="4281.25">
            <text:p>4281.250</text:p>
          </table:table-cell>
          <table:table-cell table:formula="oooc:=[.F398]/[.C398]" office:value-type="float" office:value="10.7840050377834">
            <text:p>10.78</text:p>
          </table:table-cell>
          <table:table-cell table:style-name="ce2" table:formula="oooc:=[.G398]/[.C398]" office:value-type="float" office:value="0.0271637406493284">
            <text:p>0.027</text:p>
          </table:table-cell>
          <table:table-cell table:formula="oooc:=[.H398]/[.C398]" office:value-type="float" office:value="0.0000684225205272756">
            <text:p>0.0000684</text:p>
          </table:table-cell>
          <table:table-cell/>
        </table:table-row>
        <table:table-row table:style-name="ro1">
          <table:table-cell office:value-type="float" office:value="43391102">
            <text:p>43391102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0251256169656244">
            <text:p>-0.002512562</text:p>
          </table:table-cell>
          <table:table-cell office:value-type="float" office:value="4.125">
            <text:p>4.125000000</text:p>
          </table:table-cell>
          <table:table-cell table:formula="oooc:=[.E399]*1000" office:value-type="float" office:value="4125">
            <text:p>4125.000</text:p>
          </table:table-cell>
          <table:table-cell table:formula="oooc:=[.F399]/[.C399]" office:value-type="float" office:value="10.3643216080402">
            <text:p>10.36</text:p>
          </table:table-cell>
          <table:table-cell table:style-name="ce2" table:formula="oooc:=[.G399]/[.C399]" office:value-type="float" office:value="0.0260410090654276">
            <text:p>0.026</text:p>
          </table:table-cell>
          <table:table-cell table:formula="oooc:=[.H399]/[.C399]" office:value-type="float" office:value="0.0000654296710186624">
            <text:p>0.0000654</text:p>
          </table:table-cell>
          <table:table-cell/>
        </table:table-row>
        <table:table-row table:style-name="ro1">
          <table:table-cell office:value-type="float" office:value="790753668">
            <text:p>790753668</text:p>
          </table:table-cell>
          <table:table-cell table:number-columns-repeated="2" office:value-type="float" office:value="399">
            <text:p>399</text:p>
          </table:table-cell>
          <table:table-cell office:value-type="float" office:value="-0.00250626129719933">
            <text:p>-0.002506261</text:p>
          </table:table-cell>
          <table:table-cell office:value-type="float" office:value="4.265625">
            <text:p>4.265625000</text:p>
          </table:table-cell>
          <table:table-cell table:formula="oooc:=[.E400]*1000" office:value-type="float" office:value="4265.625">
            <text:p>4265.625</text:p>
          </table:table-cell>
          <table:table-cell table:formula="oooc:=[.F400]/[.C400]" office:value-type="float" office:value="10.6907894736842">
            <text:p>10.69</text:p>
          </table:table-cell>
          <table:table-cell table:style-name="ce2" table:formula="oooc:=[.G400]/[.C400]" office:value-type="float" office:value="0.0267939585806622">
            <text:p>0.027</text:p>
          </table:table-cell>
          <table:table-cell table:formula="oooc:=[.H400]/[.C400]" office:value-type="float" office:value="0.0000671527783976496">
            <text:p>0.0000672</text:p>
          </table:table-cell>
          <table:table-cell/>
        </table:table-row>
        <table:table-row table:style-name="ro1">
          <table:table-cell office:value-type="float" office:value="1232491687">
            <text:p>1232491687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0249999829748049">
            <text:p>-0.002499998</text:p>
          </table:table-cell>
          <table:table-cell office:value-type="float" office:value="4.234375">
            <text:p>4.234375000</text:p>
          </table:table-cell>
          <table:table-cell table:formula="oooc:=[.E401]*1000" office:value-type="float" office:value="4234.375">
            <text:p>4234.375</text:p>
          </table:table-cell>
          <table:table-cell table:formula="oooc:=[.F401]/[.C401]" office:value-type="float" office:value="10.5859375">
            <text:p>10.59</text:p>
          </table:table-cell>
          <table:table-cell table:style-name="ce2" table:formula="oooc:=[.G401]/[.C401]" office:value-type="float" office:value="0.02646484375">
            <text:p>0.026</text:p>
          </table:table-cell>
          <table:table-cell table:formula="oooc:=[.H401]/[.C401]" office:value-type="float" office:value="0.000066162109375">
            <text:p>0.0000662</text:p>
          </table:table-cell>
          <table:table-cell/>
        </table:table-row>
        <table:table-row table:style-name="ro1">
          <table:table-cell office:value-type="float" office:value="1098702505">
            <text:p>1098702505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0249376465585272">
            <text:p>-0.002493765</text:p>
          </table:table-cell>
          <table:table-cell office:value-type="float" office:value="4.296875">
            <text:p>4.296875000</text:p>
          </table:table-cell>
          <table:table-cell table:formula="oooc:=[.E402]*1000" office:value-type="float" office:value="4296.875">
            <text:p>4296.875</text:p>
          </table:table-cell>
          <table:table-cell table:formula="oooc:=[.F402]/[.C402]" office:value-type="float" office:value="10.7153990024938">
            <text:p>10.72</text:p>
          </table:table-cell>
          <table:table-cell table:style-name="ce2" table:formula="oooc:=[.G402]/[.C402]" office:value-type="float" office:value="0.0267216932730518">
            <text:p>0.027</text:p>
          </table:table-cell>
          <table:table-cell table:formula="oooc:=[.H402]/[.C402]" office:value-type="float" office:value="0.0000666376390849172">
            <text:p>0.0000666</text:p>
          </table:table-cell>
          <table:table-cell/>
        </table:table-row>
        <table:table-row table:style-name="ro1">
          <table:table-cell office:value-type="float" office:value="14747050">
            <text:p>14747050</text:p>
          </table:table-cell>
          <table:table-cell table:number-columns-repeated="2" office:value-type="float" office:value="402">
            <text:p>402</text:p>
          </table:table-cell>
          <table:table-cell office:value-type="float" office:value="-0.00248756024268459">
            <text:p>-0.002487560</text:p>
          </table:table-cell>
          <table:table-cell office:value-type="float" office:value="4.265625">
            <text:p>4.265625000</text:p>
          </table:table-cell>
          <table:table-cell table:formula="oooc:=[.E403]*1000" office:value-type="float" office:value="4265.625">
            <text:p>4265.625</text:p>
          </table:table-cell>
          <table:table-cell table:formula="oooc:=[.F403]/[.C403]" office:value-type="float" office:value="10.6110074626866">
            <text:p>10.61</text:p>
          </table:table-cell>
          <table:table-cell table:style-name="ce2" table:formula="oooc:=[.G403]/[.C403]" office:value-type="float" office:value="0.0263955409519566">
            <text:p>0.026</text:p>
          </table:table-cell>
          <table:table-cell table:formula="oooc:=[.H403]/[.C403]" office:value-type="float" office:value="0.0000656605496317329">
            <text:p>0.0000657</text:p>
          </table:table-cell>
          <table:table-cell/>
        </table:table-row>
        <table:table-row table:style-name="ro1">
          <table:table-cell office:value-type="float" office:value="939275603">
            <text:p>939275603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0248138650600538">
            <text:p>-0.002481387</text:p>
          </table:table-cell>
          <table:table-cell office:value-type="float" office:value="4.3125">
            <text:p>4.312500000</text:p>
          </table:table-cell>
          <table:table-cell table:formula="oooc:=[.E404]*1000" office:value-type="float" office:value="4312.5">
            <text:p>4312.500</text:p>
          </table:table-cell>
          <table:table-cell table:formula="oooc:=[.F404]/[.C404]" office:value-type="float" office:value="10.7009925558313">
            <text:p>10.7</text:p>
          </table:table-cell>
          <table:table-cell table:style-name="ce2" table:formula="oooc:=[.G404]/[.C404]" office:value-type="float" office:value="0.0265533314040478">
            <text:p>0.027</text:p>
          </table:table-cell>
          <table:table-cell table:formula="oooc:=[.H404]/[.C404]" office:value-type="float" office:value="0.000065889159811533">
            <text:p>0.0000659</text:p>
          </table:table-cell>
          <table:table-cell/>
        </table:table-row>
        <table:table-row table:style-name="ro1">
          <table:table-cell office:value-type="float" office:value="1903900966">
            <text:p>1903900966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0247524640144548">
            <text:p>-0.002475246</text:p>
          </table:table-cell>
          <table:table-cell office:value-type="float" office:value="4.765625">
            <text:p>4.765625000</text:p>
          </table:table-cell>
          <table:table-cell table:formula="oooc:=[.E405]*1000" office:value-type="float" office:value="4765.625">
            <text:p>4765.625</text:p>
          </table:table-cell>
          <table:table-cell table:formula="oooc:=[.F405]/[.C405]" office:value-type="float" office:value="11.7961014851485">
            <text:p>11.8</text:p>
          </table:table-cell>
          <table:table-cell table:style-name="ce2" table:formula="oooc:=[.G405]/[.C405]" office:value-type="float" office:value="0.0291982710028429">
            <text:p>0.029</text:p>
          </table:table-cell>
          <table:table-cell table:formula="oooc:=[.H405]/[.C405]" office:value-type="float" office:value="0.0000722729480268387">
            <text:p>0.0000723</text:p>
          </table:table-cell>
          <table:table-cell/>
        </table:table-row>
        <table:table-row table:style-name="ro1">
          <table:table-cell office:value-type="float" office:value="495312520">
            <text:p>495312520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0246913296081175">
            <text:p>-0.002469133</text:p>
          </table:table-cell>
          <table:table-cell office:value-type="float" office:value="4.375">
            <text:p>4.375000000</text:p>
          </table:table-cell>
          <table:table-cell table:formula="oooc:=[.E406]*1000" office:value-type="float" office:value="4375">
            <text:p>4375.000</text:p>
          </table:table-cell>
          <table:table-cell table:formula="oooc:=[.F406]/[.C406]" office:value-type="float" office:value="10.8024691358025">
            <text:p>10.8</text:p>
          </table:table-cell>
          <table:table-cell table:style-name="ce2" table:formula="oooc:=[.G406]/[.C406]" office:value-type="float" office:value="0.0266727632982777">
            <text:p>0.027</text:p>
          </table:table-cell>
          <table:table-cell table:formula="oooc:=[.H406]/[.C406]" office:value-type="float" office:value="0.0000658586748105622">
            <text:p>0.0000659</text:p>
          </table:table-cell>
          <table:table-cell/>
        </table:table-row>
        <table:table-row table:style-name="ro1">
          <table:table-cell office:value-type="float" office:value="1728733003">
            <text:p>1728733003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0246305255143398">
            <text:p>-0.002463053</text:p>
          </table:table-cell>
          <table:table-cell office:value-type="float" office:value="4.375">
            <text:p>4.375000000</text:p>
          </table:table-cell>
          <table:table-cell table:formula="oooc:=[.E407]*1000" office:value-type="float" office:value="4375">
            <text:p>4375.000</text:p>
          </table:table-cell>
          <table:table-cell table:formula="oooc:=[.F407]/[.C407]" office:value-type="float" office:value="10.7758620689655">
            <text:p>10.78</text:p>
          </table:table-cell>
          <table:table-cell table:style-name="ce2" table:formula="oooc:=[.G407]/[.C407]" office:value-type="float" office:value="0.0265415321895702">
            <text:p>0.027</text:p>
          </table:table-cell>
          <table:table-cell table:formula="oooc:=[.H407]/[.C407]" office:value-type="float" office:value="0.0000653732319940154">
            <text:p>0.0000654</text:p>
          </table:table-cell>
          <table:table-cell/>
        </table:table-row>
        <table:table-row table:style-name="ro1">
          <table:table-cell office:value-type="float" office:value="929993782">
            <text:p>929993782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0245700178714969">
            <text:p>-0.002457002</text:p>
          </table:table-cell>
          <table:table-cell office:value-type="float" office:value="4.375">
            <text:p>4.375000000</text:p>
          </table:table-cell>
          <table:table-cell table:formula="oooc:=[.E408]*1000" office:value-type="float" office:value="4375">
            <text:p>4375.000</text:p>
          </table:table-cell>
          <table:table-cell table:formula="oooc:=[.F408]/[.C408]" office:value-type="float" office:value="10.7493857493858">
            <text:p>10.75</text:p>
          </table:table-cell>
          <table:table-cell table:style-name="ce2" table:formula="oooc:=[.G408]/[.C408]" office:value-type="float" office:value="0.026411267197508">
            <text:p>0.026</text:p>
          </table:table-cell>
          <table:table-cell table:formula="oooc:=[.H408]/[.C408]" office:value-type="float" office:value="0.0000648925483968255">
            <text:p>0.0000649</text:p>
          </table:table-cell>
          <table:table-cell/>
        </table:table-row>
        <table:table-row table:style-name="ro1">
          <table:table-cell office:value-type="float" office:value="738918203">
            <text:p>738918203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0245097853036214">
            <text:p>-0.002450979</text:p>
          </table:table-cell>
          <table:table-cell office:value-type="float" office:value="4.359375">
            <text:p>4.359375000</text:p>
          </table:table-cell>
          <table:table-cell table:formula="oooc:=[.E409]*1000" office:value-type="float" office:value="4359.375">
            <text:p>4359.375</text:p>
          </table:table-cell>
          <table:table-cell table:formula="oooc:=[.F409]/[.C409]" office:value-type="float" office:value="10.6847426470588">
            <text:p>10.68</text:p>
          </table:table-cell>
          <table:table-cell table:style-name="ce2" table:formula="oooc:=[.G409]/[.C409]" office:value-type="float" office:value="0.0261880947231834">
            <text:p>0.026</text:p>
          </table:table-cell>
          <table:table-cell table:formula="oooc:=[.H409]/[.C409]" office:value-type="float" office:value="0.0000641865066744691">
            <text:p>0.0000642</text:p>
          </table:table-cell>
          <table:table-cell/>
        </table:table-row>
        <table:table-row table:style-name="ro1">
          <table:table-cell office:value-type="float" office:value="1601965931">
            <text:p>1601965931</text:p>
          </table:table-cell>
          <table:table-cell table:number-columns-repeated="2" office:value-type="float" office:value="409">
            <text:p>409</text:p>
          </table:table-cell>
          <table:table-cell office:value-type="float" office:value="-0.00244498694189588">
            <text:p>-0.002444987</text:p>
          </table:table-cell>
          <table:table-cell office:value-type="float" office:value="4.4375">
            <text:p>4.437500000</text:p>
          </table:table-cell>
          <table:table-cell table:formula="oooc:=[.E410]*1000" office:value-type="float" office:value="4437.5">
            <text:p>4437.500</text:p>
          </table:table-cell>
          <table:table-cell table:formula="oooc:=[.F410]/[.C410]" office:value-type="float" office:value="10.8496332518337">
            <text:p>10.85</text:p>
          </table:table-cell>
          <table:table-cell table:style-name="ce2" table:formula="oooc:=[.G410]/[.C410]" office:value-type="float" office:value="0.0265272206646302">
            <text:p>0.027</text:p>
          </table:table-cell>
          <table:table-cell table:formula="oooc:=[.H410]/[.C410]" office:value-type="float" office:value="0.0000648587302313696">
            <text:p>0.0000649</text:p>
          </table:table-cell>
          <table:table-cell/>
        </table:table-row>
        <table:table-row table:style-name="ro1">
          <table:table-cell office:value-type="float" office:value="328480785">
            <text:p>328480785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0243902259168749">
            <text:p>-0.002439023</text:p>
          </table:table-cell>
          <table:table-cell office:value-type="float" office:value="4.703125">
            <text:p>4.703125000</text:p>
          </table:table-cell>
          <table:table-cell table:formula="oooc:=[.E411]*1000" office:value-type="float" office:value="4703.125">
            <text:p>4703.125</text:p>
          </table:table-cell>
          <table:table-cell table:formula="oooc:=[.F411]/[.C411]" office:value-type="float" office:value="11.4710365853659">
            <text:p>11.47</text:p>
          </table:table-cell>
          <table:table-cell table:style-name="ce2" table:formula="oooc:=[.G411]/[.C411]" office:value-type="float" office:value="0.0279781380130874">
            <text:p>0.028</text:p>
          </table:table-cell>
          <table:table-cell table:formula="oooc:=[.H411]/[.C411]" office:value-type="float" office:value="0.0000682393610075304">
            <text:p>0.0000682</text:p>
          </table:table-cell>
          <table:table-cell/>
        </table:table-row>
        <table:table-row table:style-name="ro1">
          <table:table-cell office:value-type="float" office:value="190034815">
            <text:p>190034815</text:p>
          </table:table-cell>
          <table:table-cell table:number-columns-repeated="2" office:value-type="float" office:value="411">
            <text:p>411</text:p>
          </table:table-cell>
          <table:table-cell office:value-type="float" office:value="-0.00243308239282669">
            <text:p>-0.002433082</text:p>
          </table:table-cell>
          <table:table-cell office:value-type="float" office:value="4.515625">
            <text:p>4.515625000</text:p>
          </table:table-cell>
          <table:table-cell table:formula="oooc:=[.E412]*1000" office:value-type="float" office:value="4515.625">
            <text:p>4515.625</text:p>
          </table:table-cell>
          <table:table-cell table:formula="oooc:=[.F412]/[.C412]" office:value-type="float" office:value="10.9869221411192">
            <text:p>10.99</text:p>
          </table:table-cell>
          <table:table-cell table:style-name="ce2" table:formula="oooc:=[.G412]/[.C412]" office:value-type="float" office:value="0.0267321706596575">
            <text:p>0.027</text:p>
          </table:table-cell>
          <table:table-cell table:formula="oooc:=[.H412]/[.C412]" office:value-type="float" office:value="0.0000650417777607238">
            <text:p>0.0000650</text:p>
          </table:table-cell>
          <table:table-cell/>
        </table:table-row>
        <table:table-row table:style-name="ro1">
          <table:table-cell office:value-type="float" office:value="947728973">
            <text:p>947728973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0242718340541614">
            <text:p>-0.002427183</text:p>
          </table:table-cell>
          <table:table-cell office:value-type="float" office:value="4.671875">
            <text:p>4.671875000</text:p>
          </table:table-cell>
          <table:table-cell table:formula="oooc:=[.E413]*1000" office:value-type="float" office:value="4671.875">
            <text:p>4671.875</text:p>
          </table:table-cell>
          <table:table-cell table:formula="oooc:=[.F413]/[.C413]" office:value-type="float" office:value="11.3395024271845">
            <text:p>11.34</text:p>
          </table:table-cell>
          <table:table-cell table:style-name="ce2" table:formula="oooc:=[.G413]/[.C413]" office:value-type="float" office:value="0.0275230641436516">
            <text:p>0.028</text:p>
          </table:table-cell>
          <table:table-cell table:formula="oooc:=[.H413]/[.C413]" office:value-type="float" office:value="0.0000668035537467272">
            <text:p>0.0000668</text:p>
          </table:table-cell>
          <table:table-cell/>
        </table:table-row>
        <table:table-row table:style-name="ro1">
          <table:table-cell office:value-type="float" office:value="1316397280">
            <text:p>1316397280</text:p>
          </table:table-cell>
          <table:table-cell table:number-columns-repeated="2" office:value-type="float" office:value="413">
            <text:p>413</text:p>
          </table:table-cell>
          <table:table-cell office:value-type="float" office:value="-0.00242130671387031">
            <text:p>-0.002421307</text:p>
          </table:table-cell>
          <table:table-cell office:value-type="float" office:value="4.796875">
            <text:p>4.796875000</text:p>
          </table:table-cell>
          <table:table-cell table:formula="oooc:=[.E414]*1000" office:value-type="float" office:value="4796.875">
            <text:p>4796.875</text:p>
          </table:table-cell>
          <table:table-cell table:formula="oooc:=[.F414]/[.C414]" office:value-type="float" office:value="11.6147094430993">
            <text:p>11.61</text:p>
          </table:table-cell>
          <table:table-cell table:style-name="ce2" table:formula="oooc:=[.G414]/[.C414]" office:value-type="float" office:value="0.0281227831552041">
            <text:p>0.028</text:p>
          </table:table-cell>
          <table:table-cell table:formula="oooc:=[.H414]/[.C414]" office:value-type="float" office:value="0.000068093905944804">
            <text:p>0.0000681</text:p>
          </table:table-cell>
          <table:table-cell/>
        </table:table-row>
        <table:table-row table:style-name="ro1">
          <table:table-cell office:value-type="float" office:value="1199017938">
            <text:p>1199017938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0241545829352674">
            <text:p>-0.002415458</text:p>
          </table:table-cell>
          <table:table-cell office:value-type="float" office:value="4.859375">
            <text:p>4.859375000</text:p>
          </table:table-cell>
          <table:table-cell table:formula="oooc:=[.E415]*1000" office:value-type="float" office:value="4859.375">
            <text:p>4859.375</text:p>
          </table:table-cell>
          <table:table-cell table:formula="oooc:=[.F415]/[.C415]" office:value-type="float" office:value="11.7376207729469">
            <text:p>11.74</text:p>
          </table:table-cell>
          <table:table-cell table:style-name="ce2" table:formula="oooc:=[.G415]/[.C415]" office:value-type="float" office:value="0.0283517409974562">
            <text:p>0.028</text:p>
          </table:table-cell>
          <table:table-cell table:formula="oooc:=[.H415]/[.C415]" office:value-type="float" office:value="0.0000684824661774304">
            <text:p>0.0000685</text:p>
          </table:table-cell>
          <table:table-cell/>
        </table:table-row>
        <table:table-row table:style-name="ro1">
          <table:table-cell office:value-type="float" office:value="1418344844">
            <text:p>1418344844</text:p>
          </table:table-cell>
          <table:table-cell table:number-columns-repeated="2" office:value-type="float" office:value="415">
            <text:p>415</text:p>
          </table:table-cell>
          <table:table-cell office:value-type="float" office:value="-0.00240963805015326">
            <text:p>-0.002409638</text:p>
          </table:table-cell>
          <table:table-cell office:value-type="float" office:value="5.140625">
            <text:p>5.140625000</text:p>
          </table:table-cell>
          <table:table-cell table:formula="oooc:=[.E416]*1000" office:value-type="float" office:value="5140.625">
            <text:p>5140.625</text:p>
          </table:table-cell>
          <table:table-cell table:formula="oooc:=[.F416]/[.C416]" office:value-type="float" office:value="12.3870481927711">
            <text:p>12.39</text:p>
          </table:table-cell>
          <table:table-cell table:style-name="ce2" table:formula="oooc:=[.G416]/[.C416]" office:value-type="float" office:value="0.0298483088982436">
            <text:p>0.030</text:p>
          </table:table-cell>
          <table:table-cell table:formula="oooc:=[.H416]/[.C416]" office:value-type="float" office:value="0.0000719236358993821">
            <text:p>0.0000719</text:p>
          </table:table-cell>
          <table:table-cell/>
        </table:table-row>
        <table:table-row table:style-name="ro1">
          <table:table-cell office:value-type="float" office:value="1286208192">
            <text:p>1286208192</text:p>
          </table:table-cell>
          <table:table-cell table:number-columns-repeated="2" office:value-type="float" office:value="416">
            <text:p>416</text:p>
          </table:table-cell>
          <table:table-cell office:value-type="float" office:value="-0.00240382953427343">
            <text:p>-0.002403830</text:p>
          </table:table-cell>
          <table:table-cell office:value-type="float" office:value="5.15625">
            <text:p>5.156250000</text:p>
          </table:table-cell>
          <table:table-cell table:formula="oooc:=[.E417]*1000" office:value-type="float" office:value="5156.25">
            <text:p>5156.250</text:p>
          </table:table-cell>
          <table:table-cell table:formula="oooc:=[.F417]/[.C417]" office:value-type="float" office:value="12.3948317307692">
            <text:p>12.39</text:p>
          </table:table-cell>
          <table:table-cell table:style-name="ce2" table:formula="oooc:=[.G417]/[.C417]" office:value-type="float" office:value="0.0297952685835799">
            <text:p>0.030</text:p>
          </table:table-cell>
          <table:table-cell table:formula="oooc:=[.H417]/[.C417]" office:value-type="float" office:value="0.0000716232417874516">
            <text:p>0.0000716</text:p>
          </table:table-cell>
          <table:table-cell/>
        </table:table-row>
        <table:table-row table:style-name="ro1">
          <table:table-cell office:value-type="float" office:value="721435171">
            <text:p>721435171</text:p>
          </table:table-cell>
          <table:table-cell table:number-columns-repeated="2" office:value-type="float" office:value="417">
            <text:p>417</text:p>
          </table:table-cell>
          <table:table-cell office:value-type="float" office:value="-0.00239808106789496">
            <text:p>-0.002398081</text:p>
          </table:table-cell>
          <table:table-cell office:value-type="float" office:value="4.765625">
            <text:p>4.765625000</text:p>
          </table:table-cell>
          <table:table-cell table:formula="oooc:=[.E418]*1000" office:value-type="float" office:value="4765.625">
            <text:p>4765.625</text:p>
          </table:table-cell>
          <table:table-cell table:formula="oooc:=[.F418]/[.C418]" office:value-type="float" office:value="11.4283573141487">
            <text:p>11.43</text:p>
          </table:table-cell>
          <table:table-cell table:style-name="ce2" table:formula="oooc:=[.G418]/[.C418]" office:value-type="float" office:value="0.0274061326478386">
            <text:p>0.027</text:p>
          </table:table-cell>
          <table:table-cell table:formula="oooc:=[.H418]/[.C418]" office:value-type="float" office:value="0.0000657221406422987">
            <text:p>0.0000657</text:p>
          </table:table-cell>
          <table:table-cell/>
        </table:table-row>
        <table:table-row table:style-name="ro1">
          <table:table-cell office:value-type="float" office:value="1840325735">
            <text:p>1840325735</text:p>
          </table:table-cell>
          <table:table-cell table:number-columns-repeated="2" office:value-type="float" office:value="418">
            <text:p>418</text:p>
          </table:table-cell>
          <table:table-cell office:value-type="float" office:value="-0.00239234284953227">
            <text:p>-0.002392343</text:p>
          </table:table-cell>
          <table:table-cell office:value-type="float" office:value="4.703125">
            <text:p>4.703125000</text:p>
          </table:table-cell>
          <table:table-cell table:formula="oooc:=[.E419]*1000" office:value-type="float" office:value="4703.125">
            <text:p>4703.125</text:p>
          </table:table-cell>
          <table:table-cell table:formula="oooc:=[.F419]/[.C419]" office:value-type="float" office:value="11.251495215311">
            <text:p>11.25</text:p>
          </table:table-cell>
          <table:table-cell table:style-name="ce2" table:formula="oooc:=[.G419]/[.C419]" office:value-type="float" office:value="0.0269174526682081">
            <text:p>0.027</text:p>
          </table:table-cell>
          <table:table-cell table:formula="oooc:=[.H419]/[.C419]" office:value-type="float" office:value="0.0000643958197804023">
            <text:p>0.0000644</text:p>
          </table:table-cell>
          <table:table-cell/>
        </table:table-row>
        <table:table-row table:style-name="ro1">
          <table:table-cell office:value-type="float" office:value="1256271361">
            <text:p>1256271361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0238663389737326">
            <text:p>-0.002386634</text:p>
          </table:table-cell>
          <table:table-cell office:value-type="float" office:value="4.734375">
            <text:p>4.734375000</text:p>
          </table:table-cell>
          <table:table-cell table:formula="oooc:=[.E420]*1000" office:value-type="float" office:value="4734.375">
            <text:p>4734.375</text:p>
          </table:table-cell>
          <table:table-cell table:formula="oooc:=[.F420]/[.C420]" office:value-type="float" office:value="11.2992243436754">
            <text:p>11.3</text:p>
          </table:table-cell>
          <table:table-cell table:style-name="ce2" table:formula="oooc:=[.G420]/[.C420]" office:value-type="float" office:value="0.0269671225386048">
            <text:p>0.027</text:p>
          </table:table-cell>
          <table:table-cell table:formula="oooc:=[.H420]/[.C420]" office:value-type="float" office:value="0.0000643606743164793">
            <text:p>0.0000644</text:p>
          </table:table-cell>
          <table:table-cell/>
        </table:table-row>
        <table:table-row table:style-name="ro1">
          <table:table-cell office:value-type="float" office:value="503849868">
            <text:p>50384986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023809510838646">
            <text:p>-0.002380951</text:p>
          </table:table-cell>
          <table:table-cell office:value-type="float" office:value="4.78125">
            <text:p>4.781250000</text:p>
          </table:table-cell>
          <table:table-cell table:formula="oooc:=[.E421]*1000" office:value-type="float" office:value="4781.25">
            <text:p>4781.250</text:p>
          </table:table-cell>
          <table:table-cell table:formula="oooc:=[.F421]/[.C421]" office:value-type="float" office:value="11.3839285714286">
            <text:p>11.38</text:p>
          </table:table-cell>
          <table:table-cell table:style-name="ce2" table:formula="oooc:=[.G421]/[.C421]" office:value-type="float" office:value="0.0271045918367347">
            <text:p>0.027</text:p>
          </table:table-cell>
          <table:table-cell table:formula="oooc:=[.H421]/[.C421]" office:value-type="float" office:value="0.0000645347424684159">
            <text:p>0.0000645</text:p>
          </table:table-cell>
          <table:table-cell/>
        </table:table-row>
        <table:table-row table:style-name="ro1">
          <table:table-cell office:value-type="float" office:value="1174090906">
            <text:p>1174090906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0237528948218824">
            <text:p>-0.002375289</text:p>
          </table:table-cell>
          <table:table-cell office:value-type="float" office:value="4.828125">
            <text:p>4.828125000</text:p>
          </table:table-cell>
          <table:table-cell table:formula="oooc:=[.E422]*1000" office:value-type="float" office:value="4828.125">
            <text:p>4828.125</text:p>
          </table:table-cell>
          <table:table-cell table:formula="oooc:=[.F422]/[.C422]" office:value-type="float" office:value="11.4682304038005">
            <text:p>11.47</text:p>
          </table:table-cell>
          <table:table-cell table:style-name="ce2" table:formula="oooc:=[.G422]/[.C422]" office:value-type="float" office:value="0.0272404522655593">
            <text:p>0.027</text:p>
          </table:table-cell>
          <table:table-cell table:formula="oooc:=[.H422]/[.C422]" office:value-type="float" office:value="0.0000647041621509723">
            <text:p>0.0000647</text:p>
          </table:table-cell>
          <table:table-cell/>
        </table:table-row>
        <table:table-row table:style-name="ro1">
          <table:table-cell office:value-type="float" office:value="539169363">
            <text:p>539169363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0236966453940113">
            <text:p>-0.002369665</text:p>
          </table:table-cell>
          <table:table-cell office:value-type="float" office:value="4.875">
            <text:p>4.875000000</text:p>
          </table:table-cell>
          <table:table-cell table:formula="oooc:=[.E423]*1000" office:value-type="float" office:value="4875">
            <text:p>4875.000</text:p>
          </table:table-cell>
          <table:table-cell table:formula="oooc:=[.F423]/[.C423]" office:value-type="float" office:value="11.5521327014218">
            <text:p>11.55</text:p>
          </table:table-cell>
          <table:table-cell table:style-name="ce2" table:formula="oooc:=[.G423]/[.C423]" office:value-type="float" office:value="0.0273747220412839">
            <text:p>0.027</text:p>
          </table:table-cell>
          <table:table-cell table:formula="oooc:=[.H423]/[.C423]" office:value-type="float" office:value="0.0000648690095765021">
            <text:p>0.0000649</text:p>
          </table:table-cell>
          <table:table-cell/>
        </table:table-row>
        <table:table-row table:style-name="ro1">
          <table:table-cell office:value-type="float" office:value="827526875">
            <text:p>827526875</text:p>
          </table:table-cell>
          <table:table-cell table:number-columns-repeated="2" office:value-type="float" office:value="423">
            <text:p>423</text:p>
          </table:table-cell>
          <table:table-cell office:value-type="float" office:value="-0.00236406352632912">
            <text:p>-0.002364064</text:p>
          </table:table-cell>
          <table:table-cell office:value-type="float" office:value="4.84375">
            <text:p>4.843750000</text:p>
          </table:table-cell>
          <table:table-cell table:formula="oooc:=[.E424]*1000" office:value-type="float" office:value="4843.75">
            <text:p>4843.750</text:p>
          </table:table-cell>
          <table:table-cell table:formula="oooc:=[.F424]/[.C424]" office:value-type="float" office:value="11.4509456264775">
            <text:p>11.45</text:p>
          </table:table-cell>
          <table:table-cell table:style-name="ce2" table:formula="oooc:=[.G424]/[.C424]" office:value-type="float" office:value="0.0270707934432093">
            <text:p>0.027</text:p>
          </table:table-cell>
          <table:table-cell table:formula="oooc:=[.H424]/[.C424]" office:value-type="float" office:value="0.0000639971476198802">
            <text:p>0.0000640</text:p>
          </table:table-cell>
          <table:table-cell/>
        </table:table-row>
        <table:table-row table:style-name="ro1">
          <table:table-cell office:value-type="float" office:value="1872888731">
            <text:p>1872888731</text:p>
          </table:table-cell>
          <table:table-cell table:number-columns-repeated="2" office:value-type="float" office:value="424">
            <text:p>424</text:p>
          </table:table-cell>
          <table:table-cell office:value-type="float" office:value="-0.00235848787394843">
            <text:p>-0.002358488</text:p>
          </table:table-cell>
          <table:table-cell office:value-type="float" office:value="4.90625">
            <text:p>4.906250000</text:p>
          </table:table-cell>
          <table:table-cell table:formula="oooc:=[.E425]*1000" office:value-type="float" office:value="4906.25">
            <text:p>4906.250</text:p>
          </table:table-cell>
          <table:table-cell table:formula="oooc:=[.F425]/[.C425]" office:value-type="float" office:value="11.5713443396226">
            <text:p>11.57</text:p>
          </table:table-cell>
          <table:table-cell table:style-name="ce2" table:formula="oooc:=[.G425]/[.C425]" office:value-type="float" office:value="0.0272909064613742">
            <text:p>0.027</text:p>
          </table:table-cell>
          <table:table-cell table:formula="oooc:=[.H425]/[.C425]" office:value-type="float" office:value="0.0000643653454277692">
            <text:p>0.0000644</text:p>
          </table:table-cell>
          <table:table-cell/>
        </table:table-row>
        <table:table-row table:style-name="ro1">
          <table:table-cell office:value-type="float" office:value="1605492454">
            <text:p>1605492454</text:p>
          </table:table-cell>
          <table:table-cell table:number-columns-repeated="2" office:value-type="float" office:value="425">
            <text:p>425</text:p>
          </table:table-cell>
          <table:table-cell office:value-type="float" office:value="-0.00235294001367947">
            <text:p>-0.002352940</text:p>
          </table:table-cell>
          <table:table-cell office:value-type="float" office:value="4.9375">
            <text:p>4.937500000</text:p>
          </table:table-cell>
          <table:table-cell table:formula="oooc:=[.E426]*1000" office:value-type="float" office:value="4937.5">
            <text:p>4937.500</text:p>
          </table:table-cell>
          <table:table-cell table:formula="oooc:=[.F426]/[.C426]" office:value-type="float" office:value="11.6176470588235">
            <text:p>11.62</text:p>
          </table:table-cell>
          <table:table-cell table:style-name="ce2" table:formula="oooc:=[.G426]/[.C426]" office:value-type="float" office:value="0.0273356401384083">
            <text:p>0.027</text:p>
          </table:table-cell>
          <table:table-cell table:formula="oooc:=[.H426]/[.C426]" office:value-type="float" office:value="0.0000643191532668431">
            <text:p>0.0000643</text:p>
          </table:table-cell>
          <table:table-cell/>
        </table:table-row>
        <table:table-row table:style-name="ro1">
          <table:table-cell office:value-type="float" office:value="762105787">
            <text:p>762105787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0234735482285941">
            <text:p>-0.002347355</text:p>
          </table:table-cell>
          <table:table-cell office:value-type="float" office:value="4.953125">
            <text:p>4.953125000</text:p>
          </table:table-cell>
          <table:table-cell table:formula="oooc:=[.E427]*1000" office:value-type="float" office:value="4953.125">
            <text:p>4953.125</text:p>
          </table:table-cell>
          <table:table-cell table:formula="oooc:=[.F427]/[.C427]" office:value-type="float" office:value="11.6270539906103">
            <text:p>11.63</text:p>
          </table:table-cell>
          <table:table-cell table:style-name="ce2" table:formula="oooc:=[.G427]/[.C427]" office:value-type="float" office:value="0.0272935539685688">
            <text:p>0.027</text:p>
          </table:table-cell>
          <table:table-cell table:formula="oooc:=[.H427]/[.C427]" office:value-type="float" office:value="0.0000640693755130724">
            <text:p>0.0000641</text:p>
          </table:table-cell>
          <table:table-cell/>
        </table:table-row>
        <table:table-row table:style-name="ro1">
          <table:table-cell office:value-type="float" office:value="184241859">
            <text:p>184241859</text:p>
          </table:table-cell>
          <table:table-cell table:number-columns-repeated="2" office:value-type="float" office:value="427">
            <text:p>427</text:p>
          </table:table-cell>
          <table:table-cell office:value-type="float" office:value="-0.00234191338506662">
            <text:p>-0.002341913</text:p>
          </table:table-cell>
          <table:table-cell office:value-type="float" office:value="4.96875">
            <text:p>4.968750000</text:p>
          </table:table-cell>
          <table:table-cell table:formula="oooc:=[.E428]*1000" office:value-type="float" office:value="4968.75">
            <text:p>4968.750</text:p>
          </table:table-cell>
          <table:table-cell table:formula="oooc:=[.F428]/[.C428]" office:value-type="float" office:value="11.6364168618267">
            <text:p>11.64</text:p>
          </table:table-cell>
          <table:table-cell table:style-name="ce2" table:formula="oooc:=[.G428]/[.C428]" office:value-type="float" office:value="0.0272515617372991">
            <text:p>0.027</text:p>
          </table:table-cell>
          <table:table-cell table:formula="oooc:=[.H428]/[.C428]" office:value-type="float" office:value="0.0000638209876751734">
            <text:p>0.0000638</text:p>
          </table:table-cell>
          <table:table-cell/>
        </table:table-row>
        <table:table-row table:style-name="ro1">
          <table:table-cell office:value-type="float" office:value="689110109">
            <text:p>689110109</text:p>
          </table:table-cell>
          <table:table-cell table:number-columns-repeated="2" office:value-type="float" office:value="428">
            <text:p>428</text:p>
          </table:table-cell>
          <table:table-cell office:value-type="float" office:value="-0.00233644420131895">
            <text:p>-0.002336444</text:p>
          </table:table-cell>
          <table:table-cell office:value-type="float" office:value="5.03125">
            <text:p>5.031250000</text:p>
          </table:table-cell>
          <table:table-cell table:formula="oooc:=[.E429]*1000" office:value-type="float" office:value="5031.25">
            <text:p>5031.250</text:p>
          </table:table-cell>
          <table:table-cell table:formula="oooc:=[.F429]/[.C429]" office:value-type="float" office:value="11.7552570093458">
            <text:p>11.76</text:p>
          </table:table-cell>
          <table:table-cell table:style-name="ce2" table:formula="oooc:=[.G429]/[.C429]" office:value-type="float" office:value="0.0274655537601537">
            <text:p>0.027</text:p>
          </table:table-cell>
          <table:table-cell table:formula="oooc:=[.H429]/[.C429]" office:value-type="float" office:value="0.0000641718545797984">
            <text:p>0.0000642</text:p>
          </table:table-cell>
          <table:table-cell/>
        </table:table-row>
        <table:table-row table:style-name="ro1">
          <table:table-cell office:value-type="float" office:value="1336741289">
            <text:p>1336741289</text:p>
          </table:table-cell>
          <table:table-cell table:number-columns-repeated="2" office:value-type="float" office:value="429">
            <text:p>429</text:p>
          </table:table-cell>
          <table:table-cell office:value-type="float" office:value="-0.00233099935579162">
            <text:p>-0.002330999</text:p>
          </table:table-cell>
          <table:table-cell office:value-type="float" office:value="5.171875">
            <text:p>5.171875000</text:p>
          </table:table-cell>
          <table:table-cell table:formula="oooc:=[.E430]*1000" office:value-type="float" office:value="5171.875">
            <text:p>5171.875</text:p>
          </table:table-cell>
          <table:table-cell table:formula="oooc:=[.F430]/[.C430]" office:value-type="float" office:value="12.0556526806527">
            <text:p>12.06</text:p>
          </table:table-cell>
          <table:table-cell table:style-name="ce2" table:formula="oooc:=[.G430]/[.C430]" office:value-type="float" office:value="0.0281017545003559">
            <text:p>0.028</text:p>
          </table:table-cell>
          <table:table-cell table:formula="oooc:=[.H430]/[.C430]" office:value-type="float" office:value="0.0000655052552455848">
            <text:p>0.0000655</text:p>
          </table:table-cell>
          <table:table-cell/>
        </table:table-row>
        <table:table-row table:style-name="ro1">
          <table:table-cell office:value-type="float" office:value="651406042">
            <text:p>651406042</text:p>
          </table:table-cell>
          <table:table-cell table:number-columns-repeated="2" office:value-type="float" office:value="430">
            <text:p>430</text:p>
          </table:table-cell>
          <table:table-cell office:value-type="float" office:value="-0.00232557748336148">
            <text:p>-0.002325577</text:p>
          </table:table-cell>
          <table:table-cell office:value-type="float" office:value="5.078125">
            <text:p>5.078125000</text:p>
          </table:table-cell>
          <table:table-cell table:formula="oooc:=[.E431]*1000" office:value-type="float" office:value="5078.125">
            <text:p>5078.125</text:p>
          </table:table-cell>
          <table:table-cell table:formula="oooc:=[.F431]/[.C431]" office:value-type="float" office:value="11.8095930232558">
            <text:p>11.81</text:p>
          </table:table-cell>
          <table:table-cell table:style-name="ce2" table:formula="oooc:=[.G431]/[.C431]" office:value-type="float" office:value="0.0274641698215251">
            <text:p>0.027</text:p>
          </table:table-cell>
          <table:table-cell table:formula="oooc:=[.H431]/[.C431]" office:value-type="float" office:value="0.0000638701623756399">
            <text:p>0.0000639</text:p>
          </table:table-cell>
          <table:table-cell/>
        </table:table-row>
        <table:table-row table:style-name="ro1">
          <table:table-cell office:value-type="float" office:value="869066793">
            <text:p>86906679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-0.0023201465722309">
            <text:p>-0.002320147</text:p>
          </table:table-cell>
          <table:table-cell office:value-type="float" office:value="5.140625">
            <text:p>5.140625000</text:p>
          </table:table-cell>
          <table:table-cell table:formula="oooc:=[.E432]*1000" office:value-type="float" office:value="5140.625">
            <text:p>5140.625</text:p>
          </table:table-cell>
          <table:table-cell table:formula="oooc:=[.F432]/[.C432]" office:value-type="float" office:value="11.9272041763341">
            <text:p>11.93</text:p>
          </table:table-cell>
          <table:table-cell table:style-name="ce2" table:formula="oooc:=[.G432]/[.C432]" office:value-type="float" office:value="0.0276733275552996">
            <text:p>0.028</text:p>
          </table:table-cell>
          <table:table-cell table:formula="oooc:=[.H432]/[.C432]" office:value-type="float" office:value="0.0000642072565088157">
            <text:p>0.0000642</text:p>
          </table:table-cell>
          <table:table-cell/>
        </table:table-row>
        <table:table-row table:style-name="ro1">
          <table:table-cell office:value-type="float" office:value="313032911">
            <text:p>313032911</text:p>
          </table:table-cell>
          <table:table-cell table:number-columns-repeated="2" office:value-type="float" office:value="432">
            <text:p>432</text:p>
          </table:table-cell>
          <table:table-cell office:value-type="float" office:value="-0.00231481252748722">
            <text:p>-0.002314813</text:p>
          </table:table-cell>
          <table:table-cell office:value-type="float" office:value="5.140625">
            <text:p>5.140625000</text:p>
          </table:table-cell>
          <table:table-cell table:formula="oooc:=[.E433]*1000" office:value-type="float" office:value="5140.625">
            <text:p>5140.625</text:p>
          </table:table-cell>
          <table:table-cell table:formula="oooc:=[.F433]/[.C433]" office:value-type="float" office:value="11.8995949074074">
            <text:p>11.9</text:p>
          </table:table-cell>
          <table:table-cell table:style-name="ce2" table:formula="oooc:=[.G433]/[.C433]" office:value-type="float" office:value="0.0275453585819616">
            <text:p>0.028</text:p>
          </table:table-cell>
          <table:table-cell table:formula="oooc:=[.H433]/[.C433]" office:value-type="float" office:value="0.0000637624041249111">
            <text:p>0.0000638</text:p>
          </table:table-cell>
          <table:table-cell/>
        </table:table-row>
        <table:table-row table:style-name="ro1">
          <table:table-cell office:value-type="float" office:value="423462712">
            <text:p>423462712</text:p>
          </table:table-cell>
          <table:table-cell table:number-columns-repeated="2" office:value-type="float" office:value="433">
            <text:p>433</text:p>
          </table:table-cell>
          <table:table-cell office:value-type="float" office:value="-0.00230946835813484">
            <text:p>-0.002309468</text:p>
          </table:table-cell>
          <table:table-cell office:value-type="float" office:value="5.234375">
            <text:p>5.234375000</text:p>
          </table:table-cell>
          <table:table-cell table:formula="oooc:=[.E434]*1000" office:value-type="float" office:value="5234.375">
            <text:p>5234.375</text:p>
          </table:table-cell>
          <table:table-cell table:formula="oooc:=[.F434]/[.C434]" office:value-type="float" office:value="12.0886258660508">
            <text:p>12.09</text:p>
          </table:table-cell>
          <table:table-cell table:style-name="ce2" table:formula="oooc:=[.G434]/[.C434]" office:value-type="float" office:value="0.027918304540533">
            <text:p>0.028</text:p>
          </table:table-cell>
          <table:table-cell table:formula="oooc:=[.H434]/[.C434]" office:value-type="float" office:value="0.0000644764539042334">
            <text:p>0.0000645</text:p>
          </table:table-cell>
          <table:table-cell/>
        </table:table-row>
        <table:table-row table:style-name="ro1">
          <table:table-cell office:value-type="float" office:value="1525075387">
            <text:p>1525075387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0230414624968489">
            <text:p>-0.002304146</text:p>
          </table:table-cell>
          <table:table-cell office:value-type="float" office:value="5.296875">
            <text:p>5.296875000</text:p>
          </table:table-cell>
          <table:table-cell table:formula="oooc:=[.E435]*1000" office:value-type="float" office:value="5296.875">
            <text:p>5296.875</text:p>
          </table:table-cell>
          <table:table-cell table:formula="oooc:=[.F435]/[.C435]" office:value-type="float" office:value="12.2047811059908">
            <text:p>12.2</text:p>
          </table:table-cell>
          <table:table-cell table:style-name="ce2" table:formula="oooc:=[.G435]/[.C435]" office:value-type="float" office:value="0.0281216154515917">
            <text:p>0.028</text:p>
          </table:table-cell>
          <table:table-cell table:formula="oooc:=[.H435]/[.C435]" office:value-type="float" office:value="0.0000647963489668011">
            <text:p>0.0000648</text:p>
          </table:table-cell>
          <table:table-cell/>
        </table:table-row>
        <table:table-row table:style-name="ro1">
          <table:table-cell office:value-type="float" office:value="1803193356">
            <text:p>1803193356</text:p>
          </table:table-cell>
          <table:table-cell table:number-columns-repeated="2" office:value-type="float" office:value="435">
            <text:p>435</text:p>
          </table:table-cell>
          <table:table-cell office:value-type="float" office:value="-0.00229884866166685">
            <text:p>-0.002298849</text:p>
          </table:table-cell>
          <table:table-cell office:value-type="float" office:value="5.25">
            <text:p>5.250000000</text:p>
          </table:table-cell>
          <table:table-cell table:formula="oooc:=[.E436]*1000" office:value-type="float" office:value="5250">
            <text:p>5250.000</text:p>
          </table:table-cell>
          <table:table-cell table:formula="oooc:=[.F436]/[.C436]" office:value-type="float" office:value="12.0689655172414">
            <text:p>12.07</text:p>
          </table:table-cell>
          <table:table-cell table:style-name="ce2" table:formula="oooc:=[.G436]/[.C436]" office:value-type="float" office:value="0.0277447483154974">
            <text:p>0.028</text:p>
          </table:table-cell>
          <table:table-cell table:formula="oooc:=[.H436]/[.C436]" office:value-type="float" office:value="0.0000637810306103389">
            <text:p>0.0000638</text:p>
          </table:table-cell>
          <table:table-cell/>
        </table:table-row>
        <table:table-row table:style-name="ro1">
          <table:table-cell office:value-type="float" office:value="684728210">
            <text:p>684728210</text:p>
          </table:table-cell>
          <table:table-cell table:number-columns-repeated="2" office:value-type="float" office:value="436">
            <text:p>436</text:p>
          </table:table-cell>
          <table:table-cell office:value-type="float" office:value="-0.00229357693342536">
            <text:p>-0.002293577</text:p>
          </table:table-cell>
          <table:table-cell office:value-type="float" office:value="5.6875">
            <text:p>5.687500000</text:p>
          </table:table-cell>
          <table:table-cell table:formula="oooc:=[.E437]*1000" office:value-type="float" office:value="5687.5">
            <text:p>5687.500</text:p>
          </table:table-cell>
          <table:table-cell table:formula="oooc:=[.F437]/[.C437]" office:value-type="float" office:value="13.0447247706422">
            <text:p>13.04</text:p>
          </table:table-cell>
          <table:table-cell table:style-name="ce2" table:formula="oooc:=[.G437]/[.C437]" office:value-type="float" office:value="0.0299190935106472">
            <text:p>0.030</text:p>
          </table:table-cell>
          <table:table-cell table:formula="oooc:=[.H437]/[.C437]" office:value-type="float" office:value="0.0000686217741069891">
            <text:p>0.0000686</text:p>
          </table:table-cell>
          <table:table-cell/>
        </table:table-row>
        <table:table-row table:style-name="ro1">
          <table:table-cell office:value-type="float" office:value="301123992">
            <text:p>30112399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-0.00228832848006277">
            <text:p>-0.002288328</text:p>
          </table:table-cell>
          <table:table-cell office:value-type="float" office:value="5.328125">
            <text:p>5.328125000</text:p>
          </table:table-cell>
          <table:table-cell table:formula="oooc:=[.E438]*1000" office:value-type="float" office:value="5328.125">
            <text:p>5328.125</text:p>
          </table:table-cell>
          <table:table-cell table:formula="oooc:=[.F438]/[.C438]" office:value-type="float" office:value="12.1925057208238">
            <text:p>12.19</text:p>
          </table:table-cell>
          <table:table-cell table:style-name="ce2" table:formula="oooc:=[.G438]/[.C438]" office:value-type="float" office:value="0.0279004707570339">
            <text:p>0.028</text:p>
          </table:table-cell>
          <table:table-cell table:formula="oooc:=[.H438]/[.C438]" office:value-type="float" office:value="0.0000638454708398944">
            <text:p>0.0000638</text:p>
          </table:table-cell>
          <table:table-cell/>
        </table:table-row>
        <table:table-row table:style-name="ro1">
          <table:table-cell office:value-type="float" office:value="2078718285">
            <text:p>2078718285</text:p>
          </table:table-cell>
          <table:table-cell table:number-columns-repeated="2" office:value-type="float" office:value="438">
            <text:p>438</text:p>
          </table:table-cell>
          <table:table-cell office:value-type="float" office:value="-0.00228309828867168">
            <text:p>-0.002283098</text:p>
          </table:table-cell>
          <table:table-cell office:value-type="float" office:value="5.359375">
            <text:p>5.359375000</text:p>
          </table:table-cell>
          <table:table-cell table:formula="oooc:=[.E439]*1000" office:value-type="float" office:value="5359.375">
            <text:p>5359.375</text:p>
          </table:table-cell>
          <table:table-cell table:formula="oooc:=[.F439]/[.C439]" office:value-type="float" office:value="12.2360159817352">
            <text:p>12.24</text:p>
          </table:table-cell>
          <table:table-cell table:style-name="ce2" table:formula="oooc:=[.G439]/[.C439]" office:value-type="float" office:value="0.0279361095473405">
            <text:p>0.028</text:p>
          </table:table-cell>
          <table:table-cell table:formula="oooc:=[.H439]/[.C439]" office:value-type="float" office:value="0.0000637810720258917">
            <text:p>0.0000638</text:p>
          </table:table-cell>
          <table:table-cell/>
        </table:table-row>
        <table:table-row table:style-name="ro1">
          <table:table-cell office:value-type="float" office:value="412922600">
            <text:p>412922600</text:p>
          </table:table-cell>
          <table:table-cell table:number-columns-repeated="2" office:value-type="float" office:value="439">
            <text:p>439</text:p>
          </table:table-cell>
          <table:table-cell office:value-type="float" office:value="-0.00227786728999035">
            <text:p>-0.002277867</text:p>
          </table:table-cell>
          <table:table-cell office:value-type="float" office:value="5.390625">
            <text:p>5.390625000</text:p>
          </table:table-cell>
          <table:table-cell table:formula="oooc:=[.E440]*1000" office:value-type="float" office:value="5390.625">
            <text:p>5390.625</text:p>
          </table:table-cell>
          <table:table-cell table:formula="oooc:=[.F440]/[.C440]" office:value-type="float" office:value="12.2793280182232">
            <text:p>12.28</text:p>
          </table:table-cell>
          <table:table-cell table:style-name="ce2" table:formula="oooc:=[.G440]/[.C440]" office:value-type="float" office:value="0.0279711344378661">
            <text:p>0.028</text:p>
          </table:table-cell>
          <table:table-cell table:formula="oooc:=[.H440]/[.C440]" office:value-type="float" office:value="0.0000637155681955948">
            <text:p>0.0000637</text:p>
          </table:table-cell>
          <table:table-cell/>
        </table:table-row>
        <table:table-row table:style-name="ro1">
          <table:table-cell office:value-type="float" office:value="876788850">
            <text:p>876788850</text:p>
          </table:table-cell>
          <table:table-cell table:number-columns-repeated="2" office:value-type="float" office:value="440">
            <text:p>440</text:p>
          </table:table-cell>
          <table:table-cell office:value-type="float" office:value="-0.00227272508470833">
            <text:p>-0.002272725</text:p>
          </table:table-cell>
          <table:table-cell office:value-type="float" office:value="5.421875">
            <text:p>5.421875000</text:p>
          </table:table-cell>
          <table:table-cell table:formula="oooc:=[.E441]*1000" office:value-type="float" office:value="5421.875">
            <text:p>5421.875</text:p>
          </table:table-cell>
          <table:table-cell table:formula="oooc:=[.F441]/[.C441]" office:value-type="float" office:value="12.3224431818182">
            <text:p>12.32</text:p>
          </table:table-cell>
          <table:table-cell table:style-name="ce2" table:formula="oooc:=[.G441]/[.C441]" office:value-type="float" office:value="0.0280055526859504">
            <text:p>0.028</text:p>
          </table:table-cell>
          <table:table-cell table:formula="oooc:=[.H441]/[.C441]" office:value-type="float" office:value="0.00006364898337716">
            <text:p>0.0000636</text:p>
          </table:table-cell>
          <table:table-cell/>
        </table:table-row>
        <table:table-row table:style-name="ro1">
          <table:table-cell office:value-type="float" office:value="902165309">
            <text:p>902165309</text:p>
          </table:table-cell>
          <table:table-cell table:number-columns-repeated="2" office:value-type="float" office:value="441">
            <text:p>441</text:p>
          </table:table-cell>
          <table:table-cell office:value-type="float" office:value="-0.00226757265832589">
            <text:p>-0.002267573</text:p>
          </table:table-cell>
          <table:table-cell office:value-type="float" office:value="5.5625">
            <text:p>5.562500000</text:p>
          </table:table-cell>
          <table:table-cell table:formula="oooc:=[.E442]*1000" office:value-type="float" office:value="5562.5">
            <text:p>5562.500</text:p>
          </table:table-cell>
          <table:table-cell table:formula="oooc:=[.F442]/[.C442]" office:value-type="float" office:value="12.6133786848073">
            <text:p>12.61</text:p>
          </table:table-cell>
          <table:table-cell table:style-name="ce2" table:formula="oooc:=[.G442]/[.C442]" office:value-type="float" office:value="0.0286017657251865">
            <text:p>0.029</text:p>
          </table:table-cell>
          <table:table-cell table:formula="oooc:=[.H442]/[.C442]" office:value-type="float" office:value="0.0000648566116217381">
            <text:p>0.0000649</text:p>
          </table:table-cell>
          <table:table-cell/>
        </table:table-row>
        <table:table-row table:style-name="ro1">
          <table:table-cell office:value-type="float" office:value="1705200947">
            <text:p>1705200947</text:p>
          </table:table-cell>
          <table:table-cell table:number-columns-repeated="2" office:value-type="float" office:value="442">
            <text:p>442</text:p>
          </table:table-cell>
          <table:table-cell office:value-type="float" office:value="-0.00226244297437006">
            <text:p>-0.002262443</text:p>
          </table:table-cell>
          <table:table-cell office:value-type="float" office:value="5.640625">
            <text:p>5.640625000</text:p>
          </table:table-cell>
          <table:table-cell table:formula="oooc:=[.E443]*1000" office:value-type="float" office:value="5640.625">
            <text:p>5640.625</text:p>
          </table:table-cell>
          <table:table-cell table:formula="oooc:=[.F443]/[.C443]" office:value-type="float" office:value="12.7615950226244">
            <text:p>12.76</text:p>
          </table:table-cell>
          <table:table-cell table:style-name="ce2" table:formula="oooc:=[.G443]/[.C443]" office:value-type="float" office:value="0.0288723869290146">
            <text:p>0.029</text:p>
          </table:table-cell>
          <table:table-cell table:formula="oooc:=[.H443]/[.C443]" office:value-type="float" office:value="0.0000653221423733361">
            <text:p>0.0000653</text:p>
          </table:table-cell>
          <table:table-cell/>
        </table:table-row>
        <table:table-row table:style-name="ro1">
          <table:table-cell office:value-type="float" office:value="785663467">
            <text:p>785663467</text:p>
          </table:table-cell>
          <table:table-cell table:number-columns-repeated="2" office:value-type="float" office:value="443">
            <text:p>443</text:p>
          </table:table-cell>
          <table:table-cell office:value-type="float" office:value="-0.0022573355127804">
            <text:p>-0.002257336</text:p>
          </table:table-cell>
          <table:table-cell office:value-type="float" office:value="5.546875">
            <text:p>5.546875000</text:p>
          </table:table-cell>
          <table:table-cell table:formula="oooc:=[.E444]*1000" office:value-type="float" office:value="5546.875">
            <text:p>5546.875</text:p>
          </table:table-cell>
          <table:table-cell table:formula="oooc:=[.F444]/[.C444]" office:value-type="float" office:value="12.5211625282167">
            <text:p>12.52</text:p>
          </table:table-cell>
          <table:table-cell table:style-name="ce2" table:formula="oooc:=[.G444]/[.C444]" office:value-type="float" office:value="0.0282644752329948">
            <text:p>0.028</text:p>
          </table:table-cell>
          <table:table-cell table:formula="oooc:=[.H444]/[.C444]" office:value-type="float" office:value="0.0000638024271625165">
            <text:p>0.0000638</text:p>
          </table:table-cell>
          <table:table-cell/>
        </table:table-row>
        <table:table-row table:style-name="ro1">
          <table:table-cell office:value-type="float" office:value="363252789">
            <text:p>363252789</text:p>
          </table:table-cell>
          <table:table-cell table:number-columns-repeated="2" office:value-type="float" office:value="444">
            <text:p>444</text:p>
          </table:table-cell>
          <table:table-cell office:value-type="float" office:value="-0.00225220913914015">
            <text:p>-0.002252209</text:p>
          </table:table-cell>
          <table:table-cell office:value-type="float" office:value="5.578125">
            <text:p>5.578125000</text:p>
          </table:table-cell>
          <table:table-cell table:formula="oooc:=[.E445]*1000" office:value-type="float" office:value="5578.125">
            <text:p>5578.125</text:p>
          </table:table-cell>
          <table:table-cell table:formula="oooc:=[.F445]/[.C445]" office:value-type="float" office:value="12.5633445945946">
            <text:p>12.56</text:p>
          </table:table-cell>
          <table:table-cell table:style-name="ce2" table:formula="oooc:=[.G445]/[.C445]" office:value-type="float" office:value="0.0282958211589968">
            <text:p>0.028</text:p>
          </table:table-cell>
          <table:table-cell table:formula="oooc:=[.H445]/[.C445]" office:value-type="float" office:value="0.0000637293269346776">
            <text:p>0.0000637</text:p>
          </table:table-cell>
          <table:table-cell/>
        </table:table-row>
        <table:table-row table:style-name="ro1">
          <table:table-cell office:value-type="float" office:value="972591531">
            <text:p>972591531</text:p>
          </table:table-cell>
          <table:table-cell table:number-columns-repeated="2" office:value-type="float" office:value="445">
            <text:p>445</text:p>
          </table:table-cell>
          <table:table-cell office:value-type="float" office:value="-0.00224718712746608">
            <text:p>-0.002247187</text:p>
          </table:table-cell>
          <table:table-cell office:value-type="float" office:value="5.6875">
            <text:p>5.687500000</text:p>
          </table:table-cell>
          <table:table-cell table:formula="oooc:=[.E446]*1000" office:value-type="float" office:value="5687.5">
            <text:p>5687.500</text:p>
          </table:table-cell>
          <table:table-cell table:formula="oooc:=[.F446]/[.C446]" office:value-type="float" office:value="12.7808988764045">
            <text:p>12.78</text:p>
          </table:table-cell>
          <table:table-cell table:style-name="ce2" table:formula="oooc:=[.G446]/[.C446]" office:value-type="float" office:value="0.0287211210705719">
            <text:p>0.029</text:p>
          </table:table-cell>
          <table:table-cell table:formula="oooc:=[.H446]/[.C446]" office:value-type="float" office:value="0.0000645418451024088">
            <text:p>0.0000645</text:p>
          </table:table-cell>
          <table:table-cell/>
        </table:table-row>
        <table:table-row table:style-name="ro1">
          <table:table-cell office:value-type="float" office:value="512865212">
            <text:p>51286521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-0.00224215133391681">
            <text:p>-0.002242151</text:p>
          </table:table-cell>
          <table:table-cell office:value-type="float" office:value="5.65625">
            <text:p>5.656250000</text:p>
          </table:table-cell>
          <table:table-cell table:formula="oooc:=[.E447]*1000" office:value-type="float" office:value="5656.25">
            <text:p>5656.250</text:p>
          </table:table-cell>
          <table:table-cell table:formula="oooc:=[.F447]/[.C447]" office:value-type="float" office:value="12.6821748878924">
            <text:p>12.68</text:p>
          </table:table-cell>
          <table:table-cell table:style-name="ce2" table:formula="oooc:=[.G447]/[.C447]" office:value-type="float" office:value="0.0284353697037946">
            <text:p>0.028</text:p>
          </table:table-cell>
          <table:table-cell table:formula="oooc:=[.H447]/[.C447]" office:value-type="float" office:value="0.0000637564343134407">
            <text:p>0.0000638</text:p>
          </table:table-cell>
          <table:table-cell/>
        </table:table-row>
        <table:table-row table:style-name="ro1">
          <table:table-cell office:value-type="float" office:value="1158694516">
            <text:p>1158694516</text:p>
          </table:table-cell>
          <table:table-cell table:number-columns-repeated="2" office:value-type="float" office:value="447">
            <text:p>447</text:p>
          </table:table-cell>
          <table:table-cell office:value-type="float" office:value="-0.00223713430364114">
            <text:p>-0.002237134</text:p>
          </table:table-cell>
          <table:table-cell office:value-type="float" office:value="5.71875">
            <text:p>5.718750000</text:p>
          </table:table-cell>
          <table:table-cell table:formula="oooc:=[.E448]*1000" office:value-type="float" office:value="5718.75">
            <text:p>5718.750</text:p>
          </table:table-cell>
          <table:table-cell table:formula="oooc:=[.F448]/[.C448]" office:value-type="float" office:value="12.7936241610738">
            <text:p>12.79</text:p>
          </table:table-cell>
          <table:table-cell table:style-name="ce2" table:formula="oooc:=[.G448]/[.C448]" office:value-type="float" office:value="0.0286210831343933">
            <text:p>0.029</text:p>
          </table:table-cell>
          <table:table-cell table:formula="oooc:=[.H448]/[.C448]" office:value-type="float" office:value="0.0000640292687570321">
            <text:p>0.0000640</text:p>
          </table:table-cell>
          <table:table-cell/>
        </table:table-row>
        <table:table-row table:style-name="ro1">
          <table:table-cell office:value-type="float" office:value="88286960">
            <text:p>88286960</text:p>
          </table:table-cell>
          <table:table-cell table:number-columns-repeated="2" office:value-type="float" office:value="448">
            <text:p>448</text:p>
          </table:table-cell>
          <table:table-cell office:value-type="float" office:value="-0.00223204997644189">
            <text:p>-0.002232050</text:p>
          </table:table-cell>
          <table:table-cell office:value-type="float" office:value="5.765625">
            <text:p>5.765625000</text:p>
          </table:table-cell>
          <table:table-cell table:formula="oooc:=[.E449]*1000" office:value-type="float" office:value="5765.625">
            <text:p>5765.625</text:p>
          </table:table-cell>
          <table:table-cell table:formula="oooc:=[.F449]/[.C449]" office:value-type="float" office:value="12.8696986607143">
            <text:p>12.87</text:p>
          </table:table-cell>
          <table:table-cell table:style-name="ce2" table:formula="oooc:=[.G449]/[.C449]" office:value-type="float" office:value="0.0287270059390944">
            <text:p>0.029</text:p>
          </table:table-cell>
          <table:table-cell table:formula="oooc:=[.H449]/[.C449]" office:value-type="float" office:value="0.00006412278111405">
            <text:p>0.0000641</text:p>
          </table:table-cell>
          <table:table-cell/>
        </table:table-row>
        <table:table-row table:style-name="ro1">
          <table:table-cell office:value-type="float" office:value="963387497">
            <text:p>963387497</text:p>
          </table:table-cell>
          <table:table-cell table:number-columns-repeated="2" office:value-type="float" office:value="449">
            <text:p>449</text:p>
          </table:table-cell>
          <table:table-cell office:value-type="float" office:value="-0.00222717021938479">
            <text:p>-0.002227170</text:p>
          </table:table-cell>
          <table:table-cell office:value-type="float" office:value="6.0625">
            <text:p>6.062500000</text:p>
          </table:table-cell>
          <table:table-cell table:formula="oooc:=[.E450]*1000" office:value-type="float" office:value="6062.5">
            <text:p>6062.500</text:p>
          </table:table-cell>
          <table:table-cell table:formula="oooc:=[.F450]/[.C450]" office:value-type="float" office:value="13.5022271714922">
            <text:p>13.5</text:p>
          </table:table-cell>
          <table:table-cell table:style-name="ce2" table:formula="oooc:=[.G450]/[.C450]" office:value-type="float" office:value="0.0300717754376218">
            <text:p>0.030</text:p>
          </table:table-cell>
          <table:table-cell table:formula="oooc:=[.H450]/[.C450]" office:value-type="float" office:value="0.0000669750009746589">
            <text:p>0.0000670</text:p>
          </table:table-cell>
          <table:table-cell/>
        </table:table-row>
        <table:table-row table:style-name="ro1">
          <table:table-cell office:value-type="float" office:value="1267191992">
            <text:p>1267191992</text:p>
          </table:table-cell>
          <table:table-cell table:number-columns-repeated="2" office:value-type="float" office:value="450">
            <text:p>450</text:p>
          </table:table-cell>
          <table:table-cell office:value-type="float" office:value="-0.00222221975275261">
            <text:p>-0.002222220</text:p>
          </table:table-cell>
          <table:table-cell office:value-type="float" office:value="6">
            <text:p>6.000000000</text:p>
          </table:table-cell>
          <table:table-cell table:formula="oooc:=[.E451]*1000" office:value-type="float" office:value="6000">
            <text:p>6000.000</text:p>
          </table:table-cell>
          <table:table-cell table:formula="oooc:=[.F451]/[.C451]" office:value-type="float" office:value="13.3333333333333">
            <text:p>13.33</text:p>
          </table:table-cell>
          <table:table-cell table:style-name="ce2" table:formula="oooc:=[.G451]/[.C451]" office:value-type="float" office:value="0.0296296296296296">
            <text:p>0.030</text:p>
          </table:table-cell>
          <table:table-cell table:formula="oooc:=[.H451]/[.C451]" office:value-type="float" office:value="0.000065843621399177">
            <text:p>0.0000658</text:p>
          </table:table-cell>
          <table:table-cell/>
        </table:table-row>
        <table:table-row table:style-name="ro1">
          <table:table-cell office:value-type="float" office:value="423760119">
            <text:p>423760119</text:p>
          </table:table-cell>
          <table:table-cell table:number-columns-repeated="2" office:value-type="float" office:value="451">
            <text:p>451</text:p>
          </table:table-cell>
          <table:table-cell office:value-type="float" office:value="-0.00221728977453495">
            <text:p>-0.002217290</text:p>
          </table:table-cell>
          <table:table-cell office:value-type="float" office:value="5.96875">
            <text:p>5.968750000</text:p>
          </table:table-cell>
          <table:table-cell table:formula="oooc:=[.E452]*1000" office:value-type="float" office:value="5968.75">
            <text:p>5968.750</text:p>
          </table:table-cell>
          <table:table-cell table:formula="oooc:=[.F452]/[.C452]" office:value-type="float" office:value="13.2344789356984">
            <text:p>13.23</text:p>
          </table:table-cell>
          <table:table-cell table:style-name="ce2" table:formula="oooc:=[.G452]/[.C452]" office:value-type="float" office:value="0.0293447426512161">
            <text:p>0.029</text:p>
          </table:table-cell>
          <table:table-cell table:formula="oooc:=[.H452]/[.C452]" office:value-type="float" office:value="0.0000650659482288605">
            <text:p>0.0000651</text:p>
          </table:table-cell>
          <table:table-cell/>
        </table:table-row>
        <table:table-row table:style-name="ro1">
          <table:table-cell office:value-type="float" office:value="125683953">
            <text:p>125683953</text:p>
          </table:table-cell>
          <table:table-cell table:number-columns-repeated="2" office:value-type="float" office:value="452">
            <text:p>452</text:p>
          </table:table-cell>
          <table:table-cell office:value-type="float" office:value="-0.00221238802851076">
            <text:p>-0.002212388</text:p>
          </table:table-cell>
          <table:table-cell office:value-type="float" office:value="5.90625">
            <text:p>5.906250000</text:p>
          </table:table-cell>
          <table:table-cell table:formula="oooc:=[.E453]*1000" office:value-type="float" office:value="5906.25">
            <text:p>5906.250</text:p>
          </table:table-cell>
          <table:table-cell table:formula="oooc:=[.F453]/[.C453]" office:value-type="float" office:value="13.0669247787611">
            <text:p>13.07</text:p>
          </table:table-cell>
          <table:table-cell table:style-name="ce2" table:formula="oooc:=[.G453]/[.C453]" office:value-type="float" office:value="0.028909125616728">
            <text:p>0.029</text:p>
          </table:table-cell>
          <table:table-cell table:formula="oooc:=[.H453]/[.C453]" office:value-type="float" office:value="0.000063958242514885">
            <text:p>0.0000640</text:p>
          </table:table-cell>
          <table:table-cell/>
        </table:table-row>
        <table:table-row table:style-name="ro1">
          <table:table-cell office:value-type="float" office:value="1962196130">
            <text:p>1962196130</text:p>
          </table:table-cell>
          <table:table-cell table:number-columns-repeated="2" office:value-type="float" office:value="453">
            <text:p>453</text:p>
          </table:table-cell>
          <table:table-cell office:value-type="float" office:value="-0.00220750459992303">
            <text:p>-0.002207505</text:p>
          </table:table-cell>
          <table:table-cell office:value-type="float" office:value="6">
            <text:p>6.000000000</text:p>
          </table:table-cell>
          <table:table-cell table:formula="oooc:=[.E454]*1000" office:value-type="float" office:value="6000">
            <text:p>6000.000</text:p>
          </table:table-cell>
          <table:table-cell table:formula="oooc:=[.F454]/[.C454]" office:value-type="float" office:value="13.2450331125828">
            <text:p>13.25</text:p>
          </table:table-cell>
          <table:table-cell table:style-name="ce2" table:formula="oooc:=[.G454]/[.C454]" office:value-type="float" office:value="0.0292384836922357">
            <text:p>0.029</text:p>
          </table:table-cell>
          <table:table-cell table:formula="oooc:=[.H454]/[.C454]" office:value-type="float" office:value="0.0000645441141108956">
            <text:p>0.0000645</text:p>
          </table:table-cell>
          <table:table-cell/>
        </table:table-row>
        <table:table-row table:style-name="ro1">
          <table:table-cell office:value-type="float" office:value="1848594870">
            <text:p>1848594870</text:p>
          </table:table-cell>
          <table:table-cell table:number-columns-repeated="2" office:value-type="float" office:value="454">
            <text:p>454</text:p>
          </table:table-cell>
          <table:table-cell office:value-type="float" office:value="-0.00220264276333637">
            <text:p>-0.002202643</text:p>
          </table:table-cell>
          <table:table-cell office:value-type="float" office:value="5.984375">
            <text:p>5.984375000</text:p>
          </table:table-cell>
          <table:table-cell table:formula="oooc:=[.E455]*1000" office:value-type="float" office:value="5984.375">
            <text:p>5984.375</text:p>
          </table:table-cell>
          <table:table-cell table:formula="oooc:=[.F455]/[.C455]" office:value-type="float" office:value="13.1814427312775">
            <text:p>13.18</text:p>
          </table:table-cell>
          <table:table-cell table:style-name="ce2" table:formula="oooc:=[.G455]/[.C455]" office:value-type="float" office:value="0.0290340148266025">
            <text:p>0.029</text:p>
          </table:table-cell>
          <table:table-cell table:formula="oooc:=[.H455]/[.C455]" office:value-type="float" office:value="0.000063951574507935">
            <text:p>0.0000640</text:p>
          </table:table-cell>
          <table:table-cell/>
        </table:table-row>
        <table:table-row table:style-name="ro1">
          <table:table-cell office:value-type="float" office:value="391502125">
            <text:p>391502125</text:p>
          </table:table-cell>
          <table:table-cell table:number-columns-repeated="2" office:value-type="float" office:value="455">
            <text:p>455</text:p>
          </table:table-cell>
          <table:table-cell office:value-type="float" office:value="-0.00219780140434977">
            <text:p>-0.002197801</text:p>
          </table:table-cell>
          <table:table-cell office:value-type="float" office:value="6.109375">
            <text:p>6.109375000</text:p>
          </table:table-cell>
          <table:table-cell table:formula="oooc:=[.E456]*1000" office:value-type="float" office:value="6109.375">
            <text:p>6109.375</text:p>
          </table:table-cell>
          <table:table-cell table:formula="oooc:=[.F456]/[.C456]" office:value-type="float" office:value="13.4271978021978">
            <text:p>13.43</text:p>
          </table:table-cell>
          <table:table-cell table:style-name="ce2" table:formula="oooc:=[.G456]/[.C456]" office:value-type="float" office:value="0.0295103248399952">
            <text:p>0.030</text:p>
          </table:table-cell>
          <table:table-cell table:formula="oooc:=[.H456]/[.C456]" office:value-type="float" office:value="0.0000648578567911982">
            <text:p>0.0000649</text:p>
          </table:table-cell>
          <table:table-cell/>
        </table:table-row>
        <table:table-row table:style-name="ro1">
          <table:table-cell office:value-type="float" office:value="1994457292">
            <text:p>1994457292</text:p>
          </table:table-cell>
          <table:table-cell table:number-columns-repeated="2" office:value-type="float" office:value="456">
            <text:p>456</text:p>
          </table:table-cell>
          <table:table-cell office:value-type="float" office:value="-0.00219297902020799">
            <text:p>-0.002192979</text:p>
          </table:table-cell>
          <table:table-cell office:value-type="float" office:value="6.15625">
            <text:p>6.156250000</text:p>
          </table:table-cell>
          <table:table-cell table:formula="oooc:=[.E457]*1000" office:value-type="float" office:value="6156.25">
            <text:p>6156.250</text:p>
          </table:table-cell>
          <table:table-cell table:formula="oooc:=[.F457]/[.C457]" office:value-type="float" office:value="13.500548245614">
            <text:p>13.5</text:p>
          </table:table-cell>
          <table:table-cell table:style-name="ce2" table:formula="oooc:=[.G457]/[.C457]" office:value-type="float" office:value="0.029606465450908">
            <text:p>0.030</text:p>
          </table:table-cell>
          <table:table-cell table:formula="oooc:=[.H457]/[.C457]" office:value-type="float" office:value="0.0000649264593221666">
            <text:p>0.0000649</text:p>
          </table:table-cell>
          <table:table-cell/>
        </table:table-row>
        <table:table-row table:style-name="ro1">
          <table:table-cell office:value-type="float" office:value="1437768549">
            <text:p>1437768549</text:p>
          </table:table-cell>
          <table:table-cell table:number-columns-repeated="2" office:value-type="float" office:value="457">
            <text:p>457</text:p>
          </table:table-cell>
          <table:table-cell office:value-type="float" office:value="-0.002188179434647">
            <text:p>-0.002188179</text:p>
          </table:table-cell>
          <table:table-cell office:value-type="float" office:value="6.28125">
            <text:p>6.281250000</text:p>
          </table:table-cell>
          <table:table-cell table:formula="oooc:=[.E458]*1000" office:value-type="float" office:value="6281.25">
            <text:p>6281.250</text:p>
          </table:table-cell>
          <table:table-cell table:formula="oooc:=[.F458]/[.C458]" office:value-type="float" office:value="13.7445295404814">
            <text:p>13.74</text:p>
          </table:table-cell>
          <table:table-cell table:style-name="ce2" table:formula="oooc:=[.G458]/[.C458]" office:value-type="float" office:value="0.0300755569813597">
            <text:p>0.030</text:p>
          </table:table-cell>
          <table:table-cell table:formula="oooc:=[.H458]/[.C458]" office:value-type="float" office:value="0.0000658108467863451">
            <text:p>0.0000658</text:p>
          </table:table-cell>
          <table:table-cell/>
        </table:table-row>
        <table:table-row table:style-name="ro1">
          <table:table-cell office:value-type="float" office:value="1823666881">
            <text:p>1823666881</text:p>
          </table:table-cell>
          <table:table-cell table:number-columns-repeated="2" office:value-type="float" office:value="458">
            <text:p>458</text:p>
          </table:table-cell>
          <table:table-cell office:value-type="float" office:value="-0.00218339040293358">
            <text:p>-0.002183390</text:p>
          </table:table-cell>
          <table:table-cell office:value-type="float" office:value="6.1875">
            <text:p>6.187500000</text:p>
          </table:table-cell>
          <table:table-cell table:formula="oooc:=[.E459]*1000" office:value-type="float" office:value="6187.5">
            <text:p>6187.500</text:p>
          </table:table-cell>
          <table:table-cell table:formula="oooc:=[.F459]/[.C459]" office:value-type="float" office:value="13.5098253275109">
            <text:p>13.51</text:p>
          </table:table-cell>
          <table:table-cell table:style-name="ce2" table:formula="oooc:=[.G459]/[.C459]" office:value-type="float" office:value="0.0294974352129059">
            <text:p>0.029</text:p>
          </table:table-cell>
          <table:table-cell table:formula="oooc:=[.H459]/[.C459]" office:value-type="float" office:value="0.0000644048803775239">
            <text:p>0.0000644</text:p>
          </table:table-cell>
          <table:table-cell/>
        </table:table-row>
        <table:table-row table:style-name="ro1">
          <table:table-cell office:value-type="float" office:value="1992209838">
            <text:p>199220983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-0.00217863548289188">
            <text:p>-0.002178635</text:p>
          </table:table-cell>
          <table:table-cell office:value-type="float" office:value="7.1875">
            <text:p>7.187500000</text:p>
          </table:table-cell>
          <table:table-cell table:formula="oooc:=[.E460]*1000" office:value-type="float" office:value="7187.5">
            <text:p>7187.500</text:p>
          </table:table-cell>
          <table:table-cell table:formula="oooc:=[.F460]/[.C460]" office:value-type="float" office:value="15.6590413943355">
            <text:p>15.66</text:p>
          </table:table-cell>
          <table:table-cell table:style-name="ce2" table:formula="oooc:=[.G460]/[.C460]" office:value-type="float" office:value="0.0341155585933236">
            <text:p>0.034</text:p>
          </table:table-cell>
          <table:table-cell table:formula="oooc:=[.H460]/[.C460]" office:value-type="float" office:value="0.0000743258357153019">
            <text:p>0.0000743</text:p>
          </table:table-cell>
          <table:table-cell/>
        </table:table-row>
        <table:table-row table:style-name="ro1">
          <table:table-cell office:value-type="float" office:value="1481490439">
            <text:p>1481490439</text:p>
          </table:table-cell>
          <table:table-cell table:number-columns-repeated="2" office:value-type="float" office:value="460">
            <text:p>460</text:p>
          </table:table-cell>
          <table:table-cell office:value-type="float" office:value="-0.00217391232951059">
            <text:p>-0.002173912</text:p>
          </table:table-cell>
          <table:table-cell office:value-type="float" office:value="6.53125">
            <text:p>6.531250000</text:p>
          </table:table-cell>
          <table:table-cell table:formula="oooc:=[.E461]*1000" office:value-type="float" office:value="6531.25">
            <text:p>6531.250</text:p>
          </table:table-cell>
          <table:table-cell table:formula="oooc:=[.F461]/[.C461]" office:value-type="float" office:value="14.1983695652174">
            <text:p>14.2</text:p>
          </table:table-cell>
          <table:table-cell table:style-name="ce2" table:formula="oooc:=[.G461]/[.C461]" office:value-type="float" office:value="0.0308660207939508">
            <text:p>0.031</text:p>
          </table:table-cell>
          <table:table-cell table:formula="oooc:=[.H461]/[.C461]" office:value-type="float" office:value="0.000067100045204241">
            <text:p>0.0000671</text:p>
          </table:table-cell>
          <table:table-cell/>
        </table:table-row>
        <table:table-row table:style-name="ro1">
          <table:table-cell office:value-type="float" office:value="963108343">
            <text:p>96310834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-0.0021691910114896">
            <text:p>-0.002169191</text:p>
          </table:table-cell>
          <table:table-cell office:value-type="float" office:value="6.453125">
            <text:p>6.453125000</text:p>
          </table:table-cell>
          <table:table-cell table:formula="oooc:=[.E462]*1000" office:value-type="float" office:value="6453.125">
            <text:p>6453.125</text:p>
          </table:table-cell>
          <table:table-cell table:formula="oooc:=[.F462]/[.C462]" office:value-type="float" office:value="13.9981019522777">
            <text:p>14</text:p>
          </table:table-cell>
          <table:table-cell table:style-name="ce2" table:formula="oooc:=[.G462]/[.C462]" office:value-type="float" office:value="0.0303646463173051">
            <text:p>0.030</text:p>
          </table:table-cell>
          <table:table-cell table:formula="oooc:=[.H462]/[.C462]" office:value-type="float" office:value="0.0000658669117512042">
            <text:p>0.0000659</text:p>
          </table:table-cell>
          <table:table-cell/>
        </table:table-row>
        <table:table-row table:style-name="ro1">
          <table:table-cell office:value-type="float" office:value="293720164">
            <text:p>29372016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-0.00216449744323199">
            <text:p>-0.002164497</text:p>
          </table:table-cell>
          <table:table-cell office:value-type="float" office:value="6.515625">
            <text:p>6.515625000</text:p>
          </table:table-cell>
          <table:table-cell table:formula="oooc:=[.E463]*1000" office:value-type="float" office:value="6515.625">
            <text:p>6515.625</text:p>
          </table:table-cell>
          <table:table-cell table:formula="oooc:=[.F463]/[.C463]" office:value-type="float" office:value="14.1030844155844">
            <text:p>14.1</text:p>
          </table:table-cell>
          <table:table-cell table:style-name="ce2" table:formula="oooc:=[.G463]/[.C463]" office:value-type="float" office:value="0.0305261567436892">
            <text:p>0.031</text:p>
          </table:table-cell>
          <table:table-cell table:formula="oooc:=[.H463]/[.C463]" office:value-type="float" office:value="0.0000660739323456476">
            <text:p>0.0000661</text:p>
          </table:table-cell>
          <table:table-cell/>
        </table:table-row>
        <table:table-row table:style-name="ro1">
          <table:table-cell office:value-type="float" office:value="2131945207">
            <text:p>2131945207</text:p>
          </table:table-cell>
          <table:table-cell table:number-columns-repeated="2" office:value-type="float" office:value="463">
            <text:p>463</text:p>
          </table:table-cell>
          <table:table-cell office:value-type="float" office:value="-0.00215982607267051">
            <text:p>-0.002159826</text:p>
          </table:table-cell>
          <table:table-cell office:value-type="float" office:value="6.515625">
            <text:p>6.515625000</text:p>
          </table:table-cell>
          <table:table-cell table:formula="oooc:=[.E464]*1000" office:value-type="float" office:value="6515.625">
            <text:p>6515.625</text:p>
          </table:table-cell>
          <table:table-cell table:formula="oooc:=[.F464]/[.C464]" office:value-type="float" office:value="14.0726241900648">
            <text:p>14.07</text:p>
          </table:table-cell>
          <table:table-cell table:style-name="ce2" table:formula="oooc:=[.G464]/[.C464]" office:value-type="float" office:value="0.0303944366956043">
            <text:p>0.030</text:p>
          </table:table-cell>
          <table:table-cell table:formula="oooc:=[.H464]/[.C464]" office:value-type="float" office:value="0.0000656467315239834">
            <text:p>0.0000656</text:p>
          </table:table-cell>
          <table:table-cell/>
        </table:table-row>
        <table:table-row table:style-name="ro1">
          <table:table-cell office:value-type="float" office:value="608901267">
            <text:p>608901267</text:p>
          </table:table-cell>
          <table:table-cell table:number-columns-repeated="2" office:value-type="float" office:value="464">
            <text:p>464</text:p>
          </table:table-cell>
          <table:table-cell office:value-type="float" office:value="-0.00215517011309885">
            <text:p>-0.002155170</text:p>
          </table:table-cell>
          <table:table-cell office:value-type="float" office:value="6.828125">
            <text:p>6.828125000</text:p>
          </table:table-cell>
          <table:table-cell table:formula="oooc:=[.E465]*1000" office:value-type="float" office:value="6828.125">
            <text:p>6828.125</text:p>
          </table:table-cell>
          <table:table-cell table:formula="oooc:=[.F465]/[.C465]" office:value-type="float" office:value="14.715786637931">
            <text:p>14.72</text:p>
          </table:table-cell>
          <table:table-cell table:style-name="ce2" table:formula="oooc:=[.G465]/[.C465]" office:value-type="float" office:value="0.0317150574093341">
            <text:p>0.032</text:p>
          </table:table-cell>
          <table:table-cell table:formula="oooc:=[.H465]/[.C465]" office:value-type="float" office:value="0.0000683514168304615">
            <text:p>0.0000684</text:p>
          </table:table-cell>
          <table:table-cell/>
        </table:table-row>
        <table:table-row table:style-name="ro1">
          <table:table-cell office:value-type="float" office:value="592689684">
            <text:p>592689684</text:p>
          </table:table-cell>
          <table:table-cell table:number-columns-repeated="2" office:value-type="float" office:value="465">
            <text:p>465</text:p>
          </table:table-cell>
          <table:table-cell office:value-type="float" office:value="-0.00215049642258691">
            <text:p>-0.002150496</text:p>
          </table:table-cell>
          <table:table-cell office:value-type="float" office:value="7">
            <text:p>7.000000000</text:p>
          </table:table-cell>
          <table:table-cell table:formula="oooc:=[.E466]*1000" office:value-type="float" office:value="7000">
            <text:p>7000.000</text:p>
          </table:table-cell>
          <table:table-cell table:formula="oooc:=[.F466]/[.C466]" office:value-type="float" office:value="15.0537634408602">
            <text:p>15.05</text:p>
          </table:table-cell>
          <table:table-cell table:style-name="ce2" table:formula="oooc:=[.G466]/[.C466]" office:value-type="float" office:value="0.0323736848190542">
            <text:p>0.032</text:p>
          </table:table-cell>
          <table:table-cell table:formula="oooc:=[.H466]/[.C466]" office:value-type="float" office:value="0.0000696208275678585">
            <text:p>0.0000696</text:p>
          </table:table-cell>
          <table:table-cell/>
        </table:table-row>
        <table:table-row table:style-name="ro1">
          <table:table-cell office:value-type="float" office:value="510544798">
            <text:p>510544798</text:p>
          </table:table-cell>
          <table:table-cell table:number-columns-repeated="2" office:value-type="float" office:value="466">
            <text:p>466</text:p>
          </table:table-cell>
          <table:table-cell office:value-type="float" office:value="-0.00214591755101878">
            <text:p>-0.002145918</text:p>
          </table:table-cell>
          <table:table-cell office:value-type="float" office:value="6.703125">
            <text:p>6.703125000</text:p>
          </table:table-cell>
          <table:table-cell table:formula="oooc:=[.E467]*1000" office:value-type="float" office:value="6703.125">
            <text:p>6703.125</text:p>
          </table:table-cell>
          <table:table-cell table:formula="oooc:=[.F467]/[.C467]" office:value-type="float" office:value="14.3843884120172">
            <text:p>14.38</text:p>
          </table:table-cell>
          <table:table-cell table:style-name="ce2" table:formula="oooc:=[.G467]/[.C467]" office:value-type="float" office:value="0.0308677862918823">
            <text:p>0.031</text:p>
          </table:table-cell>
          <table:table-cell table:formula="oooc:=[.H467]/[.C467]" office:value-type="float" office:value="0.0000662398847465286">
            <text:p>0.0000662</text:p>
          </table:table-cell>
          <table:table-cell/>
        </table:table-row>
        <table:table-row table:style-name="ro1">
          <table:table-cell office:value-type="float" office:value="1979601742">
            <text:p>1979601742</text:p>
          </table:table-cell>
          <table:table-cell table:number-columns-repeated="2" office:value-type="float" office:value="467">
            <text:p>467</text:p>
          </table:table-cell>
          <table:table-cell office:value-type="float" office:value="-0.0021413223487059">
            <text:p>-0.002141322</text:p>
          </table:table-cell>
          <table:table-cell office:value-type="float" office:value="6.609375">
            <text:p>6.609375000</text:p>
          </table:table-cell>
          <table:table-cell table:formula="oooc:=[.E468]*1000" office:value-type="float" office:value="6609.375">
            <text:p>6609.375</text:p>
          </table:table-cell>
          <table:table-cell table:formula="oooc:=[.F468]/[.C468]" office:value-type="float" office:value="14.1528372591006">
            <text:p>14.15</text:p>
          </table:table-cell>
          <table:table-cell table:style-name="ce2" table:formula="oooc:=[.G468]/[.C468]" office:value-type="float" office:value="0.0303058613685239">
            <text:p>0.030</text:p>
          </table:table-cell>
          <table:table-cell table:formula="oooc:=[.H468]/[.C468]" office:value-type="float" office:value="0.0000648947780910575">
            <text:p>0.0000649</text:p>
          </table:table-cell>
          <table:table-cell/>
        </table:table-row>
        <table:table-row table:style-name="ro1">
          <table:table-cell office:value-type="float" office:value="1019017272">
            <text:p>101901727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-0.00213673236612522">
            <text:p>-0.002136732</text:p>
          </table:table-cell>
          <table:table-cell office:value-type="float" office:value="7.046875">
            <text:p>7.046875000</text:p>
          </table:table-cell>
          <table:table-cell table:formula="oooc:=[.E469]*1000" office:value-type="float" office:value="7046.875">
            <text:p>7046.875</text:p>
          </table:table-cell>
          <table:table-cell table:formula="oooc:=[.F469]/[.C469]" office:value-type="float" office:value="15.0574252136752">
            <text:p>15.06</text:p>
          </table:table-cell>
          <table:table-cell table:style-name="ce2" table:formula="oooc:=[.G469]/[.C469]" office:value-type="float" office:value="0.032173985499306">
            <text:p>0.032</text:p>
          </table:table-cell>
          <table:table-cell table:formula="oooc:=[.H469]/[.C469]" office:value-type="float" office:value="0.0000687478322634744">
            <text:p>0.0000687</text:p>
          </table:table-cell>
          <table:table-cell/>
        </table:table-row>
        <table:table-row table:style-name="ro1">
          <table:table-cell office:value-type="float" office:value="1764566850">
            <text:p>1764566850</text:p>
          </table:table-cell>
          <table:table-cell table:number-columns-repeated="2" office:value-type="float" office:value="469">
            <text:p>469</text:p>
          </table:table-cell>
          <table:table-cell office:value-type="float" office:value="-0.00213219526452235">
            <text:p>-0.002132195</text:p>
          </table:table-cell>
          <table:table-cell office:value-type="float" office:value="6.828125">
            <text:p>6.828125000</text:p>
          </table:table-cell>
          <table:table-cell table:formula="oooc:=[.E470]*1000" office:value-type="float" office:value="6828.125">
            <text:p>6828.125</text:p>
          </table:table-cell>
          <table:table-cell table:formula="oooc:=[.F470]/[.C470]" office:value-type="float" office:value="14.5589019189765">
            <text:p>14.56</text:p>
          </table:table-cell>
          <table:table-cell table:style-name="ce2" table:formula="oooc:=[.G470]/[.C470]" office:value-type="float" office:value="0.0310424347952592">
            <text:p>0.031</text:p>
          </table:table-cell>
          <table:table-cell table:formula="oooc:=[.H470]/[.C470]" office:value-type="float" office:value="0.000066188560331043">
            <text:p>0.0000662</text:p>
          </table:table-cell>
          <table:table-cell/>
        </table:table-row>
        <table:table-row table:style-name="ro1">
          <table:table-cell office:value-type="float" office:value="913933012">
            <text:p>91393301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-0.00212765428025818">
            <text:p>-0.002127654</text:p>
          </table:table-cell>
          <table:table-cell office:value-type="float" office:value="6.65625">
            <text:p>6.656250000</text:p>
          </table:table-cell>
          <table:table-cell table:formula="oooc:=[.E471]*1000" office:value-type="float" office:value="6656.25">
            <text:p>6656.250</text:p>
          </table:table-cell>
          <table:table-cell table:formula="oooc:=[.F471]/[.C471]" office:value-type="float" office:value="14.1622340425532">
            <text:p>14.16</text:p>
          </table:table-cell>
          <table:table-cell table:style-name="ce2" table:formula="oooc:=[.G471]/[.C471]" office:value-type="float" office:value="0.0301324128564962">
            <text:p>0.030</text:p>
          </table:table-cell>
          <table:table-cell table:formula="oooc:=[.H471]/[.C471]" office:value-type="float" office:value="0.0000641115167159493">
            <text:p>0.0000641</text:p>
          </table:table-cell>
          <table:table-cell/>
        </table:table-row>
        <table:table-row table:style-name="ro1">
          <table:table-cell office:value-type="float" office:value="870486484">
            <text:p>870486484</text:p>
          </table:table-cell>
          <table:table-cell table:number-columns-repeated="2" office:value-type="float" office:value="471">
            <text:p>471</text:p>
          </table:table-cell>
          <table:table-cell office:value-type="float" office:value="-0.00212314041459649">
            <text:p>-0.002123140</text:p>
          </table:table-cell>
          <table:table-cell office:value-type="float" office:value="7.0625">
            <text:p>7.062500000</text:p>
          </table:table-cell>
          <table:table-cell table:formula="oooc:=[.E472]*1000" office:value-type="float" office:value="7062.5">
            <text:p>7062.500</text:p>
          </table:table-cell>
          <table:table-cell table:formula="oooc:=[.F472]/[.C472]" office:value-type="float" office:value="14.9946921443737">
            <text:p>14.99</text:p>
          </table:table-cell>
          <table:table-cell table:style-name="ce2" table:formula="oooc:=[.G472]/[.C472]" office:value-type="float" office:value="0.0318358644254218">
            <text:p>0.032</text:p>
          </table:table-cell>
          <table:table-cell table:formula="oooc:=[.H472]/[.C472]" office:value-type="float" office:value="0.000067592068843783">
            <text:p>0.0000676</text:p>
          </table:table-cell>
          <table:table-cell/>
        </table:table-row>
        <table:table-row table:style-name="ro1">
          <table:table-cell office:value-type="float" office:value="2057240201">
            <text:p>2057240201</text:p>
          </table:table-cell>
          <table:table-cell table:number-columns-repeated="2" office:value-type="float" office:value="472">
            <text:p>472</text:p>
          </table:table-cell>
          <table:table-cell office:value-type="float" office:value="-0.0021186426396298">
            <text:p>-0.002118643</text:p>
          </table:table-cell>
          <table:table-cell office:value-type="float" office:value="7.078125">
            <text:p>7.078125000</text:p>
          </table:table-cell>
          <table:table-cell table:formula="oooc:=[.E473]*1000" office:value-type="float" office:value="7078.125">
            <text:p>7078.125</text:p>
          </table:table-cell>
          <table:table-cell table:formula="oooc:=[.F473]/[.C473]" office:value-type="float" office:value="14.9960275423729">
            <text:p>15</text:p>
          </table:table-cell>
          <table:table-cell table:style-name="ce2" table:formula="oooc:=[.G473]/[.C473]" office:value-type="float" office:value="0.0317712447931629">
            <text:p>0.032</text:p>
          </table:table-cell>
          <table:table-cell table:formula="oooc:=[.H473]/[.C473]" office:value-type="float" office:value="0.0000673119593075485">
            <text:p>0.0000673</text:p>
          </table:table-cell>
          <table:table-cell/>
        </table:table-row>
        <table:table-row table:style-name="ro1">
          <table:table-cell office:value-type="float" office:value="21716129">
            <text:p>21716129</text:p>
          </table:table-cell>
          <table:table-cell table:number-columns-repeated="2" office:value-type="float" office:value="473">
            <text:p>473</text:p>
          </table:table-cell>
          <table:table-cell office:value-type="float" office:value="-0.00211416352863125">
            <text:p>-0.002114164</text:p>
          </table:table-cell>
          <table:table-cell office:value-type="float" office:value="6.921875">
            <text:p>6.921875000</text:p>
          </table:table-cell>
          <table:table-cell table:formula="oooc:=[.E474]*1000" office:value-type="float" office:value="6921.875">
            <text:p>6921.875</text:p>
          </table:table-cell>
          <table:table-cell table:formula="oooc:=[.F474]/[.C474]" office:value-type="float" office:value="14.6339852008457">
            <text:p>14.63</text:p>
          </table:table-cell>
          <table:table-cell table:style-name="ce2" table:formula="oooc:=[.G474]/[.C474]" office:value-type="float" office:value="0.0309386579299063">
            <text:p>0.031</text:p>
          </table:table-cell>
          <table:table-cell table:formula="oooc:=[.H474]/[.C474]" office:value-type="float" office:value="0.0000654094247989562">
            <text:p>0.0000654</text:p>
          </table:table-cell>
          <table:table-cell/>
        </table:table-row>
        <table:table-row table:style-name="ro1">
          <table:table-cell office:value-type="float" office:value="1211149169">
            <text:p>1211149169</text:p>
          </table:table-cell>
          <table:table-cell table:number-columns-repeated="2" office:value-type="float" office:value="474">
            <text:p>474</text:p>
          </table:table-cell>
          <table:table-cell office:value-type="float" office:value="-0.00210969925916515">
            <text:p>-0.002109699</text:p>
          </table:table-cell>
          <table:table-cell office:value-type="float" office:value="7.234375">
            <text:p>7.234375000</text:p>
          </table:table-cell>
          <table:table-cell table:formula="oooc:=[.E475]*1000" office:value-type="float" office:value="7234.375">
            <text:p>7234.375</text:p>
          </table:table-cell>
          <table:table-cell table:formula="oooc:=[.F475]/[.C475]" office:value-type="float" office:value="15.2623945147679">
            <text:p>15.26</text:p>
          </table:table-cell>
          <table:table-cell table:style-name="ce2" table:formula="oooc:=[.G475]/[.C475]" office:value-type="float" office:value="0.0321991445459239">
            <text:p>0.032</text:p>
          </table:table-cell>
          <table:table-cell table:formula="oooc:=[.H475]/[.C475]" office:value-type="float" office:value="0.000067930684696042">
            <text:p>0.0000679</text:p>
          </table:table-cell>
          <table:table-cell/>
        </table:table-row>
        <table:table-row table:style-name="ro1">
          <table:table-cell office:value-type="float" office:value="1753841840">
            <text:p>1753841840</text:p>
          </table:table-cell>
          <table:table-cell table:number-columns-repeated="2" office:value-type="float" office:value="475">
            <text:p>475</text:p>
          </table:table-cell>
          <table:table-cell office:value-type="float" office:value="-0.00210525791951">
            <text:p>-0.002105258</text:p>
          </table:table-cell>
          <table:table-cell office:value-type="float" office:value="9.921875">
            <text:p>9.921875000</text:p>
          </table:table-cell>
          <table:table-cell table:formula="oooc:=[.E476]*1000" office:value-type="float" office:value="9921.875">
            <text:p>9921.875</text:p>
          </table:table-cell>
          <table:table-cell table:formula="oooc:=[.F476]/[.C476]" office:value-type="float" office:value="20.8881578947368">
            <text:p>20.89</text:p>
          </table:table-cell>
          <table:table-cell table:style-name="ce2" table:formula="oooc:=[.G476]/[.C476]" office:value-type="float" office:value="0.0439750692520776">
            <text:p>0.044</text:p>
          </table:table-cell>
          <table:table-cell table:formula="oooc:=[.H476]/[.C476]" office:value-type="float" office:value="0.0000925790931622685">
            <text:p>0.0000926</text:p>
          </table:table-cell>
          <table:table-cell/>
        </table:table-row>
        <table:table-row table:style-name="ro1">
          <table:table-cell office:value-type="float" office:value="1547941020">
            <text:p>154794102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-0.00210083828119423">
            <text:p>-0.002100838</text:p>
          </table:table-cell>
          <table:table-cell office:value-type="float" office:value="10.9375">
            <text:p>10.937500000</text:p>
          </table:table-cell>
          <table:table-cell table:formula="oooc:=[.E477]*1000" office:value-type="float" office:value="10937.5">
            <text:p>10937.500</text:p>
          </table:table-cell>
          <table:table-cell table:formula="oooc:=[.F477]/[.C477]" office:value-type="float" office:value="22.9779411764706">
            <text:p>22.98</text:p>
          </table:table-cell>
          <table:table-cell table:style-name="ce2" table:formula="oooc:=[.G477]/[.C477]" office:value-type="float" office:value="0.0482729856648542">
            <text:p>0.048</text:p>
          </table:table-cell>
          <table:table-cell table:formula="oooc:=[.H477]/[.C477]" office:value-type="float" office:value="0.000101413835430366">
            <text:p>0.0001014</text:p>
          </table:table-cell>
          <table:table-cell/>
        </table:table-row>
        <table:table-row table:style-name="ro1">
          <table:table-cell office:value-type="float" office:value="2142161462">
            <text:p>2142161462</text:p>
          </table:table-cell>
          <table:table-cell table:number-columns-repeated="2" office:value-type="float" office:value="477">
            <text:p>477</text:p>
          </table:table-cell>
          <table:table-cell office:value-type="float" office:value="-0.00209643319959696">
            <text:p>-0.002096433</text:p>
          </table:table-cell>
          <table:table-cell office:value-type="float" office:value="7.25">
            <text:p>7.250000000</text:p>
          </table:table-cell>
          <table:table-cell table:formula="oooc:=[.E478]*1000" office:value-type="float" office:value="7250">
            <text:p>7250.000</text:p>
          </table:table-cell>
          <table:table-cell table:formula="oooc:=[.F478]/[.C478]" office:value-type="float" office:value="15.1991614255765">
            <text:p>15.2</text:p>
          </table:table-cell>
          <table:table-cell table:style-name="ce2" table:formula="oooc:=[.G478]/[.C478]" office:value-type="float" office:value="0.0318640700745839">
            <text:p>0.032</text:p>
          </table:table-cell>
          <table:table-cell table:formula="oooc:=[.H478]/[.C478]" office:value-type="float" office:value="0.0000668009854813079">
            <text:p>0.0000668</text:p>
          </table:table-cell>
          <table:table-cell/>
        </table:table-row>
        <table:table-row table:style-name="ro1">
          <table:table-cell office:value-type="float" office:value="1737500562">
            <text:p>1737500562</text:p>
          </table:table-cell>
          <table:table-cell table:number-columns-repeated="2" office:value-type="float" office:value="478">
            <text:p>478</text:p>
          </table:table-cell>
          <table:table-cell office:value-type="float" office:value="-0.00209204536599827">
            <text:p>-0.002092045</text:p>
          </table:table-cell>
          <table:table-cell office:value-type="float" office:value="7.046875">
            <text:p>7.046875000</text:p>
          </table:table-cell>
          <table:table-cell table:formula="oooc:=[.E479]*1000" office:value-type="float" office:value="7046.875">
            <text:p>7046.875</text:p>
          </table:table-cell>
          <table:table-cell table:formula="oooc:=[.F479]/[.C479]" office:value-type="float" office:value="14.7424163179916">
            <text:p>14.74</text:p>
          </table:table-cell>
          <table:table-cell table:style-name="ce2" table:formula="oooc:=[.G479]/[.C479]" office:value-type="float" office:value="0.0308418751422419">
            <text:p>0.031</text:p>
          </table:table-cell>
          <table:table-cell table:formula="oooc:=[.H479]/[.C479]" office:value-type="float" office:value="0.0000645227513436023">
            <text:p>0.0000645</text:p>
          </table:table-cell>
          <table:table-cell/>
        </table:table-row>
        <table:table-row table:style-name="ro1">
          <table:table-cell office:value-type="float" office:value="319382586">
            <text:p>319382586</text:p>
          </table:table-cell>
          <table:table-cell table:number-columns-repeated="2" office:value-type="float" office:value="479">
            <text:p>479</text:p>
          </table:table-cell>
          <table:table-cell office:value-type="float" office:value="-0.00208767354274642">
            <text:p>-0.002087674</text:p>
          </table:table-cell>
          <table:table-cell office:value-type="float" office:value="7.09375">
            <text:p>7.093750000</text:p>
          </table:table-cell>
          <table:table-cell table:formula="oooc:=[.E480]*1000" office:value-type="float" office:value="7093.75">
            <text:p>7093.750</text:p>
          </table:table-cell>
          <table:table-cell table:formula="oooc:=[.F480]/[.C480]" office:value-type="float" office:value="14.8094989561587">
            <text:p>14.81</text:p>
          </table:table-cell>
          <table:table-cell table:style-name="ce2" table:formula="oooc:=[.G480]/[.C480]" office:value-type="float" office:value="0.0309175343552373">
            <text:p>0.031</text:p>
          </table:table-cell>
          <table:table-cell table:formula="oooc:=[.H480]/[.C480]" office:value-type="float" office:value="0.0000645460007416227">
            <text:p>0.0000645</text:p>
          </table:table-cell>
          <table:table-cell/>
        </table:table-row>
        <table:table-row table:style-name="ro1">
          <table:table-cell office:value-type="float" office:value="1763509486">
            <text:p>1763509486</text:p>
          </table:table-cell>
          <table:table-cell table:number-columns-repeated="2" office:value-type="float" office:value="480">
            <text:p>480</text:p>
          </table:table-cell>
          <table:table-cell office:value-type="float" office:value="-0.00208333254556692">
            <text:p>-0.002083333</text:p>
          </table:table-cell>
          <table:table-cell office:value-type="float" office:value="7.171875">
            <text:p>7.171875000</text:p>
          </table:table-cell>
          <table:table-cell table:formula="oooc:=[.E481]*1000" office:value-type="float" office:value="7171.875">
            <text:p>7171.875</text:p>
          </table:table-cell>
          <table:table-cell table:formula="oooc:=[.F481]/[.C481]" office:value-type="float" office:value="14.94140625">
            <text:p>14.94</text:p>
          </table:table-cell>
          <table:table-cell table:style-name="ce2" table:formula="oooc:=[.G481]/[.C481]" office:value-type="float" office:value="0.0311279296875">
            <text:p>0.031</text:p>
          </table:table-cell>
          <table:table-cell table:formula="oooc:=[.H481]/[.C481]" office:value-type="float" office:value="0.000064849853515625">
            <text:p>0.0000648</text:p>
          </table:table-cell>
          <table:table-cell/>
        </table:table-row>
        <table:table-row table:style-name="ro1">
          <table:table-cell office:value-type="float" office:value="1476083516">
            <text:p>1476083516</text:p>
          </table:table-cell>
          <table:table-cell table:number-columns-repeated="2" office:value-type="float" office:value="481">
            <text:p>481</text:p>
          </table:table-cell>
          <table:table-cell office:value-type="float" office:value="-0.00207896342686809">
            <text:p>-0.002078963</text:p>
          </table:table-cell>
          <table:table-cell office:value-type="float" office:value="7.140625">
            <text:p>7.140625000</text:p>
          </table:table-cell>
          <table:table-cell table:formula="oooc:=[.E482]*1000" office:value-type="float" office:value="7140.625">
            <text:p>7140.625</text:p>
          </table:table-cell>
          <table:table-cell table:formula="oooc:=[.F482]/[.C482]" office:value-type="float" office:value="14.8453742203742">
            <text:p>14.85</text:p>
          </table:table-cell>
          <table:table-cell table:style-name="ce2" table:formula="oooc:=[.G482]/[.C482]" office:value-type="float" office:value="0.0308635638677219">
            <text:p>0.031</text:p>
          </table:table-cell>
          <table:table-cell table:formula="oooc:=[.H482]/[.C482]" office:value-type="float" office:value="0.0000641654134464072">
            <text:p>0.0000642</text:p>
          </table:table-cell>
          <table:table-cell/>
        </table:table-row>
        <table:table-row table:style-name="ro1">
          <table:table-cell office:value-type="float" office:value="1170456539">
            <text:p>1170456539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0.00207468482076934">
            <text:p>-0.002074685</text:p>
          </table:table-cell>
          <table:table-cell office:value-type="float" office:value="7.1875">
            <text:p>7.187500000</text:p>
          </table:table-cell>
          <table:table-cell table:formula="oooc:=[.E483]*1000" office:value-type="float" office:value="7187.5">
            <text:p>7187.500</text:p>
          </table:table-cell>
          <table:table-cell table:formula="oooc:=[.F483]/[.C483]" office:value-type="float" office:value="14.9118257261411">
            <text:p>14.91</text:p>
          </table:table-cell>
          <table:table-cell table:style-name="ce2" table:formula="oooc:=[.G483]/[.C483]" office:value-type="float" office:value="0.0309373977720769">
            <text:p>0.031</text:p>
          </table:table-cell>
          <table:table-cell table:formula="oooc:=[.H483]/[.C483]" office:value-type="float" office:value="0.0000641854725561762">
            <text:p>0.0000642</text:p>
          </table:table-cell>
          <table:table-cell/>
        </table:table-row>
        <table:table-row table:style-name="ro1">
          <table:table-cell office:value-type="float" office:value="846723008">
            <text:p>846723008</text:p>
          </table:table-cell>
          <table:table-cell table:number-columns-repeated="2" office:value-type="float" office:value="483">
            <text:p>483</text:p>
          </table:table-cell>
          <table:table-cell office:value-type="float" office:value="-0.00207039187108649">
            <text:p>-0.002070392</text:p>
          </table:table-cell>
          <table:table-cell office:value-type="float" office:value="7.703125">
            <text:p>7.703125000</text:p>
          </table:table-cell>
          <table:table-cell table:formula="oooc:=[.E484]*1000" office:value-type="float" office:value="7703.125">
            <text:p>7703.125</text:p>
          </table:table-cell>
          <table:table-cell table:formula="oooc:=[.F484]/[.C484]" office:value-type="float" office:value="15.9484989648033">
            <text:p>15.95</text:p>
          </table:table-cell>
          <table:table-cell table:style-name="ce2" table:formula="oooc:=[.G484]/[.C484]" office:value-type="float" office:value="0.0330196665937957">
            <text:p>0.033</text:p>
          </table:table-cell>
          <table:table-cell table:formula="oooc:=[.H484]/[.C484]" office:value-type="float" office:value="0.0000683636989519579">
            <text:p>0.0000684</text:p>
          </table:table-cell>
          <table:table-cell/>
        </table:table-row>
        <table:table-row table:style-name="ro1">
          <table:table-cell office:value-type="float" office:value="438796958">
            <text:p>438796958</text:p>
          </table:table-cell>
          <table:table-cell table:number-columns-repeated="2" office:value-type="float" office:value="484">
            <text:p>484</text:p>
          </table:table-cell>
          <table:table-cell office:value-type="float" office:value="-0.00206609810425107">
            <text:p>-0.002066098</text:p>
          </table:table-cell>
          <table:table-cell office:value-type="float" office:value="7.21875">
            <text:p>7.218750000</text:p>
          </table:table-cell>
          <table:table-cell table:formula="oooc:=[.E485]*1000" office:value-type="float" office:value="7218.75">
            <text:p>7218.750</text:p>
          </table:table-cell>
          <table:table-cell table:formula="oooc:=[.F485]/[.C485]" office:value-type="float" office:value="14.9147727272727">
            <text:p>14.91</text:p>
          </table:table-cell>
          <table:table-cell table:style-name="ce2" table:formula="oooc:=[.G485]/[.C485]" office:value-type="float" office:value="0.0308156461307288">
            <text:p>0.031</text:p>
          </table:table-cell>
          <table:table-cell table:formula="oooc:=[.H485]/[.C485]" office:value-type="float" office:value="0.0000636686903527454">
            <text:p>0.0000637</text:p>
          </table:table-cell>
          <table:table-cell/>
        </table:table-row>
        <table:table-row table:style-name="ro1">
          <table:table-cell office:value-type="float" office:value="1301445534">
            <text:p>1301445534</text:p>
          </table:table-cell>
          <table:table-cell table:number-columns-repeated="2" office:value-type="float" office:value="485">
            <text:p>485</text:p>
          </table:table-cell>
          <table:table-cell office:value-type="float" office:value="-0.00206185369620471">
            <text:p>-0.002061854</text:p>
          </table:table-cell>
          <table:table-cell office:value-type="float" office:value="7.421875">
            <text:p>7.421875000</text:p>
          </table:table-cell>
          <table:table-cell table:formula="oooc:=[.E486]*1000" office:value-type="float" office:value="7421.875">
            <text:p>7421.875</text:p>
          </table:table-cell>
          <table:table-cell table:formula="oooc:=[.F486]/[.C486]" office:value-type="float" office:value="15.3028350515464">
            <text:p>15.3</text:p>
          </table:table-cell>
          <table:table-cell table:style-name="ce2" table:formula="oooc:=[.G486]/[.C486]" office:value-type="float" office:value="0.0315522372196833">
            <text:p>0.032</text:p>
          </table:table-cell>
          <table:table-cell table:formula="oooc:=[.H486]/[.C486]" office:value-type="float" office:value="0.0000650561592158418">
            <text:p>0.0000651</text:p>
          </table:table-cell>
          <table:table-cell/>
        </table:table-row>
        <table:table-row table:style-name="ro1">
          <table:table-cell office:value-type="float" office:value="582942603">
            <text:p>582942603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0.00205760842607106">
            <text:p>-0.002057608</text:p>
          </table:table-cell>
          <table:table-cell office:value-type="float" office:value="7.328125">
            <text:p>7.328125000</text:p>
          </table:table-cell>
          <table:table-cell table:formula="oooc:=[.E487]*1000" office:value-type="float" office:value="7328.125">
            <text:p>7328.125</text:p>
          </table:table-cell>
          <table:table-cell table:formula="oooc:=[.F487]/[.C487]" office:value-type="float" office:value="15.0784465020576">
            <text:p>15.08</text:p>
          </table:table-cell>
          <table:table-cell table:style-name="ce2" table:formula="oooc:=[.G487]/[.C487]" office:value-type="float" office:value="0.0310256100865383">
            <text:p>0.031</text:p>
          </table:table-cell>
          <table:table-cell table:formula="oooc:=[.H487]/[.C487]" office:value-type="float" office:value="0.000063838703881766">
            <text:p>0.0000638</text:p>
          </table:table-cell>
          <table:table-cell/>
        </table:table-row>
        <table:table-row table:style-name="ro1">
          <table:table-cell office:value-type="float" office:value="1468373525">
            <text:p>1468373525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0.00205337635776459">
            <text:p>-0.002053376</text:p>
          </table:table-cell>
          <table:table-cell office:value-type="float" office:value="7.359375">
            <text:p>7.359375000</text:p>
          </table:table-cell>
          <table:table-cell table:formula="oooc:=[.E488]*1000" office:value-type="float" office:value="7359.375">
            <text:p>7359.375</text:p>
          </table:table-cell>
          <table:table-cell table:formula="oooc:=[.F488]/[.C488]" office:value-type="float" office:value="15.1116529774127">
            <text:p>15.11</text:p>
          </table:table-cell>
          <table:table-cell table:style-name="ce2" table:formula="oooc:=[.G488]/[.C488]" office:value-type="float" office:value="0.0310300882493075">
            <text:p>0.031</text:p>
          </table:table-cell>
          <table:table-cell table:formula="oooc:=[.H488]/[.C488]" office:value-type="float" office:value="0.0000637168136536087">
            <text:p>0.0000637</text:p>
          </table:table-cell>
          <table:table-cell/>
        </table:table-row>
        <table:table-row table:style-name="ro1">
          <table:table-cell office:value-type="float" office:value="1490910337">
            <text:p>1490910337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0.0020491793684414">
            <text:p>-0.002049179</text:p>
          </table:table-cell>
          <table:table-cell office:value-type="float" office:value="7.46875">
            <text:p>7.468750000</text:p>
          </table:table-cell>
          <table:table-cell table:formula="oooc:=[.E489]*1000" office:value-type="float" office:value="7468.75">
            <text:p>7468.750</text:p>
          </table:table-cell>
          <table:table-cell table:formula="oooc:=[.F489]/[.C489]" office:value-type="float" office:value="15.3048155737705">
            <text:p>15.3</text:p>
          </table:table-cell>
          <table:table-cell table:style-name="ce2" table:formula="oooc:=[.G489]/[.C489]" office:value-type="float" office:value="0.0313623269954313">
            <text:p>0.031</text:p>
          </table:table-cell>
          <table:table-cell table:formula="oooc:=[.H489]/[.C489]" office:value-type="float" office:value="0.0000642670635152281">
            <text:p>0.0000643</text:p>
          </table:table-cell>
          <table:table-cell/>
        </table:table-row>
        <table:table-row table:style-name="ro1">
          <table:table-cell office:value-type="float" office:value="1684865416">
            <text:p>1684865416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0.00204498824257371">
            <text:p>-0.002044988</text:p>
          </table:table-cell>
          <table:table-cell office:value-type="float" office:value="7.78125">
            <text:p>7.781250000</text:p>
          </table:table-cell>
          <table:table-cell table:formula="oooc:=[.E490]*1000" office:value-type="float" office:value="7781.25">
            <text:p>7781.250</text:p>
          </table:table-cell>
          <table:table-cell table:formula="oooc:=[.F490]/[.C490]" office:value-type="float" office:value="15.9125766871166">
            <text:p>15.91</text:p>
          </table:table-cell>
          <table:table-cell table:style-name="ce2" table:formula="oooc:=[.G490]/[.C490]" office:value-type="float" office:value="0.0325410566198703">
            <text:p>0.033</text:p>
          </table:table-cell>
          <table:table-cell table:formula="oooc:=[.H490]/[.C490]" office:value-type="float" office:value="0.0000665461280569944">
            <text:p>0.0000665</text:p>
          </table:table-cell>
          <table:table-cell/>
        </table:table-row>
        <table:table-row table:style-name="ro1">
          <table:table-cell office:value-type="float" office:value="2128346007">
            <text:p>2128346007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0.00204081179572313">
            <text:p>-0.002040812</text:p>
          </table:table-cell>
          <table:table-cell office:value-type="float" office:value="8.1875">
            <text:p>8.187500000</text:p>
          </table:table-cell>
          <table:table-cell table:formula="oooc:=[.E491]*1000" office:value-type="float" office:value="8187.5">
            <text:p>8187.500</text:p>
          </table:table-cell>
          <table:table-cell table:formula="oooc:=[.F491]/[.C491]" office:value-type="float" office:value="16.7091836734694">
            <text:p>16.71</text:p>
          </table:table-cell>
          <table:table-cell table:style-name="ce2" table:formula="oooc:=[.G491]/[.C491]" office:value-type="float" office:value="0.0341003748438151">
            <text:p>0.034</text:p>
          </table:table-cell>
          <table:table-cell table:formula="oooc:=[.H491]/[.C491]" office:value-type="float" office:value="0.0000695926017220716">
            <text:p>0.0000696</text:p>
          </table:table-cell>
          <table:table-cell/>
        </table:table-row>
        <table:table-row table:style-name="ro1">
          <table:table-cell office:value-type="float" office:value="403603634">
            <text:p>40360363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0.00203665712274415">
            <text:p>-0.002036657</text:p>
          </table:table-cell>
          <table:table-cell office:value-type="float" office:value="8.015625">
            <text:p>8.015625000</text:p>
          </table:table-cell>
          <table:table-cell table:formula="oooc:=[.E492]*1000" office:value-type="float" office:value="8015.625">
            <text:p>8015.625</text:p>
          </table:table-cell>
          <table:table-cell table:formula="oooc:=[.F492]/[.C492]" office:value-type="float" office:value="16.3251018329939">
            <text:p>16.33</text:p>
          </table:table-cell>
          <table:table-cell table:style-name="ce2" table:formula="oooc:=[.G492]/[.C492]" office:value-type="float" office:value="0.0332486799042645">
            <text:p>0.033</text:p>
          </table:table-cell>
          <table:table-cell table:formula="oooc:=[.H492]/[.C492]" office:value-type="float" office:value="0.0000677162523508443">
            <text:p>0.0000677</text:p>
          </table:table-cell>
          <table:table-cell/>
        </table:table-row>
        <table:table-row table:style-name="ro1">
          <table:table-cell office:value-type="float" office:value="1364946025">
            <text:p>136494602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0.00203251922494019">
            <text:p>-0.002032519</text:p>
          </table:table-cell>
          <table:table-cell office:value-type="float" office:value="8.515625">
            <text:p>8.515625000</text:p>
          </table:table-cell>
          <table:table-cell table:formula="oooc:=[.E493]*1000" office:value-type="float" office:value="8515.625">
            <text:p>8515.625</text:p>
          </table:table-cell>
          <table:table-cell table:formula="oooc:=[.F493]/[.C493]" office:value-type="float" office:value="17.3081808943089">
            <text:p>17.31</text:p>
          </table:table-cell>
          <table:table-cell table:style-name="ce2" table:formula="oooc:=[.G493]/[.C493]" office:value-type="float" office:value="0.0351792294599775">
            <text:p>0.035</text:p>
          </table:table-cell>
          <table:table-cell table:formula="oooc:=[.H493]/[.C493]" office:value-type="float" office:value="0.0000715024989023933">
            <text:p>0.0000715</text:p>
          </table:table-cell>
          <table:table-cell/>
        </table:table-row>
        <table:table-row table:style-name="ro1">
          <table:table-cell office:value-type="float" office:value="623545690">
            <text:p>623545690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0.00202839650955866">
            <text:p>-0.002028397</text:p>
          </table:table-cell>
          <table:table-cell office:value-type="float" office:value="7.9375">
            <text:p>7.937500000</text:p>
          </table:table-cell>
          <table:table-cell table:formula="oooc:=[.E494]*1000" office:value-type="float" office:value="7937.5">
            <text:p>7937.500</text:p>
          </table:table-cell>
          <table:table-cell table:formula="oooc:=[.F494]/[.C494]" office:value-type="float" office:value="16.1004056795132">
            <text:p>16.1</text:p>
          </table:table-cell>
          <table:table-cell table:style-name="ce2" table:formula="oooc:=[.G494]/[.C494]" office:value-type="float" office:value="0.0326580236906961">
            <text:p>0.033</text:p>
          </table:table-cell>
          <table:table-cell table:formula="oooc:=[.H494]/[.C494]" office:value-type="float" office:value="0.0000662434557620611">
            <text:p>0.0000662</text:p>
          </table:table-cell>
          <table:table-cell/>
        </table:table-row>
        <table:table-row table:style-name="ro1">
          <table:table-cell office:value-type="float" office:value="1120888854">
            <text:p>1120888854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0.00202427453098153">
            <text:p>-0.002024275</text:p>
          </table:table-cell>
          <table:table-cell office:value-type="float" office:value="8.8125">
            <text:p>8.812500000</text:p>
          </table:table-cell>
          <table:table-cell table:formula="oooc:=[.E495]*1000" office:value-type="float" office:value="8812.5">
            <text:p>8812.500</text:p>
          </table:table-cell>
          <table:table-cell table:formula="oooc:=[.F495]/[.C495]" office:value-type="float" office:value="17.8390688259109">
            <text:p>17.84</text:p>
          </table:table-cell>
          <table:table-cell table:style-name="ce2" table:formula="oooc:=[.G495]/[.C495]" office:value-type="float" office:value="0.036111475356095">
            <text:p>0.036</text:p>
          </table:table-cell>
          <table:table-cell table:formula="oooc:=[.H495]/[.C495]" office:value-type="float" office:value="0.0000731001525427024">
            <text:p>0.0000731</text:p>
          </table:table-cell>
          <table:table-cell/>
        </table:table-row>
        <table:table-row table:style-name="ro1">
          <table:table-cell office:value-type="float" office:value="1156464055">
            <text:p>1156464055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0.00202019560242661">
            <text:p>-0.002020196</text:p>
          </table:table-cell>
          <table:table-cell office:value-type="float" office:value="7.9375">
            <text:p>7.937500000</text:p>
          </table:table-cell>
          <table:table-cell table:formula="oooc:=[.E496]*1000" office:value-type="float" office:value="7937.5">
            <text:p>7937.500</text:p>
          </table:table-cell>
          <table:table-cell table:formula="oooc:=[.F496]/[.C496]" office:value-type="float" office:value="16.0353535353535">
            <text:p>16.04</text:p>
          </table:table-cell>
          <table:table-cell table:style-name="ce2" table:formula="oooc:=[.G496]/[.C496]" office:value-type="float" office:value="0.0323946536067748">
            <text:p>0.032</text:p>
          </table:table-cell>
          <table:table-cell table:formula="oooc:=[.H496]/[.C496]" office:value-type="float" office:value="0.0000654437446601512">
            <text:p>0.0000654</text:p>
          </table:table-cell>
          <table:table-cell/>
        </table:table-row>
        <table:table-row table:style-name="ro1">
          <table:table-cell office:value-type="float" office:value="27676614">
            <text:p>2767661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0.00201612817261321">
            <text:p>-0.002016128</text:p>
          </table:table-cell>
          <table:table-cell office:value-type="float" office:value="7.84375">
            <text:p>7.843750000</text:p>
          </table:table-cell>
          <table:table-cell table:formula="oooc:=[.E497]*1000" office:value-type="float" office:value="7843.75">
            <text:p>7843.750</text:p>
          </table:table-cell>
          <table:table-cell table:formula="oooc:=[.F497]/[.C497]" office:value-type="float" office:value="15.8140120967742">
            <text:p>15.81</text:p>
          </table:table-cell>
          <table:table-cell table:style-name="ce2" table:formula="oooc:=[.G497]/[.C497]" office:value-type="float" office:value="0.0318830889047867">
            <text:p>0.032</text:p>
          </table:table-cell>
          <table:table-cell table:formula="oooc:=[.H497]/[.C497]" office:value-type="float" office:value="0.0000642804211790054">
            <text:p>0.0000643</text:p>
          </table:table-cell>
          <table:table-cell/>
        </table:table-row>
        <table:table-row table:style-name="ro1">
          <table:table-cell office:value-type="float" office:value="166737836">
            <text:p>16673783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0.00201206841154544">
            <text:p>-0.002012068</text:p>
          </table:table-cell>
          <table:table-cell office:value-type="float" office:value="9.25">
            <text:p>9.250000000</text:p>
          </table:table-cell>
          <table:table-cell table:formula="oooc:=[.E498]*1000" office:value-type="float" office:value="9250">
            <text:p>9250.000</text:p>
          </table:table-cell>
          <table:table-cell table:formula="oooc:=[.F498]/[.C498]" office:value-type="float" office:value="18.6116700201207">
            <text:p>18.61</text:p>
          </table:table-cell>
          <table:table-cell table:style-name="ce2" table:formula="oooc:=[.G498]/[.C498]" office:value-type="float" office:value="0.0374480282094984">
            <text:p>0.037</text:p>
          </table:table-cell>
          <table:table-cell table:formula="oooc:=[.H498]/[.C498]" office:value-type="float" office:value="0.0000753481452907413">
            <text:p>0.0000753</text:p>
          </table:table-cell>
          <table:table-cell/>
        </table:table-row>
        <table:table-row table:style-name="ro1">
          <table:table-cell office:value-type="float" office:value="842879614">
            <text:p>84287961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0.00200802972926795">
            <text:p>-0.002008030</text:p>
          </table:table-cell>
          <table:table-cell office:value-type="float" office:value="8.859375">
            <text:p>8.859375000</text:p>
          </table:table-cell>
          <table:table-cell table:formula="oooc:=[.E499]*1000" office:value-type="float" office:value="8859.375">
            <text:p>8859.375</text:p>
          </table:table-cell>
          <table:table-cell table:formula="oooc:=[.F499]/[.C499]" office:value-type="float" office:value="17.7899096385542">
            <text:p>17.79</text:p>
          </table:table-cell>
          <table:table-cell table:style-name="ce2" table:formula="oooc:=[.G499]/[.C499]" office:value-type="float" office:value="0.0357227101175787">
            <text:p>0.036</text:p>
          </table:table-cell>
          <table:table-cell table:formula="oooc:=[.H499]/[.C499]" office:value-type="float" office:value="0.0000717323496336923">
            <text:p>0.0000717</text:p>
          </table:table-cell>
          <table:table-cell/>
        </table:table-row>
        <table:table-row table:style-name="ro1">
          <table:table-cell office:value-type="float" office:value="329000479">
            <text:p>329000479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0.00200399063851364">
            <text:p>-0.002003991</text:p>
          </table:table-cell>
          <table:table-cell office:value-type="float" office:value="9.296875">
            <text:p>9.296875000</text:p>
          </table:table-cell>
          <table:table-cell table:formula="oooc:=[.E500]*1000" office:value-type="float" office:value="9296.875">
            <text:p>9296.875</text:p>
          </table:table-cell>
          <table:table-cell table:formula="oooc:=[.F500]/[.C500]" office:value-type="float" office:value="18.6310120240481">
            <text:p>18.63</text:p>
          </table:table-cell>
          <table:table-cell table:style-name="ce2" table:formula="oooc:=[.G500]/[.C500]" office:value-type="float" office:value="0.0373366974429822">
            <text:p>0.037</text:p>
          </table:table-cell>
          <table:table-cell table:formula="oooc:=[.H500]/[.C500]" office:value-type="float" office:value="0.0000748230409679001">
            <text:p>0.0000748</text:p>
          </table:table-cell>
          <table:table-cell/>
        </table:table-row>
        <table:table-row table:style-name="ro1">
          <table:table-cell office:value-type="float" office:value="2004878974">
            <text:p>200487897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0.00199999924660688">
            <text:p>-0.001999999</text:p>
          </table:table-cell>
          <table:table-cell office:value-type="float" office:value="8.484375">
            <text:p>8.484375000</text:p>
          </table:table-cell>
          <table:table-cell table:formula="oooc:=[.E501]*1000" office:value-type="float" office:value="8484.375">
            <text:p>8484.375</text:p>
          </table:table-cell>
          <table:table-cell table:formula="oooc:=[.F501]/[.C501]" office:value-type="float" office:value="16.96875">
            <text:p>16.97</text:p>
          </table:table-cell>
          <table:table-cell table:style-name="ce2" table:formula="oooc:=[.G501]/[.C501]" office:value-type="float" office:value="0.0339375">
            <text:p>0.034</text:p>
          </table:table-cell>
          <table:table-cell table:formula="oooc:=[.H501]/[.C501]" office:value-type="float" office:value="0.000067875">
            <text:p>0.0000679</text:p>
          </table:table-cell>
          <table:table-cell/>
        </table:table-row>
        <table:table-row table:style-name="ro1" table:number-rows-repeated="65034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9:33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Víctor de Buen Remiro</meta:initial-creator>
    <meta:creation-date>2007-12-01T18:05:59</meta:creation-date>
    <dc:creator>Víctor de Buen Remiro</dc:creator>
    <dc:date>2007-12-03T19:33:42</dc:date>
    <dc:language>es-ES</dc:language>
    <meta:editing-cycles>5</meta:editing-cycles>
    <meta:editing-duration>PT54M41S</meta:editing-duration>
    <meta:user-defined meta:name="Info 1"/>
    <meta:user-defined meta:name="Info 2"/>
    <meta:user-defined meta:name="Info 3"/>
    <meta:user-defined meta:name="Info 4"/>
    <meta:document-statistic meta:table-count="1" meta:cell-count="45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style:font-family-asian="'Lucida Sans Unicode'" style:font-family-generic-asian="system" style:font-pitch-asian="variable" style:font-size-asian="19.1000003814697pt" style:font-family-complex="Tahoma" style:font-family-generic-complex="system" style:font-pitch-complex="variable" style:font-size-complex="19.1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Lucida Sans Unicode'" style:font-family-generic-asian="system" style:font-pitch-asian="variable" style:font-size-asian="13.1999998092651pt" style:font-family-complex="Tahoma" style:font-family-generic-complex="system" style:font-pitch-complex="variable" style:font-size-complex="13.1999998092651pt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8.986cm" svg:height="10.389cm" chart:class="chart:scatter" chart:style-name="ch1">
        <chart:title svg:x="0.919cm" svg:y="0.206cm" chart:style-name="ch2">
          <text:p>Tiempo de ejecución de InnerPoint en función del tamaño</text:p>
        </chart:title>
        <chart:plot-area chart:style-name="ch3" table:cell-range-address="Hoja2.$C$1:.$C$501 Hoja2.$F$1:.$F$501" chart:data-source-has-labels="row" chart:table-number-list="0 0" svg:x="0.378cm" svg:y="1.367cm" svg:width="18.23cm" svg:height="8.816cm">
          <chart:axis chart:dimension="x" chart:name="primary-x" chart:style-name="ch4">
            <chart:title svg:x="6.013cm" svg:y="9.651cm" chart:style-name="ch5">
              <text:p>Número de variables = Número de restricciones</text:p>
            </chart:title>
            <chart:categories table:cell-range-address="local-table.A2:.A501"/>
          </chart:axis>
          <chart:axis chart:dimension="y" chart:name="primary-y" chart:style-name="ch6">
            <chart:title svg:x="0.378cm" svg:y="7.689cm" chart:style-name="ch5">
              <text:p>Tiempo en mili-segundos</text:p>
            </chart:title>
            <chart:grid chart:class="major"/>
          </chart:axis>
          <chart:series chart:style-name="ch7">
            <chart:domain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s</text:p>
              </table:table-cell>
              <table:table-cell office:value-type="string">
                <text:p>miliSecs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.02890625">
                <text:p>0.0289062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">
                <text:p>2</text:p>
              </table:table-cell>
              <table:table-cell office:value-type="float" office:value="0.03375">
                <text:p>0.0337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">
                <text:p>3</text:p>
              </table:table-cell>
              <table:table-cell office:value-type="float" office:value="0.0393753937539375">
                <text:p>0.039375393753937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">
                <text:p>4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">
                <text:p>5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">
                <text:p>6</text:p>
              </table:table-cell>
              <table:table-cell office:value-type="float" office:value="0.0675189052934822">
                <text:p>0.0675189052934822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">
                <text:p>7</text:p>
              </table:table-cell>
              <table:table-cell office:value-type="float" office:value="0.076593137254902">
                <text:p>0.076593137254902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">
                <text:p>8</text:p>
              </table:table-cell>
              <table:table-cell office:value-type="float" office:value="0.100032010243278">
                <text:p>0.100032010243278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">
                <text:p>9</text:p>
              </table:table-cell>
              <table:table-cell office:value-type="float" office:value="0.10129659643436">
                <text:p>0.10129659643436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1">
                <text:p>11</text:p>
              </table:table-cell>
              <table:table-cell office:value-type="float" office:value="0.151331719128329">
                <text:p>0.151331719128329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2">
                <text:p>12</text:p>
              </table:table-cell>
              <table:table-cell office:value-type="float" office:value="0.180115273775216">
                <text:p>0.180115273775216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3">
                <text:p>13</text:p>
              </table:table-cell>
              <table:table-cell office:value-type="float" office:value="0.211505922165821">
                <text:p>0.211505922165821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">
                <text:p>14</text:p>
              </table:table-cell>
              <table:table-cell office:value-type="float" office:value="0.245098039215686">
                <text:p>0.245098039215686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">
                <text:p>15</text:p>
              </table:table-cell>
              <table:table-cell office:value-type="float" office:value="0.316722972972973">
                <text:p>0.316722972972973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">
                <text:p>16</text:p>
              </table:table-cell>
              <table:table-cell office:value-type="float" office:value="0.32051282051282">
                <text:p>0.3205128205128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">
                <text:p>17</text:p>
              </table:table-cell>
              <table:table-cell office:value-type="float" office:value="0.361271676300578">
                <text:p>0.36127167630057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">
                <text:p>18</text:p>
              </table:table-cell>
              <table:table-cell office:value-type="float" office:value="0.405844155844156">
                <text:p>0.405844155844156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19">
                <text:p>19</text:p>
              </table:table-cell>
              <table:table-cell office:value-type="float" office:value="0.451263537906137">
                <text:p>0.451263537906137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0">
                <text:p>2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1">
                <text:p>21</text:p>
              </table:table-cell>
              <table:table-cell office:value-type="float" office:value="0.622234513274336">
                <text:p>0.622234513274336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22">
                <text:p>22</text:p>
              </table:table-cell>
              <table:table-cell office:value-type="float" office:value="0.682645631067961">
                <text:p>0.682645631067961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23">
                <text:p>23</text:p>
              </table:table-cell>
              <table:table-cell office:value-type="float" office:value="0.661375661375661">
                <text:p>0.661375661375661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24">
                <text:p>24</text:p>
              </table:table-cell>
              <table:table-cell office:value-type="float" office:value="1.08381502890173">
                <text:p>1.08381502890173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25">
                <text:p>25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26">
                <text:p>26</text:p>
              </table:table-cell>
              <table:table-cell office:value-type="float" office:value="0.956632653061224">
                <text:p>0.956632653061224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27">
                <text:p>27</text:p>
              </table:table-cell>
              <table:table-cell office:value-type="float" office:value="1.14051094890511">
                <text:p>1.14051094890511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28">
                <text:p>28</text:p>
              </table:table-cell>
              <table:table-cell office:value-type="float" office:value="1.23031496062992">
                <text:p>1.23031496062992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29">
                <text:p>29</text:p>
              </table:table-cell>
              <table:table-cell office:value-type="float" office:value="1.19173728813559">
                <text:p>1.19173728813559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30">
                <text:p>30</text:p>
              </table:table-cell>
              <table:table-cell office:value-type="float" office:value="1.40765765765766">
                <text:p>1.40765765765766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31">
                <text:p>31</text:p>
              </table:table-cell>
              <table:table-cell office:value-type="float" office:value="1.50240384615385">
                <text:p>1.50240384615385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32">
                <text:p>32</text:p>
              </table:table-cell>
              <table:table-cell office:value-type="float" office:value="1.61082474226804">
                <text:p>1.61082474226804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33">
                <text:p>33</text:p>
              </table:table-cell>
              <table:table-cell office:value-type="float" office:value="1.88873626373626">
                <text:p>1.88873626373626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34">
                <text:p>34</text:p>
              </table:table-cell>
              <table:table-cell office:value-type="float" office:value="1.99854651162791">
                <text:p>1.99854651162791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35">
                <text:p>35</text:p>
              </table:table-cell>
              <table:table-cell office:value-type="float" office:value="2.12191358024691">
                <text:p>2.12191358024691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36">
                <text:p>36</text:p>
              </table:table-cell>
              <table:table-cell office:value-type="float" office:value="2.23214285714286">
                <text:p>2.23214285714286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37">
                <text:p>37</text:p>
              </table:table-cell>
              <table:table-cell office:value-type="float" office:value="2.35445205479452">
                <text:p>2.35445205479452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38">
                <text:p>38</text:p>
              </table:table-cell>
              <table:table-cell office:value-type="float" office:value="2.71739130434783">
                <text:p>2.71739130434783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">
                <text:p>39</text:p>
              </table:table-cell>
              <table:table-cell office:value-type="float" office:value="2.64423076923077">
                <text:p>2.64423076923077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40">
                <text:p>40</text:p>
              </table:table-cell>
              <table:table-cell office:value-type="float" office:value="3.0241935483871">
                <text:p>3.0241935483871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41">
                <text:p>41</text:p>
              </table:table-cell>
              <table:table-cell office:value-type="float" office:value="3.17796610169492">
                <text:p>3.17796610169492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42">
                <text:p>42</text:p>
              </table:table-cell>
              <table:table-cell office:value-type="float" office:value="3.34821428571429">
                <text:p>3.34821428571429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43">
                <text:p>43</text:p>
              </table:table-cell>
              <table:table-cell office:value-type="float" office:value="3.76157407407407">
                <text:p>3.76157407407407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44">
                <text:p>44</text:p>
              </table:table-cell>
              <table:table-cell office:value-type="float" office:value="3.9828431372549">
                <text:p>3.9828431372549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45">
                <text:p>45</text:p>
              </table:table-cell>
              <table:table-cell office:value-type="float" office:value="4.46428571428571">
                <text:p>4.46428571428571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46">
                <text:p>46</text:p>
              </table:table-cell>
              <table:table-cell office:value-type="float" office:value="4.65425531914894">
                <text:p>4.65425531914894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47">
                <text:p>47</text:p>
              </table:table-cell>
              <table:table-cell office:value-type="float" office:value="4.86111111111111">
                <text:p>4.86111111111111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48">
                <text:p>48</text:p>
              </table:table-cell>
              <table:table-cell office:value-type="float" office:value="5.08720930232558">
                <text:p>5.08720930232558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49">
                <text:p>49</text:p>
              </table:table-cell>
              <table:table-cell office:value-type="float" office:value="5.71646341463415">
                <text:p>5.71646341463415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">
                <text:p>50</text:p>
              </table:table-cell>
              <table:table-cell office:value-type="float" office:value="7.03125">
                <text:p>7.0312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51">
                <text:p>51</text:p>
              </table:table-cell>
              <table:table-cell office:value-type="float" office:value="6.16776315789474">
                <text:p>6.16776315789474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52">
                <text:p>52</text:p>
              </table:table-cell>
              <table:table-cell office:value-type="float" office:value="6.07638888888889">
                <text:p>6.07638888888889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53">
                <text:p>53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4">
                <text:p>54</text:p>
              </table:table-cell>
              <table:table-cell office:value-type="float" office:value="7.35294117647059">
                <text:p>7.35294117647059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55">
                <text:p>55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56">
                <text:p>56</text:p>
              </table:table-cell>
              <table:table-cell office:value-type="float" office:value="8.06451612903226">
                <text:p>8.06451612903226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57">
                <text:p>57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8">
                <text:p>58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9">
                <text:p>59</text:p>
              </table:table-cell>
              <table:table-cell office:value-type="float" office:value="9.48660714285714">
                <text:p>9.48660714285714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60">
                <text:p>60</text:p>
              </table:table-cell>
              <table:table-cell office:value-type="float" office:value="9.83796296296297">
                <text:p>9.83796296296297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61">
                <text:p>61</text:p>
              </table:table-cell>
              <table:table-cell office:value-type="float" office:value="10.2163461538462">
                <text:p>10.2163461538462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62">
                <text:p>62</text:p>
              </table:table-cell>
              <table:table-cell office:value-type="float" office:value="10.8173076923077">
                <text:p>10.8173076923077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63">
                <text:p>6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64">
                <text:p>64</text:p>
              </table:table-cell>
              <table:table-cell office:value-type="float" office:value="11.71875">
                <text:p>11.7187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65">
                <text:p>65</text:p>
              </table:table-cell>
              <table:table-cell office:value-type="float" office:value="12.2282608695652">
                <text:p>12.2282608695652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66">
                <text:p>66</text:p>
              </table:table-cell>
              <table:table-cell office:value-type="float" office:value="12.7840909090909">
                <text:p>12.7840909090909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67">
                <text:p>67</text:p>
              </table:table-cell>
              <table:table-cell office:value-type="float" office:value="13.4943181818182">
                <text:p>13.4943181818182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68">
                <text:p>68</text:p>
              </table:table-cell>
              <table:table-cell office:value-type="float" office:value="13.3928571428571">
                <text:p>13.3928571428571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69">
                <text:p>69</text:p>
              </table:table-cell>
              <table:table-cell office:value-type="float" office:value="14.8809523809524">
                <text:p>14.8809523809524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70">
                <text:p>70</text:p>
              </table:table-cell>
              <table:table-cell office:value-type="float" office:value="14.84375">
                <text:p>14.84375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71">
                <text:p>71</text:p>
              </table:table-cell>
              <table:table-cell office:value-type="float" office:value="16.4473684210526">
                <text:p>16.4473684210526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72">
                <text:p>72</text:p>
              </table:table-cell>
              <table:table-cell office:value-type="float" office:value="17.2697368421053">
                <text:p>17.2697368421053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73">
                <text:p>73</text:p>
              </table:table-cell>
              <table:table-cell office:value-type="float" office:value="20.8333333333333">
                <text:p>20.8333333333333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74">
                <text:p>74</text:p>
              </table:table-cell>
              <table:table-cell office:value-type="float" office:value="18.2291666666667">
                <text:p>18.2291666666667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75">
                <text:p>75</text:p>
              </table:table-cell>
              <table:table-cell office:value-type="float" office:value="19.3014705882353">
                <text:p>19.3014705882353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6">
                <text:p>76</text:p>
              </table:table-cell>
              <table:table-cell office:value-type="float" office:value="19.3014705882353">
                <text:p>19.3014705882353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77">
                <text:p>77</text:p>
              </table:table-cell>
              <table:table-cell office:value-type="float" office:value="20.5078125">
                <text:p>20.5078125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78">
                <text:p>78</text:p>
              </table:table-cell>
              <table:table-cell office:value-type="float" office:value="20.5078125">
                <text:p>20.5078125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79">
                <text:p>79</text:p>
              </table:table-cell>
              <table:table-cell office:value-type="float" office:value="21.484375">
                <text:p>21.484375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80">
                <text:p>80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81">
                <text:p>81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82">
                <text:p>82</text:p>
              </table:table-cell>
              <table:table-cell office:value-type="float" office:value="24.5535714285714">
                <text:p>24.553571428571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83">
                <text:p>83</text:p>
              </table:table-cell>
              <table:table-cell office:value-type="float" office:value="24.5535714285714">
                <text:p>24.5535714285714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84">
                <text:p>84</text:p>
              </table:table-cell>
              <table:table-cell office:value-type="float" office:value="26.7857142857143">
                <text:p>26.7857142857143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85">
                <text:p>85</text:p>
              </table:table-cell>
              <table:table-cell office:value-type="float" office:value="26.4423076923077">
                <text:p>26.4423076923077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86">
                <text:p>86</text:p>
              </table:table-cell>
              <table:table-cell office:value-type="float" office:value="27.6442307692308">
                <text:p>27.6442307692308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87">
                <text:p>87</text:p>
              </table:table-cell>
              <table:table-cell office:value-type="float" office:value="27.6442307692308">
                <text:p>27.6442307692308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88">
                <text:p>88</text:p>
              </table:table-cell>
              <table:table-cell office:value-type="float" office:value="28.6458333333333">
                <text:p>28.6458333333333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89">
                <text:p>89</text:p>
              </table:table-cell>
              <table:table-cell office:value-type="float" office:value="29.9479166666667">
                <text:p>29.9479166666667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90">
                <text:p>9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91">
                <text:p>91</text:p>
              </table:table-cell>
              <table:table-cell office:value-type="float" office:value="32.5520833333333">
                <text:p>32.5520833333333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92">
                <text:p>92</text:p>
              </table:table-cell>
              <table:table-cell office:value-type="float" office:value="42.6136363636364">
                <text:p>42.6136363636364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93">
                <text:p>93</text:p>
              </table:table-cell>
              <table:table-cell office:value-type="float" office:value="35.5113636363636">
                <text:p>35.5113636363636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94">
                <text:p>94</text:p>
              </table:table-cell>
              <table:table-cell office:value-type="float" office:value="35.5113636363636">
                <text:p>35.5113636363636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95">
                <text:p>95</text:p>
              </table:table-cell>
              <table:table-cell office:value-type="float" office:value="36.9318181818182">
                <text:p>36.9318181818182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96">
                <text:p>96</text:p>
              </table:table-cell>
              <table:table-cell office:value-type="float" office:value="39.0625">
                <text:p>39.0625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97">
                <text:p>97</text:p>
              </table:table-cell>
              <table:table-cell office:value-type="float" office:value="39.0625">
                <text:p>39.0625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98">
                <text:p>98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99">
                <text:p>99</text:p>
              </table:table-cell>
              <table:table-cell office:value-type="float" office:value="48.4375">
                <text:p>48.4375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100">
                <text:p>100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01">
                <text:p>101</text:p>
              </table:table-cell>
              <table:table-cell office:value-type="float" office:value="45.1388888888889">
                <text:p>45.1388888888889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102">
                <text:p>102</text:p>
              </table:table-cell>
              <table:table-cell office:value-type="float" office:value="45.1388888888889">
                <text:p>45.1388888888889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103">
                <text:p>103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04">
                <text:p>104</text:p>
              </table:table-cell>
              <table:table-cell office:value-type="float" office:value="50.3472222222222">
                <text:p>50.3472222222222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05">
                <text:p>105</text:p>
              </table:table-cell>
              <table:table-cell office:value-type="float" office:value="60.7638888888889">
                <text:p>60.7638888888889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06">
                <text:p>106</text:p>
              </table:table-cell>
              <table:table-cell office:value-type="float" office:value="50.78125">
                <text:p>50.78125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07">
                <text:p>107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108">
                <text:p>108</text:p>
              </table:table-cell>
              <table:table-cell office:value-type="float" office:value="52.734375">
                <text:p>52.734375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09">
                <text:p>109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10">
                <text:p>110</text:p>
              </table:table-cell>
              <table:table-cell office:value-type="float" office:value="56.640625">
                <text:p>56.640625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111">
                <text:p>111</text:p>
              </table:table-cell>
              <table:table-cell office:value-type="float" office:value="56.640625">
                <text:p>56.640625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112">
                <text:p>112</text:p>
              </table:table-cell>
              <table:table-cell office:value-type="float" office:value="80.3571428571429">
                <text:p>80.3571428571429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113">
                <text:p>113</text:p>
              </table:table-cell>
              <table:table-cell office:value-type="float" office:value="60.2678571428571">
                <text:p>60.2678571428571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14">
                <text:p>114</text:p>
              </table:table-cell>
              <table:table-cell office:value-type="float" office:value="82.5892857142857">
                <text:p>82.5892857142857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15">
                <text:p>115</text:p>
              </table:table-cell>
              <table:table-cell office:value-type="float" office:value="64.7321428571429">
                <text:p>64.7321428571429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116">
                <text:p>116</text:p>
              </table:table-cell>
              <table:table-cell office:value-type="float" office:value="66.9642857142857">
                <text:p>66.9642857142857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17">
                <text:p>117</text:p>
              </table:table-cell>
              <table:table-cell office:value-type="float" office:value="66.9642857142857">
                <text:p>66.9642857142857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118">
                <text:p>118</text:p>
              </table:table-cell>
              <table:table-cell office:value-type="float" office:value="69.1964285714286">
                <text:p>69.1964285714286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19">
                <text:p>119</text:p>
              </table:table-cell>
              <table:table-cell office:value-type="float" office:value="69.1964285714286">
                <text:p>69.1964285714286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20">
                <text:p>120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21">
                <text:p>121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22">
                <text:p>122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123">
                <text:p>123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24">
                <text:p>124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25">
                <text:p>125</text:p>
              </table:table-cell>
              <table:table-cell office:value-type="float" office:value="85.9375">
                <text:p>85.9375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26">
                <text:p>126</text:p>
              </table:table-cell>
              <table:table-cell office:value-type="float" office:value="111.979166666667">
                <text:p>111.979166666667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127">
                <text:p>127</text:p>
              </table:table-cell>
              <table:table-cell office:value-type="float" office:value="114.583333333333">
                <text:p>114.583333333333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28">
                <text:p>128</text:p>
              </table:table-cell>
              <table:table-cell office:value-type="float" office:value="119.791666666667">
                <text:p>119.791666666667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29">
                <text:p>129</text:p>
              </table:table-cell>
              <table:table-cell office:value-type="float" office:value="119.791666666667">
                <text:p>119.791666666667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32">
                <text:p>132</text:p>
              </table:table-cell>
              <table:table-cell office:value-type="float" office:value="128.125">
                <text:p>128.125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33">
                <text:p>133</text:p>
              </table:table-cell>
              <table:table-cell office:value-type="float" office:value="134.375">
                <text:p>134.37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134">
                <text:p>134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35">
                <text:p>13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36">
                <text:p>136</text:p>
              </table:table-cell>
              <table:table-cell office:value-type="float" office:value="140.625">
                <text:p>140.625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137">
                <text:p>137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38">
                <text:p>138</text:p>
              </table:table-cell>
              <table:table-cell office:value-type="float" office:value="146.875">
                <text:p>146.875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39">
                <text:p>139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40">
                <text:p>140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41">
                <text:p>141</text:p>
              </table:table-cell>
              <table:table-cell office:value-type="float" office:value="159.375">
                <text:p>159.375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42">
                <text:p>142</text:p>
              </table:table-cell>
              <table:table-cell office:value-type="float" office:value="160.15625">
                <text:p>160.15625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43">
                <text:p>143</text:p>
              </table:table-cell>
              <table:table-cell office:value-type="float" office:value="164.0625">
                <text:p>164.0625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44">
                <text:p>144</text:p>
              </table:table-cell>
              <table:table-cell office:value-type="float" office:value="171.875">
                <text:p>171.87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145">
                <text:p>145</text:p>
              </table:table-cell>
              <table:table-cell office:value-type="float" office:value="175.78125">
                <text:p>175.78125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46">
                <text:p>146</text:p>
              </table:table-cell>
              <table:table-cell office:value-type="float" office:value="175.78125">
                <text:p>175.78125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147">
                <text:p>147</text:p>
              </table:table-cell>
              <table:table-cell office:value-type="float" office:value="179.6875">
                <text:p>179.6875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48">
                <text:p>148</text:p>
              </table:table-cell>
              <table:table-cell office:value-type="float" office:value="183.59375">
                <text:p>183.59375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49">
                <text:p>149</text:p>
              </table:table-cell>
              <table:table-cell office:value-type="float" office:value="191.40625">
                <text:p>191.40625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50">
                <text:p>150</text:p>
              </table:table-cell>
              <table:table-cell office:value-type="float" office:value="199.21875">
                <text:p>199.21875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51">
                <text:p>151</text:p>
              </table:table-cell>
              <table:table-cell office:value-type="float" office:value="195.3125">
                <text:p>195.3125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152">
                <text:p>152</text:p>
              </table:table-cell>
              <table:table-cell office:value-type="float" office:value="203.125">
                <text:p>203.125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53">
                <text:p>153</text:p>
              </table:table-cell>
              <table:table-cell office:value-type="float" office:value="203.125">
                <text:p>203.125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54">
                <text:p>154</text:p>
              </table:table-cell>
              <table:table-cell office:value-type="float" office:value="207.03125">
                <text:p>207.03125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55">
                <text:p>155</text:p>
              </table:table-cell>
              <table:table-cell office:value-type="float" office:value="214.84375">
                <text:p>214.84375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56">
                <text:p>156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157">
                <text:p>157</text:p>
              </table:table-cell>
              <table:table-cell office:value-type="float" office:value="222.65625">
                <text:p>222.65625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58">
                <text:p>158</text:p>
              </table:table-cell>
              <table:table-cell office:value-type="float" office:value="226.5625">
                <text:p>226.5625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59">
                <text:p>159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60">
                <text:p>160</text:p>
              </table:table-cell>
              <table:table-cell office:value-type="float" office:value="234.375">
                <text:p>234.375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161">
                <text:p>161</text:p>
              </table:table-cell>
              <table:table-cell office:value-type="float" office:value="239.583333333333">
                <text:p>239.583333333333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62">
                <text:p>1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63">
                <text:p>1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64">
                <text:p>164</text:p>
              </table:table-cell>
              <table:table-cell office:value-type="float" office:value="255.208333333333">
                <text:p>255.208333333333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165">
                <text:p>165</text:p>
              </table:table-cell>
              <table:table-cell office:value-type="float" office:value="265.625">
                <text:p>265.625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66">
                <text:p>166</text:p>
              </table:table-cell>
              <table:table-cell office:value-type="float" office:value="265.625">
                <text:p>265.625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67">
                <text:p>167</text:p>
              </table:table-cell>
              <table:table-cell office:value-type="float" office:value="270.833333333333">
                <text:p>270.833333333333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68">
                <text:p>168</text:p>
              </table:table-cell>
              <table:table-cell office:value-type="float" office:value="296.875">
                <text:p>296.875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69">
                <text:p>169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70">
                <text:p>170</text:p>
              </table:table-cell>
              <table:table-cell office:value-type="float" office:value="286.458333333333">
                <text:p>286.458333333333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71">
                <text:p>171</text:p>
              </table:table-cell>
              <table:table-cell office:value-type="float" office:value="291.666666666667">
                <text:p>291.666666666667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72">
                <text:p>172</text:p>
              </table:table-cell>
              <table:table-cell office:value-type="float" office:value="296.875">
                <text:p>296.875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173">
                <text:p>173</text:p>
              </table:table-cell>
              <table:table-cell office:value-type="float" office:value="307.291666666667">
                <text:p>307.291666666667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74">
                <text:p>174</text:p>
              </table:table-cell>
              <table:table-cell office:value-type="float" office:value="307.291666666667">
                <text:p>307.291666666667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5">
                <text:p>175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176">
                <text:p>176</text:p>
              </table:table-cell>
              <table:table-cell office:value-type="float" office:value="317.708333333333">
                <text:p>317.708333333333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77">
                <text:p>177</text:p>
              </table:table-cell>
              <table:table-cell office:value-type="float" office:value="322.916666666667">
                <text:p>322.916666666667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178">
                <text:p>178</text:p>
              </table:table-cell>
              <table:table-cell office:value-type="float" office:value="328.125">
                <text:p>328.125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79">
                <text:p>179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80">
                <text:p>180</text:p>
              </table:table-cell>
              <table:table-cell office:value-type="float" office:value="338.541666666667">
                <text:p>338.541666666667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81">
                <text:p>181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82">
                <text:p>182</text:p>
              </table:table-cell>
              <table:table-cell office:value-type="float" office:value="348.958333333333">
                <text:p>348.958333333333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183">
                <text:p>183</text:p>
              </table:table-cell>
              <table:table-cell office:value-type="float" office:value="359.375">
                <text:p>359.375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84">
                <text:p>184</text:p>
              </table:table-cell>
              <table:table-cell office:value-type="float" office:value="367.1875">
                <text:p>367.1875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85">
                <text:p>1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86">
                <text:p>18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87">
                <text:p>18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188">
                <text:p>188</text:p>
              </table:table-cell>
              <table:table-cell office:value-type="float" office:value="382.8125">
                <text:p>382.8125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89">
                <text:p>189</text:p>
              </table:table-cell>
              <table:table-cell office:value-type="float" office:value="390.625">
                <text:p>390.625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90">
                <text:p>190</text:p>
              </table:table-cell>
              <table:table-cell office:value-type="float" office:value="398.4375">
                <text:p>398.4375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191">
                <text:p>191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192">
                <text:p>192</text:p>
              </table:table-cell>
              <table:table-cell office:value-type="float" office:value="414.0625">
                <text:p>414.0625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93">
                <text:p>193</text:p>
              </table:table-cell>
              <table:table-cell office:value-type="float" office:value="421.875">
                <text:p>421.875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194">
                <text:p>194</text:p>
              </table:table-cell>
              <table:table-cell office:value-type="float" office:value="421.875">
                <text:p>421.875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195">
                <text:p>195</text:p>
              </table:table-cell>
              <table:table-cell office:value-type="float" office:value="429.6875">
                <text:p>429.6875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96">
                <text:p>196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197">
                <text:p>197</text:p>
              </table:table-cell>
              <table:table-cell office:value-type="float" office:value="445.3125">
                <text:p>445.3125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98">
                <text:p>198</text:p>
              </table:table-cell>
              <table:table-cell office:value-type="float" office:value="453.125">
                <text:p>453.125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99">
                <text:p>199</text:p>
              </table:table-cell>
              <table:table-cell office:value-type="float" office:value="460.9375">
                <text:p>460.9375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200">
                <text:p>200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201">
                <text:p>201</text:p>
              </table:table-cell>
              <table:table-cell office:value-type="float" office:value="476.5625">
                <text:p>476.5625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202">
                <text:p>202</text:p>
              </table:table-cell>
              <table:table-cell office:value-type="float" office:value="484.375">
                <text:p>484.375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03">
                <text:p>203</text:p>
              </table:table-cell>
              <table:table-cell office:value-type="float" office:value="484.375">
                <text:p>484.375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204">
                <text:p>204</text:p>
              </table:table-cell>
              <table:table-cell office:value-type="float" office:value="460.9375">
                <text:p>460.9375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205">
                <text:p>205</text:p>
              </table:table-cell>
              <table:table-cell office:value-type="float" office:value="507.8125">
                <text:p>507.8125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206">
                <text:p>206</text:p>
              </table:table-cell>
              <table:table-cell office:value-type="float" office:value="507.8125">
                <text:p>507.8125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207">
                <text:p>207</text:p>
              </table:table-cell>
              <table:table-cell office:value-type="float" office:value="515.625">
                <text:p>515.625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208">
                <text:p>208</text:p>
              </table:table-cell>
              <table:table-cell office:value-type="float" office:value="523.4375">
                <text:p>523.4375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209">
                <text:p>209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210">
                <text:p>210</text:p>
              </table:table-cell>
              <table:table-cell office:value-type="float" office:value="539.0625">
                <text:p>539.0625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211">
                <text:p>211</text:p>
              </table:table-cell>
              <table:table-cell office:value-type="float" office:value="554.6875">
                <text:p>554.6875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212">
                <text:p>212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213">
                <text:p>213</text:p>
              </table:table-cell>
              <table:table-cell office:value-type="float" office:value="570.3125">
                <text:p>570.3125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214">
                <text:p>214</text:p>
              </table:table-cell>
              <table:table-cell office:value-type="float" office:value="570.3125">
                <text:p>570.3125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215">
                <text:p>215</text:p>
              </table:table-cell>
              <table:table-cell office:value-type="float" office:value="585.9375">
                <text:p>585.9375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216">
                <text:p>216</text:p>
              </table:table-cell>
              <table:table-cell office:value-type="float" office:value="593.75">
                <text:p>593.75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217">
                <text:p>217</text:p>
              </table:table-cell>
              <table:table-cell office:value-type="float" office:value="601.5625">
                <text:p>601.5625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218">
                <text:p>218</text:p>
              </table:table-cell>
              <table:table-cell office:value-type="float" office:value="601.5625">
                <text:p>601.5625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9">
                <text:p>21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220">
                <text:p>220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221">
                <text:p>221</text:p>
              </table:table-cell>
              <table:table-cell office:value-type="float" office:value="640.625">
                <text:p>640.625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222">
                <text:p>222</text:p>
              </table:table-cell>
              <table:table-cell office:value-type="float" office:value="640.625">
                <text:p>640.625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223">
                <text:p>223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224">
                <text:p>224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225">
                <text:p>225</text:p>
              </table:table-cell>
              <table:table-cell office:value-type="float" office:value="703.125">
                <text:p>703.125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226">
                <text:p>226</text:p>
              </table:table-cell>
              <table:table-cell office:value-type="float" office:value="718.75">
                <text:p>718.75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227">
                <text:p>227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228">
                <text:p>228</text:p>
              </table:table-cell>
              <table:table-cell office:value-type="float" office:value="718.75">
                <text:p>718.75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229">
                <text:p>22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230">
                <text:p>230</text:p>
              </table:table-cell>
              <table:table-cell office:value-type="float" office:value="828.125">
                <text:p>828.125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231">
                <text:p>231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232">
                <text:p>232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233">
                <text:p>233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234">
                <text:p>234</text:p>
              </table:table-cell>
              <table:table-cell office:value-type="float" office:value="671.875">
                <text:p>671.875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235">
                <text:p>23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236">
                <text:p>236</text:p>
              </table:table-cell>
              <table:table-cell office:value-type="float" office:value="796.875">
                <text:p>796.875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237">
                <text:p>237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238">
                <text:p>238</text:p>
              </table:table-cell>
              <table:table-cell office:value-type="float" office:value="703.125">
                <text:p>703.125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239">
                <text:p>239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240">
                <text:p>240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241">
                <text:p>241</text:p>
              </table:table-cell>
              <table:table-cell office:value-type="float" office:value="734.375">
                <text:p>734.375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242">
                <text:p>24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243">
                <text:p>243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244">
                <text:p>2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45">
                <text:p>245</text:p>
              </table:table-cell>
              <table:table-cell office:value-type="float" office:value="765.625">
                <text:p>765.625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246">
                <text:p>246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247">
                <text:p>247</text:p>
              </table:table-cell>
              <table:table-cell office:value-type="float" office:value="796.875">
                <text:p>796.875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248">
                <text:p>248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249">
                <text:p>249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250">
                <text:p>250</text:p>
              </table:table-cell>
              <table:table-cell office:value-type="float" office:value="828.125">
                <text:p>828.125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251">
                <text:p>251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252">
                <text:p>252</text:p>
              </table:table-cell>
              <table:table-cell office:value-type="float" office:value="859.375">
                <text:p>859.375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253">
                <text:p>253</text:p>
              </table:table-cell>
              <table:table-cell office:value-type="float" office:value="859.375">
                <text:p>859.375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254">
                <text:p>254</text:p>
              </table:table-cell>
              <table:table-cell office:value-type="float" office:value="1015.625">
                <text:p>1015.625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255">
                <text:p>255</text:p>
              </table:table-cell>
              <table:table-cell office:value-type="float" office:value="1015.625">
                <text:p>1015.625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56">
                <text:p>256</text:p>
              </table:table-cell>
              <table:table-cell office:value-type="float" office:value="1031.25">
                <text:p>1031.25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257">
                <text:p>257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258">
                <text:p>258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259">
                <text:p>259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60">
                <text:p>260</text:p>
              </table:table-cell>
              <table:table-cell office:value-type="float" office:value="1109.375">
                <text:p>1109.375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261">
                <text:p>261</text:p>
              </table:table-cell>
              <table:table-cell office:value-type="float" office:value="1109.375">
                <text:p>1109.375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62">
                <text:p>262</text:p>
              </table:table-cell>
              <table:table-cell office:value-type="float" office:value="1140.625">
                <text:p>1140.625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263">
                <text:p>26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264">
                <text:p>264</text:p>
              </table:table-cell>
              <table:table-cell office:value-type="float" office:value="1218.75">
                <text:p>1218.75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265">
                <text:p>265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6">
                <text:p>266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267">
                <text:p>267</text:p>
              </table:table-cell>
              <table:table-cell office:value-type="float" office:value="1218.75">
                <text:p>1218.75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268">
                <text:p>26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269">
                <text:p>269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270">
                <text:p>270</text:p>
              </table:table-cell>
              <table:table-cell office:value-type="float" office:value="1234.375">
                <text:p>1234.375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271">
                <text:p>271</text:p>
              </table:table-cell>
              <table:table-cell office:value-type="float" office:value="1234.375">
                <text:p>1234.375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72">
                <text:p>27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273">
                <text:p>273</text:p>
              </table:table-cell>
              <table:table-cell office:value-type="float" office:value="1265.625">
                <text:p>1265.625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274">
                <text:p>274</text:p>
              </table:table-cell>
              <table:table-cell office:value-type="float" office:value="1281.25">
                <text:p>1281.25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275">
                <text:p>275</text:p>
              </table:table-cell>
              <table:table-cell office:value-type="float" office:value="1296.875">
                <text:p>1296.875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276">
                <text:p>276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277">
                <text:p>277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278">
                <text:p>278</text:p>
              </table:table-cell>
              <table:table-cell office:value-type="float" office:value="1328.125">
                <text:p>1328.125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279">
                <text:p>279</text:p>
              </table:table-cell>
              <table:table-cell office:value-type="float" office:value="1578.125">
                <text:p>1578.125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280">
                <text:p>280</text:p>
              </table:table-cell>
              <table:table-cell office:value-type="float" office:value="1421.875">
                <text:p>1421.875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281">
                <text:p>281</text:p>
              </table:table-cell>
              <table:table-cell office:value-type="float" office:value="1390.625">
                <text:p>1390.625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282">
                <text:p>282</text:p>
              </table:table-cell>
              <table:table-cell office:value-type="float" office:value="1390.625">
                <text:p>1390.625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283">
                <text:p>283</text:p>
              </table:table-cell>
              <table:table-cell office:value-type="float" office:value="1421.875">
                <text:p>1421.875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284">
                <text:p>284</text:p>
              </table:table-cell>
              <table:table-cell office:value-type="float" office:value="1437.5">
                <text:p>1437.5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285">
                <text:p>285</text:p>
              </table:table-cell>
              <table:table-cell office:value-type="float" office:value="1453.125">
                <text:p>1453.125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6">
                <text:p>286</text:p>
              </table:table-cell>
              <table:table-cell office:value-type="float" office:value="1531.25">
                <text:p>1531.25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287">
                <text:p>28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288">
                <text:p>28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289">
                <text:p>289</text:p>
              </table:table-cell>
              <table:table-cell office:value-type="float" office:value="1515.625">
                <text:p>1515.625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290">
                <text:p>290</text:p>
              </table:table-cell>
              <table:table-cell office:value-type="float" office:value="1531.25">
                <text:p>1531.25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91">
                <text:p>291</text:p>
              </table:table-cell>
              <table:table-cell office:value-type="float" office:value="1593.75">
                <text:p>1593.75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292">
                <text:p>292</text:p>
              </table:table-cell>
              <table:table-cell office:value-type="float" office:value="1546.875">
                <text:p>1546.875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293">
                <text:p>293</text:p>
              </table:table-cell>
              <table:table-cell office:value-type="float" office:value="1578.125">
                <text:p>1578.125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294">
                <text:p>294</text:p>
              </table:table-cell>
              <table:table-cell office:value-type="float" office:value="1593.75">
                <text:p>1593.75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295">
                <text:p>295</text:p>
              </table:table-cell>
              <table:table-cell office:value-type="float" office:value="1640.625">
                <text:p>1640.625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296">
                <text:p>296</text:p>
              </table:table-cell>
              <table:table-cell office:value-type="float" office:value="1671.875">
                <text:p>1671.875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297">
                <text:p>297</text:p>
              </table:table-cell>
              <table:table-cell office:value-type="float" office:value="1687.5">
                <text:p>1687.5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298">
                <text:p>298</text:p>
              </table:table-cell>
              <table:table-cell office:value-type="float" office:value="1656.25">
                <text:p>1656.25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299">
                <text:p>299</text:p>
              </table:table-cell>
              <table:table-cell office:value-type="float" office:value="1906.25">
                <text:p>1906.25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300">
                <text:p>300</text:p>
              </table:table-cell>
              <table:table-cell office:value-type="float" office:value="1796.875">
                <text:p>1796.875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301">
                <text:p>301</text:p>
              </table:table-cell>
              <table:table-cell office:value-type="float" office:value="1734.375">
                <text:p>1734.375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302">
                <text:p>302</text:p>
              </table:table-cell>
              <table:table-cell office:value-type="float" office:value="1734.375">
                <text:p>1734.37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303">
                <text:p>30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304">
                <text:p>304</text:p>
              </table:table-cell>
              <table:table-cell office:value-type="float" office:value="1781.25">
                <text:p>1781.25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305">
                <text:p>305</text:p>
              </table:table-cell>
              <table:table-cell office:value-type="float" office:value="1796.875">
                <text:p>1796.875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306">
                <text:p>306</text:p>
              </table:table-cell>
              <table:table-cell office:value-type="float" office:value="1828.125">
                <text:p>1828.125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307">
                <text:p>307</text:p>
              </table:table-cell>
              <table:table-cell office:value-type="float" office:value="1859.375">
                <text:p>1859.375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308">
                <text:p>308</text:p>
              </table:table-cell>
              <table:table-cell office:value-type="float" office:value="1890.625">
                <text:p>1890.62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309">
                <text:p>309</text:p>
              </table:table-cell>
              <table:table-cell office:value-type="float" office:value="1921.875">
                <text:p>1921.875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310">
                <text:p>310</text:p>
              </table:table-cell>
              <table:table-cell office:value-type="float" office:value="1984.375">
                <text:p>1984.375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311">
                <text:p>311</text:p>
              </table:table-cell>
              <table:table-cell office:value-type="float" office:value="1968.75">
                <text:p>1968.75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312">
                <text:p>31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313">
                <text:p>31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314">
                <text:p>3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15">
                <text:p>315</text:p>
              </table:table-cell>
              <table:table-cell office:value-type="float" office:value="2015.625">
                <text:p>2015.625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316">
                <text:p>316</text:p>
              </table:table-cell>
              <table:table-cell office:value-type="float" office:value="2265.625">
                <text:p>2265.625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317">
                <text:p>317</text:p>
              </table:table-cell>
              <table:table-cell office:value-type="float" office:value="2218.75">
                <text:p>2218.75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318">
                <text:p>318</text:p>
              </table:table-cell>
              <table:table-cell office:value-type="float" office:value="2093.75">
                <text:p>2093.75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319">
                <text:p>319</text:p>
              </table:table-cell>
              <table:table-cell office:value-type="float" office:value="2187.5">
                <text:p>2187.5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320">
                <text:p>320</text:p>
              </table:table-cell>
              <table:table-cell office:value-type="float" office:value="2109.375">
                <text:p>2109.375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321">
                <text:p>321</text:p>
              </table:table-cell>
              <table:table-cell office:value-type="float" office:value="2328.125">
                <text:p>2328.125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322">
                <text:p>32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323">
                <text:p>323</text:p>
              </table:table-cell>
              <table:table-cell office:value-type="float" office:value="2265.625">
                <text:p>2265.625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324">
                <text:p>324</text:p>
              </table:table-cell>
              <table:table-cell office:value-type="float" office:value="2281.25">
                <text:p>2281.25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325">
                <text:p>325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326">
                <text:p>326</text:p>
              </table:table-cell>
              <table:table-cell office:value-type="float" office:value="2296.875">
                <text:p>2296.875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327">
                <text:p>327</text:p>
              </table:table-cell>
              <table:table-cell office:value-type="float" office:value="2328.125">
                <text:p>2328.125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328">
                <text:p>328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329">
                <text:p>329</text:p>
              </table:table-cell>
              <table:table-cell office:value-type="float" office:value="2453.125">
                <text:p>2453.125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30">
                <text:p>330</text:p>
              </table:table-cell>
              <table:table-cell office:value-type="float" office:value="2593.75">
                <text:p>2593.75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331">
                <text:p>331</text:p>
              </table:table-cell>
              <table:table-cell office:value-type="float" office:value="2578.125">
                <text:p>2578.125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332">
                <text:p>332</text:p>
              </table:table-cell>
              <table:table-cell office:value-type="float" office:value="2671.875">
                <text:p>2671.875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333">
                <text:p>333</text:p>
              </table:table-cell>
              <table:table-cell office:value-type="float" office:value="2578.125">
                <text:p>2578.125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334">
                <text:p>334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335">
                <text:p>335</text:p>
              </table:table-cell>
              <table:table-cell office:value-type="float" office:value="2546.875">
                <text:p>2546.875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336">
                <text:p>336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337">
                <text:p>337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338">
                <text:p>338</text:p>
              </table:table-cell>
              <table:table-cell office:value-type="float" office:value="2609.375">
                <text:p>2609.375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339">
                <text:p>33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340">
                <text:p>340</text:p>
              </table:table-cell>
              <table:table-cell office:value-type="float" office:value="2484.375">
                <text:p>2484.375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341">
                <text:p>341</text:p>
              </table:table-cell>
              <table:table-cell office:value-type="float" office:value="2546.875">
                <text:p>2546.875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342">
                <text:p>342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343">
                <text:p>343</text:p>
              </table:table-cell>
              <table:table-cell office:value-type="float" office:value="2718.75">
                <text:p>2718.75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344">
                <text:p>34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345">
                <text:p>345</text:p>
              </table:table-cell>
              <table:table-cell office:value-type="float" office:value="2953.125">
                <text:p>2953.125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346">
                <text:p>346</text:p>
              </table:table-cell>
              <table:table-cell office:value-type="float" office:value="2671.875">
                <text:p>2671.875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347">
                <text:p>347</text:p>
              </table:table-cell>
              <table:table-cell office:value-type="float" office:value="2718.75">
                <text:p>2718.75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348">
                <text:p>348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349">
                <text:p>349</text:p>
              </table:table-cell>
              <table:table-cell office:value-type="float" office:value="2796.875">
                <text:p>2796.875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350">
                <text:p>35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351">
                <text:p>351</text:p>
              </table:table-cell>
              <table:table-cell office:value-type="float" office:value="2734.375">
                <text:p>2734.375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352">
                <text:p>352</text:p>
              </table:table-cell>
              <table:table-cell office:value-type="float" office:value="2859.375">
                <text:p>2859.375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53">
                <text:p>353</text:p>
              </table:table-cell>
              <table:table-cell office:value-type="float" office:value="2765.625">
                <text:p>2765.625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354">
                <text:p>354</text:p>
              </table:table-cell>
              <table:table-cell office:value-type="float" office:value="2812.5">
                <text:p>2812.5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55">
                <text:p>355</text:p>
              </table:table-cell>
              <table:table-cell office:value-type="float" office:value="2843.75">
                <text:p>2843.75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356">
                <text:p>356</text:p>
              </table:table-cell>
              <table:table-cell office:value-type="float" office:value="2843.75">
                <text:p>2843.75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357">
                <text:p>357</text:p>
              </table:table-cell>
              <table:table-cell office:value-type="float" office:value="2937.5">
                <text:p>2937.5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358">
                <text:p>358</text:p>
              </table:table-cell>
              <table:table-cell office:value-type="float" office:value="2984.375">
                <text:p>2984.375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359">
                <text:p>359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360">
                <text:p>360</text:p>
              </table:table-cell>
              <table:table-cell office:value-type="float" office:value="3031.25">
                <text:p>3031.25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361">
                <text:p>361</text:p>
              </table:table-cell>
              <table:table-cell office:value-type="float" office:value="3046.875">
                <text:p>3046.875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362">
                <text:p>362</text:p>
              </table:table-cell>
              <table:table-cell office:value-type="float" office:value="3109.375">
                <text:p>3109.375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363">
                <text:p>363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364">
                <text:p>364</text:p>
              </table:table-cell>
              <table:table-cell office:value-type="float" office:value="3171.875">
                <text:p>3171.875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365">
                <text:p>36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366">
                <text:p>366</text:p>
              </table:table-cell>
              <table:table-cell office:value-type="float" office:value="3218.75">
                <text:p>3218.75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367">
                <text:p>367</text:p>
              </table:table-cell>
              <table:table-cell office:value-type="float" office:value="3281.25">
                <text:p>3281.25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368">
                <text:p>368</text:p>
              </table:table-cell>
              <table:table-cell office:value-type="float" office:value="3343.75">
                <text:p>3343.75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369">
                <text:p>369</text:p>
              </table:table-cell>
              <table:table-cell office:value-type="float" office:value="3359.375">
                <text:p>3359.375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370">
                <text:p>370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371">
                <text:p>371</text:p>
              </table:table-cell>
              <table:table-cell office:value-type="float" office:value="3421.875">
                <text:p>3421.875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372">
                <text:p>372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373">
                <text:p>373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374">
                <text:p>374</text:p>
              </table:table-cell>
              <table:table-cell office:value-type="float" office:value="3687.5">
                <text:p>3687.5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375">
                <text:p>375</text:p>
              </table:table-cell>
              <table:table-cell office:value-type="float" office:value="3406.25">
                <text:p>3406.25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376">
                <text:p>376</text:p>
              </table:table-cell>
              <table:table-cell office:value-type="float" office:value="3390.625">
                <text:p>3390.625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377">
                <text:p>377</text:p>
              </table:table-cell>
              <table:table-cell office:value-type="float" office:value="3421.875">
                <text:p>3421.875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378">
                <text:p>378</text:p>
              </table:table-cell>
              <table:table-cell office:value-type="float" office:value="3453.125">
                <text:p>3453.125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379">
                <text:p>379</text:p>
              </table:table-cell>
              <table:table-cell office:value-type="float" office:value="3468.75">
                <text:p>3468.75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380">
                <text:p>380</text:p>
              </table:table-cell>
              <table:table-cell office:value-type="float" office:value="3515.625">
                <text:p>3515.625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381">
                <text:p>38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382">
                <text:p>382</text:p>
              </table:table-cell>
              <table:table-cell office:value-type="float" office:value="3546.875">
                <text:p>3546.875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383">
                <text:p>38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384">
                <text:p>384</text:p>
              </table:table-cell>
              <table:table-cell office:value-type="float" office:value="3656.25">
                <text:p>3656.25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385">
                <text:p>38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86">
                <text:p>386</text:p>
              </table:table-cell>
              <table:table-cell office:value-type="float" office:value="3890.625">
                <text:p>3890.625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387">
                <text:p>387</text:p>
              </table:table-cell>
              <table:table-cell office:value-type="float" office:value="3968.75">
                <text:p>3968.75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388">
                <text:p>388</text:p>
              </table:table-cell>
              <table:table-cell office:value-type="float" office:value="3953.125">
                <text:p>3953.125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389">
                <text:p>389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390">
                <text:p>390</text:p>
              </table:table-cell>
              <table:table-cell office:value-type="float" office:value="3953.125">
                <text:p>3953.125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391">
                <text:p>391</text:p>
              </table:table-cell>
              <table:table-cell office:value-type="float" office:value="3984.375">
                <text:p>3984.375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92">
                <text:p>392</text:p>
              </table:table-cell>
              <table:table-cell office:value-type="float" office:value="4031.25">
                <text:p>4031.25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393">
                <text:p>393</text:p>
              </table:table-cell>
              <table:table-cell office:value-type="float" office:value="3921.875">
                <text:p>3921.87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394">
                <text:p>394</text:p>
              </table:table-cell>
              <table:table-cell office:value-type="float" office:value="3984.375">
                <text:p>3984.375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395">
                <text:p>395</text:p>
              </table:table-cell>
              <table:table-cell office:value-type="float" office:value="4140.625">
                <text:p>4140.625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396">
                <text:p>396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397">
                <text:p>397</text:p>
              </table:table-cell>
              <table:table-cell office:value-type="float" office:value="4281.25">
                <text:p>4281.25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398">
                <text:p>398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99">
                <text:p>399</text:p>
              </table:table-cell>
              <table:table-cell office:value-type="float" office:value="4265.625">
                <text:p>4265.625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400">
                <text:p>400</text:p>
              </table:table-cell>
              <table:table-cell office:value-type="float" office:value="4234.375">
                <text:p>4234.375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401">
                <text:p>401</text:p>
              </table:table-cell>
              <table:table-cell office:value-type="float" office:value="4296.875">
                <text:p>4296.875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402">
                <text:p>402</text:p>
              </table:table-cell>
              <table:table-cell office:value-type="float" office:value="4265.625">
                <text:p>4265.625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403">
                <text:p>403</text:p>
              </table:table-cell>
              <table:table-cell office:value-type="float" office:value="4312.5">
                <text:p>4312.5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404">
                <text:p>404</text:p>
              </table:table-cell>
              <table:table-cell office:value-type="float" office:value="4765.625">
                <text:p>4765.625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405">
                <text:p>405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406">
                <text:p>406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407">
                <text:p>407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408">
                <text:p>408</text:p>
              </table:table-cell>
              <table:table-cell office:value-type="float" office:value="4359.375">
                <text:p>4359.375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409">
                <text:p>409</text:p>
              </table:table-cell>
              <table:table-cell office:value-type="float" office:value="4437.5">
                <text:p>4437.5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410">
                <text:p>410</text:p>
              </table:table-cell>
              <table:table-cell office:value-type="float" office:value="4703.125">
                <text:p>4703.125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411">
                <text:p>411</text:p>
              </table:table-cell>
              <table:table-cell office:value-type="float" office:value="4515.625">
                <text:p>4515.625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412">
                <text:p>412</text:p>
              </table:table-cell>
              <table:table-cell office:value-type="float" office:value="4671.875">
                <text:p>4671.875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413">
                <text:p>413</text:p>
              </table:table-cell>
              <table:table-cell office:value-type="float" office:value="4796.875">
                <text:p>4796.875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414">
                <text:p>414</text:p>
              </table:table-cell>
              <table:table-cell office:value-type="float" office:value="4859.375">
                <text:p>4859.375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415">
                <text:p>415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416">
                <text:p>416</text:p>
              </table:table-cell>
              <table:table-cell office:value-type="float" office:value="5156.25">
                <text:p>5156.25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17">
                <text:p>417</text:p>
              </table:table-cell>
              <table:table-cell office:value-type="float" office:value="4765.625">
                <text:p>4765.625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418">
                <text:p>418</text:p>
              </table:table-cell>
              <table:table-cell office:value-type="float" office:value="4703.125">
                <text:p>4703.125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419">
                <text:p>419</text:p>
              </table:table-cell>
              <table:table-cell office:value-type="float" office:value="4734.375">
                <text:p>4734.375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420">
                <text:p>420</text:p>
              </table:table-cell>
              <table:table-cell office:value-type="float" office:value="4781.25">
                <text:p>4781.25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421">
                <text:p>421</text:p>
              </table:table-cell>
              <table:table-cell office:value-type="float" office:value="4828.125">
                <text:p>4828.125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422">
                <text:p>422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423">
                <text:p>423</text:p>
              </table:table-cell>
              <table:table-cell office:value-type="float" office:value="4843.75">
                <text:p>4843.75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424">
                <text:p>424</text:p>
              </table:table-cell>
              <table:table-cell office:value-type="float" office:value="4906.25">
                <text:p>4906.25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425">
                <text:p>425</text:p>
              </table:table-cell>
              <table:table-cell office:value-type="float" office:value="4937.5">
                <text:p>4937.5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426">
                <text:p>426</text:p>
              </table:table-cell>
              <table:table-cell office:value-type="float" office:value="4953.125">
                <text:p>4953.125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427">
                <text:p>427</text:p>
              </table:table-cell>
              <table:table-cell office:value-type="float" office:value="4968.75">
                <text:p>4968.75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428">
                <text:p>428</text:p>
              </table:table-cell>
              <table:table-cell office:value-type="float" office:value="5031.25">
                <text:p>5031.25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429">
                <text:p>429</text:p>
              </table:table-cell>
              <table:table-cell office:value-type="float" office:value="5171.875">
                <text:p>5171.875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430">
                <text:p>430</text:p>
              </table:table-cell>
              <table:table-cell office:value-type="float" office:value="5078.125">
                <text:p>5078.125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431">
                <text:p>431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32">
                <text:p>432</text:p>
              </table:table-cell>
              <table:table-cell office:value-type="float" office:value="5140.625">
                <text:p>5140.625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433">
                <text:p>433</text:p>
              </table:table-cell>
              <table:table-cell office:value-type="float" office:value="5234.375">
                <text:p>5234.375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434">
                <text:p>434</text:p>
              </table:table-cell>
              <table:table-cell office:value-type="float" office:value="5296.875">
                <text:p>5296.875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435">
                <text:p>435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436">
                <text:p>436</text:p>
              </table:table-cell>
              <table:table-cell office:value-type="float" office:value="5687.5">
                <text:p>5687.5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437">
                <text:p>437</text:p>
              </table:table-cell>
              <table:table-cell office:value-type="float" office:value="5328.125">
                <text:p>5328.125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438">
                <text:p>438</text:p>
              </table:table-cell>
              <table:table-cell office:value-type="float" office:value="5359.375">
                <text:p>5359.375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39">
                <text:p>439</text:p>
              </table:table-cell>
              <table:table-cell office:value-type="float" office:value="5390.625">
                <text:p>5390.625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440">
                <text:p>440</text:p>
              </table:table-cell>
              <table:table-cell office:value-type="float" office:value="5421.875">
                <text:p>5421.875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41">
                <text:p>441</text:p>
              </table:table-cell>
              <table:table-cell office:value-type="float" office:value="5562.5">
                <text:p>5562.5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442">
                <text:p>442</text:p>
              </table:table-cell>
              <table:table-cell office:value-type="float" office:value="5640.625">
                <text:p>5640.625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443">
                <text:p>443</text:p>
              </table:table-cell>
              <table:table-cell office:value-type="float" office:value="5546.875">
                <text:p>5546.875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444">
                <text:p>444</text:p>
              </table:table-cell>
              <table:table-cell office:value-type="float" office:value="5578.125">
                <text:p>5578.125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445">
                <text:p>445</text:p>
              </table:table-cell>
              <table:table-cell office:value-type="float" office:value="5687.5">
                <text:p>5687.5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446">
                <text:p>446</text:p>
              </table:table-cell>
              <table:table-cell office:value-type="float" office:value="5656.25">
                <text:p>5656.25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447">
                <text:p>447</text:p>
              </table:table-cell>
              <table:table-cell office:value-type="float" office:value="5718.75">
                <text:p>5718.75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448">
                <text:p>448</text:p>
              </table:table-cell>
              <table:table-cell office:value-type="float" office:value="5765.625">
                <text:p>5765.625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449">
                <text:p>449</text:p>
              </table:table-cell>
              <table:table-cell office:value-type="float" office:value="6062.5">
                <text:p>6062.5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450">
                <text:p>4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451">
                <text:p>451</text:p>
              </table:table-cell>
              <table:table-cell office:value-type="float" office:value="5968.75">
                <text:p>5968.75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452">
                <text:p>452</text:p>
              </table:table-cell>
              <table:table-cell office:value-type="float" office:value="5906.25">
                <text:p>5906.25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453">
                <text:p>45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454">
                <text:p>454</text:p>
              </table:table-cell>
              <table:table-cell office:value-type="float" office:value="5984.375">
                <text:p>5984.375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455">
                <text:p>455</text:p>
              </table:table-cell>
              <table:table-cell office:value-type="float" office:value="6109.375">
                <text:p>6109.375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456">
                <text:p>456</text:p>
              </table:table-cell>
              <table:table-cell office:value-type="float" office:value="6156.25">
                <text:p>6156.25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457">
                <text:p>457</text:p>
              </table:table-cell>
              <table:table-cell office:value-type="float" office:value="6281.25">
                <text:p>6281.25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458">
                <text:p>458</text:p>
              </table:table-cell>
              <table:table-cell office:value-type="float" office:value="6187.5">
                <text:p>6187.5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459">
                <text:p>459</text:p>
              </table:table-cell>
              <table:table-cell office:value-type="float" office:value="7187.5">
                <text:p>7187.5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460">
                <text:p>460</text:p>
              </table:table-cell>
              <table:table-cell office:value-type="float" office:value="6531.25">
                <text:p>6531.25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461">
                <text:p>461</text:p>
              </table:table-cell>
              <table:table-cell office:value-type="float" office:value="6453.125">
                <text:p>6453.125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462">
                <text:p>462</text:p>
              </table:table-cell>
              <table:table-cell office:value-type="float" office:value="6515.625">
                <text:p>6515.625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463">
                <text:p>463</text:p>
              </table:table-cell>
              <table:table-cell office:value-type="float" office:value="6515.625">
                <text:p>6515.625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464">
                <text:p>464</text:p>
              </table:table-cell>
              <table:table-cell office:value-type="float" office:value="6828.125">
                <text:p>6828.125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465">
                <text:p>46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466">
                <text:p>466</text:p>
              </table:table-cell>
              <table:table-cell office:value-type="float" office:value="6703.125">
                <text:p>6703.125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467">
                <text:p>467</text:p>
              </table:table-cell>
              <table:table-cell office:value-type="float" office:value="6609.375">
                <text:p>6609.375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468">
                <text:p>468</text:p>
              </table:table-cell>
              <table:table-cell office:value-type="float" office:value="7046.875">
                <text:p>7046.875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469">
                <text:p>469</text:p>
              </table:table-cell>
              <table:table-cell office:value-type="float" office:value="6828.125">
                <text:p>6828.125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470">
                <text:p>470</text:p>
              </table:table-cell>
              <table:table-cell office:value-type="float" office:value="6656.25">
                <text:p>6656.25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471">
                <text:p>471</text:p>
              </table:table-cell>
              <table:table-cell office:value-type="float" office:value="7062.5">
                <text:p>7062.5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472">
                <text:p>472</text:p>
              </table:table-cell>
              <table:table-cell office:value-type="float" office:value="7078.125">
                <text:p>7078.125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473">
                <text:p>473</text:p>
              </table:table-cell>
              <table:table-cell office:value-type="float" office:value="6921.875">
                <text:p>6921.875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474">
                <text:p>474</text:p>
              </table:table-cell>
              <table:table-cell office:value-type="float" office:value="7234.375">
                <text:p>7234.375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475">
                <text:p>475</text:p>
              </table:table-cell>
              <table:table-cell office:value-type="float" office:value="9921.875">
                <text:p>9921.875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476">
                <text:p>476</text:p>
              </table:table-cell>
              <table:table-cell office:value-type="float" office:value="10937.5">
                <text:p>10937.5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477">
                <text:p>477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478">
                <text:p>478</text:p>
              </table:table-cell>
              <table:table-cell office:value-type="float" office:value="7046.875">
                <text:p>7046.875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479">
                <text:p>479</text:p>
              </table:table-cell>
              <table:table-cell office:value-type="float" office:value="7093.75">
                <text:p>7093.75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480">
                <text:p>480</text:p>
              </table:table-cell>
              <table:table-cell office:value-type="float" office:value="7171.875">
                <text:p>7171.875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481">
                <text:p>481</text:p>
              </table:table-cell>
              <table:table-cell office:value-type="float" office:value="7140.625">
                <text:p>7140.625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482">
                <text:p>482</text:p>
              </table:table-cell>
              <table:table-cell office:value-type="float" office:value="7187.5">
                <text:p>7187.5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483">
                <text:p>483</text:p>
              </table:table-cell>
              <table:table-cell office:value-type="float" office:value="7703.125">
                <text:p>7703.125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484">
                <text:p>484</text:p>
              </table:table-cell>
              <table:table-cell office:value-type="float" office:value="7218.75">
                <text:p>7218.75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485">
                <text:p>485</text:p>
              </table:table-cell>
              <table:table-cell office:value-type="float" office:value="7421.875">
                <text:p>7421.875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486">
                <text:p>486</text:p>
              </table:table-cell>
              <table:table-cell office:value-type="float" office:value="7328.125">
                <text:p>7328.125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487">
                <text:p>487</text:p>
              </table:table-cell>
              <table:table-cell office:value-type="float" office:value="7359.375">
                <text:p>7359.375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488">
                <text:p>488</text:p>
              </table:table-cell>
              <table:table-cell office:value-type="float" office:value="7468.75">
                <text:p>7468.75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489">
                <text:p>489</text:p>
              </table:table-cell>
              <table:table-cell office:value-type="float" office:value="7781.25">
                <text:p>7781.25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490">
                <text:p>490</text:p>
              </table:table-cell>
              <table:table-cell office:value-type="float" office:value="8187.5">
                <text:p>8187.5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491">
                <text:p>491</text:p>
              </table:table-cell>
              <table:table-cell office:value-type="float" office:value="8015.625">
                <text:p>8015.625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492">
                <text:p>492</text:p>
              </table:table-cell>
              <table:table-cell office:value-type="float" office:value="8515.625">
                <text:p>8515.625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493">
                <text:p>493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494">
                <text:p>494</text:p>
              </table:table-cell>
              <table:table-cell office:value-type="float" office:value="8812.5">
                <text:p>8812.5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495">
                <text:p>495</text:p>
              </table:table-cell>
              <table:table-cell office:value-type="float" office:value="7937.5">
                <text:p>7937.5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496">
                <text:p>496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497">
                <text:p>497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498">
                <text:p>498</text:p>
              </table:table-cell>
              <table:table-cell office:value-type="float" office:value="8859.375">
                <text:p>8859.375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499">
                <text:p>499</text:p>
              </table:table-cell>
              <table:table-cell office:value-type="float" office:value="9296.875">
                <text:p>9296.875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500">
                <text:p>500</text:p>
              </table:table-cell>
              <table:table-cell office:value-type="float" office:value="8484.375">
                <text:p>8484.3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5pt" style:font-family-asian="'Lucida Sans Unicode'" style:font-family-generic-asian="system" style:font-pitch-asian="variable" style:font-size-asian="19.5pt" style:font-family-complex="Tahoma" style:font-family-generic-complex="system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Lucida Sans Unicode'" style:font-family-generic-asian="system" style:font-pitch-asian="variable" style:font-size-asian="10.5pt" style:font-family-complex="Tahoma" style:font-family-generic-complex="system" style:font-pitch-complex="variable" style:font-size-complex="10.5pt"/>
    </style:style>
    <style:style style:name="ch5" style:family="chart" style:data-style-name="N109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Lucida Sans Unicode'" style:font-family-generic-asian="system" style:font-pitch-asian="variable" style:font-size-asian="10.5pt" style:font-family-complex="Tahoma" style:font-family-generic-complex="system" style:font-pitch-complex="variable" style:font-size-complex="10.5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pt" style:font-family-asian="'Lucida Sans Unicode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9.041cm" svg:height="10.494cm" chart:class="chart:scatter" chart:style-name="ch1">
        <chart:title svg:x="7.544cm" svg:y="0.207cm" chart:style-name="ch2">
          <text:p>Tiempo / n^2</text:p>
        </chart:title>
        <chart:plot-area chart:style-name="ch3" table:cell-range-address="Hoja2.$C$1:.$C$501 Hoja2.$H$1:.$H$501" chart:data-source-has-labels="row" chart:table-number-list="0 0" svg:x="0.38cm" svg:y="1.386cm" svg:width="18.281cm" svg:height="8.9cm">
          <chart:axis chart:dimension="x" chart:name="primary-x" chart:style-name="ch4">
            <chart:categories table:cell-range-address="local-table.A2:.A501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s</text:p>
              </table:table-cell>
              <table:table-cell office:value-type="string">
                <text:p>miliseconds/n^2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  <table:table-cell office:value-type="float" office:value="0.02890625">
                <text:p>0.0289062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">
                <text:p>2</text:p>
              </table:table-cell>
              <table:table-cell office:value-type="float" office:value="0.0084375">
                <text:p>0.008437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3">
                <text:p>3</text:p>
              </table:table-cell>
              <table:table-cell office:value-type="float" office:value="0.0043750437504375">
                <text:p>0.004375043750437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4">
                <text:p>4</text:p>
              </table:table-cell>
              <table:table-cell office:value-type="float" office:value="0.00296875">
                <text:p>0.00296875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5">
                <text:p>5</text:p>
              </table:table-cell>
              <table:table-cell office:value-type="float" office:value="0.0021875">
                <text:p>0.00218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6">
                <text:p>6</text:p>
              </table:table-cell>
              <table:table-cell office:value-type="float" office:value="0.00187552514704117">
                <text:p>0.00187552514704117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7">
                <text:p>7</text:p>
              </table:table-cell>
              <table:table-cell office:value-type="float" office:value="0.00156312525010004">
                <text:p>0.00156312525010004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8">
                <text:p>8</text:p>
              </table:table-cell>
              <table:table-cell office:value-type="float" office:value="0.00156300016005122">
                <text:p>0.00156300016005122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9">
                <text:p>9</text:p>
              </table:table-cell>
              <table:table-cell office:value-type="float" office:value="0.00125057526462173">
                <text:p>0.00125057526462173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10">
                <text:p>10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Fila 12</text:p>
              </table:table-cell>
              <table:table-cell office:value-type="float" office:value="11">
                <text:p>11</text:p>
              </table:table-cell>
              <table:table-cell office:value-type="float" office:value="0.00125067536469693">
                <text:p>0.00125067536469693</text:p>
              </table:table-cell>
            </table:table-row>
            <table:table-row>
              <table:table-cell office:value-type="string">
                <text:p>Fila 13</text:p>
              </table:table-cell>
              <table:table-cell office:value-type="float" office:value="12">
                <text:p>12</text:p>
              </table:table-cell>
              <table:table-cell office:value-type="float" office:value="0.00125080051232789">
                <text:p>0.00125080051232789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13">
                <text:p>13</text:p>
              </table:table-cell>
              <table:table-cell office:value-type="float" office:value="0.00125151433234214">
                <text:p>0.00125151433234214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14">
                <text:p>14</text:p>
              </table:table-cell>
              <table:table-cell office:value-type="float" office:value="0.00125050020008003">
                <text:p>0.00125050020008003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5">
                <text:p>15</text:p>
              </table:table-cell>
              <table:table-cell office:value-type="float" office:value="0.00140765765765766">
                <text:p>0.00140765765765766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6">
                <text:p>16</text:p>
              </table:table-cell>
              <table:table-cell office:value-type="float" office:value="0.0012520032051282">
                <text:p>0.001252003205128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7">
                <text:p>17</text:p>
              </table:table-cell>
              <table:table-cell office:value-type="float" office:value="0.00125007500450027">
                <text:p>0.00125007500450027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">
                <text:p>18</text:p>
              </table:table-cell>
              <table:table-cell office:value-type="float" office:value="0.00125260541927209">
                <text:p>0.00125260541927209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19">
                <text:p>19</text:p>
              </table:table-cell>
              <table:table-cell office:value-type="float" office:value="0.00125003750112503">
                <text:p>0.00125003750112503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0">
                <text:p>20</text:p>
              </table:table-cell>
              <table:table-cell office:value-type="float" office:value="0.00140625">
                <text:p>0.00140625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1">
                <text:p>21</text:p>
              </table:table-cell>
              <table:table-cell office:value-type="float" office:value="0.00141096261513455">
                <text:p>0.00141096261513455</text:p>
              </table:table-cell>
            </table:table-row>
            <table:table-row>
              <table:table-cell office:value-type="string">
                <text:p>Fila 23</text:p>
              </table:table-cell>
              <table:table-cell office:value-type="float" office:value="22">
                <text:p>22</text:p>
              </table:table-cell>
              <table:table-cell office:value-type="float" office:value="0.00141042485757843">
                <text:p>0.00141042485757843</text:p>
              </table:table-cell>
            </table:table-row>
            <table:table-row>
              <table:table-cell office:value-type="string">
                <text:p>Fila 24</text:p>
              </table:table-cell>
              <table:table-cell office:value-type="float" office:value="23">
                <text:p>23</text:p>
              </table:table-cell>
              <table:table-cell office:value-type="float" office:value="0.00125023754513357">
                <text:p>0.00125023754513357</text:p>
              </table:table-cell>
            </table:table-row>
            <table:table-row>
              <table:table-cell office:value-type="string">
                <text:p>Fila 25</text:p>
              </table:table-cell>
              <table:table-cell office:value-type="float" office:value="24">
                <text:p>24</text:p>
              </table:table-cell>
              <table:table-cell office:value-type="float" office:value="0.0018816233140655">
                <text:p>0.0018816233140655</text:p>
              </table:table-cell>
            </table:table-row>
            <table:table-row>
              <table:table-cell office:value-type="string">
                <text:p>Fila 26</text:p>
              </table:table-cell>
              <table:table-cell office:value-type="float" office:value="25">
                <text:p>25</text:p>
              </table:table-cell>
              <table:table-cell office:value-type="float" office:value="0.0015625">
                <text:p>0.0015625</text:p>
              </table:table-cell>
            </table:table-row>
            <table:table-row>
              <table:table-cell office:value-type="string">
                <text:p>Fila 27</text:p>
              </table:table-cell>
              <table:table-cell office:value-type="float" office:value="26">
                <text:p>26</text:p>
              </table:table-cell>
              <table:table-cell office:value-type="float" office:value="0.00141513706074146">
                <text:p>0.00141513706074146</text:p>
              </table:table-cell>
            </table:table-row>
            <table:table-row>
              <table:table-cell office:value-type="string">
                <text:p>Fila 28</text:p>
              </table:table-cell>
              <table:table-cell office:value-type="float" office:value="27">
                <text:p>27</text:p>
              </table:table-cell>
              <table:table-cell office:value-type="float" office:value="0.00156448689836092">
                <text:p>0.00156448689836092</text:p>
              </table:table-cell>
            </table:table-row>
            <table:table-row>
              <table:table-cell office:value-type="string">
                <text:p>Fila 29</text:p>
              </table:table-cell>
              <table:table-cell office:value-type="float" office:value="28">
                <text:p>28</text:p>
              </table:table-cell>
              <table:table-cell office:value-type="float" office:value="0.00156927928651776">
                <text:p>0.00156927928651776</text:p>
              </table:table-cell>
            </table:table-row>
            <table:table-row>
              <table:table-cell office:value-type="string">
                <text:p>Fila 30</text:p>
              </table:table-cell>
              <table:table-cell office:value-type="float" office:value="29">
                <text:p>29</text:p>
              </table:table-cell>
              <table:table-cell office:value-type="float" office:value="0.00141704790503637">
                <text:p>0.00141704790503637</text:p>
              </table:table-cell>
            </table:table-row>
            <table:table-row>
              <table:table-cell office:value-type="string">
                <text:p>Fila 31</text:p>
              </table:table-cell>
              <table:table-cell office:value-type="float" office:value="30">
                <text:p>30</text:p>
              </table:table-cell>
              <table:table-cell office:value-type="float" office:value="0.00156406406406407">
                <text:p>0.00156406406406407</text:p>
              </table:table-cell>
            </table:table-row>
            <table:table-row>
              <table:table-cell office:value-type="string">
                <text:p>Fila 32</text:p>
              </table:table-cell>
              <table:table-cell office:value-type="float" office:value="31">
                <text:p>31</text:p>
              </table:table-cell>
              <table:table-cell office:value-type="float" office:value="0.00156337549027456">
                <text:p>0.00156337549027456</text:p>
              </table:table-cell>
            </table:table-row>
            <table:table-row>
              <table:table-cell office:value-type="string">
                <text:p>Fila 33</text:p>
              </table:table-cell>
              <table:table-cell office:value-type="float" office:value="32">
                <text:p>32</text:p>
              </table:table-cell>
              <table:table-cell office:value-type="float" office:value="0.00157307103737113">
                <text:p>0.00157307103737113</text:p>
              </table:table-cell>
            </table:table-row>
            <table:table-row>
              <table:table-cell office:value-type="string">
                <text:p>Fila 34</text:p>
              </table:table-cell>
              <table:table-cell office:value-type="float" office:value="33">
                <text:p>33</text:p>
              </table:table-cell>
              <table:table-cell office:value-type="float" office:value="0.00173437673437673">
                <text:p>0.00173437673437673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34">
                <text:p>34</text:p>
              </table:table-cell>
              <table:table-cell office:value-type="float" office:value="0.00172884646334594">
                <text:p>0.00172884646334594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35">
                <text:p>35</text:p>
              </table:table-cell>
              <table:table-cell office:value-type="float" office:value="0.00173217435122197">
                <text:p>0.00173217435122197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36">
                <text:p>36</text:p>
              </table:table-cell>
              <table:table-cell office:value-type="float" office:value="0.00172233245149912">
                <text:p>0.00172233245149912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37">
                <text:p>37</text:p>
              </table:table-cell>
              <table:table-cell office:value-type="float" office:value="0.00171983349510191">
                <text:p>0.00171983349510191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38">
                <text:p>38</text:p>
              </table:table-cell>
              <table:table-cell office:value-type="float" office:value="0.00188184993375889">
                <text:p>0.00188184993375889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39">
                <text:p>39</text:p>
              </table:table-cell>
              <table:table-cell office:value-type="float" office:value="0.00173848176806757">
                <text:p>0.00173848176806757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40">
                <text:p>40</text:p>
              </table:table-cell>
              <table:table-cell office:value-type="float" office:value="0.00189012096774194">
                <text:p>0.00189012096774194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41">
                <text:p>41</text:p>
              </table:table-cell>
              <table:table-cell office:value-type="float" office:value="0.0018905211788786">
                <text:p>0.0018905211788786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42">
                <text:p>42</text:p>
              </table:table-cell>
              <table:table-cell office:value-type="float" office:value="0.00189808066083577">
                <text:p>0.00189808066083577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43">
                <text:p>43</text:p>
              </table:table-cell>
              <table:table-cell office:value-type="float" office:value="0.0020343829497426">
                <text:p>0.0020343829497426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44">
                <text:p>44</text:p>
              </table:table-cell>
              <table:table-cell office:value-type="float" office:value="0.00205725368659861">
                <text:p>0.00205725368659861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45">
                <text:p>45</text:p>
              </table:table-cell>
              <table:table-cell office:value-type="float" office:value="0.00220458553791887">
                <text:p>0.00220458553791887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46">
                <text:p>46</text:p>
              </table:table-cell>
              <table:table-cell office:value-type="float" office:value="0.00219955355347303">
                <text:p>0.00219955355347303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47">
                <text:p>47</text:p>
              </table:table-cell>
              <table:table-cell office:value-type="float" office:value="0.0022005935315125">
                <text:p>0.0022005935315125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48">
                <text:p>48</text:p>
              </table:table-cell>
              <table:table-cell office:value-type="float" office:value="0.00220799014857881">
                <text:p>0.00220799014857881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49">
                <text:p>49</text:p>
              </table:table-cell>
              <table:table-cell office:value-type="float" office:value="0.00238086772787761">
                <text:p>0.00238086772787761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50">
                <text:p>50</text:p>
              </table:table-cell>
              <table:table-cell office:value-type="float" office:value="0.0028125">
                <text:p>0.002812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51">
                <text:p>51</text:p>
              </table:table-cell>
              <table:table-cell office:value-type="float" office:value="0.00237130455897529">
                <text:p>0.00237130455897529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52">
                <text:p>52</text:p>
              </table:table-cell>
              <table:table-cell office:value-type="float" office:value="0.0022471852399737">
                <text:p>0.0022471852399737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53">
                <text:p>53</text:p>
              </table:table-cell>
              <table:table-cell office:value-type="float" office:value="0.00238391903575243">
                <text:p>0.00238391903575243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54">
                <text:p>54</text:p>
              </table:table-cell>
              <table:table-cell office:value-type="float" office:value="0.00252158476559348">
                <text:p>0.00252158476559348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55">
                <text:p>55</text:p>
              </table:table-cell>
              <table:table-cell office:value-type="float" office:value="0.00250438266967193">
                <text:p>0.00250438266967193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56">
                <text:p>56</text:p>
              </table:table-cell>
              <table:table-cell office:value-type="float" office:value="0.00257159315339039">
                <text:p>0.00257159315339039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57">
                <text:p>57</text:p>
              </table:table-cell>
              <table:table-cell office:value-type="float" office:value="0.00256489176156766">
                <text:p>0.00256489176156766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58">
                <text:p>58</text:p>
              </table:table-cell>
              <table:table-cell office:value-type="float" office:value="0.0025626306941654">
                <text:p>0.0025626306941654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59">
                <text:p>59</text:p>
              </table:table-cell>
              <table:table-cell office:value-type="float" office:value="0.00272525341650593">
                <text:p>0.00272525341650593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60">
                <text:p>60</text:p>
              </table:table-cell>
              <table:table-cell office:value-type="float" office:value="0.00273276748971194">
                <text:p>0.00273276748971194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61">
                <text:p>61</text:p>
              </table:table-cell>
              <table:table-cell office:value-type="float" office:value="0.00274559154900462">
                <text:p>0.00274559154900462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62">
                <text:p>62</text:p>
              </table:table-cell>
              <table:table-cell office:value-type="float" office:value="0.0028140758824942">
                <text:p>0.0028140758824942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63">
                <text:p>63</text:p>
              </table:table-cell>
              <table:table-cell office:value-type="float" office:value="0.00283446712018141">
                <text:p>0.00283446712018141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64">
                <text:p>64</text:p>
              </table:table-cell>
              <table:table-cell office:value-type="float" office:value="0.00286102294921875">
                <text:p>0.0028610229492187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65">
                <text:p>65</text:p>
              </table:table-cell>
              <table:table-cell office:value-type="float" office:value="0.00289426292770774">
                <text:p>0.00289426292770774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66">
                <text:p>66</text:p>
              </table:table-cell>
              <table:table-cell office:value-type="float" office:value="0.00293482344102179">
                <text:p>0.00293482344102179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67">
                <text:p>67</text:p>
              </table:table-cell>
              <table:table-cell office:value-type="float" office:value="0.00300608558294012">
                <text:p>0.00300608558294012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68">
                <text:p>68</text:p>
              </table:table-cell>
              <table:table-cell office:value-type="float" office:value="0.00289637913989124">
                <text:p>0.00289637913989124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69">
                <text:p>69</text:p>
              </table:table-cell>
              <table:table-cell office:value-type="float" office:value="0.00312559386283394">
                <text:p>0.00312559386283394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70">
                <text:p>70</text:p>
              </table:table-cell>
              <table:table-cell office:value-type="float" office:value="0.00302933673469388">
                <text:p>0.00302933673469388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71">
                <text:p>71</text:p>
              </table:table-cell>
              <table:table-cell office:value-type="float" office:value="0.00326271938525146">
                <text:p>0.00326271938525146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72">
                <text:p>72</text:p>
              </table:table-cell>
              <table:table-cell office:value-type="float" office:value="0.00333135355750488">
                <text:p>0.00333135355750488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73">
                <text:p>73</text:p>
              </table:table-cell>
              <table:table-cell office:value-type="float" office:value="0.00390942640895727">
                <text:p>0.00390942640895727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74">
                <text:p>74</text:p>
              </table:table-cell>
              <table:table-cell office:value-type="float" office:value="0.00332892013635257">
                <text:p>0.00332892013635257</text:p>
              </table:table-cell>
            </table:table-row>
            <table:table-row>
              <table:table-cell office:value-type="string">
                <text:p>Fila 76</text:p>
              </table:table-cell>
              <table:table-cell office:value-type="float" office:value="75">
                <text:p>75</text:p>
              </table:table-cell>
              <table:table-cell office:value-type="float" office:value="0.00343137254901961">
                <text:p>0.00343137254901961</text:p>
              </table:table-cell>
            </table:table-row>
            <table:table-row>
              <table:table-cell office:value-type="string">
                <text:p>Fila 77</text:p>
              </table:table-cell>
              <table:table-cell office:value-type="float" office:value="76">
                <text:p>76</text:p>
              </table:table-cell>
              <table:table-cell office:value-type="float" office:value="0.0033416673456086">
                <text:p>0.0033416673456086</text:p>
              </table:table-cell>
            </table:table-row>
            <table:table-row>
              <table:table-cell office:value-type="string">
                <text:p>Fila 78</text:p>
              </table:table-cell>
              <table:table-cell office:value-type="float" office:value="77">
                <text:p>77</text:p>
              </table:table-cell>
              <table:table-cell office:value-type="float" office:value="0.00345889905548996">
                <text:p>0.00345889905548996</text:p>
              </table:table-cell>
            </table:table-row>
            <table:table-row>
              <table:table-cell office:value-type="string">
                <text:p>Fila 79</text:p>
              </table:table-cell>
              <table:table-cell office:value-type="float" office:value="78">
                <text:p>78</text:p>
              </table:table-cell>
              <table:table-cell office:value-type="float" office:value="0.00337077785996055">
                <text:p>0.00337077785996055</text:p>
              </table:table-cell>
            </table:table-row>
            <table:table-row>
              <table:table-cell office:value-type="string">
                <text:p>Fila 80</text:p>
              </table:table-cell>
              <table:table-cell office:value-type="float" office:value="79">
                <text:p>79</text:p>
              </table:table-cell>
              <table:table-cell office:value-type="float" office:value="0.00344245713827912">
                <text:p>0.00344245713827912</text:p>
              </table:table-cell>
            </table:table-row>
            <table:table-row>
              <table:table-cell office:value-type="string">
                <text:p>Fila 81</text:p>
              </table:table-cell>
              <table:table-cell office:value-type="float" office:value="80">
                <text:p>80</text:p>
              </table:table-cell>
              <table:table-cell office:value-type="float" office:value="0.00358072916666667">
                <text:p>0.00358072916666667</text:p>
              </table:table-cell>
            </table:table-row>
            <table:table-row>
              <table:table-cell office:value-type="string">
                <text:p>Fila 82</text:p>
              </table:table-cell>
              <table:table-cell office:value-type="float" office:value="81">
                <text:p>81</text:p>
              </table:table-cell>
              <table:table-cell office:value-type="float" office:value="0.00349286186048875">
                <text:p>0.00349286186048875</text:p>
              </table:table-cell>
            </table:table-row>
            <table:table-row>
              <table:table-cell office:value-type="string">
                <text:p>Fila 83</text:p>
              </table:table-cell>
              <table:table-cell office:value-type="float" office:value="82">
                <text:p>82</text:p>
              </table:table-cell>
              <table:table-cell office:value-type="float" office:value="0.00365163168182204">
                <text:p>0.00365163168182204</text:p>
              </table:table-cell>
            </table:table-row>
            <table:table-row>
              <table:table-cell office:value-type="string">
                <text:p>Fila 84</text:p>
              </table:table-cell>
              <table:table-cell office:value-type="float" office:value="83">
                <text:p>83</text:p>
              </table:table-cell>
              <table:table-cell office:value-type="float" office:value="0.00356417062397611">
                <text:p>0.00356417062397611</text:p>
              </table:table-cell>
            </table:table-row>
            <table:table-row>
              <table:table-cell office:value-type="string">
                <text:p>Fila 85</text:p>
              </table:table-cell>
              <table:table-cell office:value-type="float" office:value="84">
                <text:p>84</text:p>
              </table:table-cell>
              <table:table-cell office:value-type="float" office:value="0.00379616132167153">
                <text:p>0.00379616132167153</text:p>
              </table:table-cell>
            </table:table-row>
            <table:table-row>
              <table:table-cell office:value-type="string">
                <text:p>Fila 86</text:p>
              </table:table-cell>
              <table:table-cell office:value-type="float" office:value="85">
                <text:p>85</text:p>
              </table:table-cell>
              <table:table-cell office:value-type="float" office:value="0.00365983497471387">
                <text:p>0.00365983497471387</text:p>
              </table:table-cell>
            </table:table-row>
            <table:table-row>
              <table:table-cell office:value-type="string">
                <text:p>Fila 87</text:p>
              </table:table-cell>
              <table:table-cell office:value-type="float" office:value="86">
                <text:p>86</text:p>
              </table:table-cell>
              <table:table-cell office:value-type="float" office:value="0.00373772725381704">
                <text:p>0.00373772725381704</text:p>
              </table:table-cell>
            </table:table-row>
            <table:table-row>
              <table:table-cell office:value-type="string">
                <text:p>Fila 88</text:p>
              </table:table-cell>
              <table:table-cell office:value-type="float" office:value="87">
                <text:p>87</text:p>
              </table:table-cell>
              <table:table-cell office:value-type="float" office:value="0.00365229630984685">
                <text:p>0.00365229630984685</text:p>
              </table:table-cell>
            </table:table-row>
            <table:table-row>
              <table:table-cell office:value-type="string">
                <text:p>Fila 89</text:p>
              </table:table-cell>
              <table:table-cell office:value-type="float" office:value="88">
                <text:p>88</text:p>
              </table:table-cell>
              <table:table-cell office:value-type="float" office:value="0.00369910037878787">
                <text:p>0.00369910037878787</text:p>
              </table:table-cell>
            </table:table-row>
            <table:table-row>
              <table:table-cell office:value-type="string">
                <text:p>Fila 90</text:p>
              </table:table-cell>
              <table:table-cell office:value-type="float" office:value="89">
                <text:p>89</text:p>
              </table:table-cell>
              <table:table-cell office:value-type="float" office:value="0.00378082523250432">
                <text:p>0.00378082523250432</text:p>
              </table:table-cell>
            </table:table-row>
            <table:table-row>
              <table:table-cell office:value-type="string">
                <text:p>Fila 91</text:p>
              </table:table-cell>
              <table:table-cell office:value-type="float" office:value="90">
                <text:p>90</text:p>
              </table:table-cell>
              <table:table-cell office:value-type="float" office:value="0.0051440329218107">
                <text:p>0.0051440329218107</text:p>
              </table:table-cell>
            </table:table-row>
            <table:table-row>
              <table:table-cell office:value-type="string">
                <text:p>Fila 92</text:p>
              </table:table-cell>
              <table:table-cell office:value-type="float" office:value="91">
                <text:p>91</text:p>
              </table:table-cell>
              <table:table-cell office:value-type="float" office:value="0.00393093627983737">
                <text:p>0.00393093627983737</text:p>
              </table:table-cell>
            </table:table-row>
            <table:table-row>
              <table:table-cell office:value-type="string">
                <text:p>Fila 93</text:p>
              </table:table-cell>
              <table:table-cell office:value-type="float" office:value="92">
                <text:p>92</text:p>
              </table:table-cell>
              <table:table-cell office:value-type="float" office:value="0.00503469238700808">
                <text:p>0.00503469238700808</text:p>
              </table:table-cell>
            </table:table-row>
            <table:table-row>
              <table:table-cell office:value-type="string">
                <text:p>Fila 94</text:p>
              </table:table-cell>
              <table:table-cell office:value-type="float" office:value="93">
                <text:p>93</text:p>
              </table:table-cell>
              <table:table-cell office:value-type="float" office:value="0.00410583462092307">
                <text:p>0.00410583462092307</text:p>
              </table:table-cell>
            </table:table-row>
            <table:table-row>
              <table:table-cell office:value-type="string">
                <text:p>Fila 95</text:p>
              </table:table-cell>
              <table:table-cell office:value-type="float" office:value="94">
                <text:p>94</text:p>
              </table:table-cell>
              <table:table-cell office:value-type="float" office:value="0.0040189411086876">
                <text:p>0.0040189411086876</text:p>
              </table:table-cell>
            </table:table-row>
            <table:table-row>
              <table:table-cell office:value-type="string">
                <text:p>Fila 96</text:p>
              </table:table-cell>
              <table:table-cell office:value-type="float" office:value="95">
                <text:p>95</text:p>
              </table:table-cell>
              <table:table-cell office:value-type="float" office:value="0.00409216821959204">
                <text:p>0.00409216821959204</text:p>
              </table:table-cell>
            </table:table-row>
            <table:table-row>
              <table:table-cell office:value-type="string">
                <text:p>Fila 97</text:p>
              </table:table-cell>
              <table:table-cell office:value-type="float" office:value="96">
                <text:p>96</text:p>
              </table:table-cell>
              <table:table-cell office:value-type="float" office:value="0.00423855251736111">
                <text:p>0.00423855251736111</text:p>
              </table:table-cell>
            </table:table-row>
            <table:table-row>
              <table:table-cell office:value-type="string">
                <text:p>Fila 98</text:p>
              </table:table-cell>
              <table:table-cell office:value-type="float" office:value="97">
                <text:p>97</text:p>
              </table:table-cell>
              <table:table-cell office:value-type="float" office:value="0.00415161016048464">
                <text:p>0.00415161016048464</text:p>
              </table:table-cell>
            </table:table-row>
            <table:table-row>
              <table:table-cell office:value-type="string">
                <text:p>Fila 99</text:p>
              </table:table-cell>
              <table:table-cell office:value-type="float" office:value="98">
                <text:p>98</text:p>
              </table:table-cell>
              <table:table-cell office:value-type="float" office:value="0.00423000832986256">
                <text:p>0.00423000832986256</text:p>
              </table:table-cell>
            </table:table-row>
            <table:table-row>
              <table:table-cell office:value-type="string">
                <text:p>Fila 100</text:p>
              </table:table-cell>
              <table:table-cell office:value-type="float" office:value="99">
                <text:p>99</text:p>
              </table:table-cell>
              <table:table-cell office:value-type="float" office:value="0.00494209774512805">
                <text:p>0.00494209774512805</text:p>
              </table:table-cell>
            </table:table-row>
            <table:table-row>
              <table:table-cell office:value-type="string">
                <text:p>Fila 101</text:p>
              </table:table-cell>
              <table:table-cell office:value-type="float" office:value="100">
                <text:p>100</text:p>
              </table:table-cell>
              <table:table-cell office:value-type="float" office:value="0.00546875">
                <text:p>0.00546875</text:p>
              </table:table-cell>
            </table:table-row>
            <table:table-row>
              <table:table-cell office:value-type="string">
                <text:p>Fila 102</text:p>
              </table:table-cell>
              <table:table-cell office:value-type="float" office:value="101">
                <text:p>101</text:p>
              </table:table-cell>
              <table:table-cell office:value-type="float" office:value="0.00442494744523957">
                <text:p>0.00442494744523957</text:p>
              </table:table-cell>
            </table:table-row>
            <table:table-row>
              <table:table-cell office:value-type="string">
                <text:p>Fila 103</text:p>
              </table:table-cell>
              <table:table-cell office:value-type="float" office:value="102">
                <text:p>102</text:p>
              </table:table-cell>
              <table:table-cell office:value-type="float" office:value="0.00433860908197702">
                <text:p>0.00433860908197702</text:p>
              </table:table-cell>
            </table:table-row>
            <table:table-row>
              <table:table-cell office:value-type="string">
                <text:p>Fila 104</text:p>
              </table:table-cell>
              <table:table-cell office:value-type="float" office:value="103">
                <text:p>103</text:p>
              </table:table-cell>
              <table:table-cell office:value-type="float" office:value="0.00441841832406447">
                <text:p>0.00441841832406447</text:p>
              </table:table-cell>
            </table:table-row>
            <table:table-row>
              <table:table-cell office:value-type="string">
                <text:p>Fila 105</text:p>
              </table:table-cell>
              <table:table-cell office:value-type="float" office:value="104">
                <text:p>104</text:p>
              </table:table-cell>
              <table:table-cell office:value-type="float" office:value="0.00465488371137409">
                <text:p>0.00465488371137409</text:p>
              </table:table-cell>
            </table:table-row>
            <table:table-row>
              <table:table-cell office:value-type="string">
                <text:p>Fila 106</text:p>
              </table:table-cell>
              <table:table-cell office:value-type="float" office:value="105">
                <text:p>105</text:p>
              </table:table-cell>
              <table:table-cell office:value-type="float" office:value="0.00551146384479718">
                <text:p>0.00551146384479718</text:p>
              </table:table-cell>
            </table:table-row>
            <table:table-row>
              <table:table-cell office:value-type="string">
                <text:p>Fila 107</text:p>
              </table:table-cell>
              <table:table-cell office:value-type="float" office:value="106">
                <text:p>106</text:p>
              </table:table-cell>
              <table:table-cell office:value-type="float" office:value="0.00451951317194731">
                <text:p>0.00451951317194731</text:p>
              </table:table-cell>
            </table:table-row>
            <table:table-row>
              <table:table-cell office:value-type="string">
                <text:p>Fila 108</text:p>
              </table:table-cell>
              <table:table-cell office:value-type="float" office:value="107">
                <text:p>107</text:p>
              </table:table-cell>
              <table:table-cell office:value-type="float" office:value="0.00477661804524413">
                <text:p>0.00477661804524413</text:p>
              </table:table-cell>
            </table:table-row>
            <table:table-row>
              <table:table-cell office:value-type="string">
                <text:p>Fila 109</text:p>
              </table:table-cell>
              <table:table-cell office:value-type="float" office:value="108">
                <text:p>108</text:p>
              </table:table-cell>
              <table:table-cell office:value-type="float" office:value="0.00452112268518519">
                <text:p>0.00452112268518519</text:p>
              </table:table-cell>
            </table:table-row>
            <table:table-row>
              <table:table-cell office:value-type="string">
                <text:p>Fila 110</text:p>
              </table:table-cell>
              <table:table-cell office:value-type="float" office:value="109">
                <text:p>109</text:p>
              </table:table-cell>
              <table:table-cell office:value-type="float" office:value="0.0046029374631765">
                <text:p>0.0046029374631765</text:p>
              </table:table-cell>
            </table:table-row>
            <table:table-row>
              <table:table-cell office:value-type="string">
                <text:p>Fila 111</text:p>
              </table:table-cell>
              <table:table-cell office:value-type="float" office:value="110">
                <text:p>110</text:p>
              </table:table-cell>
              <table:table-cell office:value-type="float" office:value="0.00468104338842975">
                <text:p>0.00468104338842975</text:p>
              </table:table-cell>
            </table:table-row>
            <table:table-row>
              <table:table-cell office:value-type="string">
                <text:p>Fila 112</text:p>
              </table:table-cell>
              <table:table-cell office:value-type="float" office:value="111">
                <text:p>111</text:p>
              </table:table-cell>
              <table:table-cell office:value-type="float" office:value="0.0045970801882964">
                <text:p>0.0045970801882964</text:p>
              </table:table-cell>
            </table:table-row>
            <table:table-row>
              <table:table-cell office:value-type="string">
                <text:p>Fila 113</text:p>
              </table:table-cell>
              <table:table-cell office:value-type="float" office:value="112">
                <text:p>112</text:p>
              </table:table-cell>
              <table:table-cell office:value-type="float" office:value="0.0064060222303207">
                <text:p>0.0064060222303207</text:p>
              </table:table-cell>
            </table:table-row>
            <table:table-row>
              <table:table-cell office:value-type="string">
                <text:p>Fila 114</text:p>
              </table:table-cell>
              <table:table-cell office:value-type="float" office:value="113">
                <text:p>113</text:p>
              </table:table-cell>
              <table:table-cell office:value-type="float" office:value="0.00471985724354743">
                <text:p>0.00471985724354743</text:p>
              </table:table-cell>
            </table:table-row>
            <table:table-row>
              <table:table-cell office:value-type="string">
                <text:p>Fila 115</text:p>
              </table:table-cell>
              <table:table-cell office:value-type="float" office:value="114">
                <text:p>114</text:p>
              </table:table-cell>
              <table:table-cell office:value-type="float" office:value="0.00635497735566988">
                <text:p>0.00635497735566988</text:p>
              </table:table-cell>
            </table:table-row>
            <table:table-row>
              <table:table-cell office:value-type="string">
                <text:p>Fila 116</text:p>
              </table:table-cell>
              <table:table-cell office:value-type="float" office:value="115">
                <text:p>115</text:p>
              </table:table-cell>
              <table:table-cell office:value-type="float" office:value="0.00489467998919795">
                <text:p>0.00489467998919795</text:p>
              </table:table-cell>
            </table:table-row>
            <table:table-row>
              <table:table-cell office:value-type="string">
                <text:p>Fila 117</text:p>
              </table:table-cell>
              <table:table-cell office:value-type="float" office:value="116">
                <text:p>116</text:p>
              </table:table-cell>
              <table:table-cell office:value-type="float" office:value="0.00497653728554442">
                <text:p>0.00497653728554442</text:p>
              </table:table-cell>
            </table:table-row>
            <table:table-row>
              <table:table-cell office:value-type="string">
                <text:p>Fila 118</text:p>
              </table:table-cell>
              <table:table-cell office:value-type="float" office:value="117">
                <text:p>117</text:p>
              </table:table-cell>
              <table:table-cell office:value-type="float" office:value="0.00489183181490874">
                <text:p>0.00489183181490874</text:p>
              </table:table-cell>
            </table:table-row>
            <table:table-row>
              <table:table-cell office:value-type="string">
                <text:p>Fila 119</text:p>
              </table:table-cell>
              <table:table-cell office:value-type="float" office:value="118">
                <text:p>118</text:p>
              </table:table-cell>
              <table:table-cell office:value-type="float" office:value="0.00496957975951082">
                <text:p>0.00496957975951082</text:p>
              </table:table-cell>
            </table:table-row>
            <table:table-row>
              <table:table-cell office:value-type="string">
                <text:p>Fila 120</text:p>
              </table:table-cell>
              <table:table-cell office:value-type="float" office:value="119">
                <text:p>119</text:p>
              </table:table-cell>
              <table:table-cell office:value-type="float" office:value="0.00488640834485055">
                <text:p>0.00488640834485055</text:p>
              </table:table-cell>
            </table:table-row>
            <table:table-row>
              <table:table-cell office:value-type="string">
                <text:p>Fila 121</text:p>
              </table:table-cell>
              <table:table-cell office:value-type="float" office:value="120">
                <text:p>120</text:p>
              </table:table-cell>
              <table:table-cell office:value-type="float" office:value="0.00506365740740741">
                <text:p>0.00506365740740741</text:p>
              </table:table-cell>
            </table:table-row>
            <table:table-row>
              <table:table-cell office:value-type="string">
                <text:p>Fila 122</text:p>
              </table:table-cell>
              <table:table-cell office:value-type="float" office:value="121">
                <text:p>121</text:p>
              </table:table-cell>
              <table:table-cell office:value-type="float" office:value="0.00551391070737427">
                <text:p>0.00551391070737427</text:p>
              </table:table-cell>
            </table:table-row>
            <table:table-row>
              <table:table-cell office:value-type="string">
                <text:p>Fila 123</text:p>
              </table:table-cell>
              <table:table-cell office:value-type="float" office:value="122">
                <text:p>122</text:p>
              </table:table-cell>
              <table:table-cell office:value-type="float" office:value="0.00559885335483293">
                <text:p>0.00559885335483293</text:p>
              </table:table-cell>
            </table:table-row>
            <table:table-row>
              <table:table-cell office:value-type="string">
                <text:p>Fila 124</text:p>
              </table:table-cell>
              <table:table-cell office:value-type="float" office:value="123">
                <text:p>123</text:p>
              </table:table-cell>
              <table:table-cell office:value-type="float" office:value="0.00516392359045542">
                <text:p>0.00516392359045542</text:p>
              </table:table-cell>
            </table:table-row>
            <table:table-row>
              <table:table-cell office:value-type="string">
                <text:p>Fila 125</text:p>
              </table:table-cell>
              <table:table-cell office:value-type="float" office:value="124">
                <text:p>124</text:p>
              </table:table-cell>
              <table:table-cell office:value-type="float" office:value="0.00525033602150538">
                <text:p>0.00525033602150538</text:p>
              </table:table-cell>
            </table:table-row>
            <table:table-row>
              <table:table-cell office:value-type="string">
                <text:p>Fila 126</text:p>
              </table:table-cell>
              <table:table-cell office:value-type="float" office:value="125">
                <text:p>12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Fila 127</text:p>
              </table:table-cell>
              <table:table-cell office:value-type="float" office:value="126">
                <text:p>126</text:p>
              </table:table-cell>
              <table:table-cell office:value-type="float" office:value="0.00705336146804403">
                <text:p>0.00705336146804403</text:p>
              </table:table-cell>
            </table:table-row>
            <table:table-row>
              <table:table-cell office:value-type="string">
                <text:p>Fila 128</text:p>
              </table:table-cell>
              <table:table-cell office:value-type="float" office:value="127">
                <text:p>127</text:p>
              </table:table-cell>
              <table:table-cell office:value-type="float" office:value="0.0071041808750284">
                <text:p>0.0071041808750284</text:p>
              </table:table-cell>
            </table:table-row>
            <table:table-row>
              <table:table-cell office:value-type="string">
                <text:p>Fila 129</text:p>
              </table:table-cell>
              <table:table-cell office:value-type="float" office:value="128">
                <text:p>128</text:p>
              </table:table-cell>
              <table:table-cell office:value-type="float" office:value="0.00731150309244794">
                <text:p>0.00731150309244794</text:p>
              </table:table-cell>
            </table:table-row>
            <table:table-row>
              <table:table-cell office:value-type="string">
                <text:p>Fila 130</text:p>
              </table:table-cell>
              <table:table-cell office:value-type="float" office:value="129">
                <text:p>129</text:p>
              </table:table-cell>
              <table:table-cell office:value-type="float" office:value="0.00719858582216616">
                <text:p>0.00719858582216616</text:p>
              </table:table-cell>
            </table:table-row>
            <table:table-row>
              <table:table-cell office:value-type="string">
                <text:p>Fila 131</text:p>
              </table:table-cell>
              <table:table-cell office:value-type="float" office:value="130">
                <text:p>130</text:p>
              </table:table-cell>
              <table:table-cell office:value-type="float" office:value="0.00739644970414201">
                <text:p>0.00739644970414201</text:p>
              </table:table-cell>
            </table:table-row>
            <table:table-row>
              <table:table-cell office:value-type="string">
                <text:p>Fila 132</text:p>
              </table:table-cell>
              <table:table-cell office:value-type="float" office:value="131">
                <text:p>131</text:p>
              </table:table-cell>
              <table:table-cell office:value-type="float" office:value="0.00728395781131636">
                <text:p>0.00728395781131636</text:p>
              </table:table-cell>
            </table:table-row>
            <table:table-row>
              <table:table-cell office:value-type="string">
                <text:p>Fila 133</text:p>
              </table:table-cell>
              <table:table-cell office:value-type="float" office:value="132">
                <text:p>132</text:p>
              </table:table-cell>
              <table:table-cell office:value-type="float" office:value="0.00735336317722681">
                <text:p>0.00735336317722681</text:p>
              </table:table-cell>
            </table:table-row>
            <table:table-row>
              <table:table-cell office:value-type="string">
                <text:p>Fila 134</text:p>
              </table:table-cell>
              <table:table-cell office:value-type="float" office:value="133">
                <text:p>133</text:p>
              </table:table-cell>
              <table:table-cell office:value-type="float" office:value="0.00759652891627565">
                <text:p>0.00759652891627565</text:p>
              </table:table-cell>
            </table:table-row>
            <table:table-row>
              <table:table-cell office:value-type="string">
                <text:p>Fila 135</text:p>
              </table:table-cell>
              <table:table-cell office:value-type="float" office:value="134">
                <text:p>134</text:p>
              </table:table-cell>
              <table:table-cell office:value-type="float" office:value="0.00765760748496324">
                <text:p>0.00765760748496324</text:p>
              </table:table-cell>
            </table:table-row>
            <table:table-row>
              <table:table-cell office:value-type="string">
                <text:p>Fila 136</text:p>
              </table:table-cell>
              <table:table-cell office:value-type="float" office:value="135">
                <text:p>135</text:p>
              </table:table-cell>
              <table:table-cell office:value-type="float" office:value="0.00754458161865569">
                <text:p>0.00754458161865569</text:p>
              </table:table-cell>
            </table:table-row>
            <table:table-row>
              <table:table-cell office:value-type="string">
                <text:p>Fila 137</text:p>
              </table:table-cell>
              <table:table-cell office:value-type="float" office:value="136">
                <text:p>136</text:p>
              </table:table-cell>
              <table:table-cell office:value-type="float" office:value="0.00760299524221453">
                <text:p>0.00760299524221453</text:p>
              </table:table-cell>
            </table:table-row>
            <table:table-row>
              <table:table-cell office:value-type="string">
                <text:p>Fila 138</text:p>
              </table:table-cell>
              <table:table-cell office:value-type="float" office:value="137">
                <text:p>137</text:p>
              </table:table-cell>
              <table:table-cell office:value-type="float" office:value="0.00832489743726357">
                <text:p>0.00832489743726357</text:p>
              </table:table-cell>
            </table:table-row>
            <table:table-row>
              <table:table-cell office:value-type="string">
                <text:p>Fila 139</text:p>
              </table:table-cell>
              <table:table-cell office:value-type="float" office:value="138">
                <text:p>138</text:p>
              </table:table-cell>
              <table:table-cell office:value-type="float" office:value="0.00771240285654274">
                <text:p>0.00771240285654274</text:p>
              </table:table-cell>
            </table:table-row>
            <table:table-row>
              <table:table-cell office:value-type="string">
                <text:p>Fila 140</text:p>
              </table:table-cell>
              <table:table-cell office:value-type="float" office:value="139">
                <text:p>139</text:p>
              </table:table-cell>
              <table:table-cell office:value-type="float" office:value="0.00792531442471922">
                <text:p>0.00792531442471922</text:p>
              </table:table-cell>
            </table:table-row>
            <table:table-row>
              <table:table-cell office:value-type="string">
                <text:p>Fila 141</text:p>
              </table:table-cell>
              <table:table-cell office:value-type="float" office:value="140">
                <text:p>140</text:p>
              </table:table-cell>
              <table:table-cell office:value-type="float" office:value="0.00860969387755102">
                <text:p>0.00860969387755102</text:p>
              </table:table-cell>
            </table:table-row>
            <table:table-row>
              <table:table-cell office:value-type="string">
                <text:p>Fila 142</text:p>
              </table:table-cell>
              <table:table-cell office:value-type="float" office:value="141">
                <text:p>141</text:p>
              </table:table-cell>
              <table:table-cell office:value-type="float" office:value="0.00801644786479553">
                <text:p>0.00801644786479553</text:p>
              </table:table-cell>
            </table:table-row>
            <table:table-row>
              <table:table-cell office:value-type="string">
                <text:p>Fila 143</text:p>
              </table:table-cell>
              <table:table-cell office:value-type="float" office:value="142">
                <text:p>142</text:p>
              </table:table-cell>
              <table:table-cell office:value-type="float" office:value="0.00794268250347153">
                <text:p>0.00794268250347153</text:p>
              </table:table-cell>
            </table:table-row>
            <table:table-row>
              <table:table-cell office:value-type="string">
                <text:p>Fila 144</text:p>
              </table:table-cell>
              <table:table-cell office:value-type="float" office:value="143">
                <text:p>143</text:p>
              </table:table-cell>
              <table:table-cell office:value-type="float" office:value="0.0080230084600714">
                <text:p>0.0080230084600714</text:p>
              </table:table-cell>
            </table:table-row>
            <table:table-row>
              <table:table-cell office:value-type="string">
                <text:p>Fila 145</text:p>
              </table:table-cell>
              <table:table-cell office:value-type="float" office:value="144">
                <text:p>144</text:p>
              </table:table-cell>
              <table:table-cell office:value-type="float" office:value="0.0082887249228395">
                <text:p>0.0082887249228395</text:p>
              </table:table-cell>
            </table:table-row>
            <table:table-row>
              <table:table-cell office:value-type="string">
                <text:p>Fila 146</text:p>
              </table:table-cell>
              <table:table-cell office:value-type="float" office:value="145">
                <text:p>145</text:p>
              </table:table-cell>
              <table:table-cell office:value-type="float" office:value="0.00836058263971463">
                <text:p>0.00836058263971463</text:p>
              </table:table-cell>
            </table:table-row>
            <table:table-row>
              <table:table-cell office:value-type="string">
                <text:p>Fila 147</text:p>
              </table:table-cell>
              <table:table-cell office:value-type="float" office:value="146">
                <text:p>146</text:p>
              </table:table-cell>
              <table:table-cell office:value-type="float" office:value="0.00824644633139426">
                <text:p>0.00824644633139426</text:p>
              </table:table-cell>
            </table:table-row>
            <table:table-row>
              <table:table-cell office:value-type="string">
                <text:p>Fila 148</text:p>
              </table:table-cell>
              <table:table-cell office:value-type="float" office:value="147">
                <text:p>147</text:p>
              </table:table-cell>
              <table:table-cell office:value-type="float" office:value="0.0083154009903281">
                <text:p>0.0083154009903281</text:p>
              </table:table-cell>
            </table:table-row>
            <table:table-row>
              <table:table-cell office:value-type="string">
                <text:p>Fila 149</text:p>
              </table:table-cell>
              <table:table-cell office:value-type="float" office:value="148">
                <text:p>148</text:p>
              </table:table-cell>
              <table:table-cell office:value-type="float" office:value="0.00838174534331629">
                <text:p>0.00838174534331629</text:p>
              </table:table-cell>
            </table:table-row>
            <table:table-row>
              <table:table-cell office:value-type="string">
                <text:p>Fila 150</text:p>
              </table:table-cell>
              <table:table-cell office:value-type="float" office:value="149">
                <text:p>149</text:p>
              </table:table-cell>
              <table:table-cell office:value-type="float" office:value="0.00862151479663078">
                <text:p>0.00862151479663078</text:p>
              </table:table-cell>
            </table:table-row>
            <table:table-row>
              <table:table-cell office:value-type="string">
                <text:p>Fila 151</text:p>
              </table:table-cell>
              <table:table-cell office:value-type="float" office:value="150">
                <text:p>150</text:p>
              </table:table-cell>
              <table:table-cell office:value-type="float" office:value="0.00885416666666667">
                <text:p>0.00885416666666667</text:p>
              </table:table-cell>
            </table:table-row>
            <table:table-row>
              <table:table-cell office:value-type="string">
                <text:p>Fila 152</text:p>
              </table:table-cell>
              <table:table-cell office:value-type="float" office:value="151">
                <text:p>151</text:p>
              </table:table-cell>
              <table:table-cell office:value-type="float" office:value="0.00856596201920968">
                <text:p>0.00856596201920968</text:p>
              </table:table-cell>
            </table:table-row>
            <table:table-row>
              <table:table-cell office:value-type="string">
                <text:p>Fila 153</text:p>
              </table:table-cell>
              <table:table-cell office:value-type="float" office:value="152">
                <text:p>152</text:p>
              </table:table-cell>
              <table:table-cell office:value-type="float" office:value="0.00879176765927978">
                <text:p>0.00879176765927978</text:p>
              </table:table-cell>
            </table:table-row>
            <table:table-row>
              <table:table-cell office:value-type="string">
                <text:p>Fila 154</text:p>
              </table:table-cell>
              <table:table-cell office:value-type="float" office:value="153">
                <text:p>153</text:p>
              </table:table-cell>
              <table:table-cell office:value-type="float" office:value="0.00867721816395403">
                <text:p>0.00867721816395403</text:p>
              </table:table-cell>
            </table:table-row>
            <table:table-row>
              <table:table-cell office:value-type="string">
                <text:p>Fila 155</text:p>
              </table:table-cell>
              <table:table-cell office:value-type="float" office:value="154">
                <text:p>154</text:p>
              </table:table-cell>
              <table:table-cell office:value-type="float" office:value="0.00872960237814134">
                <text:p>0.00872960237814134</text:p>
              </table:table-cell>
            </table:table-row>
            <table:table-row>
              <table:table-cell office:value-type="string">
                <text:p>Fila 156</text:p>
              </table:table-cell>
              <table:table-cell office:value-type="float" office:value="155">
                <text:p>155</text:p>
              </table:table-cell>
              <table:table-cell office:value-type="float" office:value="0.00894250780437045">
                <text:p>0.00894250780437045</text:p>
              </table:table-cell>
            </table:table-row>
            <table:table-row>
              <table:table-cell office:value-type="string">
                <text:p>Fila 157</text:p>
              </table:table-cell>
              <table:table-cell office:value-type="float" office:value="156">
                <text:p>156</text:p>
              </table:table-cell>
              <table:table-cell office:value-type="float" office:value="0.00898874095989481">
                <text:p>0.00898874095989481</text:p>
              </table:table-cell>
            </table:table-row>
            <table:table-row>
              <table:table-cell office:value-type="string">
                <text:p>Fila 158</text:p>
              </table:table-cell>
              <table:table-cell office:value-type="float" office:value="157">
                <text:p>157</text:p>
              </table:table-cell>
              <table:table-cell office:value-type="float" office:value="0.00903307436407157">
                <text:p>0.00903307436407157</text:p>
              </table:table-cell>
            </table:table-row>
            <table:table-row>
              <table:table-cell office:value-type="string">
                <text:p>Fila 159</text:p>
              </table:table-cell>
              <table:table-cell office:value-type="float" office:value="158">
                <text:p>158</text:p>
              </table:table-cell>
              <table:table-cell office:value-type="float" office:value="0.0090755688190995">
                <text:p>0.0090755688190995</text:p>
              </table:table-cell>
            </table:table-row>
            <table:table-row>
              <table:table-cell office:value-type="string">
                <text:p>Fila 160</text:p>
              </table:table-cell>
              <table:table-cell office:value-type="float" office:value="159">
                <text:p>159</text:p>
              </table:table-cell>
              <table:table-cell office:value-type="float" office:value="0.00927079625014833">
                <text:p>0.00927079625014833</text:p>
              </table:table-cell>
            </table:table-row>
            <table:table-row>
              <table:table-cell office:value-type="string">
                <text:p>Fila 161</text:p>
              </table:table-cell>
              <table:table-cell office:value-type="float" office:value="160">
                <text:p>160</text:p>
              </table:table-cell>
              <table:table-cell office:value-type="float" office:value="0.0091552734375">
                <text:p>0.0091552734375</text:p>
              </table:table-cell>
            </table:table-row>
            <table:table-row>
              <table:table-cell office:value-type="string">
                <text:p>Fila 162</text:p>
              </table:table-cell>
              <table:table-cell office:value-type="float" office:value="161">
                <text:p>161</text:p>
              </table:table-cell>
              <table:table-cell office:value-type="float" office:value="0.00924282756580892">
                <text:p>0.00924282756580892</text:p>
              </table:table-cell>
            </table:table-row>
            <table:table-row>
              <table:table-cell office:value-type="string">
                <text:p>Fila 163</text:p>
              </table:table-cell>
              <table:table-cell office:value-type="float" office:value="162">
                <text:p>162</text:p>
              </table:table-cell>
              <table:table-cell office:value-type="float" office:value="0.00952598689224204">
                <text:p>0.00952598689224204</text:p>
              </table:table-cell>
            </table:table-row>
            <table:table-row>
              <table:table-cell office:value-type="string">
                <text:p>Fila 164</text:p>
              </table:table-cell>
              <table:table-cell office:value-type="float" office:value="163">
                <text:p>163</text:p>
              </table:table-cell>
              <table:table-cell office:value-type="float" office:value="0.00940946215514321">
                <text:p>0.00940946215514321</text:p>
              </table:table-cell>
            </table:table-row>
            <table:table-row>
              <table:table-cell office:value-type="string">
                <text:p>Fila 165</text:p>
              </table:table-cell>
              <table:table-cell office:value-type="float" office:value="164">
                <text:p>164</text:p>
              </table:table-cell>
              <table:table-cell office:value-type="float" office:value="0.00948870959746182">
                <text:p>0.00948870959746182</text:p>
              </table:table-cell>
            </table:table-row>
            <table:table-row>
              <table:table-cell office:value-type="string">
                <text:p>Fila 166</text:p>
              </table:table-cell>
              <table:table-cell office:value-type="float" office:value="165">
                <text:p>165</text:p>
              </table:table-cell>
              <table:table-cell office:value-type="float" office:value="0.00975665748393021">
                <text:p>0.00975665748393021</text:p>
              </table:table-cell>
            </table:table-row>
            <table:table-row>
              <table:table-cell office:value-type="string">
                <text:p>Fila 167</text:p>
              </table:table-cell>
              <table:table-cell office:value-type="float" office:value="166">
                <text:p>166</text:p>
              </table:table-cell>
              <table:table-cell office:value-type="float" office:value="0.00963946146029903">
                <text:p>0.00963946146029903</text:p>
              </table:table-cell>
            </table:table-row>
            <table:table-row>
              <table:table-cell office:value-type="string">
                <text:p>Fila 168</text:p>
              </table:table-cell>
              <table:table-cell office:value-type="float" office:value="167">
                <text:p>167</text:p>
              </table:table-cell>
              <table:table-cell office:value-type="float" office:value="0.00971111668877812">
                <text:p>0.00971111668877812</text:p>
              </table:table-cell>
            </table:table-row>
            <table:table-row>
              <table:table-cell office:value-type="string">
                <text:p>Fila 169</text:p>
              </table:table-cell>
              <table:table-cell office:value-type="float" office:value="168">
                <text:p>168</text:p>
              </table:table-cell>
              <table:table-cell office:value-type="float" office:value="0.0105185303287982">
                <text:p>0.0105185303287982</text:p>
              </table:table-cell>
            </table:table-row>
            <table:table-row>
              <table:table-cell office:value-type="string">
                <text:p>Fila 170</text:p>
              </table:table-cell>
              <table:table-cell office:value-type="float" office:value="169">
                <text:p>169</text:p>
              </table:table-cell>
              <table:table-cell office:value-type="float" office:value="0.00984734428066244">
                <text:p>0.00984734428066244</text:p>
              </table:table-cell>
            </table:table-row>
            <table:table-row>
              <table:table-cell office:value-type="string">
                <text:p>Fila 171</text:p>
              </table:table-cell>
              <table:table-cell office:value-type="float" office:value="170">
                <text:p>170</text:p>
              </table:table-cell>
              <table:table-cell office:value-type="float" office:value="0.00991205305651671">
                <text:p>0.00991205305651671</text:p>
              </table:table-cell>
            </table:table-row>
            <table:table-row>
              <table:table-cell office:value-type="string">
                <text:p>Fila 172</text:p>
              </table:table-cell>
              <table:table-cell office:value-type="float" office:value="171">
                <text:p>171</text:p>
              </table:table-cell>
              <table:table-cell office:value-type="float" office:value="0.00997457907276314">
                <text:p>0.00997457907276314</text:p>
              </table:table-cell>
            </table:table-row>
            <table:table-row>
              <table:table-cell office:value-type="string">
                <text:p>Fila 173</text:p>
              </table:table-cell>
              <table:table-cell office:value-type="float" office:value="172">
                <text:p>172</text:p>
              </table:table-cell>
              <table:table-cell office:value-type="float" office:value="0.0100349851270957">
                <text:p>0.0100349851270957</text:p>
              </table:table-cell>
            </table:table-row>
            <table:table-row>
              <table:table-cell office:value-type="string">
                <text:p>Fila 174</text:p>
              </table:table-cell>
              <table:table-cell office:value-type="float" office:value="173">
                <text:p>173</text:p>
              </table:table-cell>
              <table:table-cell office:value-type="float" office:value="0.0102673549622997">
                <text:p>0.0102673549622997</text:p>
              </table:table-cell>
            </table:table-row>
            <table:table-row>
              <table:table-cell office:value-type="string">
                <text:p>Fila 175</text:p>
              </table:table-cell>
              <table:table-cell office:value-type="float" office:value="174">
                <text:p>174</text:p>
              </table:table-cell>
              <table:table-cell office:value-type="float" office:value="0.0101496785132338">
                <text:p>0.0101496785132338</text:p>
              </table:table-cell>
            </table:table-row>
            <table:table-row>
              <table:table-cell office:value-type="string">
                <text:p>Fila 176</text:p>
              </table:table-cell>
              <table:table-cell office:value-type="float" office:value="175">
                <text:p>175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Fila 177</text:p>
              </table:table-cell>
              <table:table-cell office:value-type="float" office:value="176">
                <text:p>176</text:p>
              </table:table-cell>
              <table:table-cell office:value-type="float" office:value="0.0102565965048209">
                <text:p>0.0102565965048209</text:p>
              </table:table-cell>
            </table:table-row>
            <table:table-row>
              <table:table-cell office:value-type="string">
                <text:p>Fila 178</text:p>
              </table:table-cell>
              <table:table-cell office:value-type="float" office:value="177">
                <text:p>177</text:p>
              </table:table-cell>
              <table:table-cell office:value-type="float" office:value="0.0103072765382447">
                <text:p>0.0103072765382447</text:p>
              </table:table-cell>
            </table:table-row>
            <table:table-row>
              <table:table-cell office:value-type="string">
                <text:p>Fila 179</text:p>
              </table:table-cell>
              <table:table-cell office:value-type="float" office:value="178">
                <text:p>178</text:p>
              </table:table-cell>
              <table:table-cell office:value-type="float" office:value="0.0103561734629466">
                <text:p>0.0103561734629466</text:p>
              </table:table-cell>
            </table:table-row>
            <table:table-row>
              <table:table-cell office:value-type="string">
                <text:p>Fila 180</text:p>
              </table:table-cell>
              <table:table-cell office:value-type="float" office:value="179">
                <text:p>179</text:p>
              </table:table-cell>
              <table:table-cell office:value-type="float" office:value="0.0104033373906349">
                <text:p>0.0104033373906349</text:p>
              </table:table-cell>
            </table:table-row>
            <table:table-row>
              <table:table-cell office:value-type="string">
                <text:p>Fila 181</text:p>
              </table:table-cell>
              <table:table-cell office:value-type="float" office:value="180">
                <text:p>180</text:p>
              </table:table-cell>
              <table:table-cell office:value-type="float" office:value="0.010448816872428">
                <text:p>0.010448816872428</text:p>
              </table:table-cell>
            </table:table-row>
            <table:table-row>
              <table:table-cell office:value-type="string">
                <text:p>Fila 182</text:p>
              </table:table-cell>
              <table:table-cell office:value-type="float" office:value="181">
                <text:p>181</text:p>
              </table:table-cell>
              <table:table-cell office:value-type="float" office:value="0.0104926589542444">
                <text:p>0.0104926589542444</text:p>
              </table:table-cell>
            </table:table-row>
            <table:table-row>
              <table:table-cell office:value-type="string">
                <text:p>Fila 183</text:p>
              </table:table-cell>
              <table:table-cell office:value-type="float" office:value="182">
                <text:p>182</text:p>
              </table:table-cell>
              <table:table-cell office:value-type="float" office:value="0.0105349092299642">
                <text:p>0.0105349092299642</text:p>
              </table:table-cell>
            </table:table-row>
            <table:table-row>
              <table:table-cell office:value-type="string">
                <text:p>Fila 184</text:p>
              </table:table-cell>
              <table:table-cell office:value-type="float" office:value="183">
                <text:p>183</text:p>
              </table:table-cell>
              <table:table-cell office:value-type="float" office:value="0.0107311355967631">
                <text:p>0.0107311355967631</text:p>
              </table:table-cell>
            </table:table-row>
            <table:table-row>
              <table:table-cell office:value-type="string">
                <text:p>Fila 185</text:p>
              </table:table-cell>
              <table:table-cell office:value-type="float" office:value="184">
                <text:p>184</text:p>
              </table:table-cell>
              <table:table-cell office:value-type="float" office:value="0.0108455665170132">
                <text:p>0.0108455665170132</text:p>
              </table:table-cell>
            </table:table-row>
            <table:table-row>
              <table:table-cell office:value-type="string">
                <text:p>Fila 186</text:p>
              </table:table-cell>
              <table:table-cell office:value-type="float" office:value="185">
                <text:p>185</text:p>
              </table:table-cell>
              <table:table-cell office:value-type="float" office:value="0.0109569028487947">
                <text:p>0.0109569028487947</text:p>
              </table:table-cell>
            </table:table-row>
            <table:table-row>
              <table:table-cell office:value-type="string">
                <text:p>Fila 187</text:p>
              </table:table-cell>
              <table:table-cell office:value-type="float" office:value="186">
                <text:p>186</text:p>
              </table:table-cell>
              <table:table-cell office:value-type="float" office:value="0.0108394033992369">
                <text:p>0.0108394033992369</text:p>
              </table:table-cell>
            </table:table-row>
            <table:table-row>
              <table:table-cell office:value-type="string">
                <text:p>Fila 188</text:p>
              </table:table-cell>
              <table:table-cell office:value-type="float" office:value="187">
                <text:p>187</text:p>
              </table:table-cell>
              <table:table-cell office:value-type="float" office:value="0.0107237839229031">
                <text:p>0.0107237839229031</text:p>
              </table:table-cell>
            </table:table-row>
            <table:table-row>
              <table:table-cell office:value-type="string">
                <text:p>Fila 189</text:p>
              </table:table-cell>
              <table:table-cell office:value-type="float" office:value="188">
                <text:p>188</text:p>
              </table:table-cell>
              <table:table-cell office:value-type="float" office:value="0.0108310462879131">
                <text:p>0.0108310462879131</text:p>
              </table:table-cell>
            </table:table-row>
            <table:table-row>
              <table:table-cell office:value-type="string">
                <text:p>Fila 190</text:p>
              </table:table-cell>
              <table:table-cell office:value-type="float" office:value="189">
                <text:p>189</text:p>
              </table:table-cell>
              <table:table-cell office:value-type="float" office:value="0.0109354441365023">
                <text:p>0.0109354441365023</text:p>
              </table:table-cell>
            </table:table-row>
            <table:table-row>
              <table:table-cell office:value-type="string">
                <text:p>Fila 191</text:p>
              </table:table-cell>
              <table:table-cell office:value-type="float" office:value="190">
                <text:p>190</text:p>
              </table:table-cell>
              <table:table-cell office:value-type="float" office:value="0.0110370498614958">
                <text:p>0.0110370498614958</text:p>
              </table:table-cell>
            </table:table-row>
            <table:table-row>
              <table:table-cell office:value-type="string">
                <text:p>Fila 192</text:p>
              </table:table-cell>
              <table:table-cell office:value-type="float" office:value="191">
                <text:p>191</text:p>
              </table:table-cell>
              <table:table-cell office:value-type="float" office:value="0.0111359337737452">
                <text:p>0.0111359337737452</text:p>
              </table:table-cell>
            </table:table-row>
            <table:table-row>
              <table:table-cell office:value-type="string">
                <text:p>Fila 193</text:p>
              </table:table-cell>
              <table:table-cell office:value-type="float" office:value="192">
                <text:p>192</text:p>
              </table:table-cell>
              <table:table-cell office:value-type="float" office:value="0.0112321641710069">
                <text:p>0.0112321641710069</text:p>
              </table:table-cell>
            </table:table-row>
            <table:table-row>
              <table:table-cell office:value-type="string">
                <text:p>Fila 194</text:p>
              </table:table-cell>
              <table:table-cell office:value-type="float" office:value="193">
                <text:p>193</text:p>
              </table:table-cell>
              <table:table-cell office:value-type="float" office:value="0.0113258074042256">
                <text:p>0.0113258074042256</text:p>
              </table:table-cell>
            </table:table-row>
            <table:table-row>
              <table:table-cell office:value-type="string">
                <text:p>Fila 195</text:p>
              </table:table-cell>
              <table:table-cell office:value-type="float" office:value="194">
                <text:p>194</text:p>
              </table:table-cell>
              <table:table-cell office:value-type="float" office:value="0.0112093474333085">
                <text:p>0.0112093474333085</text:p>
              </table:table-cell>
            </table:table-row>
            <table:table-row>
              <table:table-cell office:value-type="string">
                <text:p>Fila 196</text:p>
              </table:table-cell>
              <table:table-cell office:value-type="float" office:value="195">
                <text:p>195</text:p>
              </table:table-cell>
              <table:table-cell office:value-type="float" office:value="0.0113001314924392">
                <text:p>0.0113001314924392</text:p>
              </table:table-cell>
            </table:table-row>
            <table:table-row>
              <table:table-cell office:value-type="string">
                <text:p>Fila 197</text:p>
              </table:table-cell>
              <table:table-cell office:value-type="float" office:value="196">
                <text:p>196</text:p>
              </table:table-cell>
              <table:table-cell office:value-type="float" office:value="0.0113884839650146">
                <text:p>0.0113884839650146</text:p>
              </table:table-cell>
            </table:table-row>
            <table:table-row>
              <table:table-cell office:value-type="string">
                <text:p>Fila 198</text:p>
              </table:table-cell>
              <table:table-cell office:value-type="float" office:value="197">
                <text:p>197</text:p>
              </table:table-cell>
              <table:table-cell office:value-type="float" office:value="0.0114744646860264">
                <text:p>0.0114744646860264</text:p>
              </table:table-cell>
            </table:table-row>
            <table:table-row>
              <table:table-cell office:value-type="string">
                <text:p>Fila 199</text:p>
              </table:table-cell>
              <table:table-cell office:value-type="float" office:value="198">
                <text:p>198</text:p>
              </table:table-cell>
              <table:table-cell office:value-type="float" office:value="0.0115581318232833">
                <text:p>0.0115581318232833</text:p>
              </table:table-cell>
            </table:table-row>
            <table:table-row>
              <table:table-cell office:value-type="string">
                <text:p>Fila 200</text:p>
              </table:table-cell>
              <table:table-cell office:value-type="float" office:value="199">
                <text:p>199</text:p>
              </table:table-cell>
              <table:table-cell office:value-type="float" office:value="0.0116395419307593">
                <text:p>0.0116395419307593</text:p>
              </table:table-cell>
            </table:table-row>
            <table:table-row>
              <table:table-cell office:value-type="string">
                <text:p>Fila 201</text:p>
              </table:table-cell>
              <table:table-cell office:value-type="float" office:value="200">
                <text:p>200</text:p>
              </table:table-cell>
              <table:table-cell office:value-type="float" office:value="0.01171875">
                <text:p>0.01171875</text:p>
              </table:table-cell>
            </table:table-row>
            <table:table-row>
              <table:table-cell office:value-type="string">
                <text:p>Fila 202</text:p>
              </table:table-cell>
              <table:table-cell office:value-type="float" office:value="201">
                <text:p>201</text:p>
              </table:table-cell>
              <table:table-cell office:value-type="float" office:value="0.0117958095096656">
                <text:p>0.0117958095096656</text:p>
              </table:table-cell>
            </table:table-row>
            <table:table-row>
              <table:table-cell office:value-type="string">
                <text:p>Fila 203</text:p>
              </table:table-cell>
              <table:table-cell office:value-type="float" office:value="202">
                <text:p>202</text:p>
              </table:table-cell>
              <table:table-cell office:value-type="float" office:value="0.0118707724732869">
                <text:p>0.0118707724732869</text:p>
              </table:table-cell>
            </table:table-row>
            <table:table-row>
              <table:table-cell office:value-type="string">
                <text:p>Fila 204</text:p>
              </table:table-cell>
              <table:table-cell office:value-type="float" office:value="203">
                <text:p>203</text:p>
              </table:table-cell>
              <table:table-cell office:value-type="float" office:value="0.011754107112524">
                <text:p>0.011754107112524</text:p>
              </table:table-cell>
            </table:table-row>
            <table:table-row>
              <table:table-cell office:value-type="string">
                <text:p>Fila 205</text:p>
              </table:table-cell>
              <table:table-cell office:value-type="float" office:value="204">
                <text:p>204</text:p>
              </table:table-cell>
              <table:table-cell office:value-type="float" office:value="0.0110759683775471">
                <text:p>0.0110759683775471</text:p>
              </table:table-cell>
            </table:table-row>
            <table:table-row>
              <table:table-cell office:value-type="string">
                <text:p>Fila 206</text:p>
              </table:table-cell>
              <table:table-cell office:value-type="float" office:value="205">
                <text:p>205</text:p>
              </table:table-cell>
              <table:table-cell office:value-type="float" office:value="0.0120835812016657">
                <text:p>0.0120835812016657</text:p>
              </table:table-cell>
            </table:table-row>
            <table:table-row>
              <table:table-cell office:value-type="string">
                <text:p>Fila 207</text:p>
              </table:table-cell>
              <table:table-cell office:value-type="float" office:value="206">
                <text:p>206</text:p>
              </table:table-cell>
              <table:table-cell office:value-type="float" office:value="0.0119665496276746">
                <text:p>0.0119665496276746</text:p>
              </table:table-cell>
            </table:table-row>
            <table:table-row>
              <table:table-cell office:value-type="string">
                <text:p>Fila 208</text:p>
              </table:table-cell>
              <table:table-cell office:value-type="float" office:value="207">
                <text:p>207</text:p>
              </table:table-cell>
              <table:table-cell office:value-type="float" office:value="0.0120335363719107">
                <text:p>0.0120335363719107</text:p>
              </table:table-cell>
            </table:table-row>
            <table:table-row>
              <table:table-cell office:value-type="string">
                <text:p>Fila 209</text:p>
              </table:table-cell>
              <table:table-cell office:value-type="float" office:value="208">
                <text:p>208</text:p>
              </table:table-cell>
              <table:table-cell office:value-type="float" office:value="0.012098684818787">
                <text:p>0.012098684818787</text:p>
              </table:table-cell>
            </table:table-row>
            <table:table-row>
              <table:table-cell office:value-type="string">
                <text:p>Fila 210</text:p>
              </table:table-cell>
              <table:table-cell office:value-type="float" office:value="209">
                <text:p>209</text:p>
              </table:table-cell>
              <table:table-cell office:value-type="float" office:value="0.0121620384148715">
                <text:p>0.0121620384148715</text:p>
              </table:table-cell>
            </table:table-row>
            <table:table-row>
              <table:table-cell office:value-type="string">
                <text:p>Fila 211</text:p>
              </table:table-cell>
              <table:table-cell office:value-type="float" office:value="210">
                <text:p>210</text:p>
              </table:table-cell>
              <table:table-cell office:value-type="float" office:value="0.0122236394557823">
                <text:p>0.0122236394557823</text:p>
              </table:table-cell>
            </table:table-row>
            <table:table-row>
              <table:table-cell office:value-type="string">
                <text:p>Fila 212</text:p>
              </table:table-cell>
              <table:table-cell office:value-type="float" office:value="211">
                <text:p>211</text:p>
              </table:table-cell>
              <table:table-cell office:value-type="float" office:value="0.0124590081085331">
                <text:p>0.0124590081085331</text:p>
              </table:table-cell>
            </table:table-row>
            <table:table-row>
              <table:table-cell office:value-type="string">
                <text:p>Fila 213</text:p>
              </table:table-cell>
              <table:table-cell office:value-type="float" office:value="212">
                <text:p>212</text:p>
              </table:table-cell>
              <table:table-cell office:value-type="float" office:value="0.0125155749377003">
                <text:p>0.0125155749377003</text:p>
              </table:table-cell>
            </table:table-row>
            <table:table-row>
              <table:table-cell office:value-type="string">
                <text:p>Fila 214</text:p>
              </table:table-cell>
              <table:table-cell office:value-type="float" office:value="213">
                <text:p>213</text:p>
              </table:table-cell>
              <table:table-cell office:value-type="float" office:value="0.0125705327426216">
                <text:p>0.0125705327426216</text:p>
              </table:table-cell>
            </table:table-row>
            <table:table-row>
              <table:table-cell office:value-type="string">
                <text:p>Fila 215</text:p>
              </table:table-cell>
              <table:table-cell office:value-type="float" office:value="214">
                <text:p>214</text:p>
              </table:table-cell>
              <table:table-cell office:value-type="float" office:value="0.0124533256179579">
                <text:p>0.0124533256179579</text:p>
              </table:table-cell>
            </table:table-row>
            <table:table-row>
              <table:table-cell office:value-type="string">
                <text:p>Fila 216</text:p>
              </table:table-cell>
              <table:table-cell office:value-type="float" office:value="215">
                <text:p>215</text:p>
              </table:table-cell>
              <table:table-cell office:value-type="float" office:value="0.0126757706868578">
                <text:p>0.0126757706868578</text:p>
              </table:table-cell>
            </table:table-row>
            <table:table-row>
              <table:table-cell office:value-type="string">
                <text:p>Fila 217</text:p>
              </table:table-cell>
              <table:table-cell office:value-type="float" office:value="216">
                <text:p>216</text:p>
              </table:table-cell>
              <table:table-cell office:value-type="float" office:value="0.0127261231138546">
                <text:p>0.0127261231138546</text:p>
              </table:table-cell>
            </table:table-row>
            <table:table-row>
              <table:table-cell office:value-type="string">
                <text:p>Fila 218</text:p>
              </table:table-cell>
              <table:table-cell office:value-type="float" office:value="217">
                <text:p>217</text:p>
              </table:table-cell>
              <table:table-cell office:value-type="float" office:value="0.0127750111491006">
                <text:p>0.0127750111491006</text:p>
              </table:table-cell>
            </table:table-row>
            <table:table-row>
              <table:table-cell office:value-type="string">
                <text:p>Fila 219</text:p>
              </table:table-cell>
              <table:table-cell office:value-type="float" office:value="218">
                <text:p>218</text:p>
              </table:table-cell>
              <table:table-cell office:value-type="float" office:value="0.0126580780237354">
                <text:p>0.0126580780237354</text:p>
              </table:table-cell>
            </table:table-row>
            <table:table-row>
              <table:table-cell office:value-type="string">
                <text:p>Fila 220</text:p>
              </table:table-cell>
              <table:table-cell office:value-type="float" office:value="219">
                <text:p>219</text:p>
              </table:table-cell>
              <table:table-cell office:value-type="float" office:value="0.0130314213631909">
                <text:p>0.0130314213631909</text:p>
              </table:table-cell>
            </table:table-row>
            <table:table-row>
              <table:table-cell office:value-type="string">
                <text:p>Fila 221</text:p>
              </table:table-cell>
              <table:table-cell office:value-type="float" office:value="220">
                <text:p>220</text:p>
              </table:table-cell>
              <table:table-cell office:value-type="float" office:value="0.0138817148760331">
                <text:p>0.0138817148760331</text:p>
              </table:table-cell>
            </table:table-row>
            <table:table-row>
              <table:table-cell office:value-type="string">
                <text:p>Fila 222</text:p>
              </table:table-cell>
              <table:table-cell office:value-type="float" office:value="221">
                <text:p>221</text:p>
              </table:table-cell>
              <table:table-cell office:value-type="float" office:value="0.0131165414303556">
                <text:p>0.0131165414303556</text:p>
              </table:table-cell>
            </table:table-row>
            <table:table-row>
              <table:table-cell office:value-type="string">
                <text:p>Fila 223</text:p>
              </table:table-cell>
              <table:table-cell office:value-type="float" office:value="222">
                <text:p>222</text:p>
              </table:table-cell>
              <table:table-cell office:value-type="float" office:value="0.0129986405324243">
                <text:p>0.0129986405324243</text:p>
              </table:table-cell>
            </table:table-row>
            <table:table-row>
              <table:table-cell office:value-type="string">
                <text:p>Fila 224</text:p>
              </table:table-cell>
              <table:table-cell office:value-type="float" office:value="223">
                <text:p>223</text:p>
              </table:table-cell>
              <table:table-cell office:value-type="float" office:value="0.0131965251664019">
                <text:p>0.0131965251664019</text:p>
              </table:table-cell>
            </table:table-row>
            <table:table-row>
              <table:table-cell office:value-type="string">
                <text:p>Fila 225</text:p>
              </table:table-cell>
              <table:table-cell office:value-type="float" office:value="224">
                <text:p>224</text:p>
              </table:table-cell>
              <table:table-cell office:value-type="float" office:value="0.0133903659119898">
                <text:p>0.0133903659119898</text:p>
              </table:table-cell>
            </table:table-row>
            <table:table-row>
              <table:table-cell office:value-type="string">
                <text:p>Fila 226</text:p>
              </table:table-cell>
              <table:table-cell office:value-type="float" office:value="225">
                <text:p>22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Fila 227</text:p>
              </table:table-cell>
              <table:table-cell office:value-type="float" office:value="226">
                <text:p>226</text:p>
              </table:table-cell>
              <table:table-cell office:value-type="float" office:value="0.0140721669668729">
                <text:p>0.0140721669668729</text:p>
              </table:table-cell>
            </table:table-row>
            <table:table-row>
              <table:table-cell office:value-type="string">
                <text:p>Fila 228</text:p>
              </table:table-cell>
              <table:table-cell office:value-type="float" office:value="227">
                <text:p>227</text:p>
              </table:table-cell>
              <table:table-cell office:value-type="float" office:value="0.014251683518019">
                <text:p>0.014251683518019</text:p>
              </table:table-cell>
            </table:table-row>
            <table:table-row>
              <table:table-cell office:value-type="string">
                <text:p>Fila 229</text:p>
              </table:table-cell>
              <table:table-cell office:value-type="float" office:value="228">
                <text:p>228</text:p>
              </table:table-cell>
              <table:table-cell office:value-type="float" office:value="0.0138263696522007">
                <text:p>0.0138263696522007</text:p>
              </table:table-cell>
            </table:table-row>
            <table:table-row>
              <table:table-cell office:value-type="string">
                <text:p>Fila 230</text:p>
              </table:table-cell>
              <table:table-cell office:value-type="float" office:value="229">
                <text:p>229</text:p>
              </table:table-cell>
              <table:table-cell office:value-type="float" office:value="0.0119181556415782">
                <text:p>0.0119181556415782</text:p>
              </table:table-cell>
            </table:table-row>
            <table:table-row>
              <table:table-cell office:value-type="string">
                <text:p>Fila 231</text:p>
              </table:table-cell>
              <table:table-cell office:value-type="float" office:value="230">
                <text:p>230</text:p>
              </table:table-cell>
              <table:table-cell office:value-type="float" office:value="0.0156545368620038">
                <text:p>0.0156545368620038</text:p>
              </table:table-cell>
            </table:table-row>
            <table:table-row>
              <table:table-cell office:value-type="string">
                <text:p>Fila 232</text:p>
              </table:table-cell>
              <table:table-cell office:value-type="float" office:value="231">
                <text:p>231</text:p>
              </table:table-cell>
              <table:table-cell office:value-type="float" office:value="0.0143480257116621">
                <text:p>0.0143480257116621</text:p>
              </table:table-cell>
            </table:table-row>
            <table:table-row>
              <table:table-cell office:value-type="string">
                <text:p>Fila 233</text:p>
              </table:table-cell>
              <table:table-cell office:value-type="float" office:value="232">
                <text:p>232</text:p>
              </table:table-cell>
              <table:table-cell office:value-type="float" office:value="0.013644006391201">
                <text:p>0.013644006391201</text:p>
              </table:table-cell>
            </table:table-row>
            <table:table-row>
              <table:table-cell office:value-type="string">
                <text:p>Fila 234</text:p>
              </table:table-cell>
              <table:table-cell office:value-type="float" office:value="233">
                <text:p>233</text:p>
              </table:table-cell>
              <table:table-cell office:value-type="float" office:value="0.0123758956694726">
                <text:p>0.0123758956694726</text:p>
              </table:table-cell>
            </table:table-row>
            <table:table-row>
              <table:table-cell office:value-type="string">
                <text:p>Fila 235</text:p>
              </table:table-cell>
              <table:table-cell office:value-type="float" office:value="234">
                <text:p>234</text:p>
              </table:table-cell>
              <table:table-cell office:value-type="float" office:value="0.0122703448023961">
                <text:p>0.0122703448023961</text:p>
              </table:table-cell>
            </table:table-row>
            <table:table-row>
              <table:table-cell office:value-type="string">
                <text:p>Fila 236</text:p>
              </table:table-cell>
              <table:table-cell office:value-type="float" office:value="235">
                <text:p>235</text:p>
              </table:table-cell>
              <table:table-cell office:value-type="float" office:value="0.0141466727025804">
                <text:p>0.0141466727025804</text:p>
              </table:table-cell>
            </table:table-row>
            <table:table-row>
              <table:table-cell office:value-type="string">
                <text:p>Fila 237</text:p>
              </table:table-cell>
              <table:table-cell office:value-type="float" office:value="236">
                <text:p>236</text:p>
              </table:table-cell>
              <table:table-cell office:value-type="float" office:value="0.0143075804366561">
                <text:p>0.0143075804366561</text:p>
              </table:table-cell>
            </table:table-row>
            <table:table-row>
              <table:table-cell office:value-type="string">
                <text:p>Fila 238</text:p>
              </table:table-cell>
              <table:table-cell office:value-type="float" office:value="237">
                <text:p>237</text:p>
              </table:table-cell>
              <table:table-cell office:value-type="float" office:value="0.0130743826665955">
                <text:p>0.0130743826665955</text:p>
              </table:table-cell>
            </table:table-row>
            <table:table-row>
              <table:table-cell office:value-type="string">
                <text:p>Fila 239</text:p>
              </table:table-cell>
              <table:table-cell office:value-type="float" office:value="238">
                <text:p>238</text:p>
              </table:table-cell>
              <table:table-cell office:value-type="float" office:value="0.0124130534566768">
                <text:p>0.0124130534566768</text:p>
              </table:table-cell>
            </table:table-row>
            <table:table-row>
              <table:table-cell office:value-type="string">
                <text:p>Fila 240</text:p>
              </table:table-cell>
              <table:table-cell office:value-type="float" office:value="239">
                <text:p>239</text:p>
              </table:table-cell>
              <table:table-cell office:value-type="float" office:value="0.014224190752963">
                <text:p>0.014224190752963</text:p>
              </table:table-cell>
            </table:table-row>
            <table:table-row>
              <table:table-cell office:value-type="string">
                <text:p>Fila 241</text:p>
              </table:table-cell>
              <table:table-cell office:value-type="float" office:value="240">
                <text:p>240</text:p>
              </table:table-cell>
              <table:table-cell office:value-type="float" office:value="0.0127495659722222">
                <text:p>0.0127495659722222</text:p>
              </table:table-cell>
            </table:table-row>
            <table:table-row>
              <table:table-cell office:value-type="string">
                <text:p>Fila 242</text:p>
              </table:table-cell>
              <table:table-cell office:value-type="float" office:value="241">
                <text:p>241</text:p>
              </table:table-cell>
              <table:table-cell office:value-type="float" office:value="0.0126439799590227">
                <text:p>0.0126439799590227</text:p>
              </table:table-cell>
            </table:table-row>
            <table:table-row>
              <table:table-cell office:value-type="string">
                <text:p>Fila 243</text:p>
              </table:table-cell>
              <table:table-cell office:value-type="float" office:value="242">
                <text:p>242</text:p>
              </table:table-cell>
              <table:table-cell office:value-type="float" office:value="0.0128065022880951">
                <text:p>0.0128065022880951</text:p>
              </table:table-cell>
            </table:table-row>
            <table:table-row>
              <table:table-cell office:value-type="string">
                <text:p>Fila 244</text:p>
              </table:table-cell>
              <table:table-cell office:value-type="float" office:value="243">
                <text:p>243</text:p>
              </table:table-cell>
              <table:table-cell office:value-type="float" office:value="0.0129659266033294">
                <text:p>0.0129659266033294</text:p>
              </table:table-cell>
            </table:table-row>
            <table:table-row>
              <table:table-cell office:value-type="string">
                <text:p>Fila 245</text:p>
              </table:table-cell>
              <table:table-cell office:value-type="float" office:value="244">
                <text:p>244</text:p>
              </table:table-cell>
              <table:table-cell office:value-type="float" office:value="0.0125974200483741">
                <text:p>0.0125974200483741</text:p>
              </table:table-cell>
            </table:table-row>
            <table:table-row>
              <table:table-cell office:value-type="string">
                <text:p>Fila 246</text:p>
              </table:table-cell>
              <table:table-cell office:value-type="float" office:value="245">
                <text:p>245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Fila 247</text:p>
              </table:table-cell>
              <table:table-cell office:value-type="float" office:value="246">
                <text:p>246</text:p>
              </table:table-cell>
              <table:table-cell office:value-type="float" office:value="0.0129098089761385">
                <text:p>0.0129098089761385</text:p>
              </table:table-cell>
            </table:table-row>
            <table:table-row>
              <table:table-cell office:value-type="string">
                <text:p>Fila 248</text:p>
              </table:table-cell>
              <table:table-cell office:value-type="float" office:value="247">
                <text:p>247</text:p>
              </table:table-cell>
              <table:table-cell office:value-type="float" office:value="0.0130615974692259">
                <text:p>0.0130615974692259</text:p>
              </table:table-cell>
            </table:table-row>
            <table:table-row>
              <table:table-cell office:value-type="string">
                <text:p>Fila 249</text:p>
              </table:table-cell>
              <table:table-cell office:value-type="float" office:value="248">
                <text:p>248</text:p>
              </table:table-cell>
              <table:table-cell office:value-type="float" office:value="0.01321052289282">
                <text:p>0.01321052289282</text:p>
              </table:table-cell>
            </table:table-row>
            <table:table-row>
              <table:table-cell office:value-type="string">
                <text:p>Fila 250</text:p>
              </table:table-cell>
              <table:table-cell office:value-type="float" office:value="249">
                <text:p>249</text:p>
              </table:table-cell>
              <table:table-cell office:value-type="float" office:value="0.0136086514733633">
                <text:p>0.0136086514733633</text:p>
              </table:table-cell>
            </table:table-row>
            <table:table-row>
              <table:table-cell office:value-type="string">
                <text:p>Fila 251</text:p>
              </table:table-cell>
              <table:table-cell office:value-type="float" office:value="250">
                <text:p>250</text:p>
              </table:table-cell>
              <table:table-cell office:value-type="float" office:value="0.01325">
                <text:p>0.01325</text:p>
              </table:table-cell>
            </table:table-row>
            <table:table-row>
              <table:table-cell office:value-type="string">
                <text:p>Fila 252</text:p>
              </table:table-cell>
              <table:table-cell office:value-type="float" office:value="251">
                <text:p>251</text:p>
              </table:table-cell>
              <table:table-cell office:value-type="float" office:value="0.0133926445611974">
                <text:p>0.0133926445611974</text:p>
              </table:table-cell>
            </table:table-row>
            <table:table-row>
              <table:table-cell office:value-type="string">
                <text:p>Fila 253</text:p>
              </table:table-cell>
              <table:table-cell office:value-type="float" office:value="252">
                <text:p>252</text:p>
              </table:table-cell>
              <table:table-cell office:value-type="float" office:value="0.0135326121189216">
                <text:p>0.0135326121189216</text:p>
              </table:table-cell>
            </table:table-row>
            <table:table-row>
              <table:table-cell office:value-type="string">
                <text:p>Fila 254</text:p>
              </table:table-cell>
              <table:table-cell office:value-type="float" office:value="253">
                <text:p>253</text:p>
              </table:table-cell>
              <table:table-cell office:value-type="float" office:value="0.0134258463653549">
                <text:p>0.0134258463653549</text:p>
              </table:table-cell>
            </table:table-row>
            <table:table-row>
              <table:table-cell office:value-type="string">
                <text:p>Fila 255</text:p>
              </table:table-cell>
              <table:table-cell office:value-type="float" office:value="254">
                <text:p>254</text:p>
              </table:table-cell>
              <table:table-cell office:value-type="float" office:value="0.015742218984438">
                <text:p>0.015742218984438</text:p>
              </table:table-cell>
            </table:table-row>
            <table:table-row>
              <table:table-cell office:value-type="string">
                <text:p>Fila 256</text:p>
              </table:table-cell>
              <table:table-cell office:value-type="float" office:value="255">
                <text:p>255</text:p>
              </table:table-cell>
              <table:table-cell office:value-type="float" office:value="0.0156189926951173">
                <text:p>0.0156189926951173</text:p>
              </table:table-cell>
            </table:table-row>
            <table:table-row>
              <table:table-cell office:value-type="string">
                <text:p>Fila 257</text:p>
              </table:table-cell>
              <table:table-cell office:value-type="float" office:value="256">
                <text:p>256</text:p>
              </table:table-cell>
              <table:table-cell office:value-type="float" office:value="0.0157356262207031">
                <text:p>0.0157356262207031</text:p>
              </table:table-cell>
            </table:table-row>
            <table:table-row>
              <table:table-cell office:value-type="string">
                <text:p>Fila 258</text:p>
              </table:table-cell>
              <table:table-cell office:value-type="float" office:value="257">
                <text:p>257</text:p>
              </table:table-cell>
              <table:table-cell office:value-type="float" office:value="0.0160865418098684">
                <text:p>0.0160865418098684</text:p>
              </table:table-cell>
            </table:table-row>
            <table:table-row>
              <table:table-cell office:value-type="string">
                <text:p>Fila 259</text:p>
              </table:table-cell>
              <table:table-cell office:value-type="float" office:value="258">
                <text:p>258</text:p>
              </table:table-cell>
              <table:table-cell office:value-type="float" office:value="0.0159620816056727">
                <text:p>0.0159620816056727</text:p>
              </table:table-cell>
            </table:table-row>
            <table:table-row>
              <table:table-cell office:value-type="string">
                <text:p>Fila 260</text:p>
              </table:table-cell>
              <table:table-cell office:value-type="float" office:value="259">
                <text:p>259</text:p>
              </table:table-cell>
              <table:table-cell office:value-type="float" office:value="0.0158390602406046">
                <text:p>0.0158390602406046</text:p>
              </table:table-cell>
            </table:table-row>
            <table:table-row>
              <table:table-cell office:value-type="string">
                <text:p>Fila 261</text:p>
              </table:table-cell>
              <table:table-cell office:value-type="float" office:value="260">
                <text:p>260</text:p>
              </table:table-cell>
              <table:table-cell office:value-type="float" office:value="0.0164108727810651">
                <text:p>0.0164108727810651</text:p>
              </table:table-cell>
            </table:table-row>
            <table:table-row>
              <table:table-cell office:value-type="string">
                <text:p>Fila 262</text:p>
              </table:table-cell>
              <table:table-cell office:value-type="float" office:value="261">
                <text:p>261</text:p>
              </table:table-cell>
              <table:table-cell office:value-type="float" office:value="0.0162853598743412">
                <text:p>0.0162853598743412</text:p>
              </table:table-cell>
            </table:table-row>
            <table:table-row>
              <table:table-cell office:value-type="string">
                <text:p>Fila 263</text:p>
              </table:table-cell>
              <table:table-cell office:value-type="float" office:value="262">
                <text:p>262</text:p>
              </table:table-cell>
              <table:table-cell office:value-type="float" office:value="0.0166165287570654">
                <text:p>0.0166165287570654</text:p>
              </table:table-cell>
            </table:table-row>
            <table:table-row>
              <table:table-cell office:value-type="string">
                <text:p>Fila 264</text:p>
              </table:table-cell>
              <table:table-cell office:value-type="float" office:value="263">
                <text:p>263</text:p>
              </table:table-cell>
              <table:table-cell office:value-type="float" office:value="0.0180716795096069">
                <text:p>0.0180716795096069</text:p>
              </table:table-cell>
            </table:table-row>
            <table:table-row>
              <table:table-cell office:value-type="string">
                <text:p>Fila 265</text:p>
              </table:table-cell>
              <table:table-cell office:value-type="float" office:value="264">
                <text:p>264</text:p>
              </table:table-cell>
              <table:table-cell office:value-type="float" office:value="0.0174866563360882">
                <text:p>0.0174866563360882</text:p>
              </table:table-cell>
            </table:table-row>
            <table:table-row>
              <table:table-cell office:value-type="string">
                <text:p>Fila 266</text:p>
              </table:table-cell>
              <table:table-cell office:value-type="float" office:value="265">
                <text:p>265</text:p>
              </table:table-cell>
              <table:table-cell office:value-type="float" office:value="0.0169099323602706">
                <text:p>0.0169099323602706</text:p>
              </table:table-cell>
            </table:table-row>
            <table:table-row>
              <table:table-cell office:value-type="string">
                <text:p>Fila 267</text:p>
              </table:table-cell>
              <table:table-cell office:value-type="float" office:value="266">
                <text:p>266</text:p>
              </table:table-cell>
              <table:table-cell office:value-type="float" office:value="0.0167830290010741">
                <text:p>0.0167830290010741</text:p>
              </table:table-cell>
            </table:table-row>
            <table:table-row>
              <table:table-cell office:value-type="string">
                <text:p>Fila 268</text:p>
              </table:table-cell>
              <table:table-cell office:value-type="float" office:value="267">
                <text:p>267</text:p>
              </table:table-cell>
              <table:table-cell office:value-type="float" office:value="0.0170959053991499">
                <text:p>0.0170959053991499</text:p>
              </table:table-cell>
            </table:table-row>
            <table:table-row>
              <table:table-cell office:value-type="string">
                <text:p>Fila 269</text:p>
              </table:table-cell>
              <table:table-cell office:value-type="float" office:value="268">
                <text:p>268</text:p>
              </table:table-cell>
              <table:table-cell office:value-type="float" office:value="0.0174036533749165">
                <text:p>0.0174036533749165</text:p>
              </table:table-cell>
            </table:table-row>
            <table:table-row>
              <table:table-cell office:value-type="string">
                <text:p>Fila 270</text:p>
              </table:table-cell>
              <table:table-cell office:value-type="float" office:value="269">
                <text:p>269</text:p>
              </table:table-cell>
              <table:table-cell office:value-type="float" office:value="0.0181382236287503">
                <text:p>0.0181382236287503</text:p>
              </table:table-cell>
            </table:table-row>
            <table:table-row>
              <table:table-cell office:value-type="string">
                <text:p>Fila 271</text:p>
              </table:table-cell>
              <table:table-cell office:value-type="float" office:value="270">
                <text:p>270</text:p>
              </table:table-cell>
              <table:table-cell office:value-type="float" office:value="0.0169324417009602">
                <text:p>0.0169324417009602</text:p>
              </table:table-cell>
            </table:table-row>
            <table:table-row>
              <table:table-cell office:value-type="string">
                <text:p>Fila 272</text:p>
              </table:table-cell>
              <table:table-cell office:value-type="float" office:value="271">
                <text:p>271</text:p>
              </table:table-cell>
              <table:table-cell office:value-type="float" office:value="0.016807709590011">
                <text:p>0.016807709590011</text:p>
              </table:table-cell>
            </table:table-row>
            <table:table-row>
              <table:table-cell office:value-type="string">
                <text:p>Fila 273</text:p>
              </table:table-cell>
              <table:table-cell office:value-type="float" office:value="272">
                <text:p>272</text:p>
              </table:table-cell>
              <table:table-cell office:value-type="float" office:value="0.016895544982699">
                <text:p>0.016895544982699</text:p>
              </table:table-cell>
            </table:table-row>
            <table:table-row>
              <table:table-cell office:value-type="string">
                <text:p>Fila 274</text:p>
              </table:table-cell>
              <table:table-cell office:value-type="float" office:value="273">
                <text:p>273</text:p>
              </table:table-cell>
              <table:table-cell office:value-type="float" office:value="0.0169816447288975">
                <text:p>0.0169816447288975</text:p>
              </table:table-cell>
            </table:table-row>
            <table:table-row>
              <table:table-cell office:value-type="string">
                <text:p>Fila 275</text:p>
              </table:table-cell>
              <table:table-cell office:value-type="float" office:value="274">
                <text:p>274</text:p>
              </table:table-cell>
              <table:table-cell office:value-type="float" office:value="0.0170660397463903">
                <text:p>0.0170660397463903</text:p>
              </table:table-cell>
            </table:table-row>
            <table:table-row>
              <table:table-cell office:value-type="string">
                <text:p>Fila 276</text:p>
              </table:table-cell>
              <table:table-cell office:value-type="float" office:value="275">
                <text:p>275</text:p>
              </table:table-cell>
              <table:table-cell office:value-type="float" office:value="0.0171487603305785">
                <text:p>0.0171487603305785</text:p>
              </table:table-cell>
            </table:table-row>
            <table:table-row>
              <table:table-cell office:value-type="string">
                <text:p>Fila 277</text:p>
              </table:table-cell>
              <table:table-cell office:value-type="float" office:value="276">
                <text:p>276</text:p>
              </table:table-cell>
              <table:table-cell office:value-type="float" office:value="0.0172298361688721">
                <text:p>0.0172298361688721</text:p>
              </table:table-cell>
            </table:table-row>
            <table:table-row>
              <table:table-cell office:value-type="string">
                <text:p>Fila 278</text:p>
              </table:table-cell>
              <table:table-cell office:value-type="float" office:value="277">
                <text:p>277</text:p>
              </table:table-cell>
              <table:table-cell office:value-type="float" office:value="0.0173092963547029">
                <text:p>0.0173092963547029</text:p>
              </table:table-cell>
            </table:table-row>
            <table:table-row>
              <table:table-cell office:value-type="string">
                <text:p>Fila 279</text:p>
              </table:table-cell>
              <table:table-cell office:value-type="float" office:value="278">
                <text:p>278</text:p>
              </table:table-cell>
              <table:table-cell office:value-type="float" office:value="0.017184993012784">
                <text:p>0.017184993012784</text:p>
              </table:table-cell>
            </table:table-row>
            <table:table-row>
              <table:table-cell office:value-type="string">
                <text:p>Fila 280</text:p>
              </table:table-cell>
              <table:table-cell office:value-type="float" office:value="279">
                <text:p>279</text:p>
              </table:table-cell>
              <table:table-cell office:value-type="float" office:value="0.0202736989504246">
                <text:p>0.0202736989504246</text:p>
              </table:table-cell>
            </table:table-row>
            <table:table-row>
              <table:table-cell office:value-type="string">
                <text:p>Fila 281</text:p>
              </table:table-cell>
              <table:table-cell office:value-type="float" office:value="280">
                <text:p>280</text:p>
              </table:table-cell>
              <table:table-cell office:value-type="float" office:value="0.0181361607142857">
                <text:p>0.0181361607142857</text:p>
              </table:table-cell>
            </table:table-row>
            <table:table-row>
              <table:table-cell office:value-type="string">
                <text:p>Fila 282</text:p>
              </table:table-cell>
              <table:table-cell office:value-type="float" office:value="281">
                <text:p>281</text:p>
              </table:table-cell>
              <table:table-cell office:value-type="float" office:value="0.0176115424070111">
                <text:p>0.0176115424070111</text:p>
              </table:table-cell>
            </table:table-row>
            <table:table-row>
              <table:table-cell office:value-type="string">
                <text:p>Fila 283</text:p>
              </table:table-cell>
              <table:table-cell office:value-type="float" office:value="282">
                <text:p>282</text:p>
              </table:table-cell>
              <table:table-cell office:value-type="float" office:value="0.0174868593129118">
                <text:p>0.0174868593129118</text:p>
              </table:table-cell>
            </table:table-row>
            <table:table-row>
              <table:table-cell office:value-type="string">
                <text:p>Fila 284</text:p>
              </table:table-cell>
              <table:table-cell office:value-type="float" office:value="283">
                <text:p>283</text:p>
              </table:table-cell>
              <table:table-cell office:value-type="float" office:value="0.0177536865237423">
                <text:p>0.0177536865237423</text:p>
              </table:table-cell>
            </table:table-row>
            <table:table-row>
              <table:table-cell office:value-type="string">
                <text:p>Fila 285</text:p>
              </table:table-cell>
              <table:table-cell office:value-type="float" office:value="284">
                <text:p>284</text:p>
              </table:table-cell>
              <table:table-cell office:value-type="float" office:value="0.0178226046419361">
                <text:p>0.0178226046419361</text:p>
              </table:table-cell>
            </table:table-row>
            <table:table-row>
              <table:table-cell office:value-type="string">
                <text:p>Fila 286</text:p>
              </table:table-cell>
              <table:table-cell office:value-type="float" office:value="285">
                <text:p>285</text:p>
              </table:table-cell>
              <table:table-cell office:value-type="float" office:value="0.0178901200369344">
                <text:p>0.0178901200369344</text:p>
              </table:table-cell>
            </table:table-row>
            <table:table-row>
              <table:table-cell office:value-type="string">
                <text:p>Fila 287</text:p>
              </table:table-cell>
              <table:table-cell office:value-type="float" office:value="286">
                <text:p>286</text:p>
              </table:table-cell>
              <table:table-cell office:value-type="float" office:value="0.0187203530734999">
                <text:p>0.0187203530734999</text:p>
              </table:table-cell>
            </table:table-row>
            <table:table-row>
              <table:table-cell office:value-type="string">
                <text:p>Fila 288</text:p>
              </table:table-cell>
              <table:table-cell office:value-type="float" office:value="287">
                <text:p>287</text:p>
              </table:table-cell>
              <table:table-cell office:value-type="float" office:value="0.0182107346210346">
                <text:p>0.0182107346210346</text:p>
              </table:table-cell>
            </table:table-row>
            <table:table-row>
              <table:table-cell office:value-type="string">
                <text:p>Fila 289</text:p>
              </table:table-cell>
              <table:table-cell office:value-type="float" office:value="288">
                <text:p>288</text:p>
              </table:table-cell>
              <table:table-cell office:value-type="float" office:value="0.0180844907407407">
                <text:p>0.0180844907407407</text:p>
              </table:table-cell>
            </table:table-row>
            <table:table-row>
              <table:table-cell office:value-type="string">
                <text:p>Fila 290</text:p>
              </table:table-cell>
              <table:table-cell office:value-type="float" office:value="289">
                <text:p>289</text:p>
              </table:table-cell>
              <table:table-cell office:value-type="float" office:value="0.0181466337807258">
                <text:p>0.0181466337807258</text:p>
              </table:table-cell>
            </table:table-row>
            <table:table-row>
              <table:table-cell office:value-type="string">
                <text:p>Fila 291</text:p>
              </table:table-cell>
              <table:table-cell office:value-type="float" office:value="290">
                <text:p>290</text:p>
              </table:table-cell>
              <table:table-cell office:value-type="float" office:value="0.0182074910820452">
                <text:p>0.0182074910820452</text:p>
              </table:table-cell>
            </table:table-row>
            <table:table-row>
              <table:table-cell office:value-type="string">
                <text:p>Fila 292</text:p>
              </table:table-cell>
              <table:table-cell office:value-type="float" office:value="291">
                <text:p>291</text:p>
              </table:table-cell>
              <table:table-cell office:value-type="float" office:value="0.0188206327275304">
                <text:p>0.0188206327275304</text:p>
              </table:table-cell>
            </table:table-row>
            <table:table-row>
              <table:table-cell office:value-type="string">
                <text:p>Fila 293</text:p>
              </table:table-cell>
              <table:table-cell office:value-type="float" office:value="292">
                <text:p>292</text:p>
              </table:table-cell>
              <table:table-cell office:value-type="float" office:value="0.0181421819290674">
                <text:p>0.0181421819290674</text:p>
              </table:table-cell>
            </table:table-row>
            <table:table-row>
              <table:table-cell office:value-type="string">
                <text:p>Fila 294</text:p>
              </table:table-cell>
              <table:table-cell office:value-type="float" office:value="293">
                <text:p>293</text:p>
              </table:table-cell>
              <table:table-cell office:value-type="float" office:value="0.0183825670654288">
                <text:p>0.0183825670654288</text:p>
              </table:table-cell>
            </table:table-row>
            <table:table-row>
              <table:table-cell office:value-type="string">
                <text:p>Fila 295</text:p>
              </table:table-cell>
              <table:table-cell office:value-type="float" office:value="294">
                <text:p>294</text:p>
              </table:table-cell>
              <table:table-cell office:value-type="float" office:value="0.0184384978481188">
                <text:p>0.0184384978481188</text:p>
              </table:table-cell>
            </table:table-row>
            <table:table-row>
              <table:table-cell office:value-type="string">
                <text:p>Fila 296</text:p>
              </table:table-cell>
              <table:table-cell office:value-type="float" office:value="295">
                <text:p>295</text:p>
              </table:table-cell>
              <table:table-cell office:value-type="float" office:value="0.018852341281241">
                <text:p>0.018852341281241</text:p>
              </table:table-cell>
            </table:table-row>
            <table:table-row>
              <table:table-cell office:value-type="string">
                <text:p>Fila 297</text:p>
              </table:table-cell>
              <table:table-cell office:value-type="float" office:value="296">
                <text:p>296</text:p>
              </table:table-cell>
              <table:table-cell office:value-type="float" office:value="0.0190818457815924">
                <text:p>0.0190818457815924</text:p>
              </table:table-cell>
            </table:table-row>
            <table:table-row>
              <table:table-cell office:value-type="string">
                <text:p>Fila 298</text:p>
              </table:table-cell>
              <table:table-cell office:value-type="float" office:value="297">
                <text:p>297</text:p>
              </table:table-cell>
              <table:table-cell office:value-type="float" office:value="0.0191307009488828">
                <text:p>0.0191307009488828</text:p>
              </table:table-cell>
            </table:table-row>
            <table:table-row>
              <table:table-cell office:value-type="string">
                <text:p>Fila 299</text:p>
              </table:table-cell>
              <table:table-cell office:value-type="float" office:value="298">
                <text:p>298</text:p>
              </table:table-cell>
              <table:table-cell office:value-type="float" office:value="0.0186506238457727">
                <text:p>0.0186506238457727</text:p>
              </table:table-cell>
            </table:table-row>
            <table:table-row>
              <table:table-cell office:value-type="string">
                <text:p>Fila 300</text:p>
              </table:table-cell>
              <table:table-cell office:value-type="float" office:value="299">
                <text:p>299</text:p>
              </table:table-cell>
              <table:table-cell office:value-type="float" office:value="0.0213224684287648">
                <text:p>0.0213224684287648</text:p>
              </table:table-cell>
            </table:table-row>
            <table:table-row>
              <table:table-cell office:value-type="string">
                <text:p>Fila 301</text:p>
              </table:table-cell>
              <table:table-cell office:value-type="float" office:value="300">
                <text:p>300</text:p>
              </table:table-cell>
              <table:table-cell office:value-type="float" office:value="0.0199652777777778">
                <text:p>0.0199652777777778</text:p>
              </table:table-cell>
            </table:table-row>
            <table:table-row>
              <table:table-cell office:value-type="string">
                <text:p>Fila 302</text:p>
              </table:table-cell>
              <table:table-cell office:value-type="float" office:value="301">
                <text:p>301</text:p>
              </table:table-cell>
              <table:table-cell office:value-type="float" office:value="0.0191430006291321">
                <text:p>0.0191430006291321</text:p>
              </table:table-cell>
            </table:table-row>
            <table:table-row>
              <table:table-cell office:value-type="string">
                <text:p>Fila 303</text:p>
              </table:table-cell>
              <table:table-cell office:value-type="float" office:value="302">
                <text:p>302</text:p>
              </table:table-cell>
              <table:table-cell office:value-type="float" office:value="0.0190164356826455">
                <text:p>0.0190164356826455</text:p>
              </table:table-cell>
            </table:table-row>
            <table:table-row>
              <table:table-cell office:value-type="string">
                <text:p>Fila 304</text:p>
              </table:table-cell>
              <table:table-cell office:value-type="float" office:value="303">
                <text:p>303</text:p>
              </table:table-cell>
              <table:table-cell office:value-type="float" office:value="0.0190613120718012">
                <text:p>0.0190613120718012</text:p>
              </table:table-cell>
            </table:table-row>
            <table:table-row>
              <table:table-cell office:value-type="string">
                <text:p>Fila 305</text:p>
              </table:table-cell>
              <table:table-cell office:value-type="float" office:value="304">
                <text:p>304</text:p>
              </table:table-cell>
              <table:table-cell office:value-type="float" office:value="0.0192742598684211">
                <text:p>0.0192742598684211</text:p>
              </table:table-cell>
            </table:table-row>
            <table:table-row>
              <table:table-cell office:value-type="string">
                <text:p>Fila 306</text:p>
              </table:table-cell>
              <table:table-cell office:value-type="float" office:value="305">
                <text:p>305</text:p>
              </table:table-cell>
              <table:table-cell office:value-type="float" office:value="0.0193160440741736">
                <text:p>0.0193160440741736</text:p>
              </table:table-cell>
            </table:table-row>
            <table:table-row>
              <table:table-cell office:value-type="string">
                <text:p>Fila 307</text:p>
              </table:table-cell>
              <table:table-cell office:value-type="float" office:value="306">
                <text:p>306</text:p>
              </table:table-cell>
              <table:table-cell office:value-type="float" office:value="0.0195237408688966">
                <text:p>0.0195237408688966</text:p>
              </table:table-cell>
            </table:table-row>
            <table:table-row>
              <table:table-cell office:value-type="string">
                <text:p>Fila 308</text:p>
              </table:table-cell>
              <table:table-cell office:value-type="float" office:value="307">
                <text:p>307</text:p>
              </table:table-cell>
              <table:table-cell office:value-type="float" office:value="0.0197283260299844">
                <text:p>0.0197283260299844</text:p>
              </table:table-cell>
            </table:table-row>
            <table:table-row>
              <table:table-cell office:value-type="string">
                <text:p>Fila 309</text:p>
              </table:table-cell>
              <table:table-cell office:value-type="float" office:value="308">
                <text:p>308</text:p>
              </table:table-cell>
              <table:table-cell office:value-type="float" office:value="0.0199298469387755">
                <text:p>0.0199298469387755</text:p>
              </table:table-cell>
            </table:table-row>
            <table:table-row>
              <table:table-cell office:value-type="string">
                <text:p>Fila 310</text:p>
              </table:table-cell>
              <table:table-cell office:value-type="float" office:value="309">
                <text:p>309</text:p>
              </table:table-cell>
              <table:table-cell office:value-type="float" office:value="0.0201283501429604">
                <text:p>0.0201283501429604</text:p>
              </table:table-cell>
            </table:table-row>
            <table:table-row>
              <table:table-cell office:value-type="string">
                <text:p>Fila 311</text:p>
              </table:table-cell>
              <table:table-cell office:value-type="float" office:value="310">
                <text:p>310</text:p>
              </table:table-cell>
              <table:table-cell office:value-type="float" office:value="0.0206490634755463">
                <text:p>0.0206490634755463</text:p>
              </table:table-cell>
            </table:table-row>
            <table:table-row>
              <table:table-cell office:value-type="string">
                <text:p>Fila 312</text:p>
              </table:table-cell>
              <table:table-cell office:value-type="float" office:value="311">
                <text:p>311</text:p>
              </table:table-cell>
              <table:table-cell office:value-type="float" office:value="0.0203549384311577">
                <text:p>0.0203549384311577</text:p>
              </table:table-cell>
            </table:table-row>
            <table:table-row>
              <table:table-cell office:value-type="string">
                <text:p>Fila 313</text:p>
              </table:table-cell>
              <table:table-cell office:value-type="float" office:value="312">
                <text:p>312</text:p>
              </table:table-cell>
              <table:table-cell office:value-type="float" office:value="0.0218297994740302">
                <text:p>0.0218297994740302</text:p>
              </table:table-cell>
            </table:table-row>
            <table:table-row>
              <table:table-cell office:value-type="string">
                <text:p>Fila 314</text:p>
              </table:table-cell>
              <table:table-cell office:value-type="float" office:value="313">
                <text:p>313</text:p>
              </table:table-cell>
              <table:table-cell office:value-type="float" office:value="0.0199361532729741">
                <text:p>0.0199361532729741</text:p>
              </table:table-cell>
            </table:table-row>
            <table:table-row>
              <table:table-cell office:value-type="string">
                <text:p>Fila 315</text:p>
              </table:table-cell>
              <table:table-cell office:value-type="float" office:value="314">
                <text:p>314</text:p>
              </table:table-cell>
              <table:table-cell office:value-type="float" office:value="0.0202847985719502">
                <text:p>0.0202847985719502</text:p>
              </table:table-cell>
            </table:table-row>
            <table:table-row>
              <table:table-cell office:value-type="string">
                <text:p>Fila 316</text:p>
              </table:table-cell>
              <table:table-cell office:value-type="float" office:value="315">
                <text:p>315</text:p>
              </table:table-cell>
              <table:table-cell office:value-type="float" office:value="0.0203136810279667">
                <text:p>0.0203136810279667</text:p>
              </table:table-cell>
            </table:table-row>
            <table:table-row>
              <table:table-cell office:value-type="string">
                <text:p>Fila 317</text:p>
              </table:table-cell>
              <table:table-cell office:value-type="float" office:value="316">
                <text:p>316</text:p>
              </table:table-cell>
              <table:table-cell office:value-type="float" office:value="0.0226889220477488">
                <text:p>0.0226889220477488</text:p>
              </table:table-cell>
            </table:table-row>
            <table:table-row>
              <table:table-cell office:value-type="string">
                <text:p>Fila 318</text:p>
              </table:table-cell>
              <table:table-cell office:value-type="float" office:value="317">
                <text:p>317</text:p>
              </table:table-cell>
              <table:table-cell office:value-type="float" office:value="0.0220795310929554">
                <text:p>0.0220795310929554</text:p>
              </table:table-cell>
            </table:table-row>
            <table:table-row>
              <table:table-cell office:value-type="string">
                <text:p>Fila 319</text:p>
              </table:table-cell>
              <table:table-cell office:value-type="float" office:value="318">
                <text:p>318</text:p>
              </table:table-cell>
              <table:table-cell office:value-type="float" office:value="0.0207047782919979">
                <text:p>0.0207047782919979</text:p>
              </table:table-cell>
            </table:table-row>
            <table:table-row>
              <table:table-cell office:value-type="string">
                <text:p>Fila 320</text:p>
              </table:table-cell>
              <table:table-cell office:value-type="float" office:value="319">
                <text:p>319</text:p>
              </table:table-cell>
              <table:table-cell office:value-type="float" office:value="0.0214964475584949">
                <text:p>0.0214964475584949</text:p>
              </table:table-cell>
            </table:table-row>
            <table:table-row>
              <table:table-cell office:value-type="string">
                <text:p>Fila 321</text:p>
              </table:table-cell>
              <table:table-cell office:value-type="float" office:value="320">
                <text:p>320</text:p>
              </table:table-cell>
              <table:table-cell office:value-type="float" office:value="0.020599365234375">
                <text:p>0.020599365234375</text:p>
              </table:table-cell>
            </table:table-row>
            <table:table-row>
              <table:table-cell office:value-type="string">
                <text:p>Fila 322</text:p>
              </table:table-cell>
              <table:table-cell office:value-type="float" office:value="321">
                <text:p>321</text:p>
              </table:table-cell>
              <table:table-cell office:value-type="float" office:value="0.0225941615473452">
                <text:p>0.0225941615473452</text:p>
              </table:table-cell>
            </table:table-row>
            <table:table-row>
              <table:table-cell office:value-type="string">
                <text:p>Fila 323</text:p>
              </table:table-cell>
              <table:table-cell office:value-type="float" office:value="322">
                <text:p>322</text:p>
              </table:table-cell>
              <table:table-cell office:value-type="float" office:value="0.0217005516762471">
                <text:p>0.0217005516762471</text:p>
              </table:table-cell>
            </table:table-row>
            <table:table-row>
              <table:table-cell office:value-type="string">
                <text:p>Fila 324</text:p>
              </table:table-cell>
              <table:table-cell office:value-type="float" office:value="323">
                <text:p>323</text:p>
              </table:table-cell>
              <table:table-cell office:value-type="float" office:value="0.0217161575400895">
                <text:p>0.0217161575400895</text:p>
              </table:table-cell>
            </table:table-row>
            <table:table-row>
              <table:table-cell office:value-type="string">
                <text:p>Fila 325</text:p>
              </table:table-cell>
              <table:table-cell office:value-type="float" office:value="324">
                <text:p>324</text:p>
              </table:table-cell>
              <table:table-cell office:value-type="float" office:value="0.0217311575979271">
                <text:p>0.0217311575979271</text:p>
              </table:table-cell>
            </table:table-row>
            <table:table-row>
              <table:table-cell office:value-type="string">
                <text:p>Fila 326</text:p>
              </table:table-cell>
              <table:table-cell office:value-type="float" office:value="325">
                <text:p>325</text:p>
              </table:table-cell>
              <table:table-cell office:value-type="float" office:value="0.022189349112426">
                <text:p>0.022189349112426</text:p>
              </table:table-cell>
            </table:table-row>
            <table:table-row>
              <table:table-cell office:value-type="string">
                <text:p>Fila 327</text:p>
              </table:table-cell>
              <table:table-cell office:value-type="float" office:value="326">
                <text:p>326</text:p>
              </table:table-cell>
              <table:table-cell office:value-type="float" office:value="0.0216123583875946">
                <text:p>0.0216123583875946</text:p>
              </table:table-cell>
            </table:table-row>
            <table:table-row>
              <table:table-cell office:value-type="string">
                <text:p>Fila 328</text:p>
              </table:table-cell>
              <table:table-cell office:value-type="float" office:value="327">
                <text:p>327</text:p>
              </table:table-cell>
              <table:table-cell office:value-type="float" office:value="0.021772624825819">
                <text:p>0.021772624825819</text:p>
              </table:table-cell>
            </table:table-row>
            <table:table-row>
              <table:table-cell office:value-type="string">
                <text:p>Fila 329</text:p>
              </table:table-cell>
              <table:table-cell office:value-type="float" office:value="328">
                <text:p>328</text:p>
              </table:table-cell>
              <table:table-cell office:value-type="float" office:value="0.0249804803688281">
                <text:p>0.0249804803688281</text:p>
              </table:table-cell>
            </table:table-row>
            <table:table-row>
              <table:table-cell office:value-type="string">
                <text:p>Fila 330</text:p>
              </table:table-cell>
              <table:table-cell office:value-type="float" office:value="329">
                <text:p>329</text:p>
              </table:table-cell>
              <table:table-cell office:value-type="float" office:value="0.0226635470847461">
                <text:p>0.0226635470847461</text:p>
              </table:table-cell>
            </table:table-row>
            <table:table-row>
              <table:table-cell office:value-type="string">
                <text:p>Fila 331</text:p>
              </table:table-cell>
              <table:table-cell office:value-type="float" office:value="330">
                <text:p>330</text:p>
              </table:table-cell>
              <table:table-cell office:value-type="float" office:value="0.023817722681359">
                <text:p>0.023817722681359</text:p>
              </table:table-cell>
            </table:table-row>
            <table:table-row>
              <table:table-cell office:value-type="string">
                <text:p>Fila 332</text:p>
              </table:table-cell>
              <table:table-cell office:value-type="float" office:value="331">
                <text:p>331</text:p>
              </table:table-cell>
              <table:table-cell office:value-type="float" office:value="0.0235314117249751">
                <text:p>0.0235314117249751</text:p>
              </table:table-cell>
            </table:table-row>
            <table:table-row>
              <table:table-cell office:value-type="string">
                <text:p>Fila 333</text:p>
              </table:table-cell>
              <table:table-cell office:value-type="float" office:value="332">
                <text:p>332</text:p>
              </table:table-cell>
              <table:table-cell office:value-type="float" office:value="0.0242404104369284">
                <text:p>0.0242404104369284</text:p>
              </table:table-cell>
            </table:table-row>
            <table:table-row>
              <table:table-cell office:value-type="string">
                <text:p>Fila 334</text:p>
              </table:table-cell>
              <table:table-cell office:value-type="float" office:value="333">
                <text:p>333</text:p>
              </table:table-cell>
              <table:table-cell office:value-type="float" office:value="0.0232496009523037">
                <text:p>0.0232496009523037</text:p>
              </table:table-cell>
            </table:table-row>
            <table:table-row>
              <table:table-cell office:value-type="string">
                <text:p>Fila 335</text:p>
              </table:table-cell>
              <table:table-cell office:value-type="float" office:value="334">
                <text:p>334</text:p>
              </table:table-cell>
              <table:table-cell office:value-type="float" office:value="0.0252115529420201">
                <text:p>0.0252115529420201</text:p>
              </table:table-cell>
            </table:table-row>
            <table:table-row>
              <table:table-cell office:value-type="string">
                <text:p>Fila 336</text:p>
              </table:table-cell>
              <table:table-cell office:value-type="float" office:value="335">
                <text:p>335</text:p>
              </table:table-cell>
              <table:table-cell office:value-type="float" office:value="0.0226943640008911">
                <text:p>0.0226943640008911</text:p>
              </table:table-cell>
            </table:table-row>
            <table:table-row>
              <table:table-cell office:value-type="string">
                <text:p>Fila 337</text:p>
              </table:table-cell>
              <table:table-cell office:value-type="float" office:value="336">
                <text:p>336</text:p>
              </table:table-cell>
              <table:table-cell office:value-type="float" office:value="0.0220058726615646">
                <text:p>0.0220058726615646</text:p>
              </table:table-cell>
            </table:table-row>
            <table:table-row>
              <table:table-cell office:value-type="string">
                <text:p>Fila 338</text:p>
              </table:table-cell>
              <table:table-cell office:value-type="float" office:value="337">
                <text:p>337</text:p>
              </table:table-cell>
              <table:table-cell office:value-type="float" office:value="0.0218754677772984">
                <text:p>0.0218754677772984</text:p>
              </table:table-cell>
            </table:table-row>
            <table:table-row>
              <table:table-cell office:value-type="string">
                <text:p>Fila 339</text:p>
              </table:table-cell>
              <table:table-cell office:value-type="float" office:value="338">
                <text:p>338</text:p>
              </table:table-cell>
              <table:table-cell office:value-type="float" office:value="0.0228403679843143">
                <text:p>0.0228403679843143</text:p>
              </table:table-cell>
            </table:table-row>
            <table:table-row>
              <table:table-cell office:value-type="string">
                <text:p>Fila 340</text:p>
              </table:table-cell>
              <table:table-cell office:value-type="float" office:value="339">
                <text:p>339</text:p>
              </table:table-cell>
              <table:table-cell office:value-type="float" office:value="0.021754074538161">
                <text:p>0.021754074538161</text:p>
              </table:table-cell>
            </table:table-row>
            <table:table-row>
              <table:table-cell office:value-type="string">
                <text:p>Fila 341</text:p>
              </table:table-cell>
              <table:table-cell office:value-type="float" office:value="340">
                <text:p>340</text:p>
              </table:table-cell>
              <table:table-cell office:value-type="float" office:value="0.0214911332179931">
                <text:p>0.0214911332179931</text:p>
              </table:table-cell>
            </table:table-row>
            <table:table-row>
              <table:table-cell office:value-type="string">
                <text:p>Fila 342</text:p>
              </table:table-cell>
              <table:table-cell office:value-type="float" office:value="341">
                <text:p>341</text:p>
              </table:table-cell>
              <table:table-cell office:value-type="float" office:value="0.0219027614141605">
                <text:p>0.0219027614141605</text:p>
              </table:table-cell>
            </table:table-row>
            <table:table-row>
              <table:table-cell office:value-type="string">
                <text:p>Fila 343</text:p>
              </table:table-cell>
              <table:table-cell office:value-type="float" office:value="342">
                <text:p>342</text:p>
              </table:table-cell>
              <table:table-cell office:value-type="float" office:value="0.0229771553640436">
                <text:p>0.0229771553640436</text:p>
              </table:table-cell>
            </table:table-row>
            <table:table-row>
              <table:table-cell office:value-type="string">
                <text:p>Fila 344</text:p>
              </table:table-cell>
              <table:table-cell office:value-type="float" office:value="343">
                <text:p>343</text:p>
              </table:table-cell>
              <table:table-cell office:value-type="float" office:value="0.0231089937016039">
                <text:p>0.0231089937016039</text:p>
              </table:table-cell>
            </table:table-row>
            <table:table-row>
              <table:table-cell office:value-type="string">
                <text:p>Fila 345</text:p>
              </table:table-cell>
              <table:table-cell office:value-type="float" office:value="344">
                <text:p>344</text:p>
              </table:table-cell>
              <table:table-cell office:value-type="float" office:value="0.0253515413737155">
                <text:p>0.0253515413737155</text:p>
              </table:table-cell>
            </table:table-row>
            <table:table-row>
              <table:table-cell office:value-type="string">
                <text:p>Fila 346</text:p>
              </table:table-cell>
              <table:table-cell office:value-type="float" office:value="345">
                <text:p>345</text:p>
              </table:table-cell>
              <table:table-cell office:value-type="float" office:value="0.0248109640831758">
                <text:p>0.0248109640831758</text:p>
              </table:table-cell>
            </table:table-row>
            <table:table-row>
              <table:table-cell office:value-type="string">
                <text:p>Fila 347</text:p>
              </table:table-cell>
              <table:table-cell office:value-type="float" office:value="346">
                <text:p>346</text:p>
              </table:table-cell>
              <table:table-cell office:value-type="float" office:value="0.0223184453205921">
                <text:p>0.0223184453205921</text:p>
              </table:table-cell>
            </table:table-row>
            <table:table-row>
              <table:table-cell office:value-type="string">
                <text:p>Fila 348</text:p>
              </table:table-cell>
              <table:table-cell office:value-type="float" office:value="347">
                <text:p>347</text:p>
              </table:table-cell>
              <table:table-cell office:value-type="float" office:value="0.0225792922455963">
                <text:p>0.0225792922455963</text:p>
              </table:table-cell>
            </table:table-row>
            <table:table-row>
              <table:table-cell office:value-type="string">
                <text:p>Fila 349</text:p>
              </table:table-cell>
              <table:table-cell office:value-type="float" office:value="348">
                <text:p>348</text:p>
              </table:table-cell>
              <table:table-cell office:value-type="float" office:value="0.0221916699696129">
                <text:p>0.0221916699696129</text:p>
              </table:table-cell>
            </table:table-row>
            <table:table-row>
              <table:table-cell office:value-type="string">
                <text:p>Fila 350</text:p>
              </table:table-cell>
              <table:table-cell office:value-type="float" office:value="349">
                <text:p>349</text:p>
              </table:table-cell>
              <table:table-cell office:value-type="float" office:value="0.022962660405087">
                <text:p>0.022962660405087</text:p>
              </table:table-cell>
            </table:table-row>
            <table:table-row>
              <table:table-cell office:value-type="string">
                <text:p>Fila 351</text:p>
              </table:table-cell>
              <table:table-cell office:value-type="float" office:value="350">
                <text:p>350</text:p>
              </table:table-cell>
              <table:table-cell office:value-type="float" office:value="0.0224489795918367">
                <text:p>0.0224489795918367</text:p>
              </table:table-cell>
            </table:table-row>
            <table:table-row>
              <table:table-cell office:value-type="string">
                <text:p>Fila 352</text:p>
              </table:table-cell>
              <table:table-cell office:value-type="float" office:value="351">
                <text:p>351</text:p>
              </table:table-cell>
              <table:table-cell office:value-type="float" office:value="0.0221944221231971">
                <text:p>0.0221944221231971</text:p>
              </table:table-cell>
            </table:table-row>
            <table:table-row>
              <table:table-cell office:value-type="string">
                <text:p>Fila 353</text:p>
              </table:table-cell>
              <table:table-cell office:value-type="float" office:value="352">
                <text:p>352</text:p>
              </table:table-cell>
              <table:table-cell office:value-type="float" office:value="0.0230773421358471">
                <text:p>0.0230773421358471</text:p>
              </table:table-cell>
            </table:table-row>
            <table:table-row>
              <table:table-cell office:value-type="string">
                <text:p>Fila 354</text:p>
              </table:table-cell>
              <table:table-cell office:value-type="float" office:value="353">
                <text:p>353</text:p>
              </table:table-cell>
              <table:table-cell office:value-type="float" office:value="0.0221944241587686">
                <text:p>0.0221944241587686</text:p>
              </table:table-cell>
            </table:table-row>
            <table:table-row>
              <table:table-cell office:value-type="string">
                <text:p>Fila 355</text:p>
              </table:table-cell>
              <table:table-cell office:value-type="float" office:value="354">
                <text:p>354</text:p>
              </table:table-cell>
              <table:table-cell office:value-type="float" office:value="0.0224432634300488">
                <text:p>0.0224432634300488</text:p>
              </table:table-cell>
            </table:table-row>
            <table:table-row>
              <table:table-cell office:value-type="string">
                <text:p>Fila 356</text:p>
              </table:table-cell>
              <table:table-cell office:value-type="float" office:value="355">
                <text:p>355</text:p>
              </table:table-cell>
              <table:table-cell office:value-type="float" office:value="0.0225649672683991">
                <text:p>0.0225649672683991</text:p>
              </table:table-cell>
            </table:table-row>
            <table:table-row>
              <table:table-cell office:value-type="string">
                <text:p>Fila 357</text:p>
              </table:table-cell>
              <table:table-cell office:value-type="float" office:value="356">
                <text:p>356</text:p>
              </table:table-cell>
              <table:table-cell office:value-type="float" office:value="0.0224383758363843">
                <text:p>0.0224383758363843</text:p>
              </table:table-cell>
            </table:table-row>
            <table:table-row>
              <table:table-cell office:value-type="string">
                <text:p>Fila 358</text:p>
              </table:table-cell>
              <table:table-cell office:value-type="float" office:value="357">
                <text:p>357</text:p>
              </table:table-cell>
              <table:table-cell office:value-type="float" office:value="0.0230484350602986">
                <text:p>0.0230484350602986</text:p>
              </table:table-cell>
            </table:table-row>
            <table:table-row>
              <table:table-cell office:value-type="string">
                <text:p>Fila 359</text:p>
              </table:table-cell>
              <table:table-cell office:value-type="float" office:value="358">
                <text:p>358</text:p>
              </table:table-cell>
              <table:table-cell office:value-type="float" office:value="0.0232855950188821">
                <text:p>0.0232855950188821</text:p>
              </table:table-cell>
            </table:table-row>
            <table:table-row>
              <table:table-cell office:value-type="string">
                <text:p>Fila 360</text:p>
              </table:table-cell>
              <table:table-cell office:value-type="float" office:value="359">
                <text:p>359</text:p>
              </table:table-cell>
              <table:table-cell office:value-type="float" office:value="0.0263081835181291">
                <text:p>0.0263081835181291</text:p>
              </table:table-cell>
            </table:table-row>
            <table:table-row>
              <table:table-cell office:value-type="string">
                <text:p>Fila 361</text:p>
              </table:table-cell>
              <table:table-cell office:value-type="float" office:value="360">
                <text:p>360</text:p>
              </table:table-cell>
              <table:table-cell office:value-type="float" office:value="0.023389274691358">
                <text:p>0.023389274691358</text:p>
              </table:table-cell>
            </table:table-row>
            <table:table-row>
              <table:table-cell office:value-type="string">
                <text:p>Fila 362</text:p>
              </table:table-cell>
              <table:table-cell office:value-type="float" office:value="361">
                <text:p>361</text:p>
              </table:table-cell>
              <table:table-cell office:value-type="float" office:value="0.0233797699526554">
                <text:p>0.0233797699526554</text:p>
              </table:table-cell>
            </table:table-row>
            <table:table-row>
              <table:table-cell office:value-type="string">
                <text:p>Fila 363</text:p>
              </table:table-cell>
              <table:table-cell office:value-type="float" office:value="362">
                <text:p>362</text:p>
              </table:table-cell>
              <table:table-cell office:value-type="float" office:value="0.0237277174078935">
                <text:p>0.0237277174078935</text:p>
              </table:table-cell>
            </table:table-row>
            <table:table-row>
              <table:table-cell office:value-type="string">
                <text:p>Fila 364</text:p>
              </table:table-cell>
              <table:table-cell office:value-type="float" office:value="363">
                <text:p>363</text:p>
              </table:table-cell>
              <table:table-cell office:value-type="float" office:value="0.0257315833010799">
                <text:p>0.0257315833010799</text:p>
              </table:table-cell>
            </table:table-row>
            <table:table-row>
              <table:table-cell office:value-type="string">
                <text:p>Fila 365</text:p>
              </table:table-cell>
              <table:table-cell office:value-type="float" office:value="364">
                <text:p>364</text:p>
              </table:table-cell>
              <table:table-cell office:value-type="float" office:value="0.0239394019442096">
                <text:p>0.0239394019442096</text:p>
              </table:table-cell>
            </table:table-row>
            <table:table-row>
              <table:table-cell office:value-type="string">
                <text:p>Fila 366</text:p>
              </table:table-cell>
              <table:table-cell office:value-type="float" office:value="365">
                <text:p>365</text:p>
              </table:table-cell>
              <table:table-cell office:value-type="float" office:value="0.0243948207918934">
                <text:p>0.0243948207918934</text:p>
              </table:table-cell>
            </table:table-row>
            <table:table-row>
              <table:table-cell office:value-type="string">
                <text:p>Fila 367</text:p>
              </table:table-cell>
              <table:table-cell office:value-type="float" office:value="366">
                <text:p>366</text:p>
              </table:table-cell>
              <table:table-cell office:value-type="float" office:value="0.0240284123144913">
                <text:p>0.0240284123144913</text:p>
              </table:table-cell>
            </table:table-row>
            <table:table-row>
              <table:table-cell office:value-type="string">
                <text:p>Fila 368</text:p>
              </table:table-cell>
              <table:table-cell office:value-type="float" office:value="367">
                <text:p>367</text:p>
              </table:table-cell>
              <table:table-cell office:value-type="float" office:value="0.0243616776425692">
                <text:p>0.0243616776425692</text:p>
              </table:table-cell>
            </table:table-row>
            <table:table-row>
              <table:table-cell office:value-type="string">
                <text:p>Fila 369</text:p>
              </table:table-cell>
              <table:table-cell office:value-type="float" office:value="368">
                <text:p>368</text:p>
              </table:table-cell>
              <table:table-cell office:value-type="float" office:value="0.0246909705812854">
                <text:p>0.0246909705812854</text:p>
              </table:table-cell>
            </table:table-row>
            <table:table-row>
              <table:table-cell office:value-type="string">
                <text:p>Fila 370</text:p>
              </table:table-cell>
              <table:table-cell office:value-type="float" office:value="369">
                <text:p>369</text:p>
              </table:table-cell>
              <table:table-cell office:value-type="float" office:value="0.0246720793766203">
                <text:p>0.0246720793766203</text:p>
              </table:table-cell>
            </table:table-row>
            <table:table-row>
              <table:table-cell office:value-type="string">
                <text:p>Fila 371</text:p>
              </table:table-cell>
              <table:table-cell office:value-type="float" office:value="370">
                <text:p>370</text:p>
              </table:table-cell>
              <table:table-cell office:value-type="float" office:value="0.0246530314097882">
                <text:p>0.0246530314097882</text:p>
              </table:table-cell>
            </table:table-row>
            <table:table-row>
              <table:table-cell office:value-type="string">
                <text:p>Fila 372</text:p>
              </table:table-cell>
              <table:table-cell office:value-type="float" office:value="371">
                <text:p>371</text:p>
              </table:table-cell>
              <table:table-cell office:value-type="float" office:value="0.0248608699442753">
                <text:p>0.0248608699442753</text:p>
              </table:table-cell>
            </table:table-row>
            <table:table-row>
              <table:table-cell office:value-type="string">
                <text:p>Fila 373</text:p>
              </table:table-cell>
              <table:table-cell office:value-type="float" office:value="372">
                <text:p>372</text:p>
              </table:table-cell>
              <table:table-cell office:value-type="float" office:value="0.0245015681003584">
                <text:p>0.0245015681003584</text:p>
              </table:table-cell>
            </table:table-row>
            <table:table-row>
              <table:table-cell office:value-type="string">
                <text:p>Fila 374</text:p>
              </table:table-cell>
              <table:table-cell office:value-type="float" office:value="373">
                <text:p>373</text:p>
              </table:table-cell>
              <table:table-cell office:value-type="float" office:value="0.0243703685069252">
                <text:p>0.0243703685069252</text:p>
              </table:table-cell>
            </table:table-row>
            <table:table-row>
              <table:table-cell office:value-type="string">
                <text:p>Fila 375</text:p>
              </table:table-cell>
              <table:table-cell office:value-type="float" office:value="374">
                <text:p>374</text:p>
              </table:table-cell>
              <table:table-cell office:value-type="float" office:value="0.0263626354771369">
                <text:p>0.0263626354771369</text:p>
              </table:table-cell>
            </table:table-row>
            <table:table-row>
              <table:table-cell office:value-type="string">
                <text:p>Fila 376</text:p>
              </table:table-cell>
              <table:table-cell office:value-type="float" office:value="375">
                <text:p>375</text:p>
              </table:table-cell>
              <table:table-cell office:value-type="float" office:value="0.0242222222222222">
                <text:p>0.0242222222222222</text:p>
              </table:table-cell>
            </table:table-row>
            <table:table-row>
              <table:table-cell office:value-type="string">
                <text:p>Fila 377</text:p>
              </table:table-cell>
              <table:table-cell office:value-type="float" office:value="376">
                <text:p>376</text:p>
              </table:table-cell>
              <table:table-cell office:value-type="float" office:value="0.0239830310660933">
                <text:p>0.0239830310660933</text:p>
              </table:table-cell>
            </table:table-row>
            <table:table-row>
              <table:table-cell office:value-type="string">
                <text:p>Fila 378</text:p>
              </table:table-cell>
              <table:table-cell office:value-type="float" office:value="377">
                <text:p>377</text:p>
              </table:table-cell>
              <table:table-cell office:value-type="float" office:value="0.0240758395542078">
                <text:p>0.0240758395542078</text:p>
              </table:table-cell>
            </table:table-row>
            <table:table-row>
              <table:table-cell office:value-type="string">
                <text:p>Fila 379</text:p>
              </table:table-cell>
              <table:table-cell office:value-type="float" office:value="378">
                <text:p>378</text:p>
              </table:table-cell>
              <table:table-cell office:value-type="float" office:value="0.0241673315416702">
                <text:p>0.0241673315416702</text:p>
              </table:table-cell>
            </table:table-row>
            <table:table-row>
              <table:table-cell office:value-type="string">
                <text:p>Fila 380</text:p>
              </table:table-cell>
              <table:table-cell office:value-type="float" office:value="379">
                <text:p>379</text:p>
              </table:table-cell>
              <table:table-cell office:value-type="float" office:value="0.0241487458316219">
                <text:p>0.0241487458316219</text:p>
              </table:table-cell>
            </table:table-row>
            <table:table-row>
              <table:table-cell office:value-type="string">
                <text:p>Fila 381</text:p>
              </table:table-cell>
              <table:table-cell office:value-type="float" office:value="380">
                <text:p>380</text:p>
              </table:table-cell>
              <table:table-cell office:value-type="float" office:value="0.0243464335180055">
                <text:p>0.0243464335180055</text:p>
              </table:table-cell>
            </table:table-row>
            <table:table-row>
              <table:table-cell office:value-type="string">
                <text:p>Fila 382</text:p>
              </table:table-cell>
              <table:table-cell office:value-type="float" office:value="381">
                <text:p>381</text:p>
              </table:table-cell>
              <table:table-cell office:value-type="float" office:value="0.0266944978334401">
                <text:p>0.0266944978334401</text:p>
              </table:table-cell>
            </table:table-row>
            <table:table-row>
              <table:table-cell office:value-type="string">
                <text:p>Fila 383</text:p>
              </table:table-cell>
              <table:table-cell office:value-type="float" office:value="382">
                <text:p>382</text:p>
              </table:table-cell>
              <table:table-cell office:value-type="float" office:value="0.0243063169869247">
                <text:p>0.0243063169869247</text:p>
              </table:table-cell>
            </table:table-row>
            <table:table-row>
              <table:table-cell office:value-type="string">
                <text:p>Fila 384</text:p>
              </table:table-cell>
              <table:table-cell office:value-type="float" office:value="383">
                <text:p>383</text:p>
              </table:table-cell>
              <table:table-cell office:value-type="float" office:value="0.0247121461050249">
                <text:p>0.0247121461050249</text:p>
              </table:table-cell>
            </table:table-row>
            <table:table-row>
              <table:table-cell office:value-type="string">
                <text:p>Fila 385</text:p>
              </table:table-cell>
              <table:table-cell office:value-type="float" office:value="384">
                <text:p>384</text:p>
              </table:table-cell>
              <table:table-cell office:value-type="float" office:value="0.0247955322265625">
                <text:p>0.0247955322265625</text:p>
              </table:table-cell>
            </table:table-row>
            <table:table-row>
              <table:table-cell office:value-type="string">
                <text:p>Fila 386</text:p>
              </table:table-cell>
              <table:table-cell office:value-type="float" office:value="385">
                <text:p>385</text:p>
              </table:table-cell>
              <table:table-cell office:value-type="float" office:value="0.0252993759487266">
                <text:p>0.0252993759487266</text:p>
              </table:table-cell>
            </table:table-row>
            <table:table-row>
              <table:table-cell office:value-type="string">
                <text:p>Fila 387</text:p>
              </table:table-cell>
              <table:table-cell office:value-type="float" office:value="386">
                <text:p>386</text:p>
              </table:table-cell>
              <table:table-cell office:value-type="float" office:value="0.0261122781819646">
                <text:p>0.0261122781819646</text:p>
              </table:table-cell>
            </table:table-row>
            <table:table-row>
              <table:table-cell office:value-type="string">
                <text:p>Fila 388</text:p>
              </table:table-cell>
              <table:table-cell office:value-type="float" office:value="387">
                <text:p>387</text:p>
              </table:table-cell>
              <table:table-cell office:value-type="float" office:value="0.0264991420120319">
                <text:p>0.0264991420120319</text:p>
              </table:table-cell>
            </table:table-row>
            <table:table-row>
              <table:table-cell office:value-type="string">
                <text:p>Fila 389</text:p>
              </table:table-cell>
              <table:table-cell office:value-type="float" office:value="388">
                <text:p>388</text:p>
              </table:table-cell>
              <table:table-cell office:value-type="float" office:value="0.0262589342650654">
                <text:p>0.0262589342650654</text:p>
              </table:table-cell>
            </table:table-row>
            <table:table-row>
              <table:table-cell office:value-type="string">
                <text:p>Fila 390</text:p>
              </table:table-cell>
              <table:table-cell office:value-type="float" office:value="389">
                <text:p>389</text:p>
              </table:table-cell>
              <table:table-cell office:value-type="float" office:value="0.0256078138526708">
                <text:p>0.0256078138526708</text:p>
              </table:table-cell>
            </table:table-row>
            <table:table-row>
              <table:table-cell office:value-type="string">
                <text:p>Fila 391</text:p>
              </table:table-cell>
              <table:table-cell office:value-type="float" office:value="390">
                <text:p>390</text:p>
              </table:table-cell>
              <table:table-cell office:value-type="float" office:value="0.0259903024326101">
                <text:p>0.0259903024326101</text:p>
              </table:table-cell>
            </table:table-row>
            <table:table-row>
              <table:table-cell office:value-type="string">
                <text:p>Fila 392</text:p>
              </table:table-cell>
              <table:table-cell office:value-type="float" office:value="391">
                <text:p>391</text:p>
              </table:table-cell>
              <table:table-cell office:value-type="float" office:value="0.0260619370621595">
                <text:p>0.0260619370621595</text:p>
              </table:table-cell>
            </table:table-row>
            <table:table-row>
              <table:table-cell office:value-type="string">
                <text:p>Fila 393</text:p>
              </table:table-cell>
              <table:table-cell office:value-type="float" office:value="392">
                <text:p>392</text:p>
              </table:table-cell>
              <table:table-cell office:value-type="float" office:value="0.0262341862765514">
                <text:p>0.0262341862765514</text:p>
              </table:table-cell>
            </table:table-row>
            <table:table-row>
              <table:table-cell office:value-type="string">
                <text:p>Fila 394</text:p>
              </table:table-cell>
              <table:table-cell office:value-type="float" office:value="393">
                <text:p>393</text:p>
              </table:table-cell>
              <table:table-cell office:value-type="float" office:value="0.0253926862588945">
                <text:p>0.0253926862588945</text:p>
              </table:table-cell>
            </table:table-row>
            <table:table-row>
              <table:table-cell office:value-type="string">
                <text:p>Fila 395</text:p>
              </table:table-cell>
              <table:table-cell office:value-type="float" office:value="394">
                <text:p>394</text:p>
              </table:table-cell>
              <table:table-cell office:value-type="float" office:value="0.0256665657450591">
                <text:p>0.0256665657450591</text:p>
              </table:table-cell>
            </table:table-row>
            <table:table-row>
              <table:table-cell office:value-type="string">
                <text:p>Fila 396</text:p>
              </table:table-cell>
              <table:table-cell office:value-type="float" office:value="395">
                <text:p>395</text:p>
              </table:table-cell>
              <table:table-cell office:value-type="float" office:value="0.0265382150296427">
                <text:p>0.0265382150296427</text:p>
              </table:table-cell>
            </table:table-row>
            <table:table-row>
              <table:table-cell office:value-type="string">
                <text:p>Fila 397</text:p>
              </table:table-cell>
              <table:table-cell office:value-type="float" office:value="396">
                <text:p>396</text:p>
              </table:table-cell>
              <table:table-cell office:value-type="float" office:value="0.0326816141210081">
                <text:p>0.0326816141210081</text:p>
              </table:table-cell>
            </table:table-row>
            <table:table-row>
              <table:table-cell office:value-type="string">
                <text:p>Fila 398</text:p>
              </table:table-cell>
              <table:table-cell office:value-type="float" office:value="397">
                <text:p>397</text:p>
              </table:table-cell>
              <table:table-cell office:value-type="float" office:value="0.0271637406493284">
                <text:p>0.0271637406493284</text:p>
              </table:table-cell>
            </table:table-row>
            <table:table-row>
              <table:table-cell office:value-type="string">
                <text:p>Fila 399</text:p>
              </table:table-cell>
              <table:table-cell office:value-type="float" office:value="398">
                <text:p>398</text:p>
              </table:table-cell>
              <table:table-cell office:value-type="float" office:value="0.0260410090654276">
                <text:p>0.0260410090654276</text:p>
              </table:table-cell>
            </table:table-row>
            <table:table-row>
              <table:table-cell office:value-type="string">
                <text:p>Fila 400</text:p>
              </table:table-cell>
              <table:table-cell office:value-type="float" office:value="399">
                <text:p>399</text:p>
              </table:table-cell>
              <table:table-cell office:value-type="float" office:value="0.0267939585806622">
                <text:p>0.0267939585806622</text:p>
              </table:table-cell>
            </table:table-row>
            <table:table-row>
              <table:table-cell office:value-type="string">
                <text:p>Fila 401</text:p>
              </table:table-cell>
              <table:table-cell office:value-type="float" office:value="400">
                <text:p>400</text:p>
              </table:table-cell>
              <table:table-cell office:value-type="float" office:value="0.02646484375">
                <text:p>0.02646484375</text:p>
              </table:table-cell>
            </table:table-row>
            <table:table-row>
              <table:table-cell office:value-type="string">
                <text:p>Fila 402</text:p>
              </table:table-cell>
              <table:table-cell office:value-type="float" office:value="401">
                <text:p>401</text:p>
              </table:table-cell>
              <table:table-cell office:value-type="float" office:value="0.0267216932730518">
                <text:p>0.0267216932730518</text:p>
              </table:table-cell>
            </table:table-row>
            <table:table-row>
              <table:table-cell office:value-type="string">
                <text:p>Fila 403</text:p>
              </table:table-cell>
              <table:table-cell office:value-type="float" office:value="402">
                <text:p>402</text:p>
              </table:table-cell>
              <table:table-cell office:value-type="float" office:value="0.0263955409519566">
                <text:p>0.0263955409519566</text:p>
              </table:table-cell>
            </table:table-row>
            <table:table-row>
              <table:table-cell office:value-type="string">
                <text:p>Fila 404</text:p>
              </table:table-cell>
              <table:table-cell office:value-type="float" office:value="403">
                <text:p>403</text:p>
              </table:table-cell>
              <table:table-cell office:value-type="float" office:value="0.0265533314040478">
                <text:p>0.0265533314040478</text:p>
              </table:table-cell>
            </table:table-row>
            <table:table-row>
              <table:table-cell office:value-type="string">
                <text:p>Fila 405</text:p>
              </table:table-cell>
              <table:table-cell office:value-type="float" office:value="404">
                <text:p>404</text:p>
              </table:table-cell>
              <table:table-cell office:value-type="float" office:value="0.0291982710028429">
                <text:p>0.0291982710028429</text:p>
              </table:table-cell>
            </table:table-row>
            <table:table-row>
              <table:table-cell office:value-type="string">
                <text:p>Fila 406</text:p>
              </table:table-cell>
              <table:table-cell office:value-type="float" office:value="405">
                <text:p>405</text:p>
              </table:table-cell>
              <table:table-cell office:value-type="float" office:value="0.0266727632982777">
                <text:p>0.0266727632982777</text:p>
              </table:table-cell>
            </table:table-row>
            <table:table-row>
              <table:table-cell office:value-type="string">
                <text:p>Fila 407</text:p>
              </table:table-cell>
              <table:table-cell office:value-type="float" office:value="406">
                <text:p>406</text:p>
              </table:table-cell>
              <table:table-cell office:value-type="float" office:value="0.0265415321895702">
                <text:p>0.0265415321895702</text:p>
              </table:table-cell>
            </table:table-row>
            <table:table-row>
              <table:table-cell office:value-type="string">
                <text:p>Fila 408</text:p>
              </table:table-cell>
              <table:table-cell office:value-type="float" office:value="407">
                <text:p>407</text:p>
              </table:table-cell>
              <table:table-cell office:value-type="float" office:value="0.026411267197508">
                <text:p>0.026411267197508</text:p>
              </table:table-cell>
            </table:table-row>
            <table:table-row>
              <table:table-cell office:value-type="string">
                <text:p>Fila 409</text:p>
              </table:table-cell>
              <table:table-cell office:value-type="float" office:value="408">
                <text:p>408</text:p>
              </table:table-cell>
              <table:table-cell office:value-type="float" office:value="0.0261880947231834">
                <text:p>0.0261880947231834</text:p>
              </table:table-cell>
            </table:table-row>
            <table:table-row>
              <table:table-cell office:value-type="string">
                <text:p>Fila 410</text:p>
              </table:table-cell>
              <table:table-cell office:value-type="float" office:value="409">
                <text:p>409</text:p>
              </table:table-cell>
              <table:table-cell office:value-type="float" office:value="0.0265272206646302">
                <text:p>0.0265272206646302</text:p>
              </table:table-cell>
            </table:table-row>
            <table:table-row>
              <table:table-cell office:value-type="string">
                <text:p>Fila 411</text:p>
              </table:table-cell>
              <table:table-cell office:value-type="float" office:value="410">
                <text:p>410</text:p>
              </table:table-cell>
              <table:table-cell office:value-type="float" office:value="0.0279781380130874">
                <text:p>0.0279781380130874</text:p>
              </table:table-cell>
            </table:table-row>
            <table:table-row>
              <table:table-cell office:value-type="string">
                <text:p>Fila 412</text:p>
              </table:table-cell>
              <table:table-cell office:value-type="float" office:value="411">
                <text:p>411</text:p>
              </table:table-cell>
              <table:table-cell office:value-type="float" office:value="0.0267321706596575">
                <text:p>0.0267321706596575</text:p>
              </table:table-cell>
            </table:table-row>
            <table:table-row>
              <table:table-cell office:value-type="string">
                <text:p>Fila 413</text:p>
              </table:table-cell>
              <table:table-cell office:value-type="float" office:value="412">
                <text:p>412</text:p>
              </table:table-cell>
              <table:table-cell office:value-type="float" office:value="0.0275230641436516">
                <text:p>0.0275230641436516</text:p>
              </table:table-cell>
            </table:table-row>
            <table:table-row>
              <table:table-cell office:value-type="string">
                <text:p>Fila 414</text:p>
              </table:table-cell>
              <table:table-cell office:value-type="float" office:value="413">
                <text:p>413</text:p>
              </table:table-cell>
              <table:table-cell office:value-type="float" office:value="0.0281227831552041">
                <text:p>0.0281227831552041</text:p>
              </table:table-cell>
            </table:table-row>
            <table:table-row>
              <table:table-cell office:value-type="string">
                <text:p>Fila 415</text:p>
              </table:table-cell>
              <table:table-cell office:value-type="float" office:value="414">
                <text:p>414</text:p>
              </table:table-cell>
              <table:table-cell office:value-type="float" office:value="0.0283517409974562">
                <text:p>0.0283517409974562</text:p>
              </table:table-cell>
            </table:table-row>
            <table:table-row>
              <table:table-cell office:value-type="string">
                <text:p>Fila 416</text:p>
              </table:table-cell>
              <table:table-cell office:value-type="float" office:value="415">
                <text:p>415</text:p>
              </table:table-cell>
              <table:table-cell office:value-type="float" office:value="0.0298483088982436">
                <text:p>0.0298483088982436</text:p>
              </table:table-cell>
            </table:table-row>
            <table:table-row>
              <table:table-cell office:value-type="string">
                <text:p>Fila 417</text:p>
              </table:table-cell>
              <table:table-cell office:value-type="float" office:value="416">
                <text:p>416</text:p>
              </table:table-cell>
              <table:table-cell office:value-type="float" office:value="0.0297952685835799">
                <text:p>0.0297952685835799</text:p>
              </table:table-cell>
            </table:table-row>
            <table:table-row>
              <table:table-cell office:value-type="string">
                <text:p>Fila 418</text:p>
              </table:table-cell>
              <table:table-cell office:value-type="float" office:value="417">
                <text:p>417</text:p>
              </table:table-cell>
              <table:table-cell office:value-type="float" office:value="0.0274061326478386">
                <text:p>0.0274061326478386</text:p>
              </table:table-cell>
            </table:table-row>
            <table:table-row>
              <table:table-cell office:value-type="string">
                <text:p>Fila 419</text:p>
              </table:table-cell>
              <table:table-cell office:value-type="float" office:value="418">
                <text:p>418</text:p>
              </table:table-cell>
              <table:table-cell office:value-type="float" office:value="0.0269174526682081">
                <text:p>0.0269174526682081</text:p>
              </table:table-cell>
            </table:table-row>
            <table:table-row>
              <table:table-cell office:value-type="string">
                <text:p>Fila 420</text:p>
              </table:table-cell>
              <table:table-cell office:value-type="float" office:value="419">
                <text:p>419</text:p>
              </table:table-cell>
              <table:table-cell office:value-type="float" office:value="0.0269671225386048">
                <text:p>0.0269671225386048</text:p>
              </table:table-cell>
            </table:table-row>
            <table:table-row>
              <table:table-cell office:value-type="string">
                <text:p>Fila 421</text:p>
              </table:table-cell>
              <table:table-cell office:value-type="float" office:value="420">
                <text:p>420</text:p>
              </table:table-cell>
              <table:table-cell office:value-type="float" office:value="0.0271045918367347">
                <text:p>0.0271045918367347</text:p>
              </table:table-cell>
            </table:table-row>
            <table:table-row>
              <table:table-cell office:value-type="string">
                <text:p>Fila 422</text:p>
              </table:table-cell>
              <table:table-cell office:value-type="float" office:value="421">
                <text:p>421</text:p>
              </table:table-cell>
              <table:table-cell office:value-type="float" office:value="0.0272404522655593">
                <text:p>0.0272404522655593</text:p>
              </table:table-cell>
            </table:table-row>
            <table:table-row>
              <table:table-cell office:value-type="string">
                <text:p>Fila 423</text:p>
              </table:table-cell>
              <table:table-cell office:value-type="float" office:value="422">
                <text:p>422</text:p>
              </table:table-cell>
              <table:table-cell office:value-type="float" office:value="0.0273747220412839">
                <text:p>0.0273747220412839</text:p>
              </table:table-cell>
            </table:table-row>
            <table:table-row>
              <table:table-cell office:value-type="string">
                <text:p>Fila 424</text:p>
              </table:table-cell>
              <table:table-cell office:value-type="float" office:value="423">
                <text:p>423</text:p>
              </table:table-cell>
              <table:table-cell office:value-type="float" office:value="0.0270707934432093">
                <text:p>0.0270707934432093</text:p>
              </table:table-cell>
            </table:table-row>
            <table:table-row>
              <table:table-cell office:value-type="string">
                <text:p>Fila 425</text:p>
              </table:table-cell>
              <table:table-cell office:value-type="float" office:value="424">
                <text:p>424</text:p>
              </table:table-cell>
              <table:table-cell office:value-type="float" office:value="0.0272909064613742">
                <text:p>0.0272909064613742</text:p>
              </table:table-cell>
            </table:table-row>
            <table:table-row>
              <table:table-cell office:value-type="string">
                <text:p>Fila 426</text:p>
              </table:table-cell>
              <table:table-cell office:value-type="float" office:value="425">
                <text:p>425</text:p>
              </table:table-cell>
              <table:table-cell office:value-type="float" office:value="0.0273356401384083">
                <text:p>0.0273356401384083</text:p>
              </table:table-cell>
            </table:table-row>
            <table:table-row>
              <table:table-cell office:value-type="string">
                <text:p>Fila 427</text:p>
              </table:table-cell>
              <table:table-cell office:value-type="float" office:value="426">
                <text:p>426</text:p>
              </table:table-cell>
              <table:table-cell office:value-type="float" office:value="0.0272935539685688">
                <text:p>0.0272935539685688</text:p>
              </table:table-cell>
            </table:table-row>
            <table:table-row>
              <table:table-cell office:value-type="string">
                <text:p>Fila 428</text:p>
              </table:table-cell>
              <table:table-cell office:value-type="float" office:value="427">
                <text:p>427</text:p>
              </table:table-cell>
              <table:table-cell office:value-type="float" office:value="0.0272515617372991">
                <text:p>0.0272515617372991</text:p>
              </table:table-cell>
            </table:table-row>
            <table:table-row>
              <table:table-cell office:value-type="string">
                <text:p>Fila 429</text:p>
              </table:table-cell>
              <table:table-cell office:value-type="float" office:value="428">
                <text:p>428</text:p>
              </table:table-cell>
              <table:table-cell office:value-type="float" office:value="0.0274655537601537">
                <text:p>0.0274655537601537</text:p>
              </table:table-cell>
            </table:table-row>
            <table:table-row>
              <table:table-cell office:value-type="string">
                <text:p>Fila 430</text:p>
              </table:table-cell>
              <table:table-cell office:value-type="float" office:value="429">
                <text:p>429</text:p>
              </table:table-cell>
              <table:table-cell office:value-type="float" office:value="0.0281017545003559">
                <text:p>0.0281017545003559</text:p>
              </table:table-cell>
            </table:table-row>
            <table:table-row>
              <table:table-cell office:value-type="string">
                <text:p>Fila 431</text:p>
              </table:table-cell>
              <table:table-cell office:value-type="float" office:value="430">
                <text:p>430</text:p>
              </table:table-cell>
              <table:table-cell office:value-type="float" office:value="0.0274641698215251">
                <text:p>0.0274641698215251</text:p>
              </table:table-cell>
            </table:table-row>
            <table:table-row>
              <table:table-cell office:value-type="string">
                <text:p>Fila 432</text:p>
              </table:table-cell>
              <table:table-cell office:value-type="float" office:value="431">
                <text:p>431</text:p>
              </table:table-cell>
              <table:table-cell office:value-type="float" office:value="0.0276733275552996">
                <text:p>0.0276733275552996</text:p>
              </table:table-cell>
            </table:table-row>
            <table:table-row>
              <table:table-cell office:value-type="string">
                <text:p>Fila 433</text:p>
              </table:table-cell>
              <table:table-cell office:value-type="float" office:value="432">
                <text:p>432</text:p>
              </table:table-cell>
              <table:table-cell office:value-type="float" office:value="0.0275453585819616">
                <text:p>0.0275453585819616</text:p>
              </table:table-cell>
            </table:table-row>
            <table:table-row>
              <table:table-cell office:value-type="string">
                <text:p>Fila 434</text:p>
              </table:table-cell>
              <table:table-cell office:value-type="float" office:value="433">
                <text:p>433</text:p>
              </table:table-cell>
              <table:table-cell office:value-type="float" office:value="0.027918304540533">
                <text:p>0.027918304540533</text:p>
              </table:table-cell>
            </table:table-row>
            <table:table-row>
              <table:table-cell office:value-type="string">
                <text:p>Fila 435</text:p>
              </table:table-cell>
              <table:table-cell office:value-type="float" office:value="434">
                <text:p>434</text:p>
              </table:table-cell>
              <table:table-cell office:value-type="float" office:value="0.0281216154515917">
                <text:p>0.0281216154515917</text:p>
              </table:table-cell>
            </table:table-row>
            <table:table-row>
              <table:table-cell office:value-type="string">
                <text:p>Fila 436</text:p>
              </table:table-cell>
              <table:table-cell office:value-type="float" office:value="435">
                <text:p>435</text:p>
              </table:table-cell>
              <table:table-cell office:value-type="float" office:value="0.0277447483154974">
                <text:p>0.0277447483154974</text:p>
              </table:table-cell>
            </table:table-row>
            <table:table-row>
              <table:table-cell office:value-type="string">
                <text:p>Fila 437</text:p>
              </table:table-cell>
              <table:table-cell office:value-type="float" office:value="436">
                <text:p>436</text:p>
              </table:table-cell>
              <table:table-cell office:value-type="float" office:value="0.0299190935106472">
                <text:p>0.0299190935106472</text:p>
              </table:table-cell>
            </table:table-row>
            <table:table-row>
              <table:table-cell office:value-type="string">
                <text:p>Fila 438</text:p>
              </table:table-cell>
              <table:table-cell office:value-type="float" office:value="437">
                <text:p>437</text:p>
              </table:table-cell>
              <table:table-cell office:value-type="float" office:value="0.0279004707570339">
                <text:p>0.0279004707570339</text:p>
              </table:table-cell>
            </table:table-row>
            <table:table-row>
              <table:table-cell office:value-type="string">
                <text:p>Fila 439</text:p>
              </table:table-cell>
              <table:table-cell office:value-type="float" office:value="438">
                <text:p>438</text:p>
              </table:table-cell>
              <table:table-cell office:value-type="float" office:value="0.0279361095473405">
                <text:p>0.0279361095473405</text:p>
              </table:table-cell>
            </table:table-row>
            <table:table-row>
              <table:table-cell office:value-type="string">
                <text:p>Fila 440</text:p>
              </table:table-cell>
              <table:table-cell office:value-type="float" office:value="439">
                <text:p>439</text:p>
              </table:table-cell>
              <table:table-cell office:value-type="float" office:value="0.0279711344378661">
                <text:p>0.0279711344378661</text:p>
              </table:table-cell>
            </table:table-row>
            <table:table-row>
              <table:table-cell office:value-type="string">
                <text:p>Fila 441</text:p>
              </table:table-cell>
              <table:table-cell office:value-type="float" office:value="440">
                <text:p>440</text:p>
              </table:table-cell>
              <table:table-cell office:value-type="float" office:value="0.0280055526859504">
                <text:p>0.0280055526859504</text:p>
              </table:table-cell>
            </table:table-row>
            <table:table-row>
              <table:table-cell office:value-type="string">
                <text:p>Fila 442</text:p>
              </table:table-cell>
              <table:table-cell office:value-type="float" office:value="441">
                <text:p>441</text:p>
              </table:table-cell>
              <table:table-cell office:value-type="float" office:value="0.0286017657251865">
                <text:p>0.0286017657251865</text:p>
              </table:table-cell>
            </table:table-row>
            <table:table-row>
              <table:table-cell office:value-type="string">
                <text:p>Fila 443</text:p>
              </table:table-cell>
              <table:table-cell office:value-type="float" office:value="442">
                <text:p>442</text:p>
              </table:table-cell>
              <table:table-cell office:value-type="float" office:value="0.0288723869290146">
                <text:p>0.0288723869290146</text:p>
              </table:table-cell>
            </table:table-row>
            <table:table-row>
              <table:table-cell office:value-type="string">
                <text:p>Fila 444</text:p>
              </table:table-cell>
              <table:table-cell office:value-type="float" office:value="443">
                <text:p>443</text:p>
              </table:table-cell>
              <table:table-cell office:value-type="float" office:value="0.0282644752329948">
                <text:p>0.0282644752329948</text:p>
              </table:table-cell>
            </table:table-row>
            <table:table-row>
              <table:table-cell office:value-type="string">
                <text:p>Fila 445</text:p>
              </table:table-cell>
              <table:table-cell office:value-type="float" office:value="444">
                <text:p>444</text:p>
              </table:table-cell>
              <table:table-cell office:value-type="float" office:value="0.0282958211589968">
                <text:p>0.0282958211589968</text:p>
              </table:table-cell>
            </table:table-row>
            <table:table-row>
              <table:table-cell office:value-type="string">
                <text:p>Fila 446</text:p>
              </table:table-cell>
              <table:table-cell office:value-type="float" office:value="445">
                <text:p>445</text:p>
              </table:table-cell>
              <table:table-cell office:value-type="float" office:value="0.0287211210705719">
                <text:p>0.0287211210705719</text:p>
              </table:table-cell>
            </table:table-row>
            <table:table-row>
              <table:table-cell office:value-type="string">
                <text:p>Fila 447</text:p>
              </table:table-cell>
              <table:table-cell office:value-type="float" office:value="446">
                <text:p>446</text:p>
              </table:table-cell>
              <table:table-cell office:value-type="float" office:value="0.0284353697037946">
                <text:p>0.0284353697037946</text:p>
              </table:table-cell>
            </table:table-row>
            <table:table-row>
              <table:table-cell office:value-type="string">
                <text:p>Fila 448</text:p>
              </table:table-cell>
              <table:table-cell office:value-type="float" office:value="447">
                <text:p>447</text:p>
              </table:table-cell>
              <table:table-cell office:value-type="float" office:value="0.0286210831343933">
                <text:p>0.0286210831343933</text:p>
              </table:table-cell>
            </table:table-row>
            <table:table-row>
              <table:table-cell office:value-type="string">
                <text:p>Fila 449</text:p>
              </table:table-cell>
              <table:table-cell office:value-type="float" office:value="448">
                <text:p>448</text:p>
              </table:table-cell>
              <table:table-cell office:value-type="float" office:value="0.0287270059390944">
                <text:p>0.0287270059390944</text:p>
              </table:table-cell>
            </table:table-row>
            <table:table-row>
              <table:table-cell office:value-type="string">
                <text:p>Fila 450</text:p>
              </table:table-cell>
              <table:table-cell office:value-type="float" office:value="449">
                <text:p>449</text:p>
              </table:table-cell>
              <table:table-cell office:value-type="float" office:value="0.0300717754376218">
                <text:p>0.0300717754376218</text:p>
              </table:table-cell>
            </table:table-row>
            <table:table-row>
              <table:table-cell office:value-type="string">
                <text:p>Fila 451</text:p>
              </table:table-cell>
              <table:table-cell office:value-type="float" office:value="450">
                <text:p>450</text:p>
              </table:table-cell>
              <table:table-cell office:value-type="float" office:value="0.0296296296296296">
                <text:p>0.0296296296296296</text:p>
              </table:table-cell>
            </table:table-row>
            <table:table-row>
              <table:table-cell office:value-type="string">
                <text:p>Fila 452</text:p>
              </table:table-cell>
              <table:table-cell office:value-type="float" office:value="451">
                <text:p>451</text:p>
              </table:table-cell>
              <table:table-cell office:value-type="float" office:value="0.0293447426512161">
                <text:p>0.0293447426512161</text:p>
              </table:table-cell>
            </table:table-row>
            <table:table-row>
              <table:table-cell office:value-type="string">
                <text:p>Fila 453</text:p>
              </table:table-cell>
              <table:table-cell office:value-type="float" office:value="452">
                <text:p>452</text:p>
              </table:table-cell>
              <table:table-cell office:value-type="float" office:value="0.028909125616728">
                <text:p>0.028909125616728</text:p>
              </table:table-cell>
            </table:table-row>
            <table:table-row>
              <table:table-cell office:value-type="string">
                <text:p>Fila 454</text:p>
              </table:table-cell>
              <table:table-cell office:value-type="float" office:value="453">
                <text:p>453</text:p>
              </table:table-cell>
              <table:table-cell office:value-type="float" office:value="0.0292384836922357">
                <text:p>0.0292384836922357</text:p>
              </table:table-cell>
            </table:table-row>
            <table:table-row>
              <table:table-cell office:value-type="string">
                <text:p>Fila 455</text:p>
              </table:table-cell>
              <table:table-cell office:value-type="float" office:value="454">
                <text:p>454</text:p>
              </table:table-cell>
              <table:table-cell office:value-type="float" office:value="0.0290340148266025">
                <text:p>0.0290340148266025</text:p>
              </table:table-cell>
            </table:table-row>
            <table:table-row>
              <table:table-cell office:value-type="string">
                <text:p>Fila 456</text:p>
              </table:table-cell>
              <table:table-cell office:value-type="float" office:value="455">
                <text:p>455</text:p>
              </table:table-cell>
              <table:table-cell office:value-type="float" office:value="0.0295103248399952">
                <text:p>0.0295103248399952</text:p>
              </table:table-cell>
            </table:table-row>
            <table:table-row>
              <table:table-cell office:value-type="string">
                <text:p>Fila 457</text:p>
              </table:table-cell>
              <table:table-cell office:value-type="float" office:value="456">
                <text:p>456</text:p>
              </table:table-cell>
              <table:table-cell office:value-type="float" office:value="0.029606465450908">
                <text:p>0.029606465450908</text:p>
              </table:table-cell>
            </table:table-row>
            <table:table-row>
              <table:table-cell office:value-type="string">
                <text:p>Fila 458</text:p>
              </table:table-cell>
              <table:table-cell office:value-type="float" office:value="457">
                <text:p>457</text:p>
              </table:table-cell>
              <table:table-cell office:value-type="float" office:value="0.0300755569813597">
                <text:p>0.0300755569813597</text:p>
              </table:table-cell>
            </table:table-row>
            <table:table-row>
              <table:table-cell office:value-type="string">
                <text:p>Fila 459</text:p>
              </table:table-cell>
              <table:table-cell office:value-type="float" office:value="458">
                <text:p>458</text:p>
              </table:table-cell>
              <table:table-cell office:value-type="float" office:value="0.0294974352129059">
                <text:p>0.0294974352129059</text:p>
              </table:table-cell>
            </table:table-row>
            <table:table-row>
              <table:table-cell office:value-type="string">
                <text:p>Fila 460</text:p>
              </table:table-cell>
              <table:table-cell office:value-type="float" office:value="459">
                <text:p>459</text:p>
              </table:table-cell>
              <table:table-cell office:value-type="float" office:value="0.0341155585933236">
                <text:p>0.0341155585933236</text:p>
              </table:table-cell>
            </table:table-row>
            <table:table-row>
              <table:table-cell office:value-type="string">
                <text:p>Fila 461</text:p>
              </table:table-cell>
              <table:table-cell office:value-type="float" office:value="460">
                <text:p>460</text:p>
              </table:table-cell>
              <table:table-cell office:value-type="float" office:value="0.0308660207939508">
                <text:p>0.0308660207939508</text:p>
              </table:table-cell>
            </table:table-row>
            <table:table-row>
              <table:table-cell office:value-type="string">
                <text:p>Fila 462</text:p>
              </table:table-cell>
              <table:table-cell office:value-type="float" office:value="461">
                <text:p>461</text:p>
              </table:table-cell>
              <table:table-cell office:value-type="float" office:value="0.0303646463173051">
                <text:p>0.0303646463173051</text:p>
              </table:table-cell>
            </table:table-row>
            <table:table-row>
              <table:table-cell office:value-type="string">
                <text:p>Fila 463</text:p>
              </table:table-cell>
              <table:table-cell office:value-type="float" office:value="462">
                <text:p>462</text:p>
              </table:table-cell>
              <table:table-cell office:value-type="float" office:value="0.0305261567436892">
                <text:p>0.0305261567436892</text:p>
              </table:table-cell>
            </table:table-row>
            <table:table-row>
              <table:table-cell office:value-type="string">
                <text:p>Fila 464</text:p>
              </table:table-cell>
              <table:table-cell office:value-type="float" office:value="463">
                <text:p>463</text:p>
              </table:table-cell>
              <table:table-cell office:value-type="float" office:value="0.0303944366956043">
                <text:p>0.0303944366956043</text:p>
              </table:table-cell>
            </table:table-row>
            <table:table-row>
              <table:table-cell office:value-type="string">
                <text:p>Fila 465</text:p>
              </table:table-cell>
              <table:table-cell office:value-type="float" office:value="464">
                <text:p>464</text:p>
              </table:table-cell>
              <table:table-cell office:value-type="float" office:value="0.0317150574093341">
                <text:p>0.0317150574093341</text:p>
              </table:table-cell>
            </table:table-row>
            <table:table-row>
              <table:table-cell office:value-type="string">
                <text:p>Fila 466</text:p>
              </table:table-cell>
              <table:table-cell office:value-type="float" office:value="465">
                <text:p>465</text:p>
              </table:table-cell>
              <table:table-cell office:value-type="float" office:value="0.0323736848190542">
                <text:p>0.0323736848190542</text:p>
              </table:table-cell>
            </table:table-row>
            <table:table-row>
              <table:table-cell office:value-type="string">
                <text:p>Fila 467</text:p>
              </table:table-cell>
              <table:table-cell office:value-type="float" office:value="466">
                <text:p>466</text:p>
              </table:table-cell>
              <table:table-cell office:value-type="float" office:value="0.0308677862918823">
                <text:p>0.0308677862918823</text:p>
              </table:table-cell>
            </table:table-row>
            <table:table-row>
              <table:table-cell office:value-type="string">
                <text:p>Fila 468</text:p>
              </table:table-cell>
              <table:table-cell office:value-type="float" office:value="467">
                <text:p>467</text:p>
              </table:table-cell>
              <table:table-cell office:value-type="float" office:value="0.0303058613685239">
                <text:p>0.0303058613685239</text:p>
              </table:table-cell>
            </table:table-row>
            <table:table-row>
              <table:table-cell office:value-type="string">
                <text:p>Fila 469</text:p>
              </table:table-cell>
              <table:table-cell office:value-type="float" office:value="468">
                <text:p>468</text:p>
              </table:table-cell>
              <table:table-cell office:value-type="float" office:value="0.032173985499306">
                <text:p>0.032173985499306</text:p>
              </table:table-cell>
            </table:table-row>
            <table:table-row>
              <table:table-cell office:value-type="string">
                <text:p>Fila 470</text:p>
              </table:table-cell>
              <table:table-cell office:value-type="float" office:value="469">
                <text:p>469</text:p>
              </table:table-cell>
              <table:table-cell office:value-type="float" office:value="0.0310424347952592">
                <text:p>0.0310424347952592</text:p>
              </table:table-cell>
            </table:table-row>
            <table:table-row>
              <table:table-cell office:value-type="string">
                <text:p>Fila 471</text:p>
              </table:table-cell>
              <table:table-cell office:value-type="float" office:value="470">
                <text:p>470</text:p>
              </table:table-cell>
              <table:table-cell office:value-type="float" office:value="0.0301324128564962">
                <text:p>0.0301324128564962</text:p>
              </table:table-cell>
            </table:table-row>
            <table:table-row>
              <table:table-cell office:value-type="string">
                <text:p>Fila 472</text:p>
              </table:table-cell>
              <table:table-cell office:value-type="float" office:value="471">
                <text:p>471</text:p>
              </table:table-cell>
              <table:table-cell office:value-type="float" office:value="0.0318358644254218">
                <text:p>0.0318358644254218</text:p>
              </table:table-cell>
            </table:table-row>
            <table:table-row>
              <table:table-cell office:value-type="string">
                <text:p>Fila 473</text:p>
              </table:table-cell>
              <table:table-cell office:value-type="float" office:value="472">
                <text:p>472</text:p>
              </table:table-cell>
              <table:table-cell office:value-type="float" office:value="0.0317712447931629">
                <text:p>0.0317712447931629</text:p>
              </table:table-cell>
            </table:table-row>
            <table:table-row>
              <table:table-cell office:value-type="string">
                <text:p>Fila 474</text:p>
              </table:table-cell>
              <table:table-cell office:value-type="float" office:value="473">
                <text:p>473</text:p>
              </table:table-cell>
              <table:table-cell office:value-type="float" office:value="0.0309386579299063">
                <text:p>0.0309386579299063</text:p>
              </table:table-cell>
            </table:table-row>
            <table:table-row>
              <table:table-cell office:value-type="string">
                <text:p>Fila 475</text:p>
              </table:table-cell>
              <table:table-cell office:value-type="float" office:value="474">
                <text:p>474</text:p>
              </table:table-cell>
              <table:table-cell office:value-type="float" office:value="0.0321991445459239">
                <text:p>0.0321991445459239</text:p>
              </table:table-cell>
            </table:table-row>
            <table:table-row>
              <table:table-cell office:value-type="string">
                <text:p>Fila 476</text:p>
              </table:table-cell>
              <table:table-cell office:value-type="float" office:value="475">
                <text:p>475</text:p>
              </table:table-cell>
              <table:table-cell office:value-type="float" office:value="0.0439750692520776">
                <text:p>0.0439750692520776</text:p>
              </table:table-cell>
            </table:table-row>
            <table:table-row>
              <table:table-cell office:value-type="string">
                <text:p>Fila 477</text:p>
              </table:table-cell>
              <table:table-cell office:value-type="float" office:value="476">
                <text:p>476</text:p>
              </table:table-cell>
              <table:table-cell office:value-type="float" office:value="0.0482729856648542">
                <text:p>0.0482729856648542</text:p>
              </table:table-cell>
            </table:table-row>
            <table:table-row>
              <table:table-cell office:value-type="string">
                <text:p>Fila 478</text:p>
              </table:table-cell>
              <table:table-cell office:value-type="float" office:value="477">
                <text:p>477</text:p>
              </table:table-cell>
              <table:table-cell office:value-type="float" office:value="0.0318640700745839">
                <text:p>0.0318640700745839</text:p>
              </table:table-cell>
            </table:table-row>
            <table:table-row>
              <table:table-cell office:value-type="string">
                <text:p>Fila 479</text:p>
              </table:table-cell>
              <table:table-cell office:value-type="float" office:value="478">
                <text:p>478</text:p>
              </table:table-cell>
              <table:table-cell office:value-type="float" office:value="0.0308418751422419">
                <text:p>0.0308418751422419</text:p>
              </table:table-cell>
            </table:table-row>
            <table:table-row>
              <table:table-cell office:value-type="string">
                <text:p>Fila 480</text:p>
              </table:table-cell>
              <table:table-cell office:value-type="float" office:value="479">
                <text:p>479</text:p>
              </table:table-cell>
              <table:table-cell office:value-type="float" office:value="0.0309175343552373">
                <text:p>0.0309175343552373</text:p>
              </table:table-cell>
            </table:table-row>
            <table:table-row>
              <table:table-cell office:value-type="string">
                <text:p>Fila 481</text:p>
              </table:table-cell>
              <table:table-cell office:value-type="float" office:value="480">
                <text:p>480</text:p>
              </table:table-cell>
              <table:table-cell office:value-type="float" office:value="0.0311279296875">
                <text:p>0.0311279296875</text:p>
              </table:table-cell>
            </table:table-row>
            <table:table-row>
              <table:table-cell office:value-type="string">
                <text:p>Fila 482</text:p>
              </table:table-cell>
              <table:table-cell office:value-type="float" office:value="481">
                <text:p>481</text:p>
              </table:table-cell>
              <table:table-cell office:value-type="float" office:value="0.0308635638677219">
                <text:p>0.0308635638677219</text:p>
              </table:table-cell>
            </table:table-row>
            <table:table-row>
              <table:table-cell office:value-type="string">
                <text:p>Fila 483</text:p>
              </table:table-cell>
              <table:table-cell office:value-type="float" office:value="482">
                <text:p>482</text:p>
              </table:table-cell>
              <table:table-cell office:value-type="float" office:value="0.0309373977720769">
                <text:p>0.0309373977720769</text:p>
              </table:table-cell>
            </table:table-row>
            <table:table-row>
              <table:table-cell office:value-type="string">
                <text:p>Fila 484</text:p>
              </table:table-cell>
              <table:table-cell office:value-type="float" office:value="483">
                <text:p>483</text:p>
              </table:table-cell>
              <table:table-cell office:value-type="float" office:value="0.0330196665937957">
                <text:p>0.0330196665937957</text:p>
              </table:table-cell>
            </table:table-row>
            <table:table-row>
              <table:table-cell office:value-type="string">
                <text:p>Fila 485</text:p>
              </table:table-cell>
              <table:table-cell office:value-type="float" office:value="484">
                <text:p>484</text:p>
              </table:table-cell>
              <table:table-cell office:value-type="float" office:value="0.0308156461307288">
                <text:p>0.0308156461307288</text:p>
              </table:table-cell>
            </table:table-row>
            <table:table-row>
              <table:table-cell office:value-type="string">
                <text:p>Fila 486</text:p>
              </table:table-cell>
              <table:table-cell office:value-type="float" office:value="485">
                <text:p>485</text:p>
              </table:table-cell>
              <table:table-cell office:value-type="float" office:value="0.0315522372196833">
                <text:p>0.0315522372196833</text:p>
              </table:table-cell>
            </table:table-row>
            <table:table-row>
              <table:table-cell office:value-type="string">
                <text:p>Fila 487</text:p>
              </table:table-cell>
              <table:table-cell office:value-type="float" office:value="486">
                <text:p>486</text:p>
              </table:table-cell>
              <table:table-cell office:value-type="float" office:value="0.0310256100865383">
                <text:p>0.0310256100865383</text:p>
              </table:table-cell>
            </table:table-row>
            <table:table-row>
              <table:table-cell office:value-type="string">
                <text:p>Fila 488</text:p>
              </table:table-cell>
              <table:table-cell office:value-type="float" office:value="487">
                <text:p>487</text:p>
              </table:table-cell>
              <table:table-cell office:value-type="float" office:value="0.0310300882493075">
                <text:p>0.0310300882493075</text:p>
              </table:table-cell>
            </table:table-row>
            <table:table-row>
              <table:table-cell office:value-type="string">
                <text:p>Fila 489</text:p>
              </table:table-cell>
              <table:table-cell office:value-type="float" office:value="488">
                <text:p>488</text:p>
              </table:table-cell>
              <table:table-cell office:value-type="float" office:value="0.0313623269954313">
                <text:p>0.0313623269954313</text:p>
              </table:table-cell>
            </table:table-row>
            <table:table-row>
              <table:table-cell office:value-type="string">
                <text:p>Fila 490</text:p>
              </table:table-cell>
              <table:table-cell office:value-type="float" office:value="489">
                <text:p>489</text:p>
              </table:table-cell>
              <table:table-cell office:value-type="float" office:value="0.0325410566198703">
                <text:p>0.0325410566198703</text:p>
              </table:table-cell>
            </table:table-row>
            <table:table-row>
              <table:table-cell office:value-type="string">
                <text:p>Fila 491</text:p>
              </table:table-cell>
              <table:table-cell office:value-type="float" office:value="490">
                <text:p>490</text:p>
              </table:table-cell>
              <table:table-cell office:value-type="float" office:value="0.0341003748438151">
                <text:p>0.0341003748438151</text:p>
              </table:table-cell>
            </table:table-row>
            <table:table-row>
              <table:table-cell office:value-type="string">
                <text:p>Fila 492</text:p>
              </table:table-cell>
              <table:table-cell office:value-type="float" office:value="491">
                <text:p>491</text:p>
              </table:table-cell>
              <table:table-cell office:value-type="float" office:value="0.0332486799042645">
                <text:p>0.0332486799042645</text:p>
              </table:table-cell>
            </table:table-row>
            <table:table-row>
              <table:table-cell office:value-type="string">
                <text:p>Fila 493</text:p>
              </table:table-cell>
              <table:table-cell office:value-type="float" office:value="492">
                <text:p>492</text:p>
              </table:table-cell>
              <table:table-cell office:value-type="float" office:value="0.0351792294599775">
                <text:p>0.0351792294599775</text:p>
              </table:table-cell>
            </table:table-row>
            <table:table-row>
              <table:table-cell office:value-type="string">
                <text:p>Fila 494</text:p>
              </table:table-cell>
              <table:table-cell office:value-type="float" office:value="493">
                <text:p>493</text:p>
              </table:table-cell>
              <table:table-cell office:value-type="float" office:value="0.0326580236906961">
                <text:p>0.0326580236906961</text:p>
              </table:table-cell>
            </table:table-row>
            <table:table-row>
              <table:table-cell office:value-type="string">
                <text:p>Fila 495</text:p>
              </table:table-cell>
              <table:table-cell office:value-type="float" office:value="494">
                <text:p>494</text:p>
              </table:table-cell>
              <table:table-cell office:value-type="float" office:value="0.036111475356095">
                <text:p>0.036111475356095</text:p>
              </table:table-cell>
            </table:table-row>
            <table:table-row>
              <table:table-cell office:value-type="string">
                <text:p>Fila 496</text:p>
              </table:table-cell>
              <table:table-cell office:value-type="float" office:value="495">
                <text:p>495</text:p>
              </table:table-cell>
              <table:table-cell office:value-type="float" office:value="0.0323946536067748">
                <text:p>0.0323946536067748</text:p>
              </table:table-cell>
            </table:table-row>
            <table:table-row>
              <table:table-cell office:value-type="string">
                <text:p>Fila 497</text:p>
              </table:table-cell>
              <table:table-cell office:value-type="float" office:value="496">
                <text:p>496</text:p>
              </table:table-cell>
              <table:table-cell office:value-type="float" office:value="0.0318830889047867">
                <text:p>0.0318830889047867</text:p>
              </table:table-cell>
            </table:table-row>
            <table:table-row>
              <table:table-cell office:value-type="string">
                <text:p>Fila 498</text:p>
              </table:table-cell>
              <table:table-cell office:value-type="float" office:value="497">
                <text:p>497</text:p>
              </table:table-cell>
              <table:table-cell office:value-type="float" office:value="0.0374480282094984">
                <text:p>0.0374480282094984</text:p>
              </table:table-cell>
            </table:table-row>
            <table:table-row>
              <table:table-cell office:value-type="string">
                <text:p>Fila 499</text:p>
              </table:table-cell>
              <table:table-cell office:value-type="float" office:value="498">
                <text:p>498</text:p>
              </table:table-cell>
              <table:table-cell office:value-type="float" office:value="0.0357227101175787">
                <text:p>0.0357227101175787</text:p>
              </table:table-cell>
            </table:table-row>
            <table:table-row>
              <table:table-cell office:value-type="string">
                <text:p>Fila 500</text:p>
              </table:table-cell>
              <table:table-cell office:value-type="float" office:value="499">
                <text:p>499</text:p>
              </table:table-cell>
              <table:table-cell office:value-type="float" office:value="0.0373366974429822">
                <text:p>0.0373366974429822</text:p>
              </table:table-cell>
            </table:table-row>
            <table:table-row>
              <table:table-cell office:value-type="string">
                <text:p>Fila 501</text:p>
              </table:table-cell>
              <table:table-cell office:value-type="float" office:value="500">
                <text:p>500</text:p>
              </table:table-cell>
              <table:table-cell office:value-type="float" office:value="0.0339375">
                <text:p>0.033937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